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8.85pt"/>
    </style:style>
    <style:style style:name="co2" style:family="table-column">
      <style:table-column-properties fo:break-before="auto" style:column-width="186.75pt"/>
    </style:style>
    <style:style style:name="co3" style:family="table-column">
      <style:table-column-properties fo:break-before="auto" style:column-width="267.96pt"/>
    </style:style>
    <style:style style:name="co4" style:family="table-column">
      <style:table-column-properties fo:break-before="auto" style:column-width="158.46pt"/>
    </style:style>
    <style:style style:name="co5" style:family="table-column">
      <style:table-column-properties fo:break-before="auto" style:column-width="139.8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5.09pt"/>
    </style:style>
    <style:style style:name="co8" style:family="table-column">
      <style:table-column-properties fo:break-before="auto" style:column-width="118.49pt"/>
    </style:style>
    <style:style style:name="co9" style:family="table-column">
      <style:table-column-properties fo:break-before="auto" style:column-width="69.14pt"/>
    </style:style>
    <style:style style:name="co10" style:family="table-column">
      <style:table-column-properties fo:break-before="auto" style:column-width="157.6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epartamentos_y_municipios_de_Colomb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CÓDIGO DANE DEL DEPARTAMENTO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CÓDIGO DANE DEL MUNICIPIO</text:p>
          </table:table-cell>
          <table:table-cell office:value-type="string" calcext:value-type="string">
            <text:p>MUNICIPI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002" calcext:value-type="float">
            <text:p>5002</text:p>
          </table:table-cell>
          <table:table-cell office:value-type="string" calcext:value-type="string">
            <text:p>Abejorral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003" calcext:value-type="float">
            <text:p>54003</text:p>
          </table:table-cell>
          <table:table-cell office:value-type="string" calcext:value-type="string">
            <text:p>Abreg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004" calcext:value-type="float">
            <text:p>5004</text:p>
          </table:table-cell>
          <table:table-cell office:value-type="string" calcext:value-type="string">
            <text:p>Abriaquí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50006" calcext:value-type="float">
            <text:p>50006</text:p>
          </table:table-cell>
          <table:table-cell office:value-type="string" calcext:value-type="string">
            <text:p>Acacias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ocó</text:p>
          </table:table-cell>
          <table:table-cell office:value-type="float" office:value="27006" calcext:value-type="float">
            <text:p>27006</text:p>
          </table:table-cell>
          <table:table-cell office:value-type="string" calcext:value-type="string">
            <text:p>Acandí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006" calcext:value-type="float">
            <text:p>41006</text:p>
          </table:table-cell>
          <table:table-cell office:value-type="string" calcext:value-type="string">
            <text:p>Aceved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006" calcext:value-type="float">
            <text:p>13006</text:p>
          </table:table-cell>
          <table:table-cell office:value-type="string" calcext:value-type="string">
            <text:p>Achí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013" calcext:value-type="float">
            <text:p>41013</text:p>
          </table:table-cell>
          <table:table-cell office:value-type="string" calcext:value-type="string">
            <text:p>Agrad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001" calcext:value-type="float">
            <text:p>25001</text:p>
          </table:table-cell>
          <table:table-cell office:value-type="string" calcext:value-type="string">
            <text:p>Agua de Dios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sar</text:p>
          </table:table-cell>
          <table:table-cell office:value-type="float" office:value="20011" calcext:value-type="float">
            <text:p>20011</text:p>
          </table:table-cell>
          <table:table-cell office:value-type="string" calcext:value-type="string">
            <text:p>Aguachic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013" calcext:value-type="float">
            <text:p>68013</text:p>
          </table:table-cell>
          <table:table-cell office:value-type="string" calcext:value-type="string">
            <text:p>Aguad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ldas</text:p>
          </table:table-cell>
          <table:table-cell office:value-type="float" office:value="17013" calcext:value-type="float">
            <text:p>17013</text:p>
          </table:table-cell>
          <table:table-cell office:value-type="string" calcext:value-type="string">
            <text:p>Aguadas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asanare</text:p>
          </table:table-cell>
          <table:table-cell office:value-type="float" office:value="85010" calcext:value-type="float">
            <text:p>85010</text:p>
          </table:table-cell>
          <table:table-cell office:value-type="string" calcext:value-type="string">
            <text:p>Aguazul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sar</text:p>
          </table:table-cell>
          <table:table-cell office:value-type="float" office:value="20013" calcext:value-type="float">
            <text:p>20013</text:p>
          </table:table-cell>
          <table:table-cell office:value-type="string" calcext:value-type="string">
            <text:p>Agustín Codazzi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016" calcext:value-type="float">
            <text:p>41016</text:p>
          </table:table-cell>
          <table:table-cell office:value-type="string" calcext:value-type="string">
            <text:p>Aipe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019" calcext:value-type="float">
            <text:p>25019</text:p>
          </table:table-cell>
          <table:table-cell office:value-type="string" calcext:value-type="string">
            <text:p>Albán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019" calcext:value-type="float">
            <text:p>52019</text:p>
          </table:table-cell>
          <table:table-cell office:value-type="string" calcext:value-type="string">
            <text:p>Albán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quetá</text:p>
          </table:table-cell>
          <table:table-cell office:value-type="float" office:value="18029" calcext:value-type="float">
            <text:p>18029</text:p>
          </table:table-cell>
          <table:table-cell office:value-type="string" calcext:value-type="string">
            <text:p>Albani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a Guajira</text:p>
          </table:table-cell>
          <table:table-cell office:value-type="float" office:value="44035" calcext:value-type="float">
            <text:p>44035</text:p>
          </table:table-cell>
          <table:table-cell office:value-type="string" calcext:value-type="string">
            <text:p>Albani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020" calcext:value-type="float">
            <text:p>68020</text:p>
          </table:table-cell>
          <table:table-cell office:value-type="string" calcext:value-type="string">
            <text:p>Albani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020" calcext:value-type="float">
            <text:p>76020</text:p>
          </table:table-cell>
          <table:table-cell office:value-type="string" calcext:value-type="string">
            <text:p>Alcalá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022" calcext:value-type="float">
            <text:p>52022</text:p>
          </table:table-cell>
          <table:table-cell office:value-type="string" calcext:value-type="string">
            <text:p>Aldan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Alejandrí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gdalena</text:p>
          </table:table-cell>
          <table:table-cell office:value-type="float" office:value="47030" calcext:value-type="float">
            <text:p>47030</text:p>
          </table:table-cell>
          <table:table-cell office:value-type="string" calcext:value-type="string">
            <text:p>Algarrobo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020" calcext:value-type="float">
            <text:p>41020</text:p>
          </table:table-cell>
          <table:table-cell office:value-type="string" calcext:value-type="string">
            <text:p>Algeciras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022" calcext:value-type="float">
            <text:p>19022</text:p>
          </table:table-cell>
          <table:table-cell office:value-type="string" calcext:value-type="string">
            <text:p>Almaguer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022" calcext:value-type="float">
            <text:p>15022</text:p>
          </table:table-cell>
          <table:table-cell office:value-type="string" calcext:value-type="string">
            <text:p>Almeid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024" calcext:value-type="float">
            <text:p>73024</text:p>
          </table:table-cell>
          <table:table-cell office:value-type="string" calcext:value-type="string">
            <text:p>Alpujarr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026" calcext:value-type="float">
            <text:p>41026</text:p>
          </table:table-cell>
          <table:table-cell office:value-type="string" calcext:value-type="string">
            <text:p>Altamir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ocó</text:p>
          </table:table-cell>
          <table:table-cell office:value-type="float" office:value="27025" calcext:value-type="float">
            <text:p>27025</text:p>
          </table:table-cell>
          <table:table-cell office:value-type="string" calcext:value-type="string">
            <text:p>Alto Baud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030" calcext:value-type="float">
            <text:p>13030</text:p>
          </table:table-cell>
          <table:table-cell office:value-type="string" calcext:value-type="string">
            <text:p>Altos del Rosario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026" calcext:value-type="float">
            <text:p>73026</text:p>
          </table:table-cell>
          <table:table-cell office:value-type="string" calcext:value-type="string">
            <text:p>Alvarad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030" calcext:value-type="float">
            <text:p>5030</text:p>
          </table:table-cell>
          <table:table-cell office:value-type="string" calcext:value-type="string">
            <text:p>Amagá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Amalfi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030" calcext:value-type="float">
            <text:p>73030</text:p>
          </table:table-cell>
          <table:table-cell office:value-type="string" calcext:value-type="string">
            <text:p>Ambalem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035" calcext:value-type="float">
            <text:p>25035</text:p>
          </table:table-cell>
          <table:table-cell office:value-type="string" calcext:value-type="string">
            <text:p>Anapoim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036" calcext:value-type="float">
            <text:p>52036</text:p>
          </table:table-cell>
          <table:table-cell office:value-type="string" calcext:value-type="string">
            <text:p>Ancuyá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036" calcext:value-type="float">
            <text:p>76036</text:p>
          </table:table-cell>
          <table:table-cell office:value-type="string" calcext:value-type="string">
            <text:p>Andalucí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Andes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036" calcext:value-type="float">
            <text:p>5036</text:p>
          </table:table-cell>
          <table:table-cell office:value-type="string" calcext:value-type="string">
            <text:p>Angelópolis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Angostur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040" calcext:value-type="float">
            <text:p>25040</text:p>
          </table:table-cell>
          <table:table-cell office:value-type="string" calcext:value-type="string">
            <text:p>Anolaim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Anorí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ldas</text:p>
          </table:table-cell>
          <table:table-cell office:value-type="float" office:value="17042" calcext:value-type="float">
            <text:p>17042</text:p>
          </table:table-cell>
          <table:table-cell office:value-type="string" calcext:value-type="string">
            <text:p>Anserm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041" calcext:value-type="float">
            <text:p>76041</text:p>
          </table:table-cell>
          <table:table-cell office:value-type="string" calcext:value-type="string">
            <text:p>Ansermanuev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044" calcext:value-type="float">
            <text:p>5044</text:p>
          </table:table-cell>
          <table:table-cell office:value-type="string" calcext:value-type="string">
            <text:p>Anz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043" calcext:value-type="float">
            <text:p>73043</text:p>
          </table:table-cell>
          <table:table-cell office:value-type="string" calcext:value-type="string">
            <text:p>Anzoátegui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045" calcext:value-type="float">
            <text:p>5045</text:p>
          </table:table-cell>
          <table:table-cell office:value-type="string" calcext:value-type="string">
            <text:p>Apartadó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isaralda</text:p>
          </table:table-cell>
          <table:table-cell office:value-type="float" office:value="66045" calcext:value-type="float">
            <text:p>66045</text:p>
          </table:table-cell>
          <table:table-cell office:value-type="string" calcext:value-type="string">
            <text:p>Apí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599" calcext:value-type="float">
            <text:p>25599</text:p>
          </table:table-cell>
          <table:table-cell office:value-type="string" calcext:value-type="string">
            <text:p>Apul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047" calcext:value-type="float">
            <text:p>15047</text:p>
          </table:table-cell>
          <table:table-cell office:value-type="string" calcext:value-type="string">
            <text:p>Aquitani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gdalena</text:p>
          </table:table-cell>
          <table:table-cell office:value-type="float" office:value="47053" calcext:value-type="float">
            <text:p>47053</text:p>
          </table:table-cell>
          <table:table-cell office:value-type="string" calcext:value-type="string">
            <text:p>Aracatac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ldas</text:p>
          </table:table-cell>
          <table:table-cell office:value-type="float" office:value="17050" calcext:value-type="float">
            <text:p>17050</text:p>
          </table:table-cell>
          <table:table-cell office:value-type="string" calcext:value-type="string">
            <text:p>Aranzazu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051" calcext:value-type="float">
            <text:p>68051</text:p>
          </table:table-cell>
          <table:table-cell office:value-type="string" calcext:value-type="string">
            <text:p>Aratoca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rauca</text:p>
          </table:table-cell>
          <table:table-cell office:value-type="float" office:value="81001" calcext:value-type="float">
            <text:p>81001</text:p>
          </table:table-cell>
          <table:table-cell office:value-type="string" calcext:value-type="string">
            <text:p>Arauca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rauca</text:p>
          </table:table-cell>
          <table:table-cell office:value-type="float" office:value="81065" calcext:value-type="float">
            <text:p>81065</text:p>
          </table:table-cell>
          <table:table-cell office:value-type="string" calcext:value-type="string">
            <text:p>Arauquit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053" calcext:value-type="float">
            <text:p>25053</text:p>
          </table:table-cell>
          <table:table-cell office:value-type="string" calcext:value-type="string">
            <text:p>Arbeláez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051" calcext:value-type="float">
            <text:p>52051</text:p>
          </table:table-cell>
          <table:table-cell office:value-type="string" calcext:value-type="string">
            <text:p>Arboled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051" calcext:value-type="float">
            <text:p>54051</text:p>
          </table:table-cell>
          <table:table-cell office:value-type="string" calcext:value-type="string">
            <text:p>Arboledas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051" calcext:value-type="float">
            <text:p>5051</text:p>
          </table:table-cell>
          <table:table-cell office:value-type="string" calcext:value-type="string">
            <text:p>Arboletes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051" calcext:value-type="float">
            <text:p>15051</text:p>
          </table:table-cell>
          <table:table-cell office:value-type="string" calcext:value-type="string">
            <text:p>Arcabuc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042" calcext:value-type="float">
            <text:p>13042</text:p>
          </table:table-cell>
          <table:table-cell office:value-type="string" calcext:value-type="string">
            <text:p>Arenal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055" calcext:value-type="float">
            <text:p>5055</text:p>
          </table:table-cell>
          <table:table-cell office:value-type="string" calcext:value-type="string">
            <text:p>Argeli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050" calcext:value-type="float">
            <text:p>19050</text:p>
          </table:table-cell>
          <table:table-cell office:value-type="string" calcext:value-type="string">
            <text:p>Argeli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054" calcext:value-type="float">
            <text:p>76054</text:p>
          </table:table-cell>
          <table:table-cell office:value-type="string" calcext:value-type="string">
            <text:p>Argeli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gdalena</text:p>
          </table:table-cell>
          <table:table-cell office:value-type="float" office:value="47058" calcext:value-type="float">
            <text:p>47058</text:p>
          </table:table-cell>
          <table:table-cell office:value-type="string" calcext:value-type="string">
            <text:p>Ariguaní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052" calcext:value-type="float">
            <text:p>13052</text:p>
          </table:table-cell>
          <table:table-cell office:value-type="string" calcext:value-type="string">
            <text:p>Arjon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059" calcext:value-type="float">
            <text:p>5059</text:p>
          </table:table-cell>
          <table:table-cell office:value-type="string" calcext:value-type="string">
            <text:p>Armeni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Quindío</text:p>
          </table:table-cell>
          <table:table-cell office:value-type="float" office:value="63001" calcext:value-type="float">
            <text:p>63001</text:p>
          </table:table-cell>
          <table:table-cell office:value-type="string" calcext:value-type="string">
            <text:p>Armeni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055" calcext:value-type="float">
            <text:p>73055</text:p>
          </table:table-cell>
          <table:table-cell office:value-type="string" calcext:value-type="string">
            <text:p>Armer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062" calcext:value-type="float">
            <text:p>13062</text:p>
          </table:table-cell>
          <table:table-cell office:value-type="string" calcext:value-type="string">
            <text:p>Arroyohond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sar</text:p>
          </table:table-cell>
          <table:table-cell office:value-type="float" office:value="20032" calcext:value-type="float">
            <text:p>20032</text:p>
          </table:table-cell>
          <table:table-cell office:value-type="string" calcext:value-type="string">
            <text:p>Astre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067" calcext:value-type="float">
            <text:p>73067</text:p>
          </table:table-cell>
          <table:table-cell office:value-type="string" calcext:value-type="string">
            <text:p>Atac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ocó</text:p>
          </table:table-cell>
          <table:table-cell office:value-type="float" office:value="27050" calcext:value-type="float">
            <text:p>27050</text:p>
          </table:table-cell>
          <table:table-cell office:value-type="string" calcext:value-type="string">
            <text:p>Atrat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órdoba</text:p>
          </table:table-cell>
          <table:table-cell office:value-type="float" office:value="23068" calcext:value-type="float">
            <text:p>23068</text:p>
          </table:table-cell>
          <table:table-cell office:value-type="string" calcext:value-type="string">
            <text:p>Ayapel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ocó</text:p>
          </table:table-cell>
          <table:table-cell office:value-type="float" office:value="27073" calcext:value-type="float">
            <text:p>27073</text:p>
          </table:table-cell>
          <table:table-cell office:value-type="string" calcext:value-type="string">
            <text:p>Bagadó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ocó</text:p>
          </table:table-cell>
          <table:table-cell office:value-type="float" office:value="27075" calcext:value-type="float">
            <text:p>27075</text:p>
          </table:table-cell>
          <table:table-cell office:value-type="string" calcext:value-type="string">
            <text:p>Bahía Solan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ocó</text:p>
          </table:table-cell>
          <table:table-cell office:value-type="float" office:value="27077" calcext:value-type="float">
            <text:p>27077</text:p>
          </table:table-cell>
          <table:table-cell office:value-type="string" calcext:value-type="string">
            <text:p>Bajo Baudó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075" calcext:value-type="float">
            <text:p>19075</text:p>
          </table:table-cell>
          <table:table-cell office:value-type="string" calcext:value-type="string">
            <text:p>Balbo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isaralda</text:p>
          </table:table-cell>
          <table:table-cell office:value-type="float" office:value="66075" calcext:value-type="float">
            <text:p>66075</text:p>
          </table:table-cell>
          <table:table-cell office:value-type="string" calcext:value-type="string">
            <text:p>Balbo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ántico</text:p>
          </table:table-cell>
          <table:table-cell office:value-type="float" office:value="8078" calcext:value-type="float">
            <text:p>8078</text:p>
          </table:table-cell>
          <table:table-cell office:value-type="string" calcext:value-type="string">
            <text:p>Barano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078" calcext:value-type="float">
            <text:p>41078</text:p>
          </table:table-cell>
          <table:table-cell office:value-type="string" calcext:value-type="string">
            <text:p>Baray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079" calcext:value-type="float">
            <text:p>52079</text:p>
          </table:table-cell>
          <table:table-cell office:value-type="string" calcext:value-type="string">
            <text:p>Barbacoas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079" calcext:value-type="float">
            <text:p>5079</text:p>
          </table:table-cell>
          <table:table-cell office:value-type="string" calcext:value-type="string">
            <text:p>Barbos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077" calcext:value-type="float">
            <text:p>68077</text:p>
          </table:table-cell>
          <table:table-cell office:value-type="string" calcext:value-type="string">
            <text:p>Barbos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079" calcext:value-type="float">
            <text:p>68079</text:p>
          </table:table-cell>
          <table:table-cell office:value-type="string" calcext:value-type="string">
            <text:p>Barichara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50110" calcext:value-type="float">
            <text:p>50110</text:p>
          </table:table-cell>
          <table:table-cell office:value-type="string" calcext:value-type="string">
            <text:p>Barranca de Upí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081" calcext:value-type="float">
            <text:p>68081</text:p>
          </table:table-cell>
          <table:table-cell office:value-type="string" calcext:value-type="string">
            <text:p>Barrancabermej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a Guajira</text:p>
          </table:table-cell>
          <table:table-cell office:value-type="float" office:value="44078" calcext:value-type="float">
            <text:p>44078</text:p>
          </table:table-cell>
          <table:table-cell office:value-type="string" calcext:value-type="string">
            <text:p>Barrancas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074" calcext:value-type="float">
            <text:p>13074</text:p>
          </table:table-cell>
          <table:table-cell office:value-type="string" calcext:value-type="string">
            <text:p>Barranco de Loba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uainía</text:p>
          </table:table-cell>
          <table:table-cell office:value-type="float" office:value="94343" calcext:value-type="float">
            <text:p>94343</text:p>
          </table:table-cell>
          <table:table-cell office:value-type="string" calcext:value-type="string">
            <text:p>Barranco Minas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ántico</text:p>
          </table:table-cell>
          <table:table-cell office:value-type="float" office:value="8001" calcext:value-type="float">
            <text:p>8001</text:p>
          </table:table-cell>
          <table:table-cell office:value-type="string" calcext:value-type="string">
            <text:p>Barranquill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sar</text:p>
          </table:table-cell>
          <table:table-cell office:value-type="float" office:value="20045" calcext:value-type="float">
            <text:p>20045</text:p>
          </table:table-cell>
          <table:table-cell office:value-type="string" calcext:value-type="string">
            <text:p>Becerril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ldas</text:p>
          </table:table-cell>
          <table:table-cell office:value-type="float" office:value="17088" calcext:value-type="float">
            <text:p>17088</text:p>
          </table:table-cell>
          <table:table-cell office:value-type="string" calcext:value-type="string">
            <text:p>Belalcázar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087" calcext:value-type="float">
            <text:p>15087</text:p>
          </table:table-cell>
          <table:table-cell office:value-type="string" calcext:value-type="string">
            <text:p>Belén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083" calcext:value-type="float">
            <text:p>52083</text:p>
          </table:table-cell>
          <table:table-cell office:value-type="string" calcext:value-type="string">
            <text:p>Belén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ocó</text:p>
          </table:table-cell>
          <table:table-cell office:value-type="float" office:value="27086" calcext:value-type="float">
            <text:p>27086</text:p>
          </table:table-cell>
          <table:table-cell office:value-type="string" calcext:value-type="string">
            <text:p>Belén de Bajir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quetá</text:p>
          </table:table-cell>
          <table:table-cell office:value-type="float" office:value="18094" calcext:value-type="float">
            <text:p>18094</text:p>
          </table:table-cell>
          <table:table-cell office:value-type="string" calcext:value-type="string">
            <text:p>Belén de Los Andaquies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isaralda</text:p>
          </table:table-cell>
          <table:table-cell office:value-type="float" office:value="66088" calcext:value-type="float">
            <text:p>66088</text:p>
          </table:table-cell>
          <table:table-cell office:value-type="string" calcext:value-type="string">
            <text:p>Belén de Umbrí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088" calcext:value-type="float">
            <text:p>5088</text:p>
          </table:table-cell>
          <table:table-cell office:value-type="string" calcext:value-type="string">
            <text:p>Bell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086" calcext:value-type="float">
            <text:p>5086</text:p>
          </table:table-cell>
          <table:table-cell office:value-type="string" calcext:value-type="string">
            <text:p>Belmir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086" calcext:value-type="float">
            <text:p>25086</text:p>
          </table:table-cell>
          <table:table-cell office:value-type="string" calcext:value-type="string">
            <text:p>Beltrán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090" calcext:value-type="float">
            <text:p>15090</text:p>
          </table:table-cell>
          <table:table-cell office:value-type="string" calcext:value-type="string">
            <text:p>Berbe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091" calcext:value-type="float">
            <text:p>5091</text:p>
          </table:table-cell>
          <table:table-cell office:value-type="string" calcext:value-type="string">
            <text:p>Betani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092" calcext:value-type="float">
            <text:p>15092</text:p>
          </table:table-cell>
          <table:table-cell office:value-type="string" calcext:value-type="string">
            <text:p>Betéitiv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093" calcext:value-type="float">
            <text:p>5093</text:p>
          </table:table-cell>
          <table:table-cell office:value-type="string" calcext:value-type="string">
            <text:p>Betuli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092" calcext:value-type="float">
            <text:p>68092</text:p>
          </table:table-cell>
          <table:table-cell office:value-type="string" calcext:value-type="string">
            <text:p>Betuli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095" calcext:value-type="float">
            <text:p>25095</text:p>
          </table:table-cell>
          <table:table-cell office:value-type="string" calcext:value-type="string">
            <text:p>Bituim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097" calcext:value-type="float">
            <text:p>15097</text:p>
          </table:table-cell>
          <table:table-cell office:value-type="string" calcext:value-type="string">
            <text:p>Boavit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099" calcext:value-type="float">
            <text:p>54099</text:p>
          </table:table-cell>
          <table:table-cell office:value-type="string" calcext:value-type="string">
            <text:p>Bochalem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ogotá D.C.</text:p>
          </table:table-cell>
          <table:table-cell office:value-type="float" office:value="11001" calcext:value-type="float">
            <text:p>11001</text:p>
          </table:table-cell>
          <table:table-cell office:value-type="string" calcext:value-type="string">
            <text:p>Bogotá D.C.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099" calcext:value-type="float">
            <text:p>25099</text:p>
          </table:table-cell>
          <table:table-cell office:value-type="string" calcext:value-type="string">
            <text:p>Bojacá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ocó</text:p>
          </table:table-cell>
          <table:table-cell office:value-type="float" office:value="27099" calcext:value-type="float">
            <text:p>27099</text:p>
          </table:table-cell>
          <table:table-cell office:value-type="string" calcext:value-type="string">
            <text:p>Bojay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100" calcext:value-type="float">
            <text:p>19100</text:p>
          </table:table-cell>
          <table:table-cell office:value-type="string" calcext:value-type="string">
            <text:p>Bolívar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101" calcext:value-type="float">
            <text:p>68101</text:p>
          </table:table-cell>
          <table:table-cell office:value-type="string" calcext:value-type="string">
            <text:p>Bolívar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100" calcext:value-type="float">
            <text:p>76100</text:p>
          </table:table-cell>
          <table:table-cell office:value-type="string" calcext:value-type="string">
            <text:p>Bolívar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sar</text:p>
          </table:table-cell>
          <table:table-cell office:value-type="float" office:value="20060" calcext:value-type="float">
            <text:p>20060</text:p>
          </table:table-cell>
          <table:table-cell office:value-type="string" calcext:value-type="string">
            <text:p>Bosconi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104" calcext:value-type="float">
            <text:p>15104</text:p>
          </table:table-cell>
          <table:table-cell office:value-type="string" calcext:value-type="string">
            <text:p>Boyacá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107" calcext:value-type="float">
            <text:p>5107</text:p>
          </table:table-cell>
          <table:table-cell office:value-type="string" calcext:value-type="string">
            <text:p>Briceñ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106" calcext:value-type="float">
            <text:p>15106</text:p>
          </table:table-cell>
          <table:table-cell office:value-type="string" calcext:value-type="string">
            <text:p>Briceñ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001" calcext:value-type="float">
            <text:p>68001</text:p>
          </table:table-cell>
          <table:table-cell office:value-type="string" calcext:value-type="string">
            <text:p>Bucaramang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109" calcext:value-type="float">
            <text:p>54109</text:p>
          </table:table-cell>
          <table:table-cell office:value-type="string" calcext:value-type="string">
            <text:p>Bucarasic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109" calcext:value-type="float">
            <text:p>15109</text:p>
          </table:table-cell>
          <table:table-cell office:value-type="string" calcext:value-type="string">
            <text:p>Buena Vist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109" calcext:value-type="float">
            <text:p>76109</text:p>
          </table:table-cell>
          <table:table-cell office:value-type="string" calcext:value-type="string">
            <text:p>Buenaventur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órdoba</text:p>
          </table:table-cell>
          <table:table-cell office:value-type="float" office:value="23079" calcext:value-type="float">
            <text:p>23079</text:p>
          </table:table-cell>
          <table:table-cell office:value-type="string" calcext:value-type="string">
            <text:p>Buenavist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Quindío</text:p>
          </table:table-cell>
          <table:table-cell office:value-type="float" office:value="63111" calcext:value-type="float">
            <text:p>63111</text:p>
          </table:table-cell>
          <table:table-cell office:value-type="string" calcext:value-type="string">
            <text:p>Buenavist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cre</text:p>
          </table:table-cell>
          <table:table-cell office:value-type="float" office:value="70110" calcext:value-type="float">
            <text:p>70110</text:p>
          </table:table-cell>
          <table:table-cell office:value-type="string" calcext:value-type="string">
            <text:p>Buenavist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110" calcext:value-type="float">
            <text:p>19110</text:p>
          </table:table-cell>
          <table:table-cell office:value-type="string" calcext:value-type="string">
            <text:p>Buenos Aires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110" calcext:value-type="float">
            <text:p>52110</text:p>
          </table:table-cell>
          <table:table-cell office:value-type="string" calcext:value-type="string">
            <text:p>Buesac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113" calcext:value-type="float">
            <text:p>76113</text:p>
          </table:table-cell>
          <table:table-cell office:value-type="string" calcext:value-type="string">
            <text:p>Bugalagrande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113" calcext:value-type="float">
            <text:p>5113</text:p>
          </table:table-cell>
          <table:table-cell office:value-type="string" calcext:value-type="string">
            <text:p>Buriticá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114" calcext:value-type="float">
            <text:p>15114</text:p>
          </table:table-cell>
          <table:table-cell office:value-type="string" calcext:value-type="string">
            <text:p>Busbanzá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120" calcext:value-type="float">
            <text:p>25120</text:p>
          </table:table-cell>
          <table:table-cell office:value-type="string" calcext:value-type="string">
            <text:p>Cabrer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121" calcext:value-type="float">
            <text:p>68121</text:p>
          </table:table-cell>
          <table:table-cell office:value-type="string" calcext:value-type="string">
            <text:p>Cabrera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50124" calcext:value-type="float">
            <text:p>50124</text:p>
          </table:table-cell>
          <table:table-cell office:value-type="string" calcext:value-type="string">
            <text:p>Cabuyaro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uainía</text:p>
          </table:table-cell>
          <table:table-cell office:value-type="float" office:value="94886" calcext:value-type="float">
            <text:p>94886</text:p>
          </table:table-cell>
          <table:table-cell office:value-type="string" calcext:value-type="string">
            <text:p>Cacahual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120" calcext:value-type="float">
            <text:p>5120</text:p>
          </table:table-cell>
          <table:table-cell office:value-type="string" calcext:value-type="string">
            <text:p>Cáceres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123" calcext:value-type="float">
            <text:p>25123</text:p>
          </table:table-cell>
          <table:table-cell office:value-type="string" calcext:value-type="string">
            <text:p>Cachipay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128" calcext:value-type="float">
            <text:p>54128</text:p>
          </table:table-cell>
          <table:table-cell office:value-type="string" calcext:value-type="string">
            <text:p>Cachirá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125" calcext:value-type="float">
            <text:p>54125</text:p>
          </table:table-cell>
          <table:table-cell office:value-type="string" calcext:value-type="string">
            <text:p>Cácot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Caiced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122" calcext:value-type="float">
            <text:p>76122</text:p>
          </table:table-cell>
          <table:table-cell office:value-type="string" calcext:value-type="string">
            <text:p>Caicedoni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cre</text:p>
          </table:table-cell>
          <table:table-cell office:value-type="float" office:value="70124" calcext:value-type="float">
            <text:p>70124</text:p>
          </table:table-cell>
          <table:table-cell office:value-type="string" calcext:value-type="string">
            <text:p>Caimito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124" calcext:value-type="float">
            <text:p>73124</text:p>
          </table:table-cell>
          <table:table-cell office:value-type="string" calcext:value-type="string">
            <text:p>Cajamarc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130" calcext:value-type="float">
            <text:p>19130</text:p>
          </table:table-cell>
          <table:table-cell office:value-type="string" calcext:value-type="string">
            <text:p>Cajibí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126" calcext:value-type="float">
            <text:p>25126</text:p>
          </table:table-cell>
          <table:table-cell office:value-type="string" calcext:value-type="string">
            <text:p>Cajicá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140" calcext:value-type="float">
            <text:p>13140</text:p>
          </table:table-cell>
          <table:table-cell office:value-type="string" calcext:value-type="string">
            <text:p>Calamar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uaviare</text:p>
          </table:table-cell>
          <table:table-cell office:value-type="float" office:value="95015" calcext:value-type="float">
            <text:p>95015</text:p>
          </table:table-cell>
          <table:table-cell office:value-type="string" calcext:value-type="string">
            <text:p>Calamar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Quindío</text:p>
          </table:table-cell>
          <table:table-cell office:value-type="float" office:value="63130" calcext:value-type="float">
            <text:p>63130</text:p>
          </table:table-cell>
          <table:table-cell office:value-type="string" calcext:value-type="string">
            <text:p>Calarcá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129" calcext:value-type="float">
            <text:p>5129</text:p>
          </table:table-cell>
          <table:table-cell office:value-type="string" calcext:value-type="string">
            <text:p>Caldas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131" calcext:value-type="float">
            <text:p>15131</text:p>
          </table:table-cell>
          <table:table-cell office:value-type="string" calcext:value-type="string">
            <text:p>Caldas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137" calcext:value-type="float">
            <text:p>19137</text:p>
          </table:table-cell>
          <table:table-cell office:value-type="string" calcext:value-type="string">
            <text:p>Caldon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001" calcext:value-type="float">
            <text:p>76001</text:p>
          </table:table-cell>
          <table:table-cell office:value-type="string" calcext:value-type="string">
            <text:p>Cali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132" calcext:value-type="float">
            <text:p>68132</text:p>
          </table:table-cell>
          <table:table-cell office:value-type="string" calcext:value-type="string">
            <text:p>Californi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126" calcext:value-type="float">
            <text:p>76126</text:p>
          </table:table-cell>
          <table:table-cell office:value-type="string" calcext:value-type="string">
            <text:p>Calim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142" calcext:value-type="float">
            <text:p>19142</text:p>
          </table:table-cell>
          <table:table-cell office:value-type="string" calcext:value-type="string">
            <text:p>Calot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134" calcext:value-type="float">
            <text:p>5134</text:p>
          </table:table-cell>
          <table:table-cell office:value-type="string" calcext:value-type="string">
            <text:p>Campament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ántico</text:p>
          </table:table-cell>
          <table:table-cell office:value-type="float" office:value="8137" calcext:value-type="float">
            <text:p>8137</text:p>
          </table:table-cell>
          <table:table-cell office:value-type="string" calcext:value-type="string">
            <text:p>Campo de La Cruz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132" calcext:value-type="float">
            <text:p>41132</text:p>
          </table:table-cell>
          <table:table-cell office:value-type="string" calcext:value-type="string">
            <text:p>Campoalegre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135" calcext:value-type="float">
            <text:p>15135</text:p>
          </table:table-cell>
          <table:table-cell office:value-type="string" calcext:value-type="string">
            <text:p>Campohermos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órdoba</text:p>
          </table:table-cell>
          <table:table-cell office:value-type="float" office:value="23090" calcext:value-type="float">
            <text:p>23090</text:p>
          </table:table-cell>
          <table:table-cell office:value-type="string" calcext:value-type="string">
            <text:p>Canalete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ántico</text:p>
          </table:table-cell>
          <table:table-cell office:value-type="float" office:value="8141" calcext:value-type="float">
            <text:p>8141</text:p>
          </table:table-cell>
          <table:table-cell office:value-type="string" calcext:value-type="string">
            <text:p>Candelari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130" calcext:value-type="float">
            <text:p>76130</text:p>
          </table:table-cell>
          <table:table-cell office:value-type="string" calcext:value-type="string">
            <text:p>Candelari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160" calcext:value-type="float">
            <text:p>13160</text:p>
          </table:table-cell>
          <table:table-cell office:value-type="string" calcext:value-type="string">
            <text:p>Cantagall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138" calcext:value-type="float">
            <text:p>5138</text:p>
          </table:table-cell>
          <table:table-cell office:value-type="string" calcext:value-type="string">
            <text:p>Cañasgordas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148" calcext:value-type="float">
            <text:p>25148</text:p>
          </table:table-cell>
          <table:table-cell office:value-type="string" calcext:value-type="string">
            <text:p>Caparrapí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147" calcext:value-type="float">
            <text:p>68147</text:p>
          </table:table-cell>
          <table:table-cell office:value-type="string" calcext:value-type="string">
            <text:p>Capitanej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151" calcext:value-type="float">
            <text:p>25151</text:p>
          </table:table-cell>
          <table:table-cell office:value-type="string" calcext:value-type="string">
            <text:p>Caquez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142" calcext:value-type="float">
            <text:p>5142</text:p>
          </table:table-cell>
          <table:table-cell office:value-type="string" calcext:value-type="string">
            <text:p>Caracolí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145" calcext:value-type="float">
            <text:p>5145</text:p>
          </table:table-cell>
          <table:table-cell office:value-type="string" calcext:value-type="string">
            <text:p>Caramant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152" calcext:value-type="float">
            <text:p>68152</text:p>
          </table:table-cell>
          <table:table-cell office:value-type="string" calcext:value-type="string">
            <text:p>Carcasí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147" calcext:value-type="float">
            <text:p>5147</text:p>
          </table:table-cell>
          <table:table-cell office:value-type="string" calcext:value-type="string">
            <text:p>Carep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148" calcext:value-type="float">
            <text:p>73148</text:p>
          </table:table-cell>
          <table:table-cell office:value-type="string" calcext:value-type="string">
            <text:p>Carmen de Apical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154" calcext:value-type="float">
            <text:p>25154</text:p>
          </table:table-cell>
          <table:table-cell office:value-type="string" calcext:value-type="string">
            <text:p>Carmen de Carup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ocó</text:p>
          </table:table-cell>
          <table:table-cell office:value-type="float" office:value="27150" calcext:value-type="float">
            <text:p>27150</text:p>
          </table:table-cell>
          <table:table-cell office:value-type="string" calcext:value-type="string">
            <text:p>Carmen del Darien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150" calcext:value-type="float">
            <text:p>5150</text:p>
          </table:table-cell>
          <table:table-cell office:value-type="string" calcext:value-type="string">
            <text:p>Carolin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001" calcext:value-type="float">
            <text:p>13001</text:p>
          </table:table-cell>
          <table:table-cell office:value-type="string" calcext:value-type="string">
            <text:p>Cartagen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quetá</text:p>
          </table:table-cell>
          <table:table-cell office:value-type="float" office:value="18150" calcext:value-type="float">
            <text:p>18150</text:p>
          </table:table-cell>
          <table:table-cell office:value-type="string" calcext:value-type="string">
            <text:p>Cartagena del Chairá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147" calcext:value-type="float">
            <text:p>76147</text:p>
          </table:table-cell>
          <table:table-cell office:value-type="string" calcext:value-type="string">
            <text:p>Cartago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Vaupés</text:p>
          </table:table-cell>
          <table:table-cell office:value-type="float" office:value="97161" calcext:value-type="float">
            <text:p>97161</text:p>
          </table:table-cell>
          <table:table-cell office:value-type="string" calcext:value-type="string">
            <text:p>Caruru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152" calcext:value-type="float">
            <text:p>73152</text:p>
          </table:table-cell>
          <table:table-cell office:value-type="string" calcext:value-type="string">
            <text:p>Casabianca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50150" calcext:value-type="float">
            <text:p>50150</text:p>
          </table:table-cell>
          <table:table-cell office:value-type="string" calcext:value-type="string">
            <text:p>Castilla la Nuev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154" calcext:value-type="float">
            <text:p>5154</text:p>
          </table:table-cell>
          <table:table-cell office:value-type="string" calcext:value-type="string">
            <text:p>Caucasi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160" calcext:value-type="float">
            <text:p>68160</text:p>
          </table:table-cell>
          <table:table-cell office:value-type="string" calcext:value-type="string">
            <text:p>Cepitá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órdoba</text:p>
          </table:table-cell>
          <table:table-cell office:value-type="float" office:value="23162" calcext:value-type="float">
            <text:p>23162</text:p>
          </table:table-cell>
          <table:table-cell office:value-type="string" calcext:value-type="string">
            <text:p>Cereté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162" calcext:value-type="float">
            <text:p>15162</text:p>
          </table:table-cell>
          <table:table-cell office:value-type="string" calcext:value-type="string">
            <text:p>Cerinz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162" calcext:value-type="float">
            <text:p>68162</text:p>
          </table:table-cell>
          <table:table-cell office:value-type="string" calcext:value-type="string">
            <text:p>Cerrit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gdalena</text:p>
          </table:table-cell>
          <table:table-cell office:value-type="float" office:value="47161" calcext:value-type="float">
            <text:p>47161</text:p>
          </table:table-cell>
          <table:table-cell office:value-type="string" calcext:value-type="string">
            <text:p>Cerro San Antoni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ocó</text:p>
          </table:table-cell>
          <table:table-cell office:value-type="float" office:value="27160" calcext:value-type="float">
            <text:p>27160</text:p>
          </table:table-cell>
          <table:table-cell office:value-type="string" calcext:value-type="string">
            <text:p>Cértegui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240" calcext:value-type="float">
            <text:p>52240</text:p>
          </table:table-cell>
          <table:table-cell office:value-type="string" calcext:value-type="string">
            <text:p>Chachagüí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168" calcext:value-type="float">
            <text:p>25168</text:p>
          </table:table-cell>
          <table:table-cell office:value-type="string" calcext:value-type="string">
            <text:p>Chaguaní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cre</text:p>
          </table:table-cell>
          <table:table-cell office:value-type="float" office:value="70230" calcext:value-type="float">
            <text:p>70230</text:p>
          </table:table-cell>
          <table:table-cell office:value-type="string" calcext:value-type="string">
            <text:p>Chalán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asanare</text:p>
          </table:table-cell>
          <table:table-cell office:value-type="float" office:value="85015" calcext:value-type="float">
            <text:p>85015</text:p>
          </table:table-cell>
          <table:table-cell office:value-type="string" calcext:value-type="string">
            <text:p>Chámez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168" calcext:value-type="float">
            <text:p>73168</text:p>
          </table:table-cell>
          <table:table-cell office:value-type="string" calcext:value-type="string">
            <text:p>Chaparral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167" calcext:value-type="float">
            <text:p>68167</text:p>
          </table:table-cell>
          <table:table-cell office:value-type="string" calcext:value-type="string">
            <text:p>Charalá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169" calcext:value-type="float">
            <text:p>68169</text:p>
          </table:table-cell>
          <table:table-cell office:value-type="string" calcext:value-type="string">
            <text:p>Chart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175" calcext:value-type="float">
            <text:p>25175</text:p>
          </table:table-cell>
          <table:table-cell office:value-type="string" calcext:value-type="string">
            <text:p>Chí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172" calcext:value-type="float">
            <text:p>5172</text:p>
          </table:table-cell>
          <table:table-cell office:value-type="string" calcext:value-type="string">
            <text:p>Chigorodó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órdoba</text:p>
          </table:table-cell>
          <table:table-cell office:value-type="float" office:value="23168" calcext:value-type="float">
            <text:p>23168</text:p>
          </table:table-cell>
          <table:table-cell office:value-type="string" calcext:value-type="string">
            <text:p>Chimá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176" calcext:value-type="float">
            <text:p>68176</text:p>
          </table:table-cell>
          <table:table-cell office:value-type="string" calcext:value-type="string">
            <text:p>Chimá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sar</text:p>
          </table:table-cell>
          <table:table-cell office:value-type="float" office:value="20175" calcext:value-type="float">
            <text:p>20175</text:p>
          </table:table-cell>
          <table:table-cell office:value-type="string" calcext:value-type="string">
            <text:p>Chimichagu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172" calcext:value-type="float">
            <text:p>54172</text:p>
          </table:table-cell>
          <table:table-cell office:value-type="string" calcext:value-type="string">
            <text:p>Chinácot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172" calcext:value-type="float">
            <text:p>15172</text:p>
          </table:table-cell>
          <table:table-cell office:value-type="string" calcext:value-type="string">
            <text:p>Chinavit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ldas</text:p>
          </table:table-cell>
          <table:table-cell office:value-type="float" office:value="17174" calcext:value-type="float">
            <text:p>17174</text:p>
          </table:table-cell>
          <table:table-cell office:value-type="string" calcext:value-type="string">
            <text:p>Chinchiná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órdoba</text:p>
          </table:table-cell>
          <table:table-cell office:value-type="float" office:value="23182" calcext:value-type="float">
            <text:p>23182</text:p>
          </table:table-cell>
          <table:table-cell office:value-type="string" calcext:value-type="string">
            <text:p>Chinú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178" calcext:value-type="float">
            <text:p>25178</text:p>
          </table:table-cell>
          <table:table-cell office:value-type="string" calcext:value-type="string">
            <text:p>Chipaque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179" calcext:value-type="float">
            <text:p>68179</text:p>
          </table:table-cell>
          <table:table-cell office:value-type="string" calcext:value-type="string">
            <text:p>Chipatá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176" calcext:value-type="float">
            <text:p>15176</text:p>
          </table:table-cell>
          <table:table-cell office:value-type="string" calcext:value-type="string">
            <text:p>Chiquinquirá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232" calcext:value-type="float">
            <text:p>15232</text:p>
          </table:table-cell>
          <table:table-cell office:value-type="string" calcext:value-type="string">
            <text:p>Chíquiz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sar</text:p>
          </table:table-cell>
          <table:table-cell office:value-type="float" office:value="20178" calcext:value-type="float">
            <text:p>20178</text:p>
          </table:table-cell>
          <table:table-cell office:value-type="string" calcext:value-type="string">
            <text:p>Chiriguaná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180" calcext:value-type="float">
            <text:p>15180</text:p>
          </table:table-cell>
          <table:table-cell office:value-type="string" calcext:value-type="string">
            <text:p>Chiscas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183" calcext:value-type="float">
            <text:p>15183</text:p>
          </table:table-cell>
          <table:table-cell office:value-type="string" calcext:value-type="string">
            <text:p>Chit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174" calcext:value-type="float">
            <text:p>54174</text:p>
          </table:table-cell>
          <table:table-cell office:value-type="string" calcext:value-type="string">
            <text:p>Chitagá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185" calcext:value-type="float">
            <text:p>15185</text:p>
          </table:table-cell>
          <table:table-cell office:value-type="string" calcext:value-type="string">
            <text:p>Chitaraque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187" calcext:value-type="float">
            <text:p>15187</text:p>
          </table:table-cell>
          <table:table-cell office:value-type="string" calcext:value-type="string">
            <text:p>Chivatá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gdalena</text:p>
          </table:table-cell>
          <table:table-cell office:value-type="float" office:value="47170" calcext:value-type="float">
            <text:p>47170</text:p>
          </table:table-cell>
          <table:table-cell office:value-type="string" calcext:value-type="string">
            <text:p>Chivol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236" calcext:value-type="float">
            <text:p>15236</text:p>
          </table:table-cell>
          <table:table-cell office:value-type="string" calcext:value-type="string">
            <text:p>Chivor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181" calcext:value-type="float">
            <text:p>25181</text:p>
          </table:table-cell>
          <table:table-cell office:value-type="string" calcext:value-type="string">
            <text:p>Choachí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183" calcext:value-type="float">
            <text:p>25183</text:p>
          </table:table-cell>
          <table:table-cell office:value-type="string" calcext:value-type="string">
            <text:p>Chocontá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188" calcext:value-type="float">
            <text:p>13188</text:p>
          </table:table-cell>
          <table:table-cell office:value-type="string" calcext:value-type="string">
            <text:p>Cicuc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gdalena</text:p>
          </table:table-cell>
          <table:table-cell office:value-type="float" office:value="47189" calcext:value-type="float">
            <text:p>47189</text:p>
          </table:table-cell>
          <table:table-cell office:value-type="string" calcext:value-type="string">
            <text:p>Ciénag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órdoba</text:p>
          </table:table-cell>
          <table:table-cell office:value-type="float" office:value="23189" calcext:value-type="float">
            <text:p>23189</text:p>
          </table:table-cell>
          <table:table-cell office:value-type="string" calcext:value-type="string">
            <text:p>Ciénaga de Or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189" calcext:value-type="float">
            <text:p>15189</text:p>
          </table:table-cell>
          <table:table-cell office:value-type="string" calcext:value-type="string">
            <text:p>Ciéneg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190" calcext:value-type="float">
            <text:p>68190</text:p>
          </table:table-cell>
          <table:table-cell office:value-type="string" calcext:value-type="string">
            <text:p>Cimitarr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Quindío</text:p>
          </table:table-cell>
          <table:table-cell office:value-type="float" office:value="63190" calcext:value-type="float">
            <text:p>63190</text:p>
          </table:table-cell>
          <table:table-cell office:value-type="string" calcext:value-type="string">
            <text:p>Circasi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190" calcext:value-type="float">
            <text:p>5190</text:p>
          </table:table-cell>
          <table:table-cell office:value-type="string" calcext:value-type="string">
            <text:p>Cisneros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101" calcext:value-type="float">
            <text:p>5101</text:p>
          </table:table-cell>
          <table:table-cell office:value-type="string" calcext:value-type="string">
            <text:p>Ciudad Bolívar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222" calcext:value-type="float">
            <text:p>13222</text:p>
          </table:table-cell>
          <table:table-cell office:value-type="string" calcext:value-type="string">
            <text:p>Clemenci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197" calcext:value-type="float">
            <text:p>5197</text:p>
          </table:table-cell>
          <table:table-cell office:value-type="string" calcext:value-type="string">
            <text:p>Cocorná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200" calcext:value-type="float">
            <text:p>73200</text:p>
          </table:table-cell>
          <table:table-cell office:value-type="string" calcext:value-type="string">
            <text:p>Coell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200" calcext:value-type="float">
            <text:p>25200</text:p>
          </table:table-cell>
          <table:table-cell office:value-type="string" calcext:value-type="string">
            <text:p>Cogu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206" calcext:value-type="float">
            <text:p>41206</text:p>
          </table:table-cell>
          <table:table-cell office:value-type="string" calcext:value-type="string">
            <text:p>Colombi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203" calcext:value-type="float">
            <text:p>52203</text:p>
          </table:table-cell>
          <table:table-cell office:value-type="string" calcext:value-type="string">
            <text:p>Colón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utumayo</text:p>
          </table:table-cell>
          <table:table-cell office:value-type="float" office:value="86219" calcext:value-type="float">
            <text:p>86219</text:p>
          </table:table-cell>
          <table:table-cell office:value-type="string" calcext:value-type="string">
            <text:p>Colón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cre</text:p>
          </table:table-cell>
          <table:table-cell office:value-type="float" office:value="70204" calcext:value-type="float">
            <text:p>70204</text:p>
          </table:table-cell>
          <table:table-cell office:value-type="string" calcext:value-type="string">
            <text:p>Colos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204" calcext:value-type="float">
            <text:p>15204</text:p>
          </table:table-cell>
          <table:table-cell office:value-type="string" calcext:value-type="string">
            <text:p>Cómbit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206" calcext:value-type="float">
            <text:p>5206</text:p>
          </table:table-cell>
          <table:table-cell office:value-type="string" calcext:value-type="string">
            <text:p>Concepción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207" calcext:value-type="float">
            <text:p>68207</text:p>
          </table:table-cell>
          <table:table-cell office:value-type="string" calcext:value-type="string">
            <text:p>Concepción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209" calcext:value-type="float">
            <text:p>5209</text:p>
          </table:table-cell>
          <table:table-cell office:value-type="string" calcext:value-type="string">
            <text:p>Concordi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gdalena</text:p>
          </table:table-cell>
          <table:table-cell office:value-type="float" office:value="47205" calcext:value-type="float">
            <text:p>47205</text:p>
          </table:table-cell>
          <table:table-cell office:value-type="string" calcext:value-type="string">
            <text:p>Concordi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ocó</text:p>
          </table:table-cell>
          <table:table-cell office:value-type="float" office:value="27205" calcext:value-type="float">
            <text:p>27205</text:p>
          </table:table-cell>
          <table:table-cell office:value-type="string" calcext:value-type="string">
            <text:p>Condot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209" calcext:value-type="float">
            <text:p>68209</text:p>
          </table:table-cell>
          <table:table-cell office:value-type="string" calcext:value-type="string">
            <text:p>Confines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207" calcext:value-type="float">
            <text:p>52207</text:p>
          </table:table-cell>
          <table:table-cell office:value-type="string" calcext:value-type="string">
            <text:p>Consac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210" calcext:value-type="float">
            <text:p>52210</text:p>
          </table:table-cell>
          <table:table-cell office:value-type="string" calcext:value-type="string">
            <text:p>Contader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211" calcext:value-type="float">
            <text:p>68211</text:p>
          </table:table-cell>
          <table:table-cell office:value-type="string" calcext:value-type="string">
            <text:p>Contratación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206" calcext:value-type="float">
            <text:p>54206</text:p>
          </table:table-cell>
          <table:table-cell office:value-type="string" calcext:value-type="string">
            <text:p>Convención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212" calcext:value-type="float">
            <text:p>5212</text:p>
          </table:table-cell>
          <table:table-cell office:value-type="string" calcext:value-type="string">
            <text:p>Copacaban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212" calcext:value-type="float">
            <text:p>15212</text:p>
          </table:table-cell>
          <table:table-cell office:value-type="string" calcext:value-type="string">
            <text:p>Coper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212" calcext:value-type="float">
            <text:p>13212</text:p>
          </table:table-cell>
          <table:table-cell office:value-type="string" calcext:value-type="string">
            <text:p>Córdob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215" calcext:value-type="float">
            <text:p>52215</text:p>
          </table:table-cell>
          <table:table-cell office:value-type="string" calcext:value-type="string">
            <text:p>Córdob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Quindío</text:p>
          </table:table-cell>
          <table:table-cell office:value-type="float" office:value="63212" calcext:value-type="float">
            <text:p>63212</text:p>
          </table:table-cell>
          <table:table-cell office:value-type="string" calcext:value-type="string">
            <text:p>Córdob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212" calcext:value-type="float">
            <text:p>19212</text:p>
          </table:table-cell>
          <table:table-cell office:value-type="string" calcext:value-type="string">
            <text:p>Corint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217" calcext:value-type="float">
            <text:p>68217</text:p>
          </table:table-cell>
          <table:table-cell office:value-type="string" calcext:value-type="string">
            <text:p>Coromor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cre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Corozal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215" calcext:value-type="float">
            <text:p>15215</text:p>
          </table:table-cell>
          <table:table-cell office:value-type="string" calcext:value-type="string">
            <text:p>Corrales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214" calcext:value-type="float">
            <text:p>25214</text:p>
          </table:table-cell>
          <table:table-cell office:value-type="string" calcext:value-type="string">
            <text:p>Cot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órdoba</text:p>
          </table:table-cell>
          <table:table-cell office:value-type="float" office:value="23300" calcext:value-type="float">
            <text:p>23300</text:p>
          </table:table-cell>
          <table:table-cell office:value-type="string" calcext:value-type="string">
            <text:p>Cotorr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218" calcext:value-type="float">
            <text:p>15218</text:p>
          </table:table-cell>
          <table:table-cell office:value-type="string" calcext:value-type="string">
            <text:p>Covarachí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cre</text:p>
          </table:table-cell>
          <table:table-cell office:value-type="float" office:value="70221" calcext:value-type="float">
            <text:p>70221</text:p>
          </table:table-cell>
          <table:table-cell office:value-type="string" calcext:value-type="string">
            <text:p>Coveñas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217" calcext:value-type="float">
            <text:p>73217</text:p>
          </table:table-cell>
          <table:table-cell office:value-type="string" calcext:value-type="string">
            <text:p>Coyaima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rauca</text:p>
          </table:table-cell>
          <table:table-cell office:value-type="float" office:value="81220" calcext:value-type="float">
            <text:p>81220</text:p>
          </table:table-cell>
          <table:table-cell office:value-type="string" calcext:value-type="string">
            <text:p>Cravo Norte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224" calcext:value-type="float">
            <text:p>52224</text:p>
          </table:table-cell>
          <table:table-cell office:value-type="string" calcext:value-type="string">
            <text:p>Cuaspud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223" calcext:value-type="float">
            <text:p>15223</text:p>
          </table:table-cell>
          <table:table-cell office:value-type="string" calcext:value-type="string">
            <text:p>Cubará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50223" calcext:value-type="float">
            <text:p>50223</text:p>
          </table:table-cell>
          <table:table-cell office:value-type="string" calcext:value-type="string">
            <text:p>Cubarral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224" calcext:value-type="float">
            <text:p>15224</text:p>
          </table:table-cell>
          <table:table-cell office:value-type="string" calcext:value-type="string">
            <text:p>Cucait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224" calcext:value-type="float">
            <text:p>25224</text:p>
          </table:table-cell>
          <table:table-cell office:value-type="string" calcext:value-type="string">
            <text:p>Cucunubá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001" calcext:value-type="float">
            <text:p>54001</text:p>
          </table:table-cell>
          <table:table-cell office:value-type="string" calcext:value-type="string">
            <text:p>Cúcut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223" calcext:value-type="float">
            <text:p>54223</text:p>
          </table:table-cell>
          <table:table-cell office:value-type="string" calcext:value-type="string">
            <text:p>Cucutill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226" calcext:value-type="float">
            <text:p>15226</text:p>
          </table:table-cell>
          <table:table-cell office:value-type="string" calcext:value-type="string">
            <text:p>Cuítiva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50226" calcext:value-type="float">
            <text:p>50226</text:p>
          </table:table-cell>
          <table:table-cell office:value-type="string" calcext:value-type="string">
            <text:p>Cumaral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Vichada</text:p>
          </table:table-cell>
          <table:table-cell office:value-type="float" office:value="99773" calcext:value-type="float">
            <text:p>99773</text:p>
          </table:table-cell>
          <table:table-cell office:value-type="string" calcext:value-type="string">
            <text:p>Cumarib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227" calcext:value-type="float">
            <text:p>52227</text:p>
          </table:table-cell>
          <table:table-cell office:value-type="string" calcext:value-type="string">
            <text:p>Cumbal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233" calcext:value-type="float">
            <text:p>52233</text:p>
          </table:table-cell>
          <table:table-cell office:value-type="string" calcext:value-type="string">
            <text:p>Cumbitar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226" calcext:value-type="float">
            <text:p>73226</text:p>
          </table:table-cell>
          <table:table-cell office:value-type="string" calcext:value-type="string">
            <text:p>Cunday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quetá</text:p>
          </table:table-cell>
          <table:table-cell office:value-type="float" office:value="18205" calcext:value-type="float">
            <text:p>18205</text:p>
          </table:table-cell>
          <table:table-cell office:value-type="string" calcext:value-type="string">
            <text:p>Curill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229" calcext:value-type="float">
            <text:p>68229</text:p>
          </table:table-cell>
          <table:table-cell office:value-type="string" calcext:value-type="string">
            <text:p>Curití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sar</text:p>
          </table:table-cell>
          <table:table-cell office:value-type="float" office:value="20228" calcext:value-type="float">
            <text:p>20228</text:p>
          </table:table-cell>
          <table:table-cell office:value-type="string" calcext:value-type="string">
            <text:p>Curumaní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234" calcext:value-type="float">
            <text:p>5234</text:p>
          </table:table-cell>
          <table:table-cell office:value-type="string" calcext:value-type="string">
            <text:p>Dabeib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233" calcext:value-type="float">
            <text:p>76233</text:p>
          </table:table-cell>
          <table:table-cell office:value-type="string" calcext:value-type="string">
            <text:p>Dagu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a Guajira</text:p>
          </table:table-cell>
          <table:table-cell office:value-type="float" office:value="44090" calcext:value-type="float">
            <text:p>44090</text:p>
          </table:table-cell>
          <table:table-cell office:value-type="string" calcext:value-type="string">
            <text:p>Dibul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a Guajira</text:p>
          </table:table-cell>
          <table:table-cell office:value-type="float" office:value="44098" calcext:value-type="float">
            <text:p>44098</text:p>
          </table:table-cell>
          <table:table-cell office:value-type="string" calcext:value-type="string">
            <text:p>Distracción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236" calcext:value-type="float">
            <text:p>73236</text:p>
          </table:table-cell>
          <table:table-cell office:value-type="string" calcext:value-type="string">
            <text:p>Dolores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237" calcext:value-type="float">
            <text:p>5237</text:p>
          </table:table-cell>
          <table:table-cell office:value-type="string" calcext:value-type="string">
            <text:p>Don Matías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isaralda</text:p>
          </table:table-cell>
          <table:table-cell office:value-type="float" office:value="66170" calcext:value-type="float">
            <text:p>66170</text:p>
          </table:table-cell>
          <table:table-cell office:value-type="string" calcext:value-type="string">
            <text:p>Dosquebradas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238" calcext:value-type="float">
            <text:p>15238</text:p>
          </table:table-cell>
          <table:table-cell office:value-type="string" calcext:value-type="string">
            <text:p>Duitam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239" calcext:value-type="float">
            <text:p>54239</text:p>
          </table:table-cell>
          <table:table-cell office:value-type="string" calcext:value-type="string">
            <text:p>Durani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240" calcext:value-type="float">
            <text:p>5240</text:p>
          </table:table-cell>
          <table:table-cell office:value-type="string" calcext:value-type="string">
            <text:p>Ebéjic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243" calcext:value-type="float">
            <text:p>76243</text:p>
          </table:table-cell>
          <table:table-cell office:value-type="string" calcext:value-type="string">
            <text:p>El Águil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El Bagre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gdalena</text:p>
          </table:table-cell>
          <table:table-cell office:value-type="float" office:value="47245" calcext:value-type="float">
            <text:p>47245</text:p>
          </table:table-cell>
          <table:table-cell office:value-type="string" calcext:value-type="string">
            <text:p>El Banc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246" calcext:value-type="float">
            <text:p>76246</text:p>
          </table:table-cell>
          <table:table-cell office:value-type="string" calcext:value-type="string">
            <text:p>El Cairo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50245" calcext:value-type="float">
            <text:p>50245</text:p>
          </table:table-cell>
          <table:table-cell office:value-type="string" calcext:value-type="string">
            <text:p>El Calvari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ocó</text:p>
          </table:table-cell>
          <table:table-cell office:value-type="float" office:value="27135" calcext:value-type="float">
            <text:p>27135</text:p>
          </table:table-cell>
          <table:table-cell office:value-type="string" calcext:value-type="string">
            <text:p>El Cantón del San Pabl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245" calcext:value-type="float">
            <text:p>54245</text:p>
          </table:table-cell>
          <table:table-cell office:value-type="string" calcext:value-type="string">
            <text:p>El Carmen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ocó</text:p>
          </table:table-cell>
          <table:table-cell office:value-type="float" office:value="27245" calcext:value-type="float">
            <text:p>27245</text:p>
          </table:table-cell>
          <table:table-cell office:value-type="string" calcext:value-type="string">
            <text:p>El Carmen de Atrat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244" calcext:value-type="float">
            <text:p>13244</text:p>
          </table:table-cell>
          <table:table-cell office:value-type="string" calcext:value-type="string">
            <text:p>El Carmen de Bolívar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235" calcext:value-type="float">
            <text:p>68235</text:p>
          </table:table-cell>
          <table:table-cell office:value-type="string" calcext:value-type="string">
            <text:p>El Carmen de Chucurí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El Carmen de Viboral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50251" calcext:value-type="float">
            <text:p>50251</text:p>
          </table:table-cell>
          <table:table-cell office:value-type="string" calcext:value-type="string">
            <text:p>El Castill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248" calcext:value-type="float">
            <text:p>76248</text:p>
          </table:table-cell>
          <table:table-cell office:value-type="string" calcext:value-type="string">
            <text:p>El Cerrit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250" calcext:value-type="float">
            <text:p>52250</text:p>
          </table:table-cell>
          <table:table-cell office:value-type="string" calcext:value-type="string">
            <text:p>El Charc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244" calcext:value-type="float">
            <text:p>15244</text:p>
          </table:table-cell>
          <table:table-cell office:value-type="string" calcext:value-type="string">
            <text:p>El Cocuy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245" calcext:value-type="float">
            <text:p>25245</text:p>
          </table:table-cell>
          <table:table-cell office:value-type="string" calcext:value-type="string">
            <text:p>El Colegi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sar</text:p>
          </table:table-cell>
          <table:table-cell office:value-type="float" office:value="20238" calcext:value-type="float">
            <text:p>20238</text:p>
          </table:table-cell>
          <table:table-cell office:value-type="string" calcext:value-type="string">
            <text:p>El Copey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quetá</text:p>
          </table:table-cell>
          <table:table-cell office:value-type="float" office:value="18247" calcext:value-type="float">
            <text:p>18247</text:p>
          </table:table-cell>
          <table:table-cell office:value-type="string" calcext:value-type="string">
            <text:p>El Doncello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50270" calcext:value-type="float">
            <text:p>50270</text:p>
          </table:table-cell>
          <table:table-cell office:value-type="string" calcext:value-type="string">
            <text:p>El Dorad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250" calcext:value-type="float">
            <text:p>76250</text:p>
          </table:table-cell>
          <table:table-cell office:value-type="string" calcext:value-type="string">
            <text:p>El Dovio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mazonas</text:p>
          </table:table-cell>
          <table:table-cell office:value-type="float" office:value="91263" calcext:value-type="float">
            <text:p>91263</text:p>
          </table:table-cell>
          <table:table-cell office:value-type="string" calcext:value-type="string">
            <text:p>El Encant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248" calcext:value-type="float">
            <text:p>15248</text:p>
          </table:table-cell>
          <table:table-cell office:value-type="string" calcext:value-type="string">
            <text:p>El Espin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245" calcext:value-type="float">
            <text:p>68245</text:p>
          </table:table-cell>
          <table:table-cell office:value-type="string" calcext:value-type="string">
            <text:p>El Guacamay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248" calcext:value-type="float">
            <text:p>13248</text:p>
          </table:table-cell>
          <table:table-cell office:value-type="string" calcext:value-type="string">
            <text:p>El Guam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ocó</text:p>
          </table:table-cell>
          <table:table-cell office:value-type="float" office:value="27250" calcext:value-type="float">
            <text:p>27250</text:p>
          </table:table-cell>
          <table:table-cell office:value-type="string" calcext:value-type="string">
            <text:p>El Litoral del San Juan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a Guajira</text:p>
          </table:table-cell>
          <table:table-cell office:value-type="float" office:value="44110" calcext:value-type="float">
            <text:p>44110</text:p>
          </table:table-cell>
          <table:table-cell office:value-type="string" calcext:value-type="string">
            <text:p>El Molin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sar</text:p>
          </table:table-cell>
          <table:table-cell office:value-type="float" office:value="20250" calcext:value-type="float">
            <text:p>20250</text:p>
          </table:table-cell>
          <table:table-cell office:value-type="string" calcext:value-type="string">
            <text:p>El Paso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quetá</text:p>
          </table:table-cell>
          <table:table-cell office:value-type="float" office:value="18256" calcext:value-type="float">
            <text:p>18256</text:p>
          </table:table-cell>
          <table:table-cell office:value-type="string" calcext:value-type="string">
            <text:p>El Paujil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254" calcext:value-type="float">
            <text:p>52254</text:p>
          </table:table-cell>
          <table:table-cell office:value-type="string" calcext:value-type="string">
            <text:p>El Peñol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268" calcext:value-type="float">
            <text:p>13268</text:p>
          </table:table-cell>
          <table:table-cell office:value-type="string" calcext:value-type="string">
            <text:p>El Peñón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258" calcext:value-type="float">
            <text:p>25258</text:p>
          </table:table-cell>
          <table:table-cell office:value-type="string" calcext:value-type="string">
            <text:p>El Peñón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250" calcext:value-type="float">
            <text:p>68250</text:p>
          </table:table-cell>
          <table:table-cell office:value-type="string" calcext:value-type="string">
            <text:p>El Peñón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gdalena</text:p>
          </table:table-cell>
          <table:table-cell office:value-type="float" office:value="47258" calcext:value-type="float">
            <text:p>47258</text:p>
          </table:table-cell>
          <table:table-cell office:value-type="string" calcext:value-type="string">
            <text:p>El Piñon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255" calcext:value-type="float">
            <text:p>68255</text:p>
          </table:table-cell>
          <table:table-cell office:value-type="string" calcext:value-type="string">
            <text:p>El Playón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gdalena</text:p>
          </table:table-cell>
          <table:table-cell office:value-type="float" office:value="47268" calcext:value-type="float">
            <text:p>47268</text:p>
          </table:table-cell>
          <table:table-cell office:value-type="string" calcext:value-type="string">
            <text:p>El Retén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uaviare</text:p>
          </table:table-cell>
          <table:table-cell office:value-type="float" office:value="95025" calcext:value-type="float">
            <text:p>95025</text:p>
          </table:table-cell>
          <table:table-cell office:value-type="string" calcext:value-type="string">
            <text:p>El Retorn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cre</text:p>
          </table:table-cell>
          <table:table-cell office:value-type="float" office:value="70233" calcext:value-type="float">
            <text:p>70233</text:p>
          </table:table-cell>
          <table:table-cell office:value-type="string" calcext:value-type="string">
            <text:p>El Roble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260" calcext:value-type="float">
            <text:p>25260</text:p>
          </table:table-cell>
          <table:table-cell office:value-type="string" calcext:value-type="string">
            <text:p>El Rosal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256" calcext:value-type="float">
            <text:p>52256</text:p>
          </table:table-cell>
          <table:table-cell office:value-type="string" calcext:value-type="string">
            <text:p>El Rosari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697" calcext:value-type="float">
            <text:p>5697</text:p>
          </table:table-cell>
          <table:table-cell office:value-type="string" calcext:value-type="string">
            <text:p>El Santuari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258" calcext:value-type="float">
            <text:p>52258</text:p>
          </table:table-cell>
          <table:table-cell office:value-type="string" calcext:value-type="string">
            <text:p>El Tablón de Gómez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256" calcext:value-type="float">
            <text:p>19256</text:p>
          </table:table-cell>
          <table:table-cell office:value-type="string" calcext:value-type="string">
            <text:p>El Tamb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260" calcext:value-type="float">
            <text:p>52260</text:p>
          </table:table-cell>
          <table:table-cell office:value-type="string" calcext:value-type="string">
            <text:p>El Tamb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250" calcext:value-type="float">
            <text:p>54250</text:p>
          </table:table-cell>
          <table:table-cell office:value-type="string" calcext:value-type="string">
            <text:p>El Tarr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261" calcext:value-type="float">
            <text:p>54261</text:p>
          </table:table-cell>
          <table:table-cell office:value-type="string" calcext:value-type="string">
            <text:p>El Zuli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244" calcext:value-type="float">
            <text:p>41244</text:p>
          </table:table-cell>
          <table:table-cell office:value-type="string" calcext:value-type="string">
            <text:p>Elías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264" calcext:value-type="float">
            <text:p>68264</text:p>
          </table:table-cell>
          <table:table-cell office:value-type="string" calcext:value-type="string">
            <text:p>Encin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266" calcext:value-type="float">
            <text:p>68266</text:p>
          </table:table-cell>
          <table:table-cell office:value-type="string" calcext:value-type="string">
            <text:p>Encis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264" calcext:value-type="float">
            <text:p>5264</text:p>
          </table:table-cell>
          <table:table-cell office:value-type="string" calcext:value-type="string">
            <text:p>Entrerrios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266" calcext:value-type="float">
            <text:p>5266</text:p>
          </table:table-cell>
          <table:table-cell office:value-type="string" calcext:value-type="string">
            <text:p>Envigado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268" calcext:value-type="float">
            <text:p>73268</text:p>
          </table:table-cell>
          <table:table-cell office:value-type="string" calcext:value-type="string">
            <text:p>Espinal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269" calcext:value-type="float">
            <text:p>25269</text:p>
          </table:table-cell>
          <table:table-cell office:value-type="string" calcext:value-type="string">
            <text:p>Facatativá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270" calcext:value-type="float">
            <text:p>73270</text:p>
          </table:table-cell>
          <table:table-cell office:value-type="string" calcext:value-type="string">
            <text:p>Falan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ldas</text:p>
          </table:table-cell>
          <table:table-cell office:value-type="float" office:value="17272" calcext:value-type="float">
            <text:p>17272</text:p>
          </table:table-cell>
          <table:table-cell office:value-type="string" calcext:value-type="string">
            <text:p>Filadelfi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Quindío</text:p>
          </table:table-cell>
          <table:table-cell office:value-type="float" office:value="63272" calcext:value-type="float">
            <text:p>63272</text:p>
          </table:table-cell>
          <table:table-cell office:value-type="string" calcext:value-type="string">
            <text:p>Filandi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272" calcext:value-type="float">
            <text:p>15272</text:p>
          </table:table-cell>
          <table:table-cell office:value-type="string" calcext:value-type="string">
            <text:p>Firavitob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275" calcext:value-type="float">
            <text:p>73275</text:p>
          </table:table-cell>
          <table:table-cell office:value-type="string" calcext:value-type="string">
            <text:p>Flandes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quetá</text:p>
          </table:table-cell>
          <table:table-cell office:value-type="float" office:value="18001" calcext:value-type="float">
            <text:p>18001</text:p>
          </table:table-cell>
          <table:table-cell office:value-type="string" calcext:value-type="string">
            <text:p>Florenci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290" calcext:value-type="float">
            <text:p>19290</text:p>
          </table:table-cell>
          <table:table-cell office:value-type="string" calcext:value-type="string">
            <text:p>Florenci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276" calcext:value-type="float">
            <text:p>15276</text:p>
          </table:table-cell>
          <table:table-cell office:value-type="string" calcext:value-type="string">
            <text:p>Florest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271" calcext:value-type="float">
            <text:p>68271</text:p>
          </table:table-cell>
          <table:table-cell office:value-type="string" calcext:value-type="string">
            <text:p>Florián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275" calcext:value-type="float">
            <text:p>76275</text:p>
          </table:table-cell>
          <table:table-cell office:value-type="string" calcext:value-type="string">
            <text:p>Florid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276" calcext:value-type="float">
            <text:p>68276</text:p>
          </table:table-cell>
          <table:table-cell office:value-type="string" calcext:value-type="string">
            <text:p>Floridablanc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279" calcext:value-type="float">
            <text:p>25279</text:p>
          </table:table-cell>
          <table:table-cell office:value-type="string" calcext:value-type="string">
            <text:p>Fomeque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a Guajira</text:p>
          </table:table-cell>
          <table:table-cell office:value-type="float" office:value="44279" calcext:value-type="float">
            <text:p>44279</text:p>
          </table:table-cell>
          <table:table-cell office:value-type="string" calcext:value-type="string">
            <text:p>Fonseca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rauca</text:p>
          </table:table-cell>
          <table:table-cell office:value-type="float" office:value="81300" calcext:value-type="float">
            <text:p>81300</text:p>
          </table:table-cell>
          <table:table-cell office:value-type="string" calcext:value-type="string">
            <text:p>Fortul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281" calcext:value-type="float">
            <text:p>25281</text:p>
          </table:table-cell>
          <table:table-cell office:value-type="string" calcext:value-type="string">
            <text:p>Fosc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520" calcext:value-type="float">
            <text:p>52520</text:p>
          </table:table-cell>
          <table:table-cell office:value-type="string" calcext:value-type="string">
            <text:p>Francisco Pizarr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282" calcext:value-type="float">
            <text:p>5282</text:p>
          </table:table-cell>
          <table:table-cell office:value-type="string" calcext:value-type="string">
            <text:p>Fredoni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283" calcext:value-type="float">
            <text:p>73283</text:p>
          </table:table-cell>
          <table:table-cell office:value-type="string" calcext:value-type="string">
            <text:p>Fresn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284" calcext:value-type="float">
            <text:p>5284</text:p>
          </table:table-cell>
          <table:table-cell office:value-type="string" calcext:value-type="string">
            <text:p>Frontino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50287" calcext:value-type="float">
            <text:p>50287</text:p>
          </table:table-cell>
          <table:table-cell office:value-type="string" calcext:value-type="string">
            <text:p>Fuente de Or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gdalena</text:p>
          </table:table-cell>
          <table:table-cell office:value-type="float" office:value="47288" calcext:value-type="float">
            <text:p>47288</text:p>
          </table:table-cell>
          <table:table-cell office:value-type="string" calcext:value-type="string">
            <text:p>Fundación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287" calcext:value-type="float">
            <text:p>52287</text:p>
          </table:table-cell>
          <table:table-cell office:value-type="string" calcext:value-type="string">
            <text:p>Funes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286" calcext:value-type="float">
            <text:p>25286</text:p>
          </table:table-cell>
          <table:table-cell office:value-type="string" calcext:value-type="string">
            <text:p>Funz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288" calcext:value-type="float">
            <text:p>25288</text:p>
          </table:table-cell>
          <table:table-cell office:value-type="string" calcext:value-type="string">
            <text:p>Fúquene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290" calcext:value-type="float">
            <text:p>25290</text:p>
          </table:table-cell>
          <table:table-cell office:value-type="string" calcext:value-type="string">
            <text:p>Fusagasugá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293" calcext:value-type="float">
            <text:p>25293</text:p>
          </table:table-cell>
          <table:table-cell office:value-type="string" calcext:value-type="string">
            <text:p>Gachal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295" calcext:value-type="float">
            <text:p>25295</text:p>
          </table:table-cell>
          <table:table-cell office:value-type="string" calcext:value-type="string">
            <text:p>Gachancipá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293" calcext:value-type="float">
            <text:p>15293</text:p>
          </table:table-cell>
          <table:table-cell office:value-type="string" calcext:value-type="string">
            <text:p>Gachantivá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297" calcext:value-type="float">
            <text:p>25297</text:p>
          </table:table-cell>
          <table:table-cell office:value-type="string" calcext:value-type="string">
            <text:p>Gachetá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296" calcext:value-type="float">
            <text:p>68296</text:p>
          </table:table-cell>
          <table:table-cell office:value-type="string" calcext:value-type="string">
            <text:p>Galán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ántico</text:p>
          </table:table-cell>
          <table:table-cell office:value-type="float" office:value="8296" calcext:value-type="float">
            <text:p>8296</text:p>
          </table:table-cell>
          <table:table-cell office:value-type="string" calcext:value-type="string">
            <text:p>Galap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cre</text:p>
          </table:table-cell>
          <table:table-cell office:value-type="float" office:value="70235" calcext:value-type="float">
            <text:p>70235</text:p>
          </table:table-cell>
          <table:table-cell office:value-type="string" calcext:value-type="string">
            <text:p>Galeras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299" calcext:value-type="float">
            <text:p>25299</text:p>
          </table:table-cell>
          <table:table-cell office:value-type="string" calcext:value-type="string">
            <text:p>Gam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sar</text:p>
          </table:table-cell>
          <table:table-cell office:value-type="float" office:value="20295" calcext:value-type="float">
            <text:p>20295</text:p>
          </table:table-cell>
          <table:table-cell office:value-type="string" calcext:value-type="string">
            <text:p>Gamarr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298" calcext:value-type="float">
            <text:p>68298</text:p>
          </table:table-cell>
          <table:table-cell office:value-type="string" calcext:value-type="string">
            <text:p>Gambit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296" calcext:value-type="float">
            <text:p>15296</text:p>
          </table:table-cell>
          <table:table-cell office:value-type="string" calcext:value-type="string">
            <text:p>Gamez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299" calcext:value-type="float">
            <text:p>15299</text:p>
          </table:table-cell>
          <table:table-cell office:value-type="string" calcext:value-type="string">
            <text:p>Garago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298" calcext:value-type="float">
            <text:p>41298</text:p>
          </table:table-cell>
          <table:table-cell office:value-type="string" calcext:value-type="string">
            <text:p>Garzón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Quindío</text:p>
          </table:table-cell>
          <table:table-cell office:value-type="float" office:value="63302" calcext:value-type="float">
            <text:p>63302</text:p>
          </table:table-cell>
          <table:table-cell office:value-type="string" calcext:value-type="string">
            <text:p>Génov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306" calcext:value-type="float">
            <text:p>41306</text:p>
          </table:table-cell>
          <table:table-cell office:value-type="string" calcext:value-type="string">
            <text:p>Gigante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306" calcext:value-type="float">
            <text:p>76306</text:p>
          </table:table-cell>
          <table:table-cell office:value-type="string" calcext:value-type="string">
            <text:p>Ginebr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306" calcext:value-type="float">
            <text:p>5306</text:p>
          </table:table-cell>
          <table:table-cell office:value-type="string" calcext:value-type="string">
            <text:p>Girald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307" calcext:value-type="float">
            <text:p>25307</text:p>
          </table:table-cell>
          <table:table-cell office:value-type="string" calcext:value-type="string">
            <text:p>Girardot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308" calcext:value-type="float">
            <text:p>5308</text:p>
          </table:table-cell>
          <table:table-cell office:value-type="string" calcext:value-type="string">
            <text:p>Girardot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307" calcext:value-type="float">
            <text:p>68307</text:p>
          </table:table-cell>
          <table:table-cell office:value-type="string" calcext:value-type="string">
            <text:p>Girón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310" calcext:value-type="float">
            <text:p>5310</text:p>
          </table:table-cell>
          <table:table-cell office:value-type="string" calcext:value-type="string">
            <text:p>Gómez Plat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sar</text:p>
          </table:table-cell>
          <table:table-cell office:value-type="float" office:value="20310" calcext:value-type="float">
            <text:p>20310</text:p>
          </table:table-cell>
          <table:table-cell office:value-type="string" calcext:value-type="string">
            <text:p>González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313" calcext:value-type="float">
            <text:p>54313</text:p>
          </table:table-cell>
          <table:table-cell office:value-type="string" calcext:value-type="string">
            <text:p>Gramalote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313" calcext:value-type="float">
            <text:p>5313</text:p>
          </table:table-cell>
          <table:table-cell office:value-type="string" calcext:value-type="string">
            <text:p>Granad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312" calcext:value-type="float">
            <text:p>25312</text:p>
          </table:table-cell>
          <table:table-cell office:value-type="string" calcext:value-type="string">
            <text:p>Granada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50313" calcext:value-type="float">
            <text:p>50313</text:p>
          </table:table-cell>
          <table:table-cell office:value-type="string" calcext:value-type="string">
            <text:p>Granad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318" calcext:value-type="float">
            <text:p>68318</text:p>
          </table:table-cell>
          <table:table-cell office:value-type="string" calcext:value-type="string">
            <text:p>Guac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317" calcext:value-type="float">
            <text:p>15317</text:p>
          </table:table-cell>
          <table:table-cell office:value-type="string" calcext:value-type="string">
            <text:p>Guacamayas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318" calcext:value-type="float">
            <text:p>76318</text:p>
          </table:table-cell>
          <table:table-cell office:value-type="string" calcext:value-type="string">
            <text:p>Guacarí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300" calcext:value-type="float">
            <text:p>19300</text:p>
          </table:table-cell>
          <table:table-cell office:value-type="string" calcext:value-type="string">
            <text:p>Guachené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317" calcext:value-type="float">
            <text:p>25317</text:p>
          </table:table-cell>
          <table:table-cell office:value-type="string" calcext:value-type="string">
            <text:p>Guachetá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317" calcext:value-type="float">
            <text:p>52317</text:p>
          </table:table-cell>
          <table:table-cell office:value-type="string" calcext:value-type="string">
            <text:p>Guachucal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111" calcext:value-type="float">
            <text:p>76111</text:p>
          </table:table-cell>
          <table:table-cell office:value-type="string" calcext:value-type="string">
            <text:p>Guadalajara de Bug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315" calcext:value-type="float">
            <text:p>5315</text:p>
          </table:table-cell>
          <table:table-cell office:value-type="string" calcext:value-type="string">
            <text:p>Guadalupe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319" calcext:value-type="float">
            <text:p>41319</text:p>
          </table:table-cell>
          <table:table-cell office:value-type="string" calcext:value-type="string">
            <text:p>Guadalupe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320" calcext:value-type="float">
            <text:p>68320</text:p>
          </table:table-cell>
          <table:table-cell office:value-type="string" calcext:value-type="string">
            <text:p>Guadalupe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320" calcext:value-type="float">
            <text:p>25320</text:p>
          </table:table-cell>
          <table:table-cell office:value-type="string" calcext:value-type="string">
            <text:p>Guaduas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320" calcext:value-type="float">
            <text:p>52320</text:p>
          </table:table-cell>
          <table:table-cell office:value-type="string" calcext:value-type="string">
            <text:p>Guaitarill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323" calcext:value-type="float">
            <text:p>52323</text:p>
          </table:table-cell>
          <table:table-cell office:value-type="string" calcext:value-type="string">
            <text:p>Gualmatán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gdalena</text:p>
          </table:table-cell>
          <table:table-cell office:value-type="float" office:value="47318" calcext:value-type="float">
            <text:p>47318</text:p>
          </table:table-cell>
          <table:table-cell office:value-type="string" calcext:value-type="string">
            <text:p>Guamal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50318" calcext:value-type="float">
            <text:p>50318</text:p>
          </table:table-cell>
          <table:table-cell office:value-type="string" calcext:value-type="string">
            <text:p>Guamal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319" calcext:value-type="float">
            <text:p>73319</text:p>
          </table:table-cell>
          <table:table-cell office:value-type="string" calcext:value-type="string">
            <text:p>Guam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318" calcext:value-type="float">
            <text:p>19318</text:p>
          </table:table-cell>
          <table:table-cell office:value-type="string" calcext:value-type="string">
            <text:p>Guapi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322" calcext:value-type="float">
            <text:p>68322</text:p>
          </table:table-cell>
          <table:table-cell office:value-type="string" calcext:value-type="string">
            <text:p>Guapotá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cre</text:p>
          </table:table-cell>
          <table:table-cell office:value-type="float" office:value="70265" calcext:value-type="float">
            <text:p>70265</text:p>
          </table:table-cell>
          <table:table-cell office:value-type="string" calcext:value-type="string">
            <text:p>Guarand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318" calcext:value-type="float">
            <text:p>5318</text:p>
          </table:table-cell>
          <table:table-cell office:value-type="string" calcext:value-type="string">
            <text:p>Guarne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322" calcext:value-type="float">
            <text:p>25322</text:p>
          </table:table-cell>
          <table:table-cell office:value-type="string" calcext:value-type="string">
            <text:p>Guasc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Guatapé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324" calcext:value-type="float">
            <text:p>25324</text:p>
          </table:table-cell>
          <table:table-cell office:value-type="string" calcext:value-type="string">
            <text:p>Guataquí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326" calcext:value-type="float">
            <text:p>25326</text:p>
          </table:table-cell>
          <table:table-cell office:value-type="string" calcext:value-type="string">
            <text:p>Guatavit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322" calcext:value-type="float">
            <text:p>15322</text:p>
          </table:table-cell>
          <table:table-cell office:value-type="string" calcext:value-type="string">
            <text:p>Guateque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isaralda</text:p>
          </table:table-cell>
          <table:table-cell office:value-type="float" office:value="66318" calcext:value-type="float">
            <text:p>66318</text:p>
          </table:table-cell>
          <table:table-cell office:value-type="string" calcext:value-type="string">
            <text:p>Guátic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324" calcext:value-type="float">
            <text:p>68324</text:p>
          </table:table-cell>
          <table:table-cell office:value-type="string" calcext:value-type="string">
            <text:p>Guavatá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328" calcext:value-type="float">
            <text:p>25328</text:p>
          </table:table-cell>
          <table:table-cell office:value-type="string" calcext:value-type="string">
            <text:p>Guayabal de Siquim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335" calcext:value-type="float">
            <text:p>25335</text:p>
          </table:table-cell>
          <table:table-cell office:value-type="string" calcext:value-type="string">
            <text:p>Guayabetal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325" calcext:value-type="float">
            <text:p>15325</text:p>
          </table:table-cell>
          <table:table-cell office:value-type="string" calcext:value-type="string">
            <text:p>Guayatá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327" calcext:value-type="float">
            <text:p>68327</text:p>
          </table:table-cell>
          <table:table-cell office:value-type="string" calcext:value-type="string">
            <text:p>Güeps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332" calcext:value-type="float">
            <text:p>15332</text:p>
          </table:table-cell>
          <table:table-cell office:value-type="string" calcext:value-type="string">
            <text:p>Güicán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339" calcext:value-type="float">
            <text:p>25339</text:p>
          </table:table-cell>
          <table:table-cell office:value-type="string" calcext:value-type="string">
            <text:p>Gutiérrez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344" calcext:value-type="float">
            <text:p>54344</text:p>
          </table:table-cell>
          <table:table-cell office:value-type="string" calcext:value-type="string">
            <text:p>Hacarí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300" calcext:value-type="float">
            <text:p>13300</text:p>
          </table:table-cell>
          <table:table-cell office:value-type="string" calcext:value-type="string">
            <text:p>Hatillo de Lob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344" calcext:value-type="float">
            <text:p>68344</text:p>
          </table:table-cell>
          <table:table-cell office:value-type="string" calcext:value-type="string">
            <text:p>Hato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asanare</text:p>
          </table:table-cell>
          <table:table-cell office:value-type="float" office:value="85125" calcext:value-type="float">
            <text:p>85125</text:p>
          </table:table-cell>
          <table:table-cell office:value-type="string" calcext:value-type="string">
            <text:p>Hato Corozal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a Guajira</text:p>
          </table:table-cell>
          <table:table-cell office:value-type="float" office:value="44378" calcext:value-type="float">
            <text:p>44378</text:p>
          </table:table-cell>
          <table:table-cell office:value-type="string" calcext:value-type="string">
            <text:p>Hatonuev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Heliconi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347" calcext:value-type="float">
            <text:p>54347</text:p>
          </table:table-cell>
          <table:table-cell office:value-type="string" calcext:value-type="string">
            <text:p>Herrán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347" calcext:value-type="float">
            <text:p>73347</text:p>
          </table:table-cell>
          <table:table-cell office:value-type="string" calcext:value-type="string">
            <text:p>Herve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353" calcext:value-type="float">
            <text:p>5353</text:p>
          </table:table-cell>
          <table:table-cell office:value-type="string" calcext:value-type="string">
            <text:p>Hispani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349" calcext:value-type="float">
            <text:p>41349</text:p>
          </table:table-cell>
          <table:table-cell office:value-type="string" calcext:value-type="string">
            <text:p>Hobo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349" calcext:value-type="float">
            <text:p>73349</text:p>
          </table:table-cell>
          <table:table-cell office:value-type="string" calcext:value-type="string">
            <text:p>Hond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001" calcext:value-type="float">
            <text:p>73001</text:p>
          </table:table-cell>
          <table:table-cell office:value-type="string" calcext:value-type="string">
            <text:p>Ibagué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352" calcext:value-type="float">
            <text:p>73352</text:p>
          </table:table-cell>
          <table:table-cell office:value-type="string" calcext:value-type="string">
            <text:p>Icononz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352" calcext:value-type="float">
            <text:p>52352</text:p>
          </table:table-cell>
          <table:table-cell office:value-type="string" calcext:value-type="string">
            <text:p>Iles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354" calcext:value-type="float">
            <text:p>52354</text:p>
          </table:table-cell>
          <table:table-cell office:value-type="string" calcext:value-type="string">
            <text:p>Imués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uainía</text:p>
          </table:table-cell>
          <table:table-cell office:value-type="float" office:value="94001" calcext:value-type="float">
            <text:p>94001</text:p>
          </table:table-cell>
          <table:table-cell office:value-type="string" calcext:value-type="string">
            <text:p>Inírid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355" calcext:value-type="float">
            <text:p>19355</text:p>
          </table:table-cell>
          <table:table-cell office:value-type="string" calcext:value-type="string">
            <text:p>Inzá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356" calcext:value-type="float">
            <text:p>52356</text:p>
          </table:table-cell>
          <table:table-cell office:value-type="string" calcext:value-type="string">
            <text:p>Ipiales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357" calcext:value-type="float">
            <text:p>41357</text:p>
          </table:table-cell>
          <table:table-cell office:value-type="string" calcext:value-type="string">
            <text:p>Iquir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359" calcext:value-type="float">
            <text:p>41359</text:p>
          </table:table-cell>
          <table:table-cell office:value-type="string" calcext:value-type="string">
            <text:p>Isnos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ocó</text:p>
          </table:table-cell>
          <table:table-cell office:value-type="float" office:value="27361" calcext:value-type="float">
            <text:p>27361</text:p>
          </table:table-cell>
          <table:table-cell office:value-type="string" calcext:value-type="string">
            <text:p>Istmin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Itagui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361" calcext:value-type="float">
            <text:p>5361</text:p>
          </table:table-cell>
          <table:table-cell office:value-type="string" calcext:value-type="string">
            <text:p>Ituang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362" calcext:value-type="float">
            <text:p>15362</text:p>
          </table:table-cell>
          <table:table-cell office:value-type="string" calcext:value-type="string">
            <text:p>Iz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364" calcext:value-type="float">
            <text:p>19364</text:p>
          </table:table-cell>
          <table:table-cell office:value-type="string" calcext:value-type="string">
            <text:p>Jambaló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364" calcext:value-type="float">
            <text:p>76364</text:p>
          </table:table-cell>
          <table:table-cell office:value-type="string" calcext:value-type="string">
            <text:p>Jamundí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364" calcext:value-type="float">
            <text:p>5364</text:p>
          </table:table-cell>
          <table:table-cell office:value-type="string" calcext:value-type="string">
            <text:p>Jardín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367" calcext:value-type="float">
            <text:p>15367</text:p>
          </table:table-cell>
          <table:table-cell office:value-type="string" calcext:value-type="string">
            <text:p>Jenesan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368" calcext:value-type="float">
            <text:p>5368</text:p>
          </table:table-cell>
          <table:table-cell office:value-type="string" calcext:value-type="string">
            <text:p>Jericó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368" calcext:value-type="float">
            <text:p>15368</text:p>
          </table:table-cell>
          <table:table-cell office:value-type="string" calcext:value-type="string">
            <text:p>Jericó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368" calcext:value-type="float">
            <text:p>25368</text:p>
          </table:table-cell>
          <table:table-cell office:value-type="string" calcext:value-type="string">
            <text:p>Jerusalén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368" calcext:value-type="float">
            <text:p>68368</text:p>
          </table:table-cell>
          <table:table-cell office:value-type="string" calcext:value-type="string">
            <text:p>Jesús Marí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370" calcext:value-type="float">
            <text:p>68370</text:p>
          </table:table-cell>
          <table:table-cell office:value-type="string" calcext:value-type="string">
            <text:p>Jordán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ántico</text:p>
          </table:table-cell>
          <table:table-cell office:value-type="float" office:value="8372" calcext:value-type="float">
            <text:p>8372</text:p>
          </table:table-cell>
          <table:table-cell office:value-type="string" calcext:value-type="string">
            <text:p>Juan de Acost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372" calcext:value-type="float">
            <text:p>25372</text:p>
          </table:table-cell>
          <table:table-cell office:value-type="string" calcext:value-type="string">
            <text:p>Junín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ocó</text:p>
          </table:table-cell>
          <table:table-cell office:value-type="float" office:value="27372" calcext:value-type="float">
            <text:p>27372</text:p>
          </table:table-cell>
          <table:table-cell office:value-type="string" calcext:value-type="string">
            <text:p>Juradó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órdoba</text:p>
          </table:table-cell>
          <table:table-cell office:value-type="float" office:value="23350" calcext:value-type="float">
            <text:p>23350</text:p>
          </table:table-cell>
          <table:table-cell office:value-type="string" calcext:value-type="string">
            <text:p>La Apartad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378" calcext:value-type="float">
            <text:p>41378</text:p>
          </table:table-cell>
          <table:table-cell office:value-type="string" calcext:value-type="string">
            <text:p>La Argentin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377" calcext:value-type="float">
            <text:p>68377</text:p>
          </table:table-cell>
          <table:table-cell office:value-type="string" calcext:value-type="string">
            <text:p>La Bellez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377" calcext:value-type="float">
            <text:p>25377</text:p>
          </table:table-cell>
          <table:table-cell office:value-type="string" calcext:value-type="string">
            <text:p>La Caler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380" calcext:value-type="float">
            <text:p>15380</text:p>
          </table:table-cell>
          <table:table-cell office:value-type="string" calcext:value-type="string">
            <text:p>La Capill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376" calcext:value-type="float">
            <text:p>5376</text:p>
          </table:table-cell>
          <table:table-cell office:value-type="string" calcext:value-type="string">
            <text:p>La Cej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isaralda</text:p>
          </table:table-cell>
          <table:table-cell office:value-type="float" office:value="66383" calcext:value-type="float">
            <text:p>66383</text:p>
          </table:table-cell>
          <table:table-cell office:value-type="string" calcext:value-type="string">
            <text:p>La Celi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mazonas</text:p>
          </table:table-cell>
          <table:table-cell office:value-type="float" office:value="91405" calcext:value-type="float">
            <text:p>91405</text:p>
          </table:table-cell>
          <table:table-cell office:value-type="string" calcext:value-type="string">
            <text:p>La Chorrer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378" calcext:value-type="float">
            <text:p>52378</text:p>
          </table:table-cell>
          <table:table-cell office:value-type="string" calcext:value-type="string">
            <text:p>La Cruz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377" calcext:value-type="float">
            <text:p>76377</text:p>
          </table:table-cell>
          <table:table-cell office:value-type="string" calcext:value-type="string">
            <text:p>La Cumbre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ldas</text:p>
          </table:table-cell>
          <table:table-cell office:value-type="float" office:value="17380" calcext:value-type="float">
            <text:p>17380</text:p>
          </table:table-cell>
          <table:table-cell office:value-type="string" calcext:value-type="string">
            <text:p>La Dorad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385" calcext:value-type="float">
            <text:p>54385</text:p>
          </table:table-cell>
          <table:table-cell office:value-type="string" calcext:value-type="string">
            <text:p>La Esperanz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380" calcext:value-type="float">
            <text:p>5380</text:p>
          </table:table-cell>
          <table:table-cell office:value-type="string" calcext:value-type="string">
            <text:p>La Estrell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381" calcext:value-type="float">
            <text:p>52381</text:p>
          </table:table-cell>
          <table:table-cell office:value-type="string" calcext:value-type="string">
            <text:p>La Florid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sar</text:p>
          </table:table-cell>
          <table:table-cell office:value-type="float" office:value="20383" calcext:value-type="float">
            <text:p>20383</text:p>
          </table:table-cell>
          <table:table-cell office:value-type="string" calcext:value-type="string">
            <text:p>La Gloria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uainía</text:p>
          </table:table-cell>
          <table:table-cell office:value-type="float" office:value="94885" calcext:value-type="float">
            <text:p>94885</text:p>
          </table:table-cell>
          <table:table-cell office:value-type="string" calcext:value-type="string">
            <text:p>La Guadalupe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sar</text:p>
          </table:table-cell>
          <table:table-cell office:value-type="float" office:value="20400" calcext:value-type="float">
            <text:p>20400</text:p>
          </table:table-cell>
          <table:table-cell office:value-type="string" calcext:value-type="string">
            <text:p>La Jagua de Ibiric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a Guajira</text:p>
          </table:table-cell>
          <table:table-cell office:value-type="float" office:value="44420" calcext:value-type="float">
            <text:p>44420</text:p>
          </table:table-cell>
          <table:table-cell office:value-type="string" calcext:value-type="string">
            <text:p>La Jagua del Pilar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385" calcext:value-type="float">
            <text:p>52385</text:p>
          </table:table-cell>
          <table:table-cell office:value-type="string" calcext:value-type="string">
            <text:p>La Llanada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50350" calcext:value-type="float">
            <text:p>50350</text:p>
          </table:table-cell>
          <table:table-cell office:value-type="string" calcext:value-type="string">
            <text:p>La Macaren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ldas</text:p>
          </table:table-cell>
          <table:table-cell office:value-type="float" office:value="17388" calcext:value-type="float">
            <text:p>17388</text:p>
          </table:table-cell>
          <table:table-cell office:value-type="string" calcext:value-type="string">
            <text:p>La Merced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386" calcext:value-type="float">
            <text:p>25386</text:p>
          </table:table-cell>
          <table:table-cell office:value-type="string" calcext:value-type="string">
            <text:p>La Mes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quetá</text:p>
          </table:table-cell>
          <table:table-cell office:value-type="float" office:value="18410" calcext:value-type="float">
            <text:p>18410</text:p>
          </table:table-cell>
          <table:table-cell office:value-type="string" calcext:value-type="string">
            <text:p>La Montañit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394" calcext:value-type="float">
            <text:p>25394</text:p>
          </table:table-cell>
          <table:table-cell office:value-type="string" calcext:value-type="string">
            <text:p>La Palm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sar</text:p>
          </table:table-cell>
          <table:table-cell office:value-type="float" office:value="20621" calcext:value-type="float">
            <text:p>20621</text:p>
          </table:table-cell>
          <table:table-cell office:value-type="string" calcext:value-type="string">
            <text:p>La Paz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397" calcext:value-type="float">
            <text:p>68397</text:p>
          </table:table-cell>
          <table:table-cell office:value-type="string" calcext:value-type="string">
            <text:p>La Paz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mazonas</text:p>
          </table:table-cell>
          <table:table-cell office:value-type="float" office:value="91407" calcext:value-type="float">
            <text:p>91407</text:p>
          </table:table-cell>
          <table:table-cell office:value-type="string" calcext:value-type="string">
            <text:p>La Pedrer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398" calcext:value-type="float">
            <text:p>25398</text:p>
          </table:table-cell>
          <table:table-cell office:value-type="string" calcext:value-type="string">
            <text:p>La Peñ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La Pintad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396" calcext:value-type="float">
            <text:p>41396</text:p>
          </table:table-cell>
          <table:table-cell office:value-type="string" calcext:value-type="string">
            <text:p>La Plat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398" calcext:value-type="float">
            <text:p>54398</text:p>
          </table:table-cell>
          <table:table-cell office:value-type="string" calcext:value-type="string">
            <text:p>La Playa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Vichada</text:p>
          </table:table-cell>
          <table:table-cell office:value-type="float" office:value="99524" calcext:value-type="float">
            <text:p>99524</text:p>
          </table:table-cell>
          <table:table-cell office:value-type="string" calcext:value-type="string">
            <text:p>La Primavera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asanare</text:p>
          </table:table-cell>
          <table:table-cell office:value-type="float" office:value="85136" calcext:value-type="float">
            <text:p>85136</text:p>
          </table:table-cell>
          <table:table-cell office:value-type="string" calcext:value-type="string">
            <text:p>La Salin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392" calcext:value-type="float">
            <text:p>19392</text:p>
          </table:table-cell>
          <table:table-cell office:value-type="string" calcext:value-type="string">
            <text:p>La Sierr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Quindío</text:p>
          </table:table-cell>
          <table:table-cell office:value-type="float" office:value="63401" calcext:value-type="float">
            <text:p>63401</text:p>
          </table:table-cell>
          <table:table-cell office:value-type="string" calcext:value-type="string">
            <text:p>La Tebaid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390" calcext:value-type="float">
            <text:p>52390</text:p>
          </table:table-cell>
          <table:table-cell office:value-type="string" calcext:value-type="string">
            <text:p>La Tol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La Unión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399" calcext:value-type="float">
            <text:p>52399</text:p>
          </table:table-cell>
          <table:table-cell office:value-type="string" calcext:value-type="string">
            <text:p>La Unión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cre</text:p>
          </table:table-cell>
          <table:table-cell office:value-type="float" office:value="70400" calcext:value-type="float">
            <text:p>70400</text:p>
          </table:table-cell>
          <table:table-cell office:value-type="string" calcext:value-type="string">
            <text:p>La Unión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400" calcext:value-type="float">
            <text:p>76400</text:p>
          </table:table-cell>
          <table:table-cell office:value-type="string" calcext:value-type="string">
            <text:p>La Unión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403" calcext:value-type="float">
            <text:p>15403</text:p>
          </table:table-cell>
          <table:table-cell office:value-type="string" calcext:value-type="string">
            <text:p>La Uvit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397" calcext:value-type="float">
            <text:p>19397</text:p>
          </table:table-cell>
          <table:table-cell office:value-type="string" calcext:value-type="string">
            <text:p>La Veg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402" calcext:value-type="float">
            <text:p>25402</text:p>
          </table:table-cell>
          <table:table-cell office:value-type="string" calcext:value-type="string">
            <text:p>La Veg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401" calcext:value-type="float">
            <text:p>15401</text:p>
          </table:table-cell>
          <table:table-cell office:value-type="string" calcext:value-type="string">
            <text:p>La Victori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403" calcext:value-type="float">
            <text:p>76403</text:p>
          </table:table-cell>
          <table:table-cell office:value-type="string" calcext:value-type="string">
            <text:p>La Victori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mazonas</text:p>
          </table:table-cell>
          <table:table-cell office:value-type="float" office:value="91430" calcext:value-type="float">
            <text:p>91430</text:p>
          </table:table-cell>
          <table:table-cell office:value-type="string" calcext:value-type="string">
            <text:p>La Victori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isaralda</text:p>
          </table:table-cell>
          <table:table-cell office:value-type="float" office:value="66400" calcext:value-type="float">
            <text:p>66400</text:p>
          </table:table-cell>
          <table:table-cell office:value-type="string" calcext:value-type="string">
            <text:p>La Virgini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377" calcext:value-type="float">
            <text:p>54377</text:p>
          </table:table-cell>
          <table:table-cell office:value-type="string" calcext:value-type="string">
            <text:p>Labatec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377" calcext:value-type="float">
            <text:p>15377</text:p>
          </table:table-cell>
          <table:table-cell office:value-type="string" calcext:value-type="string">
            <text:p>Labranzagrande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385" calcext:value-type="float">
            <text:p>68385</text:p>
          </table:table-cell>
          <table:table-cell office:value-type="string" calcext:value-type="string">
            <text:p>Landázuri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406" calcext:value-type="float">
            <text:p>68406</text:p>
          </table:table-cell>
          <table:table-cell office:value-type="string" calcext:value-type="string">
            <text:p>Lebríj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utumayo</text:p>
          </table:table-cell>
          <table:table-cell office:value-type="float" office:value="86573" calcext:value-type="float">
            <text:p>86573</text:p>
          </table:table-cell>
          <table:table-cell office:value-type="string" calcext:value-type="string">
            <text:p>Leguízam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405" calcext:value-type="float">
            <text:p>52405</text:p>
          </table:table-cell>
          <table:table-cell office:value-type="string" calcext:value-type="string">
            <text:p>Leiva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50400" calcext:value-type="float">
            <text:p>50400</text:p>
          </table:table-cell>
          <table:table-cell office:value-type="string" calcext:value-type="string">
            <text:p>Lejanías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407" calcext:value-type="float">
            <text:p>25407</text:p>
          </table:table-cell>
          <table:table-cell office:value-type="string" calcext:value-type="string">
            <text:p>Lenguazaque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408" calcext:value-type="float">
            <text:p>73408</text:p>
          </table:table-cell>
          <table:table-cell office:value-type="string" calcext:value-type="string">
            <text:p>Lérid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mazonas</text:p>
          </table:table-cell>
          <table:table-cell office:value-type="float" office:value="91001" calcext:value-type="float">
            <text:p>91001</text:p>
          </table:table-cell>
          <table:table-cell office:value-type="string" calcext:value-type="string">
            <text:p>Letici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411" calcext:value-type="float">
            <text:p>73411</text:p>
          </table:table-cell>
          <table:table-cell office:value-type="string" calcext:value-type="string">
            <text:p>Líban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411" calcext:value-type="float">
            <text:p>5411</text:p>
          </table:table-cell>
          <table:table-cell office:value-type="string" calcext:value-type="string">
            <text:p>Liborin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411" calcext:value-type="float">
            <text:p>52411</text:p>
          </table:table-cell>
          <table:table-cell office:value-type="string" calcext:value-type="string">
            <text:p>Linares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ocó</text:p>
          </table:table-cell>
          <table:table-cell office:value-type="float" office:value="27413" calcext:value-type="float">
            <text:p>27413</text:p>
          </table:table-cell>
          <table:table-cell office:value-type="string" calcext:value-type="string">
            <text:p>Lloró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418" calcext:value-type="float">
            <text:p>19418</text:p>
          </table:table-cell>
          <table:table-cell office:value-type="string" calcext:value-type="string">
            <text:p>López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órdoba</text:p>
          </table:table-cell>
          <table:table-cell office:value-type="float" office:value="23417" calcext:value-type="float">
            <text:p>23417</text:p>
          </table:table-cell>
          <table:table-cell office:value-type="string" calcext:value-type="string">
            <text:p>Loric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418" calcext:value-type="float">
            <text:p>52418</text:p>
          </table:table-cell>
          <table:table-cell office:value-type="string" calcext:value-type="string">
            <text:p>Los Andes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órdoba</text:p>
          </table:table-cell>
          <table:table-cell office:value-type="float" office:value="23419" calcext:value-type="float">
            <text:p>23419</text:p>
          </table:table-cell>
          <table:table-cell office:value-type="string" calcext:value-type="string">
            <text:p>Los Córdobas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cre</text:p>
          </table:table-cell>
          <table:table-cell office:value-type="float" office:value="70418" calcext:value-type="float">
            <text:p>70418</text:p>
          </table:table-cell>
          <table:table-cell office:value-type="string" calcext:value-type="string">
            <text:p>Los Palmitos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405" calcext:value-type="float">
            <text:p>54405</text:p>
          </table:table-cell>
          <table:table-cell office:value-type="string" calcext:value-type="string">
            <text:p>Los Patios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418" calcext:value-type="float">
            <text:p>68418</text:p>
          </table:table-cell>
          <table:table-cell office:value-type="string" calcext:value-type="string">
            <text:p>Los Santos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418" calcext:value-type="float">
            <text:p>54418</text:p>
          </table:table-cell>
          <table:table-cell office:value-type="string" calcext:value-type="string">
            <text:p>Lourdes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ántico</text:p>
          </table:table-cell>
          <table:table-cell office:value-type="float" office:value="8421" calcext:value-type="float">
            <text:p>8421</text:p>
          </table:table-cell>
          <table:table-cell office:value-type="string" calcext:value-type="string">
            <text:p>Luruac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425" calcext:value-type="float">
            <text:p>15425</text:p>
          </table:table-cell>
          <table:table-cell office:value-type="string" calcext:value-type="string">
            <text:p>Macanal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425" calcext:value-type="float">
            <text:p>68425</text:p>
          </table:table-cell>
          <table:table-cell office:value-type="string" calcext:value-type="string">
            <text:p>Macaravit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425" calcext:value-type="float">
            <text:p>5425</text:p>
          </table:table-cell>
          <table:table-cell office:value-type="string" calcext:value-type="string">
            <text:p>Mace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426" calcext:value-type="float">
            <text:p>25426</text:p>
          </table:table-cell>
          <table:table-cell office:value-type="string" calcext:value-type="string">
            <text:p>Machet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430" calcext:value-type="float">
            <text:p>25430</text:p>
          </table:table-cell>
          <table:table-cell office:value-type="string" calcext:value-type="string">
            <text:p>Madrid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430" calcext:value-type="float">
            <text:p>13430</text:p>
          </table:table-cell>
          <table:table-cell office:value-type="string" calcext:value-type="string">
            <text:p>Magangué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427" calcext:value-type="float">
            <text:p>52427</text:p>
          </table:table-cell>
          <table:table-cell office:value-type="string" calcext:value-type="string">
            <text:p>Magüí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433" calcext:value-type="float">
            <text:p>13433</text:p>
          </table:table-cell>
          <table:table-cell office:value-type="string" calcext:value-type="string">
            <text:p>Mahates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a Guajira</text:p>
          </table:table-cell>
          <table:table-cell office:value-type="float" office:value="44430" calcext:value-type="float">
            <text:p>44430</text:p>
          </table:table-cell>
          <table:table-cell office:value-type="string" calcext:value-type="string">
            <text:p>Maica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cre</text:p>
          </table:table-cell>
          <table:table-cell office:value-type="float" office:value="70429" calcext:value-type="float">
            <text:p>70429</text:p>
          </table:table-cell>
          <table:table-cell office:value-type="string" calcext:value-type="string">
            <text:p>Majagual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432" calcext:value-type="float">
            <text:p>68432</text:p>
          </table:table-cell>
          <table:table-cell office:value-type="string" calcext:value-type="string">
            <text:p>Málag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ántico</text:p>
          </table:table-cell>
          <table:table-cell office:value-type="float" office:value="8433" calcext:value-type="float">
            <text:p>8433</text:p>
          </table:table-cell>
          <table:table-cell office:value-type="string" calcext:value-type="string">
            <text:p>Malamb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435" calcext:value-type="float">
            <text:p>52435</text:p>
          </table:table-cell>
          <table:table-cell office:value-type="string" calcext:value-type="string">
            <text:p>Mallam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ántico</text:p>
          </table:table-cell>
          <table:table-cell office:value-type="float" office:value="8436" calcext:value-type="float">
            <text:p>8436</text:p>
          </table:table-cell>
          <table:table-cell office:value-type="string" calcext:value-type="string">
            <text:p>Manatí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sar</text:p>
          </table:table-cell>
          <table:table-cell office:value-type="float" office:value="20443" calcext:value-type="float">
            <text:p>20443</text:p>
          </table:table-cell>
          <table:table-cell office:value-type="string" calcext:value-type="string">
            <text:p>Manaure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a Guajira</text:p>
          </table:table-cell>
          <table:table-cell office:value-type="float" office:value="44560" calcext:value-type="float">
            <text:p>44560</text:p>
          </table:table-cell>
          <table:table-cell office:value-type="string" calcext:value-type="string">
            <text:p>Manaure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asanare</text:p>
          </table:table-cell>
          <table:table-cell office:value-type="float" office:value="85139" calcext:value-type="float">
            <text:p>85139</text:p>
          </table:table-cell>
          <table:table-cell office:value-type="string" calcext:value-type="string">
            <text:p>Maní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ldas</text:p>
          </table:table-cell>
          <table:table-cell office:value-type="float" office:value="17001" calcext:value-type="float">
            <text:p>17001</text:p>
          </table:table-cell>
          <table:table-cell office:value-type="string" calcext:value-type="string">
            <text:p>Manizales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436" calcext:value-type="float">
            <text:p>25436</text:p>
          </table:table-cell>
          <table:table-cell office:value-type="string" calcext:value-type="string">
            <text:p>Mant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ldas</text:p>
          </table:table-cell>
          <table:table-cell office:value-type="float" office:value="17433" calcext:value-type="float">
            <text:p>17433</text:p>
          </table:table-cell>
          <table:table-cell office:value-type="string" calcext:value-type="string">
            <text:p>Manzanares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50325" calcext:value-type="float">
            <text:p>50325</text:p>
          </table:table-cell>
          <table:table-cell office:value-type="string" calcext:value-type="string">
            <text:p>Mapiripán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uainía</text:p>
          </table:table-cell>
          <table:table-cell office:value-type="float" office:value="94663" calcext:value-type="float">
            <text:p>94663</text:p>
          </table:table-cell>
          <table:table-cell office:value-type="string" calcext:value-type="string">
            <text:p>Mapiripan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440" calcext:value-type="float">
            <text:p>13440</text:p>
          </table:table-cell>
          <table:table-cell office:value-type="string" calcext:value-type="string">
            <text:p>Margarit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442" calcext:value-type="float">
            <text:p>13442</text:p>
          </table:table-cell>
          <table:table-cell office:value-type="string" calcext:value-type="string">
            <text:p>María la Baj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440" calcext:value-type="float">
            <text:p>5440</text:p>
          </table:table-cell>
          <table:table-cell office:value-type="string" calcext:value-type="string">
            <text:p>Marinill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442" calcext:value-type="float">
            <text:p>15442</text:p>
          </table:table-cell>
          <table:table-cell office:value-type="string" calcext:value-type="string">
            <text:p>Maripí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443" calcext:value-type="float">
            <text:p>73443</text:p>
          </table:table-cell>
          <table:table-cell office:value-type="string" calcext:value-type="string">
            <text:p>Mariquit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ldas</text:p>
          </table:table-cell>
          <table:table-cell office:value-type="float" office:value="17442" calcext:value-type="float">
            <text:p>17442</text:p>
          </table:table-cell>
          <table:table-cell office:value-type="string" calcext:value-type="string">
            <text:p>Marmat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ldas</text:p>
          </table:table-cell>
          <table:table-cell office:value-type="float" office:value="17444" calcext:value-type="float">
            <text:p>17444</text:p>
          </table:table-cell>
          <table:table-cell office:value-type="string" calcext:value-type="string">
            <text:p>Marquetali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isaralda</text:p>
          </table:table-cell>
          <table:table-cell office:value-type="float" office:value="66440" calcext:value-type="float">
            <text:p>66440</text:p>
          </table:table-cell>
          <table:table-cell office:value-type="string" calcext:value-type="string">
            <text:p>Marsell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ldas</text:p>
          </table:table-cell>
          <table:table-cell office:value-type="float" office:value="17446" calcext:value-type="float">
            <text:p>17446</text:p>
          </table:table-cell>
          <table:table-cell office:value-type="string" calcext:value-type="string">
            <text:p>Maruland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444" calcext:value-type="float">
            <text:p>68444</text:p>
          </table:table-cell>
          <table:table-cell office:value-type="string" calcext:value-type="string">
            <text:p>Matanz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001" calcext:value-type="float">
            <text:p>5001</text:p>
          </table:table-cell>
          <table:table-cell office:value-type="string" calcext:value-type="string">
            <text:p>Medellín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438" calcext:value-type="float">
            <text:p>25438</text:p>
          </table:table-cell>
          <table:table-cell office:value-type="string" calcext:value-type="string">
            <text:p>Medin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ocó</text:p>
          </table:table-cell>
          <table:table-cell office:value-type="float" office:value="27425" calcext:value-type="float">
            <text:p>27425</text:p>
          </table:table-cell>
          <table:table-cell office:value-type="string" calcext:value-type="string">
            <text:p>Medio Atrat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ocó</text:p>
          </table:table-cell>
          <table:table-cell office:value-type="float" office:value="27430" calcext:value-type="float">
            <text:p>27430</text:p>
          </table:table-cell>
          <table:table-cell office:value-type="string" calcext:value-type="string">
            <text:p>Medio Baudó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ocó</text:p>
          </table:table-cell>
          <table:table-cell office:value-type="float" office:value="27450" calcext:value-type="float">
            <text:p>27450</text:p>
          </table:table-cell>
          <table:table-cell office:value-type="string" calcext:value-type="string">
            <text:p>Medio San Juan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449" calcext:value-type="float">
            <text:p>73449</text:p>
          </table:table-cell>
          <table:table-cell office:value-type="string" calcext:value-type="string">
            <text:p>Melgar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450" calcext:value-type="float">
            <text:p>19450</text:p>
          </table:table-cell>
          <table:table-cell office:value-type="string" calcext:value-type="string">
            <text:p>Mercaderes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50330" calcext:value-type="float">
            <text:p>50330</text:p>
          </table:table-cell>
          <table:table-cell office:value-type="string" calcext:value-type="string">
            <text:p>Mesetas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quetá</text:p>
          </table:table-cell>
          <table:table-cell office:value-type="float" office:value="18460" calcext:value-type="float">
            <text:p>18460</text:p>
          </table:table-cell>
          <table:table-cell office:value-type="string" calcext:value-type="string">
            <text:p>Milán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455" calcext:value-type="float">
            <text:p>15455</text:p>
          </table:table-cell>
          <table:table-cell office:value-type="string" calcext:value-type="string">
            <text:p>Miraflores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uaviare</text:p>
          </table:table-cell>
          <table:table-cell office:value-type="float" office:value="95200" calcext:value-type="float">
            <text:p>95200</text:p>
          </table:table-cell>
          <table:table-cell office:value-type="string" calcext:value-type="string">
            <text:p>Miraflores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455" calcext:value-type="float">
            <text:p>19455</text:p>
          </table:table-cell>
          <table:table-cell office:value-type="string" calcext:value-type="string">
            <text:p>Mirand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mazonas</text:p>
          </table:table-cell>
          <table:table-cell office:value-type="float" office:value="91460" calcext:value-type="float">
            <text:p>91460</text:p>
          </table:table-cell>
          <table:table-cell office:value-type="string" calcext:value-type="string">
            <text:p>Miriti Paraná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isaralda</text:p>
          </table:table-cell>
          <table:table-cell office:value-type="float" office:value="66456" calcext:value-type="float">
            <text:p>66456</text:p>
          </table:table-cell>
          <table:table-cell office:value-type="string" calcext:value-type="string">
            <text:p>Mistrató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Vaupés</text:p>
          </table:table-cell>
          <table:table-cell office:value-type="float" office:value="97001" calcext:value-type="float">
            <text:p>97001</text:p>
          </table:table-cell>
          <table:table-cell office:value-type="string" calcext:value-type="string">
            <text:p>Mitú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utumayo</text:p>
          </table:table-cell>
          <table:table-cell office:value-type="float" office:value="86001" calcext:value-type="float">
            <text:p>86001</text:p>
          </table:table-cell>
          <table:table-cell office:value-type="string" calcext:value-type="string">
            <text:p>Moco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464" calcext:value-type="float">
            <text:p>68464</text:p>
          </table:table-cell>
          <table:table-cell office:value-type="string" calcext:value-type="string">
            <text:p>Mogotes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468" calcext:value-type="float">
            <text:p>68468</text:p>
          </table:table-cell>
          <table:table-cell office:value-type="string" calcext:value-type="string">
            <text:p>Molagavit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órdoba</text:p>
          </table:table-cell>
          <table:table-cell office:value-type="float" office:value="23464" calcext:value-type="float">
            <text:p>23464</text:p>
          </table:table-cell>
          <table:table-cell office:value-type="string" calcext:value-type="string">
            <text:p>Momil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468" calcext:value-type="float">
            <text:p>13468</text:p>
          </table:table-cell>
          <table:table-cell office:value-type="string" calcext:value-type="string">
            <text:p>Mompós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464" calcext:value-type="float">
            <text:p>15464</text:p>
          </table:table-cell>
          <table:table-cell office:value-type="string" calcext:value-type="string">
            <text:p>Mongu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466" calcext:value-type="float">
            <text:p>15466</text:p>
          </table:table-cell>
          <table:table-cell office:value-type="string" calcext:value-type="string">
            <text:p>Monguí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469" calcext:value-type="float">
            <text:p>15469</text:p>
          </table:table-cell>
          <table:table-cell office:value-type="string" calcext:value-type="string">
            <text:p>Moniquirá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467" calcext:value-type="float">
            <text:p>5467</text:p>
          </table:table-cell>
          <table:table-cell office:value-type="string" calcext:value-type="string">
            <text:p>Montebell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458" calcext:value-type="float">
            <text:p>13458</text:p>
          </table:table-cell>
          <table:table-cell office:value-type="string" calcext:value-type="string">
            <text:p>Montecrist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órdoba</text:p>
          </table:table-cell>
          <table:table-cell office:value-type="float" office:value="23466" calcext:value-type="float">
            <text:p>23466</text:p>
          </table:table-cell>
          <table:table-cell office:value-type="string" calcext:value-type="string">
            <text:p>Montelíban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Quindío</text:p>
          </table:table-cell>
          <table:table-cell office:value-type="float" office:value="63470" calcext:value-type="float">
            <text:p>63470</text:p>
          </table:table-cell>
          <table:table-cell office:value-type="string" calcext:value-type="string">
            <text:p>Montenegr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órdoba</text:p>
          </table:table-cell>
          <table:table-cell office:value-type="float" office:value="23001" calcext:value-type="float">
            <text:p>23001</text:p>
          </table:table-cell>
          <table:table-cell office:value-type="string" calcext:value-type="string">
            <text:p>Montería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asanare</text:p>
          </table:table-cell>
          <table:table-cell office:value-type="float" office:value="85162" calcext:value-type="float">
            <text:p>85162</text:p>
          </table:table-cell>
          <table:table-cell office:value-type="string" calcext:value-type="string">
            <text:p>Monterrey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órdoba</text:p>
          </table:table-cell>
          <table:table-cell office:value-type="float" office:value="23500" calcext:value-type="float">
            <text:p>23500</text:p>
          </table:table-cell>
          <table:table-cell office:value-type="string" calcext:value-type="string">
            <text:p>Moñitos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473" calcext:value-type="float">
            <text:p>13473</text:p>
          </table:table-cell>
          <table:table-cell office:value-type="string" calcext:value-type="string">
            <text:p>Morales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473" calcext:value-type="float">
            <text:p>19473</text:p>
          </table:table-cell>
          <table:table-cell office:value-type="string" calcext:value-type="string">
            <text:p>Morales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quetá</text:p>
          </table:table-cell>
          <table:table-cell office:value-type="float" office:value="18479" calcext:value-type="float">
            <text:p>18479</text:p>
          </table:table-cell>
          <table:table-cell office:value-type="string" calcext:value-type="string">
            <text:p>Morelia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uainía</text:p>
          </table:table-cell>
          <table:table-cell office:value-type="float" office:value="94888" calcext:value-type="float">
            <text:p>94888</text:p>
          </table:table-cell>
          <table:table-cell office:value-type="string" calcext:value-type="string">
            <text:p>Morichal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cre</text:p>
          </table:table-cell>
          <table:table-cell office:value-type="float" office:value="70473" calcext:value-type="float">
            <text:p>70473</text:p>
          </table:table-cell>
          <table:table-cell office:value-type="string" calcext:value-type="string">
            <text:p>Morro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473" calcext:value-type="float">
            <text:p>25473</text:p>
          </table:table-cell>
          <table:table-cell office:value-type="string" calcext:value-type="string">
            <text:p>Mosquer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473" calcext:value-type="float">
            <text:p>52473</text:p>
          </table:table-cell>
          <table:table-cell office:value-type="string" calcext:value-type="string">
            <text:p>Mosquer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476" calcext:value-type="float">
            <text:p>15476</text:p>
          </table:table-cell>
          <table:table-cell office:value-type="string" calcext:value-type="string">
            <text:p>Motavit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461" calcext:value-type="float">
            <text:p>73461</text:p>
          </table:table-cell>
          <table:table-cell office:value-type="string" calcext:value-type="string">
            <text:p>Murill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475" calcext:value-type="float">
            <text:p>5475</text:p>
          </table:table-cell>
          <table:table-cell office:value-type="string" calcext:value-type="string">
            <text:p>Murindó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480" calcext:value-type="float">
            <text:p>5480</text:p>
          </table:table-cell>
          <table:table-cell office:value-type="string" calcext:value-type="string">
            <text:p>Mutatá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480" calcext:value-type="float">
            <text:p>54480</text:p>
          </table:table-cell>
          <table:table-cell office:value-type="string" calcext:value-type="string">
            <text:p>Mutiscu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480" calcext:value-type="float">
            <text:p>15480</text:p>
          </table:table-cell>
          <table:table-cell office:value-type="string" calcext:value-type="string">
            <text:p>Muz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483" calcext:value-type="float">
            <text:p>5483</text:p>
          </table:table-cell>
          <table:table-cell office:value-type="string" calcext:value-type="string">
            <text:p>Nariñ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483" calcext:value-type="float">
            <text:p>25483</text:p>
          </table:table-cell>
          <table:table-cell office:value-type="string" calcext:value-type="string">
            <text:p>Nariñ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480" calcext:value-type="float">
            <text:p>52480</text:p>
          </table:table-cell>
          <table:table-cell office:value-type="string" calcext:value-type="string">
            <text:p>Nariño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483" calcext:value-type="float">
            <text:p>41483</text:p>
          </table:table-cell>
          <table:table-cell office:value-type="string" calcext:value-type="string">
            <text:p>Nátag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483" calcext:value-type="float">
            <text:p>73483</text:p>
          </table:table-cell>
          <table:table-cell office:value-type="string" calcext:value-type="string">
            <text:p>Natagaim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Nechí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490" calcext:value-type="float">
            <text:p>5490</text:p>
          </table:table-cell>
          <table:table-cell office:value-type="string" calcext:value-type="string">
            <text:p>Necoclí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ldas</text:p>
          </table:table-cell>
          <table:table-cell office:value-type="float" office:value="17486" calcext:value-type="float">
            <text:p>17486</text:p>
          </table:table-cell>
          <table:table-cell office:value-type="string" calcext:value-type="string">
            <text:p>Neir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001" calcext:value-type="float">
            <text:p>41001</text:p>
          </table:table-cell>
          <table:table-cell office:value-type="string" calcext:value-type="string">
            <text:p>Neiv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486" calcext:value-type="float">
            <text:p>25486</text:p>
          </table:table-cell>
          <table:table-cell office:value-type="string" calcext:value-type="string">
            <text:p>Nemocón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488" calcext:value-type="float">
            <text:p>25488</text:p>
          </table:table-cell>
          <table:table-cell office:value-type="string" calcext:value-type="string">
            <text:p>Nil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489" calcext:value-type="float">
            <text:p>25489</text:p>
          </table:table-cell>
          <table:table-cell office:value-type="string" calcext:value-type="string">
            <text:p>Nimaim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491" calcext:value-type="float">
            <text:p>15491</text:p>
          </table:table-cell>
          <table:table-cell office:value-type="string" calcext:value-type="string">
            <text:p>Nobs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491" calcext:value-type="float">
            <text:p>25491</text:p>
          </table:table-cell>
          <table:table-cell office:value-type="string" calcext:value-type="string">
            <text:p>Nocaim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ldas</text:p>
          </table:table-cell>
          <table:table-cell office:value-type="float" office:value="17495" calcext:value-type="float">
            <text:p>17495</text:p>
          </table:table-cell>
          <table:table-cell office:value-type="string" calcext:value-type="string">
            <text:p>Norcasi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490" calcext:value-type="float">
            <text:p>13490</text:p>
          </table:table-cell>
          <table:table-cell office:value-type="string" calcext:value-type="string">
            <text:p>Norosí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ocó</text:p>
          </table:table-cell>
          <table:table-cell office:value-type="float" office:value="27491" calcext:value-type="float">
            <text:p>27491</text:p>
          </table:table-cell>
          <table:table-cell office:value-type="string" calcext:value-type="string">
            <text:p>Nóvit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gdalena</text:p>
          </table:table-cell>
          <table:table-cell office:value-type="float" office:value="47460" calcext:value-type="float">
            <text:p>47460</text:p>
          </table:table-cell>
          <table:table-cell office:value-type="string" calcext:value-type="string">
            <text:p>Nueva Granad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494" calcext:value-type="float">
            <text:p>15494</text:p>
          </table:table-cell>
          <table:table-cell office:value-type="string" calcext:value-type="string">
            <text:p>Nuevo Colón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asanare</text:p>
          </table:table-cell>
          <table:table-cell office:value-type="float" office:value="85225" calcext:value-type="float">
            <text:p>85225</text:p>
          </table:table-cell>
          <table:table-cell office:value-type="string" calcext:value-type="string">
            <text:p>Nunchí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ocó</text:p>
          </table:table-cell>
          <table:table-cell office:value-type="float" office:value="27495" calcext:value-type="float">
            <text:p>27495</text:p>
          </table:table-cell>
          <table:table-cell office:value-type="string" calcext:value-type="string">
            <text:p>Nuquí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497" calcext:value-type="float">
            <text:p>76497</text:p>
          </table:table-cell>
          <table:table-cell office:value-type="string" calcext:value-type="string">
            <text:p>Oband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498" calcext:value-type="float">
            <text:p>68498</text:p>
          </table:table-cell>
          <table:table-cell office:value-type="string" calcext:value-type="string">
            <text:p>Ocamonte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498" calcext:value-type="float">
            <text:p>54498</text:p>
          </table:table-cell>
          <table:table-cell office:value-type="string" calcext:value-type="string">
            <text:p>Ocañ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500" calcext:value-type="float">
            <text:p>68500</text:p>
          </table:table-cell>
          <table:table-cell office:value-type="string" calcext:value-type="string">
            <text:p>Oib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500" calcext:value-type="float">
            <text:p>15500</text:p>
          </table:table-cell>
          <table:table-cell office:value-type="string" calcext:value-type="string">
            <text:p>Oicatá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501" calcext:value-type="float">
            <text:p>5501</text:p>
          </table:table-cell>
          <table:table-cell office:value-type="string" calcext:value-type="string">
            <text:p>Olay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490" calcext:value-type="float">
            <text:p>52490</text:p>
          </table:table-cell>
          <table:table-cell office:value-type="string" calcext:value-type="string">
            <text:p>Olaya Herrer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502" calcext:value-type="float">
            <text:p>68502</text:p>
          </table:table-cell>
          <table:table-cell office:value-type="string" calcext:value-type="string">
            <text:p>Onzag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503" calcext:value-type="float">
            <text:p>41503</text:p>
          </table:table-cell>
          <table:table-cell office:value-type="string" calcext:value-type="string">
            <text:p>Oporap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utumayo</text:p>
          </table:table-cell>
          <table:table-cell office:value-type="float" office:value="86320" calcext:value-type="float">
            <text:p>86320</text:p>
          </table:table-cell>
          <table:table-cell office:value-type="string" calcext:value-type="string">
            <text:p>Orito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asanare</text:p>
          </table:table-cell>
          <table:table-cell office:value-type="float" office:value="85230" calcext:value-type="float">
            <text:p>85230</text:p>
          </table:table-cell>
          <table:table-cell office:value-type="string" calcext:value-type="string">
            <text:p>Orocué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504" calcext:value-type="float">
            <text:p>73504</text:p>
          </table:table-cell>
          <table:table-cell office:value-type="string" calcext:value-type="string">
            <text:p>Orteg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506" calcext:value-type="float">
            <text:p>52506</text:p>
          </table:table-cell>
          <table:table-cell office:value-type="string" calcext:value-type="string">
            <text:p>Ospin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507" calcext:value-type="float">
            <text:p>15507</text:p>
          </table:table-cell>
          <table:table-cell office:value-type="string" calcext:value-type="string">
            <text:p>Otanche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cre</text:p>
          </table:table-cell>
          <table:table-cell office:value-type="float" office:value="70508" calcext:value-type="float">
            <text:p>70508</text:p>
          </table:table-cell>
          <table:table-cell office:value-type="string" calcext:value-type="string">
            <text:p>Ovejas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511" calcext:value-type="float">
            <text:p>15511</text:p>
          </table:table-cell>
          <table:table-cell office:value-type="string" calcext:value-type="string">
            <text:p>Pachavit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513" calcext:value-type="float">
            <text:p>25513</text:p>
          </table:table-cell>
          <table:table-cell office:value-type="string" calcext:value-type="string">
            <text:p>Pacho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Vaupés</text:p>
          </table:table-cell>
          <table:table-cell office:value-type="float" office:value="97511" calcext:value-type="float">
            <text:p>97511</text:p>
          </table:table-cell>
          <table:table-cell office:value-type="string" calcext:value-type="string">
            <text:p>Paco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ldas</text:p>
          </table:table-cell>
          <table:table-cell office:value-type="float" office:value="17513" calcext:value-type="float">
            <text:p>17513</text:p>
          </table:table-cell>
          <table:table-cell office:value-type="string" calcext:value-type="string">
            <text:p>Pácor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513" calcext:value-type="float">
            <text:p>19513</text:p>
          </table:table-cell>
          <table:table-cell office:value-type="string" calcext:value-type="string">
            <text:p>Padill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514" calcext:value-type="float">
            <text:p>15514</text:p>
          </table:table-cell>
          <table:table-cell office:value-type="string" calcext:value-type="string">
            <text:p>Páez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517" calcext:value-type="float">
            <text:p>19517</text:p>
          </table:table-cell>
          <table:table-cell office:value-type="string" calcext:value-type="string">
            <text:p>Páez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aicol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sar</text:p>
          </table:table-cell>
          <table:table-cell office:value-type="float" office:value="20517" calcext:value-type="float">
            <text:p>20517</text:p>
          </table:table-cell>
          <table:table-cell office:value-type="string" calcext:value-type="string">
            <text:p>Pailitas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518" calcext:value-type="float">
            <text:p>25518</text:p>
          </table:table-cell>
          <table:table-cell office:value-type="string" calcext:value-type="string">
            <text:p>Paime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516" calcext:value-type="float">
            <text:p>15516</text:p>
          </table:table-cell>
          <table:table-cell office:value-type="string" calcext:value-type="string">
            <text:p>Paip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518" calcext:value-type="float">
            <text:p>15518</text:p>
          </table:table-cell>
          <table:table-cell office:value-type="string" calcext:value-type="string">
            <text:p>Pajarito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524" calcext:value-type="float">
            <text:p>41524</text:p>
          </table:table-cell>
          <table:table-cell office:value-type="string" calcext:value-type="string">
            <text:p>Palerm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ldas</text:p>
          </table:table-cell>
          <table:table-cell office:value-type="float" office:value="17524" calcext:value-type="float">
            <text:p>17524</text:p>
          </table:table-cell>
          <table:table-cell office:value-type="string" calcext:value-type="string">
            <text:p>Palestin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530" calcext:value-type="float">
            <text:p>41530</text:p>
          </table:table-cell>
          <table:table-cell office:value-type="string" calcext:value-type="string">
            <text:p>Palestin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522" calcext:value-type="float">
            <text:p>68522</text:p>
          </table:table-cell>
          <table:table-cell office:value-type="string" calcext:value-type="string">
            <text:p>Palmar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ántico</text:p>
          </table:table-cell>
          <table:table-cell office:value-type="float" office:value="8520" calcext:value-type="float">
            <text:p>8520</text:p>
          </table:table-cell>
          <table:table-cell office:value-type="string" calcext:value-type="string">
            <text:p>Palmar de Varel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524" calcext:value-type="float">
            <text:p>68524</text:p>
          </table:table-cell>
          <table:table-cell office:value-type="string" calcext:value-type="string">
            <text:p>Palmas del Socorr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520" calcext:value-type="float">
            <text:p>76520</text:p>
          </table:table-cell>
          <table:table-cell office:value-type="string" calcext:value-type="string">
            <text:p>Palmir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cre</text:p>
          </table:table-cell>
          <table:table-cell office:value-type="float" office:value="70523" calcext:value-type="float">
            <text:p>70523</text:p>
          </table:table-cell>
          <table:table-cell office:value-type="string" calcext:value-type="string">
            <text:p>Palmito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520" calcext:value-type="float">
            <text:p>73520</text:p>
          </table:table-cell>
          <table:table-cell office:value-type="string" calcext:value-type="string">
            <text:p>Palocabild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518" calcext:value-type="float">
            <text:p>54518</text:p>
          </table:table-cell>
          <table:table-cell office:value-type="string" calcext:value-type="string">
            <text:p>Pamplon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520" calcext:value-type="float">
            <text:p>54520</text:p>
          </table:table-cell>
          <table:table-cell office:value-type="string" calcext:value-type="string">
            <text:p>Pamplonita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uainía</text:p>
          </table:table-cell>
          <table:table-cell office:value-type="float" office:value="94887" calcext:value-type="float">
            <text:p>94887</text:p>
          </table:table-cell>
          <table:table-cell office:value-type="string" calcext:value-type="string">
            <text:p>Pana Pan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524" calcext:value-type="float">
            <text:p>25524</text:p>
          </table:table-cell>
          <table:table-cell office:value-type="string" calcext:value-type="string">
            <text:p>Pandi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522" calcext:value-type="float">
            <text:p>15522</text:p>
          </table:table-cell>
          <table:table-cell office:value-type="string" calcext:value-type="string">
            <text:p>Panqueba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Vaupés</text:p>
          </table:table-cell>
          <table:table-cell office:value-type="float" office:value="97777" calcext:value-type="float">
            <text:p>97777</text:p>
          </table:table-cell>
          <table:table-cell office:value-type="string" calcext:value-type="string">
            <text:p>Papunau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533" calcext:value-type="float">
            <text:p>68533</text:p>
          </table:table-cell>
          <table:table-cell office:value-type="string" calcext:value-type="string">
            <text:p>Páram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530" calcext:value-type="float">
            <text:p>25530</text:p>
          </table:table-cell>
          <table:table-cell office:value-type="string" calcext:value-type="string">
            <text:p>Paratebuen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535" calcext:value-type="float">
            <text:p>25535</text:p>
          </table:table-cell>
          <table:table-cell office:value-type="string" calcext:value-type="string">
            <text:p>Pasc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001" calcext:value-type="float">
            <text:p>52001</text:p>
          </table:table-cell>
          <table:table-cell office:value-type="string" calcext:value-type="string">
            <text:p>Past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532" calcext:value-type="float">
            <text:p>19532</text:p>
          </table:table-cell>
          <table:table-cell office:value-type="string" calcext:value-type="string">
            <text:p>Patí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531" calcext:value-type="float">
            <text:p>15531</text:p>
          </table:table-cell>
          <table:table-cell office:value-type="string" calcext:value-type="string">
            <text:p>Paun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533" calcext:value-type="float">
            <text:p>15533</text:p>
          </table:table-cell>
          <table:table-cell office:value-type="string" calcext:value-type="string">
            <text:p>Paya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asanare</text:p>
          </table:table-cell>
          <table:table-cell office:value-type="float" office:value="85250" calcext:value-type="float">
            <text:p>85250</text:p>
          </table:table-cell>
          <table:table-cell office:value-type="string" calcext:value-type="string">
            <text:p>Paz de Aripor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537" calcext:value-type="float">
            <text:p>15537</text:p>
          </table:table-cell>
          <table:table-cell office:value-type="string" calcext:value-type="string">
            <text:p>Paz de Rí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gdalena</text:p>
          </table:table-cell>
          <table:table-cell office:value-type="float" office:value="47541" calcext:value-type="float">
            <text:p>47541</text:p>
          </table:table-cell>
          <table:table-cell office:value-type="string" calcext:value-type="string">
            <text:p>Pedraz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sar</text:p>
          </table:table-cell>
          <table:table-cell office:value-type="float" office:value="20550" calcext:value-type="float">
            <text:p>20550</text:p>
          </table:table-cell>
          <table:table-cell office:value-type="string" calcext:value-type="string">
            <text:p>Pelay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ldas</text:p>
          </table:table-cell>
          <table:table-cell office:value-type="float" office:value="17541" calcext:value-type="float">
            <text:p>17541</text:p>
          </table:table-cell>
          <table:table-cell office:value-type="string" calcext:value-type="string">
            <text:p>Pensilvani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541" calcext:value-type="float">
            <text:p>5541</text:p>
          </table:table-cell>
          <table:table-cell office:value-type="string" calcext:value-type="string">
            <text:p>Peñol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543" calcext:value-type="float">
            <text:p>5543</text:p>
          </table:table-cell>
          <table:table-cell office:value-type="string" calcext:value-type="string">
            <text:p>Peque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isaralda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ereir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542" calcext:value-type="float">
            <text:p>15542</text:p>
          </table:table-cell>
          <table:table-cell office:value-type="string" calcext:value-type="string">
            <text:p>Pesc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533" calcext:value-type="float">
            <text:p>19533</text:p>
          </table:table-cell>
          <table:table-cell office:value-type="string" calcext:value-type="string">
            <text:p>Piamonte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547" calcext:value-type="float">
            <text:p>68547</text:p>
          </table:table-cell>
          <table:table-cell office:value-type="string" calcext:value-type="string">
            <text:p>Piedecuest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547" calcext:value-type="float">
            <text:p>73547</text:p>
          </table:table-cell>
          <table:table-cell office:value-type="string" calcext:value-type="string">
            <text:p>Piedras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548" calcext:value-type="float">
            <text:p>19548</text:p>
          </table:table-cell>
          <table:table-cell office:value-type="string" calcext:value-type="string">
            <text:p>Piendamó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Quindío</text:p>
          </table:table-cell>
          <table:table-cell office:value-type="float" office:value="63548" calcext:value-type="float">
            <text:p>63548</text:p>
          </table:table-cell>
          <table:table-cell office:value-type="string" calcext:value-type="string">
            <text:p>Pija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gdalena</text:p>
          </table:table-cell>
          <table:table-cell office:value-type="float" office:value="47545" calcext:value-type="float">
            <text:p>47545</text:p>
          </table:table-cell>
          <table:table-cell office:value-type="string" calcext:value-type="string">
            <text:p>Pijiño del Carmen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549" calcext:value-type="float">
            <text:p>68549</text:p>
          </table:table-cell>
          <table:table-cell office:value-type="string" calcext:value-type="string">
            <text:p>Pinchote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549" calcext:value-type="float">
            <text:p>13549</text:p>
          </table:table-cell>
          <table:table-cell office:value-type="string" calcext:value-type="string">
            <text:p>Pinillos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ántico</text:p>
          </table:table-cell>
          <table:table-cell office:value-type="float" office:value="8549" calcext:value-type="float">
            <text:p>8549</text:p>
          </table:table-cell>
          <table:table-cell office:value-type="string" calcext:value-type="string">
            <text:p>Piojó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550" calcext:value-type="float">
            <text:p>15550</text:p>
          </table:table-cell>
          <table:table-cell office:value-type="string" calcext:value-type="string">
            <text:p>Pisb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548" calcext:value-type="float">
            <text:p>41548</text:p>
          </table:table-cell>
          <table:table-cell office:value-type="string" calcext:value-type="string">
            <text:p>Pital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551" calcext:value-type="float">
            <text:p>41551</text:p>
          </table:table-cell>
          <table:table-cell office:value-type="string" calcext:value-type="string">
            <text:p>Pitalit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gdalena</text:p>
          </table:table-cell>
          <table:table-cell office:value-type="float" office:value="47551" calcext:value-type="float">
            <text:p>47551</text:p>
          </table:table-cell>
          <table:table-cell office:value-type="string" calcext:value-type="string">
            <text:p>Pivijay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555" calcext:value-type="float">
            <text:p>73555</text:p>
          </table:table-cell>
          <table:table-cell office:value-type="string" calcext:value-type="string">
            <text:p>Planadas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órdoba</text:p>
          </table:table-cell>
          <table:table-cell office:value-type="float" office:value="23555" calcext:value-type="float">
            <text:p>23555</text:p>
          </table:table-cell>
          <table:table-cell office:value-type="string" calcext:value-type="string">
            <text:p>Planeta Ric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gdalena</text:p>
          </table:table-cell>
          <table:table-cell office:value-type="float" office:value="47555" calcext:value-type="float">
            <text:p>47555</text:p>
          </table:table-cell>
          <table:table-cell office:value-type="string" calcext:value-type="string">
            <text:p>Plat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540" calcext:value-type="float">
            <text:p>52540</text:p>
          </table:table-cell>
          <table:table-cell office:value-type="string" calcext:value-type="string">
            <text:p>Policarp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ántico</text:p>
          </table:table-cell>
          <table:table-cell office:value-type="float" office:value="8558" calcext:value-type="float">
            <text:p>8558</text:p>
          </table:table-cell>
          <table:table-cell office:value-type="string" calcext:value-type="string">
            <text:p>Polonuev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ántico</text:p>
          </table:table-cell>
          <table:table-cell office:value-type="float" office:value="8560" calcext:value-type="float">
            <text:p>8560</text:p>
          </table:table-cell>
          <table:table-cell office:value-type="string" calcext:value-type="string">
            <text:p>Poneder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001" calcext:value-type="float">
            <text:p>19001</text:p>
          </table:table-cell>
          <table:table-cell office:value-type="string" calcext:value-type="string">
            <text:p>Popayán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asanare</text:p>
          </table:table-cell>
          <table:table-cell office:value-type="float" office:value="85263" calcext:value-type="float">
            <text:p>85263</text:p>
          </table:table-cell>
          <table:table-cell office:value-type="string" calcext:value-type="string">
            <text:p>Pore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560" calcext:value-type="float">
            <text:p>52560</text:p>
          </table:table-cell>
          <table:table-cell office:value-type="string" calcext:value-type="string">
            <text:p>Potosí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563" calcext:value-type="float">
            <text:p>76563</text:p>
          </table:table-cell>
          <table:table-cell office:value-type="string" calcext:value-type="string">
            <text:p>Prader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563" calcext:value-type="float">
            <text:p>73563</text:p>
          </table:table-cell>
          <table:table-cell office:value-type="string" calcext:value-type="string">
            <text:p>Prad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565" calcext:value-type="float">
            <text:p>52565</text:p>
          </table:table-cell>
          <table:table-cell office:value-type="string" calcext:value-type="string">
            <text:p>Providenci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rchipiélago de San Andrés, Providencia y Santa Catalina</text:p>
          </table:table-cell>
          <table:table-cell office:value-type="float" office:value="88564" calcext:value-type="float">
            <text:p>88564</text:p>
          </table:table-cell>
          <table:table-cell office:value-type="string" calcext:value-type="string">
            <text:p>Providenci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sar</text:p>
          </table:table-cell>
          <table:table-cell office:value-type="float" office:value="20570" calcext:value-type="float">
            <text:p>20570</text:p>
          </table:table-cell>
          <table:table-cell office:value-type="string" calcext:value-type="string">
            <text:p>Pueblo Bell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órdoba</text:p>
          </table:table-cell>
          <table:table-cell office:value-type="float" office:value="23570" calcext:value-type="float">
            <text:p>23570</text:p>
          </table:table-cell>
          <table:table-cell office:value-type="string" calcext:value-type="string">
            <text:p>Pueblo Nuev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isaralda</text:p>
          </table:table-cell>
          <table:table-cell office:value-type="float" office:value="66572" calcext:value-type="float">
            <text:p>66572</text:p>
          </table:table-cell>
          <table:table-cell office:value-type="string" calcext:value-type="string">
            <text:p>Pueblo Ric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gdalena</text:p>
          </table:table-cell>
          <table:table-cell office:value-type="float" office:value="47570" calcext:value-type="float">
            <text:p>47570</text:p>
          </table:table-cell>
          <table:table-cell office:value-type="string" calcext:value-type="string">
            <text:p>Pueblo Viej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576" calcext:value-type="float">
            <text:p>5576</text:p>
          </table:table-cell>
          <table:table-cell office:value-type="string" calcext:value-type="string">
            <text:p>Pueblorric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572" calcext:value-type="float">
            <text:p>68572</text:p>
          </table:table-cell>
          <table:table-cell office:value-type="string" calcext:value-type="string">
            <text:p>Puente Nacional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573" calcext:value-type="float">
            <text:p>52573</text:p>
          </table:table-cell>
          <table:table-cell office:value-type="string" calcext:value-type="string">
            <text:p>Puerres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mazonas</text:p>
          </table:table-cell>
          <table:table-cell office:value-type="float" office:value="91530" calcext:value-type="float">
            <text:p>91530</text:p>
          </table:table-cell>
          <table:table-cell office:value-type="string" calcext:value-type="string">
            <text:p>Puerto Alegrí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mazonas</text:p>
          </table:table-cell>
          <table:table-cell office:value-type="float" office:value="91536" calcext:value-type="float">
            <text:p>91536</text:p>
          </table:table-cell>
          <table:table-cell office:value-type="string" calcext:value-type="string">
            <text:p>Puerto Aric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utumayo</text:p>
          </table:table-cell>
          <table:table-cell office:value-type="float" office:value="86568" calcext:value-type="float">
            <text:p>86568</text:p>
          </table:table-cell>
          <table:table-cell office:value-type="string" calcext:value-type="string">
            <text:p>Puerto Asís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579" calcext:value-type="float">
            <text:p>5579</text:p>
          </table:table-cell>
          <table:table-cell office:value-type="string" calcext:value-type="string">
            <text:p>Puerto Berrí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572" calcext:value-type="float">
            <text:p>15572</text:p>
          </table:table-cell>
          <table:table-cell office:value-type="string" calcext:value-type="string">
            <text:p>Puerto Boyacá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utumayo</text:p>
          </table:table-cell>
          <table:table-cell office:value-type="float" office:value="86569" calcext:value-type="float">
            <text:p>86569</text:p>
          </table:table-cell>
          <table:table-cell office:value-type="string" calcext:value-type="string">
            <text:p>Puerto Caicedo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Vichada</text:p>
          </table:table-cell>
          <table:table-cell office:value-type="float" office:value="99001" calcext:value-type="float">
            <text:p>99001</text:p>
          </table:table-cell>
          <table:table-cell office:value-type="string" calcext:value-type="string">
            <text:p>Puerto Carreñ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ántico</text:p>
          </table:table-cell>
          <table:table-cell office:value-type="float" office:value="8573" calcext:value-type="float">
            <text:p>8573</text:p>
          </table:table-cell>
          <table:table-cell office:value-type="string" calcext:value-type="string">
            <text:p>Puerto Colombia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uainía</text:p>
          </table:table-cell>
          <table:table-cell office:value-type="float" office:value="94884" calcext:value-type="float">
            <text:p>94884</text:p>
          </table:table-cell>
          <table:table-cell office:value-type="string" calcext:value-type="string">
            <text:p>Puerto Colombia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50450" calcext:value-type="float">
            <text:p>50450</text:p>
          </table:table-cell>
          <table:table-cell office:value-type="string" calcext:value-type="string">
            <text:p>Puerto Concordi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órdoba</text:p>
          </table:table-cell>
          <table:table-cell office:value-type="float" office:value="23574" calcext:value-type="float">
            <text:p>23574</text:p>
          </table:table-cell>
          <table:table-cell office:value-type="string" calcext:value-type="string">
            <text:p>Puerto Escondido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50568" calcext:value-type="float">
            <text:p>50568</text:p>
          </table:table-cell>
          <table:table-cell office:value-type="string" calcext:value-type="string">
            <text:p>Puerto Gaitán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utumayo</text:p>
          </table:table-cell>
          <table:table-cell office:value-type="float" office:value="86571" calcext:value-type="float">
            <text:p>86571</text:p>
          </table:table-cell>
          <table:table-cell office:value-type="string" calcext:value-type="string">
            <text:p>Puerto Guzmán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órdoba</text:p>
          </table:table-cell>
          <table:table-cell office:value-type="float" office:value="23580" calcext:value-type="float">
            <text:p>23580</text:p>
          </table:table-cell>
          <table:table-cell office:value-type="string" calcext:value-type="string">
            <text:p>Puerto Libertador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50577" calcext:value-type="float">
            <text:p>50577</text:p>
          </table:table-cell>
          <table:table-cell office:value-type="string" calcext:value-type="string">
            <text:p>Puerto Lleras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50573" calcext:value-type="float">
            <text:p>50573</text:p>
          </table:table-cell>
          <table:table-cell office:value-type="string" calcext:value-type="string">
            <text:p>Puerto López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585" calcext:value-type="float">
            <text:p>5585</text:p>
          </table:table-cell>
          <table:table-cell office:value-type="string" calcext:value-type="string">
            <text:p>Puerto Nare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mazonas</text:p>
          </table:table-cell>
          <table:table-cell office:value-type="float" office:value="91540" calcext:value-type="float">
            <text:p>91540</text:p>
          </table:table-cell>
          <table:table-cell office:value-type="string" calcext:value-type="string">
            <text:p>Puerto Nariñ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573" calcext:value-type="float">
            <text:p>68573</text:p>
          </table:table-cell>
          <table:table-cell office:value-type="string" calcext:value-type="string">
            <text:p>Puerto Parr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quetá</text:p>
          </table:table-cell>
          <table:table-cell office:value-type="float" office:value="18592" calcext:value-type="float">
            <text:p>18592</text:p>
          </table:table-cell>
          <table:table-cell office:value-type="string" calcext:value-type="string">
            <text:p>Puerto Rico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50590" calcext:value-type="float">
            <text:p>50590</text:p>
          </table:table-cell>
          <table:table-cell office:value-type="string" calcext:value-type="string">
            <text:p>Puerto Rico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rauca</text:p>
          </table:table-cell>
          <table:table-cell office:value-type="float" office:value="81591" calcext:value-type="float">
            <text:p>81591</text:p>
          </table:table-cell>
          <table:table-cell office:value-type="string" calcext:value-type="string">
            <text:p>Puerto Rondón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572" calcext:value-type="float">
            <text:p>25572</text:p>
          </table:table-cell>
          <table:table-cell office:value-type="string" calcext:value-type="string">
            <text:p>Puerto Salgar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553" calcext:value-type="float">
            <text:p>54553</text:p>
          </table:table-cell>
          <table:table-cell office:value-type="string" calcext:value-type="string">
            <text:p>Puerto Santander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mazonas</text:p>
          </table:table-cell>
          <table:table-cell office:value-type="float" office:value="91669" calcext:value-type="float">
            <text:p>91669</text:p>
          </table:table-cell>
          <table:table-cell office:value-type="string" calcext:value-type="string">
            <text:p>Puerto Santander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573" calcext:value-type="float">
            <text:p>19573</text:p>
          </table:table-cell>
          <table:table-cell office:value-type="string" calcext:value-type="string">
            <text:p>Puerto Tejad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591" calcext:value-type="float">
            <text:p>5591</text:p>
          </table:table-cell>
          <table:table-cell office:value-type="string" calcext:value-type="string">
            <text:p>Puerto Triunf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575" calcext:value-type="float">
            <text:p>68575</text:p>
          </table:table-cell>
          <table:table-cell office:value-type="string" calcext:value-type="string">
            <text:p>Puerto Wilches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580" calcext:value-type="float">
            <text:p>25580</text:p>
          </table:table-cell>
          <table:table-cell office:value-type="string" calcext:value-type="string">
            <text:p>Pulí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585" calcext:value-type="float">
            <text:p>52585</text:p>
          </table:table-cell>
          <table:table-cell office:value-type="string" calcext:value-type="string">
            <text:p>Pupiales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585" calcext:value-type="float">
            <text:p>19585</text:p>
          </table:table-cell>
          <table:table-cell office:value-type="string" calcext:value-type="string">
            <text:p>Puracé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585" calcext:value-type="float">
            <text:p>73585</text:p>
          </table:table-cell>
          <table:table-cell office:value-type="string" calcext:value-type="string">
            <text:p>Purificación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órdoba</text:p>
          </table:table-cell>
          <table:table-cell office:value-type="float" office:value="23586" calcext:value-type="float">
            <text:p>23586</text:p>
          </table:table-cell>
          <table:table-cell office:value-type="string" calcext:value-type="string">
            <text:p>Purísim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592" calcext:value-type="float">
            <text:p>25592</text:p>
          </table:table-cell>
          <table:table-cell office:value-type="string" calcext:value-type="string">
            <text:p>Quebradanegr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594" calcext:value-type="float">
            <text:p>25594</text:p>
          </table:table-cell>
          <table:table-cell office:value-type="string" calcext:value-type="string">
            <text:p>Quetame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ocó</text:p>
          </table:table-cell>
          <table:table-cell office:value-type="float" office:value="27001" calcext:value-type="float">
            <text:p>27001</text:p>
          </table:table-cell>
          <table:table-cell office:value-type="string" calcext:value-type="string">
            <text:p>Quibdó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Quindío</text:p>
          </table:table-cell>
          <table:table-cell office:value-type="float" office:value="63594" calcext:value-type="float">
            <text:p>63594</text:p>
          </table:table-cell>
          <table:table-cell office:value-type="string" calcext:value-type="string">
            <text:p>Quimbay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isaralda</text:p>
          </table:table-cell>
          <table:table-cell office:value-type="float" office:value="66594" calcext:value-type="float">
            <text:p>66594</text:p>
          </table:table-cell>
          <table:table-cell office:value-type="string" calcext:value-type="string">
            <text:p>Quinchí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580" calcext:value-type="float">
            <text:p>15580</text:p>
          </table:table-cell>
          <table:table-cell office:value-type="string" calcext:value-type="string">
            <text:p>Quípam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596" calcext:value-type="float">
            <text:p>25596</text:p>
          </table:table-cell>
          <table:table-cell office:value-type="string" calcext:value-type="string">
            <text:p>Quipile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599" calcext:value-type="float">
            <text:p>54599</text:p>
          </table:table-cell>
          <table:table-cell office:value-type="string" calcext:value-type="string">
            <text:p>Ragonvali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599" calcext:value-type="float">
            <text:p>15599</text:p>
          </table:table-cell>
          <table:table-cell office:value-type="string" calcext:value-type="string">
            <text:p>Ramiriquí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600" calcext:value-type="float">
            <text:p>15600</text:p>
          </table:table-cell>
          <table:table-cell office:value-type="string" calcext:value-type="string">
            <text:p>Ráquira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asanare</text:p>
          </table:table-cell>
          <table:table-cell office:value-type="float" office:value="85279" calcext:value-type="float">
            <text:p>85279</text:p>
          </table:table-cell>
          <table:table-cell office:value-type="string" calcext:value-type="string">
            <text:p>Recetor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580" calcext:value-type="float">
            <text:p>13580</text:p>
          </table:table-cell>
          <table:table-cell office:value-type="string" calcext:value-type="string">
            <text:p>Regidor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604" calcext:value-type="float">
            <text:p>5604</text:p>
          </table:table-cell>
          <table:table-cell office:value-type="string" calcext:value-type="string">
            <text:p>Remedios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gdalena</text:p>
          </table:table-cell>
          <table:table-cell office:value-type="float" office:value="47605" calcext:value-type="float">
            <text:p>47605</text:p>
          </table:table-cell>
          <table:table-cell office:value-type="string" calcext:value-type="string">
            <text:p>Remolin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ántico</text:p>
          </table:table-cell>
          <table:table-cell office:value-type="float" office:value="8606" calcext:value-type="float">
            <text:p>8606</text:p>
          </table:table-cell>
          <table:table-cell office:value-type="string" calcext:value-type="string">
            <text:p>Repelón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50606" calcext:value-type="float">
            <text:p>50606</text:p>
          </table:table-cell>
          <table:table-cell office:value-type="string" calcext:value-type="string">
            <text:p>Restrep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606" calcext:value-type="float">
            <text:p>76606</text:p>
          </table:table-cell>
          <table:table-cell office:value-type="string" calcext:value-type="string">
            <text:p>Restrep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607" calcext:value-type="float">
            <text:p>5607</text:p>
          </table:table-cell>
          <table:table-cell office:value-type="string" calcext:value-type="string">
            <text:p>Retir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612" calcext:value-type="float">
            <text:p>25612</text:p>
          </table:table-cell>
          <table:table-cell office:value-type="string" calcext:value-type="string">
            <text:p>Ricaurte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612" calcext:value-type="float">
            <text:p>52612</text:p>
          </table:table-cell>
          <table:table-cell office:value-type="string" calcext:value-type="string">
            <text:p>Ricaurte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616" calcext:value-type="float">
            <text:p>73616</text:p>
          </table:table-cell>
          <table:table-cell office:value-type="string" calcext:value-type="string">
            <text:p>Rio Blanc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sar</text:p>
          </table:table-cell>
          <table:table-cell office:value-type="float" office:value="20614" calcext:value-type="float">
            <text:p>20614</text:p>
          </table:table-cell>
          <table:table-cell office:value-type="string" calcext:value-type="string">
            <text:p>Río de Or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ocó</text:p>
          </table:table-cell>
          <table:table-cell office:value-type="float" office:value="27580" calcext:value-type="float">
            <text:p>27580</text:p>
          </table:table-cell>
          <table:table-cell office:value-type="string" calcext:value-type="string">
            <text:p>Río Ir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ocó</text:p>
          </table:table-cell>
          <table:table-cell office:value-type="float" office:value="27600" calcext:value-type="float">
            <text:p>27600</text:p>
          </table:table-cell>
          <table:table-cell office:value-type="string" calcext:value-type="string">
            <text:p>Río Quit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600" calcext:value-type="float">
            <text:p>13600</text:p>
          </table:table-cell>
          <table:table-cell office:value-type="string" calcext:value-type="string">
            <text:p>Río Viej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616" calcext:value-type="float">
            <text:p>76616</text:p>
          </table:table-cell>
          <table:table-cell office:value-type="string" calcext:value-type="string">
            <text:p>Riofrí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a Guajira</text:p>
          </table:table-cell>
          <table:table-cell office:value-type="float" office:value="44001" calcext:value-type="float">
            <text:p>44001</text:p>
          </table:table-cell>
          <table:table-cell office:value-type="string" calcext:value-type="string">
            <text:p>Riohach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615" calcext:value-type="float">
            <text:p>5615</text:p>
          </table:table-cell>
          <table:table-cell office:value-type="string" calcext:value-type="string">
            <text:p>Rionegr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615" calcext:value-type="float">
            <text:p>68615</text:p>
          </table:table-cell>
          <table:table-cell office:value-type="string" calcext:value-type="string">
            <text:p>Rionegr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ldas</text:p>
          </table:table-cell>
          <table:table-cell office:value-type="float" office:value="17614" calcext:value-type="float">
            <text:p>17614</text:p>
          </table:table-cell>
          <table:table-cell office:value-type="string" calcext:value-type="string">
            <text:p>Riosuci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ocó</text:p>
          </table:table-cell>
          <table:table-cell office:value-type="float" office:value="27615" calcext:value-type="float">
            <text:p>27615</text:p>
          </table:table-cell>
          <table:table-cell office:value-type="string" calcext:value-type="string">
            <text:p>Riosuci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ldas</text:p>
          </table:table-cell>
          <table:table-cell office:value-type="float" office:value="17616" calcext:value-type="float">
            <text:p>17616</text:p>
          </table:table-cell>
          <table:table-cell office:value-type="string" calcext:value-type="string">
            <text:p>Risarald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615" calcext:value-type="float">
            <text:p>41615</text:p>
          </table:table-cell>
          <table:table-cell office:value-type="string" calcext:value-type="string">
            <text:p>River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621" calcext:value-type="float">
            <text:p>52621</text:p>
          </table:table-cell>
          <table:table-cell office:value-type="string" calcext:value-type="string">
            <text:p>Roberto Payán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622" calcext:value-type="float">
            <text:p>76622</text:p>
          </table:table-cell>
          <table:table-cell office:value-type="string" calcext:value-type="string">
            <text:p>Roldanillo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622" calcext:value-type="float">
            <text:p>73622</text:p>
          </table:table-cell>
          <table:table-cell office:value-type="string" calcext:value-type="string">
            <text:p>Roncesvalles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621" calcext:value-type="float">
            <text:p>15621</text:p>
          </table:table-cell>
          <table:table-cell office:value-type="string" calcext:value-type="string">
            <text:p>Rondón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622" calcext:value-type="float">
            <text:p>19622</text:p>
          </table:table-cell>
          <table:table-cell office:value-type="string" calcext:value-type="string">
            <text:p>Rosas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624" calcext:value-type="float">
            <text:p>73624</text:p>
          </table:table-cell>
          <table:table-cell office:value-type="string" calcext:value-type="string">
            <text:p>Rovir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655" calcext:value-type="float">
            <text:p>68655</text:p>
          </table:table-cell>
          <table:table-cell office:value-type="string" calcext:value-type="string">
            <text:p>Sabana de Torres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ántico</text:p>
          </table:table-cell>
          <table:table-cell office:value-type="float" office:value="8634" calcext:value-type="float">
            <text:p>8634</text:p>
          </table:table-cell>
          <table:table-cell office:value-type="string" calcext:value-type="string">
            <text:p>Sabanagrande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628" calcext:value-type="float">
            <text:p>5628</text:p>
          </table:table-cell>
          <table:table-cell office:value-type="string" calcext:value-type="string">
            <text:p>Sabanalarg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ántico</text:p>
          </table:table-cell>
          <table:table-cell office:value-type="float" office:value="8638" calcext:value-type="float">
            <text:p>8638</text:p>
          </table:table-cell>
          <table:table-cell office:value-type="string" calcext:value-type="string">
            <text:p>Sabanalarga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asanare</text:p>
          </table:table-cell>
          <table:table-cell office:value-type="float" office:value="85300" calcext:value-type="float">
            <text:p>85300</text:p>
          </table:table-cell>
          <table:table-cell office:value-type="string" calcext:value-type="string">
            <text:p>Sabanalarg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gdalena</text:p>
          </table:table-cell>
          <table:table-cell office:value-type="float" office:value="47660" calcext:value-type="float">
            <text:p>47660</text:p>
          </table:table-cell>
          <table:table-cell office:value-type="string" calcext:value-type="string">
            <text:p>Sabanas de San Angel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631" calcext:value-type="float">
            <text:p>5631</text:p>
          </table:table-cell>
          <table:table-cell office:value-type="string" calcext:value-type="string">
            <text:p>Sabanet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632" calcext:value-type="float">
            <text:p>15632</text:p>
          </table:table-cell>
          <table:table-cell office:value-type="string" calcext:value-type="string">
            <text:p>Saboyá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asanare</text:p>
          </table:table-cell>
          <table:table-cell office:value-type="float" office:value="85315" calcext:value-type="float">
            <text:p>85315</text:p>
          </table:table-cell>
          <table:table-cell office:value-type="string" calcext:value-type="string">
            <text:p>Sácam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638" calcext:value-type="float">
            <text:p>15638</text:p>
          </table:table-cell>
          <table:table-cell office:value-type="string" calcext:value-type="string">
            <text:p>Sáchic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órdoba</text:p>
          </table:table-cell>
          <table:table-cell office:value-type="float" office:value="23660" calcext:value-type="float">
            <text:p>23660</text:p>
          </table:table-cell>
          <table:table-cell office:value-type="string" calcext:value-type="string">
            <text:p>Sahagún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660" calcext:value-type="float">
            <text:p>41660</text:p>
          </table:table-cell>
          <table:table-cell office:value-type="string" calcext:value-type="string">
            <text:p>Saladoblanc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ldas</text:p>
          </table:table-cell>
          <table:table-cell office:value-type="float" office:value="17653" calcext:value-type="float">
            <text:p>17653</text:p>
          </table:table-cell>
          <table:table-cell office:value-type="string" calcext:value-type="string">
            <text:p>Salamin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gdalena</text:p>
          </table:table-cell>
          <table:table-cell office:value-type="float" office:value="47675" calcext:value-type="float">
            <text:p>47675</text:p>
          </table:table-cell>
          <table:table-cell office:value-type="string" calcext:value-type="string">
            <text:p>Salamin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660" calcext:value-type="float">
            <text:p>54660</text:p>
          </table:table-cell>
          <table:table-cell office:value-type="string" calcext:value-type="string">
            <text:p>Salazar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671" calcext:value-type="float">
            <text:p>73671</text:p>
          </table:table-cell>
          <table:table-cell office:value-type="string" calcext:value-type="string">
            <text:p>Saldañ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Quindío</text:p>
          </table:table-cell>
          <table:table-cell office:value-type="float" office:value="63690" calcext:value-type="float">
            <text:p>63690</text:p>
          </table:table-cell>
          <table:table-cell office:value-type="string" calcext:value-type="string">
            <text:p>Salent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642" calcext:value-type="float">
            <text:p>5642</text:p>
          </table:table-cell>
          <table:table-cell office:value-type="string" calcext:value-type="string">
            <text:p>Salgar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646" calcext:value-type="float">
            <text:p>15646</text:p>
          </table:table-cell>
          <table:table-cell office:value-type="string" calcext:value-type="string">
            <text:p>Samacá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ldas</text:p>
          </table:table-cell>
          <table:table-cell office:value-type="float" office:value="17662" calcext:value-type="float">
            <text:p>17662</text:p>
          </table:table-cell>
          <table:table-cell office:value-type="string" calcext:value-type="string">
            <text:p>Samaná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678" calcext:value-type="float">
            <text:p>52678</text:p>
          </table:table-cell>
          <table:table-cell office:value-type="string" calcext:value-type="string">
            <text:p>Samanieg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cre</text:p>
          </table:table-cell>
          <table:table-cell office:value-type="float" office:value="70670" calcext:value-type="float">
            <text:p>70670</text:p>
          </table:table-cell>
          <table:table-cell office:value-type="string" calcext:value-type="string">
            <text:p>Sampués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668" calcext:value-type="float">
            <text:p>41668</text:p>
          </table:table-cell>
          <table:table-cell office:value-type="string" calcext:value-type="string">
            <text:p>San Agustín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sar</text:p>
          </table:table-cell>
          <table:table-cell office:value-type="float" office:value="20710" calcext:value-type="float">
            <text:p>20710</text:p>
          </table:table-cell>
          <table:table-cell office:value-type="string" calcext:value-type="string">
            <text:p>San Albert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669" calcext:value-type="float">
            <text:p>68669</text:p>
          </table:table-cell>
          <table:table-cell office:value-type="string" calcext:value-type="string">
            <text:p>San Andrés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rchipiélago de San Andrés, Providencia y Santa Catalina</text:p>
          </table:table-cell>
          <table:table-cell office:value-type="float" office:value="88001" calcext:value-type="float">
            <text:p>88001</text:p>
          </table:table-cell>
          <table:table-cell office:value-type="string" calcext:value-type="string">
            <text:p>San Andrés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647" calcext:value-type="float">
            <text:p>5647</text:p>
          </table:table-cell>
          <table:table-cell office:value-type="string" calcext:value-type="string">
            <text:p>San Andrés de Cuerquí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835" calcext:value-type="float">
            <text:p>52835</text:p>
          </table:table-cell>
          <table:table-cell office:value-type="string" calcext:value-type="string">
            <text:p>San Andrés de Tumac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órdoba</text:p>
          </table:table-cell>
          <table:table-cell office:value-type="float" office:value="23670" calcext:value-type="float">
            <text:p>23670</text:p>
          </table:table-cell>
          <table:table-cell office:value-type="string" calcext:value-type="string">
            <text:p>San Andrés Sotavent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órdoba</text:p>
          </table:table-cell>
          <table:table-cell office:value-type="float" office:value="23672" calcext:value-type="float">
            <text:p>23672</text:p>
          </table:table-cell>
          <table:table-cell office:value-type="string" calcext:value-type="string">
            <text:p>San Antero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675" calcext:value-type="float">
            <text:p>73675</text:p>
          </table:table-cell>
          <table:table-cell office:value-type="string" calcext:value-type="string">
            <text:p>San Antoni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645" calcext:value-type="float">
            <text:p>25645</text:p>
          </table:table-cell>
          <table:table-cell office:value-type="string" calcext:value-type="string">
            <text:p>San Antonio del Tequendam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673" calcext:value-type="float">
            <text:p>68673</text:p>
          </table:table-cell>
          <table:table-cell office:value-type="string" calcext:value-type="string">
            <text:p>San Benit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cre</text:p>
          </table:table-cell>
          <table:table-cell office:value-type="float" office:value="70678" calcext:value-type="float">
            <text:p>70678</text:p>
          </table:table-cell>
          <table:table-cell office:value-type="string" calcext:value-type="string">
            <text:p>San Benito Abad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649" calcext:value-type="float">
            <text:p>25649</text:p>
          </table:table-cell>
          <table:table-cell office:value-type="string" calcext:value-type="string">
            <text:p>San Bernard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685" calcext:value-type="float">
            <text:p>52685</text:p>
          </table:table-cell>
          <table:table-cell office:value-type="string" calcext:value-type="string">
            <text:p>San Bernard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órdoba</text:p>
          </table:table-cell>
          <table:table-cell office:value-type="float" office:value="23675" calcext:value-type="float">
            <text:p>23675</text:p>
          </table:table-cell>
          <table:table-cell office:value-type="string" calcext:value-type="string">
            <text:p>San Bernardo del Vient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670" calcext:value-type="float">
            <text:p>54670</text:p>
          </table:table-cell>
          <table:table-cell office:value-type="string" calcext:value-type="string">
            <text:p>San Calixt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649" calcext:value-type="float">
            <text:p>5649</text:p>
          </table:table-cell>
          <table:table-cell office:value-type="string" calcext:value-type="string">
            <text:p>San Carlos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órdoba</text:p>
          </table:table-cell>
          <table:table-cell office:value-type="float" office:value="23678" calcext:value-type="float">
            <text:p>23678</text:p>
          </table:table-cell>
          <table:table-cell office:value-type="string" calcext:value-type="string">
            <text:p>San Carlos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50680" calcext:value-type="float">
            <text:p>50680</text:p>
          </table:table-cell>
          <table:table-cell office:value-type="string" calcext:value-type="string">
            <text:p>San Carlos de Guaro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653" calcext:value-type="float">
            <text:p>25653</text:p>
          </table:table-cell>
          <table:table-cell office:value-type="string" calcext:value-type="string">
            <text:p>San Cayetan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673" calcext:value-type="float">
            <text:p>54673</text:p>
          </table:table-cell>
          <table:table-cell office:value-type="string" calcext:value-type="string">
            <text:p>San Cayetan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620" calcext:value-type="float">
            <text:p>13620</text:p>
          </table:table-cell>
          <table:table-cell office:value-type="string" calcext:value-type="string">
            <text:p>San Cristóbal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sar</text:p>
          </table:table-cell>
          <table:table-cell office:value-type="float" office:value="20750" calcext:value-type="float">
            <text:p>20750</text:p>
          </table:table-cell>
          <table:table-cell office:value-type="string" calcext:value-type="string">
            <text:p>San Dieg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660" calcext:value-type="float">
            <text:p>15660</text:p>
          </table:table-cell>
          <table:table-cell office:value-type="string" calcext:value-type="string">
            <text:p>San Eduard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647" calcext:value-type="float">
            <text:p>13647</text:p>
          </table:table-cell>
          <table:table-cell office:value-type="string" calcext:value-type="string">
            <text:p>San Estanislao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Guainía</text:p>
          </table:table-cell>
          <table:table-cell office:value-type="float" office:value="94883" calcext:value-type="float">
            <text:p>94883</text:p>
          </table:table-cell>
          <table:table-cell office:value-type="string" calcext:value-type="string">
            <text:p>San Felipe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650" calcext:value-type="float">
            <text:p>13650</text:p>
          </table:table-cell>
          <table:table-cell office:value-type="string" calcext:value-type="string">
            <text:p>San Fernand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652" calcext:value-type="float">
            <text:p>5652</text:p>
          </table:table-cell>
          <table:table-cell office:value-type="string" calcext:value-type="string">
            <text:p>San Francisc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658" calcext:value-type="float">
            <text:p>25658</text:p>
          </table:table-cell>
          <table:table-cell office:value-type="string" calcext:value-type="string">
            <text:p>San Francisco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utumayo</text:p>
          </table:table-cell>
          <table:table-cell office:value-type="float" office:value="86755" calcext:value-type="float">
            <text:p>86755</text:p>
          </table:table-cell>
          <table:table-cell office:value-type="string" calcext:value-type="string">
            <text:p>San Francisc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679" calcext:value-type="float">
            <text:p>68679</text:p>
          </table:table-cell>
          <table:table-cell office:value-type="string" calcext:value-type="string">
            <text:p>San Gil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654" calcext:value-type="float">
            <text:p>13654</text:p>
          </table:table-cell>
          <table:table-cell office:value-type="string" calcext:value-type="string">
            <text:p>San Jacint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655" calcext:value-type="float">
            <text:p>13655</text:p>
          </table:table-cell>
          <table:table-cell office:value-type="string" calcext:value-type="string">
            <text:p>San Jacinto del Cauc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656" calcext:value-type="float">
            <text:p>5656</text:p>
          </table:table-cell>
          <table:table-cell office:value-type="string" calcext:value-type="string">
            <text:p>San Jerónim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682" calcext:value-type="float">
            <text:p>68682</text:p>
          </table:table-cell>
          <table:table-cell office:value-type="string" calcext:value-type="string">
            <text:p>San Joaquín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ldas</text:p>
          </table:table-cell>
          <table:table-cell office:value-type="float" office:value="17665" calcext:value-type="float">
            <text:p>17665</text:p>
          </table:table-cell>
          <table:table-cell office:value-type="string" calcext:value-type="string">
            <text:p>San José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658" calcext:value-type="float">
            <text:p>5658</text:p>
          </table:table-cell>
          <table:table-cell office:value-type="string" calcext:value-type="string">
            <text:p>San José de La Montañ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684" calcext:value-type="float">
            <text:p>68684</text:p>
          </table:table-cell>
          <table:table-cell office:value-type="string" calcext:value-type="string">
            <text:p>San José de Mirand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664" calcext:value-type="float">
            <text:p>15664</text:p>
          </table:table-cell>
          <table:table-cell office:value-type="string" calcext:value-type="string">
            <text:p>San José de Pare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órdoba</text:p>
          </table:table-cell>
          <table:table-cell office:value-type="float" office:value="23682" calcext:value-type="float">
            <text:p>23682</text:p>
          </table:table-cell>
          <table:table-cell office:value-type="string" calcext:value-type="string">
            <text:p>San José de Uré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quetá</text:p>
          </table:table-cell>
          <table:table-cell office:value-type="float" office:value="18610" calcext:value-type="float">
            <text:p>18610</text:p>
          </table:table-cell>
          <table:table-cell office:value-type="string" calcext:value-type="string">
            <text:p>San José del Fragua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Guaviare</text:p>
          </table:table-cell>
          <table:table-cell office:value-type="float" office:value="95001" calcext:value-type="float">
            <text:p>95001</text:p>
          </table:table-cell>
          <table:table-cell office:value-type="string" calcext:value-type="string">
            <text:p>San José del Guaviare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ocó</text:p>
          </table:table-cell>
          <table:table-cell office:value-type="float" office:value="27660" calcext:value-type="float">
            <text:p>27660</text:p>
          </table:table-cell>
          <table:table-cell office:value-type="string" calcext:value-type="string">
            <text:p>San José del Palmar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50683" calcext:value-type="float">
            <text:p>50683</text:p>
          </table:table-cell>
          <table:table-cell office:value-type="string" calcext:value-type="string">
            <text:p>San Juan de Aram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cre</text:p>
          </table:table-cell>
          <table:table-cell office:value-type="float" office:value="70702" calcext:value-type="float">
            <text:p>70702</text:p>
          </table:table-cell>
          <table:table-cell office:value-type="string" calcext:value-type="string">
            <text:p>San Juan de Betuli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662" calcext:value-type="float">
            <text:p>25662</text:p>
          </table:table-cell>
          <table:table-cell office:value-type="string" calcext:value-type="string">
            <text:p>San Juan de Río Sec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659" calcext:value-type="float">
            <text:p>5659</text:p>
          </table:table-cell>
          <table:table-cell office:value-type="string" calcext:value-type="string">
            <text:p>San Juan de Urabá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a Guajira</text:p>
          </table:table-cell>
          <table:table-cell office:value-type="float" office:value="44650" calcext:value-type="float">
            <text:p>44650</text:p>
          </table:table-cell>
          <table:table-cell office:value-type="string" calcext:value-type="string">
            <text:p>San Juan del Cesar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657" calcext:value-type="float">
            <text:p>13657</text:p>
          </table:table-cell>
          <table:table-cell office:value-type="string" calcext:value-type="string">
            <text:p>San Juan Nepomuceno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50686" calcext:value-type="float">
            <text:p>50686</text:p>
          </table:table-cell>
          <table:table-cell office:value-type="string" calcext:value-type="string">
            <text:p>San Juanit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687" calcext:value-type="float">
            <text:p>52687</text:p>
          </table:table-cell>
          <table:table-cell office:value-type="string" calcext:value-type="string">
            <text:p>San Lorenz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660" calcext:value-type="float">
            <text:p>5660</text:p>
          </table:table-cell>
          <table:table-cell office:value-type="string" calcext:value-type="string">
            <text:p>San Luis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678" calcext:value-type="float">
            <text:p>73678</text:p>
          </table:table-cell>
          <table:table-cell office:value-type="string" calcext:value-type="string">
            <text:p>San Luis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667" calcext:value-type="float">
            <text:p>15667</text:p>
          </table:table-cell>
          <table:table-cell office:value-type="string" calcext:value-type="string">
            <text:p>San Luis de Gaceno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asanare</text:p>
          </table:table-cell>
          <table:table-cell office:value-type="float" office:value="85325" calcext:value-type="float">
            <text:p>85325</text:p>
          </table:table-cell>
          <table:table-cell office:value-type="string" calcext:value-type="string">
            <text:p>San Luis de Gacen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cre</text:p>
          </table:table-cell>
          <table:table-cell office:value-type="float" office:value="70742" calcext:value-type="float">
            <text:p>70742</text:p>
          </table:table-cell>
          <table:table-cell office:value-type="string" calcext:value-type="string">
            <text:p>San Luis de Sincé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cre</text:p>
          </table:table-cell>
          <table:table-cell office:value-type="float" office:value="70708" calcext:value-type="float">
            <text:p>70708</text:p>
          </table:table-cell>
          <table:table-cell office:value-type="string" calcext:value-type="string">
            <text:p>San Marcos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sar</text:p>
          </table:table-cell>
          <table:table-cell office:value-type="float" office:value="20770" calcext:value-type="float">
            <text:p>20770</text:p>
          </table:table-cell>
          <table:table-cell office:value-type="string" calcext:value-type="string">
            <text:p>San Martín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50689" calcext:value-type="float">
            <text:p>50689</text:p>
          </table:table-cell>
          <table:table-cell office:value-type="string" calcext:value-type="string">
            <text:p>San Martín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667" calcext:value-type="float">
            <text:p>13667</text:p>
          </table:table-cell>
          <table:table-cell office:value-type="string" calcext:value-type="string">
            <text:p>San Martín de Lob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673" calcext:value-type="float">
            <text:p>15673</text:p>
          </table:table-cell>
          <table:table-cell office:value-type="string" calcext:value-type="string">
            <text:p>San Mate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686" calcext:value-type="float">
            <text:p>68686</text:p>
          </table:table-cell>
          <table:table-cell office:value-type="string" calcext:value-type="string">
            <text:p>San Miguel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utumayo</text:p>
          </table:table-cell>
          <table:table-cell office:value-type="float" office:value="86757" calcext:value-type="float">
            <text:p>86757</text:p>
          </table:table-cell>
          <table:table-cell office:value-type="string" calcext:value-type="string">
            <text:p>San Miguel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676" calcext:value-type="float">
            <text:p>15676</text:p>
          </table:table-cell>
          <table:table-cell office:value-type="string" calcext:value-type="string">
            <text:p>San Miguel de Sem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cre</text:p>
          </table:table-cell>
          <table:table-cell office:value-type="float" office:value="70713" calcext:value-type="float">
            <text:p>70713</text:p>
          </table:table-cell>
          <table:table-cell office:value-type="string" calcext:value-type="string">
            <text:p>San Onofre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693" calcext:value-type="float">
            <text:p>52693</text:p>
          </table:table-cell>
          <table:table-cell office:value-type="string" calcext:value-type="string">
            <text:p>San Pabl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670" calcext:value-type="float">
            <text:p>13670</text:p>
          </table:table-cell>
          <table:table-cell office:value-type="string" calcext:value-type="string">
            <text:p>San Pablo de Borbur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681" calcext:value-type="float">
            <text:p>15681</text:p>
          </table:table-cell>
          <table:table-cell office:value-type="string" calcext:value-type="string">
            <text:p>San Pablo de Borbur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664" calcext:value-type="float">
            <text:p>5664</text:p>
          </table:table-cell>
          <table:table-cell office:value-type="string" calcext:value-type="string">
            <text:p>San Pedr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cre</text:p>
          </table:table-cell>
          <table:table-cell office:value-type="float" office:value="70717" calcext:value-type="float">
            <text:p>70717</text:p>
          </table:table-cell>
          <table:table-cell office:value-type="string" calcext:value-type="string">
            <text:p>San Pedr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670" calcext:value-type="float">
            <text:p>76670</text:p>
          </table:table-cell>
          <table:table-cell office:value-type="string" calcext:value-type="string">
            <text:p>San Pedr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694" calcext:value-type="float">
            <text:p>52694</text:p>
          </table:table-cell>
          <table:table-cell office:value-type="string" calcext:value-type="string">
            <text:p>San Pedro de Cartag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665" calcext:value-type="float">
            <text:p>5665</text:p>
          </table:table-cell>
          <table:table-cell office:value-type="string" calcext:value-type="string">
            <text:p>San Pedro de Urab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órdoba</text:p>
          </table:table-cell>
          <table:table-cell office:value-type="float" office:value="23686" calcext:value-type="float">
            <text:p>23686</text:p>
          </table:table-cell>
          <table:table-cell office:value-type="string" calcext:value-type="string">
            <text:p>San Pelay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667" calcext:value-type="float">
            <text:p>5667</text:p>
          </table:table-cell>
          <table:table-cell office:value-type="string" calcext:value-type="string">
            <text:p>San Rafael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670" calcext:value-type="float">
            <text:p>5670</text:p>
          </table:table-cell>
          <table:table-cell office:value-type="string" calcext:value-type="string">
            <text:p>San Roque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693" calcext:value-type="float">
            <text:p>19693</text:p>
          </table:table-cell>
          <table:table-cell office:value-type="string" calcext:value-type="string">
            <text:p>San Sebastián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gdalena</text:p>
          </table:table-cell>
          <table:table-cell office:value-type="float" office:value="47692" calcext:value-type="float">
            <text:p>47692</text:p>
          </table:table-cell>
          <table:table-cell office:value-type="string" calcext:value-type="string">
            <text:p>San Sebastián de Buenavist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674" calcext:value-type="float">
            <text:p>5674</text:p>
          </table:table-cell>
          <table:table-cell office:value-type="string" calcext:value-type="string">
            <text:p>San Vicente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689" calcext:value-type="float">
            <text:p>68689</text:p>
          </table:table-cell>
          <table:table-cell office:value-type="string" calcext:value-type="string">
            <text:p>San Vicente de Chucurí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quetá</text:p>
          </table:table-cell>
          <table:table-cell office:value-type="float" office:value="18753" calcext:value-type="float">
            <text:p>18753</text:p>
          </table:table-cell>
          <table:table-cell office:value-type="string" calcext:value-type="string">
            <text:p>San Vicente del Caguán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gdalena</text:p>
          </table:table-cell>
          <table:table-cell office:value-type="float" office:value="47703" calcext:value-type="float">
            <text:p>47703</text:p>
          </table:table-cell>
          <table:table-cell office:value-type="string" calcext:value-type="string">
            <text:p>San Zenón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683" calcext:value-type="float">
            <text:p>52683</text:p>
          </table:table-cell>
          <table:table-cell office:value-type="string" calcext:value-type="string">
            <text:p>Sandoná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gdalena</text:p>
          </table:table-cell>
          <table:table-cell office:value-type="float" office:value="47707" calcext:value-type="float">
            <text:p>47707</text:p>
          </table:table-cell>
          <table:table-cell office:value-type="string" calcext:value-type="string">
            <text:p>Santa An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679" calcext:value-type="float">
            <text:p>5679</text:p>
          </table:table-cell>
          <table:table-cell office:value-type="string" calcext:value-type="string">
            <text:p>Santa Bárbar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696" calcext:value-type="float">
            <text:p>52696</text:p>
          </table:table-cell>
          <table:table-cell office:value-type="string" calcext:value-type="string">
            <text:p>Santa Bárbar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705" calcext:value-type="float">
            <text:p>68705</text:p>
          </table:table-cell>
          <table:table-cell office:value-type="string" calcext:value-type="string">
            <text:p>Santa Bárbar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gdalena</text:p>
          </table:table-cell>
          <table:table-cell office:value-type="float" office:value="47720" calcext:value-type="float">
            <text:p>47720</text:p>
          </table:table-cell>
          <table:table-cell office:value-type="string" calcext:value-type="string">
            <text:p>Santa Bárbara de Pint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673" calcext:value-type="float">
            <text:p>13673</text:p>
          </table:table-cell>
          <table:table-cell office:value-type="string" calcext:value-type="string">
            <text:p>Santa Catalin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757" calcext:value-type="float">
            <text:p>15757</text:p>
          </table:table-cell>
          <table:table-cell office:value-type="string" calcext:value-type="string">
            <text:p>Soch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720" calcext:value-type="float">
            <text:p>68720</text:p>
          </table:table-cell>
          <table:table-cell office:value-type="string" calcext:value-type="string">
            <text:p>Santa Helena del Opón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686" calcext:value-type="float">
            <text:p>73686</text:p>
          </table:table-cell>
          <table:table-cell office:value-type="string" calcext:value-type="string">
            <text:p>Santa Isabel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ántico</text:p>
          </table:table-cell>
          <table:table-cell office:value-type="float" office:value="8675" calcext:value-type="float">
            <text:p>8675</text:p>
          </table:table-cell>
          <table:table-cell office:value-type="string" calcext:value-type="string">
            <text:p>Santa Lucí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690" calcext:value-type="float">
            <text:p>15690</text:p>
          </table:table-cell>
          <table:table-cell office:value-type="string" calcext:value-type="string">
            <text:p>Santa Marí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676" calcext:value-type="float">
            <text:p>41676</text:p>
          </table:table-cell>
          <table:table-cell office:value-type="string" calcext:value-type="string">
            <text:p>Santa Marí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gdalena</text:p>
          </table:table-cell>
          <table:table-cell office:value-type="float" office:value="47001" calcext:value-type="float">
            <text:p>47001</text:p>
          </table:table-cell>
          <table:table-cell office:value-type="string" calcext:value-type="string">
            <text:p>Santa Mart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683" calcext:value-type="float">
            <text:p>13683</text:p>
          </table:table-cell>
          <table:table-cell office:value-type="string" calcext:value-type="string">
            <text:p>Santa Ros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701" calcext:value-type="float">
            <text:p>19701</text:p>
          </table:table-cell>
          <table:table-cell office:value-type="string" calcext:value-type="string">
            <text:p>Santa Ros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isaralda</text:p>
          </table:table-cell>
          <table:table-cell office:value-type="float" office:value="66682" calcext:value-type="float">
            <text:p>66682</text:p>
          </table:table-cell>
          <table:table-cell office:value-type="string" calcext:value-type="string">
            <text:p>Santa Rosa de Cabal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686" calcext:value-type="float">
            <text:p>5686</text:p>
          </table:table-cell>
          <table:table-cell office:value-type="string" calcext:value-type="string">
            <text:p>Santa Rosa de Osos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693" calcext:value-type="float">
            <text:p>15693</text:p>
          </table:table-cell>
          <table:table-cell office:value-type="string" calcext:value-type="string">
            <text:p>Santa Rosa de Viterb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688" calcext:value-type="float">
            <text:p>13688</text:p>
          </table:table-cell>
          <table:table-cell office:value-type="string" calcext:value-type="string">
            <text:p>Santa Rosa del Sur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Vichada</text:p>
          </table:table-cell>
          <table:table-cell office:value-type="float" office:value="99624" calcext:value-type="float">
            <text:p>99624</text:p>
          </table:table-cell>
          <table:table-cell office:value-type="string" calcext:value-type="string">
            <text:p>Santa Rosalí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696" calcext:value-type="float">
            <text:p>15696</text:p>
          </table:table-cell>
          <table:table-cell office:value-type="string" calcext:value-type="string">
            <text:p>Santa Sofí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699" calcext:value-type="float">
            <text:p>52699</text:p>
          </table:table-cell>
          <table:table-cell office:value-type="string" calcext:value-type="string">
            <text:p>Santacruz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042" calcext:value-type="float">
            <text:p>5042</text:p>
          </table:table-cell>
          <table:table-cell office:value-type="string" calcext:value-type="string">
            <text:p>Santafé de Antioqui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686" calcext:value-type="float">
            <text:p>15686</text:p>
          </table:table-cell>
          <table:table-cell office:value-type="string" calcext:value-type="string">
            <text:p>Santan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698" calcext:value-type="float">
            <text:p>19698</text:p>
          </table:table-cell>
          <table:table-cell office:value-type="string" calcext:value-type="string">
            <text:p>Santander de Quilicha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680" calcext:value-type="float">
            <text:p>54680</text:p>
          </table:table-cell>
          <table:table-cell office:value-type="string" calcext:value-type="string">
            <text:p>Santiago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utumayo</text:p>
          </table:table-cell>
          <table:table-cell office:value-type="float" office:value="86760" calcext:value-type="float">
            <text:p>86760</text:p>
          </table:table-cell>
          <table:table-cell office:value-type="string" calcext:value-type="string">
            <text:p>Santiag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cre</text:p>
          </table:table-cell>
          <table:table-cell office:value-type="float" office:value="70820" calcext:value-type="float">
            <text:p>70820</text:p>
          </table:table-cell>
          <table:table-cell office:value-type="string" calcext:value-type="string">
            <text:p>Santiago de Tolú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690" calcext:value-type="float">
            <text:p>5690</text:p>
          </table:table-cell>
          <table:table-cell office:value-type="string" calcext:value-type="string">
            <text:p>Santo Doming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ántico</text:p>
          </table:table-cell>
          <table:table-cell office:value-type="float" office:value="8685" calcext:value-type="float">
            <text:p>8685</text:p>
          </table:table-cell>
          <table:table-cell office:value-type="string" calcext:value-type="string">
            <text:p>Santo Tomás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isaralda</text:p>
          </table:table-cell>
          <table:table-cell office:value-type="float" office:value="66687" calcext:value-type="float">
            <text:p>66687</text:p>
          </table:table-cell>
          <table:table-cell office:value-type="string" calcext:value-type="string">
            <text:p>Santuari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720" calcext:value-type="float">
            <text:p>52720</text:p>
          </table:table-cell>
          <table:table-cell office:value-type="string" calcext:value-type="string">
            <text:p>Sapuyes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rauca</text:p>
          </table:table-cell>
          <table:table-cell office:value-type="float" office:value="81736" calcext:value-type="float">
            <text:p>81736</text:p>
          </table:table-cell>
          <table:table-cell office:value-type="string" calcext:value-type="string">
            <text:p>Saraven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720" calcext:value-type="float">
            <text:p>54720</text:p>
          </table:table-cell>
          <table:table-cell office:value-type="string" calcext:value-type="string">
            <text:p>Sardinat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718" calcext:value-type="float">
            <text:p>25718</text:p>
          </table:table-cell>
          <table:table-cell office:value-type="string" calcext:value-type="string">
            <text:p>Sasaim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720" calcext:value-type="float">
            <text:p>15720</text:p>
          </table:table-cell>
          <table:table-cell office:value-type="string" calcext:value-type="string">
            <text:p>Sativanorte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723" calcext:value-type="float">
            <text:p>15723</text:p>
          </table:table-cell>
          <table:table-cell office:value-type="string" calcext:value-type="string">
            <text:p>Sativasur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736" calcext:value-type="float">
            <text:p>5736</text:p>
          </table:table-cell>
          <table:table-cell office:value-type="string" calcext:value-type="string">
            <text:p>Segovi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736" calcext:value-type="float">
            <text:p>25736</text:p>
          </table:table-cell>
          <table:table-cell office:value-type="string" calcext:value-type="string">
            <text:p>Sesquilé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736" calcext:value-type="float">
            <text:p>76736</text:p>
          </table:table-cell>
          <table:table-cell office:value-type="string" calcext:value-type="string">
            <text:p>Sevill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740" calcext:value-type="float">
            <text:p>15740</text:p>
          </table:table-cell>
          <table:table-cell office:value-type="string" calcext:value-type="string">
            <text:p>Siachoque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740" calcext:value-type="float">
            <text:p>25740</text:p>
          </table:table-cell>
          <table:table-cell office:value-type="string" calcext:value-type="string">
            <text:p>Sibaté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utumayo</text:p>
          </table:table-cell>
          <table:table-cell office:value-type="float" office:value="86749" calcext:value-type="float">
            <text:p>86749</text:p>
          </table:table-cell>
          <table:table-cell office:value-type="string" calcext:value-type="string">
            <text:p>Sibundoy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743" calcext:value-type="float">
            <text:p>54743</text:p>
          </table:table-cell>
          <table:table-cell office:value-type="string" calcext:value-type="string">
            <text:p>Silos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743" calcext:value-type="float">
            <text:p>25743</text:p>
          </table:table-cell>
          <table:table-cell office:value-type="string" calcext:value-type="string">
            <text:p>Silvani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743" calcext:value-type="float">
            <text:p>19743</text:p>
          </table:table-cell>
          <table:table-cell office:value-type="string" calcext:value-type="string">
            <text:p>Silvi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745" calcext:value-type="float">
            <text:p>68745</text:p>
          </table:table-cell>
          <table:table-cell office:value-type="string" calcext:value-type="string">
            <text:p>Simacot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745" calcext:value-type="float">
            <text:p>25745</text:p>
          </table:table-cell>
          <table:table-cell office:value-type="string" calcext:value-type="string">
            <text:p>Simijac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744" calcext:value-type="float">
            <text:p>13744</text:p>
          </table:table-cell>
          <table:table-cell office:value-type="string" calcext:value-type="string">
            <text:p>Simití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cre</text:p>
          </table:table-cell>
          <table:table-cell office:value-type="float" office:value="70001" calcext:value-type="float">
            <text:p>70001</text:p>
          </table:table-cell>
          <table:table-cell office:value-type="string" calcext:value-type="string">
            <text:p>Sincelej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ocó</text:p>
          </table:table-cell>
          <table:table-cell office:value-type="float" office:value="27745" calcext:value-type="float">
            <text:p>27745</text:p>
          </table:table-cell>
          <table:table-cell office:value-type="string" calcext:value-type="string">
            <text:p>Sipí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gdalena</text:p>
          </table:table-cell>
          <table:table-cell office:value-type="float" office:value="47745" calcext:value-type="float">
            <text:p>47745</text:p>
          </table:table-cell>
          <table:table-cell office:value-type="string" calcext:value-type="string">
            <text:p>Sitionuev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754" calcext:value-type="float">
            <text:p>25754</text:p>
          </table:table-cell>
          <table:table-cell office:value-type="string" calcext:value-type="string">
            <text:p>Soach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753" calcext:value-type="float">
            <text:p>15753</text:p>
          </table:table-cell>
          <table:table-cell office:value-type="string" calcext:value-type="string">
            <text:p>Soatá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755" calcext:value-type="float">
            <text:p>68755</text:p>
          </table:table-cell>
          <table:table-cell office:value-type="string" calcext:value-type="string">
            <text:p>Socorr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755" calcext:value-type="float">
            <text:p>15755</text:p>
          </table:table-cell>
          <table:table-cell office:value-type="string" calcext:value-type="string">
            <text:p>Socotá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759" calcext:value-type="float">
            <text:p>15759</text:p>
          </table:table-cell>
          <table:table-cell office:value-type="string" calcext:value-type="string">
            <text:p>Sogamoso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quetá</text:p>
          </table:table-cell>
          <table:table-cell office:value-type="float" office:value="18756" calcext:value-type="float">
            <text:p>18756</text:p>
          </table:table-cell>
          <table:table-cell office:value-type="string" calcext:value-type="string">
            <text:p>Solan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ántico</text:p>
          </table:table-cell>
          <table:table-cell office:value-type="float" office:value="8758" calcext:value-type="float">
            <text:p>8758</text:p>
          </table:table-cell>
          <table:table-cell office:value-type="string" calcext:value-type="string">
            <text:p>Soledad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quetá</text:p>
          </table:table-cell>
          <table:table-cell office:value-type="float" office:value="18785" calcext:value-type="float">
            <text:p>18785</text:p>
          </table:table-cell>
          <table:table-cell office:value-type="string" calcext:value-type="string">
            <text:p>Solit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761" calcext:value-type="float">
            <text:p>15761</text:p>
          </table:table-cell>
          <table:table-cell office:value-type="string" calcext:value-type="string">
            <text:p>Somondoc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756" calcext:value-type="float">
            <text:p>5756</text:p>
          </table:table-cell>
          <table:table-cell office:value-type="string" calcext:value-type="string">
            <text:p>Sonsón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761" calcext:value-type="float">
            <text:p>5761</text:p>
          </table:table-cell>
          <table:table-cell office:value-type="string" calcext:value-type="string">
            <text:p>Sopetrán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760" calcext:value-type="float">
            <text:p>13760</text:p>
          </table:table-cell>
          <table:table-cell office:value-type="string" calcext:value-type="string">
            <text:p>Soplavient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758" calcext:value-type="float">
            <text:p>25758</text:p>
          </table:table-cell>
          <table:table-cell office:value-type="string" calcext:value-type="string">
            <text:p>Sopó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762" calcext:value-type="float">
            <text:p>15762</text:p>
          </table:table-cell>
          <table:table-cell office:value-type="string" calcext:value-type="string">
            <text:p>Sor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764" calcext:value-type="float">
            <text:p>15764</text:p>
          </table:table-cell>
          <table:table-cell office:value-type="string" calcext:value-type="string">
            <text:p>Soracá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763" calcext:value-type="float">
            <text:p>15763</text:p>
          </table:table-cell>
          <table:table-cell office:value-type="string" calcext:value-type="string">
            <text:p>Sotaquirá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760" calcext:value-type="float">
            <text:p>19760</text:p>
          </table:table-cell>
          <table:table-cell office:value-type="string" calcext:value-type="string">
            <text:p>Sotar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770" calcext:value-type="float">
            <text:p>68770</text:p>
          </table:table-cell>
          <table:table-cell office:value-type="string" calcext:value-type="string">
            <text:p>Suait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ántico</text:p>
          </table:table-cell>
          <table:table-cell office:value-type="float" office:value="8770" calcext:value-type="float">
            <text:p>8770</text:p>
          </table:table-cell>
          <table:table-cell office:value-type="string" calcext:value-type="string">
            <text:p>Suan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780" calcext:value-type="float">
            <text:p>19780</text:p>
          </table:table-cell>
          <table:table-cell office:value-type="string" calcext:value-type="string">
            <text:p>Suárez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770" calcext:value-type="float">
            <text:p>73770</text:p>
          </table:table-cell>
          <table:table-cell office:value-type="string" calcext:value-type="string">
            <text:p>Suárez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770" calcext:value-type="float">
            <text:p>41770</text:p>
          </table:table-cell>
          <table:table-cell office:value-type="string" calcext:value-type="string">
            <text:p>Suaz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769" calcext:value-type="float">
            <text:p>25769</text:p>
          </table:table-cell>
          <table:table-cell office:value-type="string" calcext:value-type="string">
            <text:p>Subachoque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785" calcext:value-type="float">
            <text:p>19785</text:p>
          </table:table-cell>
          <table:table-cell office:value-type="string" calcext:value-type="string">
            <text:p>Sucre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773" calcext:value-type="float">
            <text:p>68773</text:p>
          </table:table-cell>
          <table:table-cell office:value-type="string" calcext:value-type="string">
            <text:p>Sucre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cre</text:p>
          </table:table-cell>
          <table:table-cell office:value-type="float" office:value="70771" calcext:value-type="float">
            <text:p>70771</text:p>
          </table:table-cell>
          <table:table-cell office:value-type="string" calcext:value-type="string">
            <text:p>Sucre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772" calcext:value-type="float">
            <text:p>25772</text:p>
          </table:table-cell>
          <table:table-cell office:value-type="string" calcext:value-type="string">
            <text:p>Suesc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777" calcext:value-type="float">
            <text:p>25777</text:p>
          </table:table-cell>
          <table:table-cell office:value-type="string" calcext:value-type="string">
            <text:p>Supatá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ldas</text:p>
          </table:table-cell>
          <table:table-cell office:value-type="float" office:value="17777" calcext:value-type="float">
            <text:p>17777</text:p>
          </table:table-cell>
          <table:table-cell office:value-type="string" calcext:value-type="string">
            <text:p>Supí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780" calcext:value-type="float">
            <text:p>68780</text:p>
          </table:table-cell>
          <table:table-cell office:value-type="string" calcext:value-type="string">
            <text:p>Suratá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779" calcext:value-type="float">
            <text:p>25779</text:p>
          </table:table-cell>
          <table:table-cell office:value-type="string" calcext:value-type="string">
            <text:p>Sus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774" calcext:value-type="float">
            <text:p>15774</text:p>
          </table:table-cell>
          <table:table-cell office:value-type="string" calcext:value-type="string">
            <text:p>Susacón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776" calcext:value-type="float">
            <text:p>15776</text:p>
          </table:table-cell>
          <table:table-cell office:value-type="string" calcext:value-type="string">
            <text:p>Sutamarchán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781" calcext:value-type="float">
            <text:p>25781</text:p>
          </table:table-cell>
          <table:table-cell office:value-type="string" calcext:value-type="string">
            <text:p>Sutataus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778" calcext:value-type="float">
            <text:p>15778</text:p>
          </table:table-cell>
          <table:table-cell office:value-type="string" calcext:value-type="string">
            <text:p>Sutatenz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785" calcext:value-type="float">
            <text:p>25785</text:p>
          </table:table-cell>
          <table:table-cell office:value-type="string" calcext:value-type="string">
            <text:p>Tabi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ocó</text:p>
          </table:table-cell>
          <table:table-cell office:value-type="float" office:value="27787" calcext:value-type="float">
            <text:p>27787</text:p>
          </table:table-cell>
          <table:table-cell office:value-type="string" calcext:value-type="string">
            <text:p>Tadó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780" calcext:value-type="float">
            <text:p>13780</text:p>
          </table:table-cell>
          <table:table-cell office:value-type="string" calcext:value-type="string">
            <text:p>Talaigua Nuev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sar</text:p>
          </table:table-cell>
          <table:table-cell office:value-type="float" office:value="20787" calcext:value-type="float">
            <text:p>20787</text:p>
          </table:table-cell>
          <table:table-cell office:value-type="string" calcext:value-type="string">
            <text:p>Tamalameque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asanare</text:p>
          </table:table-cell>
          <table:table-cell office:value-type="float" office:value="85400" calcext:value-type="float">
            <text:p>85400</text:p>
          </table:table-cell>
          <table:table-cell office:value-type="string" calcext:value-type="string">
            <text:p>Támara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rauca</text:p>
          </table:table-cell>
          <table:table-cell office:value-type="float" office:value="81794" calcext:value-type="float">
            <text:p>81794</text:p>
          </table:table-cell>
          <table:table-cell office:value-type="string" calcext:value-type="string">
            <text:p>Tame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789" calcext:value-type="float">
            <text:p>5789</text:p>
          </table:table-cell>
          <table:table-cell office:value-type="string" calcext:value-type="string">
            <text:p>Támesis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786" calcext:value-type="float">
            <text:p>52786</text:p>
          </table:table-cell>
          <table:table-cell office:value-type="string" calcext:value-type="string">
            <text:p>Taminang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788" calcext:value-type="float">
            <text:p>52788</text:p>
          </table:table-cell>
          <table:table-cell office:value-type="string" calcext:value-type="string">
            <text:p>Tangua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Vaupés</text:p>
          </table:table-cell>
          <table:table-cell office:value-type="float" office:value="97666" calcext:value-type="float">
            <text:p>97666</text:p>
          </table:table-cell>
          <table:table-cell office:value-type="string" calcext:value-type="string">
            <text:p>Tarair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mazonas</text:p>
          </table:table-cell>
          <table:table-cell office:value-type="float" office:value="91798" calcext:value-type="float">
            <text:p>91798</text:p>
          </table:table-cell>
          <table:table-cell office:value-type="string" calcext:value-type="string">
            <text:p>Tarapacá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790" calcext:value-type="float">
            <text:p>5790</text:p>
          </table:table-cell>
          <table:table-cell office:value-type="string" calcext:value-type="string">
            <text:p>Tarazá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791" calcext:value-type="float">
            <text:p>41791</text:p>
          </table:table-cell>
          <table:table-cell office:value-type="string" calcext:value-type="string">
            <text:p>Tarqui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792" calcext:value-type="float">
            <text:p>5792</text:p>
          </table:table-cell>
          <table:table-cell office:value-type="string" calcext:value-type="string">
            <text:p>Tars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790" calcext:value-type="float">
            <text:p>15790</text:p>
          </table:table-cell>
          <table:table-cell office:value-type="string" calcext:value-type="string">
            <text:p>Tasco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asanare</text:p>
          </table:table-cell>
          <table:table-cell office:value-type="float" office:value="85410" calcext:value-type="float">
            <text:p>85410</text:p>
          </table:table-cell>
          <table:table-cell office:value-type="string" calcext:value-type="string">
            <text:p>Tauramen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793" calcext:value-type="float">
            <text:p>25793</text:p>
          </table:table-cell>
          <table:table-cell office:value-type="string" calcext:value-type="string">
            <text:p>Taus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799" calcext:value-type="float">
            <text:p>41799</text:p>
          </table:table-cell>
          <table:table-cell office:value-type="string" calcext:value-type="string">
            <text:p>Tell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797" calcext:value-type="float">
            <text:p>25797</text:p>
          </table:table-cell>
          <table:table-cell office:value-type="string" calcext:value-type="string">
            <text:p>Ten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gdalena</text:p>
          </table:table-cell>
          <table:table-cell office:value-type="float" office:value="47798" calcext:value-type="float">
            <text:p>47798</text:p>
          </table:table-cell>
          <table:table-cell office:value-type="string" calcext:value-type="string">
            <text:p>Tenerife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799" calcext:value-type="float">
            <text:p>25799</text:p>
          </table:table-cell>
          <table:table-cell office:value-type="string" calcext:value-type="string">
            <text:p>Tenj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798" calcext:value-type="float">
            <text:p>15798</text:p>
          </table:table-cell>
          <table:table-cell office:value-type="string" calcext:value-type="string">
            <text:p>Tenz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800" calcext:value-type="float">
            <text:p>54800</text:p>
          </table:table-cell>
          <table:table-cell office:value-type="string" calcext:value-type="string">
            <text:p>Teoram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801" calcext:value-type="float">
            <text:p>41801</text:p>
          </table:table-cell>
          <table:table-cell office:value-type="string" calcext:value-type="string">
            <text:p>Teruel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797" calcext:value-type="float">
            <text:p>41797</text:p>
          </table:table-cell>
          <table:table-cell office:value-type="string" calcext:value-type="string">
            <text:p>Tesali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805" calcext:value-type="float">
            <text:p>25805</text:p>
          </table:table-cell>
          <table:table-cell office:value-type="string" calcext:value-type="string">
            <text:p>Tibacuy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804" calcext:value-type="float">
            <text:p>15804</text:p>
          </table:table-cell>
          <table:table-cell office:value-type="string" calcext:value-type="string">
            <text:p>Tibaná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806" calcext:value-type="float">
            <text:p>15806</text:p>
          </table:table-cell>
          <table:table-cell office:value-type="string" calcext:value-type="string">
            <text:p>Tibasos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807" calcext:value-type="float">
            <text:p>25807</text:p>
          </table:table-cell>
          <table:table-cell office:value-type="string" calcext:value-type="string">
            <text:p>Tibirit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810" calcext:value-type="float">
            <text:p>54810</text:p>
          </table:table-cell>
          <table:table-cell office:value-type="string" calcext:value-type="string">
            <text:p>Tibú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órdoba</text:p>
          </table:table-cell>
          <table:table-cell office:value-type="float" office:value="23807" calcext:value-type="float">
            <text:p>23807</text:p>
          </table:table-cell>
          <table:table-cell office:value-type="string" calcext:value-type="string">
            <text:p>Tierralt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807" calcext:value-type="float">
            <text:p>41807</text:p>
          </table:table-cell>
          <table:table-cell office:value-type="string" calcext:value-type="string">
            <text:p>Timaná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807" calcext:value-type="float">
            <text:p>19807</text:p>
          </table:table-cell>
          <table:table-cell office:value-type="string" calcext:value-type="string">
            <text:p>Timbí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809" calcext:value-type="float">
            <text:p>19809</text:p>
          </table:table-cell>
          <table:table-cell office:value-type="string" calcext:value-type="string">
            <text:p>Timbiquí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808" calcext:value-type="float">
            <text:p>15808</text:p>
          </table:table-cell>
          <table:table-cell office:value-type="string" calcext:value-type="string">
            <text:p>Tinjacá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810" calcext:value-type="float">
            <text:p>15810</text:p>
          </table:table-cell>
          <table:table-cell office:value-type="string" calcext:value-type="string">
            <text:p>Tipacoque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810" calcext:value-type="float">
            <text:p>13810</text:p>
          </table:table-cell>
          <table:table-cell office:value-type="string" calcext:value-type="string">
            <text:p>Tiquisi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809" calcext:value-type="float">
            <text:p>5809</text:p>
          </table:table-cell>
          <table:table-cell office:value-type="string" calcext:value-type="string">
            <text:p>Titiribí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814" calcext:value-type="float">
            <text:p>15814</text:p>
          </table:table-cell>
          <table:table-cell office:value-type="string" calcext:value-type="string">
            <text:p>Toc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815" calcext:value-type="float">
            <text:p>25815</text:p>
          </table:table-cell>
          <table:table-cell office:value-type="string" calcext:value-type="string">
            <text:p>Tocaim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817" calcext:value-type="float">
            <text:p>25817</text:p>
          </table:table-cell>
          <table:table-cell office:value-type="string" calcext:value-type="string">
            <text:p>Tocancipá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816" calcext:value-type="float">
            <text:p>15816</text:p>
          </table:table-cell>
          <table:table-cell office:value-type="string" calcext:value-type="string">
            <text:p>Togüí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819" calcext:value-type="float">
            <text:p>5819</text:p>
          </table:table-cell>
          <table:table-cell office:value-type="string" calcext:value-type="string">
            <text:p>Toled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820" calcext:value-type="float">
            <text:p>54820</text:p>
          </table:table-cell>
          <table:table-cell office:value-type="string" calcext:value-type="string">
            <text:p>Toled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ucre</text:p>
          </table:table-cell>
          <table:table-cell office:value-type="float" office:value="70823" calcext:value-type="float">
            <text:p>70823</text:p>
          </table:table-cell>
          <table:table-cell office:value-type="string" calcext:value-type="string">
            <text:p>Tolú Viej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820" calcext:value-type="float">
            <text:p>68820</text:p>
          </table:table-cell>
          <table:table-cell office:value-type="string" calcext:value-type="string">
            <text:p>Ton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820" calcext:value-type="float">
            <text:p>15820</text:p>
          </table:table-cell>
          <table:table-cell office:value-type="string" calcext:value-type="string">
            <text:p>Tópag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823" calcext:value-type="float">
            <text:p>25823</text:p>
          </table:table-cell>
          <table:table-cell office:value-type="string" calcext:value-type="string">
            <text:p>Topaipí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821" calcext:value-type="float">
            <text:p>19821</text:p>
          </table:table-cell>
          <table:table-cell office:value-type="string" calcext:value-type="string">
            <text:p>Toribi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823" calcext:value-type="float">
            <text:p>76823</text:p>
          </table:table-cell>
          <table:table-cell office:value-type="string" calcext:value-type="string">
            <text:p>Tor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822" calcext:value-type="float">
            <text:p>15822</text:p>
          </table:table-cell>
          <table:table-cell office:value-type="string" calcext:value-type="string">
            <text:p>Tot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824" calcext:value-type="float">
            <text:p>19824</text:p>
          </table:table-cell>
          <table:table-cell office:value-type="string" calcext:value-type="string">
            <text:p>Totoró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asanare</text:p>
          </table:table-cell>
          <table:table-cell office:value-type="float" office:value="85430" calcext:value-type="float">
            <text:p>85430</text:p>
          </table:table-cell>
          <table:table-cell office:value-type="string" calcext:value-type="string">
            <text:p>Trinidad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828" calcext:value-type="float">
            <text:p>76828</text:p>
          </table:table-cell>
          <table:table-cell office:value-type="string" calcext:value-type="string">
            <text:p>Trujill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ántico</text:p>
          </table:table-cell>
          <table:table-cell office:value-type="float" office:value="8832" calcext:value-type="float">
            <text:p>8832</text:p>
          </table:table-cell>
          <table:table-cell office:value-type="string" calcext:value-type="string">
            <text:p>Tubará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órdoba</text:p>
          </table:table-cell>
          <table:table-cell office:value-type="float" office:value="23815" calcext:value-type="float">
            <text:p>23815</text:p>
          </table:table-cell>
          <table:table-cell office:value-type="string" calcext:value-type="string">
            <text:p>Tuchín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834" calcext:value-type="float">
            <text:p>76834</text:p>
          </table:table-cell>
          <table:table-cell office:value-type="string" calcext:value-type="string">
            <text:p>Tuluá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Tunj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832" calcext:value-type="float">
            <text:p>15832</text:p>
          </table:table-cell>
          <table:table-cell office:value-type="string" calcext:value-type="string">
            <text:p>Tununguá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838" calcext:value-type="float">
            <text:p>52838</text:p>
          </table:table-cell>
          <table:table-cell office:value-type="string" calcext:value-type="string">
            <text:p>Túquerres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836" calcext:value-type="float">
            <text:p>13836</text:p>
          </table:table-cell>
          <table:table-cell office:value-type="string" calcext:value-type="string">
            <text:p>Turbac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838" calcext:value-type="float">
            <text:p>13838</text:p>
          </table:table-cell>
          <table:table-cell office:value-type="string" calcext:value-type="string">
            <text:p>Turbaná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837" calcext:value-type="float">
            <text:p>5837</text:p>
          </table:table-cell>
          <table:table-cell office:value-type="string" calcext:value-type="string">
            <text:p>Turb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835" calcext:value-type="float">
            <text:p>15835</text:p>
          </table:table-cell>
          <table:table-cell office:value-type="string" calcext:value-type="string">
            <text:p>Turmequé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837" calcext:value-type="float">
            <text:p>15837</text:p>
          </table:table-cell>
          <table:table-cell office:value-type="string" calcext:value-type="string">
            <text:p>Tut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839" calcext:value-type="float">
            <text:p>15839</text:p>
          </table:table-cell>
          <table:table-cell office:value-type="string" calcext:value-type="string">
            <text:p>Tutazá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839" calcext:value-type="float">
            <text:p>25839</text:p>
          </table:table-cell>
          <table:table-cell office:value-type="string" calcext:value-type="string">
            <text:p>Ubalá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841" calcext:value-type="float">
            <text:p>25841</text:p>
          </table:table-cell>
          <table:table-cell office:value-type="string" calcext:value-type="string">
            <text:p>Ubaque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845" calcext:value-type="float">
            <text:p>76845</text:p>
          </table:table-cell>
          <table:table-cell office:value-type="string" calcext:value-type="string">
            <text:p>Ullo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842" calcext:value-type="float">
            <text:p>15842</text:p>
          </table:table-cell>
          <table:table-cell office:value-type="string" calcext:value-type="string">
            <text:p>Umbit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845" calcext:value-type="float">
            <text:p>25845</text:p>
          </table:table-cell>
          <table:table-cell office:value-type="string" calcext:value-type="string">
            <text:p>Une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ocó</text:p>
          </table:table-cell>
          <table:table-cell office:value-type="float" office:value="27800" calcext:value-type="float">
            <text:p>27800</text:p>
          </table:table-cell>
          <table:table-cell office:value-type="string" calcext:value-type="string">
            <text:p>Unguí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hocó</text:p>
          </table:table-cell>
          <table:table-cell office:value-type="float" office:value="27810" calcext:value-type="float">
            <text:p>27810</text:p>
          </table:table-cell>
          <table:table-cell office:value-type="string" calcext:value-type="string">
            <text:p>Unión Panamerican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842" calcext:value-type="float">
            <text:p>5842</text:p>
          </table:table-cell>
          <table:table-cell office:value-type="string" calcext:value-type="string">
            <text:p>Uramita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50370" calcext:value-type="float">
            <text:p>50370</text:p>
          </table:table-cell>
          <table:table-cell office:value-type="string" calcext:value-type="string">
            <text:p>Uribe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a Guajira</text:p>
          </table:table-cell>
          <table:table-cell office:value-type="float" office:value="44847" calcext:value-type="float">
            <text:p>44847</text:p>
          </table:table-cell>
          <table:table-cell office:value-type="string" calcext:value-type="string">
            <text:p>Uribi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847" calcext:value-type="float">
            <text:p>5847</text:p>
          </table:table-cell>
          <table:table-cell office:value-type="string" calcext:value-type="string">
            <text:p>Urra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a Guajira</text:p>
          </table:table-cell>
          <table:table-cell office:value-type="float" office:value="44855" calcext:value-type="float">
            <text:p>44855</text:p>
          </table:table-cell>
          <table:table-cell office:value-type="string" calcext:value-type="string">
            <text:p>Urumit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lántico</text:p>
          </table:table-cell>
          <table:table-cell office:value-type="float" office:value="8849" calcext:value-type="float">
            <text:p>8849</text:p>
          </table:table-cell>
          <table:table-cell office:value-type="string" calcext:value-type="string">
            <text:p>Usiacurí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851" calcext:value-type="float">
            <text:p>25851</text:p>
          </table:table-cell>
          <table:table-cell office:value-type="string" calcext:value-type="string">
            <text:p>Útic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Valdivi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órdoba</text:p>
          </table:table-cell>
          <table:table-cell office:value-type="float" office:value="23855" calcext:value-type="float">
            <text:p>23855</text:p>
          </table:table-cell>
          <table:table-cell office:value-type="string" calcext:value-type="string">
            <text:p>Valenci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utumayo</text:p>
          </table:table-cell>
          <table:table-cell office:value-type="float" office:value="86865" calcext:value-type="float">
            <text:p>86865</text:p>
          </table:table-cell>
          <table:table-cell office:value-type="string" calcext:value-type="string">
            <text:p>Valle de Guamez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855" calcext:value-type="float">
            <text:p>68855</text:p>
          </table:table-cell>
          <table:table-cell office:value-type="string" calcext:value-type="string">
            <text:p>Valle de San José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854" calcext:value-type="float">
            <text:p>73854</text:p>
          </table:table-cell>
          <table:table-cell office:value-type="string" calcext:value-type="string">
            <text:p>Valle de San Juan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sar</text:p>
          </table:table-cell>
          <table:table-cell office:value-type="float" office:value="20001" calcext:value-type="float">
            <text:p>20001</text:p>
          </table:table-cell>
          <table:table-cell office:value-type="string" calcext:value-type="string">
            <text:p>Valledupar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856" calcext:value-type="float">
            <text:p>5856</text:p>
          </table:table-cell>
          <table:table-cell office:value-type="string" calcext:value-type="string">
            <text:p>Valparaíso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aquetá</text:p>
          </table:table-cell>
          <table:table-cell office:value-type="float" office:value="18860" calcext:value-type="float">
            <text:p>18860</text:p>
          </table:table-cell>
          <table:table-cell office:value-type="string" calcext:value-type="string">
            <text:p>Valparaís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858" calcext:value-type="float">
            <text:p>5858</text:p>
          </table:table-cell>
          <table:table-cell office:value-type="string" calcext:value-type="string">
            <text:p>Vegachí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861" calcext:value-type="float">
            <text:p>68861</text:p>
          </table:table-cell>
          <table:table-cell office:value-type="string" calcext:value-type="string">
            <text:p>Vélez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861" calcext:value-type="float">
            <text:p>73861</text:p>
          </table:table-cell>
          <table:table-cell office:value-type="string" calcext:value-type="string">
            <text:p>Venadillo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861" calcext:value-type="float">
            <text:p>5861</text:p>
          </table:table-cell>
          <table:table-cell office:value-type="string" calcext:value-type="string">
            <text:p>Veneci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506" calcext:value-type="float">
            <text:p>25506</text:p>
          </table:table-cell>
          <table:table-cell office:value-type="string" calcext:value-type="string">
            <text:p>Veneci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861" calcext:value-type="float">
            <text:p>15861</text:p>
          </table:table-cell>
          <table:table-cell office:value-type="string" calcext:value-type="string">
            <text:p>Ventaquemad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862" calcext:value-type="float">
            <text:p>25862</text:p>
          </table:table-cell>
          <table:table-cell office:value-type="string" calcext:value-type="string">
            <text:p>Vergar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863" calcext:value-type="float">
            <text:p>76863</text:p>
          </table:table-cell>
          <table:table-cell office:value-type="string" calcext:value-type="string">
            <text:p>Versalles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867" calcext:value-type="float">
            <text:p>68867</text:p>
          </table:table-cell>
          <table:table-cell office:value-type="string" calcext:value-type="string">
            <text:p>Vetas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867" calcext:value-type="float">
            <text:p>25867</text:p>
          </table:table-cell>
          <table:table-cell office:value-type="string" calcext:value-type="string">
            <text:p>Vianí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ldas</text:p>
          </table:table-cell>
          <table:table-cell office:value-type="float" office:value="17867" calcext:value-type="float">
            <text:p>17867</text:p>
          </table:table-cell>
          <table:table-cell office:value-type="string" calcext:value-type="string">
            <text:p>Victori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873" calcext:value-type="float">
            <text:p>5873</text:p>
          </table:table-cell>
          <table:table-cell office:value-type="string" calcext:value-type="string">
            <text:p>Vigía del Fuerte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869" calcext:value-type="float">
            <text:p>76869</text:p>
          </table:table-cell>
          <table:table-cell office:value-type="string" calcext:value-type="string">
            <text:p>Vijes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871" calcext:value-type="float">
            <text:p>54871</text:p>
          </table:table-cell>
          <table:table-cell office:value-type="string" calcext:value-type="string">
            <text:p>Villa Car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407" calcext:value-type="float">
            <text:p>15407</text:p>
          </table:table-cell>
          <table:table-cell office:value-type="string" calcext:value-type="string">
            <text:p>Villa de Leyv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843" calcext:value-type="float">
            <text:p>25843</text:p>
          </table:table-cell>
          <table:table-cell office:value-type="string" calcext:value-type="string">
            <text:p>Villa de San Diego de Ubate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4874" calcext:value-type="float">
            <text:p>54874</text:p>
          </table:table-cell>
          <table:table-cell office:value-type="string" calcext:value-type="string">
            <text:p>Villa del Rosari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19845" calcext:value-type="float">
            <text:p>19845</text:p>
          </table:table-cell>
          <table:table-cell office:value-type="string" calcext:value-type="string">
            <text:p>Villa Rica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utumayo</text:p>
          </table:table-cell>
          <table:table-cell office:value-type="float" office:value="86885" calcext:value-type="float">
            <text:p>86885</text:p>
          </table:table-cell>
          <table:table-cell office:value-type="string" calcext:value-type="string">
            <text:p>Villagarzón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871" calcext:value-type="float">
            <text:p>25871</text:p>
          </table:table-cell>
          <table:table-cell office:value-type="string" calcext:value-type="string">
            <text:p>Villagómez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870" calcext:value-type="float">
            <text:p>73870</text:p>
          </table:table-cell>
          <table:table-cell office:value-type="string" calcext:value-type="string">
            <text:p>Villahermos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ldas</text:p>
          </table:table-cell>
          <table:table-cell office:value-type="float" office:value="17873" calcext:value-type="float">
            <text:p>17873</text:p>
          </table:table-cell>
          <table:table-cell office:value-type="string" calcext:value-type="string">
            <text:p>Villamarí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873" calcext:value-type="float">
            <text:p>13873</text:p>
          </table:table-cell>
          <table:table-cell office:value-type="string" calcext:value-type="string">
            <text:p>Villanuev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a Guajira</text:p>
          </table:table-cell>
          <table:table-cell office:value-type="float" office:value="44874" calcext:value-type="float">
            <text:p>44874</text:p>
          </table:table-cell>
          <table:table-cell office:value-type="string" calcext:value-type="string">
            <text:p>Villanuev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872" calcext:value-type="float">
            <text:p>68872</text:p>
          </table:table-cell>
          <table:table-cell office:value-type="string" calcext:value-type="string">
            <text:p>Villanueva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asanare</text:p>
          </table:table-cell>
          <table:table-cell office:value-type="float" office:value="85440" calcext:value-type="float">
            <text:p>85440</text:p>
          </table:table-cell>
          <table:table-cell office:value-type="string" calcext:value-type="string">
            <text:p>Villanuev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873" calcext:value-type="float">
            <text:p>25873</text:p>
          </table:table-cell>
          <table:table-cell office:value-type="string" calcext:value-type="string">
            <text:p>Villapinzón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73873" calcext:value-type="float">
            <text:p>73873</text:p>
          </table:table-cell>
          <table:table-cell office:value-type="string" calcext:value-type="string">
            <text:p>Villarrica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Villavicencio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872" calcext:value-type="float">
            <text:p>41872</text:p>
          </table:table-cell>
          <table:table-cell office:value-type="string" calcext:value-type="string">
            <text:p>Villaviej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875" calcext:value-type="float">
            <text:p>25875</text:p>
          </table:table-cell>
          <table:table-cell office:value-type="string" calcext:value-type="string">
            <text:p>Villet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878" calcext:value-type="float">
            <text:p>25878</text:p>
          </table:table-cell>
          <table:table-cell office:value-type="string" calcext:value-type="string">
            <text:p>Viotá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879" calcext:value-type="float">
            <text:p>15879</text:p>
          </table:table-cell>
          <table:table-cell office:value-type="string" calcext:value-type="string">
            <text:p>Viracachá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50711" calcext:value-type="float">
            <text:p>50711</text:p>
          </table:table-cell>
          <table:table-cell office:value-type="string" calcext:value-type="string">
            <text:p>Vista Hermosa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aldas</text:p>
          </table:table-cell>
          <table:table-cell office:value-type="float" office:value="17877" calcext:value-type="float">
            <text:p>17877</text:p>
          </table:table-cell>
          <table:table-cell office:value-type="string" calcext:value-type="string">
            <text:p>Viterb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885" calcext:value-type="float">
            <text:p>25885</text:p>
          </table:table-cell>
          <table:table-cell office:value-type="string" calcext:value-type="string">
            <text:p>Yacopí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2885" calcext:value-type="float">
            <text:p>52885</text:p>
          </table:table-cell>
          <table:table-cell office:value-type="string" calcext:value-type="string">
            <text:p>Yacuanquer</text:p>
          </table:table-cell>
        </table:table-row>
        <table:table-row table:style-name="ro1">
          <table:table-cell office:value-type="string" calcext:value-type="string">
            <text:p>Región Centro S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41885" calcext:value-type="float">
            <text:p>41885</text:p>
          </table:table-cell>
          <table:table-cell office:value-type="string" calcext:value-type="string">
            <text:p>Yaguará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885" calcext:value-type="float">
            <text:p>5885</text:p>
          </table:table-cell>
          <table:table-cell office:value-type="string" calcext:value-type="string">
            <text:p>Yalí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887" calcext:value-type="float">
            <text:p>5887</text:p>
          </table:table-cell>
          <table:table-cell office:value-type="string" calcext:value-type="string">
            <text:p>Yarumal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Vaupés</text:p>
          </table:table-cell>
          <table:table-cell office:value-type="float" office:value="97889" calcext:value-type="float">
            <text:p>97889</text:p>
          </table:table-cell>
          <table:table-cell office:value-type="string" calcext:value-type="string">
            <text:p>Yavaraté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890" calcext:value-type="float">
            <text:p>5890</text:p>
          </table:table-cell>
          <table:table-cell office:value-type="string" calcext:value-type="string">
            <text:p>Yolombó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893" calcext:value-type="float">
            <text:p>5893</text:p>
          </table:table-cell>
          <table:table-cell office:value-type="string" calcext:value-type="string">
            <text:p>Yondó</text:p>
          </table:table-cell>
        </table:table-row>
        <table:table-row table:style-name="ro1">
          <table:table-cell office:value-type="string" calcext:value-type="string">
            <text:p>Región Llan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asanare</text:p>
          </table:table-cell>
          <table:table-cell office:value-type="float" office:value="85001" calcext:value-type="float">
            <text:p>85001</text:p>
          </table:table-cell>
          <table:table-cell office:value-type="string" calcext:value-type="string">
            <text:p>Yopal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890" calcext:value-type="float">
            <text:p>76890</text:p>
          </table:table-cell>
          <table:table-cell office:value-type="string" calcext:value-type="string">
            <text:p>Yotoco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892" calcext:value-type="float">
            <text:p>76892</text:p>
          </table:table-cell>
          <table:table-cell office:value-type="string" calcext:value-type="string">
            <text:p>Yumbo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13894" calcext:value-type="float">
            <text:p>13894</text:p>
          </table:table-cell>
          <table:table-cell office:value-type="string" calcext:value-type="string">
            <text:p>Zambrano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68895" calcext:value-type="float">
            <text:p>68895</text:p>
          </table:table-cell>
          <table:table-cell office:value-type="string" calcext:value-type="string">
            <text:p>Zapatoca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gdalena</text:p>
          </table:table-cell>
          <table:table-cell office:value-type="float" office:value="47960" calcext:value-type="float">
            <text:p>47960</text:p>
          </table:table-cell>
          <table:table-cell office:value-type="string" calcext:value-type="string">
            <text:p>Zapayán</text:p>
          </table:table-cell>
        </table:table-row>
        <table:table-row table:style-name="ro1">
          <table:table-cell office:value-type="string" calcext:value-type="string">
            <text:p>Región Eje Cafetero - Antioqu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895" calcext:value-type="float">
            <text:p>5895</text:p>
          </table:table-cell>
          <table:table-cell office:value-type="string" calcext:value-type="string">
            <text:p>Zaragoza</text:p>
          </table:table-cell>
        </table:table-row>
        <table:table-row table:style-name="ro1">
          <table:table-cell office:value-type="string" calcext:value-type="string">
            <text:p>Región Pacífic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76895" calcext:value-type="float">
            <text:p>76895</text:p>
          </table:table-cell>
          <table:table-cell office:value-type="string" calcext:value-type="string">
            <text:p>Zarzal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15897" calcext:value-type="float">
            <text:p>15897</text:p>
          </table:table-cell>
          <table:table-cell office:value-type="string" calcext:value-type="string">
            <text:p>Zetaquira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898" calcext:value-type="float">
            <text:p>25898</text:p>
          </table:table-cell>
          <table:table-cell office:value-type="string" calcext:value-type="string">
            <text:p>Zipacón</text:p>
          </table:table-cell>
        </table:table-row>
        <table:table-row table:style-name="ro1">
          <table:table-cell office:value-type="string" calcext:value-type="string">
            <text:p>Región Centro Orien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25899" calcext:value-type="float">
            <text:p>25899</text:p>
          </table:table-cell>
          <table:table-cell office:value-type="string" calcext:value-type="string">
            <text:p>Zipaquirá</text:p>
          </table:table-cell>
        </table:table-row>
        <table:table-row table:style-name="ro1">
          <table:table-cell office:value-type="string" calcext:value-type="string">
            <text:p>Región Carib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agdalena</text:p>
          </table:table-cell>
          <table:table-cell office:value-type="float" office:value="47980" calcext:value-type="float">
            <text:p>47980</text:p>
          </table:table-cell>
          <table:table-cell office:value-type="string" calcext:value-type="string">
            <text:p>Zona Bananera</text:p>
          </table:table-cell>
        </table:table-row>
      </table:table>
      <table:table table:name="Pais" table:style-name="ta1">
        <table:table-column table:style-name="co6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de</text:p>
          </table:table-cell>
          <table:table-cell table:number-columns-repeated="1021"/>
        </table:table-row>
        <table:table-row table:style-name="ro1">
          <table:table-cell table:style-name="Default" office:value-type="float" office:value="57" calcext:value-type="float">
            <text:p>57</text:p>
          </table:table-cell>
          <table:table-cell table:style-name="Default" office:value-type="string" calcext:value-type="string">
            <text:p>Colombia</text:p>
          </table:table-cell>
          <table:table-cell table:style-name="Default" office:value-type="string" calcext:value-type="string">
            <text:p>CO</text:p>
          </table:table-cell>
          <table:table-cell table:style-name="Default" table:number-columns-repeated="1021"/>
        </table:table-row>
      </table:table>
      <table:table table:name="Depto" table:style-name="ta1">
        <table:table-column table:style-name="co6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aisId</text:p>
          </table:table-cell>
          <table:table-cell table:style-name="ce1" office:value-type="string" calcext:value-type="string">
            <text:p>Pai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tioquia</text:p>
          </table:table-cell>
          <table:table-cell office:value-type="float" office:value="57" calcext:value-type="float">
            <text:p>57</text:p>
          </table:table-cell>
          <table:table-cell table:formula="of:=VLOOKUP([.C2];[$Pais.A$2:.C$10];2;1)" office:value-type="string" office:string-value="Colombia" calcext:value-type="string">
            <text:p>Colombi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lántico</text:p>
          </table:table-cell>
          <table:table-cell office:value-type="float" office:value="57" calcext:value-type="float">
            <text:p>57</text:p>
          </table:table-cell>
          <table:table-cell table:formula="of:=VLOOKUP([.C3];[$Pais.A$2:.C$10];2;1)" office:value-type="string" office:string-value="Colombia" calcext:value-type="string">
            <text:p>Colombi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ogotá D.C.</text:p>
          </table:table-cell>
          <table:table-cell office:value-type="float" office:value="57" calcext:value-type="float">
            <text:p>57</text:p>
          </table:table-cell>
          <table:table-cell table:formula="of:=VLOOKUP([.C4];[$Pais.A$2:.C$10];2;1)" office:value-type="string" office:string-value="Colombia" calcext:value-type="string">
            <text:p>Colombi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olívar</text:p>
          </table:table-cell>
          <table:table-cell office:value-type="float" office:value="57" calcext:value-type="float">
            <text:p>57</text:p>
          </table:table-cell>
          <table:table-cell table:formula="of:=VLOOKUP([.C5];[$Pais.A$2:.C$10];2;1)" office:value-type="string" office:string-value="Colombia" calcext:value-type="string">
            <text:p>Colombi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oyacá</text:p>
          </table:table-cell>
          <table:table-cell office:value-type="float" office:value="57" calcext:value-type="float">
            <text:p>57</text:p>
          </table:table-cell>
          <table:table-cell table:formula="of:=VLOOKUP([.C6];[$Pais.A$2:.C$10];2;1)" office:value-type="string" office:string-value="Colombia" calcext:value-type="string">
            <text:p>Colombi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ldas</text:p>
          </table:table-cell>
          <table:table-cell office:value-type="float" office:value="57" calcext:value-type="float">
            <text:p>57</text:p>
          </table:table-cell>
          <table:table-cell table:formula="of:=VLOOKUP([.C7];[$Pais.A$2:.C$10];2;1)" office:value-type="string" office:string-value="Colombia" calcext:value-type="string">
            <text:p>Colombi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quetá</text:p>
          </table:table-cell>
          <table:table-cell office:value-type="float" office:value="57" calcext:value-type="float">
            <text:p>57</text:p>
          </table:table-cell>
          <table:table-cell table:formula="of:=VLOOKUP([.C8];[$Pais.A$2:.C$10];2;1)" office:value-type="string" office:string-value="Colombia" calcext:value-type="string">
            <text:p>Colombi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uca</text:p>
          </table:table-cell>
          <table:table-cell office:value-type="float" office:value="57" calcext:value-type="float">
            <text:p>57</text:p>
          </table:table-cell>
          <table:table-cell table:formula="of:=VLOOKUP([.C9];[$Pais.A$2:.C$10];2;1)" office:value-type="string" office:string-value="Colombia" calcext:value-type="string">
            <text:p>Colombi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esar</text:p>
          </table:table-cell>
          <table:table-cell office:value-type="float" office:value="57" calcext:value-type="float">
            <text:p>57</text:p>
          </table:table-cell>
          <table:table-cell table:formula="of:=VLOOKUP([.C10];[$Pais.A$2:.C$10];2;1)" office:value-type="string" office:string-value="Colombia" calcext:value-type="string">
            <text:p>Colombi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órdoba</text:p>
          </table:table-cell>
          <table:table-cell office:value-type="float" office:value="57" calcext:value-type="float">
            <text:p>57</text:p>
          </table:table-cell>
          <table:table-cell table:formula="of:=VLOOKUP([.C11];[$Pais.A$2:.C$10];2;1)" office:value-type="string" office:string-value="Colombia" calcext:value-type="string">
            <text:p>Colombi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undinamarca</text:p>
          </table:table-cell>
          <table:table-cell office:value-type="float" office:value="57" calcext:value-type="float">
            <text:p>57</text:p>
          </table:table-cell>
          <table:table-cell table:formula="of:=VLOOKUP([.C12];[$Pais.A$2:.C$10];2;1)" office:value-type="string" office:string-value="Colombia" calcext:value-type="string">
            <text:p>Colombi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ocó</text:p>
          </table:table-cell>
          <table:table-cell office:value-type="float" office:value="57" calcext:value-type="float">
            <text:p>57</text:p>
          </table:table-cell>
          <table:table-cell table:formula="of:=VLOOKUP([.C13];[$Pais.A$2:.C$10];2;1)" office:value-type="string" office:string-value="Colombia" calcext:value-type="string">
            <text:p>Colombia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Huila</text:p>
          </table:table-cell>
          <table:table-cell office:value-type="float" office:value="57" calcext:value-type="float">
            <text:p>57</text:p>
          </table:table-cell>
          <table:table-cell table:formula="of:=VLOOKUP([.C14];[$Pais.A$2:.C$10];2;1)" office:value-type="string" office:string-value="Colombia" calcext:value-type="string">
            <text:p>Colombi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a Guajira</text:p>
          </table:table-cell>
          <table:table-cell office:value-type="float" office:value="57" calcext:value-type="float">
            <text:p>57</text:p>
          </table:table-cell>
          <table:table-cell table:formula="of:=VLOOKUP([.C15];[$Pais.A$2:.C$10];2;1)" office:value-type="string" office:string-value="Colombia" calcext:value-type="string">
            <text:p>Colombi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gdalena</text:p>
          </table:table-cell>
          <table:table-cell office:value-type="float" office:value="57" calcext:value-type="float">
            <text:p>57</text:p>
          </table:table-cell>
          <table:table-cell table:formula="of:=VLOOKUP([.C16];[$Pais.A$2:.C$10];2;1)" office:value-type="string" office:string-value="Colombia" calcext:value-type="string">
            <text:p>Colombia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eta</text:p>
          </table:table-cell>
          <table:table-cell office:value-type="float" office:value="57" calcext:value-type="float">
            <text:p>57</text:p>
          </table:table-cell>
          <table:table-cell table:formula="of:=VLOOKUP([.C17];[$Pais.A$2:.C$10];2;1)" office:value-type="string" office:string-value="Colombia" calcext:value-type="string">
            <text:p>Colombi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Nariño</text:p>
          </table:table-cell>
          <table:table-cell office:value-type="float" office:value="57" calcext:value-type="float">
            <text:p>57</text:p>
          </table:table-cell>
          <table:table-cell table:formula="of:=VLOOKUP([.C18];[$Pais.A$2:.C$10];2;1)" office:value-type="string" office:string-value="Colombia" calcext:value-type="string">
            <text:p>Colombia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Norte de Santander</text:p>
          </table:table-cell>
          <table:table-cell office:value-type="float" office:value="57" calcext:value-type="float">
            <text:p>57</text:p>
          </table:table-cell>
          <table:table-cell table:formula="of:=VLOOKUP([.C19];[$Pais.A$2:.C$10];2;1)" office:value-type="string" office:string-value="Colombia" calcext:value-type="string">
            <text:p>Colombia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Quindío</text:p>
          </table:table-cell>
          <table:table-cell office:value-type="float" office:value="57" calcext:value-type="float">
            <text:p>57</text:p>
          </table:table-cell>
          <table:table-cell table:formula="of:=VLOOKUP([.C20];[$Pais.A$2:.C$10];2;1)" office:value-type="string" office:string-value="Colombia" calcext:value-type="string">
            <text:p>Colombi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isaralda</text:p>
          </table:table-cell>
          <table:table-cell office:value-type="float" office:value="57" calcext:value-type="float">
            <text:p>57</text:p>
          </table:table-cell>
          <table:table-cell table:formula="of:=VLOOKUP([.C21];[$Pais.A$2:.C$10];2;1)" office:value-type="string" office:string-value="Colombia" calcext:value-type="string">
            <text:p>Colombi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antander</text:p>
          </table:table-cell>
          <table:table-cell office:value-type="float" office:value="57" calcext:value-type="float">
            <text:p>57</text:p>
          </table:table-cell>
          <table:table-cell table:formula="of:=VLOOKUP([.C22];[$Pais.A$2:.C$10];2;1)" office:value-type="string" office:string-value="Colombia" calcext:value-type="string">
            <text:p>Colombi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ucre</text:p>
          </table:table-cell>
          <table:table-cell office:value-type="float" office:value="57" calcext:value-type="float">
            <text:p>57</text:p>
          </table:table-cell>
          <table:table-cell table:formula="of:=VLOOKUP([.C23];[$Pais.A$2:.C$10];2;1)" office:value-type="string" office:string-value="Colombia" calcext:value-type="string">
            <text:p>Colombia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olima</text:p>
          </table:table-cell>
          <table:table-cell office:value-type="float" office:value="57" calcext:value-type="float">
            <text:p>57</text:p>
          </table:table-cell>
          <table:table-cell table:formula="of:=VLOOKUP([.C24];[$Pais.A$2:.C$10];2;1)" office:value-type="string" office:string-value="Colombia" calcext:value-type="string">
            <text:p>Colombi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Valle del Cauca</text:p>
          </table:table-cell>
          <table:table-cell office:value-type="float" office:value="57" calcext:value-type="float">
            <text:p>57</text:p>
          </table:table-cell>
          <table:table-cell table:formula="of:=VLOOKUP([.C25];[$Pais.A$2:.C$10];2;1)" office:value-type="string" office:string-value="Colombia" calcext:value-type="string">
            <text:p>Colombia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rauca</text:p>
          </table:table-cell>
          <table:table-cell office:value-type="float" office:value="57" calcext:value-type="float">
            <text:p>57</text:p>
          </table:table-cell>
          <table:table-cell table:formula="of:=VLOOKUP([.C26];[$Pais.A$2:.C$10];2;1)" office:value-type="string" office:string-value="Colombia" calcext:value-type="string">
            <text:p>Colombi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asanare</text:p>
          </table:table-cell>
          <table:table-cell office:value-type="float" office:value="57" calcext:value-type="float">
            <text:p>57</text:p>
          </table:table-cell>
          <table:table-cell table:formula="of:=VLOOKUP([.C27];[$Pais.A$2:.C$10];2;1)" office:value-type="string" office:string-value="Colombia" calcext:value-type="string">
            <text:p>Colombi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utumayo</text:p>
          </table:table-cell>
          <table:table-cell office:value-type="float" office:value="57" calcext:value-type="float">
            <text:p>57</text:p>
          </table:table-cell>
          <table:table-cell table:formula="of:=VLOOKUP([.C28];[$Pais.A$2:.C$10];2;1)" office:value-type="string" office:string-value="Colombia" calcext:value-type="string">
            <text:p>Colombi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Archipiélago de San Andrés, Providencia y Santa Catalina</text:p>
          </table:table-cell>
          <table:table-cell office:value-type="float" office:value="57" calcext:value-type="float">
            <text:p>57</text:p>
          </table:table-cell>
          <table:table-cell table:formula="of:=VLOOKUP([.C29];[$Pais.A$2:.C$10];2;1)" office:value-type="string" office:string-value="Colombia" calcext:value-type="string">
            <text:p>Colombi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Amazonas</text:p>
          </table:table-cell>
          <table:table-cell office:value-type="float" office:value="57" calcext:value-type="float">
            <text:p>57</text:p>
          </table:table-cell>
          <table:table-cell table:formula="of:=VLOOKUP([.C30];[$Pais.A$2:.C$10];2;1)" office:value-type="string" office:string-value="Colombia" calcext:value-type="string">
            <text:p>Colombia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uainía</text:p>
          </table:table-cell>
          <table:table-cell office:value-type="float" office:value="57" calcext:value-type="float">
            <text:p>57</text:p>
          </table:table-cell>
          <table:table-cell table:formula="of:=VLOOKUP([.C31];[$Pais.A$2:.C$10];2;1)" office:value-type="string" office:string-value="Colombia" calcext:value-type="string">
            <text:p>Colombi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Guaviare</text:p>
          </table:table-cell>
          <table:table-cell office:value-type="float" office:value="57" calcext:value-type="float">
            <text:p>57</text:p>
          </table:table-cell>
          <table:table-cell table:formula="of:=VLOOKUP([.C32];[$Pais.A$2:.C$10];2;1)" office:value-type="string" office:string-value="Colombia" calcext:value-type="string">
            <text:p>Colombia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Vaupés</text:p>
          </table:table-cell>
          <table:table-cell office:value-type="float" office:value="57" calcext:value-type="float">
            <text:p>57</text:p>
          </table:table-cell>
          <table:table-cell table:formula="of:=VLOOKUP([.C33];[$Pais.A$2:.C$10];2;1)" office:value-type="string" office:string-value="Colombia" calcext:value-type="string">
            <text:p>Colombia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ichada</text:p>
          </table:table-cell>
          <table:table-cell office:value-type="float" office:value="57" calcext:value-type="float">
            <text:p>57</text:p>
          </table:table-cell>
          <table:table-cell table:formula="of:=VLOOKUP([.C34];[$Pais.A$2:.C$10];2;1)" office:value-type="string" office:string-value="Colombia" calcext:value-type="string">
            <text:p>Colombia</text:p>
          </table:table-cell>
        </table:table-row>
      </table:table>
      <table:table table:name="Ciudad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ptoId</text:p>
          </table:table-cell>
          <table:table-cell table:style-name="ce1" office:value-type="string" calcext:value-type="string">
            <text:p>DeptoName</text:p>
          </table:table-cell>
          <table:table-cell table:style-name="ce1" table:number-columns-repeated="1020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string" calcext:value-type="string">
            <text:p>Medellín</text:p>
          </table:table-cell>
          <table:table-cell office:value-type="float" office:value="5" calcext:value-type="float">
            <text:p>5</text:p>
          </table:table-cell>
          <table:table-cell table:formula="of:=VLOOKUP([.C2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002" calcext:value-type="float">
            <text:p>5002</text:p>
          </table:table-cell>
          <table:table-cell office:value-type="string" calcext:value-type="string">
            <text:p>Abejorral</text:p>
          </table:table-cell>
          <table:table-cell office:value-type="float" office:value="5" calcext:value-type="float">
            <text:p>5</text:p>
          </table:table-cell>
          <table:table-cell table:formula="of:=VLOOKUP([.C3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004" calcext:value-type="float">
            <text:p>5004</text:p>
          </table:table-cell>
          <table:table-cell office:value-type="string" calcext:value-type="string">
            <text:p>Abriaquí</text:p>
          </table:table-cell>
          <table:table-cell office:value-type="float" office:value="5" calcext:value-type="float">
            <text:p>5</text:p>
          </table:table-cell>
          <table:table-cell table:formula="of:=VLOOKUP([.C4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021" calcext:value-type="float">
            <text:p>5021</text:p>
          </table:table-cell>
          <table:table-cell office:value-type="string" calcext:value-type="string">
            <text:p>Alejandría</text:p>
          </table:table-cell>
          <table:table-cell office:value-type="float" office:value="5" calcext:value-type="float">
            <text:p>5</text:p>
          </table:table-cell>
          <table:table-cell table:formula="of:=VLOOKUP([.C5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string" calcext:value-type="string">
            <text:p>Amagá</text:p>
          </table:table-cell>
          <table:table-cell office:value-type="float" office:value="5" calcext:value-type="float">
            <text:p>5</text:p>
          </table:table-cell>
          <table:table-cell table:formula="of:=VLOOKUP([.C6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031" calcext:value-type="float">
            <text:p>5031</text:p>
          </table:table-cell>
          <table:table-cell office:value-type="string" calcext:value-type="string">
            <text:p>Amalfi</text:p>
          </table:table-cell>
          <table:table-cell office:value-type="float" office:value="5" calcext:value-type="float">
            <text:p>5</text:p>
          </table:table-cell>
          <table:table-cell table:formula="of:=VLOOKUP([.C7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034" calcext:value-type="float">
            <text:p>5034</text:p>
          </table:table-cell>
          <table:table-cell office:value-type="string" calcext:value-type="string">
            <text:p>Andes</text:p>
          </table:table-cell>
          <table:table-cell office:value-type="float" office:value="5" calcext:value-type="float">
            <text:p>5</text:p>
          </table:table-cell>
          <table:table-cell table:formula="of:=VLOOKUP([.C8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036" calcext:value-type="float">
            <text:p>5036</text:p>
          </table:table-cell>
          <table:table-cell office:value-type="string" calcext:value-type="string">
            <text:p>Angelópolis</text:p>
          </table:table-cell>
          <table:table-cell office:value-type="float" office:value="5" calcext:value-type="float">
            <text:p>5</text:p>
          </table:table-cell>
          <table:table-cell table:formula="of:=VLOOKUP([.C9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038" calcext:value-type="float">
            <text:p>5038</text:p>
          </table:table-cell>
          <table:table-cell office:value-type="string" calcext:value-type="string">
            <text:p>Angostura</text:p>
          </table:table-cell>
          <table:table-cell office:value-type="float" office:value="5" calcext:value-type="float">
            <text:p>5</text:p>
          </table:table-cell>
          <table:table-cell table:formula="of:=VLOOKUP([.C10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string" calcext:value-type="string">
            <text:p>Anorí</text:p>
          </table:table-cell>
          <table:table-cell office:value-type="float" office:value="5" calcext:value-type="float">
            <text:p>5</text:p>
          </table:table-cell>
          <table:table-cell table:formula="of:=VLOOKUP([.C11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string" calcext:value-type="string">
            <text:p>Santafé de Antioquia</text:p>
          </table:table-cell>
          <table:table-cell office:value-type="float" office:value="5" calcext:value-type="float">
            <text:p>5</text:p>
          </table:table-cell>
          <table:table-cell table:formula="of:=VLOOKUP([.C12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044" calcext:value-type="float">
            <text:p>5044</text:p>
          </table:table-cell>
          <table:table-cell office:value-type="string" calcext:value-type="string">
            <text:p>Anza</text:p>
          </table:table-cell>
          <table:table-cell office:value-type="float" office:value="5" calcext:value-type="float">
            <text:p>5</text:p>
          </table:table-cell>
          <table:table-cell table:formula="of:=VLOOKUP([.C13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045" calcext:value-type="float">
            <text:p>5045</text:p>
          </table:table-cell>
          <table:table-cell office:value-type="string" calcext:value-type="string">
            <text:p>Apartadó</text:p>
          </table:table-cell>
          <table:table-cell office:value-type="float" office:value="5" calcext:value-type="float">
            <text:p>5</text:p>
          </table:table-cell>
          <table:table-cell table:formula="of:=VLOOKUP([.C14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string" calcext:value-type="string">
            <text:p>Arboletes</text:p>
          </table:table-cell>
          <table:table-cell office:value-type="float" office:value="5" calcext:value-type="float">
            <text:p>5</text:p>
          </table:table-cell>
          <table:table-cell table:formula="of:=VLOOKUP([.C15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055" calcext:value-type="float">
            <text:p>5055</text:p>
          </table:table-cell>
          <table:table-cell office:value-type="string" calcext:value-type="string">
            <text:p>Argelia</text:p>
          </table:table-cell>
          <table:table-cell office:value-type="float" office:value="5" calcext:value-type="float">
            <text:p>5</text:p>
          </table:table-cell>
          <table:table-cell table:formula="of:=VLOOKUP([.C16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string" calcext:value-type="string">
            <text:p>Armenia</text:p>
          </table:table-cell>
          <table:table-cell office:value-type="float" office:value="5" calcext:value-type="float">
            <text:p>5</text:p>
          </table:table-cell>
          <table:table-cell table:formula="of:=VLOOKUP([.C17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079" calcext:value-type="float">
            <text:p>5079</text:p>
          </table:table-cell>
          <table:table-cell office:value-type="string" calcext:value-type="string">
            <text:p>Barbosa</text:p>
          </table:table-cell>
          <table:table-cell office:value-type="float" office:value="5" calcext:value-type="float">
            <text:p>5</text:p>
          </table:table-cell>
          <table:table-cell table:formula="of:=VLOOKUP([.C18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086" calcext:value-type="float">
            <text:p>5086</text:p>
          </table:table-cell>
          <table:table-cell office:value-type="string" calcext:value-type="string">
            <text:p>Belmira</text:p>
          </table:table-cell>
          <table:table-cell office:value-type="float" office:value="5" calcext:value-type="float">
            <text:p>5</text:p>
          </table:table-cell>
          <table:table-cell table:formula="of:=VLOOKUP([.C19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088" calcext:value-type="float">
            <text:p>5088</text:p>
          </table:table-cell>
          <table:table-cell office:value-type="string" calcext:value-type="string">
            <text:p>Bello</text:p>
          </table:table-cell>
          <table:table-cell office:value-type="float" office:value="5" calcext:value-type="float">
            <text:p>5</text:p>
          </table:table-cell>
          <table:table-cell table:formula="of:=VLOOKUP([.C20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091" calcext:value-type="float">
            <text:p>5091</text:p>
          </table:table-cell>
          <table:table-cell office:value-type="string" calcext:value-type="string">
            <text:p>Betania</text:p>
          </table:table-cell>
          <table:table-cell office:value-type="float" office:value="5" calcext:value-type="float">
            <text:p>5</text:p>
          </table:table-cell>
          <table:table-cell table:formula="of:=VLOOKUP([.C21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093" calcext:value-type="float">
            <text:p>5093</text:p>
          </table:table-cell>
          <table:table-cell office:value-type="string" calcext:value-type="string">
            <text:p>Betulia</text:p>
          </table:table-cell>
          <table:table-cell office:value-type="float" office:value="5" calcext:value-type="float">
            <text:p>5</text:p>
          </table:table-cell>
          <table:table-cell table:formula="of:=VLOOKUP([.C22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101" calcext:value-type="float">
            <text:p>5101</text:p>
          </table:table-cell>
          <table:table-cell office:value-type="string" calcext:value-type="string">
            <text:p>Ciudad Bolívar</text:p>
          </table:table-cell>
          <table:table-cell office:value-type="float" office:value="5" calcext:value-type="float">
            <text:p>5</text:p>
          </table:table-cell>
          <table:table-cell table:formula="of:=VLOOKUP([.C23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107" calcext:value-type="float">
            <text:p>5107</text:p>
          </table:table-cell>
          <table:table-cell office:value-type="string" calcext:value-type="string">
            <text:p>Briceño</text:p>
          </table:table-cell>
          <table:table-cell office:value-type="float" office:value="5" calcext:value-type="float">
            <text:p>5</text:p>
          </table:table-cell>
          <table:table-cell table:formula="of:=VLOOKUP([.C24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113" calcext:value-type="float">
            <text:p>5113</text:p>
          </table:table-cell>
          <table:table-cell office:value-type="string" calcext:value-type="string">
            <text:p>Buriticá</text:p>
          </table:table-cell>
          <table:table-cell office:value-type="float" office:value="5" calcext:value-type="float">
            <text:p>5</text:p>
          </table:table-cell>
          <table:table-cell table:formula="of:=VLOOKUP([.C25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string" calcext:value-type="string">
            <text:p>Cáceres</text:p>
          </table:table-cell>
          <table:table-cell office:value-type="float" office:value="5" calcext:value-type="float">
            <text:p>5</text:p>
          </table:table-cell>
          <table:table-cell table:formula="of:=VLOOKUP([.C26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string" calcext:value-type="string">
            <text:p>Caicedo</text:p>
          </table:table-cell>
          <table:table-cell office:value-type="float" office:value="5" calcext:value-type="float">
            <text:p>5</text:p>
          </table:table-cell>
          <table:table-cell table:formula="of:=VLOOKUP([.C27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129" calcext:value-type="float">
            <text:p>5129</text:p>
          </table:table-cell>
          <table:table-cell office:value-type="string" calcext:value-type="string">
            <text:p>Caldas</text:p>
          </table:table-cell>
          <table:table-cell office:value-type="float" office:value="5" calcext:value-type="float">
            <text:p>5</text:p>
          </table:table-cell>
          <table:table-cell table:formula="of:=VLOOKUP([.C28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134" calcext:value-type="float">
            <text:p>5134</text:p>
          </table:table-cell>
          <table:table-cell office:value-type="string" calcext:value-type="string">
            <text:p>Campamento</text:p>
          </table:table-cell>
          <table:table-cell office:value-type="float" office:value="5" calcext:value-type="float">
            <text:p>5</text:p>
          </table:table-cell>
          <table:table-cell table:formula="of:=VLOOKUP([.C29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138" calcext:value-type="float">
            <text:p>5138</text:p>
          </table:table-cell>
          <table:table-cell office:value-type="string" calcext:value-type="string">
            <text:p>Cañasgordas</text:p>
          </table:table-cell>
          <table:table-cell office:value-type="float" office:value="5" calcext:value-type="float">
            <text:p>5</text:p>
          </table:table-cell>
          <table:table-cell table:formula="of:=VLOOKUP([.C30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Caracolí</text:p>
          </table:table-cell>
          <table:table-cell office:value-type="float" office:value="5" calcext:value-type="float">
            <text:p>5</text:p>
          </table:table-cell>
          <table:table-cell table:formula="of:=VLOOKUP([.C31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145" calcext:value-type="float">
            <text:p>5145</text:p>
          </table:table-cell>
          <table:table-cell office:value-type="string" calcext:value-type="string">
            <text:p>Caramanta</text:p>
          </table:table-cell>
          <table:table-cell office:value-type="float" office:value="5" calcext:value-type="float">
            <text:p>5</text:p>
          </table:table-cell>
          <table:table-cell table:formula="of:=VLOOKUP([.C32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147" calcext:value-type="float">
            <text:p>5147</text:p>
          </table:table-cell>
          <table:table-cell office:value-type="string" calcext:value-type="string">
            <text:p>Carepa</text:p>
          </table:table-cell>
          <table:table-cell office:value-type="float" office:value="5" calcext:value-type="float">
            <text:p>5</text:p>
          </table:table-cell>
          <table:table-cell table:formula="of:=VLOOKUP([.C33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148" calcext:value-type="float">
            <text:p>5148</text:p>
          </table:table-cell>
          <table:table-cell office:value-type="string" calcext:value-type="string">
            <text:p>El Carmen de Viboral</text:p>
          </table:table-cell>
          <table:table-cell office:value-type="float" office:value="5" calcext:value-type="float">
            <text:p>5</text:p>
          </table:table-cell>
          <table:table-cell table:formula="of:=VLOOKUP([.C34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string" calcext:value-type="string">
            <text:p>Carolina</text:p>
          </table:table-cell>
          <table:table-cell office:value-type="float" office:value="5" calcext:value-type="float">
            <text:p>5</text:p>
          </table:table-cell>
          <table:table-cell table:formula="of:=VLOOKUP([.C35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154" calcext:value-type="float">
            <text:p>5154</text:p>
          </table:table-cell>
          <table:table-cell office:value-type="string" calcext:value-type="string">
            <text:p>Caucasia</text:p>
          </table:table-cell>
          <table:table-cell office:value-type="float" office:value="5" calcext:value-type="float">
            <text:p>5</text:p>
          </table:table-cell>
          <table:table-cell table:formula="of:=VLOOKUP([.C36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172" calcext:value-type="float">
            <text:p>5172</text:p>
          </table:table-cell>
          <table:table-cell office:value-type="string" calcext:value-type="string">
            <text:p>Chigorodó</text:p>
          </table:table-cell>
          <table:table-cell office:value-type="float" office:value="5" calcext:value-type="float">
            <text:p>5</text:p>
          </table:table-cell>
          <table:table-cell table:formula="of:=VLOOKUP([.C37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string" calcext:value-type="string">
            <text:p>Cisneros</text:p>
          </table:table-cell>
          <table:table-cell office:value-type="float" office:value="5" calcext:value-type="float">
            <text:p>5</text:p>
          </table:table-cell>
          <table:table-cell table:formula="of:=VLOOKUP([.C38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197" calcext:value-type="float">
            <text:p>5197</text:p>
          </table:table-cell>
          <table:table-cell office:value-type="string" calcext:value-type="string">
            <text:p>Cocorná</text:p>
          </table:table-cell>
          <table:table-cell office:value-type="float" office:value="5" calcext:value-type="float">
            <text:p>5</text:p>
          </table:table-cell>
          <table:table-cell table:formula="of:=VLOOKUP([.C39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206" calcext:value-type="float">
            <text:p>5206</text:p>
          </table:table-cell>
          <table:table-cell office:value-type="string" calcext:value-type="string">
            <text:p>Concepción</text:p>
          </table:table-cell>
          <table:table-cell office:value-type="float" office:value="5" calcext:value-type="float">
            <text:p>5</text:p>
          </table:table-cell>
          <table:table-cell table:formula="of:=VLOOKUP([.C40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string" calcext:value-type="string">
            <text:p>Concordia</text:p>
          </table:table-cell>
          <table:table-cell office:value-type="float" office:value="5" calcext:value-type="float">
            <text:p>5</text:p>
          </table:table-cell>
          <table:table-cell table:formula="of:=VLOOKUP([.C41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string" calcext:value-type="string">
            <text:p>Copacabana</text:p>
          </table:table-cell>
          <table:table-cell office:value-type="float" office:value="5" calcext:value-type="float">
            <text:p>5</text:p>
          </table:table-cell>
          <table:table-cell table:formula="of:=VLOOKUP([.C42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234" calcext:value-type="float">
            <text:p>5234</text:p>
          </table:table-cell>
          <table:table-cell office:value-type="string" calcext:value-type="string">
            <text:p>Dabeiba</text:p>
          </table:table-cell>
          <table:table-cell office:value-type="float" office:value="5" calcext:value-type="float">
            <text:p>5</text:p>
          </table:table-cell>
          <table:table-cell table:formula="of:=VLOOKUP([.C43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237" calcext:value-type="float">
            <text:p>5237</text:p>
          </table:table-cell>
          <table:table-cell office:value-type="string" calcext:value-type="string">
            <text:p>Don Matías</text:p>
          </table:table-cell>
          <table:table-cell office:value-type="float" office:value="5" calcext:value-type="float">
            <text:p>5</text:p>
          </table:table-cell>
          <table:table-cell table:formula="of:=VLOOKUP([.C44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string" calcext:value-type="string">
            <text:p>Ebéjico</text:p>
          </table:table-cell>
          <table:table-cell office:value-type="float" office:value="5" calcext:value-type="float">
            <text:p>5</text:p>
          </table:table-cell>
          <table:table-cell table:formula="of:=VLOOKUP([.C45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string" calcext:value-type="string">
            <text:p>El Bagre</text:p>
          </table:table-cell>
          <table:table-cell office:value-type="float" office:value="5" calcext:value-type="float">
            <text:p>5</text:p>
          </table:table-cell>
          <table:table-cell table:formula="of:=VLOOKUP([.C46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string" calcext:value-type="string">
            <text:p>Entrerrios</text:p>
          </table:table-cell>
          <table:table-cell office:value-type="float" office:value="5" calcext:value-type="float">
            <text:p>5</text:p>
          </table:table-cell>
          <table:table-cell table:formula="of:=VLOOKUP([.C47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266" calcext:value-type="float">
            <text:p>5266</text:p>
          </table:table-cell>
          <table:table-cell office:value-type="string" calcext:value-type="string">
            <text:p>Envigado</text:p>
          </table:table-cell>
          <table:table-cell office:value-type="float" office:value="5" calcext:value-type="float">
            <text:p>5</text:p>
          </table:table-cell>
          <table:table-cell table:formula="of:=VLOOKUP([.C48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282" calcext:value-type="float">
            <text:p>5282</text:p>
          </table:table-cell>
          <table:table-cell office:value-type="string" calcext:value-type="string">
            <text:p>Fredonia</text:p>
          </table:table-cell>
          <table:table-cell office:value-type="float" office:value="5" calcext:value-type="float">
            <text:p>5</text:p>
          </table:table-cell>
          <table:table-cell table:formula="of:=VLOOKUP([.C49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284" calcext:value-type="float">
            <text:p>5284</text:p>
          </table:table-cell>
          <table:table-cell office:value-type="string" calcext:value-type="string">
            <text:p>Frontino</text:p>
          </table:table-cell>
          <table:table-cell office:value-type="float" office:value="5" calcext:value-type="float">
            <text:p>5</text:p>
          </table:table-cell>
          <table:table-cell table:formula="of:=VLOOKUP([.C50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306" calcext:value-type="float">
            <text:p>5306</text:p>
          </table:table-cell>
          <table:table-cell office:value-type="string" calcext:value-type="string">
            <text:p>Giraldo</text:p>
          </table:table-cell>
          <table:table-cell office:value-type="float" office:value="5" calcext:value-type="float">
            <text:p>5</text:p>
          </table:table-cell>
          <table:table-cell table:formula="of:=VLOOKUP([.C51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308" calcext:value-type="float">
            <text:p>5308</text:p>
          </table:table-cell>
          <table:table-cell office:value-type="string" calcext:value-type="string">
            <text:p>Girardota</text:p>
          </table:table-cell>
          <table:table-cell office:value-type="float" office:value="5" calcext:value-type="float">
            <text:p>5</text:p>
          </table:table-cell>
          <table:table-cell table:formula="of:=VLOOKUP([.C52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string" calcext:value-type="string">
            <text:p>Gómez Plata</text:p>
          </table:table-cell>
          <table:table-cell office:value-type="float" office:value="5" calcext:value-type="float">
            <text:p>5</text:p>
          </table:table-cell>
          <table:table-cell table:formula="of:=VLOOKUP([.C53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313" calcext:value-type="float">
            <text:p>5313</text:p>
          </table:table-cell>
          <table:table-cell office:value-type="string" calcext:value-type="string">
            <text:p>Granada</text:p>
          </table:table-cell>
          <table:table-cell office:value-type="float" office:value="5" calcext:value-type="float">
            <text:p>5</text:p>
          </table:table-cell>
          <table:table-cell table:formula="of:=VLOOKUP([.C54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string" calcext:value-type="string">
            <text:p>Guadalupe</text:p>
          </table:table-cell>
          <table:table-cell office:value-type="float" office:value="5" calcext:value-type="float">
            <text:p>5</text:p>
          </table:table-cell>
          <table:table-cell table:formula="of:=VLOOKUP([.C55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string" calcext:value-type="string">
            <text:p>Guarne</text:p>
          </table:table-cell>
          <table:table-cell office:value-type="float" office:value="5" calcext:value-type="float">
            <text:p>5</text:p>
          </table:table-cell>
          <table:table-cell table:formula="of:=VLOOKUP([.C56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321" calcext:value-type="float">
            <text:p>5321</text:p>
          </table:table-cell>
          <table:table-cell office:value-type="string" calcext:value-type="string">
            <text:p>Guatapé</text:p>
          </table:table-cell>
          <table:table-cell office:value-type="float" office:value="5" calcext:value-type="float">
            <text:p>5</text:p>
          </table:table-cell>
          <table:table-cell table:formula="of:=VLOOKUP([.C57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347" calcext:value-type="float">
            <text:p>5347</text:p>
          </table:table-cell>
          <table:table-cell office:value-type="string" calcext:value-type="string">
            <text:p>Heliconia</text:p>
          </table:table-cell>
          <table:table-cell office:value-type="float" office:value="5" calcext:value-type="float">
            <text:p>5</text:p>
          </table:table-cell>
          <table:table-cell table:formula="of:=VLOOKUP([.C58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string" calcext:value-type="string">
            <text:p>Hispania</text:p>
          </table:table-cell>
          <table:table-cell office:value-type="float" office:value="5" calcext:value-type="float">
            <text:p>5</text:p>
          </table:table-cell>
          <table:table-cell table:formula="of:=VLOOKUP([.C59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string" calcext:value-type="string">
            <text:p>Itagui</text:p>
          </table:table-cell>
          <table:table-cell office:value-type="float" office:value="5" calcext:value-type="float">
            <text:p>5</text:p>
          </table:table-cell>
          <table:table-cell table:formula="of:=VLOOKUP([.C60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361" calcext:value-type="float">
            <text:p>5361</text:p>
          </table:table-cell>
          <table:table-cell office:value-type="string" calcext:value-type="string">
            <text:p>Ituango</text:p>
          </table:table-cell>
          <table:table-cell office:value-type="float" office:value="5" calcext:value-type="float">
            <text:p>5</text:p>
          </table:table-cell>
          <table:table-cell table:formula="of:=VLOOKUP([.C61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364" calcext:value-type="float">
            <text:p>5364</text:p>
          </table:table-cell>
          <table:table-cell office:value-type="string" calcext:value-type="string">
            <text:p>Jardín</text:p>
          </table:table-cell>
          <table:table-cell office:value-type="float" office:value="5" calcext:value-type="float">
            <text:p>5</text:p>
          </table:table-cell>
          <table:table-cell table:formula="of:=VLOOKUP([.C62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368" calcext:value-type="float">
            <text:p>5368</text:p>
          </table:table-cell>
          <table:table-cell office:value-type="string" calcext:value-type="string">
            <text:p>Jericó</text:p>
          </table:table-cell>
          <table:table-cell office:value-type="float" office:value="5" calcext:value-type="float">
            <text:p>5</text:p>
          </table:table-cell>
          <table:table-cell table:formula="of:=VLOOKUP([.C63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string" calcext:value-type="string">
            <text:p>La Ceja</text:p>
          </table:table-cell>
          <table:table-cell office:value-type="float" office:value="5" calcext:value-type="float">
            <text:p>5</text:p>
          </table:table-cell>
          <table:table-cell table:formula="of:=VLOOKUP([.C64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string" calcext:value-type="string">
            <text:p>La Estrella</text:p>
          </table:table-cell>
          <table:table-cell office:value-type="float" office:value="5" calcext:value-type="float">
            <text:p>5</text:p>
          </table:table-cell>
          <table:table-cell table:formula="of:=VLOOKUP([.C65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string" calcext:value-type="string">
            <text:p>La Pintada</text:p>
          </table:table-cell>
          <table:table-cell office:value-type="float" office:value="5" calcext:value-type="float">
            <text:p>5</text:p>
          </table:table-cell>
          <table:table-cell table:formula="of:=VLOOKUP([.C66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string" calcext:value-type="string">
            <text:p>La Unión</text:p>
          </table:table-cell>
          <table:table-cell office:value-type="float" office:value="5" calcext:value-type="float">
            <text:p>5</text:p>
          </table:table-cell>
          <table:table-cell table:formula="of:=VLOOKUP([.C67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411" calcext:value-type="float">
            <text:p>5411</text:p>
          </table:table-cell>
          <table:table-cell office:value-type="string" calcext:value-type="string">
            <text:p>Liborina</text:p>
          </table:table-cell>
          <table:table-cell office:value-type="float" office:value="5" calcext:value-type="float">
            <text:p>5</text:p>
          </table:table-cell>
          <table:table-cell table:formula="of:=VLOOKUP([.C68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425" calcext:value-type="float">
            <text:p>5425</text:p>
          </table:table-cell>
          <table:table-cell office:value-type="string" calcext:value-type="string">
            <text:p>Maceo</text:p>
          </table:table-cell>
          <table:table-cell office:value-type="float" office:value="5" calcext:value-type="float">
            <text:p>5</text:p>
          </table:table-cell>
          <table:table-cell table:formula="of:=VLOOKUP([.C69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string" calcext:value-type="string">
            <text:p>Marinilla</text:p>
          </table:table-cell>
          <table:table-cell office:value-type="float" office:value="5" calcext:value-type="float">
            <text:p>5</text:p>
          </table:table-cell>
          <table:table-cell table:formula="of:=VLOOKUP([.C70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467" calcext:value-type="float">
            <text:p>5467</text:p>
          </table:table-cell>
          <table:table-cell office:value-type="string" calcext:value-type="string">
            <text:p>Montebello</text:p>
          </table:table-cell>
          <table:table-cell office:value-type="float" office:value="5" calcext:value-type="float">
            <text:p>5</text:p>
          </table:table-cell>
          <table:table-cell table:formula="of:=VLOOKUP([.C71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475" calcext:value-type="float">
            <text:p>5475</text:p>
          </table:table-cell>
          <table:table-cell office:value-type="string" calcext:value-type="string">
            <text:p>Murindó</text:p>
          </table:table-cell>
          <table:table-cell office:value-type="float" office:value="5" calcext:value-type="float">
            <text:p>5</text:p>
          </table:table-cell>
          <table:table-cell table:formula="of:=VLOOKUP([.C72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string" calcext:value-type="string">
            <text:p>Mutatá</text:p>
          </table:table-cell>
          <table:table-cell office:value-type="float" office:value="5" calcext:value-type="float">
            <text:p>5</text:p>
          </table:table-cell>
          <table:table-cell table:formula="of:=VLOOKUP([.C73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483" calcext:value-type="float">
            <text:p>5483</text:p>
          </table:table-cell>
          <table:table-cell office:value-type="string" calcext:value-type="string">
            <text:p>Nariño</text:p>
          </table:table-cell>
          <table:table-cell office:value-type="float" office:value="5" calcext:value-type="float">
            <text:p>5</text:p>
          </table:table-cell>
          <table:table-cell table:formula="of:=VLOOKUP([.C74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string" calcext:value-type="string">
            <text:p>Necoclí</text:p>
          </table:table-cell>
          <table:table-cell office:value-type="float" office:value="5" calcext:value-type="float">
            <text:p>5</text:p>
          </table:table-cell>
          <table:table-cell table:formula="of:=VLOOKUP([.C75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495" calcext:value-type="float">
            <text:p>5495</text:p>
          </table:table-cell>
          <table:table-cell office:value-type="string" calcext:value-type="string">
            <text:p>Nechí</text:p>
          </table:table-cell>
          <table:table-cell office:value-type="float" office:value="5" calcext:value-type="float">
            <text:p>5</text:p>
          </table:table-cell>
          <table:table-cell table:formula="of:=VLOOKUP([.C76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501" calcext:value-type="float">
            <text:p>5501</text:p>
          </table:table-cell>
          <table:table-cell office:value-type="string" calcext:value-type="string">
            <text:p>Olaya</text:p>
          </table:table-cell>
          <table:table-cell office:value-type="float" office:value="5" calcext:value-type="float">
            <text:p>5</text:p>
          </table:table-cell>
          <table:table-cell table:formula="of:=VLOOKUP([.C77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541" calcext:value-type="float">
            <text:p>5541</text:p>
          </table:table-cell>
          <table:table-cell office:value-type="string" calcext:value-type="string">
            <text:p>Peñol</text:p>
          </table:table-cell>
          <table:table-cell office:value-type="float" office:value="5" calcext:value-type="float">
            <text:p>5</text:p>
          </table:table-cell>
          <table:table-cell table:formula="of:=VLOOKUP([.C78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543" calcext:value-type="float">
            <text:p>5543</text:p>
          </table:table-cell>
          <table:table-cell office:value-type="string" calcext:value-type="string">
            <text:p>Peque</text:p>
          </table:table-cell>
          <table:table-cell office:value-type="float" office:value="5" calcext:value-type="float">
            <text:p>5</text:p>
          </table:table-cell>
          <table:table-cell table:formula="of:=VLOOKUP([.C79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576" calcext:value-type="float">
            <text:p>5576</text:p>
          </table:table-cell>
          <table:table-cell office:value-type="string" calcext:value-type="string">
            <text:p>Pueblorrico</text:p>
          </table:table-cell>
          <table:table-cell office:value-type="float" office:value="5" calcext:value-type="float">
            <text:p>5</text:p>
          </table:table-cell>
          <table:table-cell table:formula="of:=VLOOKUP([.C80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579" calcext:value-type="float">
            <text:p>5579</text:p>
          </table:table-cell>
          <table:table-cell office:value-type="string" calcext:value-type="string">
            <text:p>Puerto Berrío</text:p>
          </table:table-cell>
          <table:table-cell office:value-type="float" office:value="5" calcext:value-type="float">
            <text:p>5</text:p>
          </table:table-cell>
          <table:table-cell table:formula="of:=VLOOKUP([.C81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585" calcext:value-type="float">
            <text:p>5585</text:p>
          </table:table-cell>
          <table:table-cell office:value-type="string" calcext:value-type="string">
            <text:p>Puerto Nare</text:p>
          </table:table-cell>
          <table:table-cell office:value-type="float" office:value="5" calcext:value-type="float">
            <text:p>5</text:p>
          </table:table-cell>
          <table:table-cell table:formula="of:=VLOOKUP([.C82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591" calcext:value-type="float">
            <text:p>5591</text:p>
          </table:table-cell>
          <table:table-cell office:value-type="string" calcext:value-type="string">
            <text:p>Puerto Triunfo</text:p>
          </table:table-cell>
          <table:table-cell office:value-type="float" office:value="5" calcext:value-type="float">
            <text:p>5</text:p>
          </table:table-cell>
          <table:table-cell table:formula="of:=VLOOKUP([.C83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604" calcext:value-type="float">
            <text:p>5604</text:p>
          </table:table-cell>
          <table:table-cell office:value-type="string" calcext:value-type="string">
            <text:p>Remedios</text:p>
          </table:table-cell>
          <table:table-cell office:value-type="float" office:value="5" calcext:value-type="float">
            <text:p>5</text:p>
          </table:table-cell>
          <table:table-cell table:formula="of:=VLOOKUP([.C84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607" calcext:value-type="float">
            <text:p>5607</text:p>
          </table:table-cell>
          <table:table-cell office:value-type="string" calcext:value-type="string">
            <text:p>Retiro</text:p>
          </table:table-cell>
          <table:table-cell office:value-type="float" office:value="5" calcext:value-type="float">
            <text:p>5</text:p>
          </table:table-cell>
          <table:table-cell table:formula="of:=VLOOKUP([.C85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string" calcext:value-type="string">
            <text:p>Rionegro</text:p>
          </table:table-cell>
          <table:table-cell office:value-type="float" office:value="5" calcext:value-type="float">
            <text:p>5</text:p>
          </table:table-cell>
          <table:table-cell table:formula="of:=VLOOKUP([.C86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628" calcext:value-type="float">
            <text:p>5628</text:p>
          </table:table-cell>
          <table:table-cell office:value-type="string" calcext:value-type="string">
            <text:p>Sabanalarga</text:p>
          </table:table-cell>
          <table:table-cell office:value-type="float" office:value="5" calcext:value-type="float">
            <text:p>5</text:p>
          </table:table-cell>
          <table:table-cell table:formula="of:=VLOOKUP([.C87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631" calcext:value-type="float">
            <text:p>5631</text:p>
          </table:table-cell>
          <table:table-cell office:value-type="string" calcext:value-type="string">
            <text:p>Sabaneta</text:p>
          </table:table-cell>
          <table:table-cell office:value-type="float" office:value="5" calcext:value-type="float">
            <text:p>5</text:p>
          </table:table-cell>
          <table:table-cell table:formula="of:=VLOOKUP([.C88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string" calcext:value-type="string">
            <text:p>Salgar</text:p>
          </table:table-cell>
          <table:table-cell office:value-type="float" office:value="5" calcext:value-type="float">
            <text:p>5</text:p>
          </table:table-cell>
          <table:table-cell table:formula="of:=VLOOKUP([.C89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string" calcext:value-type="string">
            <text:p>San Andrés de Cuerquía</text:p>
          </table:table-cell>
          <table:table-cell office:value-type="float" office:value="5" calcext:value-type="float">
            <text:p>5</text:p>
          </table:table-cell>
          <table:table-cell table:formula="of:=VLOOKUP([.C90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649" calcext:value-type="float">
            <text:p>5649</text:p>
          </table:table-cell>
          <table:table-cell office:value-type="string" calcext:value-type="string">
            <text:p>San Carlos</text:p>
          </table:table-cell>
          <table:table-cell office:value-type="float" office:value="5" calcext:value-type="float">
            <text:p>5</text:p>
          </table:table-cell>
          <table:table-cell table:formula="of:=VLOOKUP([.C91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652" calcext:value-type="float">
            <text:p>5652</text:p>
          </table:table-cell>
          <table:table-cell office:value-type="string" calcext:value-type="string">
            <text:p>San Francisco</text:p>
          </table:table-cell>
          <table:table-cell office:value-type="float" office:value="5" calcext:value-type="float">
            <text:p>5</text:p>
          </table:table-cell>
          <table:table-cell table:formula="of:=VLOOKUP([.C92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string" calcext:value-type="string">
            <text:p>San Jerónimo</text:p>
          </table:table-cell>
          <table:table-cell office:value-type="float" office:value="5" calcext:value-type="float">
            <text:p>5</text:p>
          </table:table-cell>
          <table:table-cell table:formula="of:=VLOOKUP([.C93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658" calcext:value-type="float">
            <text:p>5658</text:p>
          </table:table-cell>
          <table:table-cell office:value-type="string" calcext:value-type="string">
            <text:p>San José de La Montaña</text:p>
          </table:table-cell>
          <table:table-cell office:value-type="float" office:value="5" calcext:value-type="float">
            <text:p>5</text:p>
          </table:table-cell>
          <table:table-cell table:formula="of:=VLOOKUP([.C94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659" calcext:value-type="float">
            <text:p>5659</text:p>
          </table:table-cell>
          <table:table-cell office:value-type="string" calcext:value-type="string">
            <text:p>San Juan de Urabá</text:p>
          </table:table-cell>
          <table:table-cell office:value-type="float" office:value="5" calcext:value-type="float">
            <text:p>5</text:p>
          </table:table-cell>
          <table:table-cell table:formula="of:=VLOOKUP([.C95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string" calcext:value-type="string">
            <text:p>San Luis</text:p>
          </table:table-cell>
          <table:table-cell office:value-type="float" office:value="5" calcext:value-type="float">
            <text:p>5</text:p>
          </table:table-cell>
          <table:table-cell table:formula="of:=VLOOKUP([.C96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664" calcext:value-type="float">
            <text:p>5664</text:p>
          </table:table-cell>
          <table:table-cell office:value-type="string" calcext:value-type="string">
            <text:p>San Pedro</text:p>
          </table:table-cell>
          <table:table-cell office:value-type="float" office:value="5" calcext:value-type="float">
            <text:p>5</text:p>
          </table:table-cell>
          <table:table-cell table:formula="of:=VLOOKUP([.C97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665" calcext:value-type="float">
            <text:p>5665</text:p>
          </table:table-cell>
          <table:table-cell office:value-type="string" calcext:value-type="string">
            <text:p>San Pedro de Uraba</text:p>
          </table:table-cell>
          <table:table-cell office:value-type="float" office:value="5" calcext:value-type="float">
            <text:p>5</text:p>
          </table:table-cell>
          <table:table-cell table:formula="of:=VLOOKUP([.C98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667" calcext:value-type="float">
            <text:p>5667</text:p>
          </table:table-cell>
          <table:table-cell office:value-type="string" calcext:value-type="string">
            <text:p>San Rafael</text:p>
          </table:table-cell>
          <table:table-cell office:value-type="float" office:value="5" calcext:value-type="float">
            <text:p>5</text:p>
          </table:table-cell>
          <table:table-cell table:formula="of:=VLOOKUP([.C99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670" calcext:value-type="float">
            <text:p>5670</text:p>
          </table:table-cell>
          <table:table-cell office:value-type="string" calcext:value-type="string">
            <text:p>San Roque</text:p>
          </table:table-cell>
          <table:table-cell office:value-type="float" office:value="5" calcext:value-type="float">
            <text:p>5</text:p>
          </table:table-cell>
          <table:table-cell table:formula="of:=VLOOKUP([.C100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674" calcext:value-type="float">
            <text:p>5674</text:p>
          </table:table-cell>
          <table:table-cell office:value-type="string" calcext:value-type="string">
            <text:p>San Vicente</text:p>
          </table:table-cell>
          <table:table-cell office:value-type="float" office:value="5" calcext:value-type="float">
            <text:p>5</text:p>
          </table:table-cell>
          <table:table-cell table:formula="of:=VLOOKUP([.C101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679" calcext:value-type="float">
            <text:p>5679</text:p>
          </table:table-cell>
          <table:table-cell office:value-type="string" calcext:value-type="string">
            <text:p>Santa Bárbara</text:p>
          </table:table-cell>
          <table:table-cell office:value-type="float" office:value="5" calcext:value-type="float">
            <text:p>5</text:p>
          </table:table-cell>
          <table:table-cell table:formula="of:=VLOOKUP([.C102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686" calcext:value-type="float">
            <text:p>5686</text:p>
          </table:table-cell>
          <table:table-cell office:value-type="string" calcext:value-type="string">
            <text:p>Santa Rosa de Osos</text:p>
          </table:table-cell>
          <table:table-cell office:value-type="float" office:value="5" calcext:value-type="float">
            <text:p>5</text:p>
          </table:table-cell>
          <table:table-cell table:formula="of:=VLOOKUP([.C103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string" calcext:value-type="string">
            <text:p>Santo Domingo</text:p>
          </table:table-cell>
          <table:table-cell office:value-type="float" office:value="5" calcext:value-type="float">
            <text:p>5</text:p>
          </table:table-cell>
          <table:table-cell table:formula="of:=VLOOKUP([.C104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697" calcext:value-type="float">
            <text:p>5697</text:p>
          </table:table-cell>
          <table:table-cell office:value-type="string" calcext:value-type="string">
            <text:p>El Santuario</text:p>
          </table:table-cell>
          <table:table-cell office:value-type="float" office:value="5" calcext:value-type="float">
            <text:p>5</text:p>
          </table:table-cell>
          <table:table-cell table:formula="of:=VLOOKUP([.C105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string" calcext:value-type="string">
            <text:p>Segovia</text:p>
          </table:table-cell>
          <table:table-cell office:value-type="float" office:value="5" calcext:value-type="float">
            <text:p>5</text:p>
          </table:table-cell>
          <table:table-cell table:formula="of:=VLOOKUP([.C106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756" calcext:value-type="float">
            <text:p>5756</text:p>
          </table:table-cell>
          <table:table-cell office:value-type="string" calcext:value-type="string">
            <text:p>Sonsón</text:p>
          </table:table-cell>
          <table:table-cell office:value-type="float" office:value="5" calcext:value-type="float">
            <text:p>5</text:p>
          </table:table-cell>
          <table:table-cell table:formula="of:=VLOOKUP([.C107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761" calcext:value-type="float">
            <text:p>5761</text:p>
          </table:table-cell>
          <table:table-cell office:value-type="string" calcext:value-type="string">
            <text:p>Sopetrán</text:p>
          </table:table-cell>
          <table:table-cell office:value-type="float" office:value="5" calcext:value-type="float">
            <text:p>5</text:p>
          </table:table-cell>
          <table:table-cell table:formula="of:=VLOOKUP([.C108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789" calcext:value-type="float">
            <text:p>5789</text:p>
          </table:table-cell>
          <table:table-cell office:value-type="string" calcext:value-type="string">
            <text:p>Támesis</text:p>
          </table:table-cell>
          <table:table-cell office:value-type="float" office:value="5" calcext:value-type="float">
            <text:p>5</text:p>
          </table:table-cell>
          <table:table-cell table:formula="of:=VLOOKUP([.C109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string" calcext:value-type="string">
            <text:p>Tarazá</text:p>
          </table:table-cell>
          <table:table-cell office:value-type="float" office:value="5" calcext:value-type="float">
            <text:p>5</text:p>
          </table:table-cell>
          <table:table-cell table:formula="of:=VLOOKUP([.C110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string" calcext:value-type="string">
            <text:p>Tarso</text:p>
          </table:table-cell>
          <table:table-cell office:value-type="float" office:value="5" calcext:value-type="float">
            <text:p>5</text:p>
          </table:table-cell>
          <table:table-cell table:formula="of:=VLOOKUP([.C111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809" calcext:value-type="float">
            <text:p>5809</text:p>
          </table:table-cell>
          <table:table-cell office:value-type="string" calcext:value-type="string">
            <text:p>Titiribí</text:p>
          </table:table-cell>
          <table:table-cell office:value-type="float" office:value="5" calcext:value-type="float">
            <text:p>5</text:p>
          </table:table-cell>
          <table:table-cell table:formula="of:=VLOOKUP([.C112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819" calcext:value-type="float">
            <text:p>5819</text:p>
          </table:table-cell>
          <table:table-cell office:value-type="string" calcext:value-type="string">
            <text:p>Toledo</text:p>
          </table:table-cell>
          <table:table-cell office:value-type="float" office:value="5" calcext:value-type="float">
            <text:p>5</text:p>
          </table:table-cell>
          <table:table-cell table:formula="of:=VLOOKUP([.C113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string" calcext:value-type="string">
            <text:p>Turbo</text:p>
          </table:table-cell>
          <table:table-cell office:value-type="float" office:value="5" calcext:value-type="float">
            <text:p>5</text:p>
          </table:table-cell>
          <table:table-cell table:formula="of:=VLOOKUP([.C114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842" calcext:value-type="float">
            <text:p>5842</text:p>
          </table:table-cell>
          <table:table-cell office:value-type="string" calcext:value-type="string">
            <text:p>Uramita</text:p>
          </table:table-cell>
          <table:table-cell office:value-type="float" office:value="5" calcext:value-type="float">
            <text:p>5</text:p>
          </table:table-cell>
          <table:table-cell table:formula="of:=VLOOKUP([.C115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847" calcext:value-type="float">
            <text:p>5847</text:p>
          </table:table-cell>
          <table:table-cell office:value-type="string" calcext:value-type="string">
            <text:p>Urrao</text:p>
          </table:table-cell>
          <table:table-cell office:value-type="float" office:value="5" calcext:value-type="float">
            <text:p>5</text:p>
          </table:table-cell>
          <table:table-cell table:formula="of:=VLOOKUP([.C116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854" calcext:value-type="float">
            <text:p>5854</text:p>
          </table:table-cell>
          <table:table-cell office:value-type="string" calcext:value-type="string">
            <text:p>Valdivia</text:p>
          </table:table-cell>
          <table:table-cell office:value-type="float" office:value="5" calcext:value-type="float">
            <text:p>5</text:p>
          </table:table-cell>
          <table:table-cell table:formula="of:=VLOOKUP([.C117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856" calcext:value-type="float">
            <text:p>5856</text:p>
          </table:table-cell>
          <table:table-cell office:value-type="string" calcext:value-type="string">
            <text:p>Valparaíso</text:p>
          </table:table-cell>
          <table:table-cell office:value-type="float" office:value="5" calcext:value-type="float">
            <text:p>5</text:p>
          </table:table-cell>
          <table:table-cell table:formula="of:=VLOOKUP([.C118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858" calcext:value-type="float">
            <text:p>5858</text:p>
          </table:table-cell>
          <table:table-cell office:value-type="string" calcext:value-type="string">
            <text:p>Vegachí</text:p>
          </table:table-cell>
          <table:table-cell office:value-type="float" office:value="5" calcext:value-type="float">
            <text:p>5</text:p>
          </table:table-cell>
          <table:table-cell table:formula="of:=VLOOKUP([.C119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861" calcext:value-type="float">
            <text:p>5861</text:p>
          </table:table-cell>
          <table:table-cell office:value-type="string" calcext:value-type="string">
            <text:p>Venecia</text:p>
          </table:table-cell>
          <table:table-cell office:value-type="float" office:value="5" calcext:value-type="float">
            <text:p>5</text:p>
          </table:table-cell>
          <table:table-cell table:formula="of:=VLOOKUP([.C120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873" calcext:value-type="float">
            <text:p>5873</text:p>
          </table:table-cell>
          <table:table-cell office:value-type="string" calcext:value-type="string">
            <text:p>Vigía del Fuerte</text:p>
          </table:table-cell>
          <table:table-cell office:value-type="float" office:value="5" calcext:value-type="float">
            <text:p>5</text:p>
          </table:table-cell>
          <table:table-cell table:formula="of:=VLOOKUP([.C121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string" calcext:value-type="string">
            <text:p>Yalí</text:p>
          </table:table-cell>
          <table:table-cell office:value-type="float" office:value="5" calcext:value-type="float">
            <text:p>5</text:p>
          </table:table-cell>
          <table:table-cell table:formula="of:=VLOOKUP([.C122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887" calcext:value-type="float">
            <text:p>5887</text:p>
          </table:table-cell>
          <table:table-cell office:value-type="string" calcext:value-type="string">
            <text:p>Yarumal</text:p>
          </table:table-cell>
          <table:table-cell office:value-type="float" office:value="5" calcext:value-type="float">
            <text:p>5</text:p>
          </table:table-cell>
          <table:table-cell table:formula="of:=VLOOKUP([.C123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string" calcext:value-type="string">
            <text:p>Yolombó</text:p>
          </table:table-cell>
          <table:table-cell office:value-type="float" office:value="5" calcext:value-type="float">
            <text:p>5</text:p>
          </table:table-cell>
          <table:table-cell table:formula="of:=VLOOKUP([.C124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893" calcext:value-type="float">
            <text:p>5893</text:p>
          </table:table-cell>
          <table:table-cell office:value-type="string" calcext:value-type="string">
            <text:p>Yondó</text:p>
          </table:table-cell>
          <table:table-cell office:value-type="float" office:value="5" calcext:value-type="float">
            <text:p>5</text:p>
          </table:table-cell>
          <table:table-cell table:formula="of:=VLOOKUP([.C125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5895" calcext:value-type="float">
            <text:p>5895</text:p>
          </table:table-cell>
          <table:table-cell office:value-type="string" calcext:value-type="string">
            <text:p>Zaragoza</text:p>
          </table:table-cell>
          <table:table-cell office:value-type="float" office:value="5" calcext:value-type="float">
            <text:p>5</text:p>
          </table:table-cell>
          <table:table-cell table:formula="of:=VLOOKUP([.C126];[$Depto.A$2:.B$34];2;1)" office:value-type="string" office:string-value="Antioquia" calcext:value-type="string">
            <text:p>Antioquia</text:p>
          </table:table-cell>
          <table:table-cell table:number-columns-repeated="1020"/>
        </table:table-row>
        <table:table-row table:style-name="ro1">
          <table:table-cell office:value-type="float" office:value="8001" calcext:value-type="float">
            <text:p>8001</text:p>
          </table:table-cell>
          <table:table-cell office:value-type="string" calcext:value-type="string">
            <text:p>Barranquilla</text:p>
          </table:table-cell>
          <table:table-cell office:value-type="float" office:value="8" calcext:value-type="float">
            <text:p>8</text:p>
          </table:table-cell>
          <table:table-cell table:formula="of:=VLOOKUP([.C127];[$Depto.A$2:.B$34];2;1)" office:value-type="string" office:string-value="Atlántico" calcext:value-type="string">
            <text:p>Atlántico</text:p>
          </table:table-cell>
          <table:table-cell table:number-columns-repeated="1020"/>
        </table:table-row>
        <table:table-row table:style-name="ro1">
          <table:table-cell office:value-type="float" office:value="8078" calcext:value-type="float">
            <text:p>8078</text:p>
          </table:table-cell>
          <table:table-cell office:value-type="string" calcext:value-type="string">
            <text:p>Baranoa</text:p>
          </table:table-cell>
          <table:table-cell office:value-type="float" office:value="8" calcext:value-type="float">
            <text:p>8</text:p>
          </table:table-cell>
          <table:table-cell table:formula="of:=VLOOKUP([.C128];[$Depto.A$2:.B$34];2;1)" office:value-type="string" office:string-value="Atlántico" calcext:value-type="string">
            <text:p>Atlántico</text:p>
          </table:table-cell>
          <table:table-cell table:number-columns-repeated="1020"/>
        </table:table-row>
        <table:table-row table:style-name="ro1">
          <table:table-cell office:value-type="float" office:value="8137" calcext:value-type="float">
            <text:p>8137</text:p>
          </table:table-cell>
          <table:table-cell office:value-type="string" calcext:value-type="string">
            <text:p>Campo de La Cruz</text:p>
          </table:table-cell>
          <table:table-cell office:value-type="float" office:value="8" calcext:value-type="float">
            <text:p>8</text:p>
          </table:table-cell>
          <table:table-cell table:formula="of:=VLOOKUP([.C129];[$Depto.A$2:.B$34];2;1)" office:value-type="string" office:string-value="Atlántico" calcext:value-type="string">
            <text:p>Atlántico</text:p>
          </table:table-cell>
          <table:table-cell table:number-columns-repeated="1020"/>
        </table:table-row>
        <table:table-row table:style-name="ro1">
          <table:table-cell office:value-type="float" office:value="8141" calcext:value-type="float">
            <text:p>8141</text:p>
          </table:table-cell>
          <table:table-cell office:value-type="string" calcext:value-type="string">
            <text:p>Candelaria</text:p>
          </table:table-cell>
          <table:table-cell office:value-type="float" office:value="8" calcext:value-type="float">
            <text:p>8</text:p>
          </table:table-cell>
          <table:table-cell table:formula="of:=VLOOKUP([.C130];[$Depto.A$2:.B$34];2;1)" office:value-type="string" office:string-value="Atlántico" calcext:value-type="string">
            <text:p>Atlántico</text:p>
          </table:table-cell>
          <table:table-cell table:number-columns-repeated="1020"/>
        </table:table-row>
        <table:table-row table:style-name="ro1">
          <table:table-cell office:value-type="float" office:value="8296" calcext:value-type="float">
            <text:p>8296</text:p>
          </table:table-cell>
          <table:table-cell office:value-type="string" calcext:value-type="string">
            <text:p>Galapa</text:p>
          </table:table-cell>
          <table:table-cell office:value-type="float" office:value="8" calcext:value-type="float">
            <text:p>8</text:p>
          </table:table-cell>
          <table:table-cell table:formula="of:=VLOOKUP([.C131];[$Depto.A$2:.B$34];2;1)" office:value-type="string" office:string-value="Atlántico" calcext:value-type="string">
            <text:p>Atlántico</text:p>
          </table:table-cell>
          <table:table-cell table:number-columns-repeated="1020"/>
        </table:table-row>
        <table:table-row table:style-name="ro1">
          <table:table-cell office:value-type="float" office:value="8372" calcext:value-type="float">
            <text:p>8372</text:p>
          </table:table-cell>
          <table:table-cell office:value-type="string" calcext:value-type="string">
            <text:p>Juan de Acosta</text:p>
          </table:table-cell>
          <table:table-cell office:value-type="float" office:value="8" calcext:value-type="float">
            <text:p>8</text:p>
          </table:table-cell>
          <table:table-cell table:formula="of:=VLOOKUP([.C132];[$Depto.A$2:.B$34];2;1)" office:value-type="string" office:string-value="Atlántico" calcext:value-type="string">
            <text:p>Atlántico</text:p>
          </table:table-cell>
          <table:table-cell table:number-columns-repeated="1020"/>
        </table:table-row>
        <table:table-row table:style-name="ro1">
          <table:table-cell office:value-type="float" office:value="8421" calcext:value-type="float">
            <text:p>8421</text:p>
          </table:table-cell>
          <table:table-cell office:value-type="string" calcext:value-type="string">
            <text:p>Luruaco</text:p>
          </table:table-cell>
          <table:table-cell office:value-type="float" office:value="8" calcext:value-type="float">
            <text:p>8</text:p>
          </table:table-cell>
          <table:table-cell table:formula="of:=VLOOKUP([.C133];[$Depto.A$2:.B$34];2;1)" office:value-type="string" office:string-value="Atlántico" calcext:value-type="string">
            <text:p>Atlántico</text:p>
          </table:table-cell>
          <table:table-cell table:number-columns-repeated="1020"/>
        </table:table-row>
        <table:table-row table:style-name="ro1">
          <table:table-cell office:value-type="float" office:value="8433" calcext:value-type="float">
            <text:p>8433</text:p>
          </table:table-cell>
          <table:table-cell office:value-type="string" calcext:value-type="string">
            <text:p>Malambo</text:p>
          </table:table-cell>
          <table:table-cell office:value-type="float" office:value="8" calcext:value-type="float">
            <text:p>8</text:p>
          </table:table-cell>
          <table:table-cell table:formula="of:=VLOOKUP([.C134];[$Depto.A$2:.B$34];2;1)" office:value-type="string" office:string-value="Atlántico" calcext:value-type="string">
            <text:p>Atlántico</text:p>
          </table:table-cell>
          <table:table-cell table:number-columns-repeated="1020"/>
        </table:table-row>
        <table:table-row table:style-name="ro1">
          <table:table-cell office:value-type="float" office:value="8436" calcext:value-type="float">
            <text:p>8436</text:p>
          </table:table-cell>
          <table:table-cell office:value-type="string" calcext:value-type="string">
            <text:p>Manatí</text:p>
          </table:table-cell>
          <table:table-cell office:value-type="float" office:value="8" calcext:value-type="float">
            <text:p>8</text:p>
          </table:table-cell>
          <table:table-cell table:formula="of:=VLOOKUP([.C135];[$Depto.A$2:.B$34];2;1)" office:value-type="string" office:string-value="Atlántico" calcext:value-type="string">
            <text:p>Atlántico</text:p>
          </table:table-cell>
          <table:table-cell table:number-columns-repeated="1020"/>
        </table:table-row>
        <table:table-row table:style-name="ro1">
          <table:table-cell office:value-type="float" office:value="8520" calcext:value-type="float">
            <text:p>8520</text:p>
          </table:table-cell>
          <table:table-cell office:value-type="string" calcext:value-type="string">
            <text:p>Palmar de Varela</text:p>
          </table:table-cell>
          <table:table-cell office:value-type="float" office:value="8" calcext:value-type="float">
            <text:p>8</text:p>
          </table:table-cell>
          <table:table-cell table:formula="of:=VLOOKUP([.C136];[$Depto.A$2:.B$34];2;1)" office:value-type="string" office:string-value="Atlántico" calcext:value-type="string">
            <text:p>Atlántico</text:p>
          </table:table-cell>
          <table:table-cell table:number-columns-repeated="1020"/>
        </table:table-row>
        <table:table-row table:style-name="ro1">
          <table:table-cell office:value-type="float" office:value="8549" calcext:value-type="float">
            <text:p>8549</text:p>
          </table:table-cell>
          <table:table-cell office:value-type="string" calcext:value-type="string">
            <text:p>Piojó</text:p>
          </table:table-cell>
          <table:table-cell office:value-type="float" office:value="8" calcext:value-type="float">
            <text:p>8</text:p>
          </table:table-cell>
          <table:table-cell table:formula="of:=VLOOKUP([.C137];[$Depto.A$2:.B$34];2;1)" office:value-type="string" office:string-value="Atlántico" calcext:value-type="string">
            <text:p>Atlántico</text:p>
          </table:table-cell>
          <table:table-cell table:number-columns-repeated="1020"/>
        </table:table-row>
        <table:table-row table:style-name="ro1">
          <table:table-cell office:value-type="float" office:value="8558" calcext:value-type="float">
            <text:p>8558</text:p>
          </table:table-cell>
          <table:table-cell office:value-type="string" calcext:value-type="string">
            <text:p>Polonuevo</text:p>
          </table:table-cell>
          <table:table-cell office:value-type="float" office:value="8" calcext:value-type="float">
            <text:p>8</text:p>
          </table:table-cell>
          <table:table-cell table:formula="of:=VLOOKUP([.C138];[$Depto.A$2:.B$34];2;1)" office:value-type="string" office:string-value="Atlántico" calcext:value-type="string">
            <text:p>Atlántico</text:p>
          </table:table-cell>
          <table:table-cell table:number-columns-repeated="1020"/>
        </table:table-row>
        <table:table-row table:style-name="ro1">
          <table:table-cell office:value-type="float" office:value="8560" calcext:value-type="float">
            <text:p>8560</text:p>
          </table:table-cell>
          <table:table-cell office:value-type="string" calcext:value-type="string">
            <text:p>Ponedera</text:p>
          </table:table-cell>
          <table:table-cell office:value-type="float" office:value="8" calcext:value-type="float">
            <text:p>8</text:p>
          </table:table-cell>
          <table:table-cell table:formula="of:=VLOOKUP([.C139];[$Depto.A$2:.B$34];2;1)" office:value-type="string" office:string-value="Atlántico" calcext:value-type="string">
            <text:p>Atlántico</text:p>
          </table:table-cell>
          <table:table-cell table:number-columns-repeated="1020"/>
        </table:table-row>
        <table:table-row table:style-name="ro1">
          <table:table-cell office:value-type="float" office:value="8573" calcext:value-type="float">
            <text:p>8573</text:p>
          </table:table-cell>
          <table:table-cell office:value-type="string" calcext:value-type="string">
            <text:p>Puerto Colombia</text:p>
          </table:table-cell>
          <table:table-cell office:value-type="float" office:value="8" calcext:value-type="float">
            <text:p>8</text:p>
          </table:table-cell>
          <table:table-cell table:formula="of:=VLOOKUP([.C140];[$Depto.A$2:.B$34];2;1)" office:value-type="string" office:string-value="Atlántico" calcext:value-type="string">
            <text:p>Atlántico</text:p>
          </table:table-cell>
          <table:table-cell table:number-columns-repeated="1020"/>
        </table:table-row>
        <table:table-row table:style-name="ro1">
          <table:table-cell office:value-type="float" office:value="8606" calcext:value-type="float">
            <text:p>8606</text:p>
          </table:table-cell>
          <table:table-cell office:value-type="string" calcext:value-type="string">
            <text:p>Repelón</text:p>
          </table:table-cell>
          <table:table-cell office:value-type="float" office:value="8" calcext:value-type="float">
            <text:p>8</text:p>
          </table:table-cell>
          <table:table-cell table:formula="of:=VLOOKUP([.C141];[$Depto.A$2:.B$34];2;1)" office:value-type="string" office:string-value="Atlántico" calcext:value-type="string">
            <text:p>Atlántico</text:p>
          </table:table-cell>
          <table:table-cell table:number-columns-repeated="1020"/>
        </table:table-row>
        <table:table-row table:style-name="ro1">
          <table:table-cell office:value-type="float" office:value="8634" calcext:value-type="float">
            <text:p>8634</text:p>
          </table:table-cell>
          <table:table-cell office:value-type="string" calcext:value-type="string">
            <text:p>Sabanagrande</text:p>
          </table:table-cell>
          <table:table-cell office:value-type="float" office:value="8" calcext:value-type="float">
            <text:p>8</text:p>
          </table:table-cell>
          <table:table-cell table:formula="of:=VLOOKUP([.C142];[$Depto.A$2:.B$34];2;1)" office:value-type="string" office:string-value="Atlántico" calcext:value-type="string">
            <text:p>Atlántico</text:p>
          </table:table-cell>
          <table:table-cell table:number-columns-repeated="1020"/>
        </table:table-row>
        <table:table-row table:style-name="ro1">
          <table:table-cell office:value-type="float" office:value="8638" calcext:value-type="float">
            <text:p>8638</text:p>
          </table:table-cell>
          <table:table-cell office:value-type="string" calcext:value-type="string">
            <text:p>Sabanalarga</text:p>
          </table:table-cell>
          <table:table-cell office:value-type="float" office:value="8" calcext:value-type="float">
            <text:p>8</text:p>
          </table:table-cell>
          <table:table-cell table:formula="of:=VLOOKUP([.C143];[$Depto.A$2:.B$34];2;1)" office:value-type="string" office:string-value="Atlántico" calcext:value-type="string">
            <text:p>Atlántico</text:p>
          </table:table-cell>
          <table:table-cell table:number-columns-repeated="1020"/>
        </table:table-row>
        <table:table-row table:style-name="ro1">
          <table:table-cell office:value-type="float" office:value="8675" calcext:value-type="float">
            <text:p>8675</text:p>
          </table:table-cell>
          <table:table-cell office:value-type="string" calcext:value-type="string">
            <text:p>Santa Lucía</text:p>
          </table:table-cell>
          <table:table-cell office:value-type="float" office:value="8" calcext:value-type="float">
            <text:p>8</text:p>
          </table:table-cell>
          <table:table-cell table:formula="of:=VLOOKUP([.C144];[$Depto.A$2:.B$34];2;1)" office:value-type="string" office:string-value="Atlántico" calcext:value-type="string">
            <text:p>Atlántico</text:p>
          </table:table-cell>
          <table:table-cell table:number-columns-repeated="1020"/>
        </table:table-row>
        <table:table-row table:style-name="ro1">
          <table:table-cell office:value-type="float" office:value="8685" calcext:value-type="float">
            <text:p>8685</text:p>
          </table:table-cell>
          <table:table-cell office:value-type="string" calcext:value-type="string">
            <text:p>Santo Tomás</text:p>
          </table:table-cell>
          <table:table-cell office:value-type="float" office:value="8" calcext:value-type="float">
            <text:p>8</text:p>
          </table:table-cell>
          <table:table-cell table:formula="of:=VLOOKUP([.C145];[$Depto.A$2:.B$34];2;1)" office:value-type="string" office:string-value="Atlántico" calcext:value-type="string">
            <text:p>Atlántico</text:p>
          </table:table-cell>
          <table:table-cell table:number-columns-repeated="1020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string" calcext:value-type="string">
            <text:p>Soledad</text:p>
          </table:table-cell>
          <table:table-cell office:value-type="float" office:value="8" calcext:value-type="float">
            <text:p>8</text:p>
          </table:table-cell>
          <table:table-cell table:formula="of:=VLOOKUP([.C146];[$Depto.A$2:.B$34];2;1)" office:value-type="string" office:string-value="Atlántico" calcext:value-type="string">
            <text:p>Atlántico</text:p>
          </table:table-cell>
          <table:table-cell table:number-columns-repeated="1020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string" calcext:value-type="string">
            <text:p>Suan</text:p>
          </table:table-cell>
          <table:table-cell office:value-type="float" office:value="8" calcext:value-type="float">
            <text:p>8</text:p>
          </table:table-cell>
          <table:table-cell table:formula="of:=VLOOKUP([.C147];[$Depto.A$2:.B$34];2;1)" office:value-type="string" office:string-value="Atlántico" calcext:value-type="string">
            <text:p>Atlántico</text:p>
          </table:table-cell>
          <table:table-cell table:number-columns-repeated="1020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string" calcext:value-type="string">
            <text:p>Tubará</text:p>
          </table:table-cell>
          <table:table-cell office:value-type="float" office:value="8" calcext:value-type="float">
            <text:p>8</text:p>
          </table:table-cell>
          <table:table-cell table:formula="of:=VLOOKUP([.C148];[$Depto.A$2:.B$34];2;1)" office:value-type="string" office:string-value="Atlántico" calcext:value-type="string">
            <text:p>Atlántico</text:p>
          </table:table-cell>
          <table:table-cell table:number-columns-repeated="1020"/>
        </table:table-row>
        <table:table-row table:style-name="ro1">
          <table:table-cell office:value-type="float" office:value="8849" calcext:value-type="float">
            <text:p>8849</text:p>
          </table:table-cell>
          <table:table-cell office:value-type="string" calcext:value-type="string">
            <text:p>Usiacurí</text:p>
          </table:table-cell>
          <table:table-cell office:value-type="float" office:value="8" calcext:value-type="float">
            <text:p>8</text:p>
          </table:table-cell>
          <table:table-cell table:formula="of:=VLOOKUP([.C149];[$Depto.A$2:.B$34];2;1)" office:value-type="string" office:string-value="Atlántico" calcext:value-type="string">
            <text:p>Atlántico</text:p>
          </table:table-cell>
          <table:table-cell table:number-columns-repeated="1020"/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string" calcext:value-type="string">
            <text:p>Bogotá D.C.</text:p>
          </table:table-cell>
          <table:table-cell office:value-type="float" office:value="11" calcext:value-type="float">
            <text:p>11</text:p>
          </table:table-cell>
          <table:table-cell table:formula="of:=VLOOKUP([.C150];[$Depto.A$2:.B$34];2;1)" office:value-type="string" office:string-value="Bogotá D.C." calcext:value-type="string">
            <text:p>Bogotá D.C.</text:p>
          </table:table-cell>
          <table:table-cell table:number-columns-repeated="1020"/>
        </table:table-row>
        <table:table-row table:style-name="ro1">
          <table:table-cell office:value-type="float" office:value="13001" calcext:value-type="float">
            <text:p>13001</text:p>
          </table:table-cell>
          <table:table-cell office:value-type="string" calcext:value-type="string">
            <text:p>Cartagena</text:p>
          </table:table-cell>
          <table:table-cell office:value-type="float" office:value="13" calcext:value-type="float">
            <text:p>13</text:p>
          </table:table-cell>
          <table:table-cell table:formula="of:=VLOOKUP([.C151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006" calcext:value-type="float">
            <text:p>13006</text:p>
          </table:table-cell>
          <table:table-cell office:value-type="string" calcext:value-type="string">
            <text:p>Achí</text:p>
          </table:table-cell>
          <table:table-cell office:value-type="float" office:value="13" calcext:value-type="float">
            <text:p>13</text:p>
          </table:table-cell>
          <table:table-cell table:formula="of:=VLOOKUP([.C152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030" calcext:value-type="float">
            <text:p>13030</text:p>
          </table:table-cell>
          <table:table-cell office:value-type="string" calcext:value-type="string">
            <text:p>Altos del Rosario</text:p>
          </table:table-cell>
          <table:table-cell office:value-type="float" office:value="13" calcext:value-type="float">
            <text:p>13</text:p>
          </table:table-cell>
          <table:table-cell table:formula="of:=VLOOKUP([.C153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042" calcext:value-type="float">
            <text:p>13042</text:p>
          </table:table-cell>
          <table:table-cell office:value-type="string" calcext:value-type="string">
            <text:p>Arenal</text:p>
          </table:table-cell>
          <table:table-cell office:value-type="float" office:value="13" calcext:value-type="float">
            <text:p>13</text:p>
          </table:table-cell>
          <table:table-cell table:formula="of:=VLOOKUP([.C154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052" calcext:value-type="float">
            <text:p>13052</text:p>
          </table:table-cell>
          <table:table-cell office:value-type="string" calcext:value-type="string">
            <text:p>Arjona</text:p>
          </table:table-cell>
          <table:table-cell office:value-type="float" office:value="13" calcext:value-type="float">
            <text:p>13</text:p>
          </table:table-cell>
          <table:table-cell table:formula="of:=VLOOKUP([.C155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062" calcext:value-type="float">
            <text:p>13062</text:p>
          </table:table-cell>
          <table:table-cell office:value-type="string" calcext:value-type="string">
            <text:p>Arroyohondo</text:p>
          </table:table-cell>
          <table:table-cell office:value-type="float" office:value="13" calcext:value-type="float">
            <text:p>13</text:p>
          </table:table-cell>
          <table:table-cell table:formula="of:=VLOOKUP([.C156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074" calcext:value-type="float">
            <text:p>13074</text:p>
          </table:table-cell>
          <table:table-cell office:value-type="string" calcext:value-type="string">
            <text:p>Barranco de Loba</text:p>
          </table:table-cell>
          <table:table-cell office:value-type="float" office:value="13" calcext:value-type="float">
            <text:p>13</text:p>
          </table:table-cell>
          <table:table-cell table:formula="of:=VLOOKUP([.C157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140" calcext:value-type="float">
            <text:p>13140</text:p>
          </table:table-cell>
          <table:table-cell office:value-type="string" calcext:value-type="string">
            <text:p>Calamar</text:p>
          </table:table-cell>
          <table:table-cell office:value-type="float" office:value="13" calcext:value-type="float">
            <text:p>13</text:p>
          </table:table-cell>
          <table:table-cell table:formula="of:=VLOOKUP([.C158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160" calcext:value-type="float">
            <text:p>13160</text:p>
          </table:table-cell>
          <table:table-cell office:value-type="string" calcext:value-type="string">
            <text:p>Cantagallo</text:p>
          </table:table-cell>
          <table:table-cell office:value-type="float" office:value="13" calcext:value-type="float">
            <text:p>13</text:p>
          </table:table-cell>
          <table:table-cell table:formula="of:=VLOOKUP([.C159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188" calcext:value-type="float">
            <text:p>13188</text:p>
          </table:table-cell>
          <table:table-cell office:value-type="string" calcext:value-type="string">
            <text:p>Cicuco</text:p>
          </table:table-cell>
          <table:table-cell office:value-type="float" office:value="13" calcext:value-type="float">
            <text:p>13</text:p>
          </table:table-cell>
          <table:table-cell table:formula="of:=VLOOKUP([.C160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212" calcext:value-type="float">
            <text:p>13212</text:p>
          </table:table-cell>
          <table:table-cell office:value-type="string" calcext:value-type="string">
            <text:p>Córdoba</text:p>
          </table:table-cell>
          <table:table-cell office:value-type="float" office:value="13" calcext:value-type="float">
            <text:p>13</text:p>
          </table:table-cell>
          <table:table-cell table:formula="of:=VLOOKUP([.C161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222" calcext:value-type="float">
            <text:p>13222</text:p>
          </table:table-cell>
          <table:table-cell office:value-type="string" calcext:value-type="string">
            <text:p>Clemencia</text:p>
          </table:table-cell>
          <table:table-cell office:value-type="float" office:value="13" calcext:value-type="float">
            <text:p>13</text:p>
          </table:table-cell>
          <table:table-cell table:formula="of:=VLOOKUP([.C162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244" calcext:value-type="float">
            <text:p>13244</text:p>
          </table:table-cell>
          <table:table-cell office:value-type="string" calcext:value-type="string">
            <text:p>El Carmen de Bolívar</text:p>
          </table:table-cell>
          <table:table-cell office:value-type="float" office:value="13" calcext:value-type="float">
            <text:p>13</text:p>
          </table:table-cell>
          <table:table-cell table:formula="of:=VLOOKUP([.C163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248" calcext:value-type="float">
            <text:p>13248</text:p>
          </table:table-cell>
          <table:table-cell office:value-type="string" calcext:value-type="string">
            <text:p>El Guamo</text:p>
          </table:table-cell>
          <table:table-cell office:value-type="float" office:value="13" calcext:value-type="float">
            <text:p>13</text:p>
          </table:table-cell>
          <table:table-cell table:formula="of:=VLOOKUP([.C164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268" calcext:value-type="float">
            <text:p>13268</text:p>
          </table:table-cell>
          <table:table-cell office:value-type="string" calcext:value-type="string">
            <text:p>El Peñón</text:p>
          </table:table-cell>
          <table:table-cell office:value-type="float" office:value="13" calcext:value-type="float">
            <text:p>13</text:p>
          </table:table-cell>
          <table:table-cell table:formula="of:=VLOOKUP([.C165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300" calcext:value-type="float">
            <text:p>13300</text:p>
          </table:table-cell>
          <table:table-cell office:value-type="string" calcext:value-type="string">
            <text:p>Hatillo de Loba</text:p>
          </table:table-cell>
          <table:table-cell office:value-type="float" office:value="13" calcext:value-type="float">
            <text:p>13</text:p>
          </table:table-cell>
          <table:table-cell table:formula="of:=VLOOKUP([.C166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430" calcext:value-type="float">
            <text:p>13430</text:p>
          </table:table-cell>
          <table:table-cell office:value-type="string" calcext:value-type="string">
            <text:p>Magangué</text:p>
          </table:table-cell>
          <table:table-cell office:value-type="float" office:value="13" calcext:value-type="float">
            <text:p>13</text:p>
          </table:table-cell>
          <table:table-cell table:formula="of:=VLOOKUP([.C167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433" calcext:value-type="float">
            <text:p>13433</text:p>
          </table:table-cell>
          <table:table-cell office:value-type="string" calcext:value-type="string">
            <text:p>Mahates</text:p>
          </table:table-cell>
          <table:table-cell office:value-type="float" office:value="13" calcext:value-type="float">
            <text:p>13</text:p>
          </table:table-cell>
          <table:table-cell table:formula="of:=VLOOKUP([.C168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440" calcext:value-type="float">
            <text:p>13440</text:p>
          </table:table-cell>
          <table:table-cell office:value-type="string" calcext:value-type="string">
            <text:p>Margarita</text:p>
          </table:table-cell>
          <table:table-cell office:value-type="float" office:value="13" calcext:value-type="float">
            <text:p>13</text:p>
          </table:table-cell>
          <table:table-cell table:formula="of:=VLOOKUP([.C169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442" calcext:value-type="float">
            <text:p>13442</text:p>
          </table:table-cell>
          <table:table-cell office:value-type="string" calcext:value-type="string">
            <text:p>María la Baja</text:p>
          </table:table-cell>
          <table:table-cell office:value-type="float" office:value="13" calcext:value-type="float">
            <text:p>13</text:p>
          </table:table-cell>
          <table:table-cell table:formula="of:=VLOOKUP([.C170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458" calcext:value-type="float">
            <text:p>13458</text:p>
          </table:table-cell>
          <table:table-cell office:value-type="string" calcext:value-type="string">
            <text:p>Montecristo</text:p>
          </table:table-cell>
          <table:table-cell office:value-type="float" office:value="13" calcext:value-type="float">
            <text:p>13</text:p>
          </table:table-cell>
          <table:table-cell table:formula="of:=VLOOKUP([.C171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468" calcext:value-type="float">
            <text:p>13468</text:p>
          </table:table-cell>
          <table:table-cell office:value-type="string" calcext:value-type="string">
            <text:p>Mompós</text:p>
          </table:table-cell>
          <table:table-cell office:value-type="float" office:value="13" calcext:value-type="float">
            <text:p>13</text:p>
          </table:table-cell>
          <table:table-cell table:formula="of:=VLOOKUP([.C172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473" calcext:value-type="float">
            <text:p>13473</text:p>
          </table:table-cell>
          <table:table-cell office:value-type="string" calcext:value-type="string">
            <text:p>Morales</text:p>
          </table:table-cell>
          <table:table-cell office:value-type="float" office:value="13" calcext:value-type="float">
            <text:p>13</text:p>
          </table:table-cell>
          <table:table-cell table:formula="of:=VLOOKUP([.C173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490" calcext:value-type="float">
            <text:p>13490</text:p>
          </table:table-cell>
          <table:table-cell office:value-type="string" calcext:value-type="string">
            <text:p>Norosí</text:p>
          </table:table-cell>
          <table:table-cell office:value-type="float" office:value="13" calcext:value-type="float">
            <text:p>13</text:p>
          </table:table-cell>
          <table:table-cell table:formula="of:=VLOOKUP([.C174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549" calcext:value-type="float">
            <text:p>13549</text:p>
          </table:table-cell>
          <table:table-cell office:value-type="string" calcext:value-type="string">
            <text:p>Pinillos</text:p>
          </table:table-cell>
          <table:table-cell office:value-type="float" office:value="13" calcext:value-type="float">
            <text:p>13</text:p>
          </table:table-cell>
          <table:table-cell table:formula="of:=VLOOKUP([.C175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580" calcext:value-type="float">
            <text:p>13580</text:p>
          </table:table-cell>
          <table:table-cell office:value-type="string" calcext:value-type="string">
            <text:p>Regidor</text:p>
          </table:table-cell>
          <table:table-cell office:value-type="float" office:value="13" calcext:value-type="float">
            <text:p>13</text:p>
          </table:table-cell>
          <table:table-cell table:formula="of:=VLOOKUP([.C176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string" calcext:value-type="string">
            <text:p>Río Viejo</text:p>
          </table:table-cell>
          <table:table-cell office:value-type="float" office:value="13" calcext:value-type="float">
            <text:p>13</text:p>
          </table:table-cell>
          <table:table-cell table:formula="of:=VLOOKUP([.C177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620" calcext:value-type="float">
            <text:p>13620</text:p>
          </table:table-cell>
          <table:table-cell office:value-type="string" calcext:value-type="string">
            <text:p>San Cristóbal</text:p>
          </table:table-cell>
          <table:table-cell office:value-type="float" office:value="13" calcext:value-type="float">
            <text:p>13</text:p>
          </table:table-cell>
          <table:table-cell table:formula="of:=VLOOKUP([.C178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647" calcext:value-type="float">
            <text:p>13647</text:p>
          </table:table-cell>
          <table:table-cell office:value-type="string" calcext:value-type="string">
            <text:p>San Estanislao</text:p>
          </table:table-cell>
          <table:table-cell office:value-type="float" office:value="13" calcext:value-type="float">
            <text:p>13</text:p>
          </table:table-cell>
          <table:table-cell table:formula="of:=VLOOKUP([.C179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650" calcext:value-type="float">
            <text:p>13650</text:p>
          </table:table-cell>
          <table:table-cell office:value-type="string" calcext:value-type="string">
            <text:p>San Fernando</text:p>
          </table:table-cell>
          <table:table-cell office:value-type="float" office:value="13" calcext:value-type="float">
            <text:p>13</text:p>
          </table:table-cell>
          <table:table-cell table:formula="of:=VLOOKUP([.C180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654" calcext:value-type="float">
            <text:p>13654</text:p>
          </table:table-cell>
          <table:table-cell office:value-type="string" calcext:value-type="string">
            <text:p>San Jacinto</text:p>
          </table:table-cell>
          <table:table-cell office:value-type="float" office:value="13" calcext:value-type="float">
            <text:p>13</text:p>
          </table:table-cell>
          <table:table-cell table:formula="of:=VLOOKUP([.C181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655" calcext:value-type="float">
            <text:p>13655</text:p>
          </table:table-cell>
          <table:table-cell office:value-type="string" calcext:value-type="string">
            <text:p>San Jacinto del Cauca</text:p>
          </table:table-cell>
          <table:table-cell office:value-type="float" office:value="13" calcext:value-type="float">
            <text:p>13</text:p>
          </table:table-cell>
          <table:table-cell table:formula="of:=VLOOKUP([.C182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657" calcext:value-type="float">
            <text:p>13657</text:p>
          </table:table-cell>
          <table:table-cell office:value-type="string" calcext:value-type="string">
            <text:p>San Juan Nepomuceno</text:p>
          </table:table-cell>
          <table:table-cell office:value-type="float" office:value="13" calcext:value-type="float">
            <text:p>13</text:p>
          </table:table-cell>
          <table:table-cell table:formula="of:=VLOOKUP([.C183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667" calcext:value-type="float">
            <text:p>13667</text:p>
          </table:table-cell>
          <table:table-cell office:value-type="string" calcext:value-type="string">
            <text:p>San Martín de Loba</text:p>
          </table:table-cell>
          <table:table-cell office:value-type="float" office:value="13" calcext:value-type="float">
            <text:p>13</text:p>
          </table:table-cell>
          <table:table-cell table:formula="of:=VLOOKUP([.C184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670" calcext:value-type="float">
            <text:p>13670</text:p>
          </table:table-cell>
          <table:table-cell office:value-type="string" calcext:value-type="string">
            <text:p>San Pablo de Borbur</text:p>
          </table:table-cell>
          <table:table-cell office:value-type="float" office:value="13" calcext:value-type="float">
            <text:p>13</text:p>
          </table:table-cell>
          <table:table-cell table:formula="of:=VLOOKUP([.C185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673" calcext:value-type="float">
            <text:p>13673</text:p>
          </table:table-cell>
          <table:table-cell office:value-type="string" calcext:value-type="string">
            <text:p>Santa Catalina</text:p>
          </table:table-cell>
          <table:table-cell office:value-type="float" office:value="13" calcext:value-type="float">
            <text:p>13</text:p>
          </table:table-cell>
          <table:table-cell table:formula="of:=VLOOKUP([.C186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683" calcext:value-type="float">
            <text:p>13683</text:p>
          </table:table-cell>
          <table:table-cell office:value-type="string" calcext:value-type="string">
            <text:p>Santa Rosa</text:p>
          </table:table-cell>
          <table:table-cell office:value-type="float" office:value="13" calcext:value-type="float">
            <text:p>13</text:p>
          </table:table-cell>
          <table:table-cell table:formula="of:=VLOOKUP([.C187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688" calcext:value-type="float">
            <text:p>13688</text:p>
          </table:table-cell>
          <table:table-cell office:value-type="string" calcext:value-type="string">
            <text:p>Santa Rosa del Sur</text:p>
          </table:table-cell>
          <table:table-cell office:value-type="float" office:value="13" calcext:value-type="float">
            <text:p>13</text:p>
          </table:table-cell>
          <table:table-cell table:formula="of:=VLOOKUP([.C188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744" calcext:value-type="float">
            <text:p>13744</text:p>
          </table:table-cell>
          <table:table-cell office:value-type="string" calcext:value-type="string">
            <text:p>Simití</text:p>
          </table:table-cell>
          <table:table-cell office:value-type="float" office:value="13" calcext:value-type="float">
            <text:p>13</text:p>
          </table:table-cell>
          <table:table-cell table:formula="of:=VLOOKUP([.C189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760" calcext:value-type="float">
            <text:p>13760</text:p>
          </table:table-cell>
          <table:table-cell office:value-type="string" calcext:value-type="string">
            <text:p>Soplaviento</text:p>
          </table:table-cell>
          <table:table-cell office:value-type="float" office:value="13" calcext:value-type="float">
            <text:p>13</text:p>
          </table:table-cell>
          <table:table-cell table:formula="of:=VLOOKUP([.C190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780" calcext:value-type="float">
            <text:p>13780</text:p>
          </table:table-cell>
          <table:table-cell office:value-type="string" calcext:value-type="string">
            <text:p>Talaigua Nuevo</text:p>
          </table:table-cell>
          <table:table-cell office:value-type="float" office:value="13" calcext:value-type="float">
            <text:p>13</text:p>
          </table:table-cell>
          <table:table-cell table:formula="of:=VLOOKUP([.C191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810" calcext:value-type="float">
            <text:p>13810</text:p>
          </table:table-cell>
          <table:table-cell office:value-type="string" calcext:value-type="string">
            <text:p>Tiquisio</text:p>
          </table:table-cell>
          <table:table-cell office:value-type="float" office:value="13" calcext:value-type="float">
            <text:p>13</text:p>
          </table:table-cell>
          <table:table-cell table:formula="of:=VLOOKUP([.C192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836" calcext:value-type="float">
            <text:p>13836</text:p>
          </table:table-cell>
          <table:table-cell office:value-type="string" calcext:value-type="string">
            <text:p>Turbaco</text:p>
          </table:table-cell>
          <table:table-cell office:value-type="float" office:value="13" calcext:value-type="float">
            <text:p>13</text:p>
          </table:table-cell>
          <table:table-cell table:formula="of:=VLOOKUP([.C193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838" calcext:value-type="float">
            <text:p>13838</text:p>
          </table:table-cell>
          <table:table-cell office:value-type="string" calcext:value-type="string">
            <text:p>Turbaná</text:p>
          </table:table-cell>
          <table:table-cell office:value-type="float" office:value="13" calcext:value-type="float">
            <text:p>13</text:p>
          </table:table-cell>
          <table:table-cell table:formula="of:=VLOOKUP([.C194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873" calcext:value-type="float">
            <text:p>13873</text:p>
          </table:table-cell>
          <table:table-cell office:value-type="string" calcext:value-type="string">
            <text:p>Villanueva</text:p>
          </table:table-cell>
          <table:table-cell office:value-type="float" office:value="13" calcext:value-type="float">
            <text:p>13</text:p>
          </table:table-cell>
          <table:table-cell table:formula="of:=VLOOKUP([.C195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3894" calcext:value-type="float">
            <text:p>13894</text:p>
          </table:table-cell>
          <table:table-cell office:value-type="string" calcext:value-type="string">
            <text:p>Zambrano</text:p>
          </table:table-cell>
          <table:table-cell office:value-type="float" office:value="13" calcext:value-type="float">
            <text:p>13</text:p>
          </table:table-cell>
          <table:table-cell table:formula="of:=VLOOKUP([.C196];[$Depto.A$2:.B$34];2;1)" office:value-type="string" office:string-value="Bolívar" calcext:value-type="string">
            <text:p>Bolívar</text:p>
          </table:table-cell>
          <table:table-cell table:number-columns-repeated="1020"/>
        </table:table-row>
        <table:table-row table:style-name="ro1">
          <table:table-cell office:value-type="float" office:value="15001" calcext:value-type="float">
            <text:p>15001</text:p>
          </table:table-cell>
          <table:table-cell office:value-type="string" calcext:value-type="string">
            <text:p>Tunja</text:p>
          </table:table-cell>
          <table:table-cell office:value-type="float" office:value="15" calcext:value-type="float">
            <text:p>15</text:p>
          </table:table-cell>
          <table:table-cell table:formula="of:=VLOOKUP([.C197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022" calcext:value-type="float">
            <text:p>15022</text:p>
          </table:table-cell>
          <table:table-cell office:value-type="string" calcext:value-type="string">
            <text:p>Almeida</text:p>
          </table:table-cell>
          <table:table-cell office:value-type="float" office:value="15" calcext:value-type="float">
            <text:p>15</text:p>
          </table:table-cell>
          <table:table-cell table:formula="of:=VLOOKUP([.C198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047" calcext:value-type="float">
            <text:p>15047</text:p>
          </table:table-cell>
          <table:table-cell office:value-type="string" calcext:value-type="string">
            <text:p>Aquitania</text:p>
          </table:table-cell>
          <table:table-cell office:value-type="float" office:value="15" calcext:value-type="float">
            <text:p>15</text:p>
          </table:table-cell>
          <table:table-cell table:formula="of:=VLOOKUP([.C199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051" calcext:value-type="float">
            <text:p>15051</text:p>
          </table:table-cell>
          <table:table-cell office:value-type="string" calcext:value-type="string">
            <text:p>Arcabuco</text:p>
          </table:table-cell>
          <table:table-cell office:value-type="float" office:value="15" calcext:value-type="float">
            <text:p>15</text:p>
          </table:table-cell>
          <table:table-cell table:formula="of:=VLOOKUP([.C200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087" calcext:value-type="float">
            <text:p>15087</text:p>
          </table:table-cell>
          <table:table-cell office:value-type="string" calcext:value-type="string">
            <text:p>Belén</text:p>
          </table:table-cell>
          <table:table-cell office:value-type="float" office:value="15" calcext:value-type="float">
            <text:p>15</text:p>
          </table:table-cell>
          <table:table-cell table:formula="of:=VLOOKUP([.C201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090" calcext:value-type="float">
            <text:p>15090</text:p>
          </table:table-cell>
          <table:table-cell office:value-type="string" calcext:value-type="string">
            <text:p>Berbeo</text:p>
          </table:table-cell>
          <table:table-cell office:value-type="float" office:value="15" calcext:value-type="float">
            <text:p>15</text:p>
          </table:table-cell>
          <table:table-cell table:formula="of:=VLOOKUP([.C202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092" calcext:value-type="float">
            <text:p>15092</text:p>
          </table:table-cell>
          <table:table-cell office:value-type="string" calcext:value-type="string">
            <text:p>Betéitiva</text:p>
          </table:table-cell>
          <table:table-cell office:value-type="float" office:value="15" calcext:value-type="float">
            <text:p>15</text:p>
          </table:table-cell>
          <table:table-cell table:formula="of:=VLOOKUP([.C203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097" calcext:value-type="float">
            <text:p>15097</text:p>
          </table:table-cell>
          <table:table-cell office:value-type="string" calcext:value-type="string">
            <text:p>Boavita</text:p>
          </table:table-cell>
          <table:table-cell office:value-type="float" office:value="15" calcext:value-type="float">
            <text:p>15</text:p>
          </table:table-cell>
          <table:table-cell table:formula="of:=VLOOKUP([.C204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104" calcext:value-type="float">
            <text:p>15104</text:p>
          </table:table-cell>
          <table:table-cell office:value-type="string" calcext:value-type="string">
            <text:p>Boyacá</text:p>
          </table:table-cell>
          <table:table-cell office:value-type="float" office:value="15" calcext:value-type="float">
            <text:p>15</text:p>
          </table:table-cell>
          <table:table-cell table:formula="of:=VLOOKUP([.C205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106" calcext:value-type="float">
            <text:p>15106</text:p>
          </table:table-cell>
          <table:table-cell office:value-type="string" calcext:value-type="string">
            <text:p>Briceño</text:p>
          </table:table-cell>
          <table:table-cell office:value-type="float" office:value="15" calcext:value-type="float">
            <text:p>15</text:p>
          </table:table-cell>
          <table:table-cell table:formula="of:=VLOOKUP([.C206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109" calcext:value-type="float">
            <text:p>15109</text:p>
          </table:table-cell>
          <table:table-cell office:value-type="string" calcext:value-type="string">
            <text:p>Buena Vista</text:p>
          </table:table-cell>
          <table:table-cell office:value-type="float" office:value="15" calcext:value-type="float">
            <text:p>15</text:p>
          </table:table-cell>
          <table:table-cell table:formula="of:=VLOOKUP([.C207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114" calcext:value-type="float">
            <text:p>15114</text:p>
          </table:table-cell>
          <table:table-cell office:value-type="string" calcext:value-type="string">
            <text:p>Busbanzá</text:p>
          </table:table-cell>
          <table:table-cell office:value-type="float" office:value="15" calcext:value-type="float">
            <text:p>15</text:p>
          </table:table-cell>
          <table:table-cell table:formula="of:=VLOOKUP([.C208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131" calcext:value-type="float">
            <text:p>15131</text:p>
          </table:table-cell>
          <table:table-cell office:value-type="string" calcext:value-type="string">
            <text:p>Caldas</text:p>
          </table:table-cell>
          <table:table-cell office:value-type="float" office:value="15" calcext:value-type="float">
            <text:p>15</text:p>
          </table:table-cell>
          <table:table-cell table:formula="of:=VLOOKUP([.C209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135" calcext:value-type="float">
            <text:p>15135</text:p>
          </table:table-cell>
          <table:table-cell office:value-type="string" calcext:value-type="string">
            <text:p>Campohermoso</text:p>
          </table:table-cell>
          <table:table-cell office:value-type="float" office:value="15" calcext:value-type="float">
            <text:p>15</text:p>
          </table:table-cell>
          <table:table-cell table:formula="of:=VLOOKUP([.C210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162" calcext:value-type="float">
            <text:p>15162</text:p>
          </table:table-cell>
          <table:table-cell office:value-type="string" calcext:value-type="string">
            <text:p>Cerinza</text:p>
          </table:table-cell>
          <table:table-cell office:value-type="float" office:value="15" calcext:value-type="float">
            <text:p>15</text:p>
          </table:table-cell>
          <table:table-cell table:formula="of:=VLOOKUP([.C211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172" calcext:value-type="float">
            <text:p>15172</text:p>
          </table:table-cell>
          <table:table-cell office:value-type="string" calcext:value-type="string">
            <text:p>Chinavita</text:p>
          </table:table-cell>
          <table:table-cell office:value-type="float" office:value="15" calcext:value-type="float">
            <text:p>15</text:p>
          </table:table-cell>
          <table:table-cell table:formula="of:=VLOOKUP([.C212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176" calcext:value-type="float">
            <text:p>15176</text:p>
          </table:table-cell>
          <table:table-cell office:value-type="string" calcext:value-type="string">
            <text:p>Chiquinquirá</text:p>
          </table:table-cell>
          <table:table-cell office:value-type="float" office:value="15" calcext:value-type="float">
            <text:p>15</text:p>
          </table:table-cell>
          <table:table-cell table:formula="of:=VLOOKUP([.C213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180" calcext:value-type="float">
            <text:p>15180</text:p>
          </table:table-cell>
          <table:table-cell office:value-type="string" calcext:value-type="string">
            <text:p>Chiscas</text:p>
          </table:table-cell>
          <table:table-cell office:value-type="float" office:value="15" calcext:value-type="float">
            <text:p>15</text:p>
          </table:table-cell>
          <table:table-cell table:formula="of:=VLOOKUP([.C214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183" calcext:value-type="float">
            <text:p>15183</text:p>
          </table:table-cell>
          <table:table-cell office:value-type="string" calcext:value-type="string">
            <text:p>Chita</text:p>
          </table:table-cell>
          <table:table-cell office:value-type="float" office:value="15" calcext:value-type="float">
            <text:p>15</text:p>
          </table:table-cell>
          <table:table-cell table:formula="of:=VLOOKUP([.C215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185" calcext:value-type="float">
            <text:p>15185</text:p>
          </table:table-cell>
          <table:table-cell office:value-type="string" calcext:value-type="string">
            <text:p>Chitaraque</text:p>
          </table:table-cell>
          <table:table-cell office:value-type="float" office:value="15" calcext:value-type="float">
            <text:p>15</text:p>
          </table:table-cell>
          <table:table-cell table:formula="of:=VLOOKUP([.C216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187" calcext:value-type="float">
            <text:p>15187</text:p>
          </table:table-cell>
          <table:table-cell office:value-type="string" calcext:value-type="string">
            <text:p>Chivatá</text:p>
          </table:table-cell>
          <table:table-cell office:value-type="float" office:value="15" calcext:value-type="float">
            <text:p>15</text:p>
          </table:table-cell>
          <table:table-cell table:formula="of:=VLOOKUP([.C217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189" calcext:value-type="float">
            <text:p>15189</text:p>
          </table:table-cell>
          <table:table-cell office:value-type="string" calcext:value-type="string">
            <text:p>Ciénega</text:p>
          </table:table-cell>
          <table:table-cell office:value-type="float" office:value="15" calcext:value-type="float">
            <text:p>15</text:p>
          </table:table-cell>
          <table:table-cell table:formula="of:=VLOOKUP([.C218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204" calcext:value-type="float">
            <text:p>15204</text:p>
          </table:table-cell>
          <table:table-cell office:value-type="string" calcext:value-type="string">
            <text:p>Cómbita</text:p>
          </table:table-cell>
          <table:table-cell office:value-type="float" office:value="15" calcext:value-type="float">
            <text:p>15</text:p>
          </table:table-cell>
          <table:table-cell table:formula="of:=VLOOKUP([.C219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212" calcext:value-type="float">
            <text:p>15212</text:p>
          </table:table-cell>
          <table:table-cell office:value-type="string" calcext:value-type="string">
            <text:p>Coper</text:p>
          </table:table-cell>
          <table:table-cell office:value-type="float" office:value="15" calcext:value-type="float">
            <text:p>15</text:p>
          </table:table-cell>
          <table:table-cell table:formula="of:=VLOOKUP([.C220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215" calcext:value-type="float">
            <text:p>15215</text:p>
          </table:table-cell>
          <table:table-cell office:value-type="string" calcext:value-type="string">
            <text:p>Corrales</text:p>
          </table:table-cell>
          <table:table-cell office:value-type="float" office:value="15" calcext:value-type="float">
            <text:p>15</text:p>
          </table:table-cell>
          <table:table-cell table:formula="of:=VLOOKUP([.C221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218" calcext:value-type="float">
            <text:p>15218</text:p>
          </table:table-cell>
          <table:table-cell office:value-type="string" calcext:value-type="string">
            <text:p>Covarachía</text:p>
          </table:table-cell>
          <table:table-cell office:value-type="float" office:value="15" calcext:value-type="float">
            <text:p>15</text:p>
          </table:table-cell>
          <table:table-cell table:formula="of:=VLOOKUP([.C222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223" calcext:value-type="float">
            <text:p>15223</text:p>
          </table:table-cell>
          <table:table-cell office:value-type="string" calcext:value-type="string">
            <text:p>Cubará</text:p>
          </table:table-cell>
          <table:table-cell office:value-type="float" office:value="15" calcext:value-type="float">
            <text:p>15</text:p>
          </table:table-cell>
          <table:table-cell table:formula="of:=VLOOKUP([.C223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224" calcext:value-type="float">
            <text:p>15224</text:p>
          </table:table-cell>
          <table:table-cell office:value-type="string" calcext:value-type="string">
            <text:p>Cucaita</text:p>
          </table:table-cell>
          <table:table-cell office:value-type="float" office:value="15" calcext:value-type="float">
            <text:p>15</text:p>
          </table:table-cell>
          <table:table-cell table:formula="of:=VLOOKUP([.C224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226" calcext:value-type="float">
            <text:p>15226</text:p>
          </table:table-cell>
          <table:table-cell office:value-type="string" calcext:value-type="string">
            <text:p>Cuítiva</text:p>
          </table:table-cell>
          <table:table-cell office:value-type="float" office:value="15" calcext:value-type="float">
            <text:p>15</text:p>
          </table:table-cell>
          <table:table-cell table:formula="of:=VLOOKUP([.C225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232" calcext:value-type="float">
            <text:p>15232</text:p>
          </table:table-cell>
          <table:table-cell office:value-type="string" calcext:value-type="string">
            <text:p>Chíquiza</text:p>
          </table:table-cell>
          <table:table-cell office:value-type="float" office:value="15" calcext:value-type="float">
            <text:p>15</text:p>
          </table:table-cell>
          <table:table-cell table:formula="of:=VLOOKUP([.C226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236" calcext:value-type="float">
            <text:p>15236</text:p>
          </table:table-cell>
          <table:table-cell office:value-type="string" calcext:value-type="string">
            <text:p>Chivor</text:p>
          </table:table-cell>
          <table:table-cell office:value-type="float" office:value="15" calcext:value-type="float">
            <text:p>15</text:p>
          </table:table-cell>
          <table:table-cell table:formula="of:=VLOOKUP([.C227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238" calcext:value-type="float">
            <text:p>15238</text:p>
          </table:table-cell>
          <table:table-cell office:value-type="string" calcext:value-type="string">
            <text:p>Duitama</text:p>
          </table:table-cell>
          <table:table-cell office:value-type="float" office:value="15" calcext:value-type="float">
            <text:p>15</text:p>
          </table:table-cell>
          <table:table-cell table:formula="of:=VLOOKUP([.C228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244" calcext:value-type="float">
            <text:p>15244</text:p>
          </table:table-cell>
          <table:table-cell office:value-type="string" calcext:value-type="string">
            <text:p>El Cocuy</text:p>
          </table:table-cell>
          <table:table-cell office:value-type="float" office:value="15" calcext:value-type="float">
            <text:p>15</text:p>
          </table:table-cell>
          <table:table-cell table:formula="of:=VLOOKUP([.C229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248" calcext:value-type="float">
            <text:p>15248</text:p>
          </table:table-cell>
          <table:table-cell office:value-type="string" calcext:value-type="string">
            <text:p>El Espino</text:p>
          </table:table-cell>
          <table:table-cell office:value-type="float" office:value="15" calcext:value-type="float">
            <text:p>15</text:p>
          </table:table-cell>
          <table:table-cell table:formula="of:=VLOOKUP([.C230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272" calcext:value-type="float">
            <text:p>15272</text:p>
          </table:table-cell>
          <table:table-cell office:value-type="string" calcext:value-type="string">
            <text:p>Firavitoba</text:p>
          </table:table-cell>
          <table:table-cell office:value-type="float" office:value="15" calcext:value-type="float">
            <text:p>15</text:p>
          </table:table-cell>
          <table:table-cell table:formula="of:=VLOOKUP([.C231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276" calcext:value-type="float">
            <text:p>15276</text:p>
          </table:table-cell>
          <table:table-cell office:value-type="string" calcext:value-type="string">
            <text:p>Floresta</text:p>
          </table:table-cell>
          <table:table-cell office:value-type="float" office:value="15" calcext:value-type="float">
            <text:p>15</text:p>
          </table:table-cell>
          <table:table-cell table:formula="of:=VLOOKUP([.C232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293" calcext:value-type="float">
            <text:p>15293</text:p>
          </table:table-cell>
          <table:table-cell office:value-type="string" calcext:value-type="string">
            <text:p>Gachantivá</text:p>
          </table:table-cell>
          <table:table-cell office:value-type="float" office:value="15" calcext:value-type="float">
            <text:p>15</text:p>
          </table:table-cell>
          <table:table-cell table:formula="of:=VLOOKUP([.C233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296" calcext:value-type="float">
            <text:p>15296</text:p>
          </table:table-cell>
          <table:table-cell office:value-type="string" calcext:value-type="string">
            <text:p>Gameza</text:p>
          </table:table-cell>
          <table:table-cell office:value-type="float" office:value="15" calcext:value-type="float">
            <text:p>15</text:p>
          </table:table-cell>
          <table:table-cell table:formula="of:=VLOOKUP([.C234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299" calcext:value-type="float">
            <text:p>15299</text:p>
          </table:table-cell>
          <table:table-cell office:value-type="string" calcext:value-type="string">
            <text:p>Garagoa</text:p>
          </table:table-cell>
          <table:table-cell office:value-type="float" office:value="15" calcext:value-type="float">
            <text:p>15</text:p>
          </table:table-cell>
          <table:table-cell table:formula="of:=VLOOKUP([.C235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317" calcext:value-type="float">
            <text:p>15317</text:p>
          </table:table-cell>
          <table:table-cell office:value-type="string" calcext:value-type="string">
            <text:p>Guacamayas</text:p>
          </table:table-cell>
          <table:table-cell office:value-type="float" office:value="15" calcext:value-type="float">
            <text:p>15</text:p>
          </table:table-cell>
          <table:table-cell table:formula="of:=VLOOKUP([.C236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322" calcext:value-type="float">
            <text:p>15322</text:p>
          </table:table-cell>
          <table:table-cell office:value-type="string" calcext:value-type="string">
            <text:p>Guateque</text:p>
          </table:table-cell>
          <table:table-cell office:value-type="float" office:value="15" calcext:value-type="float">
            <text:p>15</text:p>
          </table:table-cell>
          <table:table-cell table:formula="of:=VLOOKUP([.C237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325" calcext:value-type="float">
            <text:p>15325</text:p>
          </table:table-cell>
          <table:table-cell office:value-type="string" calcext:value-type="string">
            <text:p>Guayatá</text:p>
          </table:table-cell>
          <table:table-cell office:value-type="float" office:value="15" calcext:value-type="float">
            <text:p>15</text:p>
          </table:table-cell>
          <table:table-cell table:formula="of:=VLOOKUP([.C238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332" calcext:value-type="float">
            <text:p>15332</text:p>
          </table:table-cell>
          <table:table-cell office:value-type="string" calcext:value-type="string">
            <text:p>Güicán</text:p>
          </table:table-cell>
          <table:table-cell office:value-type="float" office:value="15" calcext:value-type="float">
            <text:p>15</text:p>
          </table:table-cell>
          <table:table-cell table:formula="of:=VLOOKUP([.C239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362" calcext:value-type="float">
            <text:p>15362</text:p>
          </table:table-cell>
          <table:table-cell office:value-type="string" calcext:value-type="string">
            <text:p>Iza</text:p>
          </table:table-cell>
          <table:table-cell office:value-type="float" office:value="15" calcext:value-type="float">
            <text:p>15</text:p>
          </table:table-cell>
          <table:table-cell table:formula="of:=VLOOKUP([.C240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367" calcext:value-type="float">
            <text:p>15367</text:p>
          </table:table-cell>
          <table:table-cell office:value-type="string" calcext:value-type="string">
            <text:p>Jenesano</text:p>
          </table:table-cell>
          <table:table-cell office:value-type="float" office:value="15" calcext:value-type="float">
            <text:p>15</text:p>
          </table:table-cell>
          <table:table-cell table:formula="of:=VLOOKUP([.C241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368" calcext:value-type="float">
            <text:p>15368</text:p>
          </table:table-cell>
          <table:table-cell office:value-type="string" calcext:value-type="string">
            <text:p>Jericó</text:p>
          </table:table-cell>
          <table:table-cell office:value-type="float" office:value="15" calcext:value-type="float">
            <text:p>15</text:p>
          </table:table-cell>
          <table:table-cell table:formula="of:=VLOOKUP([.C242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377" calcext:value-type="float">
            <text:p>15377</text:p>
          </table:table-cell>
          <table:table-cell office:value-type="string" calcext:value-type="string">
            <text:p>Labranzagrande</text:p>
          </table:table-cell>
          <table:table-cell office:value-type="float" office:value="15" calcext:value-type="float">
            <text:p>15</text:p>
          </table:table-cell>
          <table:table-cell table:formula="of:=VLOOKUP([.C243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380" calcext:value-type="float">
            <text:p>15380</text:p>
          </table:table-cell>
          <table:table-cell office:value-type="string" calcext:value-type="string">
            <text:p>La Capilla</text:p>
          </table:table-cell>
          <table:table-cell office:value-type="float" office:value="15" calcext:value-type="float">
            <text:p>15</text:p>
          </table:table-cell>
          <table:table-cell table:formula="of:=VLOOKUP([.C244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401" calcext:value-type="float">
            <text:p>15401</text:p>
          </table:table-cell>
          <table:table-cell office:value-type="string" calcext:value-type="string">
            <text:p>La Victoria</text:p>
          </table:table-cell>
          <table:table-cell office:value-type="float" office:value="15" calcext:value-type="float">
            <text:p>15</text:p>
          </table:table-cell>
          <table:table-cell table:formula="of:=VLOOKUP([.C245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403" calcext:value-type="float">
            <text:p>15403</text:p>
          </table:table-cell>
          <table:table-cell office:value-type="string" calcext:value-type="string">
            <text:p>La Uvita</text:p>
          </table:table-cell>
          <table:table-cell office:value-type="float" office:value="15" calcext:value-type="float">
            <text:p>15</text:p>
          </table:table-cell>
          <table:table-cell table:formula="of:=VLOOKUP([.C246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407" calcext:value-type="float">
            <text:p>15407</text:p>
          </table:table-cell>
          <table:table-cell office:value-type="string" calcext:value-type="string">
            <text:p>Villa de Leyva</text:p>
          </table:table-cell>
          <table:table-cell office:value-type="float" office:value="15" calcext:value-type="float">
            <text:p>15</text:p>
          </table:table-cell>
          <table:table-cell table:formula="of:=VLOOKUP([.C247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425" calcext:value-type="float">
            <text:p>15425</text:p>
          </table:table-cell>
          <table:table-cell office:value-type="string" calcext:value-type="string">
            <text:p>Macanal</text:p>
          </table:table-cell>
          <table:table-cell office:value-type="float" office:value="15" calcext:value-type="float">
            <text:p>15</text:p>
          </table:table-cell>
          <table:table-cell table:formula="of:=VLOOKUP([.C248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442" calcext:value-type="float">
            <text:p>15442</text:p>
          </table:table-cell>
          <table:table-cell office:value-type="string" calcext:value-type="string">
            <text:p>Maripí</text:p>
          </table:table-cell>
          <table:table-cell office:value-type="float" office:value="15" calcext:value-type="float">
            <text:p>15</text:p>
          </table:table-cell>
          <table:table-cell table:formula="of:=VLOOKUP([.C249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455" calcext:value-type="float">
            <text:p>15455</text:p>
          </table:table-cell>
          <table:table-cell office:value-type="string" calcext:value-type="string">
            <text:p>Miraflores</text:p>
          </table:table-cell>
          <table:table-cell office:value-type="float" office:value="15" calcext:value-type="float">
            <text:p>15</text:p>
          </table:table-cell>
          <table:table-cell table:formula="of:=VLOOKUP([.C250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464" calcext:value-type="float">
            <text:p>15464</text:p>
          </table:table-cell>
          <table:table-cell office:value-type="string" calcext:value-type="string">
            <text:p>Mongua</text:p>
          </table:table-cell>
          <table:table-cell office:value-type="float" office:value="15" calcext:value-type="float">
            <text:p>15</text:p>
          </table:table-cell>
          <table:table-cell table:formula="of:=VLOOKUP([.C251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466" calcext:value-type="float">
            <text:p>15466</text:p>
          </table:table-cell>
          <table:table-cell office:value-type="string" calcext:value-type="string">
            <text:p>Monguí</text:p>
          </table:table-cell>
          <table:table-cell office:value-type="float" office:value="15" calcext:value-type="float">
            <text:p>15</text:p>
          </table:table-cell>
          <table:table-cell table:formula="of:=VLOOKUP([.C252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469" calcext:value-type="float">
            <text:p>15469</text:p>
          </table:table-cell>
          <table:table-cell office:value-type="string" calcext:value-type="string">
            <text:p>Moniquirá</text:p>
          </table:table-cell>
          <table:table-cell office:value-type="float" office:value="15" calcext:value-type="float">
            <text:p>15</text:p>
          </table:table-cell>
          <table:table-cell table:formula="of:=VLOOKUP([.C253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476" calcext:value-type="float">
            <text:p>15476</text:p>
          </table:table-cell>
          <table:table-cell office:value-type="string" calcext:value-type="string">
            <text:p>Motavita</text:p>
          </table:table-cell>
          <table:table-cell office:value-type="float" office:value="15" calcext:value-type="float">
            <text:p>15</text:p>
          </table:table-cell>
          <table:table-cell table:formula="of:=VLOOKUP([.C254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480" calcext:value-type="float">
            <text:p>15480</text:p>
          </table:table-cell>
          <table:table-cell office:value-type="string" calcext:value-type="string">
            <text:p>Muzo</text:p>
          </table:table-cell>
          <table:table-cell office:value-type="float" office:value="15" calcext:value-type="float">
            <text:p>15</text:p>
          </table:table-cell>
          <table:table-cell table:formula="of:=VLOOKUP([.C255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491" calcext:value-type="float">
            <text:p>15491</text:p>
          </table:table-cell>
          <table:table-cell office:value-type="string" calcext:value-type="string">
            <text:p>Nobsa</text:p>
          </table:table-cell>
          <table:table-cell office:value-type="float" office:value="15" calcext:value-type="float">
            <text:p>15</text:p>
          </table:table-cell>
          <table:table-cell table:formula="of:=VLOOKUP([.C256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494" calcext:value-type="float">
            <text:p>15494</text:p>
          </table:table-cell>
          <table:table-cell office:value-type="string" calcext:value-type="string">
            <text:p>Nuevo Colón</text:p>
          </table:table-cell>
          <table:table-cell office:value-type="float" office:value="15" calcext:value-type="float">
            <text:p>15</text:p>
          </table:table-cell>
          <table:table-cell table:formula="of:=VLOOKUP([.C257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string" calcext:value-type="string">
            <text:p>Oicatá</text:p>
          </table:table-cell>
          <table:table-cell office:value-type="float" office:value="15" calcext:value-type="float">
            <text:p>15</text:p>
          </table:table-cell>
          <table:table-cell table:formula="of:=VLOOKUP([.C258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507" calcext:value-type="float">
            <text:p>15507</text:p>
          </table:table-cell>
          <table:table-cell office:value-type="string" calcext:value-type="string">
            <text:p>Otanche</text:p>
          </table:table-cell>
          <table:table-cell office:value-type="float" office:value="15" calcext:value-type="float">
            <text:p>15</text:p>
          </table:table-cell>
          <table:table-cell table:formula="of:=VLOOKUP([.C259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511" calcext:value-type="float">
            <text:p>15511</text:p>
          </table:table-cell>
          <table:table-cell office:value-type="string" calcext:value-type="string">
            <text:p>Pachavita</text:p>
          </table:table-cell>
          <table:table-cell office:value-type="float" office:value="15" calcext:value-type="float">
            <text:p>15</text:p>
          </table:table-cell>
          <table:table-cell table:formula="of:=VLOOKUP([.C260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514" calcext:value-type="float">
            <text:p>15514</text:p>
          </table:table-cell>
          <table:table-cell office:value-type="string" calcext:value-type="string">
            <text:p>Páez</text:p>
          </table:table-cell>
          <table:table-cell office:value-type="float" office:value="15" calcext:value-type="float">
            <text:p>15</text:p>
          </table:table-cell>
          <table:table-cell table:formula="of:=VLOOKUP([.C261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516" calcext:value-type="float">
            <text:p>15516</text:p>
          </table:table-cell>
          <table:table-cell office:value-type="string" calcext:value-type="string">
            <text:p>Paipa</text:p>
          </table:table-cell>
          <table:table-cell office:value-type="float" office:value="15" calcext:value-type="float">
            <text:p>15</text:p>
          </table:table-cell>
          <table:table-cell table:formula="of:=VLOOKUP([.C262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518" calcext:value-type="float">
            <text:p>15518</text:p>
          </table:table-cell>
          <table:table-cell office:value-type="string" calcext:value-type="string">
            <text:p>Pajarito</text:p>
          </table:table-cell>
          <table:table-cell office:value-type="float" office:value="15" calcext:value-type="float">
            <text:p>15</text:p>
          </table:table-cell>
          <table:table-cell table:formula="of:=VLOOKUP([.C263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522" calcext:value-type="float">
            <text:p>15522</text:p>
          </table:table-cell>
          <table:table-cell office:value-type="string" calcext:value-type="string">
            <text:p>Panqueba</text:p>
          </table:table-cell>
          <table:table-cell office:value-type="float" office:value="15" calcext:value-type="float">
            <text:p>15</text:p>
          </table:table-cell>
          <table:table-cell table:formula="of:=VLOOKUP([.C264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531" calcext:value-type="float">
            <text:p>15531</text:p>
          </table:table-cell>
          <table:table-cell office:value-type="string" calcext:value-type="string">
            <text:p>Pauna</text:p>
          </table:table-cell>
          <table:table-cell office:value-type="float" office:value="15" calcext:value-type="float">
            <text:p>15</text:p>
          </table:table-cell>
          <table:table-cell table:formula="of:=VLOOKUP([.C265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533" calcext:value-type="float">
            <text:p>15533</text:p>
          </table:table-cell>
          <table:table-cell office:value-type="string" calcext:value-type="string">
            <text:p>Paya</text:p>
          </table:table-cell>
          <table:table-cell office:value-type="float" office:value="15" calcext:value-type="float">
            <text:p>15</text:p>
          </table:table-cell>
          <table:table-cell table:formula="of:=VLOOKUP([.C266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537" calcext:value-type="float">
            <text:p>15537</text:p>
          </table:table-cell>
          <table:table-cell office:value-type="string" calcext:value-type="string">
            <text:p>Paz de Río</text:p>
          </table:table-cell>
          <table:table-cell office:value-type="float" office:value="15" calcext:value-type="float">
            <text:p>15</text:p>
          </table:table-cell>
          <table:table-cell table:formula="of:=VLOOKUP([.C267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542" calcext:value-type="float">
            <text:p>15542</text:p>
          </table:table-cell>
          <table:table-cell office:value-type="string" calcext:value-type="string">
            <text:p>Pesca</text:p>
          </table:table-cell>
          <table:table-cell office:value-type="float" office:value="15" calcext:value-type="float">
            <text:p>15</text:p>
          </table:table-cell>
          <table:table-cell table:formula="of:=VLOOKUP([.C268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550" calcext:value-type="float">
            <text:p>15550</text:p>
          </table:table-cell>
          <table:table-cell office:value-type="string" calcext:value-type="string">
            <text:p>Pisba</text:p>
          </table:table-cell>
          <table:table-cell office:value-type="float" office:value="15" calcext:value-type="float">
            <text:p>15</text:p>
          </table:table-cell>
          <table:table-cell table:formula="of:=VLOOKUP([.C269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572" calcext:value-type="float">
            <text:p>15572</text:p>
          </table:table-cell>
          <table:table-cell office:value-type="string" calcext:value-type="string">
            <text:p>Puerto Boyacá</text:p>
          </table:table-cell>
          <table:table-cell office:value-type="float" office:value="15" calcext:value-type="float">
            <text:p>15</text:p>
          </table:table-cell>
          <table:table-cell table:formula="of:=VLOOKUP([.C270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580" calcext:value-type="float">
            <text:p>15580</text:p>
          </table:table-cell>
          <table:table-cell office:value-type="string" calcext:value-type="string">
            <text:p>Quípama</text:p>
          </table:table-cell>
          <table:table-cell office:value-type="float" office:value="15" calcext:value-type="float">
            <text:p>15</text:p>
          </table:table-cell>
          <table:table-cell table:formula="of:=VLOOKUP([.C271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599" calcext:value-type="float">
            <text:p>15599</text:p>
          </table:table-cell>
          <table:table-cell office:value-type="string" calcext:value-type="string">
            <text:p>Ramiriquí</text:p>
          </table:table-cell>
          <table:table-cell office:value-type="float" office:value="15" calcext:value-type="float">
            <text:p>15</text:p>
          </table:table-cell>
          <table:table-cell table:formula="of:=VLOOKUP([.C272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string" calcext:value-type="string">
            <text:p>Ráquira</text:p>
          </table:table-cell>
          <table:table-cell office:value-type="float" office:value="15" calcext:value-type="float">
            <text:p>15</text:p>
          </table:table-cell>
          <table:table-cell table:formula="of:=VLOOKUP([.C273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621" calcext:value-type="float">
            <text:p>15621</text:p>
          </table:table-cell>
          <table:table-cell office:value-type="string" calcext:value-type="string">
            <text:p>Rondón</text:p>
          </table:table-cell>
          <table:table-cell office:value-type="float" office:value="15" calcext:value-type="float">
            <text:p>15</text:p>
          </table:table-cell>
          <table:table-cell table:formula="of:=VLOOKUP([.C274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632" calcext:value-type="float">
            <text:p>15632</text:p>
          </table:table-cell>
          <table:table-cell office:value-type="string" calcext:value-type="string">
            <text:p>Saboyá</text:p>
          </table:table-cell>
          <table:table-cell office:value-type="float" office:value="15" calcext:value-type="float">
            <text:p>15</text:p>
          </table:table-cell>
          <table:table-cell table:formula="of:=VLOOKUP([.C275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638" calcext:value-type="float">
            <text:p>15638</text:p>
          </table:table-cell>
          <table:table-cell office:value-type="string" calcext:value-type="string">
            <text:p>Sáchica</text:p>
          </table:table-cell>
          <table:table-cell office:value-type="float" office:value="15" calcext:value-type="float">
            <text:p>15</text:p>
          </table:table-cell>
          <table:table-cell table:formula="of:=VLOOKUP([.C276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646" calcext:value-type="float">
            <text:p>15646</text:p>
          </table:table-cell>
          <table:table-cell office:value-type="string" calcext:value-type="string">
            <text:p>Samacá</text:p>
          </table:table-cell>
          <table:table-cell office:value-type="float" office:value="15" calcext:value-type="float">
            <text:p>15</text:p>
          </table:table-cell>
          <table:table-cell table:formula="of:=VLOOKUP([.C277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660" calcext:value-type="float">
            <text:p>15660</text:p>
          </table:table-cell>
          <table:table-cell office:value-type="string" calcext:value-type="string">
            <text:p>San Eduardo</text:p>
          </table:table-cell>
          <table:table-cell office:value-type="float" office:value="15" calcext:value-type="float">
            <text:p>15</text:p>
          </table:table-cell>
          <table:table-cell table:formula="of:=VLOOKUP([.C278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664" calcext:value-type="float">
            <text:p>15664</text:p>
          </table:table-cell>
          <table:table-cell office:value-type="string" calcext:value-type="string">
            <text:p>San José de Pare</text:p>
          </table:table-cell>
          <table:table-cell office:value-type="float" office:value="15" calcext:value-type="float">
            <text:p>15</text:p>
          </table:table-cell>
          <table:table-cell table:formula="of:=VLOOKUP([.C279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667" calcext:value-type="float">
            <text:p>15667</text:p>
          </table:table-cell>
          <table:table-cell office:value-type="string" calcext:value-type="string">
            <text:p>San Luis de Gaceno</text:p>
          </table:table-cell>
          <table:table-cell office:value-type="float" office:value="15" calcext:value-type="float">
            <text:p>15</text:p>
          </table:table-cell>
          <table:table-cell table:formula="of:=VLOOKUP([.C280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673" calcext:value-type="float">
            <text:p>15673</text:p>
          </table:table-cell>
          <table:table-cell office:value-type="string" calcext:value-type="string">
            <text:p>San Mateo</text:p>
          </table:table-cell>
          <table:table-cell office:value-type="float" office:value="15" calcext:value-type="float">
            <text:p>15</text:p>
          </table:table-cell>
          <table:table-cell table:formula="of:=VLOOKUP([.C281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676" calcext:value-type="float">
            <text:p>15676</text:p>
          </table:table-cell>
          <table:table-cell office:value-type="string" calcext:value-type="string">
            <text:p>San Miguel de Sema</text:p>
          </table:table-cell>
          <table:table-cell office:value-type="float" office:value="15" calcext:value-type="float">
            <text:p>15</text:p>
          </table:table-cell>
          <table:table-cell table:formula="of:=VLOOKUP([.C282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681" calcext:value-type="float">
            <text:p>15681</text:p>
          </table:table-cell>
          <table:table-cell office:value-type="string" calcext:value-type="string">
            <text:p>San Pablo de Borbur</text:p>
          </table:table-cell>
          <table:table-cell office:value-type="float" office:value="15" calcext:value-type="float">
            <text:p>15</text:p>
          </table:table-cell>
          <table:table-cell table:formula="of:=VLOOKUP([.C283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686" calcext:value-type="float">
            <text:p>15686</text:p>
          </table:table-cell>
          <table:table-cell office:value-type="string" calcext:value-type="string">
            <text:p>Santana</text:p>
          </table:table-cell>
          <table:table-cell office:value-type="float" office:value="15" calcext:value-type="float">
            <text:p>15</text:p>
          </table:table-cell>
          <table:table-cell table:formula="of:=VLOOKUP([.C284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690" calcext:value-type="float">
            <text:p>15690</text:p>
          </table:table-cell>
          <table:table-cell office:value-type="string" calcext:value-type="string">
            <text:p>Santa María</text:p>
          </table:table-cell>
          <table:table-cell office:value-type="float" office:value="15" calcext:value-type="float">
            <text:p>15</text:p>
          </table:table-cell>
          <table:table-cell table:formula="of:=VLOOKUP([.C285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693" calcext:value-type="float">
            <text:p>15693</text:p>
          </table:table-cell>
          <table:table-cell office:value-type="string" calcext:value-type="string">
            <text:p>Santa Rosa de Viterbo</text:p>
          </table:table-cell>
          <table:table-cell office:value-type="float" office:value="15" calcext:value-type="float">
            <text:p>15</text:p>
          </table:table-cell>
          <table:table-cell table:formula="of:=VLOOKUP([.C286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696" calcext:value-type="float">
            <text:p>15696</text:p>
          </table:table-cell>
          <table:table-cell office:value-type="string" calcext:value-type="string">
            <text:p>Santa Sofía</text:p>
          </table:table-cell>
          <table:table-cell office:value-type="float" office:value="15" calcext:value-type="float">
            <text:p>15</text:p>
          </table:table-cell>
          <table:table-cell table:formula="of:=VLOOKUP([.C287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720" calcext:value-type="float">
            <text:p>15720</text:p>
          </table:table-cell>
          <table:table-cell office:value-type="string" calcext:value-type="string">
            <text:p>Sativanorte</text:p>
          </table:table-cell>
          <table:table-cell office:value-type="float" office:value="15" calcext:value-type="float">
            <text:p>15</text:p>
          </table:table-cell>
          <table:table-cell table:formula="of:=VLOOKUP([.C288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723" calcext:value-type="float">
            <text:p>15723</text:p>
          </table:table-cell>
          <table:table-cell office:value-type="string" calcext:value-type="string">
            <text:p>Sativasur</text:p>
          </table:table-cell>
          <table:table-cell office:value-type="float" office:value="15" calcext:value-type="float">
            <text:p>15</text:p>
          </table:table-cell>
          <table:table-cell table:formula="of:=VLOOKUP([.C289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740" calcext:value-type="float">
            <text:p>15740</text:p>
          </table:table-cell>
          <table:table-cell office:value-type="string" calcext:value-type="string">
            <text:p>Siachoque</text:p>
          </table:table-cell>
          <table:table-cell office:value-type="float" office:value="15" calcext:value-type="float">
            <text:p>15</text:p>
          </table:table-cell>
          <table:table-cell table:formula="of:=VLOOKUP([.C290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753" calcext:value-type="float">
            <text:p>15753</text:p>
          </table:table-cell>
          <table:table-cell office:value-type="string" calcext:value-type="string">
            <text:p>Soatá</text:p>
          </table:table-cell>
          <table:table-cell office:value-type="float" office:value="15" calcext:value-type="float">
            <text:p>15</text:p>
          </table:table-cell>
          <table:table-cell table:formula="of:=VLOOKUP([.C291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755" calcext:value-type="float">
            <text:p>15755</text:p>
          </table:table-cell>
          <table:table-cell office:value-type="string" calcext:value-type="string">
            <text:p>Socotá</text:p>
          </table:table-cell>
          <table:table-cell office:value-type="float" office:value="15" calcext:value-type="float">
            <text:p>15</text:p>
          </table:table-cell>
          <table:table-cell table:formula="of:=VLOOKUP([.C292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757" calcext:value-type="float">
            <text:p>15757</text:p>
          </table:table-cell>
          <table:table-cell office:value-type="string" calcext:value-type="string">
            <text:p>Socha</text:p>
          </table:table-cell>
          <table:table-cell office:value-type="float" office:value="15" calcext:value-type="float">
            <text:p>15</text:p>
          </table:table-cell>
          <table:table-cell table:formula="of:=VLOOKUP([.C293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759" calcext:value-type="float">
            <text:p>15759</text:p>
          </table:table-cell>
          <table:table-cell office:value-type="string" calcext:value-type="string">
            <text:p>Sogamoso</text:p>
          </table:table-cell>
          <table:table-cell office:value-type="float" office:value="15" calcext:value-type="float">
            <text:p>15</text:p>
          </table:table-cell>
          <table:table-cell table:formula="of:=VLOOKUP([.C294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761" calcext:value-type="float">
            <text:p>15761</text:p>
          </table:table-cell>
          <table:table-cell office:value-type="string" calcext:value-type="string">
            <text:p>Somondoco</text:p>
          </table:table-cell>
          <table:table-cell office:value-type="float" office:value="15" calcext:value-type="float">
            <text:p>15</text:p>
          </table:table-cell>
          <table:table-cell table:formula="of:=VLOOKUP([.C295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762" calcext:value-type="float">
            <text:p>15762</text:p>
          </table:table-cell>
          <table:table-cell office:value-type="string" calcext:value-type="string">
            <text:p>Sora</text:p>
          </table:table-cell>
          <table:table-cell office:value-type="float" office:value="15" calcext:value-type="float">
            <text:p>15</text:p>
          </table:table-cell>
          <table:table-cell table:formula="of:=VLOOKUP([.C296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763" calcext:value-type="float">
            <text:p>15763</text:p>
          </table:table-cell>
          <table:table-cell office:value-type="string" calcext:value-type="string">
            <text:p>Sotaquirá</text:p>
          </table:table-cell>
          <table:table-cell office:value-type="float" office:value="15" calcext:value-type="float">
            <text:p>15</text:p>
          </table:table-cell>
          <table:table-cell table:formula="of:=VLOOKUP([.C297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764" calcext:value-type="float">
            <text:p>15764</text:p>
          </table:table-cell>
          <table:table-cell office:value-type="string" calcext:value-type="string">
            <text:p>Soracá</text:p>
          </table:table-cell>
          <table:table-cell office:value-type="float" office:value="15" calcext:value-type="float">
            <text:p>15</text:p>
          </table:table-cell>
          <table:table-cell table:formula="of:=VLOOKUP([.C298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774" calcext:value-type="float">
            <text:p>15774</text:p>
          </table:table-cell>
          <table:table-cell office:value-type="string" calcext:value-type="string">
            <text:p>Susacón</text:p>
          </table:table-cell>
          <table:table-cell office:value-type="float" office:value="15" calcext:value-type="float">
            <text:p>15</text:p>
          </table:table-cell>
          <table:table-cell table:formula="of:=VLOOKUP([.C299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776" calcext:value-type="float">
            <text:p>15776</text:p>
          </table:table-cell>
          <table:table-cell office:value-type="string" calcext:value-type="string">
            <text:p>Sutamarchán</text:p>
          </table:table-cell>
          <table:table-cell office:value-type="float" office:value="15" calcext:value-type="float">
            <text:p>15</text:p>
          </table:table-cell>
          <table:table-cell table:formula="of:=VLOOKUP([.C300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778" calcext:value-type="float">
            <text:p>15778</text:p>
          </table:table-cell>
          <table:table-cell office:value-type="string" calcext:value-type="string">
            <text:p>Sutatenza</text:p>
          </table:table-cell>
          <table:table-cell office:value-type="float" office:value="15" calcext:value-type="float">
            <text:p>15</text:p>
          </table:table-cell>
          <table:table-cell table:formula="of:=VLOOKUP([.C301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790" calcext:value-type="float">
            <text:p>15790</text:p>
          </table:table-cell>
          <table:table-cell office:value-type="string" calcext:value-type="string">
            <text:p>Tasco</text:p>
          </table:table-cell>
          <table:table-cell office:value-type="float" office:value="15" calcext:value-type="float">
            <text:p>15</text:p>
          </table:table-cell>
          <table:table-cell table:formula="of:=VLOOKUP([.C302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798" calcext:value-type="float">
            <text:p>15798</text:p>
          </table:table-cell>
          <table:table-cell office:value-type="string" calcext:value-type="string">
            <text:p>Tenza</text:p>
          </table:table-cell>
          <table:table-cell office:value-type="float" office:value="15" calcext:value-type="float">
            <text:p>15</text:p>
          </table:table-cell>
          <table:table-cell table:formula="of:=VLOOKUP([.C303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804" calcext:value-type="float">
            <text:p>15804</text:p>
          </table:table-cell>
          <table:table-cell office:value-type="string" calcext:value-type="string">
            <text:p>Tibaná</text:p>
          </table:table-cell>
          <table:table-cell office:value-type="float" office:value="15" calcext:value-type="float">
            <text:p>15</text:p>
          </table:table-cell>
          <table:table-cell table:formula="of:=VLOOKUP([.C304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806" calcext:value-type="float">
            <text:p>15806</text:p>
          </table:table-cell>
          <table:table-cell office:value-type="string" calcext:value-type="string">
            <text:p>Tibasosa</text:p>
          </table:table-cell>
          <table:table-cell office:value-type="float" office:value="15" calcext:value-type="float">
            <text:p>15</text:p>
          </table:table-cell>
          <table:table-cell table:formula="of:=VLOOKUP([.C305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808" calcext:value-type="float">
            <text:p>15808</text:p>
          </table:table-cell>
          <table:table-cell office:value-type="string" calcext:value-type="string">
            <text:p>Tinjacá</text:p>
          </table:table-cell>
          <table:table-cell office:value-type="float" office:value="15" calcext:value-type="float">
            <text:p>15</text:p>
          </table:table-cell>
          <table:table-cell table:formula="of:=VLOOKUP([.C306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810" calcext:value-type="float">
            <text:p>15810</text:p>
          </table:table-cell>
          <table:table-cell office:value-type="string" calcext:value-type="string">
            <text:p>Tipacoque</text:p>
          </table:table-cell>
          <table:table-cell office:value-type="float" office:value="15" calcext:value-type="float">
            <text:p>15</text:p>
          </table:table-cell>
          <table:table-cell table:formula="of:=VLOOKUP([.C307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814" calcext:value-type="float">
            <text:p>15814</text:p>
          </table:table-cell>
          <table:table-cell office:value-type="string" calcext:value-type="string">
            <text:p>Toca</text:p>
          </table:table-cell>
          <table:table-cell office:value-type="float" office:value="15" calcext:value-type="float">
            <text:p>15</text:p>
          </table:table-cell>
          <table:table-cell table:formula="of:=VLOOKUP([.C308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816" calcext:value-type="float">
            <text:p>15816</text:p>
          </table:table-cell>
          <table:table-cell office:value-type="string" calcext:value-type="string">
            <text:p>Togüí</text:p>
          </table:table-cell>
          <table:table-cell office:value-type="float" office:value="15" calcext:value-type="float">
            <text:p>15</text:p>
          </table:table-cell>
          <table:table-cell table:formula="of:=VLOOKUP([.C309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820" calcext:value-type="float">
            <text:p>15820</text:p>
          </table:table-cell>
          <table:table-cell office:value-type="string" calcext:value-type="string">
            <text:p>Tópaga</text:p>
          </table:table-cell>
          <table:table-cell office:value-type="float" office:value="15" calcext:value-type="float">
            <text:p>15</text:p>
          </table:table-cell>
          <table:table-cell table:formula="of:=VLOOKUP([.C310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822" calcext:value-type="float">
            <text:p>15822</text:p>
          </table:table-cell>
          <table:table-cell office:value-type="string" calcext:value-type="string">
            <text:p>Tota</text:p>
          </table:table-cell>
          <table:table-cell office:value-type="float" office:value="15" calcext:value-type="float">
            <text:p>15</text:p>
          </table:table-cell>
          <table:table-cell table:formula="of:=VLOOKUP([.C311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832" calcext:value-type="float">
            <text:p>15832</text:p>
          </table:table-cell>
          <table:table-cell office:value-type="string" calcext:value-type="string">
            <text:p>Tununguá</text:p>
          </table:table-cell>
          <table:table-cell office:value-type="float" office:value="15" calcext:value-type="float">
            <text:p>15</text:p>
          </table:table-cell>
          <table:table-cell table:formula="of:=VLOOKUP([.C312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835" calcext:value-type="float">
            <text:p>15835</text:p>
          </table:table-cell>
          <table:table-cell office:value-type="string" calcext:value-type="string">
            <text:p>Turmequé</text:p>
          </table:table-cell>
          <table:table-cell office:value-type="float" office:value="15" calcext:value-type="float">
            <text:p>15</text:p>
          </table:table-cell>
          <table:table-cell table:formula="of:=VLOOKUP([.C313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837" calcext:value-type="float">
            <text:p>15837</text:p>
          </table:table-cell>
          <table:table-cell office:value-type="string" calcext:value-type="string">
            <text:p>Tuta</text:p>
          </table:table-cell>
          <table:table-cell office:value-type="float" office:value="15" calcext:value-type="float">
            <text:p>15</text:p>
          </table:table-cell>
          <table:table-cell table:formula="of:=VLOOKUP([.C314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839" calcext:value-type="float">
            <text:p>15839</text:p>
          </table:table-cell>
          <table:table-cell office:value-type="string" calcext:value-type="string">
            <text:p>Tutazá</text:p>
          </table:table-cell>
          <table:table-cell office:value-type="float" office:value="15" calcext:value-type="float">
            <text:p>15</text:p>
          </table:table-cell>
          <table:table-cell table:formula="of:=VLOOKUP([.C315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842" calcext:value-type="float">
            <text:p>15842</text:p>
          </table:table-cell>
          <table:table-cell office:value-type="string" calcext:value-type="string">
            <text:p>Umbita</text:p>
          </table:table-cell>
          <table:table-cell office:value-type="float" office:value="15" calcext:value-type="float">
            <text:p>15</text:p>
          </table:table-cell>
          <table:table-cell table:formula="of:=VLOOKUP([.C316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861" calcext:value-type="float">
            <text:p>15861</text:p>
          </table:table-cell>
          <table:table-cell office:value-type="string" calcext:value-type="string">
            <text:p>Ventaquemada</text:p>
          </table:table-cell>
          <table:table-cell office:value-type="float" office:value="15" calcext:value-type="float">
            <text:p>15</text:p>
          </table:table-cell>
          <table:table-cell table:formula="of:=VLOOKUP([.C317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879" calcext:value-type="float">
            <text:p>15879</text:p>
          </table:table-cell>
          <table:table-cell office:value-type="string" calcext:value-type="string">
            <text:p>Viracachá</text:p>
          </table:table-cell>
          <table:table-cell office:value-type="float" office:value="15" calcext:value-type="float">
            <text:p>15</text:p>
          </table:table-cell>
          <table:table-cell table:formula="of:=VLOOKUP([.C318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5897" calcext:value-type="float">
            <text:p>15897</text:p>
          </table:table-cell>
          <table:table-cell office:value-type="string" calcext:value-type="string">
            <text:p>Zetaquira</text:p>
          </table:table-cell>
          <table:table-cell office:value-type="float" office:value="15" calcext:value-type="float">
            <text:p>15</text:p>
          </table:table-cell>
          <table:table-cell table:formula="of:=VLOOKUP([.C319];[$Depto.A$2:.B$34];2;1)" office:value-type="string" office:string-value="Boyacá" calcext:value-type="string">
            <text:p>Boyacá</text:p>
          </table:table-cell>
          <table:table-cell table:number-columns-repeated="1020"/>
        </table:table-row>
        <table:table-row table:style-name="ro1">
          <table:table-cell office:value-type="float" office:value="17001" calcext:value-type="float">
            <text:p>17001</text:p>
          </table:table-cell>
          <table:table-cell office:value-type="string" calcext:value-type="string">
            <text:p>Manizales</text:p>
          </table:table-cell>
          <table:table-cell office:value-type="float" office:value="17" calcext:value-type="float">
            <text:p>17</text:p>
          </table:table-cell>
          <table:table-cell table:formula="of:=VLOOKUP([.C320];[$Depto.A$2:.B$34];2;1)" office:value-type="string" office:string-value="Caldas" calcext:value-type="string">
            <text:p>Caldas</text:p>
          </table:table-cell>
          <table:table-cell table:number-columns-repeated="1020"/>
        </table:table-row>
        <table:table-row table:style-name="ro1">
          <table:table-cell office:value-type="float" office:value="17013" calcext:value-type="float">
            <text:p>17013</text:p>
          </table:table-cell>
          <table:table-cell office:value-type="string" calcext:value-type="string">
            <text:p>Aguadas</text:p>
          </table:table-cell>
          <table:table-cell office:value-type="float" office:value="17" calcext:value-type="float">
            <text:p>17</text:p>
          </table:table-cell>
          <table:table-cell table:formula="of:=VLOOKUP([.C321];[$Depto.A$2:.B$34];2;1)" office:value-type="string" office:string-value="Caldas" calcext:value-type="string">
            <text:p>Caldas</text:p>
          </table:table-cell>
          <table:table-cell table:number-columns-repeated="1020"/>
        </table:table-row>
        <table:table-row table:style-name="ro1">
          <table:table-cell office:value-type="float" office:value="17042" calcext:value-type="float">
            <text:p>17042</text:p>
          </table:table-cell>
          <table:table-cell office:value-type="string" calcext:value-type="string">
            <text:p>Anserma</text:p>
          </table:table-cell>
          <table:table-cell office:value-type="float" office:value="17" calcext:value-type="float">
            <text:p>17</text:p>
          </table:table-cell>
          <table:table-cell table:formula="of:=VLOOKUP([.C322];[$Depto.A$2:.B$34];2;1)" office:value-type="string" office:string-value="Caldas" calcext:value-type="string">
            <text:p>Caldas</text:p>
          </table:table-cell>
          <table:table-cell table:number-columns-repeated="1020"/>
        </table:table-row>
        <table:table-row table:style-name="ro1">
          <table:table-cell office:value-type="float" office:value="17050" calcext:value-type="float">
            <text:p>17050</text:p>
          </table:table-cell>
          <table:table-cell office:value-type="string" calcext:value-type="string">
            <text:p>Aranzazu</text:p>
          </table:table-cell>
          <table:table-cell office:value-type="float" office:value="17" calcext:value-type="float">
            <text:p>17</text:p>
          </table:table-cell>
          <table:table-cell table:formula="of:=VLOOKUP([.C323];[$Depto.A$2:.B$34];2;1)" office:value-type="string" office:string-value="Caldas" calcext:value-type="string">
            <text:p>Caldas</text:p>
          </table:table-cell>
          <table:table-cell table:number-columns-repeated="1020"/>
        </table:table-row>
        <table:table-row table:style-name="ro1">
          <table:table-cell office:value-type="float" office:value="17088" calcext:value-type="float">
            <text:p>17088</text:p>
          </table:table-cell>
          <table:table-cell office:value-type="string" calcext:value-type="string">
            <text:p>Belalcázar</text:p>
          </table:table-cell>
          <table:table-cell office:value-type="float" office:value="17" calcext:value-type="float">
            <text:p>17</text:p>
          </table:table-cell>
          <table:table-cell table:formula="of:=VLOOKUP([.C324];[$Depto.A$2:.B$34];2;1)" office:value-type="string" office:string-value="Caldas" calcext:value-type="string">
            <text:p>Caldas</text:p>
          </table:table-cell>
          <table:table-cell table:number-columns-repeated="1020"/>
        </table:table-row>
        <table:table-row table:style-name="ro1">
          <table:table-cell office:value-type="float" office:value="17174" calcext:value-type="float">
            <text:p>17174</text:p>
          </table:table-cell>
          <table:table-cell office:value-type="string" calcext:value-type="string">
            <text:p>Chinchiná</text:p>
          </table:table-cell>
          <table:table-cell office:value-type="float" office:value="17" calcext:value-type="float">
            <text:p>17</text:p>
          </table:table-cell>
          <table:table-cell table:formula="of:=VLOOKUP([.C325];[$Depto.A$2:.B$34];2;1)" office:value-type="string" office:string-value="Caldas" calcext:value-type="string">
            <text:p>Caldas</text:p>
          </table:table-cell>
          <table:table-cell table:number-columns-repeated="1020"/>
        </table:table-row>
        <table:table-row table:style-name="ro1">
          <table:table-cell office:value-type="float" office:value="17272" calcext:value-type="float">
            <text:p>17272</text:p>
          </table:table-cell>
          <table:table-cell office:value-type="string" calcext:value-type="string">
            <text:p>Filadelfia</text:p>
          </table:table-cell>
          <table:table-cell office:value-type="float" office:value="17" calcext:value-type="float">
            <text:p>17</text:p>
          </table:table-cell>
          <table:table-cell table:formula="of:=VLOOKUP([.C326];[$Depto.A$2:.B$34];2;1)" office:value-type="string" office:string-value="Caldas" calcext:value-type="string">
            <text:p>Caldas</text:p>
          </table:table-cell>
          <table:table-cell table:number-columns-repeated="1020"/>
        </table:table-row>
        <table:table-row table:style-name="ro1">
          <table:table-cell office:value-type="float" office:value="17380" calcext:value-type="float">
            <text:p>17380</text:p>
          </table:table-cell>
          <table:table-cell office:value-type="string" calcext:value-type="string">
            <text:p>La Dorada</text:p>
          </table:table-cell>
          <table:table-cell office:value-type="float" office:value="17" calcext:value-type="float">
            <text:p>17</text:p>
          </table:table-cell>
          <table:table-cell table:formula="of:=VLOOKUP([.C327];[$Depto.A$2:.B$34];2;1)" office:value-type="string" office:string-value="Caldas" calcext:value-type="string">
            <text:p>Caldas</text:p>
          </table:table-cell>
          <table:table-cell table:number-columns-repeated="1020"/>
        </table:table-row>
        <table:table-row table:style-name="ro1">
          <table:table-cell office:value-type="float" office:value="17388" calcext:value-type="float">
            <text:p>17388</text:p>
          </table:table-cell>
          <table:table-cell office:value-type="string" calcext:value-type="string">
            <text:p>La Merced</text:p>
          </table:table-cell>
          <table:table-cell office:value-type="float" office:value="17" calcext:value-type="float">
            <text:p>17</text:p>
          </table:table-cell>
          <table:table-cell table:formula="of:=VLOOKUP([.C328];[$Depto.A$2:.B$34];2;1)" office:value-type="string" office:string-value="Caldas" calcext:value-type="string">
            <text:p>Caldas</text:p>
          </table:table-cell>
          <table:table-cell table:number-columns-repeated="1020"/>
        </table:table-row>
        <table:table-row table:style-name="ro1">
          <table:table-cell office:value-type="float" office:value="17433" calcext:value-type="float">
            <text:p>17433</text:p>
          </table:table-cell>
          <table:table-cell office:value-type="string" calcext:value-type="string">
            <text:p>Manzanares</text:p>
          </table:table-cell>
          <table:table-cell office:value-type="float" office:value="17" calcext:value-type="float">
            <text:p>17</text:p>
          </table:table-cell>
          <table:table-cell table:formula="of:=VLOOKUP([.C329];[$Depto.A$2:.B$34];2;1)" office:value-type="string" office:string-value="Caldas" calcext:value-type="string">
            <text:p>Caldas</text:p>
          </table:table-cell>
          <table:table-cell table:number-columns-repeated="1020"/>
        </table:table-row>
        <table:table-row table:style-name="ro1">
          <table:table-cell office:value-type="float" office:value="17442" calcext:value-type="float">
            <text:p>17442</text:p>
          </table:table-cell>
          <table:table-cell office:value-type="string" calcext:value-type="string">
            <text:p>Marmato</text:p>
          </table:table-cell>
          <table:table-cell office:value-type="float" office:value="17" calcext:value-type="float">
            <text:p>17</text:p>
          </table:table-cell>
          <table:table-cell table:formula="of:=VLOOKUP([.C330];[$Depto.A$2:.B$34];2;1)" office:value-type="string" office:string-value="Caldas" calcext:value-type="string">
            <text:p>Caldas</text:p>
          </table:table-cell>
          <table:table-cell table:number-columns-repeated="1020"/>
        </table:table-row>
        <table:table-row table:style-name="ro1">
          <table:table-cell office:value-type="float" office:value="17444" calcext:value-type="float">
            <text:p>17444</text:p>
          </table:table-cell>
          <table:table-cell office:value-type="string" calcext:value-type="string">
            <text:p>Marquetalia</text:p>
          </table:table-cell>
          <table:table-cell office:value-type="float" office:value="17" calcext:value-type="float">
            <text:p>17</text:p>
          </table:table-cell>
          <table:table-cell table:formula="of:=VLOOKUP([.C331];[$Depto.A$2:.B$34];2;1)" office:value-type="string" office:string-value="Caldas" calcext:value-type="string">
            <text:p>Caldas</text:p>
          </table:table-cell>
          <table:table-cell table:number-columns-repeated="1020"/>
        </table:table-row>
        <table:table-row table:style-name="ro1">
          <table:table-cell office:value-type="float" office:value="17446" calcext:value-type="float">
            <text:p>17446</text:p>
          </table:table-cell>
          <table:table-cell office:value-type="string" calcext:value-type="string">
            <text:p>Marulanda</text:p>
          </table:table-cell>
          <table:table-cell office:value-type="float" office:value="17" calcext:value-type="float">
            <text:p>17</text:p>
          </table:table-cell>
          <table:table-cell table:formula="of:=VLOOKUP([.C332];[$Depto.A$2:.B$34];2;1)" office:value-type="string" office:string-value="Caldas" calcext:value-type="string">
            <text:p>Caldas</text:p>
          </table:table-cell>
          <table:table-cell table:number-columns-repeated="1020"/>
        </table:table-row>
        <table:table-row table:style-name="ro1">
          <table:table-cell office:value-type="float" office:value="17486" calcext:value-type="float">
            <text:p>17486</text:p>
          </table:table-cell>
          <table:table-cell office:value-type="string" calcext:value-type="string">
            <text:p>Neira</text:p>
          </table:table-cell>
          <table:table-cell office:value-type="float" office:value="17" calcext:value-type="float">
            <text:p>17</text:p>
          </table:table-cell>
          <table:table-cell table:formula="of:=VLOOKUP([.C333];[$Depto.A$2:.B$34];2;1)" office:value-type="string" office:string-value="Caldas" calcext:value-type="string">
            <text:p>Caldas</text:p>
          </table:table-cell>
          <table:table-cell table:number-columns-repeated="1020"/>
        </table:table-row>
        <table:table-row table:style-name="ro1">
          <table:table-cell office:value-type="float" office:value="17495" calcext:value-type="float">
            <text:p>17495</text:p>
          </table:table-cell>
          <table:table-cell office:value-type="string" calcext:value-type="string">
            <text:p>Norcasia</text:p>
          </table:table-cell>
          <table:table-cell office:value-type="float" office:value="17" calcext:value-type="float">
            <text:p>17</text:p>
          </table:table-cell>
          <table:table-cell table:formula="of:=VLOOKUP([.C334];[$Depto.A$2:.B$34];2;1)" office:value-type="string" office:string-value="Caldas" calcext:value-type="string">
            <text:p>Caldas</text:p>
          </table:table-cell>
          <table:table-cell table:number-columns-repeated="1020"/>
        </table:table-row>
        <table:table-row table:style-name="ro1">
          <table:table-cell office:value-type="float" office:value="17513" calcext:value-type="float">
            <text:p>17513</text:p>
          </table:table-cell>
          <table:table-cell office:value-type="string" calcext:value-type="string">
            <text:p>Pácora</text:p>
          </table:table-cell>
          <table:table-cell office:value-type="float" office:value="17" calcext:value-type="float">
            <text:p>17</text:p>
          </table:table-cell>
          <table:table-cell table:formula="of:=VLOOKUP([.C335];[$Depto.A$2:.B$34];2;1)" office:value-type="string" office:string-value="Caldas" calcext:value-type="string">
            <text:p>Caldas</text:p>
          </table:table-cell>
          <table:table-cell table:number-columns-repeated="1020"/>
        </table:table-row>
        <table:table-row table:style-name="ro1">
          <table:table-cell office:value-type="float" office:value="17524" calcext:value-type="float">
            <text:p>17524</text:p>
          </table:table-cell>
          <table:table-cell office:value-type="string" calcext:value-type="string">
            <text:p>Palestina</text:p>
          </table:table-cell>
          <table:table-cell office:value-type="float" office:value="17" calcext:value-type="float">
            <text:p>17</text:p>
          </table:table-cell>
          <table:table-cell table:formula="of:=VLOOKUP([.C336];[$Depto.A$2:.B$34];2;1)" office:value-type="string" office:string-value="Caldas" calcext:value-type="string">
            <text:p>Caldas</text:p>
          </table:table-cell>
          <table:table-cell table:number-columns-repeated="1020"/>
        </table:table-row>
        <table:table-row table:style-name="ro1">
          <table:table-cell office:value-type="float" office:value="17541" calcext:value-type="float">
            <text:p>17541</text:p>
          </table:table-cell>
          <table:table-cell office:value-type="string" calcext:value-type="string">
            <text:p>Pensilvania</text:p>
          </table:table-cell>
          <table:table-cell office:value-type="float" office:value="17" calcext:value-type="float">
            <text:p>17</text:p>
          </table:table-cell>
          <table:table-cell table:formula="of:=VLOOKUP([.C337];[$Depto.A$2:.B$34];2;1)" office:value-type="string" office:string-value="Caldas" calcext:value-type="string">
            <text:p>Caldas</text:p>
          </table:table-cell>
          <table:table-cell table:number-columns-repeated="1020"/>
        </table:table-row>
        <table:table-row table:style-name="ro1">
          <table:table-cell office:value-type="float" office:value="17614" calcext:value-type="float">
            <text:p>17614</text:p>
          </table:table-cell>
          <table:table-cell office:value-type="string" calcext:value-type="string">
            <text:p>Riosucio</text:p>
          </table:table-cell>
          <table:table-cell office:value-type="float" office:value="17" calcext:value-type="float">
            <text:p>17</text:p>
          </table:table-cell>
          <table:table-cell table:formula="of:=VLOOKUP([.C338];[$Depto.A$2:.B$34];2;1)" office:value-type="string" office:string-value="Caldas" calcext:value-type="string">
            <text:p>Caldas</text:p>
          </table:table-cell>
          <table:table-cell table:number-columns-repeated="1020"/>
        </table:table-row>
        <table:table-row table:style-name="ro1">
          <table:table-cell office:value-type="float" office:value="17616" calcext:value-type="float">
            <text:p>17616</text:p>
          </table:table-cell>
          <table:table-cell office:value-type="string" calcext:value-type="string">
            <text:p>Risaralda</text:p>
          </table:table-cell>
          <table:table-cell office:value-type="float" office:value="17" calcext:value-type="float">
            <text:p>17</text:p>
          </table:table-cell>
          <table:table-cell table:formula="of:=VLOOKUP([.C339];[$Depto.A$2:.B$34];2;1)" office:value-type="string" office:string-value="Caldas" calcext:value-type="string">
            <text:p>Caldas</text:p>
          </table:table-cell>
          <table:table-cell table:number-columns-repeated="1020"/>
        </table:table-row>
        <table:table-row table:style-name="ro1">
          <table:table-cell office:value-type="float" office:value="17653" calcext:value-type="float">
            <text:p>17653</text:p>
          </table:table-cell>
          <table:table-cell office:value-type="string" calcext:value-type="string">
            <text:p>Salamina</text:p>
          </table:table-cell>
          <table:table-cell office:value-type="float" office:value="17" calcext:value-type="float">
            <text:p>17</text:p>
          </table:table-cell>
          <table:table-cell table:formula="of:=VLOOKUP([.C340];[$Depto.A$2:.B$34];2;1)" office:value-type="string" office:string-value="Caldas" calcext:value-type="string">
            <text:p>Caldas</text:p>
          </table:table-cell>
          <table:table-cell table:number-columns-repeated="1020"/>
        </table:table-row>
        <table:table-row table:style-name="ro1">
          <table:table-cell office:value-type="float" office:value="17662" calcext:value-type="float">
            <text:p>17662</text:p>
          </table:table-cell>
          <table:table-cell office:value-type="string" calcext:value-type="string">
            <text:p>Samaná</text:p>
          </table:table-cell>
          <table:table-cell office:value-type="float" office:value="17" calcext:value-type="float">
            <text:p>17</text:p>
          </table:table-cell>
          <table:table-cell table:formula="of:=VLOOKUP([.C341];[$Depto.A$2:.B$34];2;1)" office:value-type="string" office:string-value="Caldas" calcext:value-type="string">
            <text:p>Caldas</text:p>
          </table:table-cell>
          <table:table-cell table:number-columns-repeated="1020"/>
        </table:table-row>
        <table:table-row table:style-name="ro1">
          <table:table-cell office:value-type="float" office:value="17665" calcext:value-type="float">
            <text:p>17665</text:p>
          </table:table-cell>
          <table:table-cell office:value-type="string" calcext:value-type="string">
            <text:p>San José</text:p>
          </table:table-cell>
          <table:table-cell office:value-type="float" office:value="17" calcext:value-type="float">
            <text:p>17</text:p>
          </table:table-cell>
          <table:table-cell table:formula="of:=VLOOKUP([.C342];[$Depto.A$2:.B$34];2;1)" office:value-type="string" office:string-value="Caldas" calcext:value-type="string">
            <text:p>Caldas</text:p>
          </table:table-cell>
          <table:table-cell table:number-columns-repeated="1020"/>
        </table:table-row>
        <table:table-row table:style-name="ro1">
          <table:table-cell office:value-type="float" office:value="17777" calcext:value-type="float">
            <text:p>17777</text:p>
          </table:table-cell>
          <table:table-cell office:value-type="string" calcext:value-type="string">
            <text:p>Supía</text:p>
          </table:table-cell>
          <table:table-cell office:value-type="float" office:value="17" calcext:value-type="float">
            <text:p>17</text:p>
          </table:table-cell>
          <table:table-cell table:formula="of:=VLOOKUP([.C343];[$Depto.A$2:.B$34];2;1)" office:value-type="string" office:string-value="Caldas" calcext:value-type="string">
            <text:p>Caldas</text:p>
          </table:table-cell>
          <table:table-cell table:number-columns-repeated="1020"/>
        </table:table-row>
        <table:table-row table:style-name="ro1">
          <table:table-cell office:value-type="float" office:value="17867" calcext:value-type="float">
            <text:p>17867</text:p>
          </table:table-cell>
          <table:table-cell office:value-type="string" calcext:value-type="string">
            <text:p>Victoria</text:p>
          </table:table-cell>
          <table:table-cell office:value-type="float" office:value="17" calcext:value-type="float">
            <text:p>17</text:p>
          </table:table-cell>
          <table:table-cell table:formula="of:=VLOOKUP([.C344];[$Depto.A$2:.B$34];2;1)" office:value-type="string" office:string-value="Caldas" calcext:value-type="string">
            <text:p>Caldas</text:p>
          </table:table-cell>
          <table:table-cell table:number-columns-repeated="1020"/>
        </table:table-row>
        <table:table-row table:style-name="ro1">
          <table:table-cell office:value-type="float" office:value="17873" calcext:value-type="float">
            <text:p>17873</text:p>
          </table:table-cell>
          <table:table-cell office:value-type="string" calcext:value-type="string">
            <text:p>Villamaría</text:p>
          </table:table-cell>
          <table:table-cell office:value-type="float" office:value="17" calcext:value-type="float">
            <text:p>17</text:p>
          </table:table-cell>
          <table:table-cell table:formula="of:=VLOOKUP([.C345];[$Depto.A$2:.B$34];2;1)" office:value-type="string" office:string-value="Caldas" calcext:value-type="string">
            <text:p>Caldas</text:p>
          </table:table-cell>
          <table:table-cell table:number-columns-repeated="1020"/>
        </table:table-row>
        <table:table-row table:style-name="ro1">
          <table:table-cell office:value-type="float" office:value="17877" calcext:value-type="float">
            <text:p>17877</text:p>
          </table:table-cell>
          <table:table-cell office:value-type="string" calcext:value-type="string">
            <text:p>Viterbo</text:p>
          </table:table-cell>
          <table:table-cell office:value-type="float" office:value="17" calcext:value-type="float">
            <text:p>17</text:p>
          </table:table-cell>
          <table:table-cell table:formula="of:=VLOOKUP([.C346];[$Depto.A$2:.B$34];2;1)" office:value-type="string" office:string-value="Caldas" calcext:value-type="string">
            <text:p>Caldas</text:p>
          </table:table-cell>
          <table:table-cell table:number-columns-repeated="1020"/>
        </table:table-row>
        <table:table-row table:style-name="ro1">
          <table:table-cell office:value-type="float" office:value="18001" calcext:value-type="float">
            <text:p>18001</text:p>
          </table:table-cell>
          <table:table-cell office:value-type="string" calcext:value-type="string">
            <text:p>Florencia</text:p>
          </table:table-cell>
          <table:table-cell office:value-type="float" office:value="18" calcext:value-type="float">
            <text:p>18</text:p>
          </table:table-cell>
          <table:table-cell table:formula="of:=VLOOKUP([.C347];[$Depto.A$2:.B$34];2;1)" office:value-type="string" office:string-value="Caquetá" calcext:value-type="string">
            <text:p>Caquetá</text:p>
          </table:table-cell>
          <table:table-cell table:number-columns-repeated="1020"/>
        </table:table-row>
        <table:table-row table:style-name="ro1">
          <table:table-cell office:value-type="float" office:value="18029" calcext:value-type="float">
            <text:p>18029</text:p>
          </table:table-cell>
          <table:table-cell office:value-type="string" calcext:value-type="string">
            <text:p>Albania</text:p>
          </table:table-cell>
          <table:table-cell office:value-type="float" office:value="18" calcext:value-type="float">
            <text:p>18</text:p>
          </table:table-cell>
          <table:table-cell table:formula="of:=VLOOKUP([.C348];[$Depto.A$2:.B$34];2;1)" office:value-type="string" office:string-value="Caquetá" calcext:value-type="string">
            <text:p>Caquetá</text:p>
          </table:table-cell>
          <table:table-cell table:number-columns-repeated="1020"/>
        </table:table-row>
        <table:table-row table:style-name="ro1">
          <table:table-cell office:value-type="float" office:value="18094" calcext:value-type="float">
            <text:p>18094</text:p>
          </table:table-cell>
          <table:table-cell office:value-type="string" calcext:value-type="string">
            <text:p>Belén de Los Andaquies</text:p>
          </table:table-cell>
          <table:table-cell office:value-type="float" office:value="18" calcext:value-type="float">
            <text:p>18</text:p>
          </table:table-cell>
          <table:table-cell table:formula="of:=VLOOKUP([.C349];[$Depto.A$2:.B$34];2;1)" office:value-type="string" office:string-value="Caquetá" calcext:value-type="string">
            <text:p>Caquetá</text:p>
          </table:table-cell>
          <table:table-cell table:number-columns-repeated="1020"/>
        </table:table-row>
        <table:table-row table:style-name="ro1">
          <table:table-cell office:value-type="float" office:value="18150" calcext:value-type="float">
            <text:p>18150</text:p>
          </table:table-cell>
          <table:table-cell office:value-type="string" calcext:value-type="string">
            <text:p>Cartagena del Chairá</text:p>
          </table:table-cell>
          <table:table-cell office:value-type="float" office:value="18" calcext:value-type="float">
            <text:p>18</text:p>
          </table:table-cell>
          <table:table-cell table:formula="of:=VLOOKUP([.C350];[$Depto.A$2:.B$34];2;1)" office:value-type="string" office:string-value="Caquetá" calcext:value-type="string">
            <text:p>Caquetá</text:p>
          </table:table-cell>
          <table:table-cell table:number-columns-repeated="1020"/>
        </table:table-row>
        <table:table-row table:style-name="ro1">
          <table:table-cell office:value-type="float" office:value="18205" calcext:value-type="float">
            <text:p>18205</text:p>
          </table:table-cell>
          <table:table-cell office:value-type="string" calcext:value-type="string">
            <text:p>Curillo</text:p>
          </table:table-cell>
          <table:table-cell office:value-type="float" office:value="18" calcext:value-type="float">
            <text:p>18</text:p>
          </table:table-cell>
          <table:table-cell table:formula="of:=VLOOKUP([.C351];[$Depto.A$2:.B$34];2;1)" office:value-type="string" office:string-value="Caquetá" calcext:value-type="string">
            <text:p>Caquetá</text:p>
          </table:table-cell>
          <table:table-cell table:number-columns-repeated="1020"/>
        </table:table-row>
        <table:table-row table:style-name="ro1">
          <table:table-cell office:value-type="float" office:value="18247" calcext:value-type="float">
            <text:p>18247</text:p>
          </table:table-cell>
          <table:table-cell office:value-type="string" calcext:value-type="string">
            <text:p>El Doncello</text:p>
          </table:table-cell>
          <table:table-cell office:value-type="float" office:value="18" calcext:value-type="float">
            <text:p>18</text:p>
          </table:table-cell>
          <table:table-cell table:formula="of:=VLOOKUP([.C352];[$Depto.A$2:.B$34];2;1)" office:value-type="string" office:string-value="Caquetá" calcext:value-type="string">
            <text:p>Caquetá</text:p>
          </table:table-cell>
          <table:table-cell table:number-columns-repeated="1020"/>
        </table:table-row>
        <table:table-row table:style-name="ro1">
          <table:table-cell office:value-type="float" office:value="18256" calcext:value-type="float">
            <text:p>18256</text:p>
          </table:table-cell>
          <table:table-cell office:value-type="string" calcext:value-type="string">
            <text:p>El Paujil</text:p>
          </table:table-cell>
          <table:table-cell office:value-type="float" office:value="18" calcext:value-type="float">
            <text:p>18</text:p>
          </table:table-cell>
          <table:table-cell table:formula="of:=VLOOKUP([.C353];[$Depto.A$2:.B$34];2;1)" office:value-type="string" office:string-value="Caquetá" calcext:value-type="string">
            <text:p>Caquetá</text:p>
          </table:table-cell>
          <table:table-cell table:number-columns-repeated="1020"/>
        </table:table-row>
        <table:table-row table:style-name="ro1">
          <table:table-cell office:value-type="float" office:value="18410" calcext:value-type="float">
            <text:p>18410</text:p>
          </table:table-cell>
          <table:table-cell office:value-type="string" calcext:value-type="string">
            <text:p>La Montañita</text:p>
          </table:table-cell>
          <table:table-cell office:value-type="float" office:value="18" calcext:value-type="float">
            <text:p>18</text:p>
          </table:table-cell>
          <table:table-cell table:formula="of:=VLOOKUP([.C354];[$Depto.A$2:.B$34];2;1)" office:value-type="string" office:string-value="Caquetá" calcext:value-type="string">
            <text:p>Caquetá</text:p>
          </table:table-cell>
          <table:table-cell table:number-columns-repeated="1020"/>
        </table:table-row>
        <table:table-row table:style-name="ro1">
          <table:table-cell office:value-type="float" office:value="18460" calcext:value-type="float">
            <text:p>18460</text:p>
          </table:table-cell>
          <table:table-cell office:value-type="string" calcext:value-type="string">
            <text:p>Milán</text:p>
          </table:table-cell>
          <table:table-cell office:value-type="float" office:value="18" calcext:value-type="float">
            <text:p>18</text:p>
          </table:table-cell>
          <table:table-cell table:formula="of:=VLOOKUP([.C355];[$Depto.A$2:.B$34];2;1)" office:value-type="string" office:string-value="Caquetá" calcext:value-type="string">
            <text:p>Caquetá</text:p>
          </table:table-cell>
          <table:table-cell table:number-columns-repeated="1020"/>
        </table:table-row>
        <table:table-row table:style-name="ro1">
          <table:table-cell office:value-type="float" office:value="18479" calcext:value-type="float">
            <text:p>18479</text:p>
          </table:table-cell>
          <table:table-cell office:value-type="string" calcext:value-type="string">
            <text:p>Morelia</text:p>
          </table:table-cell>
          <table:table-cell office:value-type="float" office:value="18" calcext:value-type="float">
            <text:p>18</text:p>
          </table:table-cell>
          <table:table-cell table:formula="of:=VLOOKUP([.C356];[$Depto.A$2:.B$34];2;1)" office:value-type="string" office:string-value="Caquetá" calcext:value-type="string">
            <text:p>Caquetá</text:p>
          </table:table-cell>
          <table:table-cell table:number-columns-repeated="1020"/>
        </table:table-row>
        <table:table-row table:style-name="ro1">
          <table:table-cell office:value-type="float" office:value="18592" calcext:value-type="float">
            <text:p>18592</text:p>
          </table:table-cell>
          <table:table-cell office:value-type="string" calcext:value-type="string">
            <text:p>Puerto Rico</text:p>
          </table:table-cell>
          <table:table-cell office:value-type="float" office:value="18" calcext:value-type="float">
            <text:p>18</text:p>
          </table:table-cell>
          <table:table-cell table:formula="of:=VLOOKUP([.C357];[$Depto.A$2:.B$34];2;1)" office:value-type="string" office:string-value="Caquetá" calcext:value-type="string">
            <text:p>Caquetá</text:p>
          </table:table-cell>
          <table:table-cell table:number-columns-repeated="1020"/>
        </table:table-row>
        <table:table-row table:style-name="ro1">
          <table:table-cell office:value-type="float" office:value="18610" calcext:value-type="float">
            <text:p>18610</text:p>
          </table:table-cell>
          <table:table-cell office:value-type="string" calcext:value-type="string">
            <text:p>San José del Fragua</text:p>
          </table:table-cell>
          <table:table-cell office:value-type="float" office:value="18" calcext:value-type="float">
            <text:p>18</text:p>
          </table:table-cell>
          <table:table-cell table:formula="of:=VLOOKUP([.C358];[$Depto.A$2:.B$34];2;1)" office:value-type="string" office:string-value="Caquetá" calcext:value-type="string">
            <text:p>Caquetá</text:p>
          </table:table-cell>
          <table:table-cell table:number-columns-repeated="1020"/>
        </table:table-row>
        <table:table-row table:style-name="ro1">
          <table:table-cell office:value-type="float" office:value="18753" calcext:value-type="float">
            <text:p>18753</text:p>
          </table:table-cell>
          <table:table-cell office:value-type="string" calcext:value-type="string">
            <text:p>San Vicente del Caguán</text:p>
          </table:table-cell>
          <table:table-cell office:value-type="float" office:value="18" calcext:value-type="float">
            <text:p>18</text:p>
          </table:table-cell>
          <table:table-cell table:formula="of:=VLOOKUP([.C359];[$Depto.A$2:.B$34];2;1)" office:value-type="string" office:string-value="Caquetá" calcext:value-type="string">
            <text:p>Caquetá</text:p>
          </table:table-cell>
          <table:table-cell table:number-columns-repeated="1020"/>
        </table:table-row>
        <table:table-row table:style-name="ro1">
          <table:table-cell office:value-type="float" office:value="18756" calcext:value-type="float">
            <text:p>18756</text:p>
          </table:table-cell>
          <table:table-cell office:value-type="string" calcext:value-type="string">
            <text:p>Solano</text:p>
          </table:table-cell>
          <table:table-cell office:value-type="float" office:value="18" calcext:value-type="float">
            <text:p>18</text:p>
          </table:table-cell>
          <table:table-cell table:formula="of:=VLOOKUP([.C360];[$Depto.A$2:.B$34];2;1)" office:value-type="string" office:string-value="Caquetá" calcext:value-type="string">
            <text:p>Caquetá</text:p>
          </table:table-cell>
          <table:table-cell table:number-columns-repeated="1020"/>
        </table:table-row>
        <table:table-row table:style-name="ro1">
          <table:table-cell office:value-type="float" office:value="18785" calcext:value-type="float">
            <text:p>18785</text:p>
          </table:table-cell>
          <table:table-cell office:value-type="string" calcext:value-type="string">
            <text:p>Solita</text:p>
          </table:table-cell>
          <table:table-cell office:value-type="float" office:value="18" calcext:value-type="float">
            <text:p>18</text:p>
          </table:table-cell>
          <table:table-cell table:formula="of:=VLOOKUP([.C361];[$Depto.A$2:.B$34];2;1)" office:value-type="string" office:string-value="Caquetá" calcext:value-type="string">
            <text:p>Caquetá</text:p>
          </table:table-cell>
          <table:table-cell table:number-columns-repeated="1020"/>
        </table:table-row>
        <table:table-row table:style-name="ro1">
          <table:table-cell office:value-type="float" office:value="18860" calcext:value-type="float">
            <text:p>18860</text:p>
          </table:table-cell>
          <table:table-cell office:value-type="string" calcext:value-type="string">
            <text:p>Valparaíso</text:p>
          </table:table-cell>
          <table:table-cell office:value-type="float" office:value="18" calcext:value-type="float">
            <text:p>18</text:p>
          </table:table-cell>
          <table:table-cell table:formula="of:=VLOOKUP([.C362];[$Depto.A$2:.B$34];2;1)" office:value-type="string" office:string-value="Caquetá" calcext:value-type="string">
            <text:p>Caquetá</text:p>
          </table:table-cell>
          <table:table-cell table:number-columns-repeated="1020"/>
        </table:table-row>
        <table:table-row table:style-name="ro1">
          <table:table-cell office:value-type="float" office:value="19001" calcext:value-type="float">
            <text:p>19001</text:p>
          </table:table-cell>
          <table:table-cell office:value-type="string" calcext:value-type="string">
            <text:p>Popayán</text:p>
          </table:table-cell>
          <table:table-cell office:value-type="float" office:value="19" calcext:value-type="float">
            <text:p>19</text:p>
          </table:table-cell>
          <table:table-cell table:formula="of:=VLOOKUP([.C363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022" calcext:value-type="float">
            <text:p>19022</text:p>
          </table:table-cell>
          <table:table-cell office:value-type="string" calcext:value-type="string">
            <text:p>Almaguer</text:p>
          </table:table-cell>
          <table:table-cell office:value-type="float" office:value="19" calcext:value-type="float">
            <text:p>19</text:p>
          </table:table-cell>
          <table:table-cell table:formula="of:=VLOOKUP([.C364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050" calcext:value-type="float">
            <text:p>19050</text:p>
          </table:table-cell>
          <table:table-cell office:value-type="string" calcext:value-type="string">
            <text:p>Argelia</text:p>
          </table:table-cell>
          <table:table-cell office:value-type="float" office:value="19" calcext:value-type="float">
            <text:p>19</text:p>
          </table:table-cell>
          <table:table-cell table:formula="of:=VLOOKUP([.C365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075" calcext:value-type="float">
            <text:p>19075</text:p>
          </table:table-cell>
          <table:table-cell office:value-type="string" calcext:value-type="string">
            <text:p>Balboa</text:p>
          </table:table-cell>
          <table:table-cell office:value-type="float" office:value="19" calcext:value-type="float">
            <text:p>19</text:p>
          </table:table-cell>
          <table:table-cell table:formula="of:=VLOOKUP([.C366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string" calcext:value-type="string">
            <text:p>Bolívar</text:p>
          </table:table-cell>
          <table:table-cell office:value-type="float" office:value="19" calcext:value-type="float">
            <text:p>19</text:p>
          </table:table-cell>
          <table:table-cell table:formula="of:=VLOOKUP([.C367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110" calcext:value-type="float">
            <text:p>19110</text:p>
          </table:table-cell>
          <table:table-cell office:value-type="string" calcext:value-type="string">
            <text:p>Buenos Aires</text:p>
          </table:table-cell>
          <table:table-cell office:value-type="float" office:value="19" calcext:value-type="float">
            <text:p>19</text:p>
          </table:table-cell>
          <table:table-cell table:formula="of:=VLOOKUP([.C368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130" calcext:value-type="float">
            <text:p>19130</text:p>
          </table:table-cell>
          <table:table-cell office:value-type="string" calcext:value-type="string">
            <text:p>Cajibío</text:p>
          </table:table-cell>
          <table:table-cell office:value-type="float" office:value="19" calcext:value-type="float">
            <text:p>19</text:p>
          </table:table-cell>
          <table:table-cell table:formula="of:=VLOOKUP([.C369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137" calcext:value-type="float">
            <text:p>19137</text:p>
          </table:table-cell>
          <table:table-cell office:value-type="string" calcext:value-type="string">
            <text:p>Caldono</text:p>
          </table:table-cell>
          <table:table-cell office:value-type="float" office:value="19" calcext:value-type="float">
            <text:p>19</text:p>
          </table:table-cell>
          <table:table-cell table:formula="of:=VLOOKUP([.C370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142" calcext:value-type="float">
            <text:p>19142</text:p>
          </table:table-cell>
          <table:table-cell office:value-type="string" calcext:value-type="string">
            <text:p>Caloto</text:p>
          </table:table-cell>
          <table:table-cell office:value-type="float" office:value="19" calcext:value-type="float">
            <text:p>19</text:p>
          </table:table-cell>
          <table:table-cell table:formula="of:=VLOOKUP([.C371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212" calcext:value-type="float">
            <text:p>19212</text:p>
          </table:table-cell>
          <table:table-cell office:value-type="string" calcext:value-type="string">
            <text:p>Corinto</text:p>
          </table:table-cell>
          <table:table-cell office:value-type="float" office:value="19" calcext:value-type="float">
            <text:p>19</text:p>
          </table:table-cell>
          <table:table-cell table:formula="of:=VLOOKUP([.C372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256" calcext:value-type="float">
            <text:p>19256</text:p>
          </table:table-cell>
          <table:table-cell office:value-type="string" calcext:value-type="string">
            <text:p>El Tambo</text:p>
          </table:table-cell>
          <table:table-cell office:value-type="float" office:value="19" calcext:value-type="float">
            <text:p>19</text:p>
          </table:table-cell>
          <table:table-cell table:formula="of:=VLOOKUP([.C373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290" calcext:value-type="float">
            <text:p>19290</text:p>
          </table:table-cell>
          <table:table-cell office:value-type="string" calcext:value-type="string">
            <text:p>Florencia</text:p>
          </table:table-cell>
          <table:table-cell office:value-type="float" office:value="19" calcext:value-type="float">
            <text:p>19</text:p>
          </table:table-cell>
          <table:table-cell table:formula="of:=VLOOKUP([.C374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300" calcext:value-type="float">
            <text:p>19300</text:p>
          </table:table-cell>
          <table:table-cell office:value-type="string" calcext:value-type="string">
            <text:p>Guachené</text:p>
          </table:table-cell>
          <table:table-cell office:value-type="float" office:value="19" calcext:value-type="float">
            <text:p>19</text:p>
          </table:table-cell>
          <table:table-cell table:formula="of:=VLOOKUP([.C375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318" calcext:value-type="float">
            <text:p>19318</text:p>
          </table:table-cell>
          <table:table-cell office:value-type="string" calcext:value-type="string">
            <text:p>Guapi</text:p>
          </table:table-cell>
          <table:table-cell office:value-type="float" office:value="19" calcext:value-type="float">
            <text:p>19</text:p>
          </table:table-cell>
          <table:table-cell table:formula="of:=VLOOKUP([.C376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355" calcext:value-type="float">
            <text:p>19355</text:p>
          </table:table-cell>
          <table:table-cell office:value-type="string" calcext:value-type="string">
            <text:p>Inzá</text:p>
          </table:table-cell>
          <table:table-cell office:value-type="float" office:value="19" calcext:value-type="float">
            <text:p>19</text:p>
          </table:table-cell>
          <table:table-cell table:formula="of:=VLOOKUP([.C377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364" calcext:value-type="float">
            <text:p>19364</text:p>
          </table:table-cell>
          <table:table-cell office:value-type="string" calcext:value-type="string">
            <text:p>Jambaló</text:p>
          </table:table-cell>
          <table:table-cell office:value-type="float" office:value="19" calcext:value-type="float">
            <text:p>19</text:p>
          </table:table-cell>
          <table:table-cell table:formula="of:=VLOOKUP([.C378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392" calcext:value-type="float">
            <text:p>19392</text:p>
          </table:table-cell>
          <table:table-cell office:value-type="string" calcext:value-type="string">
            <text:p>La Sierra</text:p>
          </table:table-cell>
          <table:table-cell office:value-type="float" office:value="19" calcext:value-type="float">
            <text:p>19</text:p>
          </table:table-cell>
          <table:table-cell table:formula="of:=VLOOKUP([.C379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397" calcext:value-type="float">
            <text:p>19397</text:p>
          </table:table-cell>
          <table:table-cell office:value-type="string" calcext:value-type="string">
            <text:p>La Vega</text:p>
          </table:table-cell>
          <table:table-cell office:value-type="float" office:value="19" calcext:value-type="float">
            <text:p>19</text:p>
          </table:table-cell>
          <table:table-cell table:formula="of:=VLOOKUP([.C380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418" calcext:value-type="float">
            <text:p>19418</text:p>
          </table:table-cell>
          <table:table-cell office:value-type="string" calcext:value-type="string">
            <text:p>López</text:p>
          </table:table-cell>
          <table:table-cell office:value-type="float" office:value="19" calcext:value-type="float">
            <text:p>19</text:p>
          </table:table-cell>
          <table:table-cell table:formula="of:=VLOOKUP([.C381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450" calcext:value-type="float">
            <text:p>19450</text:p>
          </table:table-cell>
          <table:table-cell office:value-type="string" calcext:value-type="string">
            <text:p>Mercaderes</text:p>
          </table:table-cell>
          <table:table-cell office:value-type="float" office:value="19" calcext:value-type="float">
            <text:p>19</text:p>
          </table:table-cell>
          <table:table-cell table:formula="of:=VLOOKUP([.C382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455" calcext:value-type="float">
            <text:p>19455</text:p>
          </table:table-cell>
          <table:table-cell office:value-type="string" calcext:value-type="string">
            <text:p>Miranda</text:p>
          </table:table-cell>
          <table:table-cell office:value-type="float" office:value="19" calcext:value-type="float">
            <text:p>19</text:p>
          </table:table-cell>
          <table:table-cell table:formula="of:=VLOOKUP([.C383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473" calcext:value-type="float">
            <text:p>19473</text:p>
          </table:table-cell>
          <table:table-cell office:value-type="string" calcext:value-type="string">
            <text:p>Morales</text:p>
          </table:table-cell>
          <table:table-cell office:value-type="float" office:value="19" calcext:value-type="float">
            <text:p>19</text:p>
          </table:table-cell>
          <table:table-cell table:formula="of:=VLOOKUP([.C384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513" calcext:value-type="float">
            <text:p>19513</text:p>
          </table:table-cell>
          <table:table-cell office:value-type="string" calcext:value-type="string">
            <text:p>Padilla</text:p>
          </table:table-cell>
          <table:table-cell office:value-type="float" office:value="19" calcext:value-type="float">
            <text:p>19</text:p>
          </table:table-cell>
          <table:table-cell table:formula="of:=VLOOKUP([.C385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517" calcext:value-type="float">
            <text:p>19517</text:p>
          </table:table-cell>
          <table:table-cell office:value-type="string" calcext:value-type="string">
            <text:p>Páez</text:p>
          </table:table-cell>
          <table:table-cell office:value-type="float" office:value="19" calcext:value-type="float">
            <text:p>19</text:p>
          </table:table-cell>
          <table:table-cell table:formula="of:=VLOOKUP([.C386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532" calcext:value-type="float">
            <text:p>19532</text:p>
          </table:table-cell>
          <table:table-cell office:value-type="string" calcext:value-type="string">
            <text:p>Patía</text:p>
          </table:table-cell>
          <table:table-cell office:value-type="float" office:value="19" calcext:value-type="float">
            <text:p>19</text:p>
          </table:table-cell>
          <table:table-cell table:formula="of:=VLOOKUP([.C387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533" calcext:value-type="float">
            <text:p>19533</text:p>
          </table:table-cell>
          <table:table-cell office:value-type="string" calcext:value-type="string">
            <text:p>Piamonte</text:p>
          </table:table-cell>
          <table:table-cell office:value-type="float" office:value="19" calcext:value-type="float">
            <text:p>19</text:p>
          </table:table-cell>
          <table:table-cell table:formula="of:=VLOOKUP([.C388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548" calcext:value-type="float">
            <text:p>19548</text:p>
          </table:table-cell>
          <table:table-cell office:value-type="string" calcext:value-type="string">
            <text:p>Piendamó</text:p>
          </table:table-cell>
          <table:table-cell office:value-type="float" office:value="19" calcext:value-type="float">
            <text:p>19</text:p>
          </table:table-cell>
          <table:table-cell table:formula="of:=VLOOKUP([.C389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573" calcext:value-type="float">
            <text:p>19573</text:p>
          </table:table-cell>
          <table:table-cell office:value-type="string" calcext:value-type="string">
            <text:p>Puerto Tejada</text:p>
          </table:table-cell>
          <table:table-cell office:value-type="float" office:value="19" calcext:value-type="float">
            <text:p>19</text:p>
          </table:table-cell>
          <table:table-cell table:formula="of:=VLOOKUP([.C390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585" calcext:value-type="float">
            <text:p>19585</text:p>
          </table:table-cell>
          <table:table-cell office:value-type="string" calcext:value-type="string">
            <text:p>Puracé</text:p>
          </table:table-cell>
          <table:table-cell office:value-type="float" office:value="19" calcext:value-type="float">
            <text:p>19</text:p>
          </table:table-cell>
          <table:table-cell table:formula="of:=VLOOKUP([.C391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622" calcext:value-type="float">
            <text:p>19622</text:p>
          </table:table-cell>
          <table:table-cell office:value-type="string" calcext:value-type="string">
            <text:p>Rosas</text:p>
          </table:table-cell>
          <table:table-cell office:value-type="float" office:value="19" calcext:value-type="float">
            <text:p>19</text:p>
          </table:table-cell>
          <table:table-cell table:formula="of:=VLOOKUP([.C392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693" calcext:value-type="float">
            <text:p>19693</text:p>
          </table:table-cell>
          <table:table-cell office:value-type="string" calcext:value-type="string">
            <text:p>San Sebastián</text:p>
          </table:table-cell>
          <table:table-cell office:value-type="float" office:value="19" calcext:value-type="float">
            <text:p>19</text:p>
          </table:table-cell>
          <table:table-cell table:formula="of:=VLOOKUP([.C393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698" calcext:value-type="float">
            <text:p>19698</text:p>
          </table:table-cell>
          <table:table-cell office:value-type="string" calcext:value-type="string">
            <text:p>Santander de Quilichao</text:p>
          </table:table-cell>
          <table:table-cell office:value-type="float" office:value="19" calcext:value-type="float">
            <text:p>19</text:p>
          </table:table-cell>
          <table:table-cell table:formula="of:=VLOOKUP([.C394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701" calcext:value-type="float">
            <text:p>19701</text:p>
          </table:table-cell>
          <table:table-cell office:value-type="string" calcext:value-type="string">
            <text:p>Santa Rosa</text:p>
          </table:table-cell>
          <table:table-cell office:value-type="float" office:value="19" calcext:value-type="float">
            <text:p>19</text:p>
          </table:table-cell>
          <table:table-cell table:formula="of:=VLOOKUP([.C395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743" calcext:value-type="float">
            <text:p>19743</text:p>
          </table:table-cell>
          <table:table-cell office:value-type="string" calcext:value-type="string">
            <text:p>Silvia</text:p>
          </table:table-cell>
          <table:table-cell office:value-type="float" office:value="19" calcext:value-type="float">
            <text:p>19</text:p>
          </table:table-cell>
          <table:table-cell table:formula="of:=VLOOKUP([.C396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760" calcext:value-type="float">
            <text:p>19760</text:p>
          </table:table-cell>
          <table:table-cell office:value-type="string" calcext:value-type="string">
            <text:p>Sotara</text:p>
          </table:table-cell>
          <table:table-cell office:value-type="float" office:value="19" calcext:value-type="float">
            <text:p>19</text:p>
          </table:table-cell>
          <table:table-cell table:formula="of:=VLOOKUP([.C397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780" calcext:value-type="float">
            <text:p>19780</text:p>
          </table:table-cell>
          <table:table-cell office:value-type="string" calcext:value-type="string">
            <text:p>Suárez</text:p>
          </table:table-cell>
          <table:table-cell office:value-type="float" office:value="19" calcext:value-type="float">
            <text:p>19</text:p>
          </table:table-cell>
          <table:table-cell table:formula="of:=VLOOKUP([.C398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785" calcext:value-type="float">
            <text:p>19785</text:p>
          </table:table-cell>
          <table:table-cell office:value-type="string" calcext:value-type="string">
            <text:p>Sucre</text:p>
          </table:table-cell>
          <table:table-cell office:value-type="float" office:value="19" calcext:value-type="float">
            <text:p>19</text:p>
          </table:table-cell>
          <table:table-cell table:formula="of:=VLOOKUP([.C399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807" calcext:value-type="float">
            <text:p>19807</text:p>
          </table:table-cell>
          <table:table-cell office:value-type="string" calcext:value-type="string">
            <text:p>Timbío</text:p>
          </table:table-cell>
          <table:table-cell office:value-type="float" office:value="19" calcext:value-type="float">
            <text:p>19</text:p>
          </table:table-cell>
          <table:table-cell table:formula="of:=VLOOKUP([.C400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809" calcext:value-type="float">
            <text:p>19809</text:p>
          </table:table-cell>
          <table:table-cell office:value-type="string" calcext:value-type="string">
            <text:p>Timbiquí</text:p>
          </table:table-cell>
          <table:table-cell office:value-type="float" office:value="19" calcext:value-type="float">
            <text:p>19</text:p>
          </table:table-cell>
          <table:table-cell table:formula="of:=VLOOKUP([.C401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821" calcext:value-type="float">
            <text:p>19821</text:p>
          </table:table-cell>
          <table:table-cell office:value-type="string" calcext:value-type="string">
            <text:p>Toribio</text:p>
          </table:table-cell>
          <table:table-cell office:value-type="float" office:value="19" calcext:value-type="float">
            <text:p>19</text:p>
          </table:table-cell>
          <table:table-cell table:formula="of:=VLOOKUP([.C402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824" calcext:value-type="float">
            <text:p>19824</text:p>
          </table:table-cell>
          <table:table-cell office:value-type="string" calcext:value-type="string">
            <text:p>Totoró</text:p>
          </table:table-cell>
          <table:table-cell office:value-type="float" office:value="19" calcext:value-type="float">
            <text:p>19</text:p>
          </table:table-cell>
          <table:table-cell table:formula="of:=VLOOKUP([.C403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19845" calcext:value-type="float">
            <text:p>19845</text:p>
          </table:table-cell>
          <table:table-cell office:value-type="string" calcext:value-type="string">
            <text:p>Villa Rica</text:p>
          </table:table-cell>
          <table:table-cell office:value-type="float" office:value="19" calcext:value-type="float">
            <text:p>19</text:p>
          </table:table-cell>
          <table:table-cell table:formula="of:=VLOOKUP([.C404];[$Depto.A$2:.B$34];2;1)" office:value-type="string" office:string-value="Cauca" calcext:value-type="string">
            <text:p>Cauca</text:p>
          </table:table-cell>
          <table:table-cell table:number-columns-repeated="1020"/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string" calcext:value-type="string">
            <text:p>Valledupar</text:p>
          </table:table-cell>
          <table:table-cell office:value-type="float" office:value="20" calcext:value-type="float">
            <text:p>20</text:p>
          </table:table-cell>
          <table:table-cell table:formula="of:=VLOOKUP([.C405];[$Depto.A$2:.B$34];2;1)" office:value-type="string" office:string-value="Cesar" calcext:value-type="string">
            <text:p>Cesar</text:p>
          </table:table-cell>
          <table:table-cell table:number-columns-repeated="1020"/>
        </table:table-row>
        <table:table-row table:style-name="ro1">
          <table:table-cell office:value-type="float" office:value="20011" calcext:value-type="float">
            <text:p>20011</text:p>
          </table:table-cell>
          <table:table-cell office:value-type="string" calcext:value-type="string">
            <text:p>Aguachica</text:p>
          </table:table-cell>
          <table:table-cell office:value-type="float" office:value="20" calcext:value-type="float">
            <text:p>20</text:p>
          </table:table-cell>
          <table:table-cell table:formula="of:=VLOOKUP([.C406];[$Depto.A$2:.B$34];2;1)" office:value-type="string" office:string-value="Cesar" calcext:value-type="string">
            <text:p>Cesar</text:p>
          </table:table-cell>
          <table:table-cell table:number-columns-repeated="1020"/>
        </table:table-row>
        <table:table-row table:style-name="ro1">
          <table:table-cell office:value-type="float" office:value="20013" calcext:value-type="float">
            <text:p>20013</text:p>
          </table:table-cell>
          <table:table-cell office:value-type="string" calcext:value-type="string">
            <text:p>Agustín Codazzi</text:p>
          </table:table-cell>
          <table:table-cell office:value-type="float" office:value="20" calcext:value-type="float">
            <text:p>20</text:p>
          </table:table-cell>
          <table:table-cell table:formula="of:=VLOOKUP([.C407];[$Depto.A$2:.B$34];2;1)" office:value-type="string" office:string-value="Cesar" calcext:value-type="string">
            <text:p>Cesar</text:p>
          </table:table-cell>
          <table:table-cell table:number-columns-repeated="1020"/>
        </table:table-row>
        <table:table-row table:style-name="ro1">
          <table:table-cell office:value-type="float" office:value="20032" calcext:value-type="float">
            <text:p>20032</text:p>
          </table:table-cell>
          <table:table-cell office:value-type="string" calcext:value-type="string">
            <text:p>Astrea</text:p>
          </table:table-cell>
          <table:table-cell office:value-type="float" office:value="20" calcext:value-type="float">
            <text:p>20</text:p>
          </table:table-cell>
          <table:table-cell table:formula="of:=VLOOKUP([.C408];[$Depto.A$2:.B$34];2;1)" office:value-type="string" office:string-value="Cesar" calcext:value-type="string">
            <text:p>Cesar</text:p>
          </table:table-cell>
          <table:table-cell table:number-columns-repeated="1020"/>
        </table:table-row>
        <table:table-row table:style-name="ro1">
          <table:table-cell office:value-type="float" office:value="20045" calcext:value-type="float">
            <text:p>20045</text:p>
          </table:table-cell>
          <table:table-cell office:value-type="string" calcext:value-type="string">
            <text:p>Becerril</text:p>
          </table:table-cell>
          <table:table-cell office:value-type="float" office:value="20" calcext:value-type="float">
            <text:p>20</text:p>
          </table:table-cell>
          <table:table-cell table:formula="of:=VLOOKUP([.C409];[$Depto.A$2:.B$34];2;1)" office:value-type="string" office:string-value="Cesar" calcext:value-type="string">
            <text:p>Cesar</text:p>
          </table:table-cell>
          <table:table-cell table:number-columns-repeated="1020"/>
        </table:table-row>
        <table:table-row table:style-name="ro1">
          <table:table-cell office:value-type="float" office:value="20060" calcext:value-type="float">
            <text:p>20060</text:p>
          </table:table-cell>
          <table:table-cell office:value-type="string" calcext:value-type="string">
            <text:p>Bosconia</text:p>
          </table:table-cell>
          <table:table-cell office:value-type="float" office:value="20" calcext:value-type="float">
            <text:p>20</text:p>
          </table:table-cell>
          <table:table-cell table:formula="of:=VLOOKUP([.C410];[$Depto.A$2:.B$34];2;1)" office:value-type="string" office:string-value="Cesar" calcext:value-type="string">
            <text:p>Cesar</text:p>
          </table:table-cell>
          <table:table-cell table:number-columns-repeated="1020"/>
        </table:table-row>
        <table:table-row table:style-name="ro1">
          <table:table-cell office:value-type="float" office:value="20175" calcext:value-type="float">
            <text:p>20175</text:p>
          </table:table-cell>
          <table:table-cell office:value-type="string" calcext:value-type="string">
            <text:p>Chimichagua</text:p>
          </table:table-cell>
          <table:table-cell office:value-type="float" office:value="20" calcext:value-type="float">
            <text:p>20</text:p>
          </table:table-cell>
          <table:table-cell table:formula="of:=VLOOKUP([.C411];[$Depto.A$2:.B$34];2;1)" office:value-type="string" office:string-value="Cesar" calcext:value-type="string">
            <text:p>Cesar</text:p>
          </table:table-cell>
          <table:table-cell table:number-columns-repeated="1020"/>
        </table:table-row>
        <table:table-row table:style-name="ro1">
          <table:table-cell office:value-type="float" office:value="20178" calcext:value-type="float">
            <text:p>20178</text:p>
          </table:table-cell>
          <table:table-cell office:value-type="string" calcext:value-type="string">
            <text:p>Chiriguaná</text:p>
          </table:table-cell>
          <table:table-cell office:value-type="float" office:value="20" calcext:value-type="float">
            <text:p>20</text:p>
          </table:table-cell>
          <table:table-cell table:formula="of:=VLOOKUP([.C412];[$Depto.A$2:.B$34];2;1)" office:value-type="string" office:string-value="Cesar" calcext:value-type="string">
            <text:p>Cesar</text:p>
          </table:table-cell>
          <table:table-cell table:number-columns-repeated="1020"/>
        </table:table-row>
        <table:table-row table:style-name="ro1">
          <table:table-cell office:value-type="float" office:value="20228" calcext:value-type="float">
            <text:p>20228</text:p>
          </table:table-cell>
          <table:table-cell office:value-type="string" calcext:value-type="string">
            <text:p>Curumaní</text:p>
          </table:table-cell>
          <table:table-cell office:value-type="float" office:value="20" calcext:value-type="float">
            <text:p>20</text:p>
          </table:table-cell>
          <table:table-cell table:formula="of:=VLOOKUP([.C413];[$Depto.A$2:.B$34];2;1)" office:value-type="string" office:string-value="Cesar" calcext:value-type="string">
            <text:p>Cesar</text:p>
          </table:table-cell>
          <table:table-cell table:number-columns-repeated="1020"/>
        </table:table-row>
        <table:table-row table:style-name="ro1">
          <table:table-cell office:value-type="float" office:value="20238" calcext:value-type="float">
            <text:p>20238</text:p>
          </table:table-cell>
          <table:table-cell office:value-type="string" calcext:value-type="string">
            <text:p>El Copey</text:p>
          </table:table-cell>
          <table:table-cell office:value-type="float" office:value="20" calcext:value-type="float">
            <text:p>20</text:p>
          </table:table-cell>
          <table:table-cell table:formula="of:=VLOOKUP([.C414];[$Depto.A$2:.B$34];2;1)" office:value-type="string" office:string-value="Cesar" calcext:value-type="string">
            <text:p>Cesar</text:p>
          </table:table-cell>
          <table:table-cell table:number-columns-repeated="1020"/>
        </table:table-row>
        <table:table-row table:style-name="ro1">
          <table:table-cell office:value-type="float" office:value="20250" calcext:value-type="float">
            <text:p>20250</text:p>
          </table:table-cell>
          <table:table-cell office:value-type="string" calcext:value-type="string">
            <text:p>El Paso</text:p>
          </table:table-cell>
          <table:table-cell office:value-type="float" office:value="20" calcext:value-type="float">
            <text:p>20</text:p>
          </table:table-cell>
          <table:table-cell table:formula="of:=VLOOKUP([.C415];[$Depto.A$2:.B$34];2;1)" office:value-type="string" office:string-value="Cesar" calcext:value-type="string">
            <text:p>Cesar</text:p>
          </table:table-cell>
          <table:table-cell table:number-columns-repeated="1020"/>
        </table:table-row>
        <table:table-row table:style-name="ro1">
          <table:table-cell office:value-type="float" office:value="20295" calcext:value-type="float">
            <text:p>20295</text:p>
          </table:table-cell>
          <table:table-cell office:value-type="string" calcext:value-type="string">
            <text:p>Gamarra</text:p>
          </table:table-cell>
          <table:table-cell office:value-type="float" office:value="20" calcext:value-type="float">
            <text:p>20</text:p>
          </table:table-cell>
          <table:table-cell table:formula="of:=VLOOKUP([.C416];[$Depto.A$2:.B$34];2;1)" office:value-type="string" office:string-value="Cesar" calcext:value-type="string">
            <text:p>Cesar</text:p>
          </table:table-cell>
          <table:table-cell table:number-columns-repeated="1020"/>
        </table:table-row>
        <table:table-row table:style-name="ro1">
          <table:table-cell office:value-type="float" office:value="20310" calcext:value-type="float">
            <text:p>20310</text:p>
          </table:table-cell>
          <table:table-cell office:value-type="string" calcext:value-type="string">
            <text:p>González</text:p>
          </table:table-cell>
          <table:table-cell office:value-type="float" office:value="20" calcext:value-type="float">
            <text:p>20</text:p>
          </table:table-cell>
          <table:table-cell table:formula="of:=VLOOKUP([.C417];[$Depto.A$2:.B$34];2;1)" office:value-type="string" office:string-value="Cesar" calcext:value-type="string">
            <text:p>Cesar</text:p>
          </table:table-cell>
          <table:table-cell table:number-columns-repeated="1020"/>
        </table:table-row>
        <table:table-row table:style-name="ro1">
          <table:table-cell office:value-type="float" office:value="20383" calcext:value-type="float">
            <text:p>20383</text:p>
          </table:table-cell>
          <table:table-cell office:value-type="string" calcext:value-type="string">
            <text:p>La Gloria</text:p>
          </table:table-cell>
          <table:table-cell office:value-type="float" office:value="20" calcext:value-type="float">
            <text:p>20</text:p>
          </table:table-cell>
          <table:table-cell table:formula="of:=VLOOKUP([.C418];[$Depto.A$2:.B$34];2;1)" office:value-type="string" office:string-value="Cesar" calcext:value-type="string">
            <text:p>Cesar</text:p>
          </table:table-cell>
          <table:table-cell table:number-columns-repeated="1020"/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string" calcext:value-type="string">
            <text:p>La Jagua de Ibirico</text:p>
          </table:table-cell>
          <table:table-cell office:value-type="float" office:value="20" calcext:value-type="float">
            <text:p>20</text:p>
          </table:table-cell>
          <table:table-cell table:formula="of:=VLOOKUP([.C419];[$Depto.A$2:.B$34];2;1)" office:value-type="string" office:string-value="Cesar" calcext:value-type="string">
            <text:p>Cesar</text:p>
          </table:table-cell>
          <table:table-cell table:number-columns-repeated="1020"/>
        </table:table-row>
        <table:table-row table:style-name="ro1">
          <table:table-cell office:value-type="float" office:value="20443" calcext:value-type="float">
            <text:p>20443</text:p>
          </table:table-cell>
          <table:table-cell office:value-type="string" calcext:value-type="string">
            <text:p>Manaure</text:p>
          </table:table-cell>
          <table:table-cell office:value-type="float" office:value="20" calcext:value-type="float">
            <text:p>20</text:p>
          </table:table-cell>
          <table:table-cell table:formula="of:=VLOOKUP([.C420];[$Depto.A$2:.B$34];2;1)" office:value-type="string" office:string-value="Cesar" calcext:value-type="string">
            <text:p>Cesar</text:p>
          </table:table-cell>
          <table:table-cell table:number-columns-repeated="1020"/>
        </table:table-row>
        <table:table-row table:style-name="ro1">
          <table:table-cell office:value-type="float" office:value="20517" calcext:value-type="float">
            <text:p>20517</text:p>
          </table:table-cell>
          <table:table-cell office:value-type="string" calcext:value-type="string">
            <text:p>Pailitas</text:p>
          </table:table-cell>
          <table:table-cell office:value-type="float" office:value="20" calcext:value-type="float">
            <text:p>20</text:p>
          </table:table-cell>
          <table:table-cell table:formula="of:=VLOOKUP([.C421];[$Depto.A$2:.B$34];2;1)" office:value-type="string" office:string-value="Cesar" calcext:value-type="string">
            <text:p>Cesar</text:p>
          </table:table-cell>
          <table:table-cell table:number-columns-repeated="1020"/>
        </table:table-row>
        <table:table-row table:style-name="ro1">
          <table:table-cell office:value-type="float" office:value="20550" calcext:value-type="float">
            <text:p>20550</text:p>
          </table:table-cell>
          <table:table-cell office:value-type="string" calcext:value-type="string">
            <text:p>Pelaya</text:p>
          </table:table-cell>
          <table:table-cell office:value-type="float" office:value="20" calcext:value-type="float">
            <text:p>20</text:p>
          </table:table-cell>
          <table:table-cell table:formula="of:=VLOOKUP([.C422];[$Depto.A$2:.B$34];2;1)" office:value-type="string" office:string-value="Cesar" calcext:value-type="string">
            <text:p>Cesar</text:p>
          </table:table-cell>
          <table:table-cell table:number-columns-repeated="1020"/>
        </table:table-row>
        <table:table-row table:style-name="ro1">
          <table:table-cell office:value-type="float" office:value="20570" calcext:value-type="float">
            <text:p>20570</text:p>
          </table:table-cell>
          <table:table-cell office:value-type="string" calcext:value-type="string">
            <text:p>Pueblo Bello</text:p>
          </table:table-cell>
          <table:table-cell office:value-type="float" office:value="20" calcext:value-type="float">
            <text:p>20</text:p>
          </table:table-cell>
          <table:table-cell table:formula="of:=VLOOKUP([.C423];[$Depto.A$2:.B$34];2;1)" office:value-type="string" office:string-value="Cesar" calcext:value-type="string">
            <text:p>Cesar</text:p>
          </table:table-cell>
          <table:table-cell table:number-columns-repeated="1020"/>
        </table:table-row>
        <table:table-row table:style-name="ro1">
          <table:table-cell office:value-type="float" office:value="20614" calcext:value-type="float">
            <text:p>20614</text:p>
          </table:table-cell>
          <table:table-cell office:value-type="string" calcext:value-type="string">
            <text:p>Río de Oro</text:p>
          </table:table-cell>
          <table:table-cell office:value-type="float" office:value="20" calcext:value-type="float">
            <text:p>20</text:p>
          </table:table-cell>
          <table:table-cell table:formula="of:=VLOOKUP([.C424];[$Depto.A$2:.B$34];2;1)" office:value-type="string" office:string-value="Cesar" calcext:value-type="string">
            <text:p>Cesar</text:p>
          </table:table-cell>
          <table:table-cell table:number-columns-repeated="1020"/>
        </table:table-row>
        <table:table-row table:style-name="ro1">
          <table:table-cell office:value-type="float" office:value="20621" calcext:value-type="float">
            <text:p>20621</text:p>
          </table:table-cell>
          <table:table-cell office:value-type="string" calcext:value-type="string">
            <text:p>La Paz</text:p>
          </table:table-cell>
          <table:table-cell office:value-type="float" office:value="20" calcext:value-type="float">
            <text:p>20</text:p>
          </table:table-cell>
          <table:table-cell table:formula="of:=VLOOKUP([.C425];[$Depto.A$2:.B$34];2;1)" office:value-type="string" office:string-value="Cesar" calcext:value-type="string">
            <text:p>Cesar</text:p>
          </table:table-cell>
          <table:table-cell table:number-columns-repeated="1020"/>
        </table:table-row>
        <table:table-row table:style-name="ro1">
          <table:table-cell office:value-type="float" office:value="20710" calcext:value-type="float">
            <text:p>20710</text:p>
          </table:table-cell>
          <table:table-cell office:value-type="string" calcext:value-type="string">
            <text:p>San Alberto</text:p>
          </table:table-cell>
          <table:table-cell office:value-type="float" office:value="20" calcext:value-type="float">
            <text:p>20</text:p>
          </table:table-cell>
          <table:table-cell table:formula="of:=VLOOKUP([.C426];[$Depto.A$2:.B$34];2;1)" office:value-type="string" office:string-value="Cesar" calcext:value-type="string">
            <text:p>Cesar</text:p>
          </table:table-cell>
          <table:table-cell table:number-columns-repeated="1020"/>
        </table:table-row>
        <table:table-row table:style-name="ro1">
          <table:table-cell office:value-type="float" office:value="20750" calcext:value-type="float">
            <text:p>20750</text:p>
          </table:table-cell>
          <table:table-cell office:value-type="string" calcext:value-type="string">
            <text:p>San Diego</text:p>
          </table:table-cell>
          <table:table-cell office:value-type="float" office:value="20" calcext:value-type="float">
            <text:p>20</text:p>
          </table:table-cell>
          <table:table-cell table:formula="of:=VLOOKUP([.C427];[$Depto.A$2:.B$34];2;1)" office:value-type="string" office:string-value="Cesar" calcext:value-type="string">
            <text:p>Cesar</text:p>
          </table:table-cell>
          <table:table-cell table:number-columns-repeated="1020"/>
        </table:table-row>
        <table:table-row table:style-name="ro1">
          <table:table-cell office:value-type="float" office:value="20770" calcext:value-type="float">
            <text:p>20770</text:p>
          </table:table-cell>
          <table:table-cell office:value-type="string" calcext:value-type="string">
            <text:p>San Martín</text:p>
          </table:table-cell>
          <table:table-cell office:value-type="float" office:value="20" calcext:value-type="float">
            <text:p>20</text:p>
          </table:table-cell>
          <table:table-cell table:formula="of:=VLOOKUP([.C428];[$Depto.A$2:.B$34];2;1)" office:value-type="string" office:string-value="Cesar" calcext:value-type="string">
            <text:p>Cesar</text:p>
          </table:table-cell>
          <table:table-cell table:number-columns-repeated="1020"/>
        </table:table-row>
        <table:table-row table:style-name="ro1">
          <table:table-cell office:value-type="float" office:value="20787" calcext:value-type="float">
            <text:p>20787</text:p>
          </table:table-cell>
          <table:table-cell office:value-type="string" calcext:value-type="string">
            <text:p>Tamalameque</text:p>
          </table:table-cell>
          <table:table-cell office:value-type="float" office:value="20" calcext:value-type="float">
            <text:p>20</text:p>
          </table:table-cell>
          <table:table-cell table:formula="of:=VLOOKUP([.C429];[$Depto.A$2:.B$34];2;1)" office:value-type="string" office:string-value="Cesar" calcext:value-type="string">
            <text:p>Cesar</text:p>
          </table:table-cell>
          <table:table-cell table:number-columns-repeated="1020"/>
        </table:table-row>
        <table:table-row table:style-name="ro1">
          <table:table-cell office:value-type="float" office:value="23001" calcext:value-type="float">
            <text:p>23001</text:p>
          </table:table-cell>
          <table:table-cell office:value-type="string" calcext:value-type="string">
            <text:p>Montería</text:p>
          </table:table-cell>
          <table:table-cell office:value-type="float" office:value="23" calcext:value-type="float">
            <text:p>23</text:p>
          </table:table-cell>
          <table:table-cell table:formula="of:=VLOOKUP([.C430];[$Depto.A$2:.B$34];2;1)" office:value-type="string" office:string-value="Córdoba" calcext:value-type="string">
            <text:p>Córdoba</text:p>
          </table:table-cell>
          <table:table-cell table:number-columns-repeated="1020"/>
        </table:table-row>
        <table:table-row table:style-name="ro1">
          <table:table-cell office:value-type="float" office:value="23068" calcext:value-type="float">
            <text:p>23068</text:p>
          </table:table-cell>
          <table:table-cell office:value-type="string" calcext:value-type="string">
            <text:p>Ayapel</text:p>
          </table:table-cell>
          <table:table-cell office:value-type="float" office:value="23" calcext:value-type="float">
            <text:p>23</text:p>
          </table:table-cell>
          <table:table-cell table:formula="of:=VLOOKUP([.C431];[$Depto.A$2:.B$34];2;1)" office:value-type="string" office:string-value="Córdoba" calcext:value-type="string">
            <text:p>Córdoba</text:p>
          </table:table-cell>
          <table:table-cell table:number-columns-repeated="1020"/>
        </table:table-row>
        <table:table-row table:style-name="ro1">
          <table:table-cell office:value-type="float" office:value="23079" calcext:value-type="float">
            <text:p>23079</text:p>
          </table:table-cell>
          <table:table-cell office:value-type="string" calcext:value-type="string">
            <text:p>Buenavista</text:p>
          </table:table-cell>
          <table:table-cell office:value-type="float" office:value="23" calcext:value-type="float">
            <text:p>23</text:p>
          </table:table-cell>
          <table:table-cell table:formula="of:=VLOOKUP([.C432];[$Depto.A$2:.B$34];2;1)" office:value-type="string" office:string-value="Córdoba" calcext:value-type="string">
            <text:p>Córdoba</text:p>
          </table:table-cell>
          <table:table-cell table:number-columns-repeated="1020"/>
        </table:table-row>
        <table:table-row table:style-name="ro1">
          <table:table-cell office:value-type="float" office:value="23090" calcext:value-type="float">
            <text:p>23090</text:p>
          </table:table-cell>
          <table:table-cell office:value-type="string" calcext:value-type="string">
            <text:p>Canalete</text:p>
          </table:table-cell>
          <table:table-cell office:value-type="float" office:value="23" calcext:value-type="float">
            <text:p>23</text:p>
          </table:table-cell>
          <table:table-cell table:formula="of:=VLOOKUP([.C433];[$Depto.A$2:.B$34];2;1)" office:value-type="string" office:string-value="Córdoba" calcext:value-type="string">
            <text:p>Córdoba</text:p>
          </table:table-cell>
          <table:table-cell table:number-columns-repeated="1020"/>
        </table:table-row>
        <table:table-row table:style-name="ro1">
          <table:table-cell office:value-type="float" office:value="23162" calcext:value-type="float">
            <text:p>23162</text:p>
          </table:table-cell>
          <table:table-cell office:value-type="string" calcext:value-type="string">
            <text:p>Cereté</text:p>
          </table:table-cell>
          <table:table-cell office:value-type="float" office:value="23" calcext:value-type="float">
            <text:p>23</text:p>
          </table:table-cell>
          <table:table-cell table:formula="of:=VLOOKUP([.C434];[$Depto.A$2:.B$34];2;1)" office:value-type="string" office:string-value="Córdoba" calcext:value-type="string">
            <text:p>Córdoba</text:p>
          </table:table-cell>
          <table:table-cell table:number-columns-repeated="1020"/>
        </table:table-row>
        <table:table-row table:style-name="ro1">
          <table:table-cell office:value-type="float" office:value="23168" calcext:value-type="float">
            <text:p>23168</text:p>
          </table:table-cell>
          <table:table-cell office:value-type="string" calcext:value-type="string">
            <text:p>Chimá</text:p>
          </table:table-cell>
          <table:table-cell office:value-type="float" office:value="23" calcext:value-type="float">
            <text:p>23</text:p>
          </table:table-cell>
          <table:table-cell table:formula="of:=VLOOKUP([.C435];[$Depto.A$2:.B$34];2;1)" office:value-type="string" office:string-value="Córdoba" calcext:value-type="string">
            <text:p>Córdoba</text:p>
          </table:table-cell>
          <table:table-cell table:number-columns-repeated="1020"/>
        </table:table-row>
        <table:table-row table:style-name="ro1">
          <table:table-cell office:value-type="float" office:value="23182" calcext:value-type="float">
            <text:p>23182</text:p>
          </table:table-cell>
          <table:table-cell office:value-type="string" calcext:value-type="string">
            <text:p>Chinú</text:p>
          </table:table-cell>
          <table:table-cell office:value-type="float" office:value="23" calcext:value-type="float">
            <text:p>23</text:p>
          </table:table-cell>
          <table:table-cell table:formula="of:=VLOOKUP([.C436];[$Depto.A$2:.B$34];2;1)" office:value-type="string" office:string-value="Córdoba" calcext:value-type="string">
            <text:p>Córdoba</text:p>
          </table:table-cell>
          <table:table-cell table:number-columns-repeated="1020"/>
        </table:table-row>
        <table:table-row table:style-name="ro1">
          <table:table-cell office:value-type="float" office:value="23189" calcext:value-type="float">
            <text:p>23189</text:p>
          </table:table-cell>
          <table:table-cell office:value-type="string" calcext:value-type="string">
            <text:p>Ciénaga de Oro</text:p>
          </table:table-cell>
          <table:table-cell office:value-type="float" office:value="23" calcext:value-type="float">
            <text:p>23</text:p>
          </table:table-cell>
          <table:table-cell table:formula="of:=VLOOKUP([.C437];[$Depto.A$2:.B$34];2;1)" office:value-type="string" office:string-value="Córdoba" calcext:value-type="string">
            <text:p>Córdoba</text:p>
          </table:table-cell>
          <table:table-cell table:number-columns-repeated="1020"/>
        </table:table-row>
        <table:table-row table:style-name="ro1">
          <table:table-cell office:value-type="float" office:value="23300" calcext:value-type="float">
            <text:p>23300</text:p>
          </table:table-cell>
          <table:table-cell office:value-type="string" calcext:value-type="string">
            <text:p>Cotorra</text:p>
          </table:table-cell>
          <table:table-cell office:value-type="float" office:value="23" calcext:value-type="float">
            <text:p>23</text:p>
          </table:table-cell>
          <table:table-cell table:formula="of:=VLOOKUP([.C438];[$Depto.A$2:.B$34];2;1)" office:value-type="string" office:string-value="Córdoba" calcext:value-type="string">
            <text:p>Córdoba</text:p>
          </table:table-cell>
          <table:table-cell table:number-columns-repeated="1020"/>
        </table:table-row>
        <table:table-row table:style-name="ro1">
          <table:table-cell office:value-type="float" office:value="23350" calcext:value-type="float">
            <text:p>23350</text:p>
          </table:table-cell>
          <table:table-cell office:value-type="string" calcext:value-type="string">
            <text:p>La Apartada</text:p>
          </table:table-cell>
          <table:table-cell office:value-type="float" office:value="23" calcext:value-type="float">
            <text:p>23</text:p>
          </table:table-cell>
          <table:table-cell table:formula="of:=VLOOKUP([.C439];[$Depto.A$2:.B$34];2;1)" office:value-type="string" office:string-value="Córdoba" calcext:value-type="string">
            <text:p>Córdoba</text:p>
          </table:table-cell>
          <table:table-cell table:number-columns-repeated="1020"/>
        </table:table-row>
        <table:table-row table:style-name="ro1">
          <table:table-cell office:value-type="float" office:value="23417" calcext:value-type="float">
            <text:p>23417</text:p>
          </table:table-cell>
          <table:table-cell office:value-type="string" calcext:value-type="string">
            <text:p>Lorica</text:p>
          </table:table-cell>
          <table:table-cell office:value-type="float" office:value="23" calcext:value-type="float">
            <text:p>23</text:p>
          </table:table-cell>
          <table:table-cell table:formula="of:=VLOOKUP([.C440];[$Depto.A$2:.B$34];2;1)" office:value-type="string" office:string-value="Córdoba" calcext:value-type="string">
            <text:p>Córdoba</text:p>
          </table:table-cell>
          <table:table-cell table:number-columns-repeated="1020"/>
        </table:table-row>
        <table:table-row table:style-name="ro1">
          <table:table-cell office:value-type="float" office:value="23419" calcext:value-type="float">
            <text:p>23419</text:p>
          </table:table-cell>
          <table:table-cell office:value-type="string" calcext:value-type="string">
            <text:p>Los Córdobas</text:p>
          </table:table-cell>
          <table:table-cell office:value-type="float" office:value="23" calcext:value-type="float">
            <text:p>23</text:p>
          </table:table-cell>
          <table:table-cell table:formula="of:=VLOOKUP([.C441];[$Depto.A$2:.B$34];2;1)" office:value-type="string" office:string-value="Córdoba" calcext:value-type="string">
            <text:p>Córdoba</text:p>
          </table:table-cell>
          <table:table-cell table:number-columns-repeated="1020"/>
        </table:table-row>
        <table:table-row table:style-name="ro1">
          <table:table-cell office:value-type="float" office:value="23464" calcext:value-type="float">
            <text:p>23464</text:p>
          </table:table-cell>
          <table:table-cell office:value-type="string" calcext:value-type="string">
            <text:p>Momil</text:p>
          </table:table-cell>
          <table:table-cell office:value-type="float" office:value="23" calcext:value-type="float">
            <text:p>23</text:p>
          </table:table-cell>
          <table:table-cell table:formula="of:=VLOOKUP([.C442];[$Depto.A$2:.B$34];2;1)" office:value-type="string" office:string-value="Córdoba" calcext:value-type="string">
            <text:p>Córdoba</text:p>
          </table:table-cell>
          <table:table-cell table:number-columns-repeated="1020"/>
        </table:table-row>
        <table:table-row table:style-name="ro1">
          <table:table-cell office:value-type="float" office:value="23466" calcext:value-type="float">
            <text:p>23466</text:p>
          </table:table-cell>
          <table:table-cell office:value-type="string" calcext:value-type="string">
            <text:p>Montelíbano</text:p>
          </table:table-cell>
          <table:table-cell office:value-type="float" office:value="23" calcext:value-type="float">
            <text:p>23</text:p>
          </table:table-cell>
          <table:table-cell table:formula="of:=VLOOKUP([.C443];[$Depto.A$2:.B$34];2;1)" office:value-type="string" office:string-value="Córdoba" calcext:value-type="string">
            <text:p>Córdoba</text:p>
          </table:table-cell>
          <table:table-cell table:number-columns-repeated="1020"/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string" calcext:value-type="string">
            <text:p>Moñitos</text:p>
          </table:table-cell>
          <table:table-cell office:value-type="float" office:value="23" calcext:value-type="float">
            <text:p>23</text:p>
          </table:table-cell>
          <table:table-cell table:formula="of:=VLOOKUP([.C444];[$Depto.A$2:.B$34];2;1)" office:value-type="string" office:string-value="Córdoba" calcext:value-type="string">
            <text:p>Córdoba</text:p>
          </table:table-cell>
          <table:table-cell table:number-columns-repeated="1020"/>
        </table:table-row>
        <table:table-row table:style-name="ro1">
          <table:table-cell office:value-type="float" office:value="23555" calcext:value-type="float">
            <text:p>23555</text:p>
          </table:table-cell>
          <table:table-cell office:value-type="string" calcext:value-type="string">
            <text:p>Planeta Rica</text:p>
          </table:table-cell>
          <table:table-cell office:value-type="float" office:value="23" calcext:value-type="float">
            <text:p>23</text:p>
          </table:table-cell>
          <table:table-cell table:formula="of:=VLOOKUP([.C445];[$Depto.A$2:.B$34];2;1)" office:value-type="string" office:string-value="Córdoba" calcext:value-type="string">
            <text:p>Córdoba</text:p>
          </table:table-cell>
          <table:table-cell table:number-columns-repeated="1020"/>
        </table:table-row>
        <table:table-row table:style-name="ro1">
          <table:table-cell office:value-type="float" office:value="23570" calcext:value-type="float">
            <text:p>23570</text:p>
          </table:table-cell>
          <table:table-cell office:value-type="string" calcext:value-type="string">
            <text:p>Pueblo Nuevo</text:p>
          </table:table-cell>
          <table:table-cell office:value-type="float" office:value="23" calcext:value-type="float">
            <text:p>23</text:p>
          </table:table-cell>
          <table:table-cell table:formula="of:=VLOOKUP([.C446];[$Depto.A$2:.B$34];2;1)" office:value-type="string" office:string-value="Córdoba" calcext:value-type="string">
            <text:p>Córdoba</text:p>
          </table:table-cell>
          <table:table-cell table:number-columns-repeated="1020"/>
        </table:table-row>
        <table:table-row table:style-name="ro1">
          <table:table-cell office:value-type="float" office:value="23574" calcext:value-type="float">
            <text:p>23574</text:p>
          </table:table-cell>
          <table:table-cell office:value-type="string" calcext:value-type="string">
            <text:p>Puerto Escondido</text:p>
          </table:table-cell>
          <table:table-cell office:value-type="float" office:value="23" calcext:value-type="float">
            <text:p>23</text:p>
          </table:table-cell>
          <table:table-cell table:formula="of:=VLOOKUP([.C447];[$Depto.A$2:.B$34];2;1)" office:value-type="string" office:string-value="Córdoba" calcext:value-type="string">
            <text:p>Córdoba</text:p>
          </table:table-cell>
          <table:table-cell table:number-columns-repeated="1020"/>
        </table:table-row>
        <table:table-row table:style-name="ro1">
          <table:table-cell office:value-type="float" office:value="23580" calcext:value-type="float">
            <text:p>23580</text:p>
          </table:table-cell>
          <table:table-cell office:value-type="string" calcext:value-type="string">
            <text:p>Puerto Libertador</text:p>
          </table:table-cell>
          <table:table-cell office:value-type="float" office:value="23" calcext:value-type="float">
            <text:p>23</text:p>
          </table:table-cell>
          <table:table-cell table:formula="of:=VLOOKUP([.C448];[$Depto.A$2:.B$34];2;1)" office:value-type="string" office:string-value="Córdoba" calcext:value-type="string">
            <text:p>Córdoba</text:p>
          </table:table-cell>
          <table:table-cell table:number-columns-repeated="1020"/>
        </table:table-row>
        <table:table-row table:style-name="ro1">
          <table:table-cell office:value-type="float" office:value="23586" calcext:value-type="float">
            <text:p>23586</text:p>
          </table:table-cell>
          <table:table-cell office:value-type="string" calcext:value-type="string">
            <text:p>Purísima</text:p>
          </table:table-cell>
          <table:table-cell office:value-type="float" office:value="23" calcext:value-type="float">
            <text:p>23</text:p>
          </table:table-cell>
          <table:table-cell table:formula="of:=VLOOKUP([.C449];[$Depto.A$2:.B$34];2;1)" office:value-type="string" office:string-value="Córdoba" calcext:value-type="string">
            <text:p>Córdoba</text:p>
          </table:table-cell>
          <table:table-cell table:number-columns-repeated="1020"/>
        </table:table-row>
        <table:table-row table:style-name="ro1">
          <table:table-cell office:value-type="float" office:value="23660" calcext:value-type="float">
            <text:p>23660</text:p>
          </table:table-cell>
          <table:table-cell office:value-type="string" calcext:value-type="string">
            <text:p>Sahagún</text:p>
          </table:table-cell>
          <table:table-cell office:value-type="float" office:value="23" calcext:value-type="float">
            <text:p>23</text:p>
          </table:table-cell>
          <table:table-cell table:formula="of:=VLOOKUP([.C450];[$Depto.A$2:.B$34];2;1)" office:value-type="string" office:string-value="Córdoba" calcext:value-type="string">
            <text:p>Córdoba</text:p>
          </table:table-cell>
          <table:table-cell table:number-columns-repeated="1020"/>
        </table:table-row>
        <table:table-row table:style-name="ro1">
          <table:table-cell office:value-type="float" office:value="23670" calcext:value-type="float">
            <text:p>23670</text:p>
          </table:table-cell>
          <table:table-cell office:value-type="string" calcext:value-type="string">
            <text:p>San Andrés Sotavento</text:p>
          </table:table-cell>
          <table:table-cell office:value-type="float" office:value="23" calcext:value-type="float">
            <text:p>23</text:p>
          </table:table-cell>
          <table:table-cell table:formula="of:=VLOOKUP([.C451];[$Depto.A$2:.B$34];2;1)" office:value-type="string" office:string-value="Córdoba" calcext:value-type="string">
            <text:p>Córdoba</text:p>
          </table:table-cell>
          <table:table-cell table:number-columns-repeated="1020"/>
        </table:table-row>
        <table:table-row table:style-name="ro1">
          <table:table-cell office:value-type="float" office:value="23672" calcext:value-type="float">
            <text:p>23672</text:p>
          </table:table-cell>
          <table:table-cell office:value-type="string" calcext:value-type="string">
            <text:p>San Antero</text:p>
          </table:table-cell>
          <table:table-cell office:value-type="float" office:value="23" calcext:value-type="float">
            <text:p>23</text:p>
          </table:table-cell>
          <table:table-cell table:formula="of:=VLOOKUP([.C452];[$Depto.A$2:.B$34];2;1)" office:value-type="string" office:string-value="Córdoba" calcext:value-type="string">
            <text:p>Córdoba</text:p>
          </table:table-cell>
          <table:table-cell table:number-columns-repeated="1020"/>
        </table:table-row>
        <table:table-row table:style-name="ro1">
          <table:table-cell office:value-type="float" office:value="23675" calcext:value-type="float">
            <text:p>23675</text:p>
          </table:table-cell>
          <table:table-cell office:value-type="string" calcext:value-type="string">
            <text:p>San Bernardo del Viento</text:p>
          </table:table-cell>
          <table:table-cell office:value-type="float" office:value="23" calcext:value-type="float">
            <text:p>23</text:p>
          </table:table-cell>
          <table:table-cell table:formula="of:=VLOOKUP([.C453];[$Depto.A$2:.B$34];2;1)" office:value-type="string" office:string-value="Córdoba" calcext:value-type="string">
            <text:p>Córdoba</text:p>
          </table:table-cell>
          <table:table-cell table:number-columns-repeated="1020"/>
        </table:table-row>
        <table:table-row table:style-name="ro1">
          <table:table-cell office:value-type="float" office:value="23678" calcext:value-type="float">
            <text:p>23678</text:p>
          </table:table-cell>
          <table:table-cell office:value-type="string" calcext:value-type="string">
            <text:p>San Carlos</text:p>
          </table:table-cell>
          <table:table-cell office:value-type="float" office:value="23" calcext:value-type="float">
            <text:p>23</text:p>
          </table:table-cell>
          <table:table-cell table:formula="of:=VLOOKUP([.C454];[$Depto.A$2:.B$34];2;1)" office:value-type="string" office:string-value="Córdoba" calcext:value-type="string">
            <text:p>Córdoba</text:p>
          </table:table-cell>
          <table:table-cell table:number-columns-repeated="1020"/>
        </table:table-row>
        <table:table-row table:style-name="ro1">
          <table:table-cell office:value-type="float" office:value="23682" calcext:value-type="float">
            <text:p>23682</text:p>
          </table:table-cell>
          <table:table-cell office:value-type="string" calcext:value-type="string">
            <text:p>San José de Uré</text:p>
          </table:table-cell>
          <table:table-cell office:value-type="float" office:value="23" calcext:value-type="float">
            <text:p>23</text:p>
          </table:table-cell>
          <table:table-cell table:formula="of:=VLOOKUP([.C455];[$Depto.A$2:.B$34];2;1)" office:value-type="string" office:string-value="Córdoba" calcext:value-type="string">
            <text:p>Córdoba</text:p>
          </table:table-cell>
          <table:table-cell table:number-columns-repeated="1020"/>
        </table:table-row>
        <table:table-row table:style-name="ro1">
          <table:table-cell office:value-type="float" office:value="23686" calcext:value-type="float">
            <text:p>23686</text:p>
          </table:table-cell>
          <table:table-cell office:value-type="string" calcext:value-type="string">
            <text:p>San Pelayo</text:p>
          </table:table-cell>
          <table:table-cell office:value-type="float" office:value="23" calcext:value-type="float">
            <text:p>23</text:p>
          </table:table-cell>
          <table:table-cell table:formula="of:=VLOOKUP([.C456];[$Depto.A$2:.B$34];2;1)" office:value-type="string" office:string-value="Córdoba" calcext:value-type="string">
            <text:p>Córdoba</text:p>
          </table:table-cell>
          <table:table-cell table:number-columns-repeated="1020"/>
        </table:table-row>
        <table:table-row table:style-name="ro1">
          <table:table-cell office:value-type="float" office:value="23807" calcext:value-type="float">
            <text:p>23807</text:p>
          </table:table-cell>
          <table:table-cell office:value-type="string" calcext:value-type="string">
            <text:p>Tierralta</text:p>
          </table:table-cell>
          <table:table-cell office:value-type="float" office:value="23" calcext:value-type="float">
            <text:p>23</text:p>
          </table:table-cell>
          <table:table-cell table:formula="of:=VLOOKUP([.C457];[$Depto.A$2:.B$34];2;1)" office:value-type="string" office:string-value="Córdoba" calcext:value-type="string">
            <text:p>Córdoba</text:p>
          </table:table-cell>
          <table:table-cell table:number-columns-repeated="1020"/>
        </table:table-row>
        <table:table-row table:style-name="ro1">
          <table:table-cell office:value-type="float" office:value="23815" calcext:value-type="float">
            <text:p>23815</text:p>
          </table:table-cell>
          <table:table-cell office:value-type="string" calcext:value-type="string">
            <text:p>Tuchín</text:p>
          </table:table-cell>
          <table:table-cell office:value-type="float" office:value="23" calcext:value-type="float">
            <text:p>23</text:p>
          </table:table-cell>
          <table:table-cell table:formula="of:=VLOOKUP([.C458];[$Depto.A$2:.B$34];2;1)" office:value-type="string" office:string-value="Córdoba" calcext:value-type="string">
            <text:p>Córdoba</text:p>
          </table:table-cell>
          <table:table-cell table:number-columns-repeated="1020"/>
        </table:table-row>
        <table:table-row table:style-name="ro1">
          <table:table-cell office:value-type="float" office:value="23855" calcext:value-type="float">
            <text:p>23855</text:p>
          </table:table-cell>
          <table:table-cell office:value-type="string" calcext:value-type="string">
            <text:p>Valencia</text:p>
          </table:table-cell>
          <table:table-cell office:value-type="float" office:value="23" calcext:value-type="float">
            <text:p>23</text:p>
          </table:table-cell>
          <table:table-cell table:formula="of:=VLOOKUP([.C459];[$Depto.A$2:.B$34];2;1)" office:value-type="string" office:string-value="Córdoba" calcext:value-type="string">
            <text:p>Córdoba</text:p>
          </table:table-cell>
          <table:table-cell table:number-columns-repeated="1020"/>
        </table:table-row>
        <table:table-row table:style-name="ro1">
          <table:table-cell office:value-type="float" office:value="25001" calcext:value-type="float">
            <text:p>25001</text:p>
          </table:table-cell>
          <table:table-cell office:value-type="string" calcext:value-type="string">
            <text:p>Agua de Dios</text:p>
          </table:table-cell>
          <table:table-cell office:value-type="float" office:value="25" calcext:value-type="float">
            <text:p>25</text:p>
          </table:table-cell>
          <table:table-cell table:formula="of:=VLOOKUP([.C460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019" calcext:value-type="float">
            <text:p>25019</text:p>
          </table:table-cell>
          <table:table-cell office:value-type="string" calcext:value-type="string">
            <text:p>Albán</text:p>
          </table:table-cell>
          <table:table-cell office:value-type="float" office:value="25" calcext:value-type="float">
            <text:p>25</text:p>
          </table:table-cell>
          <table:table-cell table:formula="of:=VLOOKUP([.C461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035" calcext:value-type="float">
            <text:p>25035</text:p>
          </table:table-cell>
          <table:table-cell office:value-type="string" calcext:value-type="string">
            <text:p>Anapoima</text:p>
          </table:table-cell>
          <table:table-cell office:value-type="float" office:value="25" calcext:value-type="float">
            <text:p>25</text:p>
          </table:table-cell>
          <table:table-cell table:formula="of:=VLOOKUP([.C462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040" calcext:value-type="float">
            <text:p>25040</text:p>
          </table:table-cell>
          <table:table-cell office:value-type="string" calcext:value-type="string">
            <text:p>Anolaima</text:p>
          </table:table-cell>
          <table:table-cell office:value-type="float" office:value="25" calcext:value-type="float">
            <text:p>25</text:p>
          </table:table-cell>
          <table:table-cell table:formula="of:=VLOOKUP([.C463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053" calcext:value-type="float">
            <text:p>25053</text:p>
          </table:table-cell>
          <table:table-cell office:value-type="string" calcext:value-type="string">
            <text:p>Arbeláez</text:p>
          </table:table-cell>
          <table:table-cell office:value-type="float" office:value="25" calcext:value-type="float">
            <text:p>25</text:p>
          </table:table-cell>
          <table:table-cell table:formula="of:=VLOOKUP([.C464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086" calcext:value-type="float">
            <text:p>25086</text:p>
          </table:table-cell>
          <table:table-cell office:value-type="string" calcext:value-type="string">
            <text:p>Beltrán</text:p>
          </table:table-cell>
          <table:table-cell office:value-type="float" office:value="25" calcext:value-type="float">
            <text:p>25</text:p>
          </table:table-cell>
          <table:table-cell table:formula="of:=VLOOKUP([.C465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095" calcext:value-type="float">
            <text:p>25095</text:p>
          </table:table-cell>
          <table:table-cell office:value-type="string" calcext:value-type="string">
            <text:p>Bituima</text:p>
          </table:table-cell>
          <table:table-cell office:value-type="float" office:value="25" calcext:value-type="float">
            <text:p>25</text:p>
          </table:table-cell>
          <table:table-cell table:formula="of:=VLOOKUP([.C466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099" calcext:value-type="float">
            <text:p>25099</text:p>
          </table:table-cell>
          <table:table-cell office:value-type="string" calcext:value-type="string">
            <text:p>Bojacá</text:p>
          </table:table-cell>
          <table:table-cell office:value-type="float" office:value="25" calcext:value-type="float">
            <text:p>25</text:p>
          </table:table-cell>
          <table:table-cell table:formula="of:=VLOOKUP([.C467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120" calcext:value-type="float">
            <text:p>25120</text:p>
          </table:table-cell>
          <table:table-cell office:value-type="string" calcext:value-type="string">
            <text:p>Cabrera</text:p>
          </table:table-cell>
          <table:table-cell office:value-type="float" office:value="25" calcext:value-type="float">
            <text:p>25</text:p>
          </table:table-cell>
          <table:table-cell table:formula="of:=VLOOKUP([.C468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123" calcext:value-type="float">
            <text:p>25123</text:p>
          </table:table-cell>
          <table:table-cell office:value-type="string" calcext:value-type="string">
            <text:p>Cachipay</text:p>
          </table:table-cell>
          <table:table-cell office:value-type="float" office:value="25" calcext:value-type="float">
            <text:p>25</text:p>
          </table:table-cell>
          <table:table-cell table:formula="of:=VLOOKUP([.C469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126" calcext:value-type="float">
            <text:p>25126</text:p>
          </table:table-cell>
          <table:table-cell office:value-type="string" calcext:value-type="string">
            <text:p>Cajicá</text:p>
          </table:table-cell>
          <table:table-cell office:value-type="float" office:value="25" calcext:value-type="float">
            <text:p>25</text:p>
          </table:table-cell>
          <table:table-cell table:formula="of:=VLOOKUP([.C470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148" calcext:value-type="float">
            <text:p>25148</text:p>
          </table:table-cell>
          <table:table-cell office:value-type="string" calcext:value-type="string">
            <text:p>Caparrapí</text:p>
          </table:table-cell>
          <table:table-cell office:value-type="float" office:value="25" calcext:value-type="float">
            <text:p>25</text:p>
          </table:table-cell>
          <table:table-cell table:formula="of:=VLOOKUP([.C471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151" calcext:value-type="float">
            <text:p>25151</text:p>
          </table:table-cell>
          <table:table-cell office:value-type="string" calcext:value-type="string">
            <text:p>Caqueza</text:p>
          </table:table-cell>
          <table:table-cell office:value-type="float" office:value="25" calcext:value-type="float">
            <text:p>25</text:p>
          </table:table-cell>
          <table:table-cell table:formula="of:=VLOOKUP([.C472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154" calcext:value-type="float">
            <text:p>25154</text:p>
          </table:table-cell>
          <table:table-cell office:value-type="string" calcext:value-type="string">
            <text:p>Carmen de Carupa</text:p>
          </table:table-cell>
          <table:table-cell office:value-type="float" office:value="25" calcext:value-type="float">
            <text:p>25</text:p>
          </table:table-cell>
          <table:table-cell table:formula="of:=VLOOKUP([.C473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168" calcext:value-type="float">
            <text:p>25168</text:p>
          </table:table-cell>
          <table:table-cell office:value-type="string" calcext:value-type="string">
            <text:p>Chaguaní</text:p>
          </table:table-cell>
          <table:table-cell office:value-type="float" office:value="25" calcext:value-type="float">
            <text:p>25</text:p>
          </table:table-cell>
          <table:table-cell table:formula="of:=VLOOKUP([.C474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175" calcext:value-type="float">
            <text:p>25175</text:p>
          </table:table-cell>
          <table:table-cell office:value-type="string" calcext:value-type="string">
            <text:p>Chía</text:p>
          </table:table-cell>
          <table:table-cell office:value-type="float" office:value="25" calcext:value-type="float">
            <text:p>25</text:p>
          </table:table-cell>
          <table:table-cell table:formula="of:=VLOOKUP([.C475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178" calcext:value-type="float">
            <text:p>25178</text:p>
          </table:table-cell>
          <table:table-cell office:value-type="string" calcext:value-type="string">
            <text:p>Chipaque</text:p>
          </table:table-cell>
          <table:table-cell office:value-type="float" office:value="25" calcext:value-type="float">
            <text:p>25</text:p>
          </table:table-cell>
          <table:table-cell table:formula="of:=VLOOKUP([.C476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181" calcext:value-type="float">
            <text:p>25181</text:p>
          </table:table-cell>
          <table:table-cell office:value-type="string" calcext:value-type="string">
            <text:p>Choachí</text:p>
          </table:table-cell>
          <table:table-cell office:value-type="float" office:value="25" calcext:value-type="float">
            <text:p>25</text:p>
          </table:table-cell>
          <table:table-cell table:formula="of:=VLOOKUP([.C477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183" calcext:value-type="float">
            <text:p>25183</text:p>
          </table:table-cell>
          <table:table-cell office:value-type="string" calcext:value-type="string">
            <text:p>Chocontá</text:p>
          </table:table-cell>
          <table:table-cell office:value-type="float" office:value="25" calcext:value-type="float">
            <text:p>25</text:p>
          </table:table-cell>
          <table:table-cell table:formula="of:=VLOOKUP([.C478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string" calcext:value-type="string">
            <text:p>Cogua</text:p>
          </table:table-cell>
          <table:table-cell office:value-type="float" office:value="25" calcext:value-type="float">
            <text:p>25</text:p>
          </table:table-cell>
          <table:table-cell table:formula="of:=VLOOKUP([.C479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214" calcext:value-type="float">
            <text:p>25214</text:p>
          </table:table-cell>
          <table:table-cell office:value-type="string" calcext:value-type="string">
            <text:p>Cota</text:p>
          </table:table-cell>
          <table:table-cell office:value-type="float" office:value="25" calcext:value-type="float">
            <text:p>25</text:p>
          </table:table-cell>
          <table:table-cell table:formula="of:=VLOOKUP([.C480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224" calcext:value-type="float">
            <text:p>25224</text:p>
          </table:table-cell>
          <table:table-cell office:value-type="string" calcext:value-type="string">
            <text:p>Cucunubá</text:p>
          </table:table-cell>
          <table:table-cell office:value-type="float" office:value="25" calcext:value-type="float">
            <text:p>25</text:p>
          </table:table-cell>
          <table:table-cell table:formula="of:=VLOOKUP([.C481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245" calcext:value-type="float">
            <text:p>25245</text:p>
          </table:table-cell>
          <table:table-cell office:value-type="string" calcext:value-type="string">
            <text:p>El Colegio</text:p>
          </table:table-cell>
          <table:table-cell office:value-type="float" office:value="25" calcext:value-type="float">
            <text:p>25</text:p>
          </table:table-cell>
          <table:table-cell table:formula="of:=VLOOKUP([.C482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258" calcext:value-type="float">
            <text:p>25258</text:p>
          </table:table-cell>
          <table:table-cell office:value-type="string" calcext:value-type="string">
            <text:p>El Peñón</text:p>
          </table:table-cell>
          <table:table-cell office:value-type="float" office:value="25" calcext:value-type="float">
            <text:p>25</text:p>
          </table:table-cell>
          <table:table-cell table:formula="of:=VLOOKUP([.C483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260" calcext:value-type="float">
            <text:p>25260</text:p>
          </table:table-cell>
          <table:table-cell office:value-type="string" calcext:value-type="string">
            <text:p>El Rosal</text:p>
          </table:table-cell>
          <table:table-cell office:value-type="float" office:value="25" calcext:value-type="float">
            <text:p>25</text:p>
          </table:table-cell>
          <table:table-cell table:formula="of:=VLOOKUP([.C484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269" calcext:value-type="float">
            <text:p>25269</text:p>
          </table:table-cell>
          <table:table-cell office:value-type="string" calcext:value-type="string">
            <text:p>Facatativá</text:p>
          </table:table-cell>
          <table:table-cell office:value-type="float" office:value="25" calcext:value-type="float">
            <text:p>25</text:p>
          </table:table-cell>
          <table:table-cell table:formula="of:=VLOOKUP([.C485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279" calcext:value-type="float">
            <text:p>25279</text:p>
          </table:table-cell>
          <table:table-cell office:value-type="string" calcext:value-type="string">
            <text:p>Fomeque</text:p>
          </table:table-cell>
          <table:table-cell office:value-type="float" office:value="25" calcext:value-type="float">
            <text:p>25</text:p>
          </table:table-cell>
          <table:table-cell table:formula="of:=VLOOKUP([.C486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281" calcext:value-type="float">
            <text:p>25281</text:p>
          </table:table-cell>
          <table:table-cell office:value-type="string" calcext:value-type="string">
            <text:p>Fosca</text:p>
          </table:table-cell>
          <table:table-cell office:value-type="float" office:value="25" calcext:value-type="float">
            <text:p>25</text:p>
          </table:table-cell>
          <table:table-cell table:formula="of:=VLOOKUP([.C487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286" calcext:value-type="float">
            <text:p>25286</text:p>
          </table:table-cell>
          <table:table-cell office:value-type="string" calcext:value-type="string">
            <text:p>Funza</text:p>
          </table:table-cell>
          <table:table-cell office:value-type="float" office:value="25" calcext:value-type="float">
            <text:p>25</text:p>
          </table:table-cell>
          <table:table-cell table:formula="of:=VLOOKUP([.C488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288" calcext:value-type="float">
            <text:p>25288</text:p>
          </table:table-cell>
          <table:table-cell office:value-type="string" calcext:value-type="string">
            <text:p>Fúquene</text:p>
          </table:table-cell>
          <table:table-cell office:value-type="float" office:value="25" calcext:value-type="float">
            <text:p>25</text:p>
          </table:table-cell>
          <table:table-cell table:formula="of:=VLOOKUP([.C489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290" calcext:value-type="float">
            <text:p>25290</text:p>
          </table:table-cell>
          <table:table-cell office:value-type="string" calcext:value-type="string">
            <text:p>Fusagasugá</text:p>
          </table:table-cell>
          <table:table-cell office:value-type="float" office:value="25" calcext:value-type="float">
            <text:p>25</text:p>
          </table:table-cell>
          <table:table-cell table:formula="of:=VLOOKUP([.C490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293" calcext:value-type="float">
            <text:p>25293</text:p>
          </table:table-cell>
          <table:table-cell office:value-type="string" calcext:value-type="string">
            <text:p>Gachala</text:p>
          </table:table-cell>
          <table:table-cell office:value-type="float" office:value="25" calcext:value-type="float">
            <text:p>25</text:p>
          </table:table-cell>
          <table:table-cell table:formula="of:=VLOOKUP([.C491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295" calcext:value-type="float">
            <text:p>25295</text:p>
          </table:table-cell>
          <table:table-cell office:value-type="string" calcext:value-type="string">
            <text:p>Gachancipá</text:p>
          </table:table-cell>
          <table:table-cell office:value-type="float" office:value="25" calcext:value-type="float">
            <text:p>25</text:p>
          </table:table-cell>
          <table:table-cell table:formula="of:=VLOOKUP([.C492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297" calcext:value-type="float">
            <text:p>25297</text:p>
          </table:table-cell>
          <table:table-cell office:value-type="string" calcext:value-type="string">
            <text:p>Gachetá</text:p>
          </table:table-cell>
          <table:table-cell office:value-type="float" office:value="25" calcext:value-type="float">
            <text:p>25</text:p>
          </table:table-cell>
          <table:table-cell table:formula="of:=VLOOKUP([.C493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299" calcext:value-type="float">
            <text:p>25299</text:p>
          </table:table-cell>
          <table:table-cell office:value-type="string" calcext:value-type="string">
            <text:p>Gama</text:p>
          </table:table-cell>
          <table:table-cell office:value-type="float" office:value="25" calcext:value-type="float">
            <text:p>25</text:p>
          </table:table-cell>
          <table:table-cell table:formula="of:=VLOOKUP([.C494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307" calcext:value-type="float">
            <text:p>25307</text:p>
          </table:table-cell>
          <table:table-cell office:value-type="string" calcext:value-type="string">
            <text:p>Girardot</text:p>
          </table:table-cell>
          <table:table-cell office:value-type="float" office:value="25" calcext:value-type="float">
            <text:p>25</text:p>
          </table:table-cell>
          <table:table-cell table:formula="of:=VLOOKUP([.C495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312" calcext:value-type="float">
            <text:p>25312</text:p>
          </table:table-cell>
          <table:table-cell office:value-type="string" calcext:value-type="string">
            <text:p>Granada</text:p>
          </table:table-cell>
          <table:table-cell office:value-type="float" office:value="25" calcext:value-type="float">
            <text:p>25</text:p>
          </table:table-cell>
          <table:table-cell table:formula="of:=VLOOKUP([.C496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317" calcext:value-type="float">
            <text:p>25317</text:p>
          </table:table-cell>
          <table:table-cell office:value-type="string" calcext:value-type="string">
            <text:p>Guachetá</text:p>
          </table:table-cell>
          <table:table-cell office:value-type="float" office:value="25" calcext:value-type="float">
            <text:p>25</text:p>
          </table:table-cell>
          <table:table-cell table:formula="of:=VLOOKUP([.C497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320" calcext:value-type="float">
            <text:p>25320</text:p>
          </table:table-cell>
          <table:table-cell office:value-type="string" calcext:value-type="string">
            <text:p>Guaduas</text:p>
          </table:table-cell>
          <table:table-cell office:value-type="float" office:value="25" calcext:value-type="float">
            <text:p>25</text:p>
          </table:table-cell>
          <table:table-cell table:formula="of:=VLOOKUP([.C498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322" calcext:value-type="float">
            <text:p>25322</text:p>
          </table:table-cell>
          <table:table-cell office:value-type="string" calcext:value-type="string">
            <text:p>Guasca</text:p>
          </table:table-cell>
          <table:table-cell office:value-type="float" office:value="25" calcext:value-type="float">
            <text:p>25</text:p>
          </table:table-cell>
          <table:table-cell table:formula="of:=VLOOKUP([.C499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324" calcext:value-type="float">
            <text:p>25324</text:p>
          </table:table-cell>
          <table:table-cell office:value-type="string" calcext:value-type="string">
            <text:p>Guataquí</text:p>
          </table:table-cell>
          <table:table-cell office:value-type="float" office:value="25" calcext:value-type="float">
            <text:p>25</text:p>
          </table:table-cell>
          <table:table-cell table:formula="of:=VLOOKUP([.C500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326" calcext:value-type="float">
            <text:p>25326</text:p>
          </table:table-cell>
          <table:table-cell office:value-type="string" calcext:value-type="string">
            <text:p>Guatavita</text:p>
          </table:table-cell>
          <table:table-cell office:value-type="float" office:value="25" calcext:value-type="float">
            <text:p>25</text:p>
          </table:table-cell>
          <table:table-cell table:formula="of:=VLOOKUP([.C501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328" calcext:value-type="float">
            <text:p>25328</text:p>
          </table:table-cell>
          <table:table-cell office:value-type="string" calcext:value-type="string">
            <text:p>Guayabal de Siquima</text:p>
          </table:table-cell>
          <table:table-cell office:value-type="float" office:value="25" calcext:value-type="float">
            <text:p>25</text:p>
          </table:table-cell>
          <table:table-cell table:formula="of:=VLOOKUP([.C502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335" calcext:value-type="float">
            <text:p>25335</text:p>
          </table:table-cell>
          <table:table-cell office:value-type="string" calcext:value-type="string">
            <text:p>Guayabetal</text:p>
          </table:table-cell>
          <table:table-cell office:value-type="float" office:value="25" calcext:value-type="float">
            <text:p>25</text:p>
          </table:table-cell>
          <table:table-cell table:formula="of:=VLOOKUP([.C503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339" calcext:value-type="float">
            <text:p>25339</text:p>
          </table:table-cell>
          <table:table-cell office:value-type="string" calcext:value-type="string">
            <text:p>Gutiérrez</text:p>
          </table:table-cell>
          <table:table-cell office:value-type="float" office:value="25" calcext:value-type="float">
            <text:p>25</text:p>
          </table:table-cell>
          <table:table-cell table:formula="of:=VLOOKUP([.C504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368" calcext:value-type="float">
            <text:p>25368</text:p>
          </table:table-cell>
          <table:table-cell office:value-type="string" calcext:value-type="string">
            <text:p>Jerusalén</text:p>
          </table:table-cell>
          <table:table-cell office:value-type="float" office:value="25" calcext:value-type="float">
            <text:p>25</text:p>
          </table:table-cell>
          <table:table-cell table:formula="of:=VLOOKUP([.C505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372" calcext:value-type="float">
            <text:p>25372</text:p>
          </table:table-cell>
          <table:table-cell office:value-type="string" calcext:value-type="string">
            <text:p>Junín</text:p>
          </table:table-cell>
          <table:table-cell office:value-type="float" office:value="25" calcext:value-type="float">
            <text:p>25</text:p>
          </table:table-cell>
          <table:table-cell table:formula="of:=VLOOKUP([.C506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377" calcext:value-type="float">
            <text:p>25377</text:p>
          </table:table-cell>
          <table:table-cell office:value-type="string" calcext:value-type="string">
            <text:p>La Calera</text:p>
          </table:table-cell>
          <table:table-cell office:value-type="float" office:value="25" calcext:value-type="float">
            <text:p>25</text:p>
          </table:table-cell>
          <table:table-cell table:formula="of:=VLOOKUP([.C507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386" calcext:value-type="float">
            <text:p>25386</text:p>
          </table:table-cell>
          <table:table-cell office:value-type="string" calcext:value-type="string">
            <text:p>La Mesa</text:p>
          </table:table-cell>
          <table:table-cell office:value-type="float" office:value="25" calcext:value-type="float">
            <text:p>25</text:p>
          </table:table-cell>
          <table:table-cell table:formula="of:=VLOOKUP([.C508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394" calcext:value-type="float">
            <text:p>25394</text:p>
          </table:table-cell>
          <table:table-cell office:value-type="string" calcext:value-type="string">
            <text:p>La Palma</text:p>
          </table:table-cell>
          <table:table-cell office:value-type="float" office:value="25" calcext:value-type="float">
            <text:p>25</text:p>
          </table:table-cell>
          <table:table-cell table:formula="of:=VLOOKUP([.C509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398" calcext:value-type="float">
            <text:p>25398</text:p>
          </table:table-cell>
          <table:table-cell office:value-type="string" calcext:value-type="string">
            <text:p>La Peña</text:p>
          </table:table-cell>
          <table:table-cell office:value-type="float" office:value="25" calcext:value-type="float">
            <text:p>25</text:p>
          </table:table-cell>
          <table:table-cell table:formula="of:=VLOOKUP([.C510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402" calcext:value-type="float">
            <text:p>25402</text:p>
          </table:table-cell>
          <table:table-cell office:value-type="string" calcext:value-type="string">
            <text:p>La Vega</text:p>
          </table:table-cell>
          <table:table-cell office:value-type="float" office:value="25" calcext:value-type="float">
            <text:p>25</text:p>
          </table:table-cell>
          <table:table-cell table:formula="of:=VLOOKUP([.C511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407" calcext:value-type="float">
            <text:p>25407</text:p>
          </table:table-cell>
          <table:table-cell office:value-type="string" calcext:value-type="string">
            <text:p>Lenguazaque</text:p>
          </table:table-cell>
          <table:table-cell office:value-type="float" office:value="25" calcext:value-type="float">
            <text:p>25</text:p>
          </table:table-cell>
          <table:table-cell table:formula="of:=VLOOKUP([.C512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426" calcext:value-type="float">
            <text:p>25426</text:p>
          </table:table-cell>
          <table:table-cell office:value-type="string" calcext:value-type="string">
            <text:p>Macheta</text:p>
          </table:table-cell>
          <table:table-cell office:value-type="float" office:value="25" calcext:value-type="float">
            <text:p>25</text:p>
          </table:table-cell>
          <table:table-cell table:formula="of:=VLOOKUP([.C513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430" calcext:value-type="float">
            <text:p>25430</text:p>
          </table:table-cell>
          <table:table-cell office:value-type="string" calcext:value-type="string">
            <text:p>Madrid</text:p>
          </table:table-cell>
          <table:table-cell office:value-type="float" office:value="25" calcext:value-type="float">
            <text:p>25</text:p>
          </table:table-cell>
          <table:table-cell table:formula="of:=VLOOKUP([.C514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436" calcext:value-type="float">
            <text:p>25436</text:p>
          </table:table-cell>
          <table:table-cell office:value-type="string" calcext:value-type="string">
            <text:p>Manta</text:p>
          </table:table-cell>
          <table:table-cell office:value-type="float" office:value="25" calcext:value-type="float">
            <text:p>25</text:p>
          </table:table-cell>
          <table:table-cell table:formula="of:=VLOOKUP([.C515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438" calcext:value-type="float">
            <text:p>25438</text:p>
          </table:table-cell>
          <table:table-cell office:value-type="string" calcext:value-type="string">
            <text:p>Medina</text:p>
          </table:table-cell>
          <table:table-cell office:value-type="float" office:value="25" calcext:value-type="float">
            <text:p>25</text:p>
          </table:table-cell>
          <table:table-cell table:formula="of:=VLOOKUP([.C516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473" calcext:value-type="float">
            <text:p>25473</text:p>
          </table:table-cell>
          <table:table-cell office:value-type="string" calcext:value-type="string">
            <text:p>Mosquera</text:p>
          </table:table-cell>
          <table:table-cell office:value-type="float" office:value="25" calcext:value-type="float">
            <text:p>25</text:p>
          </table:table-cell>
          <table:table-cell table:formula="of:=VLOOKUP([.C517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483" calcext:value-type="float">
            <text:p>25483</text:p>
          </table:table-cell>
          <table:table-cell office:value-type="string" calcext:value-type="string">
            <text:p>Nariño</text:p>
          </table:table-cell>
          <table:table-cell office:value-type="float" office:value="25" calcext:value-type="float">
            <text:p>25</text:p>
          </table:table-cell>
          <table:table-cell table:formula="of:=VLOOKUP([.C518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486" calcext:value-type="float">
            <text:p>25486</text:p>
          </table:table-cell>
          <table:table-cell office:value-type="string" calcext:value-type="string">
            <text:p>Nemocón</text:p>
          </table:table-cell>
          <table:table-cell office:value-type="float" office:value="25" calcext:value-type="float">
            <text:p>25</text:p>
          </table:table-cell>
          <table:table-cell table:formula="of:=VLOOKUP([.C519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488" calcext:value-type="float">
            <text:p>25488</text:p>
          </table:table-cell>
          <table:table-cell office:value-type="string" calcext:value-type="string">
            <text:p>Nilo</text:p>
          </table:table-cell>
          <table:table-cell office:value-type="float" office:value="25" calcext:value-type="float">
            <text:p>25</text:p>
          </table:table-cell>
          <table:table-cell table:formula="of:=VLOOKUP([.C520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489" calcext:value-type="float">
            <text:p>25489</text:p>
          </table:table-cell>
          <table:table-cell office:value-type="string" calcext:value-type="string">
            <text:p>Nimaima</text:p>
          </table:table-cell>
          <table:table-cell office:value-type="float" office:value="25" calcext:value-type="float">
            <text:p>25</text:p>
          </table:table-cell>
          <table:table-cell table:formula="of:=VLOOKUP([.C521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491" calcext:value-type="float">
            <text:p>25491</text:p>
          </table:table-cell>
          <table:table-cell office:value-type="string" calcext:value-type="string">
            <text:p>Nocaima</text:p>
          </table:table-cell>
          <table:table-cell office:value-type="float" office:value="25" calcext:value-type="float">
            <text:p>25</text:p>
          </table:table-cell>
          <table:table-cell table:formula="of:=VLOOKUP([.C522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506" calcext:value-type="float">
            <text:p>25506</text:p>
          </table:table-cell>
          <table:table-cell office:value-type="string" calcext:value-type="string">
            <text:p>Venecia</text:p>
          </table:table-cell>
          <table:table-cell office:value-type="float" office:value="25" calcext:value-type="float">
            <text:p>25</text:p>
          </table:table-cell>
          <table:table-cell table:formula="of:=VLOOKUP([.C523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513" calcext:value-type="float">
            <text:p>25513</text:p>
          </table:table-cell>
          <table:table-cell office:value-type="string" calcext:value-type="string">
            <text:p>Pacho</text:p>
          </table:table-cell>
          <table:table-cell office:value-type="float" office:value="25" calcext:value-type="float">
            <text:p>25</text:p>
          </table:table-cell>
          <table:table-cell table:formula="of:=VLOOKUP([.C524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518" calcext:value-type="float">
            <text:p>25518</text:p>
          </table:table-cell>
          <table:table-cell office:value-type="string" calcext:value-type="string">
            <text:p>Paime</text:p>
          </table:table-cell>
          <table:table-cell office:value-type="float" office:value="25" calcext:value-type="float">
            <text:p>25</text:p>
          </table:table-cell>
          <table:table-cell table:formula="of:=VLOOKUP([.C525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524" calcext:value-type="float">
            <text:p>25524</text:p>
          </table:table-cell>
          <table:table-cell office:value-type="string" calcext:value-type="string">
            <text:p>Pandi</text:p>
          </table:table-cell>
          <table:table-cell office:value-type="float" office:value="25" calcext:value-type="float">
            <text:p>25</text:p>
          </table:table-cell>
          <table:table-cell table:formula="of:=VLOOKUP([.C526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530" calcext:value-type="float">
            <text:p>25530</text:p>
          </table:table-cell>
          <table:table-cell office:value-type="string" calcext:value-type="string">
            <text:p>Paratebueno</text:p>
          </table:table-cell>
          <table:table-cell office:value-type="float" office:value="25" calcext:value-type="float">
            <text:p>25</text:p>
          </table:table-cell>
          <table:table-cell table:formula="of:=VLOOKUP([.C527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535" calcext:value-type="float">
            <text:p>25535</text:p>
          </table:table-cell>
          <table:table-cell office:value-type="string" calcext:value-type="string">
            <text:p>Pasca</text:p>
          </table:table-cell>
          <table:table-cell office:value-type="float" office:value="25" calcext:value-type="float">
            <text:p>25</text:p>
          </table:table-cell>
          <table:table-cell table:formula="of:=VLOOKUP([.C528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572" calcext:value-type="float">
            <text:p>25572</text:p>
          </table:table-cell>
          <table:table-cell office:value-type="string" calcext:value-type="string">
            <text:p>Puerto Salgar</text:p>
          </table:table-cell>
          <table:table-cell office:value-type="float" office:value="25" calcext:value-type="float">
            <text:p>25</text:p>
          </table:table-cell>
          <table:table-cell table:formula="of:=VLOOKUP([.C529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580" calcext:value-type="float">
            <text:p>25580</text:p>
          </table:table-cell>
          <table:table-cell office:value-type="string" calcext:value-type="string">
            <text:p>Pulí</text:p>
          </table:table-cell>
          <table:table-cell office:value-type="float" office:value="25" calcext:value-type="float">
            <text:p>25</text:p>
          </table:table-cell>
          <table:table-cell table:formula="of:=VLOOKUP([.C530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592" calcext:value-type="float">
            <text:p>25592</text:p>
          </table:table-cell>
          <table:table-cell office:value-type="string" calcext:value-type="string">
            <text:p>Quebradanegra</text:p>
          </table:table-cell>
          <table:table-cell office:value-type="float" office:value="25" calcext:value-type="float">
            <text:p>25</text:p>
          </table:table-cell>
          <table:table-cell table:formula="of:=VLOOKUP([.C531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594" calcext:value-type="float">
            <text:p>25594</text:p>
          </table:table-cell>
          <table:table-cell office:value-type="string" calcext:value-type="string">
            <text:p>Quetame</text:p>
          </table:table-cell>
          <table:table-cell office:value-type="float" office:value="25" calcext:value-type="float">
            <text:p>25</text:p>
          </table:table-cell>
          <table:table-cell table:formula="of:=VLOOKUP([.C532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596" calcext:value-type="float">
            <text:p>25596</text:p>
          </table:table-cell>
          <table:table-cell office:value-type="string" calcext:value-type="string">
            <text:p>Quipile</text:p>
          </table:table-cell>
          <table:table-cell office:value-type="float" office:value="25" calcext:value-type="float">
            <text:p>25</text:p>
          </table:table-cell>
          <table:table-cell table:formula="of:=VLOOKUP([.C533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599" calcext:value-type="float">
            <text:p>25599</text:p>
          </table:table-cell>
          <table:table-cell office:value-type="string" calcext:value-type="string">
            <text:p>Apulo</text:p>
          </table:table-cell>
          <table:table-cell office:value-type="float" office:value="25" calcext:value-type="float">
            <text:p>25</text:p>
          </table:table-cell>
          <table:table-cell table:formula="of:=VLOOKUP([.C534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612" calcext:value-type="float">
            <text:p>25612</text:p>
          </table:table-cell>
          <table:table-cell office:value-type="string" calcext:value-type="string">
            <text:p>Ricaurte</text:p>
          </table:table-cell>
          <table:table-cell office:value-type="float" office:value="25" calcext:value-type="float">
            <text:p>25</text:p>
          </table:table-cell>
          <table:table-cell table:formula="of:=VLOOKUP([.C535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645" calcext:value-type="float">
            <text:p>25645</text:p>
          </table:table-cell>
          <table:table-cell office:value-type="string" calcext:value-type="string">
            <text:p>San Antonio del Tequendama</text:p>
          </table:table-cell>
          <table:table-cell office:value-type="float" office:value="25" calcext:value-type="float">
            <text:p>25</text:p>
          </table:table-cell>
          <table:table-cell table:formula="of:=VLOOKUP([.C536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649" calcext:value-type="float">
            <text:p>25649</text:p>
          </table:table-cell>
          <table:table-cell office:value-type="string" calcext:value-type="string">
            <text:p>San Bernardo</text:p>
          </table:table-cell>
          <table:table-cell office:value-type="float" office:value="25" calcext:value-type="float">
            <text:p>25</text:p>
          </table:table-cell>
          <table:table-cell table:formula="of:=VLOOKUP([.C537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653" calcext:value-type="float">
            <text:p>25653</text:p>
          </table:table-cell>
          <table:table-cell office:value-type="string" calcext:value-type="string">
            <text:p>San Cayetano</text:p>
          </table:table-cell>
          <table:table-cell office:value-type="float" office:value="25" calcext:value-type="float">
            <text:p>25</text:p>
          </table:table-cell>
          <table:table-cell table:formula="of:=VLOOKUP([.C538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658" calcext:value-type="float">
            <text:p>25658</text:p>
          </table:table-cell>
          <table:table-cell office:value-type="string" calcext:value-type="string">
            <text:p>San Francisco</text:p>
          </table:table-cell>
          <table:table-cell office:value-type="float" office:value="25" calcext:value-type="float">
            <text:p>25</text:p>
          </table:table-cell>
          <table:table-cell table:formula="of:=VLOOKUP([.C539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662" calcext:value-type="float">
            <text:p>25662</text:p>
          </table:table-cell>
          <table:table-cell office:value-type="string" calcext:value-type="string">
            <text:p>San Juan de Río Seco</text:p>
          </table:table-cell>
          <table:table-cell office:value-type="float" office:value="25" calcext:value-type="float">
            <text:p>25</text:p>
          </table:table-cell>
          <table:table-cell table:formula="of:=VLOOKUP([.C540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718" calcext:value-type="float">
            <text:p>25718</text:p>
          </table:table-cell>
          <table:table-cell office:value-type="string" calcext:value-type="string">
            <text:p>Sasaima</text:p>
          </table:table-cell>
          <table:table-cell office:value-type="float" office:value="25" calcext:value-type="float">
            <text:p>25</text:p>
          </table:table-cell>
          <table:table-cell table:formula="of:=VLOOKUP([.C541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736" calcext:value-type="float">
            <text:p>25736</text:p>
          </table:table-cell>
          <table:table-cell office:value-type="string" calcext:value-type="string">
            <text:p>Sesquilé</text:p>
          </table:table-cell>
          <table:table-cell office:value-type="float" office:value="25" calcext:value-type="float">
            <text:p>25</text:p>
          </table:table-cell>
          <table:table-cell table:formula="of:=VLOOKUP([.C542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740" calcext:value-type="float">
            <text:p>25740</text:p>
          </table:table-cell>
          <table:table-cell office:value-type="string" calcext:value-type="string">
            <text:p>Sibaté</text:p>
          </table:table-cell>
          <table:table-cell office:value-type="float" office:value="25" calcext:value-type="float">
            <text:p>25</text:p>
          </table:table-cell>
          <table:table-cell table:formula="of:=VLOOKUP([.C543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743" calcext:value-type="float">
            <text:p>25743</text:p>
          </table:table-cell>
          <table:table-cell office:value-type="string" calcext:value-type="string">
            <text:p>Silvania</text:p>
          </table:table-cell>
          <table:table-cell office:value-type="float" office:value="25" calcext:value-type="float">
            <text:p>25</text:p>
          </table:table-cell>
          <table:table-cell table:formula="of:=VLOOKUP([.C544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745" calcext:value-type="float">
            <text:p>25745</text:p>
          </table:table-cell>
          <table:table-cell office:value-type="string" calcext:value-type="string">
            <text:p>Simijaca</text:p>
          </table:table-cell>
          <table:table-cell office:value-type="float" office:value="25" calcext:value-type="float">
            <text:p>25</text:p>
          </table:table-cell>
          <table:table-cell table:formula="of:=VLOOKUP([.C545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754" calcext:value-type="float">
            <text:p>25754</text:p>
          </table:table-cell>
          <table:table-cell office:value-type="string" calcext:value-type="string">
            <text:p>Soacha</text:p>
          </table:table-cell>
          <table:table-cell office:value-type="float" office:value="25" calcext:value-type="float">
            <text:p>25</text:p>
          </table:table-cell>
          <table:table-cell table:formula="of:=VLOOKUP([.C546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758" calcext:value-type="float">
            <text:p>25758</text:p>
          </table:table-cell>
          <table:table-cell office:value-type="string" calcext:value-type="string">
            <text:p>Sopó</text:p>
          </table:table-cell>
          <table:table-cell office:value-type="float" office:value="25" calcext:value-type="float">
            <text:p>25</text:p>
          </table:table-cell>
          <table:table-cell table:formula="of:=VLOOKUP([.C547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769" calcext:value-type="float">
            <text:p>25769</text:p>
          </table:table-cell>
          <table:table-cell office:value-type="string" calcext:value-type="string">
            <text:p>Subachoque</text:p>
          </table:table-cell>
          <table:table-cell office:value-type="float" office:value="25" calcext:value-type="float">
            <text:p>25</text:p>
          </table:table-cell>
          <table:table-cell table:formula="of:=VLOOKUP([.C548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772" calcext:value-type="float">
            <text:p>25772</text:p>
          </table:table-cell>
          <table:table-cell office:value-type="string" calcext:value-type="string">
            <text:p>Suesca</text:p>
          </table:table-cell>
          <table:table-cell office:value-type="float" office:value="25" calcext:value-type="float">
            <text:p>25</text:p>
          </table:table-cell>
          <table:table-cell table:formula="of:=VLOOKUP([.C549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777" calcext:value-type="float">
            <text:p>25777</text:p>
          </table:table-cell>
          <table:table-cell office:value-type="string" calcext:value-type="string">
            <text:p>Supatá</text:p>
          </table:table-cell>
          <table:table-cell office:value-type="float" office:value="25" calcext:value-type="float">
            <text:p>25</text:p>
          </table:table-cell>
          <table:table-cell table:formula="of:=VLOOKUP([.C550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779" calcext:value-type="float">
            <text:p>25779</text:p>
          </table:table-cell>
          <table:table-cell office:value-type="string" calcext:value-type="string">
            <text:p>Susa</text:p>
          </table:table-cell>
          <table:table-cell office:value-type="float" office:value="25" calcext:value-type="float">
            <text:p>25</text:p>
          </table:table-cell>
          <table:table-cell table:formula="of:=VLOOKUP([.C551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781" calcext:value-type="float">
            <text:p>25781</text:p>
          </table:table-cell>
          <table:table-cell office:value-type="string" calcext:value-type="string">
            <text:p>Sutatausa</text:p>
          </table:table-cell>
          <table:table-cell office:value-type="float" office:value="25" calcext:value-type="float">
            <text:p>25</text:p>
          </table:table-cell>
          <table:table-cell table:formula="of:=VLOOKUP([.C552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785" calcext:value-type="float">
            <text:p>25785</text:p>
          </table:table-cell>
          <table:table-cell office:value-type="string" calcext:value-type="string">
            <text:p>Tabio</text:p>
          </table:table-cell>
          <table:table-cell office:value-type="float" office:value="25" calcext:value-type="float">
            <text:p>25</text:p>
          </table:table-cell>
          <table:table-cell table:formula="of:=VLOOKUP([.C553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793" calcext:value-type="float">
            <text:p>25793</text:p>
          </table:table-cell>
          <table:table-cell office:value-type="string" calcext:value-type="string">
            <text:p>Tausa</text:p>
          </table:table-cell>
          <table:table-cell office:value-type="float" office:value="25" calcext:value-type="float">
            <text:p>25</text:p>
          </table:table-cell>
          <table:table-cell table:formula="of:=VLOOKUP([.C554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797" calcext:value-type="float">
            <text:p>25797</text:p>
          </table:table-cell>
          <table:table-cell office:value-type="string" calcext:value-type="string">
            <text:p>Tena</text:p>
          </table:table-cell>
          <table:table-cell office:value-type="float" office:value="25" calcext:value-type="float">
            <text:p>25</text:p>
          </table:table-cell>
          <table:table-cell table:formula="of:=VLOOKUP([.C555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799" calcext:value-type="float">
            <text:p>25799</text:p>
          </table:table-cell>
          <table:table-cell office:value-type="string" calcext:value-type="string">
            <text:p>Tenjo</text:p>
          </table:table-cell>
          <table:table-cell office:value-type="float" office:value="25" calcext:value-type="float">
            <text:p>25</text:p>
          </table:table-cell>
          <table:table-cell table:formula="of:=VLOOKUP([.C556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805" calcext:value-type="float">
            <text:p>25805</text:p>
          </table:table-cell>
          <table:table-cell office:value-type="string" calcext:value-type="string">
            <text:p>Tibacuy</text:p>
          </table:table-cell>
          <table:table-cell office:value-type="float" office:value="25" calcext:value-type="float">
            <text:p>25</text:p>
          </table:table-cell>
          <table:table-cell table:formula="of:=VLOOKUP([.C557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807" calcext:value-type="float">
            <text:p>25807</text:p>
          </table:table-cell>
          <table:table-cell office:value-type="string" calcext:value-type="string">
            <text:p>Tibirita</text:p>
          </table:table-cell>
          <table:table-cell office:value-type="float" office:value="25" calcext:value-type="float">
            <text:p>25</text:p>
          </table:table-cell>
          <table:table-cell table:formula="of:=VLOOKUP([.C558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815" calcext:value-type="float">
            <text:p>25815</text:p>
          </table:table-cell>
          <table:table-cell office:value-type="string" calcext:value-type="string">
            <text:p>Tocaima</text:p>
          </table:table-cell>
          <table:table-cell office:value-type="float" office:value="25" calcext:value-type="float">
            <text:p>25</text:p>
          </table:table-cell>
          <table:table-cell table:formula="of:=VLOOKUP([.C559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817" calcext:value-type="float">
            <text:p>25817</text:p>
          </table:table-cell>
          <table:table-cell office:value-type="string" calcext:value-type="string">
            <text:p>Tocancipá</text:p>
          </table:table-cell>
          <table:table-cell office:value-type="float" office:value="25" calcext:value-type="float">
            <text:p>25</text:p>
          </table:table-cell>
          <table:table-cell table:formula="of:=VLOOKUP([.C560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823" calcext:value-type="float">
            <text:p>25823</text:p>
          </table:table-cell>
          <table:table-cell office:value-type="string" calcext:value-type="string">
            <text:p>Topaipí</text:p>
          </table:table-cell>
          <table:table-cell office:value-type="float" office:value="25" calcext:value-type="float">
            <text:p>25</text:p>
          </table:table-cell>
          <table:table-cell table:formula="of:=VLOOKUP([.C561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839" calcext:value-type="float">
            <text:p>25839</text:p>
          </table:table-cell>
          <table:table-cell office:value-type="string" calcext:value-type="string">
            <text:p>Ubalá</text:p>
          </table:table-cell>
          <table:table-cell office:value-type="float" office:value="25" calcext:value-type="float">
            <text:p>25</text:p>
          </table:table-cell>
          <table:table-cell table:formula="of:=VLOOKUP([.C562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841" calcext:value-type="float">
            <text:p>25841</text:p>
          </table:table-cell>
          <table:table-cell office:value-type="string" calcext:value-type="string">
            <text:p>Ubaque</text:p>
          </table:table-cell>
          <table:table-cell office:value-type="float" office:value="25" calcext:value-type="float">
            <text:p>25</text:p>
          </table:table-cell>
          <table:table-cell table:formula="of:=VLOOKUP([.C563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843" calcext:value-type="float">
            <text:p>25843</text:p>
          </table:table-cell>
          <table:table-cell office:value-type="string" calcext:value-type="string">
            <text:p>Villa de San Diego de Ubate</text:p>
          </table:table-cell>
          <table:table-cell office:value-type="float" office:value="25" calcext:value-type="float">
            <text:p>25</text:p>
          </table:table-cell>
          <table:table-cell table:formula="of:=VLOOKUP([.C564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845" calcext:value-type="float">
            <text:p>25845</text:p>
          </table:table-cell>
          <table:table-cell office:value-type="string" calcext:value-type="string">
            <text:p>Une</text:p>
          </table:table-cell>
          <table:table-cell office:value-type="float" office:value="25" calcext:value-type="float">
            <text:p>25</text:p>
          </table:table-cell>
          <table:table-cell table:formula="of:=VLOOKUP([.C565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851" calcext:value-type="float">
            <text:p>25851</text:p>
          </table:table-cell>
          <table:table-cell office:value-type="string" calcext:value-type="string">
            <text:p>Útica</text:p>
          </table:table-cell>
          <table:table-cell office:value-type="float" office:value="25" calcext:value-type="float">
            <text:p>25</text:p>
          </table:table-cell>
          <table:table-cell table:formula="of:=VLOOKUP([.C566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862" calcext:value-type="float">
            <text:p>25862</text:p>
          </table:table-cell>
          <table:table-cell office:value-type="string" calcext:value-type="string">
            <text:p>Vergara</text:p>
          </table:table-cell>
          <table:table-cell office:value-type="float" office:value="25" calcext:value-type="float">
            <text:p>25</text:p>
          </table:table-cell>
          <table:table-cell table:formula="of:=VLOOKUP([.C567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867" calcext:value-type="float">
            <text:p>25867</text:p>
          </table:table-cell>
          <table:table-cell office:value-type="string" calcext:value-type="string">
            <text:p>Vianí</text:p>
          </table:table-cell>
          <table:table-cell office:value-type="float" office:value="25" calcext:value-type="float">
            <text:p>25</text:p>
          </table:table-cell>
          <table:table-cell table:formula="of:=VLOOKUP([.C568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871" calcext:value-type="float">
            <text:p>25871</text:p>
          </table:table-cell>
          <table:table-cell office:value-type="string" calcext:value-type="string">
            <text:p>Villagómez</text:p>
          </table:table-cell>
          <table:table-cell office:value-type="float" office:value="25" calcext:value-type="float">
            <text:p>25</text:p>
          </table:table-cell>
          <table:table-cell table:formula="of:=VLOOKUP([.C569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873" calcext:value-type="float">
            <text:p>25873</text:p>
          </table:table-cell>
          <table:table-cell office:value-type="string" calcext:value-type="string">
            <text:p>Villapinzón</text:p>
          </table:table-cell>
          <table:table-cell office:value-type="float" office:value="25" calcext:value-type="float">
            <text:p>25</text:p>
          </table:table-cell>
          <table:table-cell table:formula="of:=VLOOKUP([.C570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875" calcext:value-type="float">
            <text:p>25875</text:p>
          </table:table-cell>
          <table:table-cell office:value-type="string" calcext:value-type="string">
            <text:p>Villeta</text:p>
          </table:table-cell>
          <table:table-cell office:value-type="float" office:value="25" calcext:value-type="float">
            <text:p>25</text:p>
          </table:table-cell>
          <table:table-cell table:formula="of:=VLOOKUP([.C571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878" calcext:value-type="float">
            <text:p>25878</text:p>
          </table:table-cell>
          <table:table-cell office:value-type="string" calcext:value-type="string">
            <text:p>Viotá</text:p>
          </table:table-cell>
          <table:table-cell office:value-type="float" office:value="25" calcext:value-type="float">
            <text:p>25</text:p>
          </table:table-cell>
          <table:table-cell table:formula="of:=VLOOKUP([.C572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885" calcext:value-type="float">
            <text:p>25885</text:p>
          </table:table-cell>
          <table:table-cell office:value-type="string" calcext:value-type="string">
            <text:p>Yacopí</text:p>
          </table:table-cell>
          <table:table-cell office:value-type="float" office:value="25" calcext:value-type="float">
            <text:p>25</text:p>
          </table:table-cell>
          <table:table-cell table:formula="of:=VLOOKUP([.C573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898" calcext:value-type="float">
            <text:p>25898</text:p>
          </table:table-cell>
          <table:table-cell office:value-type="string" calcext:value-type="string">
            <text:p>Zipacón</text:p>
          </table:table-cell>
          <table:table-cell office:value-type="float" office:value="25" calcext:value-type="float">
            <text:p>25</text:p>
          </table:table-cell>
          <table:table-cell table:formula="of:=VLOOKUP([.C574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5899" calcext:value-type="float">
            <text:p>25899</text:p>
          </table:table-cell>
          <table:table-cell office:value-type="string" calcext:value-type="string">
            <text:p>Zipaquirá</text:p>
          </table:table-cell>
          <table:table-cell office:value-type="float" office:value="25" calcext:value-type="float">
            <text:p>25</text:p>
          </table:table-cell>
          <table:table-cell table:formula="of:=VLOOKUP([.C575];[$Depto.A$2:.B$34];2;1)" office:value-type="string" office:string-value="Cundinamarca" calcext:value-type="string">
            <text:p>Cundinamarca</text:p>
          </table:table-cell>
          <table:table-cell table:number-columns-repeated="1020"/>
        </table:table-row>
        <table:table-row table:style-name="ro1">
          <table:table-cell office:value-type="float" office:value="27001" calcext:value-type="float">
            <text:p>27001</text:p>
          </table:table-cell>
          <table:table-cell office:value-type="string" calcext:value-type="string">
            <text:p>Quibdó</text:p>
          </table:table-cell>
          <table:table-cell office:value-type="float" office:value="27" calcext:value-type="float">
            <text:p>27</text:p>
          </table:table-cell>
          <table:table-cell table:formula="of:=VLOOKUP([.C576];[$Depto.A$2:.B$34];2;1)" office:value-type="string" office:string-value="Chocó" calcext:value-type="string">
            <text:p>Chocó</text:p>
          </table:table-cell>
          <table:table-cell table:number-columns-repeated="1020"/>
        </table:table-row>
        <table:table-row table:style-name="ro1">
          <table:table-cell office:value-type="float" office:value="27006" calcext:value-type="float">
            <text:p>27006</text:p>
          </table:table-cell>
          <table:table-cell office:value-type="string" calcext:value-type="string">
            <text:p>Acandí</text:p>
          </table:table-cell>
          <table:table-cell office:value-type="float" office:value="27" calcext:value-type="float">
            <text:p>27</text:p>
          </table:table-cell>
          <table:table-cell table:formula="of:=VLOOKUP([.C577];[$Depto.A$2:.B$34];2;1)" office:value-type="string" office:string-value="Chocó" calcext:value-type="string">
            <text:p>Chocó</text:p>
          </table:table-cell>
          <table:table-cell table:number-columns-repeated="1020"/>
        </table:table-row>
        <table:table-row table:style-name="ro1">
          <table:table-cell office:value-type="float" office:value="27025" calcext:value-type="float">
            <text:p>27025</text:p>
          </table:table-cell>
          <table:table-cell office:value-type="string" calcext:value-type="string">
            <text:p>Alto Baudo</text:p>
          </table:table-cell>
          <table:table-cell office:value-type="float" office:value="27" calcext:value-type="float">
            <text:p>27</text:p>
          </table:table-cell>
          <table:table-cell table:formula="of:=VLOOKUP([.C578];[$Depto.A$2:.B$34];2;1)" office:value-type="string" office:string-value="Chocó" calcext:value-type="string">
            <text:p>Chocó</text:p>
          </table:table-cell>
          <table:table-cell table:number-columns-repeated="1020"/>
        </table:table-row>
        <table:table-row table:style-name="ro1">
          <table:table-cell office:value-type="float" office:value="27050" calcext:value-type="float">
            <text:p>27050</text:p>
          </table:table-cell>
          <table:table-cell office:value-type="string" calcext:value-type="string">
            <text:p>Atrato</text:p>
          </table:table-cell>
          <table:table-cell office:value-type="float" office:value="27" calcext:value-type="float">
            <text:p>27</text:p>
          </table:table-cell>
          <table:table-cell table:formula="of:=VLOOKUP([.C579];[$Depto.A$2:.B$34];2;1)" office:value-type="string" office:string-value="Chocó" calcext:value-type="string">
            <text:p>Chocó</text:p>
          </table:table-cell>
          <table:table-cell table:number-columns-repeated="1020"/>
        </table:table-row>
        <table:table-row table:style-name="ro1">
          <table:table-cell office:value-type="float" office:value="27073" calcext:value-type="float">
            <text:p>27073</text:p>
          </table:table-cell>
          <table:table-cell office:value-type="string" calcext:value-type="string">
            <text:p>Bagadó</text:p>
          </table:table-cell>
          <table:table-cell office:value-type="float" office:value="27" calcext:value-type="float">
            <text:p>27</text:p>
          </table:table-cell>
          <table:table-cell table:formula="of:=VLOOKUP([.C580];[$Depto.A$2:.B$34];2;1)" office:value-type="string" office:string-value="Chocó" calcext:value-type="string">
            <text:p>Chocó</text:p>
          </table:table-cell>
          <table:table-cell table:number-columns-repeated="1020"/>
        </table:table-row>
        <table:table-row table:style-name="ro1">
          <table:table-cell office:value-type="float" office:value="27075" calcext:value-type="float">
            <text:p>27075</text:p>
          </table:table-cell>
          <table:table-cell office:value-type="string" calcext:value-type="string">
            <text:p>Bahía Solano</text:p>
          </table:table-cell>
          <table:table-cell office:value-type="float" office:value="27" calcext:value-type="float">
            <text:p>27</text:p>
          </table:table-cell>
          <table:table-cell table:formula="of:=VLOOKUP([.C581];[$Depto.A$2:.B$34];2;1)" office:value-type="string" office:string-value="Chocó" calcext:value-type="string">
            <text:p>Chocó</text:p>
          </table:table-cell>
          <table:table-cell table:number-columns-repeated="1020"/>
        </table:table-row>
        <table:table-row table:style-name="ro1">
          <table:table-cell office:value-type="float" office:value="27077" calcext:value-type="float">
            <text:p>27077</text:p>
          </table:table-cell>
          <table:table-cell office:value-type="string" calcext:value-type="string">
            <text:p>Bajo Baudó</text:p>
          </table:table-cell>
          <table:table-cell office:value-type="float" office:value="27" calcext:value-type="float">
            <text:p>27</text:p>
          </table:table-cell>
          <table:table-cell table:formula="of:=VLOOKUP([.C582];[$Depto.A$2:.B$34];2;1)" office:value-type="string" office:string-value="Chocó" calcext:value-type="string">
            <text:p>Chocó</text:p>
          </table:table-cell>
          <table:table-cell table:number-columns-repeated="1020"/>
        </table:table-row>
        <table:table-row table:style-name="ro1">
          <table:table-cell office:value-type="float" office:value="27086" calcext:value-type="float">
            <text:p>27086</text:p>
          </table:table-cell>
          <table:table-cell office:value-type="string" calcext:value-type="string">
            <text:p>Belén de Bajira</text:p>
          </table:table-cell>
          <table:table-cell office:value-type="float" office:value="27" calcext:value-type="float">
            <text:p>27</text:p>
          </table:table-cell>
          <table:table-cell table:formula="of:=VLOOKUP([.C583];[$Depto.A$2:.B$34];2;1)" office:value-type="string" office:string-value="Chocó" calcext:value-type="string">
            <text:p>Chocó</text:p>
          </table:table-cell>
          <table:table-cell table:number-columns-repeated="1020"/>
        </table:table-row>
        <table:table-row table:style-name="ro1">
          <table:table-cell office:value-type="float" office:value="27099" calcext:value-type="float">
            <text:p>27099</text:p>
          </table:table-cell>
          <table:table-cell office:value-type="string" calcext:value-type="string">
            <text:p>Bojaya</text:p>
          </table:table-cell>
          <table:table-cell office:value-type="float" office:value="27" calcext:value-type="float">
            <text:p>27</text:p>
          </table:table-cell>
          <table:table-cell table:formula="of:=VLOOKUP([.C584];[$Depto.A$2:.B$34];2;1)" office:value-type="string" office:string-value="Chocó" calcext:value-type="string">
            <text:p>Chocó</text:p>
          </table:table-cell>
          <table:table-cell table:number-columns-repeated="1020"/>
        </table:table-row>
        <table:table-row table:style-name="ro1">
          <table:table-cell office:value-type="float" office:value="27135" calcext:value-type="float">
            <text:p>27135</text:p>
          </table:table-cell>
          <table:table-cell office:value-type="string" calcext:value-type="string">
            <text:p>El Cantón del San Pablo</text:p>
          </table:table-cell>
          <table:table-cell office:value-type="float" office:value="27" calcext:value-type="float">
            <text:p>27</text:p>
          </table:table-cell>
          <table:table-cell table:formula="of:=VLOOKUP([.C585];[$Depto.A$2:.B$34];2;1)" office:value-type="string" office:string-value="Chocó" calcext:value-type="string">
            <text:p>Chocó</text:p>
          </table:table-cell>
          <table:table-cell table:number-columns-repeated="1020"/>
        </table:table-row>
        <table:table-row table:style-name="ro1">
          <table:table-cell office:value-type="float" office:value="27150" calcext:value-type="float">
            <text:p>27150</text:p>
          </table:table-cell>
          <table:table-cell office:value-type="string" calcext:value-type="string">
            <text:p>Carmen del Darien</text:p>
          </table:table-cell>
          <table:table-cell office:value-type="float" office:value="27" calcext:value-type="float">
            <text:p>27</text:p>
          </table:table-cell>
          <table:table-cell table:formula="of:=VLOOKUP([.C586];[$Depto.A$2:.B$34];2;1)" office:value-type="string" office:string-value="Chocó" calcext:value-type="string">
            <text:p>Chocó</text:p>
          </table:table-cell>
          <table:table-cell table:number-columns-repeated="1020"/>
        </table:table-row>
        <table:table-row table:style-name="ro1">
          <table:table-cell office:value-type="float" office:value="27160" calcext:value-type="float">
            <text:p>27160</text:p>
          </table:table-cell>
          <table:table-cell office:value-type="string" calcext:value-type="string">
            <text:p>Cértegui</text:p>
          </table:table-cell>
          <table:table-cell office:value-type="float" office:value="27" calcext:value-type="float">
            <text:p>27</text:p>
          </table:table-cell>
          <table:table-cell table:formula="of:=VLOOKUP([.C587];[$Depto.A$2:.B$34];2;1)" office:value-type="string" office:string-value="Chocó" calcext:value-type="string">
            <text:p>Chocó</text:p>
          </table:table-cell>
          <table:table-cell table:number-columns-repeated="1020"/>
        </table:table-row>
        <table:table-row table:style-name="ro1">
          <table:table-cell office:value-type="float" office:value="27205" calcext:value-type="float">
            <text:p>27205</text:p>
          </table:table-cell>
          <table:table-cell office:value-type="string" calcext:value-type="string">
            <text:p>Condoto</text:p>
          </table:table-cell>
          <table:table-cell office:value-type="float" office:value="27" calcext:value-type="float">
            <text:p>27</text:p>
          </table:table-cell>
          <table:table-cell table:formula="of:=VLOOKUP([.C588];[$Depto.A$2:.B$34];2;1)" office:value-type="string" office:string-value="Chocó" calcext:value-type="string">
            <text:p>Chocó</text:p>
          </table:table-cell>
          <table:table-cell table:number-columns-repeated="1020"/>
        </table:table-row>
        <table:table-row table:style-name="ro1">
          <table:table-cell office:value-type="float" office:value="27245" calcext:value-type="float">
            <text:p>27245</text:p>
          </table:table-cell>
          <table:table-cell office:value-type="string" calcext:value-type="string">
            <text:p>El Carmen de Atrato</text:p>
          </table:table-cell>
          <table:table-cell office:value-type="float" office:value="27" calcext:value-type="float">
            <text:p>27</text:p>
          </table:table-cell>
          <table:table-cell table:formula="of:=VLOOKUP([.C589];[$Depto.A$2:.B$34];2;1)" office:value-type="string" office:string-value="Chocó" calcext:value-type="string">
            <text:p>Chocó</text:p>
          </table:table-cell>
          <table:table-cell table:number-columns-repeated="1020"/>
        </table:table-row>
        <table:table-row table:style-name="ro1">
          <table:table-cell office:value-type="float" office:value="27250" calcext:value-type="float">
            <text:p>27250</text:p>
          </table:table-cell>
          <table:table-cell office:value-type="string" calcext:value-type="string">
            <text:p>El Litoral del San Juan</text:p>
          </table:table-cell>
          <table:table-cell office:value-type="float" office:value="27" calcext:value-type="float">
            <text:p>27</text:p>
          </table:table-cell>
          <table:table-cell table:formula="of:=VLOOKUP([.C590];[$Depto.A$2:.B$34];2;1)" office:value-type="string" office:string-value="Chocó" calcext:value-type="string">
            <text:p>Chocó</text:p>
          </table:table-cell>
          <table:table-cell table:number-columns-repeated="1020"/>
        </table:table-row>
        <table:table-row table:style-name="ro1">
          <table:table-cell office:value-type="float" office:value="27361" calcext:value-type="float">
            <text:p>27361</text:p>
          </table:table-cell>
          <table:table-cell office:value-type="string" calcext:value-type="string">
            <text:p>Istmina</text:p>
          </table:table-cell>
          <table:table-cell office:value-type="float" office:value="27" calcext:value-type="float">
            <text:p>27</text:p>
          </table:table-cell>
          <table:table-cell table:formula="of:=VLOOKUP([.C591];[$Depto.A$2:.B$34];2;1)" office:value-type="string" office:string-value="Chocó" calcext:value-type="string">
            <text:p>Chocó</text:p>
          </table:table-cell>
          <table:table-cell table:number-columns-repeated="1020"/>
        </table:table-row>
        <table:table-row table:style-name="ro1">
          <table:table-cell office:value-type="float" office:value="27372" calcext:value-type="float">
            <text:p>27372</text:p>
          </table:table-cell>
          <table:table-cell office:value-type="string" calcext:value-type="string">
            <text:p>Juradó</text:p>
          </table:table-cell>
          <table:table-cell office:value-type="float" office:value="27" calcext:value-type="float">
            <text:p>27</text:p>
          </table:table-cell>
          <table:table-cell table:formula="of:=VLOOKUP([.C592];[$Depto.A$2:.B$34];2;1)" office:value-type="string" office:string-value="Chocó" calcext:value-type="string">
            <text:p>Chocó</text:p>
          </table:table-cell>
          <table:table-cell table:number-columns-repeated="1020"/>
        </table:table-row>
        <table:table-row table:style-name="ro1">
          <table:table-cell office:value-type="float" office:value="27413" calcext:value-type="float">
            <text:p>27413</text:p>
          </table:table-cell>
          <table:table-cell office:value-type="string" calcext:value-type="string">
            <text:p>Lloró</text:p>
          </table:table-cell>
          <table:table-cell office:value-type="float" office:value="27" calcext:value-type="float">
            <text:p>27</text:p>
          </table:table-cell>
          <table:table-cell table:formula="of:=VLOOKUP([.C593];[$Depto.A$2:.B$34];2;1)" office:value-type="string" office:string-value="Chocó" calcext:value-type="string">
            <text:p>Chocó</text:p>
          </table:table-cell>
          <table:table-cell table:number-columns-repeated="1020"/>
        </table:table-row>
        <table:table-row table:style-name="ro1">
          <table:table-cell office:value-type="float" office:value="27425" calcext:value-type="float">
            <text:p>27425</text:p>
          </table:table-cell>
          <table:table-cell office:value-type="string" calcext:value-type="string">
            <text:p>Medio Atrato</text:p>
          </table:table-cell>
          <table:table-cell office:value-type="float" office:value="27" calcext:value-type="float">
            <text:p>27</text:p>
          </table:table-cell>
          <table:table-cell table:formula="of:=VLOOKUP([.C594];[$Depto.A$2:.B$34];2;1)" office:value-type="string" office:string-value="Chocó" calcext:value-type="string">
            <text:p>Chocó</text:p>
          </table:table-cell>
          <table:table-cell table:number-columns-repeated="1020"/>
        </table:table-row>
        <table:table-row table:style-name="ro1">
          <table:table-cell office:value-type="float" office:value="27430" calcext:value-type="float">
            <text:p>27430</text:p>
          </table:table-cell>
          <table:table-cell office:value-type="string" calcext:value-type="string">
            <text:p>Medio Baudó</text:p>
          </table:table-cell>
          <table:table-cell office:value-type="float" office:value="27" calcext:value-type="float">
            <text:p>27</text:p>
          </table:table-cell>
          <table:table-cell table:formula="of:=VLOOKUP([.C595];[$Depto.A$2:.B$34];2;1)" office:value-type="string" office:string-value="Chocó" calcext:value-type="string">
            <text:p>Chocó</text:p>
          </table:table-cell>
          <table:table-cell table:number-columns-repeated="1020"/>
        </table:table-row>
        <table:table-row table:style-name="ro1">
          <table:table-cell office:value-type="float" office:value="27450" calcext:value-type="float">
            <text:p>27450</text:p>
          </table:table-cell>
          <table:table-cell office:value-type="string" calcext:value-type="string">
            <text:p>Medio San Juan</text:p>
          </table:table-cell>
          <table:table-cell office:value-type="float" office:value="27" calcext:value-type="float">
            <text:p>27</text:p>
          </table:table-cell>
          <table:table-cell table:formula="of:=VLOOKUP([.C596];[$Depto.A$2:.B$34];2;1)" office:value-type="string" office:string-value="Chocó" calcext:value-type="string">
            <text:p>Chocó</text:p>
          </table:table-cell>
          <table:table-cell table:number-columns-repeated="1020"/>
        </table:table-row>
        <table:table-row table:style-name="ro1">
          <table:table-cell office:value-type="float" office:value="27491" calcext:value-type="float">
            <text:p>27491</text:p>
          </table:table-cell>
          <table:table-cell office:value-type="string" calcext:value-type="string">
            <text:p>Nóvita</text:p>
          </table:table-cell>
          <table:table-cell office:value-type="float" office:value="27" calcext:value-type="float">
            <text:p>27</text:p>
          </table:table-cell>
          <table:table-cell table:formula="of:=VLOOKUP([.C597];[$Depto.A$2:.B$34];2;1)" office:value-type="string" office:string-value="Chocó" calcext:value-type="string">
            <text:p>Chocó</text:p>
          </table:table-cell>
          <table:table-cell table:number-columns-repeated="1020"/>
        </table:table-row>
        <table:table-row table:style-name="ro1">
          <table:table-cell office:value-type="float" office:value="27495" calcext:value-type="float">
            <text:p>27495</text:p>
          </table:table-cell>
          <table:table-cell office:value-type="string" calcext:value-type="string">
            <text:p>Nuquí</text:p>
          </table:table-cell>
          <table:table-cell office:value-type="float" office:value="27" calcext:value-type="float">
            <text:p>27</text:p>
          </table:table-cell>
          <table:table-cell table:formula="of:=VLOOKUP([.C598];[$Depto.A$2:.B$34];2;1)" office:value-type="string" office:string-value="Chocó" calcext:value-type="string">
            <text:p>Chocó</text:p>
          </table:table-cell>
          <table:table-cell table:number-columns-repeated="1020"/>
        </table:table-row>
        <table:table-row table:style-name="ro1">
          <table:table-cell office:value-type="float" office:value="27580" calcext:value-type="float">
            <text:p>27580</text:p>
          </table:table-cell>
          <table:table-cell office:value-type="string" calcext:value-type="string">
            <text:p>Río Iro</text:p>
          </table:table-cell>
          <table:table-cell office:value-type="float" office:value="27" calcext:value-type="float">
            <text:p>27</text:p>
          </table:table-cell>
          <table:table-cell table:formula="of:=VLOOKUP([.C599];[$Depto.A$2:.B$34];2;1)" office:value-type="string" office:string-value="Chocó" calcext:value-type="string">
            <text:p>Chocó</text:p>
          </table:table-cell>
          <table:table-cell table:number-columns-repeated="1020"/>
        </table:table-row>
        <table:table-row table:style-name="ro1">
          <table:table-cell office:value-type="float" office:value="27600" calcext:value-type="float">
            <text:p>27600</text:p>
          </table:table-cell>
          <table:table-cell office:value-type="string" calcext:value-type="string">
            <text:p>Río Quito</text:p>
          </table:table-cell>
          <table:table-cell office:value-type="float" office:value="27" calcext:value-type="float">
            <text:p>27</text:p>
          </table:table-cell>
          <table:table-cell table:formula="of:=VLOOKUP([.C600];[$Depto.A$2:.B$34];2;1)" office:value-type="string" office:string-value="Chocó" calcext:value-type="string">
            <text:p>Chocó</text:p>
          </table:table-cell>
          <table:table-cell table:number-columns-repeated="1020"/>
        </table:table-row>
        <table:table-row table:style-name="ro1">
          <table:table-cell office:value-type="float" office:value="27615" calcext:value-type="float">
            <text:p>27615</text:p>
          </table:table-cell>
          <table:table-cell office:value-type="string" calcext:value-type="string">
            <text:p>Riosucio</text:p>
          </table:table-cell>
          <table:table-cell office:value-type="float" office:value="27" calcext:value-type="float">
            <text:p>27</text:p>
          </table:table-cell>
          <table:table-cell table:formula="of:=VLOOKUP([.C601];[$Depto.A$2:.B$34];2;1)" office:value-type="string" office:string-value="Chocó" calcext:value-type="string">
            <text:p>Chocó</text:p>
          </table:table-cell>
          <table:table-cell table:number-columns-repeated="1020"/>
        </table:table-row>
        <table:table-row table:style-name="ro1">
          <table:table-cell office:value-type="float" office:value="27660" calcext:value-type="float">
            <text:p>27660</text:p>
          </table:table-cell>
          <table:table-cell office:value-type="string" calcext:value-type="string">
            <text:p>San José del Palmar</text:p>
          </table:table-cell>
          <table:table-cell office:value-type="float" office:value="27" calcext:value-type="float">
            <text:p>27</text:p>
          </table:table-cell>
          <table:table-cell table:formula="of:=VLOOKUP([.C602];[$Depto.A$2:.B$34];2;1)" office:value-type="string" office:string-value="Chocó" calcext:value-type="string">
            <text:p>Chocó</text:p>
          </table:table-cell>
          <table:table-cell table:number-columns-repeated="1020"/>
        </table:table-row>
        <table:table-row table:style-name="ro1">
          <table:table-cell office:value-type="float" office:value="27745" calcext:value-type="float">
            <text:p>27745</text:p>
          </table:table-cell>
          <table:table-cell office:value-type="string" calcext:value-type="string">
            <text:p>Sipí</text:p>
          </table:table-cell>
          <table:table-cell office:value-type="float" office:value="27" calcext:value-type="float">
            <text:p>27</text:p>
          </table:table-cell>
          <table:table-cell table:formula="of:=VLOOKUP([.C603];[$Depto.A$2:.B$34];2;1)" office:value-type="string" office:string-value="Chocó" calcext:value-type="string">
            <text:p>Chocó</text:p>
          </table:table-cell>
          <table:table-cell table:number-columns-repeated="1020"/>
        </table:table-row>
        <table:table-row table:style-name="ro1">
          <table:table-cell office:value-type="float" office:value="27787" calcext:value-type="float">
            <text:p>27787</text:p>
          </table:table-cell>
          <table:table-cell office:value-type="string" calcext:value-type="string">
            <text:p>Tadó</text:p>
          </table:table-cell>
          <table:table-cell office:value-type="float" office:value="27" calcext:value-type="float">
            <text:p>27</text:p>
          </table:table-cell>
          <table:table-cell table:formula="of:=VLOOKUP([.C604];[$Depto.A$2:.B$34];2;1)" office:value-type="string" office:string-value="Chocó" calcext:value-type="string">
            <text:p>Chocó</text:p>
          </table:table-cell>
          <table:table-cell table:number-columns-repeated="1020"/>
        </table:table-row>
        <table:table-row table:style-name="ro1">
          <table:table-cell office:value-type="float" office:value="27800" calcext:value-type="float">
            <text:p>27800</text:p>
          </table:table-cell>
          <table:table-cell office:value-type="string" calcext:value-type="string">
            <text:p>Unguía</text:p>
          </table:table-cell>
          <table:table-cell office:value-type="float" office:value="27" calcext:value-type="float">
            <text:p>27</text:p>
          </table:table-cell>
          <table:table-cell table:formula="of:=VLOOKUP([.C605];[$Depto.A$2:.B$34];2;1)" office:value-type="string" office:string-value="Chocó" calcext:value-type="string">
            <text:p>Chocó</text:p>
          </table:table-cell>
          <table:table-cell table:number-columns-repeated="1020"/>
        </table:table-row>
        <table:table-row table:style-name="ro1">
          <table:table-cell office:value-type="float" office:value="27810" calcext:value-type="float">
            <text:p>27810</text:p>
          </table:table-cell>
          <table:table-cell office:value-type="string" calcext:value-type="string">
            <text:p>Unión Panamericana</text:p>
          </table:table-cell>
          <table:table-cell office:value-type="float" office:value="27" calcext:value-type="float">
            <text:p>27</text:p>
          </table:table-cell>
          <table:table-cell table:formula="of:=VLOOKUP([.C606];[$Depto.A$2:.B$34];2;1)" office:value-type="string" office:string-value="Chocó" calcext:value-type="string">
            <text:p>Chocó</text:p>
          </table:table-cell>
          <table:table-cell table:number-columns-repeated="1020"/>
        </table:table-row>
        <table:table-row table:style-name="ro1">
          <table:table-cell office:value-type="float" office:value="41001" calcext:value-type="float">
            <text:p>41001</text:p>
          </table:table-cell>
          <table:table-cell office:value-type="string" calcext:value-type="string">
            <text:p>Neiva</text:p>
          </table:table-cell>
          <table:table-cell office:value-type="float" office:value="41" calcext:value-type="float">
            <text:p>41</text:p>
          </table:table-cell>
          <table:table-cell table:formula="of:=VLOOKUP([.C607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006" calcext:value-type="float">
            <text:p>41006</text:p>
          </table:table-cell>
          <table:table-cell office:value-type="string" calcext:value-type="string">
            <text:p>Acevedo</text:p>
          </table:table-cell>
          <table:table-cell office:value-type="float" office:value="41" calcext:value-type="float">
            <text:p>41</text:p>
          </table:table-cell>
          <table:table-cell table:formula="of:=VLOOKUP([.C608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013" calcext:value-type="float">
            <text:p>41013</text:p>
          </table:table-cell>
          <table:table-cell office:value-type="string" calcext:value-type="string">
            <text:p>Agrado</text:p>
          </table:table-cell>
          <table:table-cell office:value-type="float" office:value="41" calcext:value-type="float">
            <text:p>41</text:p>
          </table:table-cell>
          <table:table-cell table:formula="of:=VLOOKUP([.C609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016" calcext:value-type="float">
            <text:p>41016</text:p>
          </table:table-cell>
          <table:table-cell office:value-type="string" calcext:value-type="string">
            <text:p>Aipe</text:p>
          </table:table-cell>
          <table:table-cell office:value-type="float" office:value="41" calcext:value-type="float">
            <text:p>41</text:p>
          </table:table-cell>
          <table:table-cell table:formula="of:=VLOOKUP([.C610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020" calcext:value-type="float">
            <text:p>41020</text:p>
          </table:table-cell>
          <table:table-cell office:value-type="string" calcext:value-type="string">
            <text:p>Algeciras</text:p>
          </table:table-cell>
          <table:table-cell office:value-type="float" office:value="41" calcext:value-type="float">
            <text:p>41</text:p>
          </table:table-cell>
          <table:table-cell table:formula="of:=VLOOKUP([.C611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026" calcext:value-type="float">
            <text:p>41026</text:p>
          </table:table-cell>
          <table:table-cell office:value-type="string" calcext:value-type="string">
            <text:p>Altamira</text:p>
          </table:table-cell>
          <table:table-cell office:value-type="float" office:value="41" calcext:value-type="float">
            <text:p>41</text:p>
          </table:table-cell>
          <table:table-cell table:formula="of:=VLOOKUP([.C612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078" calcext:value-type="float">
            <text:p>41078</text:p>
          </table:table-cell>
          <table:table-cell office:value-type="string" calcext:value-type="string">
            <text:p>Baraya</text:p>
          </table:table-cell>
          <table:table-cell office:value-type="float" office:value="41" calcext:value-type="float">
            <text:p>41</text:p>
          </table:table-cell>
          <table:table-cell table:formula="of:=VLOOKUP([.C613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132" calcext:value-type="float">
            <text:p>41132</text:p>
          </table:table-cell>
          <table:table-cell office:value-type="string" calcext:value-type="string">
            <text:p>Campoalegre</text:p>
          </table:table-cell>
          <table:table-cell office:value-type="float" office:value="41" calcext:value-type="float">
            <text:p>41</text:p>
          </table:table-cell>
          <table:table-cell table:formula="of:=VLOOKUP([.C614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206" calcext:value-type="float">
            <text:p>41206</text:p>
          </table:table-cell>
          <table:table-cell office:value-type="string" calcext:value-type="string">
            <text:p>Colombia</text:p>
          </table:table-cell>
          <table:table-cell office:value-type="float" office:value="41" calcext:value-type="float">
            <text:p>41</text:p>
          </table:table-cell>
          <table:table-cell table:formula="of:=VLOOKUP([.C615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244" calcext:value-type="float">
            <text:p>41244</text:p>
          </table:table-cell>
          <table:table-cell office:value-type="string" calcext:value-type="string">
            <text:p>Elías</text:p>
          </table:table-cell>
          <table:table-cell office:value-type="float" office:value="41" calcext:value-type="float">
            <text:p>41</text:p>
          </table:table-cell>
          <table:table-cell table:formula="of:=VLOOKUP([.C616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298" calcext:value-type="float">
            <text:p>41298</text:p>
          </table:table-cell>
          <table:table-cell office:value-type="string" calcext:value-type="string">
            <text:p>Garzón</text:p>
          </table:table-cell>
          <table:table-cell office:value-type="float" office:value="41" calcext:value-type="float">
            <text:p>41</text:p>
          </table:table-cell>
          <table:table-cell table:formula="of:=VLOOKUP([.C617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306" calcext:value-type="float">
            <text:p>41306</text:p>
          </table:table-cell>
          <table:table-cell office:value-type="string" calcext:value-type="string">
            <text:p>Gigante</text:p>
          </table:table-cell>
          <table:table-cell office:value-type="float" office:value="41" calcext:value-type="float">
            <text:p>41</text:p>
          </table:table-cell>
          <table:table-cell table:formula="of:=VLOOKUP([.C618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319" calcext:value-type="float">
            <text:p>41319</text:p>
          </table:table-cell>
          <table:table-cell office:value-type="string" calcext:value-type="string">
            <text:p>Guadalupe</text:p>
          </table:table-cell>
          <table:table-cell office:value-type="float" office:value="41" calcext:value-type="float">
            <text:p>41</text:p>
          </table:table-cell>
          <table:table-cell table:formula="of:=VLOOKUP([.C619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349" calcext:value-type="float">
            <text:p>41349</text:p>
          </table:table-cell>
          <table:table-cell office:value-type="string" calcext:value-type="string">
            <text:p>Hobo</text:p>
          </table:table-cell>
          <table:table-cell office:value-type="float" office:value="41" calcext:value-type="float">
            <text:p>41</text:p>
          </table:table-cell>
          <table:table-cell table:formula="of:=VLOOKUP([.C620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357" calcext:value-type="float">
            <text:p>41357</text:p>
          </table:table-cell>
          <table:table-cell office:value-type="string" calcext:value-type="string">
            <text:p>Iquira</text:p>
          </table:table-cell>
          <table:table-cell office:value-type="float" office:value="41" calcext:value-type="float">
            <text:p>41</text:p>
          </table:table-cell>
          <table:table-cell table:formula="of:=VLOOKUP([.C621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359" calcext:value-type="float">
            <text:p>41359</text:p>
          </table:table-cell>
          <table:table-cell office:value-type="string" calcext:value-type="string">
            <text:p>Isnos</text:p>
          </table:table-cell>
          <table:table-cell office:value-type="float" office:value="41" calcext:value-type="float">
            <text:p>41</text:p>
          </table:table-cell>
          <table:table-cell table:formula="of:=VLOOKUP([.C622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378" calcext:value-type="float">
            <text:p>41378</text:p>
          </table:table-cell>
          <table:table-cell office:value-type="string" calcext:value-type="string">
            <text:p>La Argentina</text:p>
          </table:table-cell>
          <table:table-cell office:value-type="float" office:value="41" calcext:value-type="float">
            <text:p>41</text:p>
          </table:table-cell>
          <table:table-cell table:formula="of:=VLOOKUP([.C623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396" calcext:value-type="float">
            <text:p>41396</text:p>
          </table:table-cell>
          <table:table-cell office:value-type="string" calcext:value-type="string">
            <text:p>La Plata</text:p>
          </table:table-cell>
          <table:table-cell office:value-type="float" office:value="41" calcext:value-type="float">
            <text:p>41</text:p>
          </table:table-cell>
          <table:table-cell table:formula="of:=VLOOKUP([.C624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483" calcext:value-type="float">
            <text:p>41483</text:p>
          </table:table-cell>
          <table:table-cell office:value-type="string" calcext:value-type="string">
            <text:p>Nátaga</text:p>
          </table:table-cell>
          <table:table-cell office:value-type="float" office:value="41" calcext:value-type="float">
            <text:p>41</text:p>
          </table:table-cell>
          <table:table-cell table:formula="of:=VLOOKUP([.C625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503" calcext:value-type="float">
            <text:p>41503</text:p>
          </table:table-cell>
          <table:table-cell office:value-type="string" calcext:value-type="string">
            <text:p>Oporapa</text:p>
          </table:table-cell>
          <table:table-cell office:value-type="float" office:value="41" calcext:value-type="float">
            <text:p>41</text:p>
          </table:table-cell>
          <table:table-cell table:formula="of:=VLOOKUP([.C626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518" calcext:value-type="float">
            <text:p>41518</text:p>
          </table:table-cell>
          <table:table-cell office:value-type="string" calcext:value-type="string">
            <text:p>Paicol</text:p>
          </table:table-cell>
          <table:table-cell office:value-type="float" office:value="41" calcext:value-type="float">
            <text:p>41</text:p>
          </table:table-cell>
          <table:table-cell table:formula="of:=VLOOKUP([.C627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524" calcext:value-type="float">
            <text:p>41524</text:p>
          </table:table-cell>
          <table:table-cell office:value-type="string" calcext:value-type="string">
            <text:p>Palermo</text:p>
          </table:table-cell>
          <table:table-cell office:value-type="float" office:value="41" calcext:value-type="float">
            <text:p>41</text:p>
          </table:table-cell>
          <table:table-cell table:formula="of:=VLOOKUP([.C628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530" calcext:value-type="float">
            <text:p>41530</text:p>
          </table:table-cell>
          <table:table-cell office:value-type="string" calcext:value-type="string">
            <text:p>Palestina</text:p>
          </table:table-cell>
          <table:table-cell office:value-type="float" office:value="41" calcext:value-type="float">
            <text:p>41</text:p>
          </table:table-cell>
          <table:table-cell table:formula="of:=VLOOKUP([.C629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548" calcext:value-type="float">
            <text:p>41548</text:p>
          </table:table-cell>
          <table:table-cell office:value-type="string" calcext:value-type="string">
            <text:p>Pital</text:p>
          </table:table-cell>
          <table:table-cell office:value-type="float" office:value="41" calcext:value-type="float">
            <text:p>41</text:p>
          </table:table-cell>
          <table:table-cell table:formula="of:=VLOOKUP([.C630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551" calcext:value-type="float">
            <text:p>41551</text:p>
          </table:table-cell>
          <table:table-cell office:value-type="string" calcext:value-type="string">
            <text:p>Pitalito</text:p>
          </table:table-cell>
          <table:table-cell office:value-type="float" office:value="41" calcext:value-type="float">
            <text:p>41</text:p>
          </table:table-cell>
          <table:table-cell table:formula="of:=VLOOKUP([.C631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615" calcext:value-type="float">
            <text:p>41615</text:p>
          </table:table-cell>
          <table:table-cell office:value-type="string" calcext:value-type="string">
            <text:p>Rivera</text:p>
          </table:table-cell>
          <table:table-cell office:value-type="float" office:value="41" calcext:value-type="float">
            <text:p>41</text:p>
          </table:table-cell>
          <table:table-cell table:formula="of:=VLOOKUP([.C632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660" calcext:value-type="float">
            <text:p>41660</text:p>
          </table:table-cell>
          <table:table-cell office:value-type="string" calcext:value-type="string">
            <text:p>Saladoblanco</text:p>
          </table:table-cell>
          <table:table-cell office:value-type="float" office:value="41" calcext:value-type="float">
            <text:p>41</text:p>
          </table:table-cell>
          <table:table-cell table:formula="of:=VLOOKUP([.C633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668" calcext:value-type="float">
            <text:p>41668</text:p>
          </table:table-cell>
          <table:table-cell office:value-type="string" calcext:value-type="string">
            <text:p>San Agustín</text:p>
          </table:table-cell>
          <table:table-cell office:value-type="float" office:value="41" calcext:value-type="float">
            <text:p>41</text:p>
          </table:table-cell>
          <table:table-cell table:formula="of:=VLOOKUP([.C634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676" calcext:value-type="float">
            <text:p>41676</text:p>
          </table:table-cell>
          <table:table-cell office:value-type="string" calcext:value-type="string">
            <text:p>Santa María</text:p>
          </table:table-cell>
          <table:table-cell office:value-type="float" office:value="41" calcext:value-type="float">
            <text:p>41</text:p>
          </table:table-cell>
          <table:table-cell table:formula="of:=VLOOKUP([.C635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770" calcext:value-type="float">
            <text:p>41770</text:p>
          </table:table-cell>
          <table:table-cell office:value-type="string" calcext:value-type="string">
            <text:p>Suaza</text:p>
          </table:table-cell>
          <table:table-cell office:value-type="float" office:value="41" calcext:value-type="float">
            <text:p>41</text:p>
          </table:table-cell>
          <table:table-cell table:formula="of:=VLOOKUP([.C636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791" calcext:value-type="float">
            <text:p>41791</text:p>
          </table:table-cell>
          <table:table-cell office:value-type="string" calcext:value-type="string">
            <text:p>Tarqui</text:p>
          </table:table-cell>
          <table:table-cell office:value-type="float" office:value="41" calcext:value-type="float">
            <text:p>41</text:p>
          </table:table-cell>
          <table:table-cell table:formula="of:=VLOOKUP([.C637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797" calcext:value-type="float">
            <text:p>41797</text:p>
          </table:table-cell>
          <table:table-cell office:value-type="string" calcext:value-type="string">
            <text:p>Tesalia</text:p>
          </table:table-cell>
          <table:table-cell office:value-type="float" office:value="41" calcext:value-type="float">
            <text:p>41</text:p>
          </table:table-cell>
          <table:table-cell table:formula="of:=VLOOKUP([.C638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799" calcext:value-type="float">
            <text:p>41799</text:p>
          </table:table-cell>
          <table:table-cell office:value-type="string" calcext:value-type="string">
            <text:p>Tello</text:p>
          </table:table-cell>
          <table:table-cell office:value-type="float" office:value="41" calcext:value-type="float">
            <text:p>41</text:p>
          </table:table-cell>
          <table:table-cell table:formula="of:=VLOOKUP([.C639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801" calcext:value-type="float">
            <text:p>41801</text:p>
          </table:table-cell>
          <table:table-cell office:value-type="string" calcext:value-type="string">
            <text:p>Teruel</text:p>
          </table:table-cell>
          <table:table-cell office:value-type="float" office:value="41" calcext:value-type="float">
            <text:p>41</text:p>
          </table:table-cell>
          <table:table-cell table:formula="of:=VLOOKUP([.C640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807" calcext:value-type="float">
            <text:p>41807</text:p>
          </table:table-cell>
          <table:table-cell office:value-type="string" calcext:value-type="string">
            <text:p>Timaná</text:p>
          </table:table-cell>
          <table:table-cell office:value-type="float" office:value="41" calcext:value-type="float">
            <text:p>41</text:p>
          </table:table-cell>
          <table:table-cell table:formula="of:=VLOOKUP([.C641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872" calcext:value-type="float">
            <text:p>41872</text:p>
          </table:table-cell>
          <table:table-cell office:value-type="string" calcext:value-type="string">
            <text:p>Villavieja</text:p>
          </table:table-cell>
          <table:table-cell office:value-type="float" office:value="41" calcext:value-type="float">
            <text:p>41</text:p>
          </table:table-cell>
          <table:table-cell table:formula="of:=VLOOKUP([.C642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1885" calcext:value-type="float">
            <text:p>41885</text:p>
          </table:table-cell>
          <table:table-cell office:value-type="string" calcext:value-type="string">
            <text:p>Yaguará</text:p>
          </table:table-cell>
          <table:table-cell office:value-type="float" office:value="41" calcext:value-type="float">
            <text:p>41</text:p>
          </table:table-cell>
          <table:table-cell table:formula="of:=VLOOKUP([.C643];[$Depto.A$2:.B$34];2;1)" office:value-type="string" office:string-value="Huila" calcext:value-type="string">
            <text:p>Huila</text:p>
          </table:table-cell>
          <table:table-cell table:number-columns-repeated="1020"/>
        </table:table-row>
        <table:table-row table:style-name="ro1">
          <table:table-cell office:value-type="float" office:value="44001" calcext:value-type="float">
            <text:p>44001</text:p>
          </table:table-cell>
          <table:table-cell office:value-type="string" calcext:value-type="string">
            <text:p>Riohacha</text:p>
          </table:table-cell>
          <table:table-cell office:value-type="float" office:value="44" calcext:value-type="float">
            <text:p>44</text:p>
          </table:table-cell>
          <table:table-cell table:formula="of:=VLOOKUP([.C644];[$Depto.A$2:.B$34];2;1)" office:value-type="string" office:string-value="La Guajira" calcext:value-type="string">
            <text:p>La Guajira</text:p>
          </table:table-cell>
          <table:table-cell table:number-columns-repeated="1020"/>
        </table:table-row>
        <table:table-row table:style-name="ro1">
          <table:table-cell office:value-type="float" office:value="44035" calcext:value-type="float">
            <text:p>44035</text:p>
          </table:table-cell>
          <table:table-cell office:value-type="string" calcext:value-type="string">
            <text:p>Albania</text:p>
          </table:table-cell>
          <table:table-cell office:value-type="float" office:value="44" calcext:value-type="float">
            <text:p>44</text:p>
          </table:table-cell>
          <table:table-cell table:formula="of:=VLOOKUP([.C645];[$Depto.A$2:.B$34];2;1)" office:value-type="string" office:string-value="La Guajira" calcext:value-type="string">
            <text:p>La Guajira</text:p>
          </table:table-cell>
          <table:table-cell table:number-columns-repeated="1020"/>
        </table:table-row>
        <table:table-row table:style-name="ro1">
          <table:table-cell office:value-type="float" office:value="44078" calcext:value-type="float">
            <text:p>44078</text:p>
          </table:table-cell>
          <table:table-cell office:value-type="string" calcext:value-type="string">
            <text:p>Barrancas</text:p>
          </table:table-cell>
          <table:table-cell office:value-type="float" office:value="44" calcext:value-type="float">
            <text:p>44</text:p>
          </table:table-cell>
          <table:table-cell table:formula="of:=VLOOKUP([.C646];[$Depto.A$2:.B$34];2;1)" office:value-type="string" office:string-value="La Guajira" calcext:value-type="string">
            <text:p>La Guajira</text:p>
          </table:table-cell>
          <table:table-cell table:number-columns-repeated="1020"/>
        </table:table-row>
        <table:table-row table:style-name="ro1">
          <table:table-cell office:value-type="float" office:value="44090" calcext:value-type="float">
            <text:p>44090</text:p>
          </table:table-cell>
          <table:table-cell office:value-type="string" calcext:value-type="string">
            <text:p>Dibula</text:p>
          </table:table-cell>
          <table:table-cell office:value-type="float" office:value="44" calcext:value-type="float">
            <text:p>44</text:p>
          </table:table-cell>
          <table:table-cell table:formula="of:=VLOOKUP([.C647];[$Depto.A$2:.B$34];2;1)" office:value-type="string" office:string-value="La Guajira" calcext:value-type="string">
            <text:p>La Guajira</text:p>
          </table:table-cell>
          <table:table-cell table:number-columns-repeated="1020"/>
        </table:table-row>
        <table:table-row table:style-name="ro1">
          <table:table-cell office:value-type="float" office:value="44098" calcext:value-type="float">
            <text:p>44098</text:p>
          </table:table-cell>
          <table:table-cell office:value-type="string" calcext:value-type="string">
            <text:p>Distracción</text:p>
          </table:table-cell>
          <table:table-cell office:value-type="float" office:value="44" calcext:value-type="float">
            <text:p>44</text:p>
          </table:table-cell>
          <table:table-cell table:formula="of:=VLOOKUP([.C648];[$Depto.A$2:.B$34];2;1)" office:value-type="string" office:string-value="La Guajira" calcext:value-type="string">
            <text:p>La Guajira</text:p>
          </table:table-cell>
          <table:table-cell table:number-columns-repeated="1020"/>
        </table:table-row>
        <table:table-row table:style-name="ro1">
          <table:table-cell office:value-type="float" office:value="44110" calcext:value-type="float">
            <text:p>44110</text:p>
          </table:table-cell>
          <table:table-cell office:value-type="string" calcext:value-type="string">
            <text:p>El Molino</text:p>
          </table:table-cell>
          <table:table-cell office:value-type="float" office:value="44" calcext:value-type="float">
            <text:p>44</text:p>
          </table:table-cell>
          <table:table-cell table:formula="of:=VLOOKUP([.C649];[$Depto.A$2:.B$34];2;1)" office:value-type="string" office:string-value="La Guajira" calcext:value-type="string">
            <text:p>La Guajira</text:p>
          </table:table-cell>
          <table:table-cell table:number-columns-repeated="1020"/>
        </table:table-row>
        <table:table-row table:style-name="ro1">
          <table:table-cell office:value-type="float" office:value="44279" calcext:value-type="float">
            <text:p>44279</text:p>
          </table:table-cell>
          <table:table-cell office:value-type="string" calcext:value-type="string">
            <text:p>Fonseca</text:p>
          </table:table-cell>
          <table:table-cell office:value-type="float" office:value="44" calcext:value-type="float">
            <text:p>44</text:p>
          </table:table-cell>
          <table:table-cell table:formula="of:=VLOOKUP([.C650];[$Depto.A$2:.B$34];2;1)" office:value-type="string" office:string-value="La Guajira" calcext:value-type="string">
            <text:p>La Guajira</text:p>
          </table:table-cell>
          <table:table-cell table:number-columns-repeated="1020"/>
        </table:table-row>
        <table:table-row table:style-name="ro1">
          <table:table-cell office:value-type="float" office:value="44378" calcext:value-type="float">
            <text:p>44378</text:p>
          </table:table-cell>
          <table:table-cell office:value-type="string" calcext:value-type="string">
            <text:p>Hatonuevo</text:p>
          </table:table-cell>
          <table:table-cell office:value-type="float" office:value="44" calcext:value-type="float">
            <text:p>44</text:p>
          </table:table-cell>
          <table:table-cell table:formula="of:=VLOOKUP([.C651];[$Depto.A$2:.B$34];2;1)" office:value-type="string" office:string-value="La Guajira" calcext:value-type="string">
            <text:p>La Guajira</text:p>
          </table:table-cell>
          <table:table-cell table:number-columns-repeated="1020"/>
        </table:table-row>
        <table:table-row table:style-name="ro1">
          <table:table-cell office:value-type="float" office:value="44420" calcext:value-type="float">
            <text:p>44420</text:p>
          </table:table-cell>
          <table:table-cell office:value-type="string" calcext:value-type="string">
            <text:p>La Jagua del Pilar</text:p>
          </table:table-cell>
          <table:table-cell office:value-type="float" office:value="44" calcext:value-type="float">
            <text:p>44</text:p>
          </table:table-cell>
          <table:table-cell table:formula="of:=VLOOKUP([.C652];[$Depto.A$2:.B$34];2;1)" office:value-type="string" office:string-value="La Guajira" calcext:value-type="string">
            <text:p>La Guajira</text:p>
          </table:table-cell>
          <table:table-cell table:number-columns-repeated="1020"/>
        </table:table-row>
        <table:table-row table:style-name="ro1">
          <table:table-cell office:value-type="float" office:value="44430" calcext:value-type="float">
            <text:p>44430</text:p>
          </table:table-cell>
          <table:table-cell office:value-type="string" calcext:value-type="string">
            <text:p>Maicao</text:p>
          </table:table-cell>
          <table:table-cell office:value-type="float" office:value="44" calcext:value-type="float">
            <text:p>44</text:p>
          </table:table-cell>
          <table:table-cell table:formula="of:=VLOOKUP([.C653];[$Depto.A$2:.B$34];2;1)" office:value-type="string" office:string-value="La Guajira" calcext:value-type="string">
            <text:p>La Guajira</text:p>
          </table:table-cell>
          <table:table-cell table:number-columns-repeated="1020"/>
        </table:table-row>
        <table:table-row table:style-name="ro1">
          <table:table-cell office:value-type="float" office:value="44560" calcext:value-type="float">
            <text:p>44560</text:p>
          </table:table-cell>
          <table:table-cell office:value-type="string" calcext:value-type="string">
            <text:p>Manaure</text:p>
          </table:table-cell>
          <table:table-cell office:value-type="float" office:value="44" calcext:value-type="float">
            <text:p>44</text:p>
          </table:table-cell>
          <table:table-cell table:formula="of:=VLOOKUP([.C654];[$Depto.A$2:.B$34];2;1)" office:value-type="string" office:string-value="La Guajira" calcext:value-type="string">
            <text:p>La Guajira</text:p>
          </table:table-cell>
          <table:table-cell table:number-columns-repeated="1020"/>
        </table:table-row>
        <table:table-row table:style-name="ro1">
          <table:table-cell office:value-type="float" office:value="44650" calcext:value-type="float">
            <text:p>44650</text:p>
          </table:table-cell>
          <table:table-cell office:value-type="string" calcext:value-type="string">
            <text:p>San Juan del Cesar</text:p>
          </table:table-cell>
          <table:table-cell office:value-type="float" office:value="44" calcext:value-type="float">
            <text:p>44</text:p>
          </table:table-cell>
          <table:table-cell table:formula="of:=VLOOKUP([.C655];[$Depto.A$2:.B$34];2;1)" office:value-type="string" office:string-value="La Guajira" calcext:value-type="string">
            <text:p>La Guajira</text:p>
          </table:table-cell>
          <table:table-cell table:number-columns-repeated="1020"/>
        </table:table-row>
        <table:table-row table:style-name="ro1">
          <table:table-cell office:value-type="float" office:value="44847" calcext:value-type="float">
            <text:p>44847</text:p>
          </table:table-cell>
          <table:table-cell office:value-type="string" calcext:value-type="string">
            <text:p>Uribia</text:p>
          </table:table-cell>
          <table:table-cell office:value-type="float" office:value="44" calcext:value-type="float">
            <text:p>44</text:p>
          </table:table-cell>
          <table:table-cell table:formula="of:=VLOOKUP([.C656];[$Depto.A$2:.B$34];2;1)" office:value-type="string" office:string-value="La Guajira" calcext:value-type="string">
            <text:p>La Guajira</text:p>
          </table:table-cell>
          <table:table-cell table:number-columns-repeated="1020"/>
        </table:table-row>
        <table:table-row table:style-name="ro1">
          <table:table-cell office:value-type="float" office:value="44855" calcext:value-type="float">
            <text:p>44855</text:p>
          </table:table-cell>
          <table:table-cell office:value-type="string" calcext:value-type="string">
            <text:p>Urumita</text:p>
          </table:table-cell>
          <table:table-cell office:value-type="float" office:value="44" calcext:value-type="float">
            <text:p>44</text:p>
          </table:table-cell>
          <table:table-cell table:formula="of:=VLOOKUP([.C657];[$Depto.A$2:.B$34];2;1)" office:value-type="string" office:string-value="La Guajira" calcext:value-type="string">
            <text:p>La Guajira</text:p>
          </table:table-cell>
          <table:table-cell table:number-columns-repeated="1020"/>
        </table:table-row>
        <table:table-row table:style-name="ro1">
          <table:table-cell office:value-type="float" office:value="44874" calcext:value-type="float">
            <text:p>44874</text:p>
          </table:table-cell>
          <table:table-cell office:value-type="string" calcext:value-type="string">
            <text:p>Villanueva</text:p>
          </table:table-cell>
          <table:table-cell office:value-type="float" office:value="44" calcext:value-type="float">
            <text:p>44</text:p>
          </table:table-cell>
          <table:table-cell table:formula="of:=VLOOKUP([.C658];[$Depto.A$2:.B$34];2;1)" office:value-type="string" office:string-value="La Guajira" calcext:value-type="string">
            <text:p>La Guajira</text:p>
          </table:table-cell>
          <table:table-cell table:number-columns-repeated="1020"/>
        </table:table-row>
        <table:table-row table:style-name="ro1">
          <table:table-cell office:value-type="float" office:value="47001" calcext:value-type="float">
            <text:p>47001</text:p>
          </table:table-cell>
          <table:table-cell office:value-type="string" calcext:value-type="string">
            <text:p>Santa Marta</text:p>
          </table:table-cell>
          <table:table-cell office:value-type="float" office:value="47" calcext:value-type="float">
            <text:p>47</text:p>
          </table:table-cell>
          <table:table-cell table:formula="of:=VLOOKUP([.C659];[$Depto.A$2:.B$34];2;1)" office:value-type="string" office:string-value="Magdalena" calcext:value-type="string">
            <text:p>Magdalena</text:p>
          </table:table-cell>
          <table:table-cell table:number-columns-repeated="1020"/>
        </table:table-row>
        <table:table-row table:style-name="ro1">
          <table:table-cell office:value-type="float" office:value="47030" calcext:value-type="float">
            <text:p>47030</text:p>
          </table:table-cell>
          <table:table-cell office:value-type="string" calcext:value-type="string">
            <text:p>Algarrobo</text:p>
          </table:table-cell>
          <table:table-cell office:value-type="float" office:value="47" calcext:value-type="float">
            <text:p>47</text:p>
          </table:table-cell>
          <table:table-cell table:formula="of:=VLOOKUP([.C660];[$Depto.A$2:.B$34];2;1)" office:value-type="string" office:string-value="Magdalena" calcext:value-type="string">
            <text:p>Magdalena</text:p>
          </table:table-cell>
          <table:table-cell table:number-columns-repeated="1020"/>
        </table:table-row>
        <table:table-row table:style-name="ro1">
          <table:table-cell office:value-type="float" office:value="47053" calcext:value-type="float">
            <text:p>47053</text:p>
          </table:table-cell>
          <table:table-cell office:value-type="string" calcext:value-type="string">
            <text:p>Aracataca</text:p>
          </table:table-cell>
          <table:table-cell office:value-type="float" office:value="47" calcext:value-type="float">
            <text:p>47</text:p>
          </table:table-cell>
          <table:table-cell table:formula="of:=VLOOKUP([.C661];[$Depto.A$2:.B$34];2;1)" office:value-type="string" office:string-value="Magdalena" calcext:value-type="string">
            <text:p>Magdalena</text:p>
          </table:table-cell>
          <table:table-cell table:number-columns-repeated="1020"/>
        </table:table-row>
        <table:table-row table:style-name="ro1">
          <table:table-cell office:value-type="float" office:value="47058" calcext:value-type="float">
            <text:p>47058</text:p>
          </table:table-cell>
          <table:table-cell office:value-type="string" calcext:value-type="string">
            <text:p>Ariguaní</text:p>
          </table:table-cell>
          <table:table-cell office:value-type="float" office:value="47" calcext:value-type="float">
            <text:p>47</text:p>
          </table:table-cell>
          <table:table-cell table:formula="of:=VLOOKUP([.C662];[$Depto.A$2:.B$34];2;1)" office:value-type="string" office:string-value="Magdalena" calcext:value-type="string">
            <text:p>Magdalena</text:p>
          </table:table-cell>
          <table:table-cell table:number-columns-repeated="1020"/>
        </table:table-row>
        <table:table-row table:style-name="ro1">
          <table:table-cell office:value-type="float" office:value="47161" calcext:value-type="float">
            <text:p>47161</text:p>
          </table:table-cell>
          <table:table-cell office:value-type="string" calcext:value-type="string">
            <text:p>Cerro San Antonio</text:p>
          </table:table-cell>
          <table:table-cell office:value-type="float" office:value="47" calcext:value-type="float">
            <text:p>47</text:p>
          </table:table-cell>
          <table:table-cell table:formula="of:=VLOOKUP([.C663];[$Depto.A$2:.B$34];2;1)" office:value-type="string" office:string-value="Magdalena" calcext:value-type="string">
            <text:p>Magdalena</text:p>
          </table:table-cell>
          <table:table-cell table:number-columns-repeated="1020"/>
        </table:table-row>
        <table:table-row table:style-name="ro1">
          <table:table-cell office:value-type="float" office:value="47170" calcext:value-type="float">
            <text:p>47170</text:p>
          </table:table-cell>
          <table:table-cell office:value-type="string" calcext:value-type="string">
            <text:p>Chivolo</text:p>
          </table:table-cell>
          <table:table-cell office:value-type="float" office:value="47" calcext:value-type="float">
            <text:p>47</text:p>
          </table:table-cell>
          <table:table-cell table:formula="of:=VLOOKUP([.C664];[$Depto.A$2:.B$34];2;1)" office:value-type="string" office:string-value="Magdalena" calcext:value-type="string">
            <text:p>Magdalena</text:p>
          </table:table-cell>
          <table:table-cell table:number-columns-repeated="1020"/>
        </table:table-row>
        <table:table-row table:style-name="ro1">
          <table:table-cell office:value-type="float" office:value="47189" calcext:value-type="float">
            <text:p>47189</text:p>
          </table:table-cell>
          <table:table-cell office:value-type="string" calcext:value-type="string">
            <text:p>Ciénaga</text:p>
          </table:table-cell>
          <table:table-cell office:value-type="float" office:value="47" calcext:value-type="float">
            <text:p>47</text:p>
          </table:table-cell>
          <table:table-cell table:formula="of:=VLOOKUP([.C665];[$Depto.A$2:.B$34];2;1)" office:value-type="string" office:string-value="Magdalena" calcext:value-type="string">
            <text:p>Magdalena</text:p>
          </table:table-cell>
          <table:table-cell table:number-columns-repeated="1020"/>
        </table:table-row>
        <table:table-row table:style-name="ro1">
          <table:table-cell office:value-type="float" office:value="47205" calcext:value-type="float">
            <text:p>47205</text:p>
          </table:table-cell>
          <table:table-cell office:value-type="string" calcext:value-type="string">
            <text:p>Concordia</text:p>
          </table:table-cell>
          <table:table-cell office:value-type="float" office:value="47" calcext:value-type="float">
            <text:p>47</text:p>
          </table:table-cell>
          <table:table-cell table:formula="of:=VLOOKUP([.C666];[$Depto.A$2:.B$34];2;1)" office:value-type="string" office:string-value="Magdalena" calcext:value-type="string">
            <text:p>Magdalena</text:p>
          </table:table-cell>
          <table:table-cell table:number-columns-repeated="1020"/>
        </table:table-row>
        <table:table-row table:style-name="ro1">
          <table:table-cell office:value-type="float" office:value="47245" calcext:value-type="float">
            <text:p>47245</text:p>
          </table:table-cell>
          <table:table-cell office:value-type="string" calcext:value-type="string">
            <text:p>El Banco</text:p>
          </table:table-cell>
          <table:table-cell office:value-type="float" office:value="47" calcext:value-type="float">
            <text:p>47</text:p>
          </table:table-cell>
          <table:table-cell table:formula="of:=VLOOKUP([.C667];[$Depto.A$2:.B$34];2;1)" office:value-type="string" office:string-value="Magdalena" calcext:value-type="string">
            <text:p>Magdalena</text:p>
          </table:table-cell>
          <table:table-cell table:number-columns-repeated="1020"/>
        </table:table-row>
        <table:table-row table:style-name="ro1">
          <table:table-cell office:value-type="float" office:value="47258" calcext:value-type="float">
            <text:p>47258</text:p>
          </table:table-cell>
          <table:table-cell office:value-type="string" calcext:value-type="string">
            <text:p>El Piñon</text:p>
          </table:table-cell>
          <table:table-cell office:value-type="float" office:value="47" calcext:value-type="float">
            <text:p>47</text:p>
          </table:table-cell>
          <table:table-cell table:formula="of:=VLOOKUP([.C668];[$Depto.A$2:.B$34];2;1)" office:value-type="string" office:string-value="Magdalena" calcext:value-type="string">
            <text:p>Magdalena</text:p>
          </table:table-cell>
          <table:table-cell table:number-columns-repeated="1020"/>
        </table:table-row>
        <table:table-row table:style-name="ro1">
          <table:table-cell office:value-type="float" office:value="47268" calcext:value-type="float">
            <text:p>47268</text:p>
          </table:table-cell>
          <table:table-cell office:value-type="string" calcext:value-type="string">
            <text:p>El Retén</text:p>
          </table:table-cell>
          <table:table-cell office:value-type="float" office:value="47" calcext:value-type="float">
            <text:p>47</text:p>
          </table:table-cell>
          <table:table-cell table:formula="of:=VLOOKUP([.C669];[$Depto.A$2:.B$34];2;1)" office:value-type="string" office:string-value="Magdalena" calcext:value-type="string">
            <text:p>Magdalena</text:p>
          </table:table-cell>
          <table:table-cell table:number-columns-repeated="1020"/>
        </table:table-row>
        <table:table-row table:style-name="ro1">
          <table:table-cell office:value-type="float" office:value="47288" calcext:value-type="float">
            <text:p>47288</text:p>
          </table:table-cell>
          <table:table-cell office:value-type="string" calcext:value-type="string">
            <text:p>Fundación</text:p>
          </table:table-cell>
          <table:table-cell office:value-type="float" office:value="47" calcext:value-type="float">
            <text:p>47</text:p>
          </table:table-cell>
          <table:table-cell table:formula="of:=VLOOKUP([.C670];[$Depto.A$2:.B$34];2;1)" office:value-type="string" office:string-value="Magdalena" calcext:value-type="string">
            <text:p>Magdalena</text:p>
          </table:table-cell>
          <table:table-cell table:number-columns-repeated="1020"/>
        </table:table-row>
        <table:table-row table:style-name="ro1">
          <table:table-cell office:value-type="float" office:value="47318" calcext:value-type="float">
            <text:p>47318</text:p>
          </table:table-cell>
          <table:table-cell office:value-type="string" calcext:value-type="string">
            <text:p>Guamal</text:p>
          </table:table-cell>
          <table:table-cell office:value-type="float" office:value="47" calcext:value-type="float">
            <text:p>47</text:p>
          </table:table-cell>
          <table:table-cell table:formula="of:=VLOOKUP([.C671];[$Depto.A$2:.B$34];2;1)" office:value-type="string" office:string-value="Magdalena" calcext:value-type="string">
            <text:p>Magdalena</text:p>
          </table:table-cell>
          <table:table-cell table:number-columns-repeated="1020"/>
        </table:table-row>
        <table:table-row table:style-name="ro1">
          <table:table-cell office:value-type="float" office:value="47460" calcext:value-type="float">
            <text:p>47460</text:p>
          </table:table-cell>
          <table:table-cell office:value-type="string" calcext:value-type="string">
            <text:p>Nueva Granada</text:p>
          </table:table-cell>
          <table:table-cell office:value-type="float" office:value="47" calcext:value-type="float">
            <text:p>47</text:p>
          </table:table-cell>
          <table:table-cell table:formula="of:=VLOOKUP([.C672];[$Depto.A$2:.B$34];2;1)" office:value-type="string" office:string-value="Magdalena" calcext:value-type="string">
            <text:p>Magdalena</text:p>
          </table:table-cell>
          <table:table-cell table:number-columns-repeated="1020"/>
        </table:table-row>
        <table:table-row table:style-name="ro1">
          <table:table-cell office:value-type="float" office:value="47541" calcext:value-type="float">
            <text:p>47541</text:p>
          </table:table-cell>
          <table:table-cell office:value-type="string" calcext:value-type="string">
            <text:p>Pedraza</text:p>
          </table:table-cell>
          <table:table-cell office:value-type="float" office:value="47" calcext:value-type="float">
            <text:p>47</text:p>
          </table:table-cell>
          <table:table-cell table:formula="of:=VLOOKUP([.C673];[$Depto.A$2:.B$34];2;1)" office:value-type="string" office:string-value="Magdalena" calcext:value-type="string">
            <text:p>Magdalena</text:p>
          </table:table-cell>
          <table:table-cell table:number-columns-repeated="1020"/>
        </table:table-row>
        <table:table-row table:style-name="ro1">
          <table:table-cell office:value-type="float" office:value="47545" calcext:value-type="float">
            <text:p>47545</text:p>
          </table:table-cell>
          <table:table-cell office:value-type="string" calcext:value-type="string">
            <text:p>Pijiño del Carmen</text:p>
          </table:table-cell>
          <table:table-cell office:value-type="float" office:value="47" calcext:value-type="float">
            <text:p>47</text:p>
          </table:table-cell>
          <table:table-cell table:formula="of:=VLOOKUP([.C674];[$Depto.A$2:.B$34];2;1)" office:value-type="string" office:string-value="Magdalena" calcext:value-type="string">
            <text:p>Magdalena</text:p>
          </table:table-cell>
          <table:table-cell table:number-columns-repeated="1020"/>
        </table:table-row>
        <table:table-row table:style-name="ro1">
          <table:table-cell office:value-type="float" office:value="47551" calcext:value-type="float">
            <text:p>47551</text:p>
          </table:table-cell>
          <table:table-cell office:value-type="string" calcext:value-type="string">
            <text:p>Pivijay</text:p>
          </table:table-cell>
          <table:table-cell office:value-type="float" office:value="47" calcext:value-type="float">
            <text:p>47</text:p>
          </table:table-cell>
          <table:table-cell table:formula="of:=VLOOKUP([.C675];[$Depto.A$2:.B$34];2;1)" office:value-type="string" office:string-value="Magdalena" calcext:value-type="string">
            <text:p>Magdalena</text:p>
          </table:table-cell>
          <table:table-cell table:number-columns-repeated="1020"/>
        </table:table-row>
        <table:table-row table:style-name="ro1">
          <table:table-cell office:value-type="float" office:value="47555" calcext:value-type="float">
            <text:p>47555</text:p>
          </table:table-cell>
          <table:table-cell office:value-type="string" calcext:value-type="string">
            <text:p>Plato</text:p>
          </table:table-cell>
          <table:table-cell office:value-type="float" office:value="47" calcext:value-type="float">
            <text:p>47</text:p>
          </table:table-cell>
          <table:table-cell table:formula="of:=VLOOKUP([.C676];[$Depto.A$2:.B$34];2;1)" office:value-type="string" office:string-value="Magdalena" calcext:value-type="string">
            <text:p>Magdalena</text:p>
          </table:table-cell>
          <table:table-cell table:number-columns-repeated="1020"/>
        </table:table-row>
        <table:table-row table:style-name="ro1">
          <table:table-cell office:value-type="float" office:value="47570" calcext:value-type="float">
            <text:p>47570</text:p>
          </table:table-cell>
          <table:table-cell office:value-type="string" calcext:value-type="string">
            <text:p>Pueblo Viejo</text:p>
          </table:table-cell>
          <table:table-cell office:value-type="float" office:value="47" calcext:value-type="float">
            <text:p>47</text:p>
          </table:table-cell>
          <table:table-cell table:formula="of:=VLOOKUP([.C677];[$Depto.A$2:.B$34];2;1)" office:value-type="string" office:string-value="Magdalena" calcext:value-type="string">
            <text:p>Magdalena</text:p>
          </table:table-cell>
          <table:table-cell table:number-columns-repeated="1020"/>
        </table:table-row>
        <table:table-row table:style-name="ro1">
          <table:table-cell office:value-type="float" office:value="47605" calcext:value-type="float">
            <text:p>47605</text:p>
          </table:table-cell>
          <table:table-cell office:value-type="string" calcext:value-type="string">
            <text:p>Remolino</text:p>
          </table:table-cell>
          <table:table-cell office:value-type="float" office:value="47" calcext:value-type="float">
            <text:p>47</text:p>
          </table:table-cell>
          <table:table-cell table:formula="of:=VLOOKUP([.C678];[$Depto.A$2:.B$34];2;1)" office:value-type="string" office:string-value="Magdalena" calcext:value-type="string">
            <text:p>Magdalena</text:p>
          </table:table-cell>
          <table:table-cell table:number-columns-repeated="1020"/>
        </table:table-row>
        <table:table-row table:style-name="ro1">
          <table:table-cell office:value-type="float" office:value="47660" calcext:value-type="float">
            <text:p>47660</text:p>
          </table:table-cell>
          <table:table-cell office:value-type="string" calcext:value-type="string">
            <text:p>Sabanas de San Angel</text:p>
          </table:table-cell>
          <table:table-cell office:value-type="float" office:value="47" calcext:value-type="float">
            <text:p>47</text:p>
          </table:table-cell>
          <table:table-cell table:formula="of:=VLOOKUP([.C679];[$Depto.A$2:.B$34];2;1)" office:value-type="string" office:string-value="Magdalena" calcext:value-type="string">
            <text:p>Magdalena</text:p>
          </table:table-cell>
          <table:table-cell table:number-columns-repeated="1020"/>
        </table:table-row>
        <table:table-row table:style-name="ro1">
          <table:table-cell office:value-type="float" office:value="47675" calcext:value-type="float">
            <text:p>47675</text:p>
          </table:table-cell>
          <table:table-cell office:value-type="string" calcext:value-type="string">
            <text:p>Salamina</text:p>
          </table:table-cell>
          <table:table-cell office:value-type="float" office:value="47" calcext:value-type="float">
            <text:p>47</text:p>
          </table:table-cell>
          <table:table-cell table:formula="of:=VLOOKUP([.C680];[$Depto.A$2:.B$34];2;1)" office:value-type="string" office:string-value="Magdalena" calcext:value-type="string">
            <text:p>Magdalena</text:p>
          </table:table-cell>
          <table:table-cell table:number-columns-repeated="1020"/>
        </table:table-row>
        <table:table-row table:style-name="ro1">
          <table:table-cell office:value-type="float" office:value="47692" calcext:value-type="float">
            <text:p>47692</text:p>
          </table:table-cell>
          <table:table-cell office:value-type="string" calcext:value-type="string">
            <text:p>San Sebastián de Buenavista</text:p>
          </table:table-cell>
          <table:table-cell office:value-type="float" office:value="47" calcext:value-type="float">
            <text:p>47</text:p>
          </table:table-cell>
          <table:table-cell table:formula="of:=VLOOKUP([.C681];[$Depto.A$2:.B$34];2;1)" office:value-type="string" office:string-value="Magdalena" calcext:value-type="string">
            <text:p>Magdalena</text:p>
          </table:table-cell>
          <table:table-cell table:number-columns-repeated="1020"/>
        </table:table-row>
        <table:table-row table:style-name="ro1">
          <table:table-cell office:value-type="float" office:value="47703" calcext:value-type="float">
            <text:p>47703</text:p>
          </table:table-cell>
          <table:table-cell office:value-type="string" calcext:value-type="string">
            <text:p>San Zenón</text:p>
          </table:table-cell>
          <table:table-cell office:value-type="float" office:value="47" calcext:value-type="float">
            <text:p>47</text:p>
          </table:table-cell>
          <table:table-cell table:formula="of:=VLOOKUP([.C682];[$Depto.A$2:.B$34];2;1)" office:value-type="string" office:string-value="Magdalena" calcext:value-type="string">
            <text:p>Magdalena</text:p>
          </table:table-cell>
          <table:table-cell table:number-columns-repeated="1020"/>
        </table:table-row>
        <table:table-row table:style-name="ro1">
          <table:table-cell office:value-type="float" office:value="47707" calcext:value-type="float">
            <text:p>47707</text:p>
          </table:table-cell>
          <table:table-cell office:value-type="string" calcext:value-type="string">
            <text:p>Santa Ana</text:p>
          </table:table-cell>
          <table:table-cell office:value-type="float" office:value="47" calcext:value-type="float">
            <text:p>47</text:p>
          </table:table-cell>
          <table:table-cell table:formula="of:=VLOOKUP([.C683];[$Depto.A$2:.B$34];2;1)" office:value-type="string" office:string-value="Magdalena" calcext:value-type="string">
            <text:p>Magdalena</text:p>
          </table:table-cell>
          <table:table-cell table:number-columns-repeated="1020"/>
        </table:table-row>
        <table:table-row table:style-name="ro1">
          <table:table-cell office:value-type="float" office:value="47720" calcext:value-type="float">
            <text:p>47720</text:p>
          </table:table-cell>
          <table:table-cell office:value-type="string" calcext:value-type="string">
            <text:p>Santa Bárbara de Pinto</text:p>
          </table:table-cell>
          <table:table-cell office:value-type="float" office:value="47" calcext:value-type="float">
            <text:p>47</text:p>
          </table:table-cell>
          <table:table-cell table:formula="of:=VLOOKUP([.C684];[$Depto.A$2:.B$34];2;1)" office:value-type="string" office:string-value="Magdalena" calcext:value-type="string">
            <text:p>Magdalena</text:p>
          </table:table-cell>
          <table:table-cell table:number-columns-repeated="1020"/>
        </table:table-row>
        <table:table-row table:style-name="ro1">
          <table:table-cell office:value-type="float" office:value="47745" calcext:value-type="float">
            <text:p>47745</text:p>
          </table:table-cell>
          <table:table-cell office:value-type="string" calcext:value-type="string">
            <text:p>Sitionuevo</text:p>
          </table:table-cell>
          <table:table-cell office:value-type="float" office:value="47" calcext:value-type="float">
            <text:p>47</text:p>
          </table:table-cell>
          <table:table-cell table:formula="of:=VLOOKUP([.C685];[$Depto.A$2:.B$34];2;1)" office:value-type="string" office:string-value="Magdalena" calcext:value-type="string">
            <text:p>Magdalena</text:p>
          </table:table-cell>
          <table:table-cell table:number-columns-repeated="1020"/>
        </table:table-row>
        <table:table-row table:style-name="ro1">
          <table:table-cell office:value-type="float" office:value="47798" calcext:value-type="float">
            <text:p>47798</text:p>
          </table:table-cell>
          <table:table-cell office:value-type="string" calcext:value-type="string">
            <text:p>Tenerife</text:p>
          </table:table-cell>
          <table:table-cell office:value-type="float" office:value="47" calcext:value-type="float">
            <text:p>47</text:p>
          </table:table-cell>
          <table:table-cell table:formula="of:=VLOOKUP([.C686];[$Depto.A$2:.B$34];2;1)" office:value-type="string" office:string-value="Magdalena" calcext:value-type="string">
            <text:p>Magdalena</text:p>
          </table:table-cell>
          <table:table-cell table:number-columns-repeated="1020"/>
        </table:table-row>
        <table:table-row table:style-name="ro1">
          <table:table-cell office:value-type="float" office:value="47960" calcext:value-type="float">
            <text:p>47960</text:p>
          </table:table-cell>
          <table:table-cell office:value-type="string" calcext:value-type="string">
            <text:p>Zapayán</text:p>
          </table:table-cell>
          <table:table-cell office:value-type="float" office:value="47" calcext:value-type="float">
            <text:p>47</text:p>
          </table:table-cell>
          <table:table-cell table:formula="of:=VLOOKUP([.C687];[$Depto.A$2:.B$34];2;1)" office:value-type="string" office:string-value="Magdalena" calcext:value-type="string">
            <text:p>Magdalena</text:p>
          </table:table-cell>
          <table:table-cell table:number-columns-repeated="1020"/>
        </table:table-row>
        <table:table-row table:style-name="ro1">
          <table:table-cell office:value-type="float" office:value="47980" calcext:value-type="float">
            <text:p>47980</text:p>
          </table:table-cell>
          <table:table-cell office:value-type="string" calcext:value-type="string">
            <text:p>Zona Bananera</text:p>
          </table:table-cell>
          <table:table-cell office:value-type="float" office:value="47" calcext:value-type="float">
            <text:p>47</text:p>
          </table:table-cell>
          <table:table-cell table:formula="of:=VLOOKUP([.C688];[$Depto.A$2:.B$34];2;1)" office:value-type="string" office:string-value="Magdalena" calcext:value-type="string">
            <text:p>Magdalena</text:p>
          </table:table-cell>
          <table:table-cell table:number-columns-repeated="1020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string" calcext:value-type="string">
            <text:p>Villavicencio</text:p>
          </table:table-cell>
          <table:table-cell office:value-type="float" office:value="50" calcext:value-type="float">
            <text:p>50</text:p>
          </table:table-cell>
          <table:table-cell table:formula="of:=VLOOKUP([.C689];[$Depto.A$2:.B$34];2;1)" office:value-type="string" office:string-value="Meta" calcext:value-type="string">
            <text:p>Meta</text:p>
          </table:table-cell>
          <table:table-cell table:number-columns-repeated="1020"/>
        </table:table-row>
        <table:table-row table:style-name="ro1">
          <table:table-cell office:value-type="float" office:value="50006" calcext:value-type="float">
            <text:p>50006</text:p>
          </table:table-cell>
          <table:table-cell office:value-type="string" calcext:value-type="string">
            <text:p>Acacias</text:p>
          </table:table-cell>
          <table:table-cell office:value-type="float" office:value="50" calcext:value-type="float">
            <text:p>50</text:p>
          </table:table-cell>
          <table:table-cell table:formula="of:=VLOOKUP([.C690];[$Depto.A$2:.B$34];2;1)" office:value-type="string" office:string-value="Meta" calcext:value-type="string">
            <text:p>Meta</text:p>
          </table:table-cell>
          <table:table-cell table:number-columns-repeated="1020"/>
        </table:table-row>
        <table:table-row table:style-name="ro1">
          <table:table-cell office:value-type="float" office:value="50110" calcext:value-type="float">
            <text:p>50110</text:p>
          </table:table-cell>
          <table:table-cell office:value-type="string" calcext:value-type="string">
            <text:p>Barranca de Upía</text:p>
          </table:table-cell>
          <table:table-cell office:value-type="float" office:value="50" calcext:value-type="float">
            <text:p>50</text:p>
          </table:table-cell>
          <table:table-cell table:formula="of:=VLOOKUP([.C691];[$Depto.A$2:.B$34];2;1)" office:value-type="string" office:string-value="Meta" calcext:value-type="string">
            <text:p>Meta</text:p>
          </table:table-cell>
          <table:table-cell table:number-columns-repeated="1020"/>
        </table:table-row>
        <table:table-row table:style-name="ro1">
          <table:table-cell office:value-type="float" office:value="50124" calcext:value-type="float">
            <text:p>50124</text:p>
          </table:table-cell>
          <table:table-cell office:value-type="string" calcext:value-type="string">
            <text:p>Cabuyaro</text:p>
          </table:table-cell>
          <table:table-cell office:value-type="float" office:value="50" calcext:value-type="float">
            <text:p>50</text:p>
          </table:table-cell>
          <table:table-cell table:formula="of:=VLOOKUP([.C692];[$Depto.A$2:.B$34];2;1)" office:value-type="string" office:string-value="Meta" calcext:value-type="string">
            <text:p>Meta</text:p>
          </table:table-cell>
          <table:table-cell table:number-columns-repeated="1020"/>
        </table:table-row>
        <table:table-row table:style-name="ro1">
          <table:table-cell office:value-type="float" office:value="50150" calcext:value-type="float">
            <text:p>50150</text:p>
          </table:table-cell>
          <table:table-cell office:value-type="string" calcext:value-type="string">
            <text:p>Castilla la Nueva</text:p>
          </table:table-cell>
          <table:table-cell office:value-type="float" office:value="50" calcext:value-type="float">
            <text:p>50</text:p>
          </table:table-cell>
          <table:table-cell table:formula="of:=VLOOKUP([.C693];[$Depto.A$2:.B$34];2;1)" office:value-type="string" office:string-value="Meta" calcext:value-type="string">
            <text:p>Meta</text:p>
          </table:table-cell>
          <table:table-cell table:number-columns-repeated="1020"/>
        </table:table-row>
        <table:table-row table:style-name="ro1">
          <table:table-cell office:value-type="float" office:value="50223" calcext:value-type="float">
            <text:p>50223</text:p>
          </table:table-cell>
          <table:table-cell office:value-type="string" calcext:value-type="string">
            <text:p>Cubarral</text:p>
          </table:table-cell>
          <table:table-cell office:value-type="float" office:value="50" calcext:value-type="float">
            <text:p>50</text:p>
          </table:table-cell>
          <table:table-cell table:formula="of:=VLOOKUP([.C694];[$Depto.A$2:.B$34];2;1)" office:value-type="string" office:string-value="Meta" calcext:value-type="string">
            <text:p>Meta</text:p>
          </table:table-cell>
          <table:table-cell table:number-columns-repeated="1020"/>
        </table:table-row>
        <table:table-row table:style-name="ro1">
          <table:table-cell office:value-type="float" office:value="50226" calcext:value-type="float">
            <text:p>50226</text:p>
          </table:table-cell>
          <table:table-cell office:value-type="string" calcext:value-type="string">
            <text:p>Cumaral</text:p>
          </table:table-cell>
          <table:table-cell office:value-type="float" office:value="50" calcext:value-type="float">
            <text:p>50</text:p>
          </table:table-cell>
          <table:table-cell table:formula="of:=VLOOKUP([.C695];[$Depto.A$2:.B$34];2;1)" office:value-type="string" office:string-value="Meta" calcext:value-type="string">
            <text:p>Meta</text:p>
          </table:table-cell>
          <table:table-cell table:number-columns-repeated="1020"/>
        </table:table-row>
        <table:table-row table:style-name="ro1">
          <table:table-cell office:value-type="float" office:value="50245" calcext:value-type="float">
            <text:p>50245</text:p>
          </table:table-cell>
          <table:table-cell office:value-type="string" calcext:value-type="string">
            <text:p>El Calvario</text:p>
          </table:table-cell>
          <table:table-cell office:value-type="float" office:value="50" calcext:value-type="float">
            <text:p>50</text:p>
          </table:table-cell>
          <table:table-cell table:formula="of:=VLOOKUP([.C696];[$Depto.A$2:.B$34];2;1)" office:value-type="string" office:string-value="Meta" calcext:value-type="string">
            <text:p>Meta</text:p>
          </table:table-cell>
          <table:table-cell table:number-columns-repeated="1020"/>
        </table:table-row>
        <table:table-row table:style-name="ro1">
          <table:table-cell office:value-type="float" office:value="50251" calcext:value-type="float">
            <text:p>50251</text:p>
          </table:table-cell>
          <table:table-cell office:value-type="string" calcext:value-type="string">
            <text:p>El Castillo</text:p>
          </table:table-cell>
          <table:table-cell office:value-type="float" office:value="50" calcext:value-type="float">
            <text:p>50</text:p>
          </table:table-cell>
          <table:table-cell table:formula="of:=VLOOKUP([.C697];[$Depto.A$2:.B$34];2;1)" office:value-type="string" office:string-value="Meta" calcext:value-type="string">
            <text:p>Meta</text:p>
          </table:table-cell>
          <table:table-cell table:number-columns-repeated="1020"/>
        </table:table-row>
        <table:table-row table:style-name="ro1">
          <table:table-cell office:value-type="float" office:value="50270" calcext:value-type="float">
            <text:p>50270</text:p>
          </table:table-cell>
          <table:table-cell office:value-type="string" calcext:value-type="string">
            <text:p>El Dorado</text:p>
          </table:table-cell>
          <table:table-cell office:value-type="float" office:value="50" calcext:value-type="float">
            <text:p>50</text:p>
          </table:table-cell>
          <table:table-cell table:formula="of:=VLOOKUP([.C698];[$Depto.A$2:.B$34];2;1)" office:value-type="string" office:string-value="Meta" calcext:value-type="string">
            <text:p>Meta</text:p>
          </table:table-cell>
          <table:table-cell table:number-columns-repeated="1020"/>
        </table:table-row>
        <table:table-row table:style-name="ro1">
          <table:table-cell office:value-type="float" office:value="50287" calcext:value-type="float">
            <text:p>50287</text:p>
          </table:table-cell>
          <table:table-cell office:value-type="string" calcext:value-type="string">
            <text:p>Fuente de Oro</text:p>
          </table:table-cell>
          <table:table-cell office:value-type="float" office:value="50" calcext:value-type="float">
            <text:p>50</text:p>
          </table:table-cell>
          <table:table-cell table:formula="of:=VLOOKUP([.C699];[$Depto.A$2:.B$34];2;1)" office:value-type="string" office:string-value="Meta" calcext:value-type="string">
            <text:p>Meta</text:p>
          </table:table-cell>
          <table:table-cell table:number-columns-repeated="1020"/>
        </table:table-row>
        <table:table-row table:style-name="ro1">
          <table:table-cell office:value-type="float" office:value="50313" calcext:value-type="float">
            <text:p>50313</text:p>
          </table:table-cell>
          <table:table-cell office:value-type="string" calcext:value-type="string">
            <text:p>Granada</text:p>
          </table:table-cell>
          <table:table-cell office:value-type="float" office:value="50" calcext:value-type="float">
            <text:p>50</text:p>
          </table:table-cell>
          <table:table-cell table:formula="of:=VLOOKUP([.C700];[$Depto.A$2:.B$34];2;1)" office:value-type="string" office:string-value="Meta" calcext:value-type="string">
            <text:p>Meta</text:p>
          </table:table-cell>
          <table:table-cell table:number-columns-repeated="1020"/>
        </table:table-row>
        <table:table-row table:style-name="ro1">
          <table:table-cell office:value-type="float" office:value="50318" calcext:value-type="float">
            <text:p>50318</text:p>
          </table:table-cell>
          <table:table-cell office:value-type="string" calcext:value-type="string">
            <text:p>Guamal</text:p>
          </table:table-cell>
          <table:table-cell office:value-type="float" office:value="50" calcext:value-type="float">
            <text:p>50</text:p>
          </table:table-cell>
          <table:table-cell table:formula="of:=VLOOKUP([.C701];[$Depto.A$2:.B$34];2;1)" office:value-type="string" office:string-value="Meta" calcext:value-type="string">
            <text:p>Meta</text:p>
          </table:table-cell>
          <table:table-cell table:number-columns-repeated="1020"/>
        </table:table-row>
        <table:table-row table:style-name="ro1">
          <table:table-cell office:value-type="float" office:value="50325" calcext:value-type="float">
            <text:p>50325</text:p>
          </table:table-cell>
          <table:table-cell office:value-type="string" calcext:value-type="string">
            <text:p>Mapiripán</text:p>
          </table:table-cell>
          <table:table-cell office:value-type="float" office:value="50" calcext:value-type="float">
            <text:p>50</text:p>
          </table:table-cell>
          <table:table-cell table:formula="of:=VLOOKUP([.C702];[$Depto.A$2:.B$34];2;1)" office:value-type="string" office:string-value="Meta" calcext:value-type="string">
            <text:p>Meta</text:p>
          </table:table-cell>
          <table:table-cell table:number-columns-repeated="1020"/>
        </table:table-row>
        <table:table-row table:style-name="ro1">
          <table:table-cell office:value-type="float" office:value="50330" calcext:value-type="float">
            <text:p>50330</text:p>
          </table:table-cell>
          <table:table-cell office:value-type="string" calcext:value-type="string">
            <text:p>Mesetas</text:p>
          </table:table-cell>
          <table:table-cell office:value-type="float" office:value="50" calcext:value-type="float">
            <text:p>50</text:p>
          </table:table-cell>
          <table:table-cell table:formula="of:=VLOOKUP([.C703];[$Depto.A$2:.B$34];2;1)" office:value-type="string" office:string-value="Meta" calcext:value-type="string">
            <text:p>Meta</text:p>
          </table:table-cell>
          <table:table-cell table:number-columns-repeated="1020"/>
        </table:table-row>
        <table:table-row table:style-name="ro1">
          <table:table-cell office:value-type="float" office:value="50350" calcext:value-type="float">
            <text:p>50350</text:p>
          </table:table-cell>
          <table:table-cell office:value-type="string" calcext:value-type="string">
            <text:p>La Macarena</text:p>
          </table:table-cell>
          <table:table-cell office:value-type="float" office:value="50" calcext:value-type="float">
            <text:p>50</text:p>
          </table:table-cell>
          <table:table-cell table:formula="of:=VLOOKUP([.C704];[$Depto.A$2:.B$34];2;1)" office:value-type="string" office:string-value="Meta" calcext:value-type="string">
            <text:p>Meta</text:p>
          </table:table-cell>
          <table:table-cell table:number-columns-repeated="1020"/>
        </table:table-row>
        <table:table-row table:style-name="ro1">
          <table:table-cell office:value-type="float" office:value="50370" calcext:value-type="float">
            <text:p>50370</text:p>
          </table:table-cell>
          <table:table-cell office:value-type="string" calcext:value-type="string">
            <text:p>Uribe</text:p>
          </table:table-cell>
          <table:table-cell office:value-type="float" office:value="50" calcext:value-type="float">
            <text:p>50</text:p>
          </table:table-cell>
          <table:table-cell table:formula="of:=VLOOKUP([.C705];[$Depto.A$2:.B$34];2;1)" office:value-type="string" office:string-value="Meta" calcext:value-type="string">
            <text:p>Meta</text:p>
          </table:table-cell>
          <table:table-cell table:number-columns-repeated="1020"/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string" calcext:value-type="string">
            <text:p>Lejanías</text:p>
          </table:table-cell>
          <table:table-cell office:value-type="float" office:value="50" calcext:value-type="float">
            <text:p>50</text:p>
          </table:table-cell>
          <table:table-cell table:formula="of:=VLOOKUP([.C706];[$Depto.A$2:.B$34];2;1)" office:value-type="string" office:string-value="Meta" calcext:value-type="string">
            <text:p>Meta</text:p>
          </table:table-cell>
          <table:table-cell table:number-columns-repeated="1020"/>
        </table:table-row>
        <table:table-row table:style-name="ro1">
          <table:table-cell office:value-type="float" office:value="50450" calcext:value-type="float">
            <text:p>50450</text:p>
          </table:table-cell>
          <table:table-cell office:value-type="string" calcext:value-type="string">
            <text:p>Puerto Concordia</text:p>
          </table:table-cell>
          <table:table-cell office:value-type="float" office:value="50" calcext:value-type="float">
            <text:p>50</text:p>
          </table:table-cell>
          <table:table-cell table:formula="of:=VLOOKUP([.C707];[$Depto.A$2:.B$34];2;1)" office:value-type="string" office:string-value="Meta" calcext:value-type="string">
            <text:p>Meta</text:p>
          </table:table-cell>
          <table:table-cell table:number-columns-repeated="1020"/>
        </table:table-row>
        <table:table-row table:style-name="ro1">
          <table:table-cell office:value-type="float" office:value="50568" calcext:value-type="float">
            <text:p>50568</text:p>
          </table:table-cell>
          <table:table-cell office:value-type="string" calcext:value-type="string">
            <text:p>Puerto Gaitán</text:p>
          </table:table-cell>
          <table:table-cell office:value-type="float" office:value="50" calcext:value-type="float">
            <text:p>50</text:p>
          </table:table-cell>
          <table:table-cell table:formula="of:=VLOOKUP([.C708];[$Depto.A$2:.B$34];2;1)" office:value-type="string" office:string-value="Meta" calcext:value-type="string">
            <text:p>Meta</text:p>
          </table:table-cell>
          <table:table-cell table:number-columns-repeated="1020"/>
        </table:table-row>
        <table:table-row table:style-name="ro1">
          <table:table-cell office:value-type="float" office:value="50573" calcext:value-type="float">
            <text:p>50573</text:p>
          </table:table-cell>
          <table:table-cell office:value-type="string" calcext:value-type="string">
            <text:p>Puerto López</text:p>
          </table:table-cell>
          <table:table-cell office:value-type="float" office:value="50" calcext:value-type="float">
            <text:p>50</text:p>
          </table:table-cell>
          <table:table-cell table:formula="of:=VLOOKUP([.C709];[$Depto.A$2:.B$34];2;1)" office:value-type="string" office:string-value="Meta" calcext:value-type="string">
            <text:p>Meta</text:p>
          </table:table-cell>
          <table:table-cell table:number-columns-repeated="1020"/>
        </table:table-row>
        <table:table-row table:style-name="ro1">
          <table:table-cell office:value-type="float" office:value="50577" calcext:value-type="float">
            <text:p>50577</text:p>
          </table:table-cell>
          <table:table-cell office:value-type="string" calcext:value-type="string">
            <text:p>Puerto Lleras</text:p>
          </table:table-cell>
          <table:table-cell office:value-type="float" office:value="50" calcext:value-type="float">
            <text:p>50</text:p>
          </table:table-cell>
          <table:table-cell table:formula="of:=VLOOKUP([.C710];[$Depto.A$2:.B$34];2;1)" office:value-type="string" office:string-value="Meta" calcext:value-type="string">
            <text:p>Meta</text:p>
          </table:table-cell>
          <table:table-cell table:number-columns-repeated="1020"/>
        </table:table-row>
        <table:table-row table:style-name="ro1">
          <table:table-cell office:value-type="float" office:value="50590" calcext:value-type="float">
            <text:p>50590</text:p>
          </table:table-cell>
          <table:table-cell office:value-type="string" calcext:value-type="string">
            <text:p>Puerto Rico</text:p>
          </table:table-cell>
          <table:table-cell office:value-type="float" office:value="50" calcext:value-type="float">
            <text:p>50</text:p>
          </table:table-cell>
          <table:table-cell table:formula="of:=VLOOKUP([.C711];[$Depto.A$2:.B$34];2;1)" office:value-type="string" office:string-value="Meta" calcext:value-type="string">
            <text:p>Meta</text:p>
          </table:table-cell>
          <table:table-cell table:number-columns-repeated="1020"/>
        </table:table-row>
        <table:table-row table:style-name="ro1">
          <table:table-cell office:value-type="float" office:value="50606" calcext:value-type="float">
            <text:p>50606</text:p>
          </table:table-cell>
          <table:table-cell office:value-type="string" calcext:value-type="string">
            <text:p>Restrepo</text:p>
          </table:table-cell>
          <table:table-cell office:value-type="float" office:value="50" calcext:value-type="float">
            <text:p>50</text:p>
          </table:table-cell>
          <table:table-cell table:formula="of:=VLOOKUP([.C712];[$Depto.A$2:.B$34];2;1)" office:value-type="string" office:string-value="Meta" calcext:value-type="string">
            <text:p>Meta</text:p>
          </table:table-cell>
          <table:table-cell table:number-columns-repeated="1020"/>
        </table:table-row>
        <table:table-row table:style-name="ro1">
          <table:table-cell office:value-type="float" office:value="50680" calcext:value-type="float">
            <text:p>50680</text:p>
          </table:table-cell>
          <table:table-cell office:value-type="string" calcext:value-type="string">
            <text:p>San Carlos de Guaroa</text:p>
          </table:table-cell>
          <table:table-cell office:value-type="float" office:value="50" calcext:value-type="float">
            <text:p>50</text:p>
          </table:table-cell>
          <table:table-cell table:formula="of:=VLOOKUP([.C713];[$Depto.A$2:.B$34];2;1)" office:value-type="string" office:string-value="Meta" calcext:value-type="string">
            <text:p>Meta</text:p>
          </table:table-cell>
          <table:table-cell table:number-columns-repeated="1020"/>
        </table:table-row>
        <table:table-row table:style-name="ro1">
          <table:table-cell office:value-type="float" office:value="50683" calcext:value-type="float">
            <text:p>50683</text:p>
          </table:table-cell>
          <table:table-cell office:value-type="string" calcext:value-type="string">
            <text:p>San Juan de Arama</text:p>
          </table:table-cell>
          <table:table-cell office:value-type="float" office:value="50" calcext:value-type="float">
            <text:p>50</text:p>
          </table:table-cell>
          <table:table-cell table:formula="of:=VLOOKUP([.C714];[$Depto.A$2:.B$34];2;1)" office:value-type="string" office:string-value="Meta" calcext:value-type="string">
            <text:p>Meta</text:p>
          </table:table-cell>
          <table:table-cell table:number-columns-repeated="1020"/>
        </table:table-row>
        <table:table-row table:style-name="ro1">
          <table:table-cell office:value-type="float" office:value="50686" calcext:value-type="float">
            <text:p>50686</text:p>
          </table:table-cell>
          <table:table-cell office:value-type="string" calcext:value-type="string">
            <text:p>San Juanito</text:p>
          </table:table-cell>
          <table:table-cell office:value-type="float" office:value="50" calcext:value-type="float">
            <text:p>50</text:p>
          </table:table-cell>
          <table:table-cell table:formula="of:=VLOOKUP([.C715];[$Depto.A$2:.B$34];2;1)" office:value-type="string" office:string-value="Meta" calcext:value-type="string">
            <text:p>Meta</text:p>
          </table:table-cell>
          <table:table-cell table:number-columns-repeated="1020"/>
        </table:table-row>
        <table:table-row table:style-name="ro1">
          <table:table-cell office:value-type="float" office:value="50689" calcext:value-type="float">
            <text:p>50689</text:p>
          </table:table-cell>
          <table:table-cell office:value-type="string" calcext:value-type="string">
            <text:p>San Martín</text:p>
          </table:table-cell>
          <table:table-cell office:value-type="float" office:value="50" calcext:value-type="float">
            <text:p>50</text:p>
          </table:table-cell>
          <table:table-cell table:formula="of:=VLOOKUP([.C716];[$Depto.A$2:.B$34];2;1)" office:value-type="string" office:string-value="Meta" calcext:value-type="string">
            <text:p>Meta</text:p>
          </table:table-cell>
          <table:table-cell table:number-columns-repeated="1020"/>
        </table:table-row>
        <table:table-row table:style-name="ro1">
          <table:table-cell office:value-type="float" office:value="50711" calcext:value-type="float">
            <text:p>50711</text:p>
          </table:table-cell>
          <table:table-cell office:value-type="string" calcext:value-type="string">
            <text:p>Vista Hermosa</text:p>
          </table:table-cell>
          <table:table-cell office:value-type="float" office:value="50" calcext:value-type="float">
            <text:p>50</text:p>
          </table:table-cell>
          <table:table-cell table:formula="of:=VLOOKUP([.C717];[$Depto.A$2:.B$34];2;1)" office:value-type="string" office:string-value="Meta" calcext:value-type="string">
            <text:p>Meta</text:p>
          </table:table-cell>
          <table:table-cell table:number-columns-repeated="1020"/>
        </table:table-row>
        <table:table-row table:style-name="ro1">
          <table:table-cell office:value-type="float" office:value="52001" calcext:value-type="float">
            <text:p>52001</text:p>
          </table:table-cell>
          <table:table-cell office:value-type="string" calcext:value-type="string">
            <text:p>Pasto</text:p>
          </table:table-cell>
          <table:table-cell office:value-type="float" office:value="52" calcext:value-type="float">
            <text:p>52</text:p>
          </table:table-cell>
          <table:table-cell table:formula="of:=VLOOKUP([.C718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019" calcext:value-type="float">
            <text:p>52019</text:p>
          </table:table-cell>
          <table:table-cell office:value-type="string" calcext:value-type="string">
            <text:p>Albán</text:p>
          </table:table-cell>
          <table:table-cell office:value-type="float" office:value="52" calcext:value-type="float">
            <text:p>52</text:p>
          </table:table-cell>
          <table:table-cell table:formula="of:=VLOOKUP([.C719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022" calcext:value-type="float">
            <text:p>52022</text:p>
          </table:table-cell>
          <table:table-cell office:value-type="string" calcext:value-type="string">
            <text:p>Aldana</text:p>
          </table:table-cell>
          <table:table-cell office:value-type="float" office:value="52" calcext:value-type="float">
            <text:p>52</text:p>
          </table:table-cell>
          <table:table-cell table:formula="of:=VLOOKUP([.C720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036" calcext:value-type="float">
            <text:p>52036</text:p>
          </table:table-cell>
          <table:table-cell office:value-type="string" calcext:value-type="string">
            <text:p>Ancuyá</text:p>
          </table:table-cell>
          <table:table-cell office:value-type="float" office:value="52" calcext:value-type="float">
            <text:p>52</text:p>
          </table:table-cell>
          <table:table-cell table:formula="of:=VLOOKUP([.C721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051" calcext:value-type="float">
            <text:p>52051</text:p>
          </table:table-cell>
          <table:table-cell office:value-type="string" calcext:value-type="string">
            <text:p>Arboleda</text:p>
          </table:table-cell>
          <table:table-cell office:value-type="float" office:value="52" calcext:value-type="float">
            <text:p>52</text:p>
          </table:table-cell>
          <table:table-cell table:formula="of:=VLOOKUP([.C722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079" calcext:value-type="float">
            <text:p>52079</text:p>
          </table:table-cell>
          <table:table-cell office:value-type="string" calcext:value-type="string">
            <text:p>Barbacoas</text:p>
          </table:table-cell>
          <table:table-cell office:value-type="float" office:value="52" calcext:value-type="float">
            <text:p>52</text:p>
          </table:table-cell>
          <table:table-cell table:formula="of:=VLOOKUP([.C723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083" calcext:value-type="float">
            <text:p>52083</text:p>
          </table:table-cell>
          <table:table-cell office:value-type="string" calcext:value-type="string">
            <text:p>Belén</text:p>
          </table:table-cell>
          <table:table-cell office:value-type="float" office:value="52" calcext:value-type="float">
            <text:p>52</text:p>
          </table:table-cell>
          <table:table-cell table:formula="of:=VLOOKUP([.C724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110" calcext:value-type="float">
            <text:p>52110</text:p>
          </table:table-cell>
          <table:table-cell office:value-type="string" calcext:value-type="string">
            <text:p>Buesaco</text:p>
          </table:table-cell>
          <table:table-cell office:value-type="float" office:value="52" calcext:value-type="float">
            <text:p>52</text:p>
          </table:table-cell>
          <table:table-cell table:formula="of:=VLOOKUP([.C725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203" calcext:value-type="float">
            <text:p>52203</text:p>
          </table:table-cell>
          <table:table-cell office:value-type="string" calcext:value-type="string">
            <text:p>Colón</text:p>
          </table:table-cell>
          <table:table-cell office:value-type="float" office:value="52" calcext:value-type="float">
            <text:p>52</text:p>
          </table:table-cell>
          <table:table-cell table:formula="of:=VLOOKUP([.C726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207" calcext:value-type="float">
            <text:p>52207</text:p>
          </table:table-cell>
          <table:table-cell office:value-type="string" calcext:value-type="string">
            <text:p>Consaca</text:p>
          </table:table-cell>
          <table:table-cell office:value-type="float" office:value="52" calcext:value-type="float">
            <text:p>52</text:p>
          </table:table-cell>
          <table:table-cell table:formula="of:=VLOOKUP([.C727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210" calcext:value-type="float">
            <text:p>52210</text:p>
          </table:table-cell>
          <table:table-cell office:value-type="string" calcext:value-type="string">
            <text:p>Contadero</text:p>
          </table:table-cell>
          <table:table-cell office:value-type="float" office:value="52" calcext:value-type="float">
            <text:p>52</text:p>
          </table:table-cell>
          <table:table-cell table:formula="of:=VLOOKUP([.C728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215" calcext:value-type="float">
            <text:p>52215</text:p>
          </table:table-cell>
          <table:table-cell office:value-type="string" calcext:value-type="string">
            <text:p>Córdoba</text:p>
          </table:table-cell>
          <table:table-cell office:value-type="float" office:value="52" calcext:value-type="float">
            <text:p>52</text:p>
          </table:table-cell>
          <table:table-cell table:formula="of:=VLOOKUP([.C729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224" calcext:value-type="float">
            <text:p>52224</text:p>
          </table:table-cell>
          <table:table-cell office:value-type="string" calcext:value-type="string">
            <text:p>Cuaspud</text:p>
          </table:table-cell>
          <table:table-cell office:value-type="float" office:value="52" calcext:value-type="float">
            <text:p>52</text:p>
          </table:table-cell>
          <table:table-cell table:formula="of:=VLOOKUP([.C730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227" calcext:value-type="float">
            <text:p>52227</text:p>
          </table:table-cell>
          <table:table-cell office:value-type="string" calcext:value-type="string">
            <text:p>Cumbal</text:p>
          </table:table-cell>
          <table:table-cell office:value-type="float" office:value="52" calcext:value-type="float">
            <text:p>52</text:p>
          </table:table-cell>
          <table:table-cell table:formula="of:=VLOOKUP([.C731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233" calcext:value-type="float">
            <text:p>52233</text:p>
          </table:table-cell>
          <table:table-cell office:value-type="string" calcext:value-type="string">
            <text:p>Cumbitara</text:p>
          </table:table-cell>
          <table:table-cell office:value-type="float" office:value="52" calcext:value-type="float">
            <text:p>52</text:p>
          </table:table-cell>
          <table:table-cell table:formula="of:=VLOOKUP([.C732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240" calcext:value-type="float">
            <text:p>52240</text:p>
          </table:table-cell>
          <table:table-cell office:value-type="string" calcext:value-type="string">
            <text:p>Chachagüí</text:p>
          </table:table-cell>
          <table:table-cell office:value-type="float" office:value="52" calcext:value-type="float">
            <text:p>52</text:p>
          </table:table-cell>
          <table:table-cell table:formula="of:=VLOOKUP([.C733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250" calcext:value-type="float">
            <text:p>52250</text:p>
          </table:table-cell>
          <table:table-cell office:value-type="string" calcext:value-type="string">
            <text:p>El Charco</text:p>
          </table:table-cell>
          <table:table-cell office:value-type="float" office:value="52" calcext:value-type="float">
            <text:p>52</text:p>
          </table:table-cell>
          <table:table-cell table:formula="of:=VLOOKUP([.C734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254" calcext:value-type="float">
            <text:p>52254</text:p>
          </table:table-cell>
          <table:table-cell office:value-type="string" calcext:value-type="string">
            <text:p>El Peñol</text:p>
          </table:table-cell>
          <table:table-cell office:value-type="float" office:value="52" calcext:value-type="float">
            <text:p>52</text:p>
          </table:table-cell>
          <table:table-cell table:formula="of:=VLOOKUP([.C735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256" calcext:value-type="float">
            <text:p>52256</text:p>
          </table:table-cell>
          <table:table-cell office:value-type="string" calcext:value-type="string">
            <text:p>El Rosario</text:p>
          </table:table-cell>
          <table:table-cell office:value-type="float" office:value="52" calcext:value-type="float">
            <text:p>52</text:p>
          </table:table-cell>
          <table:table-cell table:formula="of:=VLOOKUP([.C736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258" calcext:value-type="float">
            <text:p>52258</text:p>
          </table:table-cell>
          <table:table-cell office:value-type="string" calcext:value-type="string">
            <text:p>El Tablón de Gómez</text:p>
          </table:table-cell>
          <table:table-cell office:value-type="float" office:value="52" calcext:value-type="float">
            <text:p>52</text:p>
          </table:table-cell>
          <table:table-cell table:formula="of:=VLOOKUP([.C737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260" calcext:value-type="float">
            <text:p>52260</text:p>
          </table:table-cell>
          <table:table-cell office:value-type="string" calcext:value-type="string">
            <text:p>El Tambo</text:p>
          </table:table-cell>
          <table:table-cell office:value-type="float" office:value="52" calcext:value-type="float">
            <text:p>52</text:p>
          </table:table-cell>
          <table:table-cell table:formula="of:=VLOOKUP([.C738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287" calcext:value-type="float">
            <text:p>52287</text:p>
          </table:table-cell>
          <table:table-cell office:value-type="string" calcext:value-type="string">
            <text:p>Funes</text:p>
          </table:table-cell>
          <table:table-cell office:value-type="float" office:value="52" calcext:value-type="float">
            <text:p>52</text:p>
          </table:table-cell>
          <table:table-cell table:formula="of:=VLOOKUP([.C739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317" calcext:value-type="float">
            <text:p>52317</text:p>
          </table:table-cell>
          <table:table-cell office:value-type="string" calcext:value-type="string">
            <text:p>Guachucal</text:p>
          </table:table-cell>
          <table:table-cell office:value-type="float" office:value="52" calcext:value-type="float">
            <text:p>52</text:p>
          </table:table-cell>
          <table:table-cell table:formula="of:=VLOOKUP([.C740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320" calcext:value-type="float">
            <text:p>52320</text:p>
          </table:table-cell>
          <table:table-cell office:value-type="string" calcext:value-type="string">
            <text:p>Guaitarilla</text:p>
          </table:table-cell>
          <table:table-cell office:value-type="float" office:value="52" calcext:value-type="float">
            <text:p>52</text:p>
          </table:table-cell>
          <table:table-cell table:formula="of:=VLOOKUP([.C741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323" calcext:value-type="float">
            <text:p>52323</text:p>
          </table:table-cell>
          <table:table-cell office:value-type="string" calcext:value-type="string">
            <text:p>Gualmatán</text:p>
          </table:table-cell>
          <table:table-cell office:value-type="float" office:value="52" calcext:value-type="float">
            <text:p>52</text:p>
          </table:table-cell>
          <table:table-cell table:formula="of:=VLOOKUP([.C742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352" calcext:value-type="float">
            <text:p>52352</text:p>
          </table:table-cell>
          <table:table-cell office:value-type="string" calcext:value-type="string">
            <text:p>Iles</text:p>
          </table:table-cell>
          <table:table-cell office:value-type="float" office:value="52" calcext:value-type="float">
            <text:p>52</text:p>
          </table:table-cell>
          <table:table-cell table:formula="of:=VLOOKUP([.C743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354" calcext:value-type="float">
            <text:p>52354</text:p>
          </table:table-cell>
          <table:table-cell office:value-type="string" calcext:value-type="string">
            <text:p>Imués</text:p>
          </table:table-cell>
          <table:table-cell office:value-type="float" office:value="52" calcext:value-type="float">
            <text:p>52</text:p>
          </table:table-cell>
          <table:table-cell table:formula="of:=VLOOKUP([.C744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356" calcext:value-type="float">
            <text:p>52356</text:p>
          </table:table-cell>
          <table:table-cell office:value-type="string" calcext:value-type="string">
            <text:p>Ipiales</text:p>
          </table:table-cell>
          <table:table-cell office:value-type="float" office:value="52" calcext:value-type="float">
            <text:p>52</text:p>
          </table:table-cell>
          <table:table-cell table:formula="of:=VLOOKUP([.C745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378" calcext:value-type="float">
            <text:p>52378</text:p>
          </table:table-cell>
          <table:table-cell office:value-type="string" calcext:value-type="string">
            <text:p>La Cruz</text:p>
          </table:table-cell>
          <table:table-cell office:value-type="float" office:value="52" calcext:value-type="float">
            <text:p>52</text:p>
          </table:table-cell>
          <table:table-cell table:formula="of:=VLOOKUP([.C746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381" calcext:value-type="float">
            <text:p>52381</text:p>
          </table:table-cell>
          <table:table-cell office:value-type="string" calcext:value-type="string">
            <text:p>La Florida</text:p>
          </table:table-cell>
          <table:table-cell office:value-type="float" office:value="52" calcext:value-type="float">
            <text:p>52</text:p>
          </table:table-cell>
          <table:table-cell table:formula="of:=VLOOKUP([.C747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385" calcext:value-type="float">
            <text:p>52385</text:p>
          </table:table-cell>
          <table:table-cell office:value-type="string" calcext:value-type="string">
            <text:p>La Llanada</text:p>
          </table:table-cell>
          <table:table-cell office:value-type="float" office:value="52" calcext:value-type="float">
            <text:p>52</text:p>
          </table:table-cell>
          <table:table-cell table:formula="of:=VLOOKUP([.C748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390" calcext:value-type="float">
            <text:p>52390</text:p>
          </table:table-cell>
          <table:table-cell office:value-type="string" calcext:value-type="string">
            <text:p>La Tola</text:p>
          </table:table-cell>
          <table:table-cell office:value-type="float" office:value="52" calcext:value-type="float">
            <text:p>52</text:p>
          </table:table-cell>
          <table:table-cell table:formula="of:=VLOOKUP([.C749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399" calcext:value-type="float">
            <text:p>52399</text:p>
          </table:table-cell>
          <table:table-cell office:value-type="string" calcext:value-type="string">
            <text:p>La Unión</text:p>
          </table:table-cell>
          <table:table-cell office:value-type="float" office:value="52" calcext:value-type="float">
            <text:p>52</text:p>
          </table:table-cell>
          <table:table-cell table:formula="of:=VLOOKUP([.C750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405" calcext:value-type="float">
            <text:p>52405</text:p>
          </table:table-cell>
          <table:table-cell office:value-type="string" calcext:value-type="string">
            <text:p>Leiva</text:p>
          </table:table-cell>
          <table:table-cell office:value-type="float" office:value="52" calcext:value-type="float">
            <text:p>52</text:p>
          </table:table-cell>
          <table:table-cell table:formula="of:=VLOOKUP([.C751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411" calcext:value-type="float">
            <text:p>52411</text:p>
          </table:table-cell>
          <table:table-cell office:value-type="string" calcext:value-type="string">
            <text:p>Linares</text:p>
          </table:table-cell>
          <table:table-cell office:value-type="float" office:value="52" calcext:value-type="float">
            <text:p>52</text:p>
          </table:table-cell>
          <table:table-cell table:formula="of:=VLOOKUP([.C752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418" calcext:value-type="float">
            <text:p>52418</text:p>
          </table:table-cell>
          <table:table-cell office:value-type="string" calcext:value-type="string">
            <text:p>Los Andes</text:p>
          </table:table-cell>
          <table:table-cell office:value-type="float" office:value="52" calcext:value-type="float">
            <text:p>52</text:p>
          </table:table-cell>
          <table:table-cell table:formula="of:=VLOOKUP([.C753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427" calcext:value-type="float">
            <text:p>52427</text:p>
          </table:table-cell>
          <table:table-cell office:value-type="string" calcext:value-type="string">
            <text:p>Magüí</text:p>
          </table:table-cell>
          <table:table-cell office:value-type="float" office:value="52" calcext:value-type="float">
            <text:p>52</text:p>
          </table:table-cell>
          <table:table-cell table:formula="of:=VLOOKUP([.C754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435" calcext:value-type="float">
            <text:p>52435</text:p>
          </table:table-cell>
          <table:table-cell office:value-type="string" calcext:value-type="string">
            <text:p>Mallama</text:p>
          </table:table-cell>
          <table:table-cell office:value-type="float" office:value="52" calcext:value-type="float">
            <text:p>52</text:p>
          </table:table-cell>
          <table:table-cell table:formula="of:=VLOOKUP([.C755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473" calcext:value-type="float">
            <text:p>52473</text:p>
          </table:table-cell>
          <table:table-cell office:value-type="string" calcext:value-type="string">
            <text:p>Mosquera</text:p>
          </table:table-cell>
          <table:table-cell office:value-type="float" office:value="52" calcext:value-type="float">
            <text:p>52</text:p>
          </table:table-cell>
          <table:table-cell table:formula="of:=VLOOKUP([.C756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480" calcext:value-type="float">
            <text:p>52480</text:p>
          </table:table-cell>
          <table:table-cell office:value-type="string" calcext:value-type="string">
            <text:p>Nariño</text:p>
          </table:table-cell>
          <table:table-cell office:value-type="float" office:value="52" calcext:value-type="float">
            <text:p>52</text:p>
          </table:table-cell>
          <table:table-cell table:formula="of:=VLOOKUP([.C757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490" calcext:value-type="float">
            <text:p>52490</text:p>
          </table:table-cell>
          <table:table-cell office:value-type="string" calcext:value-type="string">
            <text:p>Olaya Herrera</text:p>
          </table:table-cell>
          <table:table-cell office:value-type="float" office:value="52" calcext:value-type="float">
            <text:p>52</text:p>
          </table:table-cell>
          <table:table-cell table:formula="of:=VLOOKUP([.C758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506" calcext:value-type="float">
            <text:p>52506</text:p>
          </table:table-cell>
          <table:table-cell office:value-type="string" calcext:value-type="string">
            <text:p>Ospina</text:p>
          </table:table-cell>
          <table:table-cell office:value-type="float" office:value="52" calcext:value-type="float">
            <text:p>52</text:p>
          </table:table-cell>
          <table:table-cell table:formula="of:=VLOOKUP([.C759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520" calcext:value-type="float">
            <text:p>52520</text:p>
          </table:table-cell>
          <table:table-cell office:value-type="string" calcext:value-type="string">
            <text:p>Francisco Pizarro</text:p>
          </table:table-cell>
          <table:table-cell office:value-type="float" office:value="52" calcext:value-type="float">
            <text:p>52</text:p>
          </table:table-cell>
          <table:table-cell table:formula="of:=VLOOKUP([.C760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540" calcext:value-type="float">
            <text:p>52540</text:p>
          </table:table-cell>
          <table:table-cell office:value-type="string" calcext:value-type="string">
            <text:p>Policarpa</text:p>
          </table:table-cell>
          <table:table-cell office:value-type="float" office:value="52" calcext:value-type="float">
            <text:p>52</text:p>
          </table:table-cell>
          <table:table-cell table:formula="of:=VLOOKUP([.C761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560" calcext:value-type="float">
            <text:p>52560</text:p>
          </table:table-cell>
          <table:table-cell office:value-type="string" calcext:value-type="string">
            <text:p>Potosí</text:p>
          </table:table-cell>
          <table:table-cell office:value-type="float" office:value="52" calcext:value-type="float">
            <text:p>52</text:p>
          </table:table-cell>
          <table:table-cell table:formula="of:=VLOOKUP([.C762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565" calcext:value-type="float">
            <text:p>52565</text:p>
          </table:table-cell>
          <table:table-cell office:value-type="string" calcext:value-type="string">
            <text:p>Providencia</text:p>
          </table:table-cell>
          <table:table-cell office:value-type="float" office:value="52" calcext:value-type="float">
            <text:p>52</text:p>
          </table:table-cell>
          <table:table-cell table:formula="of:=VLOOKUP([.C763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573" calcext:value-type="float">
            <text:p>52573</text:p>
          </table:table-cell>
          <table:table-cell office:value-type="string" calcext:value-type="string">
            <text:p>Puerres</text:p>
          </table:table-cell>
          <table:table-cell office:value-type="float" office:value="52" calcext:value-type="float">
            <text:p>52</text:p>
          </table:table-cell>
          <table:table-cell table:formula="of:=VLOOKUP([.C764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585" calcext:value-type="float">
            <text:p>52585</text:p>
          </table:table-cell>
          <table:table-cell office:value-type="string" calcext:value-type="string">
            <text:p>Pupiales</text:p>
          </table:table-cell>
          <table:table-cell office:value-type="float" office:value="52" calcext:value-type="float">
            <text:p>52</text:p>
          </table:table-cell>
          <table:table-cell table:formula="of:=VLOOKUP([.C765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612" calcext:value-type="float">
            <text:p>52612</text:p>
          </table:table-cell>
          <table:table-cell office:value-type="string" calcext:value-type="string">
            <text:p>Ricaurte</text:p>
          </table:table-cell>
          <table:table-cell office:value-type="float" office:value="52" calcext:value-type="float">
            <text:p>52</text:p>
          </table:table-cell>
          <table:table-cell table:formula="of:=VLOOKUP([.C766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621" calcext:value-type="float">
            <text:p>52621</text:p>
          </table:table-cell>
          <table:table-cell office:value-type="string" calcext:value-type="string">
            <text:p>Roberto Payán</text:p>
          </table:table-cell>
          <table:table-cell office:value-type="float" office:value="52" calcext:value-type="float">
            <text:p>52</text:p>
          </table:table-cell>
          <table:table-cell table:formula="of:=VLOOKUP([.C767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678" calcext:value-type="float">
            <text:p>52678</text:p>
          </table:table-cell>
          <table:table-cell office:value-type="string" calcext:value-type="string">
            <text:p>Samaniego</text:p>
          </table:table-cell>
          <table:table-cell office:value-type="float" office:value="52" calcext:value-type="float">
            <text:p>52</text:p>
          </table:table-cell>
          <table:table-cell table:formula="of:=VLOOKUP([.C768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683" calcext:value-type="float">
            <text:p>52683</text:p>
          </table:table-cell>
          <table:table-cell office:value-type="string" calcext:value-type="string">
            <text:p>Sandoná</text:p>
          </table:table-cell>
          <table:table-cell office:value-type="float" office:value="52" calcext:value-type="float">
            <text:p>52</text:p>
          </table:table-cell>
          <table:table-cell table:formula="of:=VLOOKUP([.C769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685" calcext:value-type="float">
            <text:p>52685</text:p>
          </table:table-cell>
          <table:table-cell office:value-type="string" calcext:value-type="string">
            <text:p>San Bernardo</text:p>
          </table:table-cell>
          <table:table-cell office:value-type="float" office:value="52" calcext:value-type="float">
            <text:p>52</text:p>
          </table:table-cell>
          <table:table-cell table:formula="of:=VLOOKUP([.C770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687" calcext:value-type="float">
            <text:p>52687</text:p>
          </table:table-cell>
          <table:table-cell office:value-type="string" calcext:value-type="string">
            <text:p>San Lorenzo</text:p>
          </table:table-cell>
          <table:table-cell office:value-type="float" office:value="52" calcext:value-type="float">
            <text:p>52</text:p>
          </table:table-cell>
          <table:table-cell table:formula="of:=VLOOKUP([.C771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693" calcext:value-type="float">
            <text:p>52693</text:p>
          </table:table-cell>
          <table:table-cell office:value-type="string" calcext:value-type="string">
            <text:p>San Pablo</text:p>
          </table:table-cell>
          <table:table-cell office:value-type="float" office:value="52" calcext:value-type="float">
            <text:p>52</text:p>
          </table:table-cell>
          <table:table-cell table:formula="of:=VLOOKUP([.C772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694" calcext:value-type="float">
            <text:p>52694</text:p>
          </table:table-cell>
          <table:table-cell office:value-type="string" calcext:value-type="string">
            <text:p>San Pedro de Cartago</text:p>
          </table:table-cell>
          <table:table-cell office:value-type="float" office:value="52" calcext:value-type="float">
            <text:p>52</text:p>
          </table:table-cell>
          <table:table-cell table:formula="of:=VLOOKUP([.C773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696" calcext:value-type="float">
            <text:p>52696</text:p>
          </table:table-cell>
          <table:table-cell office:value-type="string" calcext:value-type="string">
            <text:p>Santa Bárbara</text:p>
          </table:table-cell>
          <table:table-cell office:value-type="float" office:value="52" calcext:value-type="float">
            <text:p>52</text:p>
          </table:table-cell>
          <table:table-cell table:formula="of:=VLOOKUP([.C774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699" calcext:value-type="float">
            <text:p>52699</text:p>
          </table:table-cell>
          <table:table-cell office:value-type="string" calcext:value-type="string">
            <text:p>Santacruz</text:p>
          </table:table-cell>
          <table:table-cell office:value-type="float" office:value="52" calcext:value-type="float">
            <text:p>52</text:p>
          </table:table-cell>
          <table:table-cell table:formula="of:=VLOOKUP([.C775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720" calcext:value-type="float">
            <text:p>52720</text:p>
          </table:table-cell>
          <table:table-cell office:value-type="string" calcext:value-type="string">
            <text:p>Sapuyes</text:p>
          </table:table-cell>
          <table:table-cell office:value-type="float" office:value="52" calcext:value-type="float">
            <text:p>52</text:p>
          </table:table-cell>
          <table:table-cell table:formula="of:=VLOOKUP([.C776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786" calcext:value-type="float">
            <text:p>52786</text:p>
          </table:table-cell>
          <table:table-cell office:value-type="string" calcext:value-type="string">
            <text:p>Taminango</text:p>
          </table:table-cell>
          <table:table-cell office:value-type="float" office:value="52" calcext:value-type="float">
            <text:p>52</text:p>
          </table:table-cell>
          <table:table-cell table:formula="of:=VLOOKUP([.C777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788" calcext:value-type="float">
            <text:p>52788</text:p>
          </table:table-cell>
          <table:table-cell office:value-type="string" calcext:value-type="string">
            <text:p>Tangua</text:p>
          </table:table-cell>
          <table:table-cell office:value-type="float" office:value="52" calcext:value-type="float">
            <text:p>52</text:p>
          </table:table-cell>
          <table:table-cell table:formula="of:=VLOOKUP([.C778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835" calcext:value-type="float">
            <text:p>52835</text:p>
          </table:table-cell>
          <table:table-cell office:value-type="string" calcext:value-type="string">
            <text:p>San Andrés de Tumaco</text:p>
          </table:table-cell>
          <table:table-cell office:value-type="float" office:value="52" calcext:value-type="float">
            <text:p>52</text:p>
          </table:table-cell>
          <table:table-cell table:formula="of:=VLOOKUP([.C779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838" calcext:value-type="float">
            <text:p>52838</text:p>
          </table:table-cell>
          <table:table-cell office:value-type="string" calcext:value-type="string">
            <text:p>Túquerres</text:p>
          </table:table-cell>
          <table:table-cell office:value-type="float" office:value="52" calcext:value-type="float">
            <text:p>52</text:p>
          </table:table-cell>
          <table:table-cell table:formula="of:=VLOOKUP([.C780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2885" calcext:value-type="float">
            <text:p>52885</text:p>
          </table:table-cell>
          <table:table-cell office:value-type="string" calcext:value-type="string">
            <text:p>Yacuanquer</text:p>
          </table:table-cell>
          <table:table-cell office:value-type="float" office:value="52" calcext:value-type="float">
            <text:p>52</text:p>
          </table:table-cell>
          <table:table-cell table:formula="of:=VLOOKUP([.C781];[$Depto.A$2:.B$34];2;1)" office:value-type="string" office:string-value="Nariño" calcext:value-type="string">
            <text:p>Nariño</text:p>
          </table:table-cell>
          <table:table-cell table:number-columns-repeated="1020"/>
        </table:table-row>
        <table:table-row table:style-name="ro1">
          <table:table-cell office:value-type="float" office:value="54001" calcext:value-type="float">
            <text:p>54001</text:p>
          </table:table-cell>
          <table:table-cell office:value-type="string" calcext:value-type="string">
            <text:p>Cúcuta</text:p>
          </table:table-cell>
          <table:table-cell office:value-type="float" office:value="54" calcext:value-type="float">
            <text:p>54</text:p>
          </table:table-cell>
          <table:table-cell table:formula="of:=VLOOKUP([.C782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003" calcext:value-type="float">
            <text:p>54003</text:p>
          </table:table-cell>
          <table:table-cell office:value-type="string" calcext:value-type="string">
            <text:p>Abrego</text:p>
          </table:table-cell>
          <table:table-cell office:value-type="float" office:value="54" calcext:value-type="float">
            <text:p>54</text:p>
          </table:table-cell>
          <table:table-cell table:formula="of:=VLOOKUP([.C783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051" calcext:value-type="float">
            <text:p>54051</text:p>
          </table:table-cell>
          <table:table-cell office:value-type="string" calcext:value-type="string">
            <text:p>Arboledas</text:p>
          </table:table-cell>
          <table:table-cell office:value-type="float" office:value="54" calcext:value-type="float">
            <text:p>54</text:p>
          </table:table-cell>
          <table:table-cell table:formula="of:=VLOOKUP([.C784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099" calcext:value-type="float">
            <text:p>54099</text:p>
          </table:table-cell>
          <table:table-cell office:value-type="string" calcext:value-type="string">
            <text:p>Bochalema</text:p>
          </table:table-cell>
          <table:table-cell office:value-type="float" office:value="54" calcext:value-type="float">
            <text:p>54</text:p>
          </table:table-cell>
          <table:table-cell table:formula="of:=VLOOKUP([.C785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109" calcext:value-type="float">
            <text:p>54109</text:p>
          </table:table-cell>
          <table:table-cell office:value-type="string" calcext:value-type="string">
            <text:p>Bucarasica</text:p>
          </table:table-cell>
          <table:table-cell office:value-type="float" office:value="54" calcext:value-type="float">
            <text:p>54</text:p>
          </table:table-cell>
          <table:table-cell table:formula="of:=VLOOKUP([.C786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125" calcext:value-type="float">
            <text:p>54125</text:p>
          </table:table-cell>
          <table:table-cell office:value-type="string" calcext:value-type="string">
            <text:p>Cácota</text:p>
          </table:table-cell>
          <table:table-cell office:value-type="float" office:value="54" calcext:value-type="float">
            <text:p>54</text:p>
          </table:table-cell>
          <table:table-cell table:formula="of:=VLOOKUP([.C787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128" calcext:value-type="float">
            <text:p>54128</text:p>
          </table:table-cell>
          <table:table-cell office:value-type="string" calcext:value-type="string">
            <text:p>Cachirá</text:p>
          </table:table-cell>
          <table:table-cell office:value-type="float" office:value="54" calcext:value-type="float">
            <text:p>54</text:p>
          </table:table-cell>
          <table:table-cell table:formula="of:=VLOOKUP([.C788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172" calcext:value-type="float">
            <text:p>54172</text:p>
          </table:table-cell>
          <table:table-cell office:value-type="string" calcext:value-type="string">
            <text:p>Chinácota</text:p>
          </table:table-cell>
          <table:table-cell office:value-type="float" office:value="54" calcext:value-type="float">
            <text:p>54</text:p>
          </table:table-cell>
          <table:table-cell table:formula="of:=VLOOKUP([.C789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174" calcext:value-type="float">
            <text:p>54174</text:p>
          </table:table-cell>
          <table:table-cell office:value-type="string" calcext:value-type="string">
            <text:p>Chitagá</text:p>
          </table:table-cell>
          <table:table-cell office:value-type="float" office:value="54" calcext:value-type="float">
            <text:p>54</text:p>
          </table:table-cell>
          <table:table-cell table:formula="of:=VLOOKUP([.C790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206" calcext:value-type="float">
            <text:p>54206</text:p>
          </table:table-cell>
          <table:table-cell office:value-type="string" calcext:value-type="string">
            <text:p>Convención</text:p>
          </table:table-cell>
          <table:table-cell office:value-type="float" office:value="54" calcext:value-type="float">
            <text:p>54</text:p>
          </table:table-cell>
          <table:table-cell table:formula="of:=VLOOKUP([.C791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223" calcext:value-type="float">
            <text:p>54223</text:p>
          </table:table-cell>
          <table:table-cell office:value-type="string" calcext:value-type="string">
            <text:p>Cucutilla</text:p>
          </table:table-cell>
          <table:table-cell office:value-type="float" office:value="54" calcext:value-type="float">
            <text:p>54</text:p>
          </table:table-cell>
          <table:table-cell table:formula="of:=VLOOKUP([.C792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239" calcext:value-type="float">
            <text:p>54239</text:p>
          </table:table-cell>
          <table:table-cell office:value-type="string" calcext:value-type="string">
            <text:p>Durania</text:p>
          </table:table-cell>
          <table:table-cell office:value-type="float" office:value="54" calcext:value-type="float">
            <text:p>54</text:p>
          </table:table-cell>
          <table:table-cell table:formula="of:=VLOOKUP([.C793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245" calcext:value-type="float">
            <text:p>54245</text:p>
          </table:table-cell>
          <table:table-cell office:value-type="string" calcext:value-type="string">
            <text:p>El Carmen</text:p>
          </table:table-cell>
          <table:table-cell office:value-type="float" office:value="54" calcext:value-type="float">
            <text:p>54</text:p>
          </table:table-cell>
          <table:table-cell table:formula="of:=VLOOKUP([.C794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250" calcext:value-type="float">
            <text:p>54250</text:p>
          </table:table-cell>
          <table:table-cell office:value-type="string" calcext:value-type="string">
            <text:p>El Tarra</text:p>
          </table:table-cell>
          <table:table-cell office:value-type="float" office:value="54" calcext:value-type="float">
            <text:p>54</text:p>
          </table:table-cell>
          <table:table-cell table:formula="of:=VLOOKUP([.C795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261" calcext:value-type="float">
            <text:p>54261</text:p>
          </table:table-cell>
          <table:table-cell office:value-type="string" calcext:value-type="string">
            <text:p>El Zulia</text:p>
          </table:table-cell>
          <table:table-cell office:value-type="float" office:value="54" calcext:value-type="float">
            <text:p>54</text:p>
          </table:table-cell>
          <table:table-cell table:formula="of:=VLOOKUP([.C796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313" calcext:value-type="float">
            <text:p>54313</text:p>
          </table:table-cell>
          <table:table-cell office:value-type="string" calcext:value-type="string">
            <text:p>Gramalote</text:p>
          </table:table-cell>
          <table:table-cell office:value-type="float" office:value="54" calcext:value-type="float">
            <text:p>54</text:p>
          </table:table-cell>
          <table:table-cell table:formula="of:=VLOOKUP([.C797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344" calcext:value-type="float">
            <text:p>54344</text:p>
          </table:table-cell>
          <table:table-cell office:value-type="string" calcext:value-type="string">
            <text:p>Hacarí</text:p>
          </table:table-cell>
          <table:table-cell office:value-type="float" office:value="54" calcext:value-type="float">
            <text:p>54</text:p>
          </table:table-cell>
          <table:table-cell table:formula="of:=VLOOKUP([.C798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347" calcext:value-type="float">
            <text:p>54347</text:p>
          </table:table-cell>
          <table:table-cell office:value-type="string" calcext:value-type="string">
            <text:p>Herrán</text:p>
          </table:table-cell>
          <table:table-cell office:value-type="float" office:value="54" calcext:value-type="float">
            <text:p>54</text:p>
          </table:table-cell>
          <table:table-cell table:formula="of:=VLOOKUP([.C799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377" calcext:value-type="float">
            <text:p>54377</text:p>
          </table:table-cell>
          <table:table-cell office:value-type="string" calcext:value-type="string">
            <text:p>Labateca</text:p>
          </table:table-cell>
          <table:table-cell office:value-type="float" office:value="54" calcext:value-type="float">
            <text:p>54</text:p>
          </table:table-cell>
          <table:table-cell table:formula="of:=VLOOKUP([.C800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385" calcext:value-type="float">
            <text:p>54385</text:p>
          </table:table-cell>
          <table:table-cell office:value-type="string" calcext:value-type="string">
            <text:p>La Esperanza</text:p>
          </table:table-cell>
          <table:table-cell office:value-type="float" office:value="54" calcext:value-type="float">
            <text:p>54</text:p>
          </table:table-cell>
          <table:table-cell table:formula="of:=VLOOKUP([.C801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398" calcext:value-type="float">
            <text:p>54398</text:p>
          </table:table-cell>
          <table:table-cell office:value-type="string" calcext:value-type="string">
            <text:p>La Playa</text:p>
          </table:table-cell>
          <table:table-cell office:value-type="float" office:value="54" calcext:value-type="float">
            <text:p>54</text:p>
          </table:table-cell>
          <table:table-cell table:formula="of:=VLOOKUP([.C802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405" calcext:value-type="float">
            <text:p>54405</text:p>
          </table:table-cell>
          <table:table-cell office:value-type="string" calcext:value-type="string">
            <text:p>Los Patios</text:p>
          </table:table-cell>
          <table:table-cell office:value-type="float" office:value="54" calcext:value-type="float">
            <text:p>54</text:p>
          </table:table-cell>
          <table:table-cell table:formula="of:=VLOOKUP([.C803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418" calcext:value-type="float">
            <text:p>54418</text:p>
          </table:table-cell>
          <table:table-cell office:value-type="string" calcext:value-type="string">
            <text:p>Lourdes</text:p>
          </table:table-cell>
          <table:table-cell office:value-type="float" office:value="54" calcext:value-type="float">
            <text:p>54</text:p>
          </table:table-cell>
          <table:table-cell table:formula="of:=VLOOKUP([.C804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480" calcext:value-type="float">
            <text:p>54480</text:p>
          </table:table-cell>
          <table:table-cell office:value-type="string" calcext:value-type="string">
            <text:p>Mutiscua</text:p>
          </table:table-cell>
          <table:table-cell office:value-type="float" office:value="54" calcext:value-type="float">
            <text:p>54</text:p>
          </table:table-cell>
          <table:table-cell table:formula="of:=VLOOKUP([.C805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498" calcext:value-type="float">
            <text:p>54498</text:p>
          </table:table-cell>
          <table:table-cell office:value-type="string" calcext:value-type="string">
            <text:p>Ocaña</text:p>
          </table:table-cell>
          <table:table-cell office:value-type="float" office:value="54" calcext:value-type="float">
            <text:p>54</text:p>
          </table:table-cell>
          <table:table-cell table:formula="of:=VLOOKUP([.C806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518" calcext:value-type="float">
            <text:p>54518</text:p>
          </table:table-cell>
          <table:table-cell office:value-type="string" calcext:value-type="string">
            <text:p>Pamplona</text:p>
          </table:table-cell>
          <table:table-cell office:value-type="float" office:value="54" calcext:value-type="float">
            <text:p>54</text:p>
          </table:table-cell>
          <table:table-cell table:formula="of:=VLOOKUP([.C807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520" calcext:value-type="float">
            <text:p>54520</text:p>
          </table:table-cell>
          <table:table-cell office:value-type="string" calcext:value-type="string">
            <text:p>Pamplonita</text:p>
          </table:table-cell>
          <table:table-cell office:value-type="float" office:value="54" calcext:value-type="float">
            <text:p>54</text:p>
          </table:table-cell>
          <table:table-cell table:formula="of:=VLOOKUP([.C808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553" calcext:value-type="float">
            <text:p>54553</text:p>
          </table:table-cell>
          <table:table-cell office:value-type="string" calcext:value-type="string">
            <text:p>Puerto Santander</text:p>
          </table:table-cell>
          <table:table-cell office:value-type="float" office:value="54" calcext:value-type="float">
            <text:p>54</text:p>
          </table:table-cell>
          <table:table-cell table:formula="of:=VLOOKUP([.C809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599" calcext:value-type="float">
            <text:p>54599</text:p>
          </table:table-cell>
          <table:table-cell office:value-type="string" calcext:value-type="string">
            <text:p>Ragonvalia</text:p>
          </table:table-cell>
          <table:table-cell office:value-type="float" office:value="54" calcext:value-type="float">
            <text:p>54</text:p>
          </table:table-cell>
          <table:table-cell table:formula="of:=VLOOKUP([.C810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660" calcext:value-type="float">
            <text:p>54660</text:p>
          </table:table-cell>
          <table:table-cell office:value-type="string" calcext:value-type="string">
            <text:p>Salazar</text:p>
          </table:table-cell>
          <table:table-cell office:value-type="float" office:value="54" calcext:value-type="float">
            <text:p>54</text:p>
          </table:table-cell>
          <table:table-cell table:formula="of:=VLOOKUP([.C811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670" calcext:value-type="float">
            <text:p>54670</text:p>
          </table:table-cell>
          <table:table-cell office:value-type="string" calcext:value-type="string">
            <text:p>San Calixto</text:p>
          </table:table-cell>
          <table:table-cell office:value-type="float" office:value="54" calcext:value-type="float">
            <text:p>54</text:p>
          </table:table-cell>
          <table:table-cell table:formula="of:=VLOOKUP([.C812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673" calcext:value-type="float">
            <text:p>54673</text:p>
          </table:table-cell>
          <table:table-cell office:value-type="string" calcext:value-type="string">
            <text:p>San Cayetano</text:p>
          </table:table-cell>
          <table:table-cell office:value-type="float" office:value="54" calcext:value-type="float">
            <text:p>54</text:p>
          </table:table-cell>
          <table:table-cell table:formula="of:=VLOOKUP([.C813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680" calcext:value-type="float">
            <text:p>54680</text:p>
          </table:table-cell>
          <table:table-cell office:value-type="string" calcext:value-type="string">
            <text:p>Santiago</text:p>
          </table:table-cell>
          <table:table-cell office:value-type="float" office:value="54" calcext:value-type="float">
            <text:p>54</text:p>
          </table:table-cell>
          <table:table-cell table:formula="of:=VLOOKUP([.C814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720" calcext:value-type="float">
            <text:p>54720</text:p>
          </table:table-cell>
          <table:table-cell office:value-type="string" calcext:value-type="string">
            <text:p>Sardinata</text:p>
          </table:table-cell>
          <table:table-cell office:value-type="float" office:value="54" calcext:value-type="float">
            <text:p>54</text:p>
          </table:table-cell>
          <table:table-cell table:formula="of:=VLOOKUP([.C815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743" calcext:value-type="float">
            <text:p>54743</text:p>
          </table:table-cell>
          <table:table-cell office:value-type="string" calcext:value-type="string">
            <text:p>Silos</text:p>
          </table:table-cell>
          <table:table-cell office:value-type="float" office:value="54" calcext:value-type="float">
            <text:p>54</text:p>
          </table:table-cell>
          <table:table-cell table:formula="of:=VLOOKUP([.C816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800" calcext:value-type="float">
            <text:p>54800</text:p>
          </table:table-cell>
          <table:table-cell office:value-type="string" calcext:value-type="string">
            <text:p>Teorama</text:p>
          </table:table-cell>
          <table:table-cell office:value-type="float" office:value="54" calcext:value-type="float">
            <text:p>54</text:p>
          </table:table-cell>
          <table:table-cell table:formula="of:=VLOOKUP([.C817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810" calcext:value-type="float">
            <text:p>54810</text:p>
          </table:table-cell>
          <table:table-cell office:value-type="string" calcext:value-type="string">
            <text:p>Tibú</text:p>
          </table:table-cell>
          <table:table-cell office:value-type="float" office:value="54" calcext:value-type="float">
            <text:p>54</text:p>
          </table:table-cell>
          <table:table-cell table:formula="of:=VLOOKUP([.C818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820" calcext:value-type="float">
            <text:p>54820</text:p>
          </table:table-cell>
          <table:table-cell office:value-type="string" calcext:value-type="string">
            <text:p>Toledo</text:p>
          </table:table-cell>
          <table:table-cell office:value-type="float" office:value="54" calcext:value-type="float">
            <text:p>54</text:p>
          </table:table-cell>
          <table:table-cell table:formula="of:=VLOOKUP([.C819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871" calcext:value-type="float">
            <text:p>54871</text:p>
          </table:table-cell>
          <table:table-cell office:value-type="string" calcext:value-type="string">
            <text:p>Villa Caro</text:p>
          </table:table-cell>
          <table:table-cell office:value-type="float" office:value="54" calcext:value-type="float">
            <text:p>54</text:p>
          </table:table-cell>
          <table:table-cell table:formula="of:=VLOOKUP([.C820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54874" calcext:value-type="float">
            <text:p>54874</text:p>
          </table:table-cell>
          <table:table-cell office:value-type="string" calcext:value-type="string">
            <text:p>Villa del Rosario</text:p>
          </table:table-cell>
          <table:table-cell office:value-type="float" office:value="54" calcext:value-type="float">
            <text:p>54</text:p>
          </table:table-cell>
          <table:table-cell table:formula="of:=VLOOKUP([.C821];[$Depto.A$2:.B$34];2;1)" office:value-type="string" office:string-value="Norte de Santander" calcext:value-type="string">
            <text:p>Norte de Santander</text:p>
          </table:table-cell>
          <table:table-cell table:number-columns-repeated="1020"/>
        </table:table-row>
        <table:table-row table:style-name="ro1">
          <table:table-cell office:value-type="float" office:value="63001" calcext:value-type="float">
            <text:p>63001</text:p>
          </table:table-cell>
          <table:table-cell office:value-type="string" calcext:value-type="string">
            <text:p>Armenia</text:p>
          </table:table-cell>
          <table:table-cell office:value-type="float" office:value="63" calcext:value-type="float">
            <text:p>63</text:p>
          </table:table-cell>
          <table:table-cell table:formula="of:=VLOOKUP([.C822];[$Depto.A$2:.B$34];2;1)" office:value-type="string" office:string-value="Quindío" calcext:value-type="string">
            <text:p>Quindío</text:p>
          </table:table-cell>
          <table:table-cell table:number-columns-repeated="1020"/>
        </table:table-row>
        <table:table-row table:style-name="ro1">
          <table:table-cell office:value-type="float" office:value="63111" calcext:value-type="float">
            <text:p>63111</text:p>
          </table:table-cell>
          <table:table-cell office:value-type="string" calcext:value-type="string">
            <text:p>Buenavista</text:p>
          </table:table-cell>
          <table:table-cell office:value-type="float" office:value="63" calcext:value-type="float">
            <text:p>63</text:p>
          </table:table-cell>
          <table:table-cell table:formula="of:=VLOOKUP([.C823];[$Depto.A$2:.B$34];2;1)" office:value-type="string" office:string-value="Quindío" calcext:value-type="string">
            <text:p>Quindío</text:p>
          </table:table-cell>
          <table:table-cell table:number-columns-repeated="1020"/>
        </table:table-row>
        <table:table-row table:style-name="ro1">
          <table:table-cell office:value-type="float" office:value="63130" calcext:value-type="float">
            <text:p>63130</text:p>
          </table:table-cell>
          <table:table-cell office:value-type="string" calcext:value-type="string">
            <text:p>Calarcá</text:p>
          </table:table-cell>
          <table:table-cell office:value-type="float" office:value="63" calcext:value-type="float">
            <text:p>63</text:p>
          </table:table-cell>
          <table:table-cell table:formula="of:=VLOOKUP([.C824];[$Depto.A$2:.B$34];2;1)" office:value-type="string" office:string-value="Quindío" calcext:value-type="string">
            <text:p>Quindío</text:p>
          </table:table-cell>
          <table:table-cell table:number-columns-repeated="1020"/>
        </table:table-row>
        <table:table-row table:style-name="ro1">
          <table:table-cell office:value-type="float" office:value="63190" calcext:value-type="float">
            <text:p>63190</text:p>
          </table:table-cell>
          <table:table-cell office:value-type="string" calcext:value-type="string">
            <text:p>Circasia</text:p>
          </table:table-cell>
          <table:table-cell office:value-type="float" office:value="63" calcext:value-type="float">
            <text:p>63</text:p>
          </table:table-cell>
          <table:table-cell table:formula="of:=VLOOKUP([.C825];[$Depto.A$2:.B$34];2;1)" office:value-type="string" office:string-value="Quindío" calcext:value-type="string">
            <text:p>Quindío</text:p>
          </table:table-cell>
          <table:table-cell table:number-columns-repeated="1020"/>
        </table:table-row>
        <table:table-row table:style-name="ro1">
          <table:table-cell office:value-type="float" office:value="63212" calcext:value-type="float">
            <text:p>63212</text:p>
          </table:table-cell>
          <table:table-cell office:value-type="string" calcext:value-type="string">
            <text:p>Córdoba</text:p>
          </table:table-cell>
          <table:table-cell office:value-type="float" office:value="63" calcext:value-type="float">
            <text:p>63</text:p>
          </table:table-cell>
          <table:table-cell table:formula="of:=VLOOKUP([.C826];[$Depto.A$2:.B$34];2;1)" office:value-type="string" office:string-value="Quindío" calcext:value-type="string">
            <text:p>Quindío</text:p>
          </table:table-cell>
          <table:table-cell table:number-columns-repeated="1020"/>
        </table:table-row>
        <table:table-row table:style-name="ro1">
          <table:table-cell office:value-type="float" office:value="63272" calcext:value-type="float">
            <text:p>63272</text:p>
          </table:table-cell>
          <table:table-cell office:value-type="string" calcext:value-type="string">
            <text:p>Filandia</text:p>
          </table:table-cell>
          <table:table-cell office:value-type="float" office:value="63" calcext:value-type="float">
            <text:p>63</text:p>
          </table:table-cell>
          <table:table-cell table:formula="of:=VLOOKUP([.C827];[$Depto.A$2:.B$34];2;1)" office:value-type="string" office:string-value="Quindío" calcext:value-type="string">
            <text:p>Quindío</text:p>
          </table:table-cell>
          <table:table-cell table:number-columns-repeated="1020"/>
        </table:table-row>
        <table:table-row table:style-name="ro1">
          <table:table-cell office:value-type="float" office:value="63302" calcext:value-type="float">
            <text:p>63302</text:p>
          </table:table-cell>
          <table:table-cell office:value-type="string" calcext:value-type="string">
            <text:p>Génova</text:p>
          </table:table-cell>
          <table:table-cell office:value-type="float" office:value="63" calcext:value-type="float">
            <text:p>63</text:p>
          </table:table-cell>
          <table:table-cell table:formula="of:=VLOOKUP([.C828];[$Depto.A$2:.B$34];2;1)" office:value-type="string" office:string-value="Quindío" calcext:value-type="string">
            <text:p>Quindío</text:p>
          </table:table-cell>
          <table:table-cell table:number-columns-repeated="1020"/>
        </table:table-row>
        <table:table-row table:style-name="ro1">
          <table:table-cell office:value-type="float" office:value="63401" calcext:value-type="float">
            <text:p>63401</text:p>
          </table:table-cell>
          <table:table-cell office:value-type="string" calcext:value-type="string">
            <text:p>La Tebaida</text:p>
          </table:table-cell>
          <table:table-cell office:value-type="float" office:value="63" calcext:value-type="float">
            <text:p>63</text:p>
          </table:table-cell>
          <table:table-cell table:formula="of:=VLOOKUP([.C829];[$Depto.A$2:.B$34];2;1)" office:value-type="string" office:string-value="Quindío" calcext:value-type="string">
            <text:p>Quindío</text:p>
          </table:table-cell>
          <table:table-cell table:number-columns-repeated="1020"/>
        </table:table-row>
        <table:table-row table:style-name="ro1">
          <table:table-cell office:value-type="float" office:value="63470" calcext:value-type="float">
            <text:p>63470</text:p>
          </table:table-cell>
          <table:table-cell office:value-type="string" calcext:value-type="string">
            <text:p>Montenegro</text:p>
          </table:table-cell>
          <table:table-cell office:value-type="float" office:value="63" calcext:value-type="float">
            <text:p>63</text:p>
          </table:table-cell>
          <table:table-cell table:formula="of:=VLOOKUP([.C830];[$Depto.A$2:.B$34];2;1)" office:value-type="string" office:string-value="Quindío" calcext:value-type="string">
            <text:p>Quindío</text:p>
          </table:table-cell>
          <table:table-cell table:number-columns-repeated="1020"/>
        </table:table-row>
        <table:table-row table:style-name="ro1">
          <table:table-cell office:value-type="float" office:value="63548" calcext:value-type="float">
            <text:p>63548</text:p>
          </table:table-cell>
          <table:table-cell office:value-type="string" calcext:value-type="string">
            <text:p>Pijao</text:p>
          </table:table-cell>
          <table:table-cell office:value-type="float" office:value="63" calcext:value-type="float">
            <text:p>63</text:p>
          </table:table-cell>
          <table:table-cell table:formula="of:=VLOOKUP([.C831];[$Depto.A$2:.B$34];2;1)" office:value-type="string" office:string-value="Quindío" calcext:value-type="string">
            <text:p>Quindío</text:p>
          </table:table-cell>
          <table:table-cell table:number-columns-repeated="1020"/>
        </table:table-row>
        <table:table-row table:style-name="ro1">
          <table:table-cell office:value-type="float" office:value="63594" calcext:value-type="float">
            <text:p>63594</text:p>
          </table:table-cell>
          <table:table-cell office:value-type="string" calcext:value-type="string">
            <text:p>Quimbaya</text:p>
          </table:table-cell>
          <table:table-cell office:value-type="float" office:value="63" calcext:value-type="float">
            <text:p>63</text:p>
          </table:table-cell>
          <table:table-cell table:formula="of:=VLOOKUP([.C832];[$Depto.A$2:.B$34];2;1)" office:value-type="string" office:string-value="Quindío" calcext:value-type="string">
            <text:p>Quindío</text:p>
          </table:table-cell>
          <table:table-cell table:number-columns-repeated="1020"/>
        </table:table-row>
        <table:table-row table:style-name="ro1">
          <table:table-cell office:value-type="float" office:value="63690" calcext:value-type="float">
            <text:p>63690</text:p>
          </table:table-cell>
          <table:table-cell office:value-type="string" calcext:value-type="string">
            <text:p>Salento</text:p>
          </table:table-cell>
          <table:table-cell office:value-type="float" office:value="63" calcext:value-type="float">
            <text:p>63</text:p>
          </table:table-cell>
          <table:table-cell table:formula="of:=VLOOKUP([.C833];[$Depto.A$2:.B$34];2;1)" office:value-type="string" office:string-value="Quindío" calcext:value-type="string">
            <text:p>Quindío</text:p>
          </table:table-cell>
          <table:table-cell table:number-columns-repeated="1020"/>
        </table:table-row>
        <table:table-row table:style-name="ro1">
          <table:table-cell office:value-type="float" office:value="66001" calcext:value-type="float">
            <text:p>66001</text:p>
          </table:table-cell>
          <table:table-cell office:value-type="string" calcext:value-type="string">
            <text:p>Pereira</text:p>
          </table:table-cell>
          <table:table-cell office:value-type="float" office:value="66" calcext:value-type="float">
            <text:p>66</text:p>
          </table:table-cell>
          <table:table-cell table:formula="of:=VLOOKUP([.C834];[$Depto.A$2:.B$34];2;1)" office:value-type="string" office:string-value="Risaralda" calcext:value-type="string">
            <text:p>Risaralda</text:p>
          </table:table-cell>
          <table:table-cell table:number-columns-repeated="1020"/>
        </table:table-row>
        <table:table-row table:style-name="ro1">
          <table:table-cell office:value-type="float" office:value="66045" calcext:value-type="float">
            <text:p>66045</text:p>
          </table:table-cell>
          <table:table-cell office:value-type="string" calcext:value-type="string">
            <text:p>Apía</text:p>
          </table:table-cell>
          <table:table-cell office:value-type="float" office:value="66" calcext:value-type="float">
            <text:p>66</text:p>
          </table:table-cell>
          <table:table-cell table:formula="of:=VLOOKUP([.C835];[$Depto.A$2:.B$34];2;1)" office:value-type="string" office:string-value="Risaralda" calcext:value-type="string">
            <text:p>Risaralda</text:p>
          </table:table-cell>
          <table:table-cell table:number-columns-repeated="1020"/>
        </table:table-row>
        <table:table-row table:style-name="ro1">
          <table:table-cell office:value-type="float" office:value="66075" calcext:value-type="float">
            <text:p>66075</text:p>
          </table:table-cell>
          <table:table-cell office:value-type="string" calcext:value-type="string">
            <text:p>Balboa</text:p>
          </table:table-cell>
          <table:table-cell office:value-type="float" office:value="66" calcext:value-type="float">
            <text:p>66</text:p>
          </table:table-cell>
          <table:table-cell table:formula="of:=VLOOKUP([.C836];[$Depto.A$2:.B$34];2;1)" office:value-type="string" office:string-value="Risaralda" calcext:value-type="string">
            <text:p>Risaralda</text:p>
          </table:table-cell>
          <table:table-cell table:number-columns-repeated="1020"/>
        </table:table-row>
        <table:table-row table:style-name="ro1">
          <table:table-cell office:value-type="float" office:value="66088" calcext:value-type="float">
            <text:p>66088</text:p>
          </table:table-cell>
          <table:table-cell office:value-type="string" calcext:value-type="string">
            <text:p>Belén de Umbría</text:p>
          </table:table-cell>
          <table:table-cell office:value-type="float" office:value="66" calcext:value-type="float">
            <text:p>66</text:p>
          </table:table-cell>
          <table:table-cell table:formula="of:=VLOOKUP([.C837];[$Depto.A$2:.B$34];2;1)" office:value-type="string" office:string-value="Risaralda" calcext:value-type="string">
            <text:p>Risaralda</text:p>
          </table:table-cell>
          <table:table-cell table:number-columns-repeated="1020"/>
        </table:table-row>
        <table:table-row table:style-name="ro1">
          <table:table-cell office:value-type="float" office:value="66170" calcext:value-type="float">
            <text:p>66170</text:p>
          </table:table-cell>
          <table:table-cell office:value-type="string" calcext:value-type="string">
            <text:p>Dosquebradas</text:p>
          </table:table-cell>
          <table:table-cell office:value-type="float" office:value="66" calcext:value-type="float">
            <text:p>66</text:p>
          </table:table-cell>
          <table:table-cell table:formula="of:=VLOOKUP([.C838];[$Depto.A$2:.B$34];2;1)" office:value-type="string" office:string-value="Risaralda" calcext:value-type="string">
            <text:p>Risaralda</text:p>
          </table:table-cell>
          <table:table-cell table:number-columns-repeated="1020"/>
        </table:table-row>
        <table:table-row table:style-name="ro1">
          <table:table-cell office:value-type="float" office:value="66318" calcext:value-type="float">
            <text:p>66318</text:p>
          </table:table-cell>
          <table:table-cell office:value-type="string" calcext:value-type="string">
            <text:p>Guática</text:p>
          </table:table-cell>
          <table:table-cell office:value-type="float" office:value="66" calcext:value-type="float">
            <text:p>66</text:p>
          </table:table-cell>
          <table:table-cell table:formula="of:=VLOOKUP([.C839];[$Depto.A$2:.B$34];2;1)" office:value-type="string" office:string-value="Risaralda" calcext:value-type="string">
            <text:p>Risaralda</text:p>
          </table:table-cell>
          <table:table-cell table:number-columns-repeated="1020"/>
        </table:table-row>
        <table:table-row table:style-name="ro1">
          <table:table-cell office:value-type="float" office:value="66383" calcext:value-type="float">
            <text:p>66383</text:p>
          </table:table-cell>
          <table:table-cell office:value-type="string" calcext:value-type="string">
            <text:p>La Celia</text:p>
          </table:table-cell>
          <table:table-cell office:value-type="float" office:value="66" calcext:value-type="float">
            <text:p>66</text:p>
          </table:table-cell>
          <table:table-cell table:formula="of:=VLOOKUP([.C840];[$Depto.A$2:.B$34];2;1)" office:value-type="string" office:string-value="Risaralda" calcext:value-type="string">
            <text:p>Risaralda</text:p>
          </table:table-cell>
          <table:table-cell table:number-columns-repeated="1020"/>
        </table:table-row>
        <table:table-row table:style-name="ro1">
          <table:table-cell office:value-type="float" office:value="66400" calcext:value-type="float">
            <text:p>66400</text:p>
          </table:table-cell>
          <table:table-cell office:value-type="string" calcext:value-type="string">
            <text:p>La Virginia</text:p>
          </table:table-cell>
          <table:table-cell office:value-type="float" office:value="66" calcext:value-type="float">
            <text:p>66</text:p>
          </table:table-cell>
          <table:table-cell table:formula="of:=VLOOKUP([.C841];[$Depto.A$2:.B$34];2;1)" office:value-type="string" office:string-value="Risaralda" calcext:value-type="string">
            <text:p>Risaralda</text:p>
          </table:table-cell>
          <table:table-cell table:number-columns-repeated="1020"/>
        </table:table-row>
        <table:table-row table:style-name="ro1">
          <table:table-cell office:value-type="float" office:value="66440" calcext:value-type="float">
            <text:p>66440</text:p>
          </table:table-cell>
          <table:table-cell office:value-type="string" calcext:value-type="string">
            <text:p>Marsella</text:p>
          </table:table-cell>
          <table:table-cell office:value-type="float" office:value="66" calcext:value-type="float">
            <text:p>66</text:p>
          </table:table-cell>
          <table:table-cell table:formula="of:=VLOOKUP([.C842];[$Depto.A$2:.B$34];2;1)" office:value-type="string" office:string-value="Risaralda" calcext:value-type="string">
            <text:p>Risaralda</text:p>
          </table:table-cell>
          <table:table-cell table:number-columns-repeated="1020"/>
        </table:table-row>
        <table:table-row table:style-name="ro1">
          <table:table-cell office:value-type="float" office:value="66456" calcext:value-type="float">
            <text:p>66456</text:p>
          </table:table-cell>
          <table:table-cell office:value-type="string" calcext:value-type="string">
            <text:p>Mistrató</text:p>
          </table:table-cell>
          <table:table-cell office:value-type="float" office:value="66" calcext:value-type="float">
            <text:p>66</text:p>
          </table:table-cell>
          <table:table-cell table:formula="of:=VLOOKUP([.C843];[$Depto.A$2:.B$34];2;1)" office:value-type="string" office:string-value="Risaralda" calcext:value-type="string">
            <text:p>Risaralda</text:p>
          </table:table-cell>
          <table:table-cell table:number-columns-repeated="1020"/>
        </table:table-row>
        <table:table-row table:style-name="ro1">
          <table:table-cell office:value-type="float" office:value="66572" calcext:value-type="float">
            <text:p>66572</text:p>
          </table:table-cell>
          <table:table-cell office:value-type="string" calcext:value-type="string">
            <text:p>Pueblo Rico</text:p>
          </table:table-cell>
          <table:table-cell office:value-type="float" office:value="66" calcext:value-type="float">
            <text:p>66</text:p>
          </table:table-cell>
          <table:table-cell table:formula="of:=VLOOKUP([.C844];[$Depto.A$2:.B$34];2;1)" office:value-type="string" office:string-value="Risaralda" calcext:value-type="string">
            <text:p>Risaralda</text:p>
          </table:table-cell>
          <table:table-cell table:number-columns-repeated="1020"/>
        </table:table-row>
        <table:table-row table:style-name="ro1">
          <table:table-cell office:value-type="float" office:value="66594" calcext:value-type="float">
            <text:p>66594</text:p>
          </table:table-cell>
          <table:table-cell office:value-type="string" calcext:value-type="string">
            <text:p>Quinchía</text:p>
          </table:table-cell>
          <table:table-cell office:value-type="float" office:value="66" calcext:value-type="float">
            <text:p>66</text:p>
          </table:table-cell>
          <table:table-cell table:formula="of:=VLOOKUP([.C845];[$Depto.A$2:.B$34];2;1)" office:value-type="string" office:string-value="Risaralda" calcext:value-type="string">
            <text:p>Risaralda</text:p>
          </table:table-cell>
          <table:table-cell table:number-columns-repeated="1020"/>
        </table:table-row>
        <table:table-row table:style-name="ro1">
          <table:table-cell office:value-type="float" office:value="66682" calcext:value-type="float">
            <text:p>66682</text:p>
          </table:table-cell>
          <table:table-cell office:value-type="string" calcext:value-type="string">
            <text:p>Santa Rosa de Cabal</text:p>
          </table:table-cell>
          <table:table-cell office:value-type="float" office:value="66" calcext:value-type="float">
            <text:p>66</text:p>
          </table:table-cell>
          <table:table-cell table:formula="of:=VLOOKUP([.C846];[$Depto.A$2:.B$34];2;1)" office:value-type="string" office:string-value="Risaralda" calcext:value-type="string">
            <text:p>Risaralda</text:p>
          </table:table-cell>
          <table:table-cell table:number-columns-repeated="1020"/>
        </table:table-row>
        <table:table-row table:style-name="ro1">
          <table:table-cell office:value-type="float" office:value="66687" calcext:value-type="float">
            <text:p>66687</text:p>
          </table:table-cell>
          <table:table-cell office:value-type="string" calcext:value-type="string">
            <text:p>Santuario</text:p>
          </table:table-cell>
          <table:table-cell office:value-type="float" office:value="66" calcext:value-type="float">
            <text:p>66</text:p>
          </table:table-cell>
          <table:table-cell table:formula="of:=VLOOKUP([.C847];[$Depto.A$2:.B$34];2;1)" office:value-type="string" office:string-value="Risaralda" calcext:value-type="string">
            <text:p>Risaralda</text:p>
          </table:table-cell>
          <table:table-cell table:number-columns-repeated="1020"/>
        </table:table-row>
        <table:table-row table:style-name="ro1">
          <table:table-cell office:value-type="float" office:value="68001" calcext:value-type="float">
            <text:p>68001</text:p>
          </table:table-cell>
          <table:table-cell office:value-type="string" calcext:value-type="string">
            <text:p>Bucaramanga</text:p>
          </table:table-cell>
          <table:table-cell office:value-type="float" office:value="68" calcext:value-type="float">
            <text:p>68</text:p>
          </table:table-cell>
          <table:table-cell table:formula="of:=VLOOKUP([.C848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013" calcext:value-type="float">
            <text:p>68013</text:p>
          </table:table-cell>
          <table:table-cell office:value-type="string" calcext:value-type="string">
            <text:p>Aguada</text:p>
          </table:table-cell>
          <table:table-cell office:value-type="float" office:value="68" calcext:value-type="float">
            <text:p>68</text:p>
          </table:table-cell>
          <table:table-cell table:formula="of:=VLOOKUP([.C849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020" calcext:value-type="float">
            <text:p>68020</text:p>
          </table:table-cell>
          <table:table-cell office:value-type="string" calcext:value-type="string">
            <text:p>Albania</text:p>
          </table:table-cell>
          <table:table-cell office:value-type="float" office:value="68" calcext:value-type="float">
            <text:p>68</text:p>
          </table:table-cell>
          <table:table-cell table:formula="of:=VLOOKUP([.C850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051" calcext:value-type="float">
            <text:p>68051</text:p>
          </table:table-cell>
          <table:table-cell office:value-type="string" calcext:value-type="string">
            <text:p>Aratoca</text:p>
          </table:table-cell>
          <table:table-cell office:value-type="float" office:value="68" calcext:value-type="float">
            <text:p>68</text:p>
          </table:table-cell>
          <table:table-cell table:formula="of:=VLOOKUP([.C851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077" calcext:value-type="float">
            <text:p>68077</text:p>
          </table:table-cell>
          <table:table-cell office:value-type="string" calcext:value-type="string">
            <text:p>Barbosa</text:p>
          </table:table-cell>
          <table:table-cell office:value-type="float" office:value="68" calcext:value-type="float">
            <text:p>68</text:p>
          </table:table-cell>
          <table:table-cell table:formula="of:=VLOOKUP([.C852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079" calcext:value-type="float">
            <text:p>68079</text:p>
          </table:table-cell>
          <table:table-cell office:value-type="string" calcext:value-type="string">
            <text:p>Barichara</text:p>
          </table:table-cell>
          <table:table-cell office:value-type="float" office:value="68" calcext:value-type="float">
            <text:p>68</text:p>
          </table:table-cell>
          <table:table-cell table:formula="of:=VLOOKUP([.C853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081" calcext:value-type="float">
            <text:p>68081</text:p>
          </table:table-cell>
          <table:table-cell office:value-type="string" calcext:value-type="string">
            <text:p>Barrancabermeja</text:p>
          </table:table-cell>
          <table:table-cell office:value-type="float" office:value="68" calcext:value-type="float">
            <text:p>68</text:p>
          </table:table-cell>
          <table:table-cell table:formula="of:=VLOOKUP([.C854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092" calcext:value-type="float">
            <text:p>68092</text:p>
          </table:table-cell>
          <table:table-cell office:value-type="string" calcext:value-type="string">
            <text:p>Betulia</text:p>
          </table:table-cell>
          <table:table-cell office:value-type="float" office:value="68" calcext:value-type="float">
            <text:p>68</text:p>
          </table:table-cell>
          <table:table-cell table:formula="of:=VLOOKUP([.C855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101" calcext:value-type="float">
            <text:p>68101</text:p>
          </table:table-cell>
          <table:table-cell office:value-type="string" calcext:value-type="string">
            <text:p>Bolívar</text:p>
          </table:table-cell>
          <table:table-cell office:value-type="float" office:value="68" calcext:value-type="float">
            <text:p>68</text:p>
          </table:table-cell>
          <table:table-cell table:formula="of:=VLOOKUP([.C856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121" calcext:value-type="float">
            <text:p>68121</text:p>
          </table:table-cell>
          <table:table-cell office:value-type="string" calcext:value-type="string">
            <text:p>Cabrera</text:p>
          </table:table-cell>
          <table:table-cell office:value-type="float" office:value="68" calcext:value-type="float">
            <text:p>68</text:p>
          </table:table-cell>
          <table:table-cell table:formula="of:=VLOOKUP([.C857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132" calcext:value-type="float">
            <text:p>68132</text:p>
          </table:table-cell>
          <table:table-cell office:value-type="string" calcext:value-type="string">
            <text:p>California</text:p>
          </table:table-cell>
          <table:table-cell office:value-type="float" office:value="68" calcext:value-type="float">
            <text:p>68</text:p>
          </table:table-cell>
          <table:table-cell table:formula="of:=VLOOKUP([.C858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147" calcext:value-type="float">
            <text:p>68147</text:p>
          </table:table-cell>
          <table:table-cell office:value-type="string" calcext:value-type="string">
            <text:p>Capitanejo</text:p>
          </table:table-cell>
          <table:table-cell office:value-type="float" office:value="68" calcext:value-type="float">
            <text:p>68</text:p>
          </table:table-cell>
          <table:table-cell table:formula="of:=VLOOKUP([.C859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152" calcext:value-type="float">
            <text:p>68152</text:p>
          </table:table-cell>
          <table:table-cell office:value-type="string" calcext:value-type="string">
            <text:p>Carcasí</text:p>
          </table:table-cell>
          <table:table-cell office:value-type="float" office:value="68" calcext:value-type="float">
            <text:p>68</text:p>
          </table:table-cell>
          <table:table-cell table:formula="of:=VLOOKUP([.C860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160" calcext:value-type="float">
            <text:p>68160</text:p>
          </table:table-cell>
          <table:table-cell office:value-type="string" calcext:value-type="string">
            <text:p>Cepitá</text:p>
          </table:table-cell>
          <table:table-cell office:value-type="float" office:value="68" calcext:value-type="float">
            <text:p>68</text:p>
          </table:table-cell>
          <table:table-cell table:formula="of:=VLOOKUP([.C861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162" calcext:value-type="float">
            <text:p>68162</text:p>
          </table:table-cell>
          <table:table-cell office:value-type="string" calcext:value-type="string">
            <text:p>Cerrito</text:p>
          </table:table-cell>
          <table:table-cell office:value-type="float" office:value="68" calcext:value-type="float">
            <text:p>68</text:p>
          </table:table-cell>
          <table:table-cell table:formula="of:=VLOOKUP([.C862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167" calcext:value-type="float">
            <text:p>68167</text:p>
          </table:table-cell>
          <table:table-cell office:value-type="string" calcext:value-type="string">
            <text:p>Charalá</text:p>
          </table:table-cell>
          <table:table-cell office:value-type="float" office:value="68" calcext:value-type="float">
            <text:p>68</text:p>
          </table:table-cell>
          <table:table-cell table:formula="of:=VLOOKUP([.C863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169" calcext:value-type="float">
            <text:p>68169</text:p>
          </table:table-cell>
          <table:table-cell office:value-type="string" calcext:value-type="string">
            <text:p>Charta</text:p>
          </table:table-cell>
          <table:table-cell office:value-type="float" office:value="68" calcext:value-type="float">
            <text:p>68</text:p>
          </table:table-cell>
          <table:table-cell table:formula="of:=VLOOKUP([.C864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176" calcext:value-type="float">
            <text:p>68176</text:p>
          </table:table-cell>
          <table:table-cell office:value-type="string" calcext:value-type="string">
            <text:p>Chimá</text:p>
          </table:table-cell>
          <table:table-cell office:value-type="float" office:value="68" calcext:value-type="float">
            <text:p>68</text:p>
          </table:table-cell>
          <table:table-cell table:formula="of:=VLOOKUP([.C865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179" calcext:value-type="float">
            <text:p>68179</text:p>
          </table:table-cell>
          <table:table-cell office:value-type="string" calcext:value-type="string">
            <text:p>Chipatá</text:p>
          </table:table-cell>
          <table:table-cell office:value-type="float" office:value="68" calcext:value-type="float">
            <text:p>68</text:p>
          </table:table-cell>
          <table:table-cell table:formula="of:=VLOOKUP([.C866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190" calcext:value-type="float">
            <text:p>68190</text:p>
          </table:table-cell>
          <table:table-cell office:value-type="string" calcext:value-type="string">
            <text:p>Cimitarra</text:p>
          </table:table-cell>
          <table:table-cell office:value-type="float" office:value="68" calcext:value-type="float">
            <text:p>68</text:p>
          </table:table-cell>
          <table:table-cell table:formula="of:=VLOOKUP([.C867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207" calcext:value-type="float">
            <text:p>68207</text:p>
          </table:table-cell>
          <table:table-cell office:value-type="string" calcext:value-type="string">
            <text:p>Concepción</text:p>
          </table:table-cell>
          <table:table-cell office:value-type="float" office:value="68" calcext:value-type="float">
            <text:p>68</text:p>
          </table:table-cell>
          <table:table-cell table:formula="of:=VLOOKUP([.C868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209" calcext:value-type="float">
            <text:p>68209</text:p>
          </table:table-cell>
          <table:table-cell office:value-type="string" calcext:value-type="string">
            <text:p>Confines</text:p>
          </table:table-cell>
          <table:table-cell office:value-type="float" office:value="68" calcext:value-type="float">
            <text:p>68</text:p>
          </table:table-cell>
          <table:table-cell table:formula="of:=VLOOKUP([.C869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211" calcext:value-type="float">
            <text:p>68211</text:p>
          </table:table-cell>
          <table:table-cell office:value-type="string" calcext:value-type="string">
            <text:p>Contratación</text:p>
          </table:table-cell>
          <table:table-cell office:value-type="float" office:value="68" calcext:value-type="float">
            <text:p>68</text:p>
          </table:table-cell>
          <table:table-cell table:formula="of:=VLOOKUP([.C870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217" calcext:value-type="float">
            <text:p>68217</text:p>
          </table:table-cell>
          <table:table-cell office:value-type="string" calcext:value-type="string">
            <text:p>Coromoro</text:p>
          </table:table-cell>
          <table:table-cell office:value-type="float" office:value="68" calcext:value-type="float">
            <text:p>68</text:p>
          </table:table-cell>
          <table:table-cell table:formula="of:=VLOOKUP([.C871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229" calcext:value-type="float">
            <text:p>68229</text:p>
          </table:table-cell>
          <table:table-cell office:value-type="string" calcext:value-type="string">
            <text:p>Curití</text:p>
          </table:table-cell>
          <table:table-cell office:value-type="float" office:value="68" calcext:value-type="float">
            <text:p>68</text:p>
          </table:table-cell>
          <table:table-cell table:formula="of:=VLOOKUP([.C872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235" calcext:value-type="float">
            <text:p>68235</text:p>
          </table:table-cell>
          <table:table-cell office:value-type="string" calcext:value-type="string">
            <text:p>El Carmen de Chucurí</text:p>
          </table:table-cell>
          <table:table-cell office:value-type="float" office:value="68" calcext:value-type="float">
            <text:p>68</text:p>
          </table:table-cell>
          <table:table-cell table:formula="of:=VLOOKUP([.C873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245" calcext:value-type="float">
            <text:p>68245</text:p>
          </table:table-cell>
          <table:table-cell office:value-type="string" calcext:value-type="string">
            <text:p>El Guacamayo</text:p>
          </table:table-cell>
          <table:table-cell office:value-type="float" office:value="68" calcext:value-type="float">
            <text:p>68</text:p>
          </table:table-cell>
          <table:table-cell table:formula="of:=VLOOKUP([.C874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250" calcext:value-type="float">
            <text:p>68250</text:p>
          </table:table-cell>
          <table:table-cell office:value-type="string" calcext:value-type="string">
            <text:p>El Peñón</text:p>
          </table:table-cell>
          <table:table-cell office:value-type="float" office:value="68" calcext:value-type="float">
            <text:p>68</text:p>
          </table:table-cell>
          <table:table-cell table:formula="of:=VLOOKUP([.C875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255" calcext:value-type="float">
            <text:p>68255</text:p>
          </table:table-cell>
          <table:table-cell office:value-type="string" calcext:value-type="string">
            <text:p>El Playón</text:p>
          </table:table-cell>
          <table:table-cell office:value-type="float" office:value="68" calcext:value-type="float">
            <text:p>68</text:p>
          </table:table-cell>
          <table:table-cell table:formula="of:=VLOOKUP([.C876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264" calcext:value-type="float">
            <text:p>68264</text:p>
          </table:table-cell>
          <table:table-cell office:value-type="string" calcext:value-type="string">
            <text:p>Encino</text:p>
          </table:table-cell>
          <table:table-cell office:value-type="float" office:value="68" calcext:value-type="float">
            <text:p>68</text:p>
          </table:table-cell>
          <table:table-cell table:formula="of:=VLOOKUP([.C877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266" calcext:value-type="float">
            <text:p>68266</text:p>
          </table:table-cell>
          <table:table-cell office:value-type="string" calcext:value-type="string">
            <text:p>Enciso</text:p>
          </table:table-cell>
          <table:table-cell office:value-type="float" office:value="68" calcext:value-type="float">
            <text:p>68</text:p>
          </table:table-cell>
          <table:table-cell table:formula="of:=VLOOKUP([.C878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271" calcext:value-type="float">
            <text:p>68271</text:p>
          </table:table-cell>
          <table:table-cell office:value-type="string" calcext:value-type="string">
            <text:p>Florián</text:p>
          </table:table-cell>
          <table:table-cell office:value-type="float" office:value="68" calcext:value-type="float">
            <text:p>68</text:p>
          </table:table-cell>
          <table:table-cell table:formula="of:=VLOOKUP([.C879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276" calcext:value-type="float">
            <text:p>68276</text:p>
          </table:table-cell>
          <table:table-cell office:value-type="string" calcext:value-type="string">
            <text:p>Floridablanca</text:p>
          </table:table-cell>
          <table:table-cell office:value-type="float" office:value="68" calcext:value-type="float">
            <text:p>68</text:p>
          </table:table-cell>
          <table:table-cell table:formula="of:=VLOOKUP([.C880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296" calcext:value-type="float">
            <text:p>68296</text:p>
          </table:table-cell>
          <table:table-cell office:value-type="string" calcext:value-type="string">
            <text:p>Galán</text:p>
          </table:table-cell>
          <table:table-cell office:value-type="float" office:value="68" calcext:value-type="float">
            <text:p>68</text:p>
          </table:table-cell>
          <table:table-cell table:formula="of:=VLOOKUP([.C881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298" calcext:value-type="float">
            <text:p>68298</text:p>
          </table:table-cell>
          <table:table-cell office:value-type="string" calcext:value-type="string">
            <text:p>Gambita</text:p>
          </table:table-cell>
          <table:table-cell office:value-type="float" office:value="68" calcext:value-type="float">
            <text:p>68</text:p>
          </table:table-cell>
          <table:table-cell table:formula="of:=VLOOKUP([.C882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307" calcext:value-type="float">
            <text:p>68307</text:p>
          </table:table-cell>
          <table:table-cell office:value-type="string" calcext:value-type="string">
            <text:p>Girón</text:p>
          </table:table-cell>
          <table:table-cell office:value-type="float" office:value="68" calcext:value-type="float">
            <text:p>68</text:p>
          </table:table-cell>
          <table:table-cell table:formula="of:=VLOOKUP([.C883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318" calcext:value-type="float">
            <text:p>68318</text:p>
          </table:table-cell>
          <table:table-cell office:value-type="string" calcext:value-type="string">
            <text:p>Guaca</text:p>
          </table:table-cell>
          <table:table-cell office:value-type="float" office:value="68" calcext:value-type="float">
            <text:p>68</text:p>
          </table:table-cell>
          <table:table-cell table:formula="of:=VLOOKUP([.C884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320" calcext:value-type="float">
            <text:p>68320</text:p>
          </table:table-cell>
          <table:table-cell office:value-type="string" calcext:value-type="string">
            <text:p>Guadalupe</text:p>
          </table:table-cell>
          <table:table-cell office:value-type="float" office:value="68" calcext:value-type="float">
            <text:p>68</text:p>
          </table:table-cell>
          <table:table-cell table:formula="of:=VLOOKUP([.C885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322" calcext:value-type="float">
            <text:p>68322</text:p>
          </table:table-cell>
          <table:table-cell office:value-type="string" calcext:value-type="string">
            <text:p>Guapotá</text:p>
          </table:table-cell>
          <table:table-cell office:value-type="float" office:value="68" calcext:value-type="float">
            <text:p>68</text:p>
          </table:table-cell>
          <table:table-cell table:formula="of:=VLOOKUP([.C886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324" calcext:value-type="float">
            <text:p>68324</text:p>
          </table:table-cell>
          <table:table-cell office:value-type="string" calcext:value-type="string">
            <text:p>Guavatá</text:p>
          </table:table-cell>
          <table:table-cell office:value-type="float" office:value="68" calcext:value-type="float">
            <text:p>68</text:p>
          </table:table-cell>
          <table:table-cell table:formula="of:=VLOOKUP([.C887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327" calcext:value-type="float">
            <text:p>68327</text:p>
          </table:table-cell>
          <table:table-cell office:value-type="string" calcext:value-type="string">
            <text:p>Güepsa</text:p>
          </table:table-cell>
          <table:table-cell office:value-type="float" office:value="68" calcext:value-type="float">
            <text:p>68</text:p>
          </table:table-cell>
          <table:table-cell table:formula="of:=VLOOKUP([.C888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344" calcext:value-type="float">
            <text:p>68344</text:p>
          </table:table-cell>
          <table:table-cell office:value-type="string" calcext:value-type="string">
            <text:p>Hato</text:p>
          </table:table-cell>
          <table:table-cell office:value-type="float" office:value="68" calcext:value-type="float">
            <text:p>68</text:p>
          </table:table-cell>
          <table:table-cell table:formula="of:=VLOOKUP([.C889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368" calcext:value-type="float">
            <text:p>68368</text:p>
          </table:table-cell>
          <table:table-cell office:value-type="string" calcext:value-type="string">
            <text:p>Jesús María</text:p>
          </table:table-cell>
          <table:table-cell office:value-type="float" office:value="68" calcext:value-type="float">
            <text:p>68</text:p>
          </table:table-cell>
          <table:table-cell table:formula="of:=VLOOKUP([.C890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370" calcext:value-type="float">
            <text:p>68370</text:p>
          </table:table-cell>
          <table:table-cell office:value-type="string" calcext:value-type="string">
            <text:p>Jordán</text:p>
          </table:table-cell>
          <table:table-cell office:value-type="float" office:value="68" calcext:value-type="float">
            <text:p>68</text:p>
          </table:table-cell>
          <table:table-cell table:formula="of:=VLOOKUP([.C891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377" calcext:value-type="float">
            <text:p>68377</text:p>
          </table:table-cell>
          <table:table-cell office:value-type="string" calcext:value-type="string">
            <text:p>La Belleza</text:p>
          </table:table-cell>
          <table:table-cell office:value-type="float" office:value="68" calcext:value-type="float">
            <text:p>68</text:p>
          </table:table-cell>
          <table:table-cell table:formula="of:=VLOOKUP([.C892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385" calcext:value-type="float">
            <text:p>68385</text:p>
          </table:table-cell>
          <table:table-cell office:value-type="string" calcext:value-type="string">
            <text:p>Landázuri</text:p>
          </table:table-cell>
          <table:table-cell office:value-type="float" office:value="68" calcext:value-type="float">
            <text:p>68</text:p>
          </table:table-cell>
          <table:table-cell table:formula="of:=VLOOKUP([.C893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397" calcext:value-type="float">
            <text:p>68397</text:p>
          </table:table-cell>
          <table:table-cell office:value-type="string" calcext:value-type="string">
            <text:p>La Paz</text:p>
          </table:table-cell>
          <table:table-cell office:value-type="float" office:value="68" calcext:value-type="float">
            <text:p>68</text:p>
          </table:table-cell>
          <table:table-cell table:formula="of:=VLOOKUP([.C894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406" calcext:value-type="float">
            <text:p>68406</text:p>
          </table:table-cell>
          <table:table-cell office:value-type="string" calcext:value-type="string">
            <text:p>Lebríja</text:p>
          </table:table-cell>
          <table:table-cell office:value-type="float" office:value="68" calcext:value-type="float">
            <text:p>68</text:p>
          </table:table-cell>
          <table:table-cell table:formula="of:=VLOOKUP([.C895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418" calcext:value-type="float">
            <text:p>68418</text:p>
          </table:table-cell>
          <table:table-cell office:value-type="string" calcext:value-type="string">
            <text:p>Los Santos</text:p>
          </table:table-cell>
          <table:table-cell office:value-type="float" office:value="68" calcext:value-type="float">
            <text:p>68</text:p>
          </table:table-cell>
          <table:table-cell table:formula="of:=VLOOKUP([.C896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425" calcext:value-type="float">
            <text:p>68425</text:p>
          </table:table-cell>
          <table:table-cell office:value-type="string" calcext:value-type="string">
            <text:p>Macaravita</text:p>
          </table:table-cell>
          <table:table-cell office:value-type="float" office:value="68" calcext:value-type="float">
            <text:p>68</text:p>
          </table:table-cell>
          <table:table-cell table:formula="of:=VLOOKUP([.C897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432" calcext:value-type="float">
            <text:p>68432</text:p>
          </table:table-cell>
          <table:table-cell office:value-type="string" calcext:value-type="string">
            <text:p>Málaga</text:p>
          </table:table-cell>
          <table:table-cell office:value-type="float" office:value="68" calcext:value-type="float">
            <text:p>68</text:p>
          </table:table-cell>
          <table:table-cell table:formula="of:=VLOOKUP([.C898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444" calcext:value-type="float">
            <text:p>68444</text:p>
          </table:table-cell>
          <table:table-cell office:value-type="string" calcext:value-type="string">
            <text:p>Matanza</text:p>
          </table:table-cell>
          <table:table-cell office:value-type="float" office:value="68" calcext:value-type="float">
            <text:p>68</text:p>
          </table:table-cell>
          <table:table-cell table:formula="of:=VLOOKUP([.C899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464" calcext:value-type="float">
            <text:p>68464</text:p>
          </table:table-cell>
          <table:table-cell office:value-type="string" calcext:value-type="string">
            <text:p>Mogotes</text:p>
          </table:table-cell>
          <table:table-cell office:value-type="float" office:value="68" calcext:value-type="float">
            <text:p>68</text:p>
          </table:table-cell>
          <table:table-cell table:formula="of:=VLOOKUP([.C900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468" calcext:value-type="float">
            <text:p>68468</text:p>
          </table:table-cell>
          <table:table-cell office:value-type="string" calcext:value-type="string">
            <text:p>Molagavita</text:p>
          </table:table-cell>
          <table:table-cell office:value-type="float" office:value="68" calcext:value-type="float">
            <text:p>68</text:p>
          </table:table-cell>
          <table:table-cell table:formula="of:=VLOOKUP([.C901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498" calcext:value-type="float">
            <text:p>68498</text:p>
          </table:table-cell>
          <table:table-cell office:value-type="string" calcext:value-type="string">
            <text:p>Ocamonte</text:p>
          </table:table-cell>
          <table:table-cell office:value-type="float" office:value="68" calcext:value-type="float">
            <text:p>68</text:p>
          </table:table-cell>
          <table:table-cell table:formula="of:=VLOOKUP([.C902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500" calcext:value-type="float">
            <text:p>68500</text:p>
          </table:table-cell>
          <table:table-cell office:value-type="string" calcext:value-type="string">
            <text:p>Oiba</text:p>
          </table:table-cell>
          <table:table-cell office:value-type="float" office:value="68" calcext:value-type="float">
            <text:p>68</text:p>
          </table:table-cell>
          <table:table-cell table:formula="of:=VLOOKUP([.C903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502" calcext:value-type="float">
            <text:p>68502</text:p>
          </table:table-cell>
          <table:table-cell office:value-type="string" calcext:value-type="string">
            <text:p>Onzaga</text:p>
          </table:table-cell>
          <table:table-cell office:value-type="float" office:value="68" calcext:value-type="float">
            <text:p>68</text:p>
          </table:table-cell>
          <table:table-cell table:formula="of:=VLOOKUP([.C904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522" calcext:value-type="float">
            <text:p>68522</text:p>
          </table:table-cell>
          <table:table-cell office:value-type="string" calcext:value-type="string">
            <text:p>Palmar</text:p>
          </table:table-cell>
          <table:table-cell office:value-type="float" office:value="68" calcext:value-type="float">
            <text:p>68</text:p>
          </table:table-cell>
          <table:table-cell table:formula="of:=VLOOKUP([.C905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524" calcext:value-type="float">
            <text:p>68524</text:p>
          </table:table-cell>
          <table:table-cell office:value-type="string" calcext:value-type="string">
            <text:p>Palmas del Socorro</text:p>
          </table:table-cell>
          <table:table-cell office:value-type="float" office:value="68" calcext:value-type="float">
            <text:p>68</text:p>
          </table:table-cell>
          <table:table-cell table:formula="of:=VLOOKUP([.C906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533" calcext:value-type="float">
            <text:p>68533</text:p>
          </table:table-cell>
          <table:table-cell office:value-type="string" calcext:value-type="string">
            <text:p>Páramo</text:p>
          </table:table-cell>
          <table:table-cell office:value-type="float" office:value="68" calcext:value-type="float">
            <text:p>68</text:p>
          </table:table-cell>
          <table:table-cell table:formula="of:=VLOOKUP([.C907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547" calcext:value-type="float">
            <text:p>68547</text:p>
          </table:table-cell>
          <table:table-cell office:value-type="string" calcext:value-type="string">
            <text:p>Piedecuesta</text:p>
          </table:table-cell>
          <table:table-cell office:value-type="float" office:value="68" calcext:value-type="float">
            <text:p>68</text:p>
          </table:table-cell>
          <table:table-cell table:formula="of:=VLOOKUP([.C908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549" calcext:value-type="float">
            <text:p>68549</text:p>
          </table:table-cell>
          <table:table-cell office:value-type="string" calcext:value-type="string">
            <text:p>Pinchote</text:p>
          </table:table-cell>
          <table:table-cell office:value-type="float" office:value="68" calcext:value-type="float">
            <text:p>68</text:p>
          </table:table-cell>
          <table:table-cell table:formula="of:=VLOOKUP([.C909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572" calcext:value-type="float">
            <text:p>68572</text:p>
          </table:table-cell>
          <table:table-cell office:value-type="string" calcext:value-type="string">
            <text:p>Puente Nacional</text:p>
          </table:table-cell>
          <table:table-cell office:value-type="float" office:value="68" calcext:value-type="float">
            <text:p>68</text:p>
          </table:table-cell>
          <table:table-cell table:formula="of:=VLOOKUP([.C910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573" calcext:value-type="float">
            <text:p>68573</text:p>
          </table:table-cell>
          <table:table-cell office:value-type="string" calcext:value-type="string">
            <text:p>Puerto Parra</text:p>
          </table:table-cell>
          <table:table-cell office:value-type="float" office:value="68" calcext:value-type="float">
            <text:p>68</text:p>
          </table:table-cell>
          <table:table-cell table:formula="of:=VLOOKUP([.C911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575" calcext:value-type="float">
            <text:p>68575</text:p>
          </table:table-cell>
          <table:table-cell office:value-type="string" calcext:value-type="string">
            <text:p>Puerto Wilches</text:p>
          </table:table-cell>
          <table:table-cell office:value-type="float" office:value="68" calcext:value-type="float">
            <text:p>68</text:p>
          </table:table-cell>
          <table:table-cell table:formula="of:=VLOOKUP([.C912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615" calcext:value-type="float">
            <text:p>68615</text:p>
          </table:table-cell>
          <table:table-cell office:value-type="string" calcext:value-type="string">
            <text:p>Rionegro</text:p>
          </table:table-cell>
          <table:table-cell office:value-type="float" office:value="68" calcext:value-type="float">
            <text:p>68</text:p>
          </table:table-cell>
          <table:table-cell table:formula="of:=VLOOKUP([.C913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655" calcext:value-type="float">
            <text:p>68655</text:p>
          </table:table-cell>
          <table:table-cell office:value-type="string" calcext:value-type="string">
            <text:p>Sabana de Torres</text:p>
          </table:table-cell>
          <table:table-cell office:value-type="float" office:value="68" calcext:value-type="float">
            <text:p>68</text:p>
          </table:table-cell>
          <table:table-cell table:formula="of:=VLOOKUP([.C914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669" calcext:value-type="float">
            <text:p>68669</text:p>
          </table:table-cell>
          <table:table-cell office:value-type="string" calcext:value-type="string">
            <text:p>San Andrés</text:p>
          </table:table-cell>
          <table:table-cell office:value-type="float" office:value="68" calcext:value-type="float">
            <text:p>68</text:p>
          </table:table-cell>
          <table:table-cell table:formula="of:=VLOOKUP([.C915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673" calcext:value-type="float">
            <text:p>68673</text:p>
          </table:table-cell>
          <table:table-cell office:value-type="string" calcext:value-type="string">
            <text:p>San Benito</text:p>
          </table:table-cell>
          <table:table-cell office:value-type="float" office:value="68" calcext:value-type="float">
            <text:p>68</text:p>
          </table:table-cell>
          <table:table-cell table:formula="of:=VLOOKUP([.C916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679" calcext:value-type="float">
            <text:p>68679</text:p>
          </table:table-cell>
          <table:table-cell office:value-type="string" calcext:value-type="string">
            <text:p>San Gil</text:p>
          </table:table-cell>
          <table:table-cell office:value-type="float" office:value="68" calcext:value-type="float">
            <text:p>68</text:p>
          </table:table-cell>
          <table:table-cell table:formula="of:=VLOOKUP([.C917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682" calcext:value-type="float">
            <text:p>68682</text:p>
          </table:table-cell>
          <table:table-cell office:value-type="string" calcext:value-type="string">
            <text:p>San Joaquín</text:p>
          </table:table-cell>
          <table:table-cell office:value-type="float" office:value="68" calcext:value-type="float">
            <text:p>68</text:p>
          </table:table-cell>
          <table:table-cell table:formula="of:=VLOOKUP([.C918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684" calcext:value-type="float">
            <text:p>68684</text:p>
          </table:table-cell>
          <table:table-cell office:value-type="string" calcext:value-type="string">
            <text:p>San José de Miranda</text:p>
          </table:table-cell>
          <table:table-cell office:value-type="float" office:value="68" calcext:value-type="float">
            <text:p>68</text:p>
          </table:table-cell>
          <table:table-cell table:formula="of:=VLOOKUP([.C919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686" calcext:value-type="float">
            <text:p>68686</text:p>
          </table:table-cell>
          <table:table-cell office:value-type="string" calcext:value-type="string">
            <text:p>San Miguel</text:p>
          </table:table-cell>
          <table:table-cell office:value-type="float" office:value="68" calcext:value-type="float">
            <text:p>68</text:p>
          </table:table-cell>
          <table:table-cell table:formula="of:=VLOOKUP([.C920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689" calcext:value-type="float">
            <text:p>68689</text:p>
          </table:table-cell>
          <table:table-cell office:value-type="string" calcext:value-type="string">
            <text:p>San Vicente de Chucurí</text:p>
          </table:table-cell>
          <table:table-cell office:value-type="float" office:value="68" calcext:value-type="float">
            <text:p>68</text:p>
          </table:table-cell>
          <table:table-cell table:formula="of:=VLOOKUP([.C921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705" calcext:value-type="float">
            <text:p>68705</text:p>
          </table:table-cell>
          <table:table-cell office:value-type="string" calcext:value-type="string">
            <text:p>Santa Bárbara</text:p>
          </table:table-cell>
          <table:table-cell office:value-type="float" office:value="68" calcext:value-type="float">
            <text:p>68</text:p>
          </table:table-cell>
          <table:table-cell table:formula="of:=VLOOKUP([.C922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720" calcext:value-type="float">
            <text:p>68720</text:p>
          </table:table-cell>
          <table:table-cell office:value-type="string" calcext:value-type="string">
            <text:p>Santa Helena del Opón</text:p>
          </table:table-cell>
          <table:table-cell office:value-type="float" office:value="68" calcext:value-type="float">
            <text:p>68</text:p>
          </table:table-cell>
          <table:table-cell table:formula="of:=VLOOKUP([.C923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745" calcext:value-type="float">
            <text:p>68745</text:p>
          </table:table-cell>
          <table:table-cell office:value-type="string" calcext:value-type="string">
            <text:p>Simacota</text:p>
          </table:table-cell>
          <table:table-cell office:value-type="float" office:value="68" calcext:value-type="float">
            <text:p>68</text:p>
          </table:table-cell>
          <table:table-cell table:formula="of:=VLOOKUP([.C924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755" calcext:value-type="float">
            <text:p>68755</text:p>
          </table:table-cell>
          <table:table-cell office:value-type="string" calcext:value-type="string">
            <text:p>Socorro</text:p>
          </table:table-cell>
          <table:table-cell office:value-type="float" office:value="68" calcext:value-type="float">
            <text:p>68</text:p>
          </table:table-cell>
          <table:table-cell table:formula="of:=VLOOKUP([.C925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770" calcext:value-type="float">
            <text:p>68770</text:p>
          </table:table-cell>
          <table:table-cell office:value-type="string" calcext:value-type="string">
            <text:p>Suaita</text:p>
          </table:table-cell>
          <table:table-cell office:value-type="float" office:value="68" calcext:value-type="float">
            <text:p>68</text:p>
          </table:table-cell>
          <table:table-cell table:formula="of:=VLOOKUP([.C926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773" calcext:value-type="float">
            <text:p>68773</text:p>
          </table:table-cell>
          <table:table-cell office:value-type="string" calcext:value-type="string">
            <text:p>Sucre</text:p>
          </table:table-cell>
          <table:table-cell office:value-type="float" office:value="68" calcext:value-type="float">
            <text:p>68</text:p>
          </table:table-cell>
          <table:table-cell table:formula="of:=VLOOKUP([.C927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780" calcext:value-type="float">
            <text:p>68780</text:p>
          </table:table-cell>
          <table:table-cell office:value-type="string" calcext:value-type="string">
            <text:p>Suratá</text:p>
          </table:table-cell>
          <table:table-cell office:value-type="float" office:value="68" calcext:value-type="float">
            <text:p>68</text:p>
          </table:table-cell>
          <table:table-cell table:formula="of:=VLOOKUP([.C928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820" calcext:value-type="float">
            <text:p>68820</text:p>
          </table:table-cell>
          <table:table-cell office:value-type="string" calcext:value-type="string">
            <text:p>Tona</text:p>
          </table:table-cell>
          <table:table-cell office:value-type="float" office:value="68" calcext:value-type="float">
            <text:p>68</text:p>
          </table:table-cell>
          <table:table-cell table:formula="of:=VLOOKUP([.C929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855" calcext:value-type="float">
            <text:p>68855</text:p>
          </table:table-cell>
          <table:table-cell office:value-type="string" calcext:value-type="string">
            <text:p>Valle de San José</text:p>
          </table:table-cell>
          <table:table-cell office:value-type="float" office:value="68" calcext:value-type="float">
            <text:p>68</text:p>
          </table:table-cell>
          <table:table-cell table:formula="of:=VLOOKUP([.C930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861" calcext:value-type="float">
            <text:p>68861</text:p>
          </table:table-cell>
          <table:table-cell office:value-type="string" calcext:value-type="string">
            <text:p>Vélez</text:p>
          </table:table-cell>
          <table:table-cell office:value-type="float" office:value="68" calcext:value-type="float">
            <text:p>68</text:p>
          </table:table-cell>
          <table:table-cell table:formula="of:=VLOOKUP([.C931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867" calcext:value-type="float">
            <text:p>68867</text:p>
          </table:table-cell>
          <table:table-cell office:value-type="string" calcext:value-type="string">
            <text:p>Vetas</text:p>
          </table:table-cell>
          <table:table-cell office:value-type="float" office:value="68" calcext:value-type="float">
            <text:p>68</text:p>
          </table:table-cell>
          <table:table-cell table:formula="of:=VLOOKUP([.C932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872" calcext:value-type="float">
            <text:p>68872</text:p>
          </table:table-cell>
          <table:table-cell office:value-type="string" calcext:value-type="string">
            <text:p>Villanueva</text:p>
          </table:table-cell>
          <table:table-cell office:value-type="float" office:value="68" calcext:value-type="float">
            <text:p>68</text:p>
          </table:table-cell>
          <table:table-cell table:formula="of:=VLOOKUP([.C933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68895" calcext:value-type="float">
            <text:p>68895</text:p>
          </table:table-cell>
          <table:table-cell office:value-type="string" calcext:value-type="string">
            <text:p>Zapatoca</text:p>
          </table:table-cell>
          <table:table-cell office:value-type="float" office:value="68" calcext:value-type="float">
            <text:p>68</text:p>
          </table:table-cell>
          <table:table-cell table:formula="of:=VLOOKUP([.C934];[$Depto.A$2:.B$34];2;1)" office:value-type="string" office:string-value="Santander" calcext:value-type="string">
            <text:p>Santander</text:p>
          </table:table-cell>
          <table:table-cell table:number-columns-repeated="1020"/>
        </table:table-row>
        <table:table-row table:style-name="ro1">
          <table:table-cell office:value-type="float" office:value="70001" calcext:value-type="float">
            <text:p>70001</text:p>
          </table:table-cell>
          <table:table-cell office:value-type="string" calcext:value-type="string">
            <text:p>Sincelejo</text:p>
          </table:table-cell>
          <table:table-cell office:value-type="float" office:value="70" calcext:value-type="float">
            <text:p>70</text:p>
          </table:table-cell>
          <table:table-cell table:formula="of:=VLOOKUP([.C935];[$Depto.A$2:.B$34];2;1)" office:value-type="string" office:string-value="Sucre" calcext:value-type="string">
            <text:p>Sucre</text:p>
          </table:table-cell>
          <table:table-cell table:number-columns-repeated="1020"/>
        </table:table-row>
        <table:table-row table:style-name="ro1">
          <table:table-cell office:value-type="float" office:value="70110" calcext:value-type="float">
            <text:p>70110</text:p>
          </table:table-cell>
          <table:table-cell office:value-type="string" calcext:value-type="string">
            <text:p>Buenavista</text:p>
          </table:table-cell>
          <table:table-cell office:value-type="float" office:value="70" calcext:value-type="float">
            <text:p>70</text:p>
          </table:table-cell>
          <table:table-cell table:formula="of:=VLOOKUP([.C936];[$Depto.A$2:.B$34];2;1)" office:value-type="string" office:string-value="Sucre" calcext:value-type="string">
            <text:p>Sucre</text:p>
          </table:table-cell>
          <table:table-cell table:number-columns-repeated="1020"/>
        </table:table-row>
        <table:table-row table:style-name="ro1">
          <table:table-cell office:value-type="float" office:value="70124" calcext:value-type="float">
            <text:p>70124</text:p>
          </table:table-cell>
          <table:table-cell office:value-type="string" calcext:value-type="string">
            <text:p>Caimito</text:p>
          </table:table-cell>
          <table:table-cell office:value-type="float" office:value="70" calcext:value-type="float">
            <text:p>70</text:p>
          </table:table-cell>
          <table:table-cell table:formula="of:=VLOOKUP([.C937];[$Depto.A$2:.B$34];2;1)" office:value-type="string" office:string-value="Sucre" calcext:value-type="string">
            <text:p>Sucre</text:p>
          </table:table-cell>
          <table:table-cell table:number-columns-repeated="1020"/>
        </table:table-row>
        <table:table-row table:style-name="ro1">
          <table:table-cell office:value-type="float" office:value="70204" calcext:value-type="float">
            <text:p>70204</text:p>
          </table:table-cell>
          <table:table-cell office:value-type="string" calcext:value-type="string">
            <text:p>Coloso</text:p>
          </table:table-cell>
          <table:table-cell office:value-type="float" office:value="70" calcext:value-type="float">
            <text:p>70</text:p>
          </table:table-cell>
          <table:table-cell table:formula="of:=VLOOKUP([.C938];[$Depto.A$2:.B$34];2;1)" office:value-type="string" office:string-value="Sucre" calcext:value-type="string">
            <text:p>Sucre</text:p>
          </table:table-cell>
          <table:table-cell table:number-columns-repeated="1020"/>
        </table:table-row>
        <table:table-row table:style-name="ro1">
          <table:table-cell office:value-type="float" office:value="70215" calcext:value-type="float">
            <text:p>70215</text:p>
          </table:table-cell>
          <table:table-cell office:value-type="string" calcext:value-type="string">
            <text:p>Corozal</text:p>
          </table:table-cell>
          <table:table-cell office:value-type="float" office:value="70" calcext:value-type="float">
            <text:p>70</text:p>
          </table:table-cell>
          <table:table-cell table:formula="of:=VLOOKUP([.C939];[$Depto.A$2:.B$34];2;1)" office:value-type="string" office:string-value="Sucre" calcext:value-type="string">
            <text:p>Sucre</text:p>
          </table:table-cell>
          <table:table-cell table:number-columns-repeated="1020"/>
        </table:table-row>
        <table:table-row table:style-name="ro1">
          <table:table-cell office:value-type="float" office:value="70221" calcext:value-type="float">
            <text:p>70221</text:p>
          </table:table-cell>
          <table:table-cell office:value-type="string" calcext:value-type="string">
            <text:p>Coveñas</text:p>
          </table:table-cell>
          <table:table-cell office:value-type="float" office:value="70" calcext:value-type="float">
            <text:p>70</text:p>
          </table:table-cell>
          <table:table-cell table:formula="of:=VLOOKUP([.C940];[$Depto.A$2:.B$34];2;1)" office:value-type="string" office:string-value="Sucre" calcext:value-type="string">
            <text:p>Sucre</text:p>
          </table:table-cell>
          <table:table-cell table:number-columns-repeated="1020"/>
        </table:table-row>
        <table:table-row table:style-name="ro1">
          <table:table-cell office:value-type="float" office:value="70230" calcext:value-type="float">
            <text:p>70230</text:p>
          </table:table-cell>
          <table:table-cell office:value-type="string" calcext:value-type="string">
            <text:p>Chalán</text:p>
          </table:table-cell>
          <table:table-cell office:value-type="float" office:value="70" calcext:value-type="float">
            <text:p>70</text:p>
          </table:table-cell>
          <table:table-cell table:formula="of:=VLOOKUP([.C941];[$Depto.A$2:.B$34];2;1)" office:value-type="string" office:string-value="Sucre" calcext:value-type="string">
            <text:p>Sucre</text:p>
          </table:table-cell>
          <table:table-cell table:number-columns-repeated="1020"/>
        </table:table-row>
        <table:table-row table:style-name="ro1">
          <table:table-cell office:value-type="float" office:value="70233" calcext:value-type="float">
            <text:p>70233</text:p>
          </table:table-cell>
          <table:table-cell office:value-type="string" calcext:value-type="string">
            <text:p>El Roble</text:p>
          </table:table-cell>
          <table:table-cell office:value-type="float" office:value="70" calcext:value-type="float">
            <text:p>70</text:p>
          </table:table-cell>
          <table:table-cell table:formula="of:=VLOOKUP([.C942];[$Depto.A$2:.B$34];2;1)" office:value-type="string" office:string-value="Sucre" calcext:value-type="string">
            <text:p>Sucre</text:p>
          </table:table-cell>
          <table:table-cell table:number-columns-repeated="1020"/>
        </table:table-row>
        <table:table-row table:style-name="ro1">
          <table:table-cell office:value-type="float" office:value="70235" calcext:value-type="float">
            <text:p>70235</text:p>
          </table:table-cell>
          <table:table-cell office:value-type="string" calcext:value-type="string">
            <text:p>Galeras</text:p>
          </table:table-cell>
          <table:table-cell office:value-type="float" office:value="70" calcext:value-type="float">
            <text:p>70</text:p>
          </table:table-cell>
          <table:table-cell table:formula="of:=VLOOKUP([.C943];[$Depto.A$2:.B$34];2;1)" office:value-type="string" office:string-value="Sucre" calcext:value-type="string">
            <text:p>Sucre</text:p>
          </table:table-cell>
          <table:table-cell table:number-columns-repeated="1020"/>
        </table:table-row>
        <table:table-row table:style-name="ro1">
          <table:table-cell office:value-type="float" office:value="70265" calcext:value-type="float">
            <text:p>70265</text:p>
          </table:table-cell>
          <table:table-cell office:value-type="string" calcext:value-type="string">
            <text:p>Guaranda</text:p>
          </table:table-cell>
          <table:table-cell office:value-type="float" office:value="70" calcext:value-type="float">
            <text:p>70</text:p>
          </table:table-cell>
          <table:table-cell table:formula="of:=VLOOKUP([.C944];[$Depto.A$2:.B$34];2;1)" office:value-type="string" office:string-value="Sucre" calcext:value-type="string">
            <text:p>Sucre</text:p>
          </table:table-cell>
          <table:table-cell table:number-columns-repeated="1020"/>
        </table:table-row>
        <table:table-row table:style-name="ro1">
          <table:table-cell office:value-type="float" office:value="70400" calcext:value-type="float">
            <text:p>70400</text:p>
          </table:table-cell>
          <table:table-cell office:value-type="string" calcext:value-type="string">
            <text:p>La Unión</text:p>
          </table:table-cell>
          <table:table-cell office:value-type="float" office:value="70" calcext:value-type="float">
            <text:p>70</text:p>
          </table:table-cell>
          <table:table-cell table:formula="of:=VLOOKUP([.C945];[$Depto.A$2:.B$34];2;1)" office:value-type="string" office:string-value="Sucre" calcext:value-type="string">
            <text:p>Sucre</text:p>
          </table:table-cell>
          <table:table-cell table:number-columns-repeated="1020"/>
        </table:table-row>
        <table:table-row table:style-name="ro1">
          <table:table-cell office:value-type="float" office:value="70418" calcext:value-type="float">
            <text:p>70418</text:p>
          </table:table-cell>
          <table:table-cell office:value-type="string" calcext:value-type="string">
            <text:p>Los Palmitos</text:p>
          </table:table-cell>
          <table:table-cell office:value-type="float" office:value="70" calcext:value-type="float">
            <text:p>70</text:p>
          </table:table-cell>
          <table:table-cell table:formula="of:=VLOOKUP([.C946];[$Depto.A$2:.B$34];2;1)" office:value-type="string" office:string-value="Sucre" calcext:value-type="string">
            <text:p>Sucre</text:p>
          </table:table-cell>
          <table:table-cell table:number-columns-repeated="1020"/>
        </table:table-row>
        <table:table-row table:style-name="ro1">
          <table:table-cell office:value-type="float" office:value="70429" calcext:value-type="float">
            <text:p>70429</text:p>
          </table:table-cell>
          <table:table-cell office:value-type="string" calcext:value-type="string">
            <text:p>Majagual</text:p>
          </table:table-cell>
          <table:table-cell office:value-type="float" office:value="70" calcext:value-type="float">
            <text:p>70</text:p>
          </table:table-cell>
          <table:table-cell table:formula="of:=VLOOKUP([.C947];[$Depto.A$2:.B$34];2;1)" office:value-type="string" office:string-value="Sucre" calcext:value-type="string">
            <text:p>Sucre</text:p>
          </table:table-cell>
          <table:table-cell table:number-columns-repeated="1020"/>
        </table:table-row>
        <table:table-row table:style-name="ro1">
          <table:table-cell office:value-type="float" office:value="70473" calcext:value-type="float">
            <text:p>70473</text:p>
          </table:table-cell>
          <table:table-cell office:value-type="string" calcext:value-type="string">
            <text:p>Morroa</text:p>
          </table:table-cell>
          <table:table-cell office:value-type="float" office:value="70" calcext:value-type="float">
            <text:p>70</text:p>
          </table:table-cell>
          <table:table-cell table:formula="of:=VLOOKUP([.C948];[$Depto.A$2:.B$34];2;1)" office:value-type="string" office:string-value="Sucre" calcext:value-type="string">
            <text:p>Sucre</text:p>
          </table:table-cell>
          <table:table-cell table:number-columns-repeated="1020"/>
        </table:table-row>
        <table:table-row table:style-name="ro1">
          <table:table-cell office:value-type="float" office:value="70508" calcext:value-type="float">
            <text:p>70508</text:p>
          </table:table-cell>
          <table:table-cell office:value-type="string" calcext:value-type="string">
            <text:p>Ovejas</text:p>
          </table:table-cell>
          <table:table-cell office:value-type="float" office:value="70" calcext:value-type="float">
            <text:p>70</text:p>
          </table:table-cell>
          <table:table-cell table:formula="of:=VLOOKUP([.C949];[$Depto.A$2:.B$34];2;1)" office:value-type="string" office:string-value="Sucre" calcext:value-type="string">
            <text:p>Sucre</text:p>
          </table:table-cell>
          <table:table-cell table:number-columns-repeated="1020"/>
        </table:table-row>
        <table:table-row table:style-name="ro1">
          <table:table-cell office:value-type="float" office:value="70523" calcext:value-type="float">
            <text:p>70523</text:p>
          </table:table-cell>
          <table:table-cell office:value-type="string" calcext:value-type="string">
            <text:p>Palmito</text:p>
          </table:table-cell>
          <table:table-cell office:value-type="float" office:value="70" calcext:value-type="float">
            <text:p>70</text:p>
          </table:table-cell>
          <table:table-cell table:formula="of:=VLOOKUP([.C950];[$Depto.A$2:.B$34];2;1)" office:value-type="string" office:string-value="Sucre" calcext:value-type="string">
            <text:p>Sucre</text:p>
          </table:table-cell>
          <table:table-cell table:number-columns-repeated="1020"/>
        </table:table-row>
        <table:table-row table:style-name="ro1">
          <table:table-cell office:value-type="float" office:value="70670" calcext:value-type="float">
            <text:p>70670</text:p>
          </table:table-cell>
          <table:table-cell office:value-type="string" calcext:value-type="string">
            <text:p>Sampués</text:p>
          </table:table-cell>
          <table:table-cell office:value-type="float" office:value="70" calcext:value-type="float">
            <text:p>70</text:p>
          </table:table-cell>
          <table:table-cell table:formula="of:=VLOOKUP([.C951];[$Depto.A$2:.B$34];2;1)" office:value-type="string" office:string-value="Sucre" calcext:value-type="string">
            <text:p>Sucre</text:p>
          </table:table-cell>
          <table:table-cell table:number-columns-repeated="1020"/>
        </table:table-row>
        <table:table-row table:style-name="ro1">
          <table:table-cell office:value-type="float" office:value="70678" calcext:value-type="float">
            <text:p>70678</text:p>
          </table:table-cell>
          <table:table-cell office:value-type="string" calcext:value-type="string">
            <text:p>San Benito Abad</text:p>
          </table:table-cell>
          <table:table-cell office:value-type="float" office:value="70" calcext:value-type="float">
            <text:p>70</text:p>
          </table:table-cell>
          <table:table-cell table:formula="of:=VLOOKUP([.C952];[$Depto.A$2:.B$34];2;1)" office:value-type="string" office:string-value="Sucre" calcext:value-type="string">
            <text:p>Sucre</text:p>
          </table:table-cell>
          <table:table-cell table:number-columns-repeated="1020"/>
        </table:table-row>
        <table:table-row table:style-name="ro1">
          <table:table-cell office:value-type="float" office:value="70702" calcext:value-type="float">
            <text:p>70702</text:p>
          </table:table-cell>
          <table:table-cell office:value-type="string" calcext:value-type="string">
            <text:p>San Juan de Betulia</text:p>
          </table:table-cell>
          <table:table-cell office:value-type="float" office:value="70" calcext:value-type="float">
            <text:p>70</text:p>
          </table:table-cell>
          <table:table-cell table:formula="of:=VLOOKUP([.C953];[$Depto.A$2:.B$34];2;1)" office:value-type="string" office:string-value="Sucre" calcext:value-type="string">
            <text:p>Sucre</text:p>
          </table:table-cell>
          <table:table-cell table:number-columns-repeated="1020"/>
        </table:table-row>
        <table:table-row table:style-name="ro1">
          <table:table-cell office:value-type="float" office:value="70708" calcext:value-type="float">
            <text:p>70708</text:p>
          </table:table-cell>
          <table:table-cell office:value-type="string" calcext:value-type="string">
            <text:p>San Marcos</text:p>
          </table:table-cell>
          <table:table-cell office:value-type="float" office:value="70" calcext:value-type="float">
            <text:p>70</text:p>
          </table:table-cell>
          <table:table-cell table:formula="of:=VLOOKUP([.C954];[$Depto.A$2:.B$34];2;1)" office:value-type="string" office:string-value="Sucre" calcext:value-type="string">
            <text:p>Sucre</text:p>
          </table:table-cell>
          <table:table-cell table:number-columns-repeated="1020"/>
        </table:table-row>
        <table:table-row table:style-name="ro1">
          <table:table-cell office:value-type="float" office:value="70713" calcext:value-type="float">
            <text:p>70713</text:p>
          </table:table-cell>
          <table:table-cell office:value-type="string" calcext:value-type="string">
            <text:p>San Onofre</text:p>
          </table:table-cell>
          <table:table-cell office:value-type="float" office:value="70" calcext:value-type="float">
            <text:p>70</text:p>
          </table:table-cell>
          <table:table-cell table:formula="of:=VLOOKUP([.C955];[$Depto.A$2:.B$34];2;1)" office:value-type="string" office:string-value="Sucre" calcext:value-type="string">
            <text:p>Sucre</text:p>
          </table:table-cell>
          <table:table-cell table:number-columns-repeated="1020"/>
        </table:table-row>
        <table:table-row table:style-name="ro1">
          <table:table-cell office:value-type="float" office:value="70717" calcext:value-type="float">
            <text:p>70717</text:p>
          </table:table-cell>
          <table:table-cell office:value-type="string" calcext:value-type="string">
            <text:p>San Pedro</text:p>
          </table:table-cell>
          <table:table-cell office:value-type="float" office:value="70" calcext:value-type="float">
            <text:p>70</text:p>
          </table:table-cell>
          <table:table-cell table:formula="of:=VLOOKUP([.C956];[$Depto.A$2:.B$34];2;1)" office:value-type="string" office:string-value="Sucre" calcext:value-type="string">
            <text:p>Sucre</text:p>
          </table:table-cell>
          <table:table-cell table:number-columns-repeated="1020"/>
        </table:table-row>
        <table:table-row table:style-name="ro1">
          <table:table-cell office:value-type="float" office:value="70742" calcext:value-type="float">
            <text:p>70742</text:p>
          </table:table-cell>
          <table:table-cell office:value-type="string" calcext:value-type="string">
            <text:p>San Luis de Sincé</text:p>
          </table:table-cell>
          <table:table-cell office:value-type="float" office:value="70" calcext:value-type="float">
            <text:p>70</text:p>
          </table:table-cell>
          <table:table-cell table:formula="of:=VLOOKUP([.C957];[$Depto.A$2:.B$34];2;1)" office:value-type="string" office:string-value="Sucre" calcext:value-type="string">
            <text:p>Sucre</text:p>
          </table:table-cell>
          <table:table-cell table:number-columns-repeated="1020"/>
        </table:table-row>
        <table:table-row table:style-name="ro1">
          <table:table-cell office:value-type="float" office:value="70771" calcext:value-type="float">
            <text:p>70771</text:p>
          </table:table-cell>
          <table:table-cell office:value-type="string" calcext:value-type="string">
            <text:p>Sucre</text:p>
          </table:table-cell>
          <table:table-cell office:value-type="float" office:value="70" calcext:value-type="float">
            <text:p>70</text:p>
          </table:table-cell>
          <table:table-cell table:formula="of:=VLOOKUP([.C958];[$Depto.A$2:.B$34];2;1)" office:value-type="string" office:string-value="Sucre" calcext:value-type="string">
            <text:p>Sucre</text:p>
          </table:table-cell>
          <table:table-cell table:number-columns-repeated="1020"/>
        </table:table-row>
        <table:table-row table:style-name="ro1">
          <table:table-cell office:value-type="float" office:value="70820" calcext:value-type="float">
            <text:p>70820</text:p>
          </table:table-cell>
          <table:table-cell office:value-type="string" calcext:value-type="string">
            <text:p>Santiago de Tolú</text:p>
          </table:table-cell>
          <table:table-cell office:value-type="float" office:value="70" calcext:value-type="float">
            <text:p>70</text:p>
          </table:table-cell>
          <table:table-cell table:formula="of:=VLOOKUP([.C959];[$Depto.A$2:.B$34];2;1)" office:value-type="string" office:string-value="Sucre" calcext:value-type="string">
            <text:p>Sucre</text:p>
          </table:table-cell>
          <table:table-cell table:number-columns-repeated="1020"/>
        </table:table-row>
        <table:table-row table:style-name="ro1">
          <table:table-cell office:value-type="float" office:value="70823" calcext:value-type="float">
            <text:p>70823</text:p>
          </table:table-cell>
          <table:table-cell office:value-type="string" calcext:value-type="string">
            <text:p>Tolú Viejo</text:p>
          </table:table-cell>
          <table:table-cell office:value-type="float" office:value="70" calcext:value-type="float">
            <text:p>70</text:p>
          </table:table-cell>
          <table:table-cell table:formula="of:=VLOOKUP([.C960];[$Depto.A$2:.B$34];2;1)" office:value-type="string" office:string-value="Sucre" calcext:value-type="string">
            <text:p>Sucre</text:p>
          </table:table-cell>
          <table:table-cell table:number-columns-repeated="1020"/>
        </table:table-row>
        <table:table-row table:style-name="ro1">
          <table:table-cell office:value-type="float" office:value="73001" calcext:value-type="float">
            <text:p>73001</text:p>
          </table:table-cell>
          <table:table-cell office:value-type="string" calcext:value-type="string">
            <text:p>Ibagué</text:p>
          </table:table-cell>
          <table:table-cell office:value-type="float" office:value="73" calcext:value-type="float">
            <text:p>73</text:p>
          </table:table-cell>
          <table:table-cell table:formula="of:=VLOOKUP([.C961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024" calcext:value-type="float">
            <text:p>73024</text:p>
          </table:table-cell>
          <table:table-cell office:value-type="string" calcext:value-type="string">
            <text:p>Alpujarra</text:p>
          </table:table-cell>
          <table:table-cell office:value-type="float" office:value="73" calcext:value-type="float">
            <text:p>73</text:p>
          </table:table-cell>
          <table:table-cell table:formula="of:=VLOOKUP([.C962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026" calcext:value-type="float">
            <text:p>73026</text:p>
          </table:table-cell>
          <table:table-cell office:value-type="string" calcext:value-type="string">
            <text:p>Alvarado</text:p>
          </table:table-cell>
          <table:table-cell office:value-type="float" office:value="73" calcext:value-type="float">
            <text:p>73</text:p>
          </table:table-cell>
          <table:table-cell table:formula="of:=VLOOKUP([.C963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030" calcext:value-type="float">
            <text:p>73030</text:p>
          </table:table-cell>
          <table:table-cell office:value-type="string" calcext:value-type="string">
            <text:p>Ambalema</text:p>
          </table:table-cell>
          <table:table-cell office:value-type="float" office:value="73" calcext:value-type="float">
            <text:p>73</text:p>
          </table:table-cell>
          <table:table-cell table:formula="of:=VLOOKUP([.C964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043" calcext:value-type="float">
            <text:p>73043</text:p>
          </table:table-cell>
          <table:table-cell office:value-type="string" calcext:value-type="string">
            <text:p>Anzoátegui</text:p>
          </table:table-cell>
          <table:table-cell office:value-type="float" office:value="73" calcext:value-type="float">
            <text:p>73</text:p>
          </table:table-cell>
          <table:table-cell table:formula="of:=VLOOKUP([.C965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055" calcext:value-type="float">
            <text:p>73055</text:p>
          </table:table-cell>
          <table:table-cell office:value-type="string" calcext:value-type="string">
            <text:p>Armero</text:p>
          </table:table-cell>
          <table:table-cell office:value-type="float" office:value="73" calcext:value-type="float">
            <text:p>73</text:p>
          </table:table-cell>
          <table:table-cell table:formula="of:=VLOOKUP([.C966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067" calcext:value-type="float">
            <text:p>73067</text:p>
          </table:table-cell>
          <table:table-cell office:value-type="string" calcext:value-type="string">
            <text:p>Ataco</text:p>
          </table:table-cell>
          <table:table-cell office:value-type="float" office:value="73" calcext:value-type="float">
            <text:p>73</text:p>
          </table:table-cell>
          <table:table-cell table:formula="of:=VLOOKUP([.C967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124" calcext:value-type="float">
            <text:p>73124</text:p>
          </table:table-cell>
          <table:table-cell office:value-type="string" calcext:value-type="string">
            <text:p>Cajamarca</text:p>
          </table:table-cell>
          <table:table-cell office:value-type="float" office:value="73" calcext:value-type="float">
            <text:p>73</text:p>
          </table:table-cell>
          <table:table-cell table:formula="of:=VLOOKUP([.C968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148" calcext:value-type="float">
            <text:p>73148</text:p>
          </table:table-cell>
          <table:table-cell office:value-type="string" calcext:value-type="string">
            <text:p>Carmen de Apicala</text:p>
          </table:table-cell>
          <table:table-cell office:value-type="float" office:value="73" calcext:value-type="float">
            <text:p>73</text:p>
          </table:table-cell>
          <table:table-cell table:formula="of:=VLOOKUP([.C969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152" calcext:value-type="float">
            <text:p>73152</text:p>
          </table:table-cell>
          <table:table-cell office:value-type="string" calcext:value-type="string">
            <text:p>Casabianca</text:p>
          </table:table-cell>
          <table:table-cell office:value-type="float" office:value="73" calcext:value-type="float">
            <text:p>73</text:p>
          </table:table-cell>
          <table:table-cell table:formula="of:=VLOOKUP([.C970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168" calcext:value-type="float">
            <text:p>73168</text:p>
          </table:table-cell>
          <table:table-cell office:value-type="string" calcext:value-type="string">
            <text:p>Chaparral</text:p>
          </table:table-cell>
          <table:table-cell office:value-type="float" office:value="73" calcext:value-type="float">
            <text:p>73</text:p>
          </table:table-cell>
          <table:table-cell table:formula="of:=VLOOKUP([.C971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200" calcext:value-type="float">
            <text:p>73200</text:p>
          </table:table-cell>
          <table:table-cell office:value-type="string" calcext:value-type="string">
            <text:p>Coello</text:p>
          </table:table-cell>
          <table:table-cell office:value-type="float" office:value="73" calcext:value-type="float">
            <text:p>73</text:p>
          </table:table-cell>
          <table:table-cell table:formula="of:=VLOOKUP([.C972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217" calcext:value-type="float">
            <text:p>73217</text:p>
          </table:table-cell>
          <table:table-cell office:value-type="string" calcext:value-type="string">
            <text:p>Coyaima</text:p>
          </table:table-cell>
          <table:table-cell office:value-type="float" office:value="73" calcext:value-type="float">
            <text:p>73</text:p>
          </table:table-cell>
          <table:table-cell table:formula="of:=VLOOKUP([.C973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226" calcext:value-type="float">
            <text:p>73226</text:p>
          </table:table-cell>
          <table:table-cell office:value-type="string" calcext:value-type="string">
            <text:p>Cunday</text:p>
          </table:table-cell>
          <table:table-cell office:value-type="float" office:value="73" calcext:value-type="float">
            <text:p>73</text:p>
          </table:table-cell>
          <table:table-cell table:formula="of:=VLOOKUP([.C974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236" calcext:value-type="float">
            <text:p>73236</text:p>
          </table:table-cell>
          <table:table-cell office:value-type="string" calcext:value-type="string">
            <text:p>Dolores</text:p>
          </table:table-cell>
          <table:table-cell office:value-type="float" office:value="73" calcext:value-type="float">
            <text:p>73</text:p>
          </table:table-cell>
          <table:table-cell table:formula="of:=VLOOKUP([.C975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268" calcext:value-type="float">
            <text:p>73268</text:p>
          </table:table-cell>
          <table:table-cell office:value-type="string" calcext:value-type="string">
            <text:p>Espinal</text:p>
          </table:table-cell>
          <table:table-cell office:value-type="float" office:value="73" calcext:value-type="float">
            <text:p>73</text:p>
          </table:table-cell>
          <table:table-cell table:formula="of:=VLOOKUP([.C976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270" calcext:value-type="float">
            <text:p>73270</text:p>
          </table:table-cell>
          <table:table-cell office:value-type="string" calcext:value-type="string">
            <text:p>Falan</text:p>
          </table:table-cell>
          <table:table-cell office:value-type="float" office:value="73" calcext:value-type="float">
            <text:p>73</text:p>
          </table:table-cell>
          <table:table-cell table:formula="of:=VLOOKUP([.C977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275" calcext:value-type="float">
            <text:p>73275</text:p>
          </table:table-cell>
          <table:table-cell office:value-type="string" calcext:value-type="string">
            <text:p>Flandes</text:p>
          </table:table-cell>
          <table:table-cell office:value-type="float" office:value="73" calcext:value-type="float">
            <text:p>73</text:p>
          </table:table-cell>
          <table:table-cell table:formula="of:=VLOOKUP([.C978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283" calcext:value-type="float">
            <text:p>73283</text:p>
          </table:table-cell>
          <table:table-cell office:value-type="string" calcext:value-type="string">
            <text:p>Fresno</text:p>
          </table:table-cell>
          <table:table-cell office:value-type="float" office:value="73" calcext:value-type="float">
            <text:p>73</text:p>
          </table:table-cell>
          <table:table-cell table:formula="of:=VLOOKUP([.C979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319" calcext:value-type="float">
            <text:p>73319</text:p>
          </table:table-cell>
          <table:table-cell office:value-type="string" calcext:value-type="string">
            <text:p>Guamo</text:p>
          </table:table-cell>
          <table:table-cell office:value-type="float" office:value="73" calcext:value-type="float">
            <text:p>73</text:p>
          </table:table-cell>
          <table:table-cell table:formula="of:=VLOOKUP([.C980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347" calcext:value-type="float">
            <text:p>73347</text:p>
          </table:table-cell>
          <table:table-cell office:value-type="string" calcext:value-type="string">
            <text:p>Herveo</text:p>
          </table:table-cell>
          <table:table-cell office:value-type="float" office:value="73" calcext:value-type="float">
            <text:p>73</text:p>
          </table:table-cell>
          <table:table-cell table:formula="of:=VLOOKUP([.C981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349" calcext:value-type="float">
            <text:p>73349</text:p>
          </table:table-cell>
          <table:table-cell office:value-type="string" calcext:value-type="string">
            <text:p>Honda</text:p>
          </table:table-cell>
          <table:table-cell office:value-type="float" office:value="73" calcext:value-type="float">
            <text:p>73</text:p>
          </table:table-cell>
          <table:table-cell table:formula="of:=VLOOKUP([.C982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352" calcext:value-type="float">
            <text:p>73352</text:p>
          </table:table-cell>
          <table:table-cell office:value-type="string" calcext:value-type="string">
            <text:p>Icononzo</text:p>
          </table:table-cell>
          <table:table-cell office:value-type="float" office:value="73" calcext:value-type="float">
            <text:p>73</text:p>
          </table:table-cell>
          <table:table-cell table:formula="of:=VLOOKUP([.C983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408" calcext:value-type="float">
            <text:p>73408</text:p>
          </table:table-cell>
          <table:table-cell office:value-type="string" calcext:value-type="string">
            <text:p>Lérida</text:p>
          </table:table-cell>
          <table:table-cell office:value-type="float" office:value="73" calcext:value-type="float">
            <text:p>73</text:p>
          </table:table-cell>
          <table:table-cell table:formula="of:=VLOOKUP([.C984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411" calcext:value-type="float">
            <text:p>73411</text:p>
          </table:table-cell>
          <table:table-cell office:value-type="string" calcext:value-type="string">
            <text:p>Líbano</text:p>
          </table:table-cell>
          <table:table-cell office:value-type="float" office:value="73" calcext:value-type="float">
            <text:p>73</text:p>
          </table:table-cell>
          <table:table-cell table:formula="of:=VLOOKUP([.C985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443" calcext:value-type="float">
            <text:p>73443</text:p>
          </table:table-cell>
          <table:table-cell office:value-type="string" calcext:value-type="string">
            <text:p>Mariquita</text:p>
          </table:table-cell>
          <table:table-cell office:value-type="float" office:value="73" calcext:value-type="float">
            <text:p>73</text:p>
          </table:table-cell>
          <table:table-cell table:formula="of:=VLOOKUP([.C986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449" calcext:value-type="float">
            <text:p>73449</text:p>
          </table:table-cell>
          <table:table-cell office:value-type="string" calcext:value-type="string">
            <text:p>Melgar</text:p>
          </table:table-cell>
          <table:table-cell office:value-type="float" office:value="73" calcext:value-type="float">
            <text:p>73</text:p>
          </table:table-cell>
          <table:table-cell table:formula="of:=VLOOKUP([.C987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461" calcext:value-type="float">
            <text:p>73461</text:p>
          </table:table-cell>
          <table:table-cell office:value-type="string" calcext:value-type="string">
            <text:p>Murillo</text:p>
          </table:table-cell>
          <table:table-cell office:value-type="float" office:value="73" calcext:value-type="float">
            <text:p>73</text:p>
          </table:table-cell>
          <table:table-cell table:formula="of:=VLOOKUP([.C988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483" calcext:value-type="float">
            <text:p>73483</text:p>
          </table:table-cell>
          <table:table-cell office:value-type="string" calcext:value-type="string">
            <text:p>Natagaima</text:p>
          </table:table-cell>
          <table:table-cell office:value-type="float" office:value="73" calcext:value-type="float">
            <text:p>73</text:p>
          </table:table-cell>
          <table:table-cell table:formula="of:=VLOOKUP([.C989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504" calcext:value-type="float">
            <text:p>73504</text:p>
          </table:table-cell>
          <table:table-cell office:value-type="string" calcext:value-type="string">
            <text:p>Ortega</text:p>
          </table:table-cell>
          <table:table-cell office:value-type="float" office:value="73" calcext:value-type="float">
            <text:p>73</text:p>
          </table:table-cell>
          <table:table-cell table:formula="of:=VLOOKUP([.C990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520" calcext:value-type="float">
            <text:p>73520</text:p>
          </table:table-cell>
          <table:table-cell office:value-type="string" calcext:value-type="string">
            <text:p>Palocabildo</text:p>
          </table:table-cell>
          <table:table-cell office:value-type="float" office:value="73" calcext:value-type="float">
            <text:p>73</text:p>
          </table:table-cell>
          <table:table-cell table:formula="of:=VLOOKUP([.C991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547" calcext:value-type="float">
            <text:p>73547</text:p>
          </table:table-cell>
          <table:table-cell office:value-type="string" calcext:value-type="string">
            <text:p>Piedras</text:p>
          </table:table-cell>
          <table:table-cell office:value-type="float" office:value="73" calcext:value-type="float">
            <text:p>73</text:p>
          </table:table-cell>
          <table:table-cell table:formula="of:=VLOOKUP([.C992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555" calcext:value-type="float">
            <text:p>73555</text:p>
          </table:table-cell>
          <table:table-cell office:value-type="string" calcext:value-type="string">
            <text:p>Planadas</text:p>
          </table:table-cell>
          <table:table-cell office:value-type="float" office:value="73" calcext:value-type="float">
            <text:p>73</text:p>
          </table:table-cell>
          <table:table-cell table:formula="of:=VLOOKUP([.C993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563" calcext:value-type="float">
            <text:p>73563</text:p>
          </table:table-cell>
          <table:table-cell office:value-type="string" calcext:value-type="string">
            <text:p>Prado</text:p>
          </table:table-cell>
          <table:table-cell office:value-type="float" office:value="73" calcext:value-type="float">
            <text:p>73</text:p>
          </table:table-cell>
          <table:table-cell table:formula="of:=VLOOKUP([.C994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585" calcext:value-type="float">
            <text:p>73585</text:p>
          </table:table-cell>
          <table:table-cell office:value-type="string" calcext:value-type="string">
            <text:p>Purificación</text:p>
          </table:table-cell>
          <table:table-cell office:value-type="float" office:value="73" calcext:value-type="float">
            <text:p>73</text:p>
          </table:table-cell>
          <table:table-cell table:formula="of:=VLOOKUP([.C995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616" calcext:value-type="float">
            <text:p>73616</text:p>
          </table:table-cell>
          <table:table-cell office:value-type="string" calcext:value-type="string">
            <text:p>Rio Blanco</text:p>
          </table:table-cell>
          <table:table-cell office:value-type="float" office:value="73" calcext:value-type="float">
            <text:p>73</text:p>
          </table:table-cell>
          <table:table-cell table:formula="of:=VLOOKUP([.C996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622" calcext:value-type="float">
            <text:p>73622</text:p>
          </table:table-cell>
          <table:table-cell office:value-type="string" calcext:value-type="string">
            <text:p>Roncesvalles</text:p>
          </table:table-cell>
          <table:table-cell office:value-type="float" office:value="73" calcext:value-type="float">
            <text:p>73</text:p>
          </table:table-cell>
          <table:table-cell table:formula="of:=VLOOKUP([.C997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624" calcext:value-type="float">
            <text:p>73624</text:p>
          </table:table-cell>
          <table:table-cell office:value-type="string" calcext:value-type="string">
            <text:p>Rovira</text:p>
          </table:table-cell>
          <table:table-cell office:value-type="float" office:value="73" calcext:value-type="float">
            <text:p>73</text:p>
          </table:table-cell>
          <table:table-cell table:formula="of:=VLOOKUP([.C998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671" calcext:value-type="float">
            <text:p>73671</text:p>
          </table:table-cell>
          <table:table-cell office:value-type="string" calcext:value-type="string">
            <text:p>Saldaña</text:p>
          </table:table-cell>
          <table:table-cell office:value-type="float" office:value="73" calcext:value-type="float">
            <text:p>73</text:p>
          </table:table-cell>
          <table:table-cell table:formula="of:=VLOOKUP([.C999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675" calcext:value-type="float">
            <text:p>73675</text:p>
          </table:table-cell>
          <table:table-cell office:value-type="string" calcext:value-type="string">
            <text:p>San Antonio</text:p>
          </table:table-cell>
          <table:table-cell office:value-type="float" office:value="73" calcext:value-type="float">
            <text:p>73</text:p>
          </table:table-cell>
          <table:table-cell table:formula="of:=VLOOKUP([.C1000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678" calcext:value-type="float">
            <text:p>73678</text:p>
          </table:table-cell>
          <table:table-cell office:value-type="string" calcext:value-type="string">
            <text:p>San Luis</text:p>
          </table:table-cell>
          <table:table-cell office:value-type="float" office:value="73" calcext:value-type="float">
            <text:p>73</text:p>
          </table:table-cell>
          <table:table-cell table:formula="of:=VLOOKUP([.C1001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686" calcext:value-type="float">
            <text:p>73686</text:p>
          </table:table-cell>
          <table:table-cell office:value-type="string" calcext:value-type="string">
            <text:p>Santa Isabel</text:p>
          </table:table-cell>
          <table:table-cell office:value-type="float" office:value="73" calcext:value-type="float">
            <text:p>73</text:p>
          </table:table-cell>
          <table:table-cell table:formula="of:=VLOOKUP([.C1002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770" calcext:value-type="float">
            <text:p>73770</text:p>
          </table:table-cell>
          <table:table-cell office:value-type="string" calcext:value-type="string">
            <text:p>Suárez</text:p>
          </table:table-cell>
          <table:table-cell office:value-type="float" office:value="73" calcext:value-type="float">
            <text:p>73</text:p>
          </table:table-cell>
          <table:table-cell table:formula="of:=VLOOKUP([.C1003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854" calcext:value-type="float">
            <text:p>73854</text:p>
          </table:table-cell>
          <table:table-cell office:value-type="string" calcext:value-type="string">
            <text:p>Valle de San Juan</text:p>
          </table:table-cell>
          <table:table-cell office:value-type="float" office:value="73" calcext:value-type="float">
            <text:p>73</text:p>
          </table:table-cell>
          <table:table-cell table:formula="of:=VLOOKUP([.C1004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861" calcext:value-type="float">
            <text:p>73861</text:p>
          </table:table-cell>
          <table:table-cell office:value-type="string" calcext:value-type="string">
            <text:p>Venadillo</text:p>
          </table:table-cell>
          <table:table-cell office:value-type="float" office:value="73" calcext:value-type="float">
            <text:p>73</text:p>
          </table:table-cell>
          <table:table-cell table:formula="of:=VLOOKUP([.C1005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870" calcext:value-type="float">
            <text:p>73870</text:p>
          </table:table-cell>
          <table:table-cell office:value-type="string" calcext:value-type="string">
            <text:p>Villahermosa</text:p>
          </table:table-cell>
          <table:table-cell office:value-type="float" office:value="73" calcext:value-type="float">
            <text:p>73</text:p>
          </table:table-cell>
          <table:table-cell table:formula="of:=VLOOKUP([.C1006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3873" calcext:value-type="float">
            <text:p>73873</text:p>
          </table:table-cell>
          <table:table-cell office:value-type="string" calcext:value-type="string">
            <text:p>Villarrica</text:p>
          </table:table-cell>
          <table:table-cell office:value-type="float" office:value="73" calcext:value-type="float">
            <text:p>73</text:p>
          </table:table-cell>
          <table:table-cell table:formula="of:=VLOOKUP([.C1007];[$Depto.A$2:.B$34];2;1)" office:value-type="string" office:string-value="Tolima" calcext:value-type="string">
            <text:p>Tolima</text:p>
          </table:table-cell>
          <table:table-cell table:number-columns-repeated="1020"/>
        </table:table-row>
        <table:table-row table:style-name="ro1">
          <table:table-cell office:value-type="float" office:value="76001" calcext:value-type="float">
            <text:p>76001</text:p>
          </table:table-cell>
          <table:table-cell office:value-type="string" calcext:value-type="string">
            <text:p>Cali</text:p>
          </table:table-cell>
          <table:table-cell office:value-type="float" office:value="76" calcext:value-type="float">
            <text:p>76</text:p>
          </table:table-cell>
          <table:table-cell table:formula="of:=VLOOKUP([.C1008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020" calcext:value-type="float">
            <text:p>76020</text:p>
          </table:table-cell>
          <table:table-cell office:value-type="string" calcext:value-type="string">
            <text:p>Alcalá</text:p>
          </table:table-cell>
          <table:table-cell office:value-type="float" office:value="76" calcext:value-type="float">
            <text:p>76</text:p>
          </table:table-cell>
          <table:table-cell table:formula="of:=VLOOKUP([.C1009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036" calcext:value-type="float">
            <text:p>76036</text:p>
          </table:table-cell>
          <table:table-cell office:value-type="string" calcext:value-type="string">
            <text:p>Andalucía</text:p>
          </table:table-cell>
          <table:table-cell office:value-type="float" office:value="76" calcext:value-type="float">
            <text:p>76</text:p>
          </table:table-cell>
          <table:table-cell table:formula="of:=VLOOKUP([.C1010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041" calcext:value-type="float">
            <text:p>76041</text:p>
          </table:table-cell>
          <table:table-cell office:value-type="string" calcext:value-type="string">
            <text:p>Ansermanuevo</text:p>
          </table:table-cell>
          <table:table-cell office:value-type="float" office:value="76" calcext:value-type="float">
            <text:p>76</text:p>
          </table:table-cell>
          <table:table-cell table:formula="of:=VLOOKUP([.C1011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054" calcext:value-type="float">
            <text:p>76054</text:p>
          </table:table-cell>
          <table:table-cell office:value-type="string" calcext:value-type="string">
            <text:p>Argelia</text:p>
          </table:table-cell>
          <table:table-cell office:value-type="float" office:value="76" calcext:value-type="float">
            <text:p>76</text:p>
          </table:table-cell>
          <table:table-cell table:formula="of:=VLOOKUP([.C1012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100" calcext:value-type="float">
            <text:p>76100</text:p>
          </table:table-cell>
          <table:table-cell office:value-type="string" calcext:value-type="string">
            <text:p>Bolívar</text:p>
          </table:table-cell>
          <table:table-cell office:value-type="float" office:value="76" calcext:value-type="float">
            <text:p>76</text:p>
          </table:table-cell>
          <table:table-cell table:formula="of:=VLOOKUP([.C1013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109" calcext:value-type="float">
            <text:p>76109</text:p>
          </table:table-cell>
          <table:table-cell office:value-type="string" calcext:value-type="string">
            <text:p>Buenaventura</text:p>
          </table:table-cell>
          <table:table-cell office:value-type="float" office:value="76" calcext:value-type="float">
            <text:p>76</text:p>
          </table:table-cell>
          <table:table-cell table:formula="of:=VLOOKUP([.C1014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111" calcext:value-type="float">
            <text:p>76111</text:p>
          </table:table-cell>
          <table:table-cell office:value-type="string" calcext:value-type="string">
            <text:p>Guadalajara de Buga</text:p>
          </table:table-cell>
          <table:table-cell office:value-type="float" office:value="76" calcext:value-type="float">
            <text:p>76</text:p>
          </table:table-cell>
          <table:table-cell table:formula="of:=VLOOKUP([.C1015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113" calcext:value-type="float">
            <text:p>76113</text:p>
          </table:table-cell>
          <table:table-cell office:value-type="string" calcext:value-type="string">
            <text:p>Bugalagrande</text:p>
          </table:table-cell>
          <table:table-cell office:value-type="float" office:value="76" calcext:value-type="float">
            <text:p>76</text:p>
          </table:table-cell>
          <table:table-cell table:formula="of:=VLOOKUP([.C1016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122" calcext:value-type="float">
            <text:p>76122</text:p>
          </table:table-cell>
          <table:table-cell office:value-type="string" calcext:value-type="string">
            <text:p>Caicedonia</text:p>
          </table:table-cell>
          <table:table-cell office:value-type="float" office:value="76" calcext:value-type="float">
            <text:p>76</text:p>
          </table:table-cell>
          <table:table-cell table:formula="of:=VLOOKUP([.C1017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126" calcext:value-type="float">
            <text:p>76126</text:p>
          </table:table-cell>
          <table:table-cell office:value-type="string" calcext:value-type="string">
            <text:p>Calima</text:p>
          </table:table-cell>
          <table:table-cell office:value-type="float" office:value="76" calcext:value-type="float">
            <text:p>76</text:p>
          </table:table-cell>
          <table:table-cell table:formula="of:=VLOOKUP([.C1018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130" calcext:value-type="float">
            <text:p>76130</text:p>
          </table:table-cell>
          <table:table-cell office:value-type="string" calcext:value-type="string">
            <text:p>Candelaria</text:p>
          </table:table-cell>
          <table:table-cell office:value-type="float" office:value="76" calcext:value-type="float">
            <text:p>76</text:p>
          </table:table-cell>
          <table:table-cell table:formula="of:=VLOOKUP([.C1019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147" calcext:value-type="float">
            <text:p>76147</text:p>
          </table:table-cell>
          <table:table-cell office:value-type="string" calcext:value-type="string">
            <text:p>Cartago</text:p>
          </table:table-cell>
          <table:table-cell office:value-type="float" office:value="76" calcext:value-type="float">
            <text:p>76</text:p>
          </table:table-cell>
          <table:table-cell table:formula="of:=VLOOKUP([.C1020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233" calcext:value-type="float">
            <text:p>76233</text:p>
          </table:table-cell>
          <table:table-cell office:value-type="string" calcext:value-type="string">
            <text:p>Dagua</text:p>
          </table:table-cell>
          <table:table-cell office:value-type="float" office:value="76" calcext:value-type="float">
            <text:p>76</text:p>
          </table:table-cell>
          <table:table-cell table:formula="of:=VLOOKUP([.C1021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243" calcext:value-type="float">
            <text:p>76243</text:p>
          </table:table-cell>
          <table:table-cell office:value-type="string" calcext:value-type="string">
            <text:p>El Águila</text:p>
          </table:table-cell>
          <table:table-cell office:value-type="float" office:value="76" calcext:value-type="float">
            <text:p>76</text:p>
          </table:table-cell>
          <table:table-cell table:formula="of:=VLOOKUP([.C1022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246" calcext:value-type="float">
            <text:p>76246</text:p>
          </table:table-cell>
          <table:table-cell office:value-type="string" calcext:value-type="string">
            <text:p>El Cairo</text:p>
          </table:table-cell>
          <table:table-cell office:value-type="float" office:value="76" calcext:value-type="float">
            <text:p>76</text:p>
          </table:table-cell>
          <table:table-cell table:formula="of:=VLOOKUP([.C1023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248" calcext:value-type="float">
            <text:p>76248</text:p>
          </table:table-cell>
          <table:table-cell office:value-type="string" calcext:value-type="string">
            <text:p>El Cerrito</text:p>
          </table:table-cell>
          <table:table-cell office:value-type="float" office:value="76" calcext:value-type="float">
            <text:p>76</text:p>
          </table:table-cell>
          <table:table-cell table:formula="of:=VLOOKUP([.C1024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250" calcext:value-type="float">
            <text:p>76250</text:p>
          </table:table-cell>
          <table:table-cell office:value-type="string" calcext:value-type="string">
            <text:p>El Dovio</text:p>
          </table:table-cell>
          <table:table-cell office:value-type="float" office:value="76" calcext:value-type="float">
            <text:p>76</text:p>
          </table:table-cell>
          <table:table-cell table:formula="of:=VLOOKUP([.C1025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275" calcext:value-type="float">
            <text:p>76275</text:p>
          </table:table-cell>
          <table:table-cell office:value-type="string" calcext:value-type="string">
            <text:p>Florida</text:p>
          </table:table-cell>
          <table:table-cell office:value-type="float" office:value="76" calcext:value-type="float">
            <text:p>76</text:p>
          </table:table-cell>
          <table:table-cell table:formula="of:=VLOOKUP([.C1026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306" calcext:value-type="float">
            <text:p>76306</text:p>
          </table:table-cell>
          <table:table-cell office:value-type="string" calcext:value-type="string">
            <text:p>Ginebra</text:p>
          </table:table-cell>
          <table:table-cell office:value-type="float" office:value="76" calcext:value-type="float">
            <text:p>76</text:p>
          </table:table-cell>
          <table:table-cell table:formula="of:=VLOOKUP([.C1027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318" calcext:value-type="float">
            <text:p>76318</text:p>
          </table:table-cell>
          <table:table-cell office:value-type="string" calcext:value-type="string">
            <text:p>Guacarí</text:p>
          </table:table-cell>
          <table:table-cell office:value-type="float" office:value="76" calcext:value-type="float">
            <text:p>76</text:p>
          </table:table-cell>
          <table:table-cell table:formula="of:=VLOOKUP([.C1028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364" calcext:value-type="float">
            <text:p>76364</text:p>
          </table:table-cell>
          <table:table-cell office:value-type="string" calcext:value-type="string">
            <text:p>Jamundí</text:p>
          </table:table-cell>
          <table:table-cell office:value-type="float" office:value="76" calcext:value-type="float">
            <text:p>76</text:p>
          </table:table-cell>
          <table:table-cell table:formula="of:=VLOOKUP([.C1029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377" calcext:value-type="float">
            <text:p>76377</text:p>
          </table:table-cell>
          <table:table-cell office:value-type="string" calcext:value-type="string">
            <text:p>La Cumbre</text:p>
          </table:table-cell>
          <table:table-cell office:value-type="float" office:value="76" calcext:value-type="float">
            <text:p>76</text:p>
          </table:table-cell>
          <table:table-cell table:formula="of:=VLOOKUP([.C1030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400" calcext:value-type="float">
            <text:p>76400</text:p>
          </table:table-cell>
          <table:table-cell office:value-type="string" calcext:value-type="string">
            <text:p>La Unión</text:p>
          </table:table-cell>
          <table:table-cell office:value-type="float" office:value="76" calcext:value-type="float">
            <text:p>76</text:p>
          </table:table-cell>
          <table:table-cell table:formula="of:=VLOOKUP([.C1031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403" calcext:value-type="float">
            <text:p>76403</text:p>
          </table:table-cell>
          <table:table-cell office:value-type="string" calcext:value-type="string">
            <text:p>La Victoria</text:p>
          </table:table-cell>
          <table:table-cell office:value-type="float" office:value="76" calcext:value-type="float">
            <text:p>76</text:p>
          </table:table-cell>
          <table:table-cell table:formula="of:=VLOOKUP([.C1032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497" calcext:value-type="float">
            <text:p>76497</text:p>
          </table:table-cell>
          <table:table-cell office:value-type="string" calcext:value-type="string">
            <text:p>Obando</text:p>
          </table:table-cell>
          <table:table-cell office:value-type="float" office:value="76" calcext:value-type="float">
            <text:p>76</text:p>
          </table:table-cell>
          <table:table-cell table:formula="of:=VLOOKUP([.C1033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520" calcext:value-type="float">
            <text:p>76520</text:p>
          </table:table-cell>
          <table:table-cell office:value-type="string" calcext:value-type="string">
            <text:p>Palmira</text:p>
          </table:table-cell>
          <table:table-cell office:value-type="float" office:value="76" calcext:value-type="float">
            <text:p>76</text:p>
          </table:table-cell>
          <table:table-cell table:formula="of:=VLOOKUP([.C1034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563" calcext:value-type="float">
            <text:p>76563</text:p>
          </table:table-cell>
          <table:table-cell office:value-type="string" calcext:value-type="string">
            <text:p>Pradera</text:p>
          </table:table-cell>
          <table:table-cell office:value-type="float" office:value="76" calcext:value-type="float">
            <text:p>76</text:p>
          </table:table-cell>
          <table:table-cell table:formula="of:=VLOOKUP([.C1035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606" calcext:value-type="float">
            <text:p>76606</text:p>
          </table:table-cell>
          <table:table-cell office:value-type="string" calcext:value-type="string">
            <text:p>Restrepo</text:p>
          </table:table-cell>
          <table:table-cell office:value-type="float" office:value="76" calcext:value-type="float">
            <text:p>76</text:p>
          </table:table-cell>
          <table:table-cell table:formula="of:=VLOOKUP([.C1036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616" calcext:value-type="float">
            <text:p>76616</text:p>
          </table:table-cell>
          <table:table-cell office:value-type="string" calcext:value-type="string">
            <text:p>Riofrío</text:p>
          </table:table-cell>
          <table:table-cell office:value-type="float" office:value="76" calcext:value-type="float">
            <text:p>76</text:p>
          </table:table-cell>
          <table:table-cell table:formula="of:=VLOOKUP([.C1037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622" calcext:value-type="float">
            <text:p>76622</text:p>
          </table:table-cell>
          <table:table-cell office:value-type="string" calcext:value-type="string">
            <text:p>Roldanillo</text:p>
          </table:table-cell>
          <table:table-cell office:value-type="float" office:value="76" calcext:value-type="float">
            <text:p>76</text:p>
          </table:table-cell>
          <table:table-cell table:formula="of:=VLOOKUP([.C1038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670" calcext:value-type="float">
            <text:p>76670</text:p>
          </table:table-cell>
          <table:table-cell office:value-type="string" calcext:value-type="string">
            <text:p>San Pedro</text:p>
          </table:table-cell>
          <table:table-cell office:value-type="float" office:value="76" calcext:value-type="float">
            <text:p>76</text:p>
          </table:table-cell>
          <table:table-cell table:formula="of:=VLOOKUP([.C1039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736" calcext:value-type="float">
            <text:p>76736</text:p>
          </table:table-cell>
          <table:table-cell office:value-type="string" calcext:value-type="string">
            <text:p>Sevilla</text:p>
          </table:table-cell>
          <table:table-cell office:value-type="float" office:value="76" calcext:value-type="float">
            <text:p>76</text:p>
          </table:table-cell>
          <table:table-cell table:formula="of:=VLOOKUP([.C1040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823" calcext:value-type="float">
            <text:p>76823</text:p>
          </table:table-cell>
          <table:table-cell office:value-type="string" calcext:value-type="string">
            <text:p>Toro</text:p>
          </table:table-cell>
          <table:table-cell office:value-type="float" office:value="76" calcext:value-type="float">
            <text:p>76</text:p>
          </table:table-cell>
          <table:table-cell table:formula="of:=VLOOKUP([.C1041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828" calcext:value-type="float">
            <text:p>76828</text:p>
          </table:table-cell>
          <table:table-cell office:value-type="string" calcext:value-type="string">
            <text:p>Trujillo</text:p>
          </table:table-cell>
          <table:table-cell office:value-type="float" office:value="76" calcext:value-type="float">
            <text:p>76</text:p>
          </table:table-cell>
          <table:table-cell table:formula="of:=VLOOKUP([.C1042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834" calcext:value-type="float">
            <text:p>76834</text:p>
          </table:table-cell>
          <table:table-cell office:value-type="string" calcext:value-type="string">
            <text:p>Tuluá</text:p>
          </table:table-cell>
          <table:table-cell office:value-type="float" office:value="76" calcext:value-type="float">
            <text:p>76</text:p>
          </table:table-cell>
          <table:table-cell table:formula="of:=VLOOKUP([.C1043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845" calcext:value-type="float">
            <text:p>76845</text:p>
          </table:table-cell>
          <table:table-cell office:value-type="string" calcext:value-type="string">
            <text:p>Ulloa</text:p>
          </table:table-cell>
          <table:table-cell office:value-type="float" office:value="76" calcext:value-type="float">
            <text:p>76</text:p>
          </table:table-cell>
          <table:table-cell table:formula="of:=VLOOKUP([.C1044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863" calcext:value-type="float">
            <text:p>76863</text:p>
          </table:table-cell>
          <table:table-cell office:value-type="string" calcext:value-type="string">
            <text:p>Versalles</text:p>
          </table:table-cell>
          <table:table-cell office:value-type="float" office:value="76" calcext:value-type="float">
            <text:p>76</text:p>
          </table:table-cell>
          <table:table-cell table:formula="of:=VLOOKUP([.C1045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869" calcext:value-type="float">
            <text:p>76869</text:p>
          </table:table-cell>
          <table:table-cell office:value-type="string" calcext:value-type="string">
            <text:p>Vijes</text:p>
          </table:table-cell>
          <table:table-cell office:value-type="float" office:value="76" calcext:value-type="float">
            <text:p>76</text:p>
          </table:table-cell>
          <table:table-cell table:formula="of:=VLOOKUP([.C1046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890" calcext:value-type="float">
            <text:p>76890</text:p>
          </table:table-cell>
          <table:table-cell office:value-type="string" calcext:value-type="string">
            <text:p>Yotoco</text:p>
          </table:table-cell>
          <table:table-cell office:value-type="float" office:value="76" calcext:value-type="float">
            <text:p>76</text:p>
          </table:table-cell>
          <table:table-cell table:formula="of:=VLOOKUP([.C1047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892" calcext:value-type="float">
            <text:p>76892</text:p>
          </table:table-cell>
          <table:table-cell office:value-type="string" calcext:value-type="string">
            <text:p>Yumbo</text:p>
          </table:table-cell>
          <table:table-cell office:value-type="float" office:value="76" calcext:value-type="float">
            <text:p>76</text:p>
          </table:table-cell>
          <table:table-cell table:formula="of:=VLOOKUP([.C1048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76895" calcext:value-type="float">
            <text:p>76895</text:p>
          </table:table-cell>
          <table:table-cell office:value-type="string" calcext:value-type="string">
            <text:p>Zarzal</text:p>
          </table:table-cell>
          <table:table-cell office:value-type="float" office:value="76" calcext:value-type="float">
            <text:p>76</text:p>
          </table:table-cell>
          <table:table-cell table:formula="of:=VLOOKUP([.C1049];[$Depto.A$2:.B$34];2;1)" office:value-type="string" office:string-value="Valle del Cauca" calcext:value-type="string">
            <text:p>Valle del Cauca</text:p>
          </table:table-cell>
          <table:table-cell table:number-columns-repeated="1020"/>
        </table:table-row>
        <table:table-row table:style-name="ro1">
          <table:table-cell office:value-type="float" office:value="81001" calcext:value-type="float">
            <text:p>81001</text:p>
          </table:table-cell>
          <table:table-cell office:value-type="string" calcext:value-type="string">
            <text:p>Arauca</text:p>
          </table:table-cell>
          <table:table-cell office:value-type="float" office:value="81" calcext:value-type="float">
            <text:p>81</text:p>
          </table:table-cell>
          <table:table-cell table:formula="of:=VLOOKUP([.C1050];[$Depto.A$2:.B$34];2;1)" office:value-type="string" office:string-value="Arauca" calcext:value-type="string">
            <text:p>Arauca</text:p>
          </table:table-cell>
          <table:table-cell table:number-columns-repeated="1020"/>
        </table:table-row>
        <table:table-row table:style-name="ro1">
          <table:table-cell office:value-type="float" office:value="81065" calcext:value-type="float">
            <text:p>81065</text:p>
          </table:table-cell>
          <table:table-cell office:value-type="string" calcext:value-type="string">
            <text:p>Arauquita</text:p>
          </table:table-cell>
          <table:table-cell office:value-type="float" office:value="81" calcext:value-type="float">
            <text:p>81</text:p>
          </table:table-cell>
          <table:table-cell table:formula="of:=VLOOKUP([.C1051];[$Depto.A$2:.B$34];2;1)" office:value-type="string" office:string-value="Arauca" calcext:value-type="string">
            <text:p>Arauca</text:p>
          </table:table-cell>
          <table:table-cell table:number-columns-repeated="1020"/>
        </table:table-row>
        <table:table-row table:style-name="ro1">
          <table:table-cell office:value-type="float" office:value="81220" calcext:value-type="float">
            <text:p>81220</text:p>
          </table:table-cell>
          <table:table-cell office:value-type="string" calcext:value-type="string">
            <text:p>Cravo Norte</text:p>
          </table:table-cell>
          <table:table-cell office:value-type="float" office:value="81" calcext:value-type="float">
            <text:p>81</text:p>
          </table:table-cell>
          <table:table-cell table:formula="of:=VLOOKUP([.C1052];[$Depto.A$2:.B$34];2;1)" office:value-type="string" office:string-value="Arauca" calcext:value-type="string">
            <text:p>Arauca</text:p>
          </table:table-cell>
          <table:table-cell table:number-columns-repeated="1020"/>
        </table:table-row>
        <table:table-row table:style-name="ro1">
          <table:table-cell office:value-type="float" office:value="81300" calcext:value-type="float">
            <text:p>81300</text:p>
          </table:table-cell>
          <table:table-cell office:value-type="string" calcext:value-type="string">
            <text:p>Fortul</text:p>
          </table:table-cell>
          <table:table-cell office:value-type="float" office:value="81" calcext:value-type="float">
            <text:p>81</text:p>
          </table:table-cell>
          <table:table-cell table:formula="of:=VLOOKUP([.C1053];[$Depto.A$2:.B$34];2;1)" office:value-type="string" office:string-value="Arauca" calcext:value-type="string">
            <text:p>Arauca</text:p>
          </table:table-cell>
          <table:table-cell table:number-columns-repeated="1020"/>
        </table:table-row>
        <table:table-row table:style-name="ro1">
          <table:table-cell office:value-type="float" office:value="81591" calcext:value-type="float">
            <text:p>81591</text:p>
          </table:table-cell>
          <table:table-cell office:value-type="string" calcext:value-type="string">
            <text:p>Puerto Rondón</text:p>
          </table:table-cell>
          <table:table-cell office:value-type="float" office:value="81" calcext:value-type="float">
            <text:p>81</text:p>
          </table:table-cell>
          <table:table-cell table:formula="of:=VLOOKUP([.C1054];[$Depto.A$2:.B$34];2;1)" office:value-type="string" office:string-value="Arauca" calcext:value-type="string">
            <text:p>Arauca</text:p>
          </table:table-cell>
          <table:table-cell table:number-columns-repeated="1020"/>
        </table:table-row>
        <table:table-row table:style-name="ro1">
          <table:table-cell office:value-type="float" office:value="81736" calcext:value-type="float">
            <text:p>81736</text:p>
          </table:table-cell>
          <table:table-cell office:value-type="string" calcext:value-type="string">
            <text:p>Saravena</text:p>
          </table:table-cell>
          <table:table-cell office:value-type="float" office:value="81" calcext:value-type="float">
            <text:p>81</text:p>
          </table:table-cell>
          <table:table-cell table:formula="of:=VLOOKUP([.C1055];[$Depto.A$2:.B$34];2;1)" office:value-type="string" office:string-value="Arauca" calcext:value-type="string">
            <text:p>Arauca</text:p>
          </table:table-cell>
          <table:table-cell table:number-columns-repeated="1020"/>
        </table:table-row>
        <table:table-row table:style-name="ro1">
          <table:table-cell office:value-type="float" office:value="81794" calcext:value-type="float">
            <text:p>81794</text:p>
          </table:table-cell>
          <table:table-cell office:value-type="string" calcext:value-type="string">
            <text:p>Tame</text:p>
          </table:table-cell>
          <table:table-cell office:value-type="float" office:value="81" calcext:value-type="float">
            <text:p>81</text:p>
          </table:table-cell>
          <table:table-cell table:formula="of:=VLOOKUP([.C1056];[$Depto.A$2:.B$34];2;1)" office:value-type="string" office:string-value="Arauca" calcext:value-type="string">
            <text:p>Arauca</text:p>
          </table:table-cell>
          <table:table-cell table:number-columns-repeated="1020"/>
        </table:table-row>
        <table:table-row table:style-name="ro1">
          <table:table-cell office:value-type="float" office:value="85001" calcext:value-type="float">
            <text:p>85001</text:p>
          </table:table-cell>
          <table:table-cell office:value-type="string" calcext:value-type="string">
            <text:p>Yopal</text:p>
          </table:table-cell>
          <table:table-cell office:value-type="float" office:value="85" calcext:value-type="float">
            <text:p>85</text:p>
          </table:table-cell>
          <table:table-cell table:formula="of:=VLOOKUP([.C1057];[$Depto.A$2:.B$34];2;1)" office:value-type="string" office:string-value="Casanare" calcext:value-type="string">
            <text:p>Casanare</text:p>
          </table:table-cell>
          <table:table-cell table:number-columns-repeated="1020"/>
        </table:table-row>
        <table:table-row table:style-name="ro1">
          <table:table-cell office:value-type="float" office:value="85010" calcext:value-type="float">
            <text:p>85010</text:p>
          </table:table-cell>
          <table:table-cell office:value-type="string" calcext:value-type="string">
            <text:p>Aguazul</text:p>
          </table:table-cell>
          <table:table-cell office:value-type="float" office:value="85" calcext:value-type="float">
            <text:p>85</text:p>
          </table:table-cell>
          <table:table-cell table:formula="of:=VLOOKUP([.C1058];[$Depto.A$2:.B$34];2;1)" office:value-type="string" office:string-value="Casanare" calcext:value-type="string">
            <text:p>Casanare</text:p>
          </table:table-cell>
          <table:table-cell table:number-columns-repeated="1020"/>
        </table:table-row>
        <table:table-row table:style-name="ro1">
          <table:table-cell office:value-type="float" office:value="85015" calcext:value-type="float">
            <text:p>85015</text:p>
          </table:table-cell>
          <table:table-cell office:value-type="string" calcext:value-type="string">
            <text:p>Chámeza</text:p>
          </table:table-cell>
          <table:table-cell office:value-type="float" office:value="85" calcext:value-type="float">
            <text:p>85</text:p>
          </table:table-cell>
          <table:table-cell table:formula="of:=VLOOKUP([.C1059];[$Depto.A$2:.B$34];2;1)" office:value-type="string" office:string-value="Casanare" calcext:value-type="string">
            <text:p>Casanare</text:p>
          </table:table-cell>
          <table:table-cell table:number-columns-repeated="1020"/>
        </table:table-row>
        <table:table-row table:style-name="ro1">
          <table:table-cell office:value-type="float" office:value="85125" calcext:value-type="float">
            <text:p>85125</text:p>
          </table:table-cell>
          <table:table-cell office:value-type="string" calcext:value-type="string">
            <text:p>Hato Corozal</text:p>
          </table:table-cell>
          <table:table-cell office:value-type="float" office:value="85" calcext:value-type="float">
            <text:p>85</text:p>
          </table:table-cell>
          <table:table-cell table:formula="of:=VLOOKUP([.C1060];[$Depto.A$2:.B$34];2;1)" office:value-type="string" office:string-value="Casanare" calcext:value-type="string">
            <text:p>Casanare</text:p>
          </table:table-cell>
          <table:table-cell table:number-columns-repeated="1020"/>
        </table:table-row>
        <table:table-row table:style-name="ro1">
          <table:table-cell office:value-type="float" office:value="85136" calcext:value-type="float">
            <text:p>85136</text:p>
          </table:table-cell>
          <table:table-cell office:value-type="string" calcext:value-type="string">
            <text:p>La Salina</text:p>
          </table:table-cell>
          <table:table-cell office:value-type="float" office:value="85" calcext:value-type="float">
            <text:p>85</text:p>
          </table:table-cell>
          <table:table-cell table:formula="of:=VLOOKUP([.C1061];[$Depto.A$2:.B$34];2;1)" office:value-type="string" office:string-value="Casanare" calcext:value-type="string">
            <text:p>Casanare</text:p>
          </table:table-cell>
          <table:table-cell table:number-columns-repeated="1020"/>
        </table:table-row>
        <table:table-row table:style-name="ro1">
          <table:table-cell office:value-type="float" office:value="85139" calcext:value-type="float">
            <text:p>85139</text:p>
          </table:table-cell>
          <table:table-cell office:value-type="string" calcext:value-type="string">
            <text:p>Maní</text:p>
          </table:table-cell>
          <table:table-cell office:value-type="float" office:value="85" calcext:value-type="float">
            <text:p>85</text:p>
          </table:table-cell>
          <table:table-cell table:formula="of:=VLOOKUP([.C1062];[$Depto.A$2:.B$34];2;1)" office:value-type="string" office:string-value="Casanare" calcext:value-type="string">
            <text:p>Casanare</text:p>
          </table:table-cell>
          <table:table-cell table:number-columns-repeated="1020"/>
        </table:table-row>
        <table:table-row table:style-name="ro1">
          <table:table-cell office:value-type="float" office:value="85162" calcext:value-type="float">
            <text:p>85162</text:p>
          </table:table-cell>
          <table:table-cell office:value-type="string" calcext:value-type="string">
            <text:p>Monterrey</text:p>
          </table:table-cell>
          <table:table-cell office:value-type="float" office:value="85" calcext:value-type="float">
            <text:p>85</text:p>
          </table:table-cell>
          <table:table-cell table:formula="of:=VLOOKUP([.C1063];[$Depto.A$2:.B$34];2;1)" office:value-type="string" office:string-value="Casanare" calcext:value-type="string">
            <text:p>Casanare</text:p>
          </table:table-cell>
          <table:table-cell table:number-columns-repeated="1020"/>
        </table:table-row>
        <table:table-row table:style-name="ro1">
          <table:table-cell office:value-type="float" office:value="85225" calcext:value-type="float">
            <text:p>85225</text:p>
          </table:table-cell>
          <table:table-cell office:value-type="string" calcext:value-type="string">
            <text:p>Nunchía</text:p>
          </table:table-cell>
          <table:table-cell office:value-type="float" office:value="85" calcext:value-type="float">
            <text:p>85</text:p>
          </table:table-cell>
          <table:table-cell table:formula="of:=VLOOKUP([.C1064];[$Depto.A$2:.B$34];2;1)" office:value-type="string" office:string-value="Casanare" calcext:value-type="string">
            <text:p>Casanare</text:p>
          </table:table-cell>
          <table:table-cell table:number-columns-repeated="1020"/>
        </table:table-row>
        <table:table-row table:style-name="ro1">
          <table:table-cell office:value-type="float" office:value="85230" calcext:value-type="float">
            <text:p>85230</text:p>
          </table:table-cell>
          <table:table-cell office:value-type="string" calcext:value-type="string">
            <text:p>Orocué</text:p>
          </table:table-cell>
          <table:table-cell office:value-type="float" office:value="85" calcext:value-type="float">
            <text:p>85</text:p>
          </table:table-cell>
          <table:table-cell table:formula="of:=VLOOKUP([.C1065];[$Depto.A$2:.B$34];2;1)" office:value-type="string" office:string-value="Casanare" calcext:value-type="string">
            <text:p>Casanare</text:p>
          </table:table-cell>
          <table:table-cell table:number-columns-repeated="1020"/>
        </table:table-row>
        <table:table-row table:style-name="ro1">
          <table:table-cell office:value-type="float" office:value="85250" calcext:value-type="float">
            <text:p>85250</text:p>
          </table:table-cell>
          <table:table-cell office:value-type="string" calcext:value-type="string">
            <text:p>Paz de Ariporo</text:p>
          </table:table-cell>
          <table:table-cell office:value-type="float" office:value="85" calcext:value-type="float">
            <text:p>85</text:p>
          </table:table-cell>
          <table:table-cell table:formula="of:=VLOOKUP([.C1066];[$Depto.A$2:.B$34];2;1)" office:value-type="string" office:string-value="Casanare" calcext:value-type="string">
            <text:p>Casanare</text:p>
          </table:table-cell>
          <table:table-cell table:number-columns-repeated="1020"/>
        </table:table-row>
        <table:table-row table:style-name="ro1">
          <table:table-cell office:value-type="float" office:value="85263" calcext:value-type="float">
            <text:p>85263</text:p>
          </table:table-cell>
          <table:table-cell office:value-type="string" calcext:value-type="string">
            <text:p>Pore</text:p>
          </table:table-cell>
          <table:table-cell office:value-type="float" office:value="85" calcext:value-type="float">
            <text:p>85</text:p>
          </table:table-cell>
          <table:table-cell table:formula="of:=VLOOKUP([.C1067];[$Depto.A$2:.B$34];2;1)" office:value-type="string" office:string-value="Casanare" calcext:value-type="string">
            <text:p>Casanare</text:p>
          </table:table-cell>
          <table:table-cell table:number-columns-repeated="1020"/>
        </table:table-row>
        <table:table-row table:style-name="ro1">
          <table:table-cell office:value-type="float" office:value="85279" calcext:value-type="float">
            <text:p>85279</text:p>
          </table:table-cell>
          <table:table-cell office:value-type="string" calcext:value-type="string">
            <text:p>Recetor</text:p>
          </table:table-cell>
          <table:table-cell office:value-type="float" office:value="85" calcext:value-type="float">
            <text:p>85</text:p>
          </table:table-cell>
          <table:table-cell table:formula="of:=VLOOKUP([.C1068];[$Depto.A$2:.B$34];2;1)" office:value-type="string" office:string-value="Casanare" calcext:value-type="string">
            <text:p>Casanare</text:p>
          </table:table-cell>
          <table:table-cell table:number-columns-repeated="1020"/>
        </table:table-row>
        <table:table-row table:style-name="ro1">
          <table:table-cell office:value-type="float" office:value="85300" calcext:value-type="float">
            <text:p>85300</text:p>
          </table:table-cell>
          <table:table-cell office:value-type="string" calcext:value-type="string">
            <text:p>Sabanalarga</text:p>
          </table:table-cell>
          <table:table-cell office:value-type="float" office:value="85" calcext:value-type="float">
            <text:p>85</text:p>
          </table:table-cell>
          <table:table-cell table:formula="of:=VLOOKUP([.C1069];[$Depto.A$2:.B$34];2;1)" office:value-type="string" office:string-value="Casanare" calcext:value-type="string">
            <text:p>Casanare</text:p>
          </table:table-cell>
          <table:table-cell table:number-columns-repeated="1020"/>
        </table:table-row>
        <table:table-row table:style-name="ro1">
          <table:table-cell office:value-type="float" office:value="85315" calcext:value-type="float">
            <text:p>85315</text:p>
          </table:table-cell>
          <table:table-cell office:value-type="string" calcext:value-type="string">
            <text:p>Sácama</text:p>
          </table:table-cell>
          <table:table-cell office:value-type="float" office:value="85" calcext:value-type="float">
            <text:p>85</text:p>
          </table:table-cell>
          <table:table-cell table:formula="of:=VLOOKUP([.C1070];[$Depto.A$2:.B$34];2;1)" office:value-type="string" office:string-value="Casanare" calcext:value-type="string">
            <text:p>Casanare</text:p>
          </table:table-cell>
          <table:table-cell table:number-columns-repeated="1020"/>
        </table:table-row>
        <table:table-row table:style-name="ro1">
          <table:table-cell office:value-type="float" office:value="85325" calcext:value-type="float">
            <text:p>85325</text:p>
          </table:table-cell>
          <table:table-cell office:value-type="string" calcext:value-type="string">
            <text:p>San Luis de Gaceno</text:p>
          </table:table-cell>
          <table:table-cell office:value-type="float" office:value="85" calcext:value-type="float">
            <text:p>85</text:p>
          </table:table-cell>
          <table:table-cell table:formula="of:=VLOOKUP([.C1071];[$Depto.A$2:.B$34];2;1)" office:value-type="string" office:string-value="Casanare" calcext:value-type="string">
            <text:p>Casanare</text:p>
          </table:table-cell>
          <table:table-cell table:number-columns-repeated="1020"/>
        </table:table-row>
        <table:table-row table:style-name="ro1">
          <table:table-cell office:value-type="float" office:value="85400" calcext:value-type="float">
            <text:p>85400</text:p>
          </table:table-cell>
          <table:table-cell office:value-type="string" calcext:value-type="string">
            <text:p>Támara</text:p>
          </table:table-cell>
          <table:table-cell office:value-type="float" office:value="85" calcext:value-type="float">
            <text:p>85</text:p>
          </table:table-cell>
          <table:table-cell table:formula="of:=VLOOKUP([.C1072];[$Depto.A$2:.B$34];2;1)" office:value-type="string" office:string-value="Casanare" calcext:value-type="string">
            <text:p>Casanare</text:p>
          </table:table-cell>
          <table:table-cell table:number-columns-repeated="1020"/>
        </table:table-row>
        <table:table-row table:style-name="ro1">
          <table:table-cell office:value-type="float" office:value="85410" calcext:value-type="float">
            <text:p>85410</text:p>
          </table:table-cell>
          <table:table-cell office:value-type="string" calcext:value-type="string">
            <text:p>Tauramena</text:p>
          </table:table-cell>
          <table:table-cell office:value-type="float" office:value="85" calcext:value-type="float">
            <text:p>85</text:p>
          </table:table-cell>
          <table:table-cell table:formula="of:=VLOOKUP([.C1073];[$Depto.A$2:.B$34];2;1)" office:value-type="string" office:string-value="Casanare" calcext:value-type="string">
            <text:p>Casanare</text:p>
          </table:table-cell>
          <table:table-cell table:number-columns-repeated="1020"/>
        </table:table-row>
        <table:table-row table:style-name="ro1">
          <table:table-cell office:value-type="float" office:value="85430" calcext:value-type="float">
            <text:p>85430</text:p>
          </table:table-cell>
          <table:table-cell office:value-type="string" calcext:value-type="string">
            <text:p>Trinidad</text:p>
          </table:table-cell>
          <table:table-cell office:value-type="float" office:value="85" calcext:value-type="float">
            <text:p>85</text:p>
          </table:table-cell>
          <table:table-cell table:formula="of:=VLOOKUP([.C1074];[$Depto.A$2:.B$34];2;1)" office:value-type="string" office:string-value="Casanare" calcext:value-type="string">
            <text:p>Casanare</text:p>
          </table:table-cell>
          <table:table-cell table:number-columns-repeated="1020"/>
        </table:table-row>
        <table:table-row table:style-name="ro1">
          <table:table-cell office:value-type="float" office:value="85440" calcext:value-type="float">
            <text:p>85440</text:p>
          </table:table-cell>
          <table:table-cell office:value-type="string" calcext:value-type="string">
            <text:p>Villanueva</text:p>
          </table:table-cell>
          <table:table-cell office:value-type="float" office:value="85" calcext:value-type="float">
            <text:p>85</text:p>
          </table:table-cell>
          <table:table-cell table:formula="of:=VLOOKUP([.C1075];[$Depto.A$2:.B$34];2;1)" office:value-type="string" office:string-value="Casanare" calcext:value-type="string">
            <text:p>Casanare</text:p>
          </table:table-cell>
          <table:table-cell table:number-columns-repeated="1020"/>
        </table:table-row>
        <table:table-row table:style-name="ro1">
          <table:table-cell office:value-type="float" office:value="86001" calcext:value-type="float">
            <text:p>86001</text:p>
          </table:table-cell>
          <table:table-cell office:value-type="string" calcext:value-type="string">
            <text:p>Mocoa</text:p>
          </table:table-cell>
          <table:table-cell office:value-type="float" office:value="86" calcext:value-type="float">
            <text:p>86</text:p>
          </table:table-cell>
          <table:table-cell table:formula="of:=VLOOKUP([.C1076];[$Depto.A$2:.B$34];2;1)" office:value-type="string" office:string-value="Putumayo" calcext:value-type="string">
            <text:p>Putumayo</text:p>
          </table:table-cell>
          <table:table-cell table:number-columns-repeated="1020"/>
        </table:table-row>
        <table:table-row table:style-name="ro1">
          <table:table-cell office:value-type="float" office:value="86219" calcext:value-type="float">
            <text:p>86219</text:p>
          </table:table-cell>
          <table:table-cell office:value-type="string" calcext:value-type="string">
            <text:p>Colón</text:p>
          </table:table-cell>
          <table:table-cell office:value-type="float" office:value="86" calcext:value-type="float">
            <text:p>86</text:p>
          </table:table-cell>
          <table:table-cell table:formula="of:=VLOOKUP([.C1077];[$Depto.A$2:.B$34];2;1)" office:value-type="string" office:string-value="Putumayo" calcext:value-type="string">
            <text:p>Putumayo</text:p>
          </table:table-cell>
          <table:table-cell table:number-columns-repeated="1020"/>
        </table:table-row>
        <table:table-row table:style-name="ro1">
          <table:table-cell office:value-type="float" office:value="86320" calcext:value-type="float">
            <text:p>86320</text:p>
          </table:table-cell>
          <table:table-cell office:value-type="string" calcext:value-type="string">
            <text:p>Orito</text:p>
          </table:table-cell>
          <table:table-cell office:value-type="float" office:value="86" calcext:value-type="float">
            <text:p>86</text:p>
          </table:table-cell>
          <table:table-cell table:formula="of:=VLOOKUP([.C1078];[$Depto.A$2:.B$34];2;1)" office:value-type="string" office:string-value="Putumayo" calcext:value-type="string">
            <text:p>Putumayo</text:p>
          </table:table-cell>
          <table:table-cell table:number-columns-repeated="1020"/>
        </table:table-row>
        <table:table-row table:style-name="ro1">
          <table:table-cell office:value-type="float" office:value="86568" calcext:value-type="float">
            <text:p>86568</text:p>
          </table:table-cell>
          <table:table-cell office:value-type="string" calcext:value-type="string">
            <text:p>Puerto Asís</text:p>
          </table:table-cell>
          <table:table-cell office:value-type="float" office:value="86" calcext:value-type="float">
            <text:p>86</text:p>
          </table:table-cell>
          <table:table-cell table:formula="of:=VLOOKUP([.C1079];[$Depto.A$2:.B$34];2;1)" office:value-type="string" office:string-value="Putumayo" calcext:value-type="string">
            <text:p>Putumayo</text:p>
          </table:table-cell>
          <table:table-cell table:number-columns-repeated="1020"/>
        </table:table-row>
        <table:table-row table:style-name="ro1">
          <table:table-cell office:value-type="float" office:value="86569" calcext:value-type="float">
            <text:p>86569</text:p>
          </table:table-cell>
          <table:table-cell office:value-type="string" calcext:value-type="string">
            <text:p>Puerto Caicedo</text:p>
          </table:table-cell>
          <table:table-cell office:value-type="float" office:value="86" calcext:value-type="float">
            <text:p>86</text:p>
          </table:table-cell>
          <table:table-cell table:formula="of:=VLOOKUP([.C1080];[$Depto.A$2:.B$34];2;1)" office:value-type="string" office:string-value="Putumayo" calcext:value-type="string">
            <text:p>Putumayo</text:p>
          </table:table-cell>
          <table:table-cell table:number-columns-repeated="1020"/>
        </table:table-row>
        <table:table-row table:style-name="ro1">
          <table:table-cell office:value-type="float" office:value="86571" calcext:value-type="float">
            <text:p>86571</text:p>
          </table:table-cell>
          <table:table-cell office:value-type="string" calcext:value-type="string">
            <text:p>Puerto Guzmán</text:p>
          </table:table-cell>
          <table:table-cell office:value-type="float" office:value="86" calcext:value-type="float">
            <text:p>86</text:p>
          </table:table-cell>
          <table:table-cell table:formula="of:=VLOOKUP([.C1081];[$Depto.A$2:.B$34];2;1)" office:value-type="string" office:string-value="Putumayo" calcext:value-type="string">
            <text:p>Putumayo</text:p>
          </table:table-cell>
          <table:table-cell table:number-columns-repeated="1020"/>
        </table:table-row>
        <table:table-row table:style-name="ro1">
          <table:table-cell office:value-type="float" office:value="86573" calcext:value-type="float">
            <text:p>86573</text:p>
          </table:table-cell>
          <table:table-cell office:value-type="string" calcext:value-type="string">
            <text:p>Leguízamo</text:p>
          </table:table-cell>
          <table:table-cell office:value-type="float" office:value="86" calcext:value-type="float">
            <text:p>86</text:p>
          </table:table-cell>
          <table:table-cell table:formula="of:=VLOOKUP([.C1082];[$Depto.A$2:.B$34];2;1)" office:value-type="string" office:string-value="Putumayo" calcext:value-type="string">
            <text:p>Putumayo</text:p>
          </table:table-cell>
          <table:table-cell table:number-columns-repeated="1020"/>
        </table:table-row>
        <table:table-row table:style-name="ro1">
          <table:table-cell office:value-type="float" office:value="86749" calcext:value-type="float">
            <text:p>86749</text:p>
          </table:table-cell>
          <table:table-cell office:value-type="string" calcext:value-type="string">
            <text:p>Sibundoy</text:p>
          </table:table-cell>
          <table:table-cell office:value-type="float" office:value="86" calcext:value-type="float">
            <text:p>86</text:p>
          </table:table-cell>
          <table:table-cell table:formula="of:=VLOOKUP([.C1083];[$Depto.A$2:.B$34];2;1)" office:value-type="string" office:string-value="Putumayo" calcext:value-type="string">
            <text:p>Putumayo</text:p>
          </table:table-cell>
          <table:table-cell table:number-columns-repeated="1020"/>
        </table:table-row>
        <table:table-row table:style-name="ro1">
          <table:table-cell office:value-type="float" office:value="86755" calcext:value-type="float">
            <text:p>86755</text:p>
          </table:table-cell>
          <table:table-cell office:value-type="string" calcext:value-type="string">
            <text:p>San Francisco</text:p>
          </table:table-cell>
          <table:table-cell office:value-type="float" office:value="86" calcext:value-type="float">
            <text:p>86</text:p>
          </table:table-cell>
          <table:table-cell table:formula="of:=VLOOKUP([.C1084];[$Depto.A$2:.B$34];2;1)" office:value-type="string" office:string-value="Putumayo" calcext:value-type="string">
            <text:p>Putumayo</text:p>
          </table:table-cell>
          <table:table-cell table:number-columns-repeated="1020"/>
        </table:table-row>
        <table:table-row table:style-name="ro1">
          <table:table-cell office:value-type="float" office:value="86757" calcext:value-type="float">
            <text:p>86757</text:p>
          </table:table-cell>
          <table:table-cell office:value-type="string" calcext:value-type="string">
            <text:p>San Miguel</text:p>
          </table:table-cell>
          <table:table-cell office:value-type="float" office:value="86" calcext:value-type="float">
            <text:p>86</text:p>
          </table:table-cell>
          <table:table-cell table:formula="of:=VLOOKUP([.C1085];[$Depto.A$2:.B$34];2;1)" office:value-type="string" office:string-value="Putumayo" calcext:value-type="string">
            <text:p>Putumayo</text:p>
          </table:table-cell>
          <table:table-cell table:number-columns-repeated="1020"/>
        </table:table-row>
        <table:table-row table:style-name="ro1">
          <table:table-cell office:value-type="float" office:value="86760" calcext:value-type="float">
            <text:p>86760</text:p>
          </table:table-cell>
          <table:table-cell office:value-type="string" calcext:value-type="string">
            <text:p>Santiago</text:p>
          </table:table-cell>
          <table:table-cell office:value-type="float" office:value="86" calcext:value-type="float">
            <text:p>86</text:p>
          </table:table-cell>
          <table:table-cell table:formula="of:=VLOOKUP([.C1086];[$Depto.A$2:.B$34];2;1)" office:value-type="string" office:string-value="Putumayo" calcext:value-type="string">
            <text:p>Putumayo</text:p>
          </table:table-cell>
          <table:table-cell table:number-columns-repeated="1020"/>
        </table:table-row>
        <table:table-row table:style-name="ro1">
          <table:table-cell office:value-type="float" office:value="86865" calcext:value-type="float">
            <text:p>86865</text:p>
          </table:table-cell>
          <table:table-cell office:value-type="string" calcext:value-type="string">
            <text:p>Valle de Guamez</text:p>
          </table:table-cell>
          <table:table-cell office:value-type="float" office:value="86" calcext:value-type="float">
            <text:p>86</text:p>
          </table:table-cell>
          <table:table-cell table:formula="of:=VLOOKUP([.C1087];[$Depto.A$2:.B$34];2;1)" office:value-type="string" office:string-value="Putumayo" calcext:value-type="string">
            <text:p>Putumayo</text:p>
          </table:table-cell>
          <table:table-cell table:number-columns-repeated="1020"/>
        </table:table-row>
        <table:table-row table:style-name="ro1">
          <table:table-cell office:value-type="float" office:value="86885" calcext:value-type="float">
            <text:p>86885</text:p>
          </table:table-cell>
          <table:table-cell office:value-type="string" calcext:value-type="string">
            <text:p>Villagarzón</text:p>
          </table:table-cell>
          <table:table-cell office:value-type="float" office:value="86" calcext:value-type="float">
            <text:p>86</text:p>
          </table:table-cell>
          <table:table-cell table:formula="of:=VLOOKUP([.C1088];[$Depto.A$2:.B$34];2;1)" office:value-type="string" office:string-value="Putumayo" calcext:value-type="string">
            <text:p>Putumayo</text:p>
          </table:table-cell>
          <table:table-cell table:number-columns-repeated="1020"/>
        </table:table-row>
        <table:table-row table:style-name="ro1">
          <table:table-cell office:value-type="float" office:value="88001" calcext:value-type="float">
            <text:p>88001</text:p>
          </table:table-cell>
          <table:table-cell office:value-type="string" calcext:value-type="string">
            <text:p>San Andrés</text:p>
          </table:table-cell>
          <table:table-cell office:value-type="float" office:value="88" calcext:value-type="float">
            <text:p>88</text:p>
          </table:table-cell>
          <table:table-cell table:formula="of:=VLOOKUP([.C1089];[$Depto.A$2:.B$34];2;1)" office:value-type="string" office:string-value="Archipiélago de San Andrés, Providencia y Santa Catalina" calcext:value-type="string">
            <text:p>Archipiélago de San Andrés, Providencia y Santa Catalina</text:p>
          </table:table-cell>
          <table:table-cell table:number-columns-repeated="1020"/>
        </table:table-row>
        <table:table-row table:style-name="ro1">
          <table:table-cell office:value-type="float" office:value="88564" calcext:value-type="float">
            <text:p>88564</text:p>
          </table:table-cell>
          <table:table-cell office:value-type="string" calcext:value-type="string">
            <text:p>Providencia</text:p>
          </table:table-cell>
          <table:table-cell office:value-type="float" office:value="88" calcext:value-type="float">
            <text:p>88</text:p>
          </table:table-cell>
          <table:table-cell table:formula="of:=VLOOKUP([.C1090];[$Depto.A$2:.B$34];2;1)" office:value-type="string" office:string-value="Archipiélago de San Andrés, Providencia y Santa Catalina" calcext:value-type="string">
            <text:p>Archipiélago de San Andrés, Providencia y Santa Catalina</text:p>
          </table:table-cell>
          <table:table-cell table:number-columns-repeated="1020"/>
        </table:table-row>
        <table:table-row table:style-name="ro1">
          <table:table-cell office:value-type="float" office:value="91001" calcext:value-type="float">
            <text:p>91001</text:p>
          </table:table-cell>
          <table:table-cell office:value-type="string" calcext:value-type="string">
            <text:p>Leticia</text:p>
          </table:table-cell>
          <table:table-cell office:value-type="float" office:value="91" calcext:value-type="float">
            <text:p>91</text:p>
          </table:table-cell>
          <table:table-cell table:formula="of:=VLOOKUP([.C1091];[$Depto.A$2:.B$34];2;1)" office:value-type="string" office:string-value="Amazonas" calcext:value-type="string">
            <text:p>Amazonas</text:p>
          </table:table-cell>
          <table:table-cell table:number-columns-repeated="1020"/>
        </table:table-row>
        <table:table-row table:style-name="ro1">
          <table:table-cell office:value-type="float" office:value="91263" calcext:value-type="float">
            <text:p>91263</text:p>
          </table:table-cell>
          <table:table-cell office:value-type="string" calcext:value-type="string">
            <text:p>El Encanto</text:p>
          </table:table-cell>
          <table:table-cell office:value-type="float" office:value="91" calcext:value-type="float">
            <text:p>91</text:p>
          </table:table-cell>
          <table:table-cell table:formula="of:=VLOOKUP([.C1092];[$Depto.A$2:.B$34];2;1)" office:value-type="string" office:string-value="Amazonas" calcext:value-type="string">
            <text:p>Amazonas</text:p>
          </table:table-cell>
          <table:table-cell table:number-columns-repeated="1020"/>
        </table:table-row>
        <table:table-row table:style-name="ro1">
          <table:table-cell office:value-type="float" office:value="91405" calcext:value-type="float">
            <text:p>91405</text:p>
          </table:table-cell>
          <table:table-cell office:value-type="string" calcext:value-type="string">
            <text:p>La Chorrera</text:p>
          </table:table-cell>
          <table:table-cell office:value-type="float" office:value="91" calcext:value-type="float">
            <text:p>91</text:p>
          </table:table-cell>
          <table:table-cell table:formula="of:=VLOOKUP([.C1093];[$Depto.A$2:.B$34];2;1)" office:value-type="string" office:string-value="Amazonas" calcext:value-type="string">
            <text:p>Amazonas</text:p>
          </table:table-cell>
          <table:table-cell table:number-columns-repeated="1020"/>
        </table:table-row>
        <table:table-row table:style-name="ro1">
          <table:table-cell office:value-type="float" office:value="91407" calcext:value-type="float">
            <text:p>91407</text:p>
          </table:table-cell>
          <table:table-cell office:value-type="string" calcext:value-type="string">
            <text:p>La Pedrera</text:p>
          </table:table-cell>
          <table:table-cell office:value-type="float" office:value="91" calcext:value-type="float">
            <text:p>91</text:p>
          </table:table-cell>
          <table:table-cell table:formula="of:=VLOOKUP([.C1094];[$Depto.A$2:.B$34];2;1)" office:value-type="string" office:string-value="Amazonas" calcext:value-type="string">
            <text:p>Amazonas</text:p>
          </table:table-cell>
          <table:table-cell table:number-columns-repeated="1020"/>
        </table:table-row>
        <table:table-row table:style-name="ro1">
          <table:table-cell office:value-type="float" office:value="91430" calcext:value-type="float">
            <text:p>91430</text:p>
          </table:table-cell>
          <table:table-cell office:value-type="string" calcext:value-type="string">
            <text:p>La Victoria</text:p>
          </table:table-cell>
          <table:table-cell office:value-type="float" office:value="91" calcext:value-type="float">
            <text:p>91</text:p>
          </table:table-cell>
          <table:table-cell table:formula="of:=VLOOKUP([.C1095];[$Depto.A$2:.B$34];2;1)" office:value-type="string" office:string-value="Amazonas" calcext:value-type="string">
            <text:p>Amazonas</text:p>
          </table:table-cell>
          <table:table-cell table:number-columns-repeated="1020"/>
        </table:table-row>
        <table:table-row table:style-name="ro1">
          <table:table-cell office:value-type="float" office:value="91460" calcext:value-type="float">
            <text:p>91460</text:p>
          </table:table-cell>
          <table:table-cell office:value-type="string" calcext:value-type="string">
            <text:p>Miriti Paraná</text:p>
          </table:table-cell>
          <table:table-cell office:value-type="float" office:value="91" calcext:value-type="float">
            <text:p>91</text:p>
          </table:table-cell>
          <table:table-cell table:formula="of:=VLOOKUP([.C1096];[$Depto.A$2:.B$34];2;1)" office:value-type="string" office:string-value="Amazonas" calcext:value-type="string">
            <text:p>Amazonas</text:p>
          </table:table-cell>
          <table:table-cell table:number-columns-repeated="1020"/>
        </table:table-row>
        <table:table-row table:style-name="ro1">
          <table:table-cell office:value-type="float" office:value="91530" calcext:value-type="float">
            <text:p>91530</text:p>
          </table:table-cell>
          <table:table-cell office:value-type="string" calcext:value-type="string">
            <text:p>Puerto Alegría</text:p>
          </table:table-cell>
          <table:table-cell office:value-type="float" office:value="91" calcext:value-type="float">
            <text:p>91</text:p>
          </table:table-cell>
          <table:table-cell table:formula="of:=VLOOKUP([.C1097];[$Depto.A$2:.B$34];2;1)" office:value-type="string" office:string-value="Amazonas" calcext:value-type="string">
            <text:p>Amazonas</text:p>
          </table:table-cell>
          <table:table-cell table:number-columns-repeated="1020"/>
        </table:table-row>
        <table:table-row table:style-name="ro1">
          <table:table-cell office:value-type="float" office:value="91536" calcext:value-type="float">
            <text:p>91536</text:p>
          </table:table-cell>
          <table:table-cell office:value-type="string" calcext:value-type="string">
            <text:p>Puerto Arica</text:p>
          </table:table-cell>
          <table:table-cell office:value-type="float" office:value="91" calcext:value-type="float">
            <text:p>91</text:p>
          </table:table-cell>
          <table:table-cell table:formula="of:=VLOOKUP([.C1098];[$Depto.A$2:.B$34];2;1)" office:value-type="string" office:string-value="Amazonas" calcext:value-type="string">
            <text:p>Amazonas</text:p>
          </table:table-cell>
          <table:table-cell table:number-columns-repeated="1020"/>
        </table:table-row>
        <table:table-row table:style-name="ro1">
          <table:table-cell office:value-type="float" office:value="91540" calcext:value-type="float">
            <text:p>91540</text:p>
          </table:table-cell>
          <table:table-cell office:value-type="string" calcext:value-type="string">
            <text:p>Puerto Nariño</text:p>
          </table:table-cell>
          <table:table-cell office:value-type="float" office:value="91" calcext:value-type="float">
            <text:p>91</text:p>
          </table:table-cell>
          <table:table-cell table:formula="of:=VLOOKUP([.C1099];[$Depto.A$2:.B$34];2;1)" office:value-type="string" office:string-value="Amazonas" calcext:value-type="string">
            <text:p>Amazonas</text:p>
          </table:table-cell>
          <table:table-cell table:number-columns-repeated="1020"/>
        </table:table-row>
        <table:table-row table:style-name="ro1">
          <table:table-cell office:value-type="float" office:value="91669" calcext:value-type="float">
            <text:p>91669</text:p>
          </table:table-cell>
          <table:table-cell office:value-type="string" calcext:value-type="string">
            <text:p>Puerto Santander</text:p>
          </table:table-cell>
          <table:table-cell office:value-type="float" office:value="91" calcext:value-type="float">
            <text:p>91</text:p>
          </table:table-cell>
          <table:table-cell table:formula="of:=VLOOKUP([.C1100];[$Depto.A$2:.B$34];2;1)" office:value-type="string" office:string-value="Amazonas" calcext:value-type="string">
            <text:p>Amazonas</text:p>
          </table:table-cell>
          <table:table-cell table:number-columns-repeated="1020"/>
        </table:table-row>
        <table:table-row table:style-name="ro1">
          <table:table-cell office:value-type="float" office:value="91798" calcext:value-type="float">
            <text:p>91798</text:p>
          </table:table-cell>
          <table:table-cell office:value-type="string" calcext:value-type="string">
            <text:p>Tarapacá</text:p>
          </table:table-cell>
          <table:table-cell office:value-type="float" office:value="91" calcext:value-type="float">
            <text:p>91</text:p>
          </table:table-cell>
          <table:table-cell table:formula="of:=VLOOKUP([.C1101];[$Depto.A$2:.B$34];2;1)" office:value-type="string" office:string-value="Amazonas" calcext:value-type="string">
            <text:p>Amazonas</text:p>
          </table:table-cell>
          <table:table-cell table:number-columns-repeated="1020"/>
        </table:table-row>
        <table:table-row table:style-name="ro1">
          <table:table-cell office:value-type="float" office:value="94001" calcext:value-type="float">
            <text:p>94001</text:p>
          </table:table-cell>
          <table:table-cell office:value-type="string" calcext:value-type="string">
            <text:p>Inírida</text:p>
          </table:table-cell>
          <table:table-cell office:value-type="float" office:value="94" calcext:value-type="float">
            <text:p>94</text:p>
          </table:table-cell>
          <table:table-cell table:formula="of:=VLOOKUP([.C1102];[$Depto.A$2:.B$34];2;1)" office:value-type="string" office:string-value="Guainía" calcext:value-type="string">
            <text:p>Guainía</text:p>
          </table:table-cell>
          <table:table-cell table:number-columns-repeated="1020"/>
        </table:table-row>
        <table:table-row table:style-name="ro1">
          <table:table-cell office:value-type="float" office:value="94343" calcext:value-type="float">
            <text:p>94343</text:p>
          </table:table-cell>
          <table:table-cell office:value-type="string" calcext:value-type="string">
            <text:p>Barranco Minas</text:p>
          </table:table-cell>
          <table:table-cell office:value-type="float" office:value="94" calcext:value-type="float">
            <text:p>94</text:p>
          </table:table-cell>
          <table:table-cell table:formula="of:=VLOOKUP([.C1103];[$Depto.A$2:.B$34];2;1)" office:value-type="string" office:string-value="Guainía" calcext:value-type="string">
            <text:p>Guainía</text:p>
          </table:table-cell>
          <table:table-cell table:number-columns-repeated="1020"/>
        </table:table-row>
        <table:table-row table:style-name="ro1">
          <table:table-cell office:value-type="float" office:value="94663" calcext:value-type="float">
            <text:p>94663</text:p>
          </table:table-cell>
          <table:table-cell office:value-type="string" calcext:value-type="string">
            <text:p>Mapiripana</text:p>
          </table:table-cell>
          <table:table-cell office:value-type="float" office:value="94" calcext:value-type="float">
            <text:p>94</text:p>
          </table:table-cell>
          <table:table-cell table:formula="of:=VLOOKUP([.C1104];[$Depto.A$2:.B$34];2;1)" office:value-type="string" office:string-value="Guainía" calcext:value-type="string">
            <text:p>Guainía</text:p>
          </table:table-cell>
          <table:table-cell table:number-columns-repeated="1020"/>
        </table:table-row>
        <table:table-row table:style-name="ro1">
          <table:table-cell office:value-type="float" office:value="94883" calcext:value-type="float">
            <text:p>94883</text:p>
          </table:table-cell>
          <table:table-cell office:value-type="string" calcext:value-type="string">
            <text:p>San Felipe</text:p>
          </table:table-cell>
          <table:table-cell office:value-type="float" office:value="94" calcext:value-type="float">
            <text:p>94</text:p>
          </table:table-cell>
          <table:table-cell table:formula="of:=VLOOKUP([.C1105];[$Depto.A$2:.B$34];2;1)" office:value-type="string" office:string-value="Guainía" calcext:value-type="string">
            <text:p>Guainía</text:p>
          </table:table-cell>
          <table:table-cell table:number-columns-repeated="1020"/>
        </table:table-row>
        <table:table-row table:style-name="ro1">
          <table:table-cell office:value-type="float" office:value="94884" calcext:value-type="float">
            <text:p>94884</text:p>
          </table:table-cell>
          <table:table-cell office:value-type="string" calcext:value-type="string">
            <text:p>Puerto Colombia</text:p>
          </table:table-cell>
          <table:table-cell office:value-type="float" office:value="94" calcext:value-type="float">
            <text:p>94</text:p>
          </table:table-cell>
          <table:table-cell table:formula="of:=VLOOKUP([.C1106];[$Depto.A$2:.B$34];2;1)" office:value-type="string" office:string-value="Guainía" calcext:value-type="string">
            <text:p>Guainía</text:p>
          </table:table-cell>
          <table:table-cell table:number-columns-repeated="1020"/>
        </table:table-row>
        <table:table-row table:style-name="ro1">
          <table:table-cell office:value-type="float" office:value="94885" calcext:value-type="float">
            <text:p>94885</text:p>
          </table:table-cell>
          <table:table-cell office:value-type="string" calcext:value-type="string">
            <text:p>La Guadalupe</text:p>
          </table:table-cell>
          <table:table-cell office:value-type="float" office:value="94" calcext:value-type="float">
            <text:p>94</text:p>
          </table:table-cell>
          <table:table-cell table:formula="of:=VLOOKUP([.C1107];[$Depto.A$2:.B$34];2;1)" office:value-type="string" office:string-value="Guainía" calcext:value-type="string">
            <text:p>Guainía</text:p>
          </table:table-cell>
          <table:table-cell table:number-columns-repeated="1020"/>
        </table:table-row>
        <table:table-row table:style-name="ro1">
          <table:table-cell office:value-type="float" office:value="94886" calcext:value-type="float">
            <text:p>94886</text:p>
          </table:table-cell>
          <table:table-cell office:value-type="string" calcext:value-type="string">
            <text:p>Cacahual</text:p>
          </table:table-cell>
          <table:table-cell office:value-type="float" office:value="94" calcext:value-type="float">
            <text:p>94</text:p>
          </table:table-cell>
          <table:table-cell table:formula="of:=VLOOKUP([.C1108];[$Depto.A$2:.B$34];2;1)" office:value-type="string" office:string-value="Guainía" calcext:value-type="string">
            <text:p>Guainía</text:p>
          </table:table-cell>
          <table:table-cell table:number-columns-repeated="1020"/>
        </table:table-row>
        <table:table-row table:style-name="ro1">
          <table:table-cell office:value-type="float" office:value="94887" calcext:value-type="float">
            <text:p>94887</text:p>
          </table:table-cell>
          <table:table-cell office:value-type="string" calcext:value-type="string">
            <text:p>Pana Pana</text:p>
          </table:table-cell>
          <table:table-cell office:value-type="float" office:value="94" calcext:value-type="float">
            <text:p>94</text:p>
          </table:table-cell>
          <table:table-cell table:formula="of:=VLOOKUP([.C1109];[$Depto.A$2:.B$34];2;1)" office:value-type="string" office:string-value="Guainía" calcext:value-type="string">
            <text:p>Guainía</text:p>
          </table:table-cell>
          <table:table-cell table:number-columns-repeated="1020"/>
        </table:table-row>
        <table:table-row table:style-name="ro1">
          <table:table-cell office:value-type="float" office:value="94888" calcext:value-type="float">
            <text:p>94888</text:p>
          </table:table-cell>
          <table:table-cell office:value-type="string" calcext:value-type="string">
            <text:p>Morichal</text:p>
          </table:table-cell>
          <table:table-cell office:value-type="float" office:value="94" calcext:value-type="float">
            <text:p>94</text:p>
          </table:table-cell>
          <table:table-cell table:formula="of:=VLOOKUP([.C1110];[$Depto.A$2:.B$34];2;1)" office:value-type="string" office:string-value="Guainía" calcext:value-type="string">
            <text:p>Guainía</text:p>
          </table:table-cell>
          <table:table-cell table:number-columns-repeated="1020"/>
        </table:table-row>
        <table:table-row table:style-name="ro1">
          <table:table-cell office:value-type="float" office:value="95001" calcext:value-type="float">
            <text:p>95001</text:p>
          </table:table-cell>
          <table:table-cell office:value-type="string" calcext:value-type="string">
            <text:p>San José del Guaviare</text:p>
          </table:table-cell>
          <table:table-cell office:value-type="float" office:value="95" calcext:value-type="float">
            <text:p>95</text:p>
          </table:table-cell>
          <table:table-cell table:formula="of:=VLOOKUP([.C1111];[$Depto.A$2:.B$34];2;1)" office:value-type="string" office:string-value="Guaviare" calcext:value-type="string">
            <text:p>Guaviare</text:p>
          </table:table-cell>
          <table:table-cell table:number-columns-repeated="1020"/>
        </table:table-row>
        <table:table-row table:style-name="ro1">
          <table:table-cell office:value-type="float" office:value="95015" calcext:value-type="float">
            <text:p>95015</text:p>
          </table:table-cell>
          <table:table-cell office:value-type="string" calcext:value-type="string">
            <text:p>Calamar</text:p>
          </table:table-cell>
          <table:table-cell office:value-type="float" office:value="95" calcext:value-type="float">
            <text:p>95</text:p>
          </table:table-cell>
          <table:table-cell table:formula="of:=VLOOKUP([.C1112];[$Depto.A$2:.B$34];2;1)" office:value-type="string" office:string-value="Guaviare" calcext:value-type="string">
            <text:p>Guaviare</text:p>
          </table:table-cell>
          <table:table-cell table:number-columns-repeated="1020"/>
        </table:table-row>
        <table:table-row table:style-name="ro1">
          <table:table-cell office:value-type="float" office:value="95025" calcext:value-type="float">
            <text:p>95025</text:p>
          </table:table-cell>
          <table:table-cell office:value-type="string" calcext:value-type="string">
            <text:p>El Retorno</text:p>
          </table:table-cell>
          <table:table-cell office:value-type="float" office:value="95" calcext:value-type="float">
            <text:p>95</text:p>
          </table:table-cell>
          <table:table-cell table:formula="of:=VLOOKUP([.C1113];[$Depto.A$2:.B$34];2;1)" office:value-type="string" office:string-value="Guaviare" calcext:value-type="string">
            <text:p>Guaviare</text:p>
          </table:table-cell>
          <table:table-cell table:number-columns-repeated="1020"/>
        </table:table-row>
        <table:table-row table:style-name="ro1">
          <table:table-cell office:value-type="float" office:value="95200" calcext:value-type="float">
            <text:p>95200</text:p>
          </table:table-cell>
          <table:table-cell office:value-type="string" calcext:value-type="string">
            <text:p>Miraflores</text:p>
          </table:table-cell>
          <table:table-cell office:value-type="float" office:value="95" calcext:value-type="float">
            <text:p>95</text:p>
          </table:table-cell>
          <table:table-cell table:formula="of:=VLOOKUP([.C1114];[$Depto.A$2:.B$34];2;1)" office:value-type="string" office:string-value="Guaviare" calcext:value-type="string">
            <text:p>Guaviare</text:p>
          </table:table-cell>
          <table:table-cell table:number-columns-repeated="1020"/>
        </table:table-row>
        <table:table-row table:style-name="ro1">
          <table:table-cell office:value-type="float" office:value="97001" calcext:value-type="float">
            <text:p>97001</text:p>
          </table:table-cell>
          <table:table-cell office:value-type="string" calcext:value-type="string">
            <text:p>Mitú</text:p>
          </table:table-cell>
          <table:table-cell office:value-type="float" office:value="97" calcext:value-type="float">
            <text:p>97</text:p>
          </table:table-cell>
          <table:table-cell table:formula="of:=VLOOKUP([.C1115];[$Depto.A$2:.B$34];2;1)" office:value-type="string" office:string-value="Vaupés" calcext:value-type="string">
            <text:p>Vaupés</text:p>
          </table:table-cell>
          <table:table-cell table:number-columns-repeated="1020"/>
        </table:table-row>
        <table:table-row table:style-name="ro1">
          <table:table-cell office:value-type="float" office:value="97161" calcext:value-type="float">
            <text:p>97161</text:p>
          </table:table-cell>
          <table:table-cell office:value-type="string" calcext:value-type="string">
            <text:p>Caruru</text:p>
          </table:table-cell>
          <table:table-cell office:value-type="float" office:value="97" calcext:value-type="float">
            <text:p>97</text:p>
          </table:table-cell>
          <table:table-cell table:formula="of:=VLOOKUP([.C1116];[$Depto.A$2:.B$34];2;1)" office:value-type="string" office:string-value="Vaupés" calcext:value-type="string">
            <text:p>Vaupés</text:p>
          </table:table-cell>
          <table:table-cell table:number-columns-repeated="1020"/>
        </table:table-row>
        <table:table-row table:style-name="ro1">
          <table:table-cell office:value-type="float" office:value="97511" calcext:value-type="float">
            <text:p>97511</text:p>
          </table:table-cell>
          <table:table-cell office:value-type="string" calcext:value-type="string">
            <text:p>Pacoa</text:p>
          </table:table-cell>
          <table:table-cell office:value-type="float" office:value="97" calcext:value-type="float">
            <text:p>97</text:p>
          </table:table-cell>
          <table:table-cell table:formula="of:=VLOOKUP([.C1117];[$Depto.A$2:.B$34];2;1)" office:value-type="string" office:string-value="Vaupés" calcext:value-type="string">
            <text:p>Vaupés</text:p>
          </table:table-cell>
          <table:table-cell table:number-columns-repeated="1020"/>
        </table:table-row>
        <table:table-row table:style-name="ro1">
          <table:table-cell office:value-type="float" office:value="97666" calcext:value-type="float">
            <text:p>97666</text:p>
          </table:table-cell>
          <table:table-cell office:value-type="string" calcext:value-type="string">
            <text:p>Taraira</text:p>
          </table:table-cell>
          <table:table-cell office:value-type="float" office:value="97" calcext:value-type="float">
            <text:p>97</text:p>
          </table:table-cell>
          <table:table-cell table:formula="of:=VLOOKUP([.C1118];[$Depto.A$2:.B$34];2;1)" office:value-type="string" office:string-value="Vaupés" calcext:value-type="string">
            <text:p>Vaupés</text:p>
          </table:table-cell>
          <table:table-cell table:number-columns-repeated="1020"/>
        </table:table-row>
        <table:table-row table:style-name="ro1">
          <table:table-cell office:value-type="float" office:value="97777" calcext:value-type="float">
            <text:p>97777</text:p>
          </table:table-cell>
          <table:table-cell office:value-type="string" calcext:value-type="string">
            <text:p>Papunaua</text:p>
          </table:table-cell>
          <table:table-cell office:value-type="float" office:value="97" calcext:value-type="float">
            <text:p>97</text:p>
          </table:table-cell>
          <table:table-cell table:formula="of:=VLOOKUP([.C1119];[$Depto.A$2:.B$34];2;1)" office:value-type="string" office:string-value="Vaupés" calcext:value-type="string">
            <text:p>Vaupés</text:p>
          </table:table-cell>
          <table:table-cell table:number-columns-repeated="1020"/>
        </table:table-row>
        <table:table-row table:style-name="ro1">
          <table:table-cell office:value-type="float" office:value="97889" calcext:value-type="float">
            <text:p>97889</text:p>
          </table:table-cell>
          <table:table-cell office:value-type="string" calcext:value-type="string">
            <text:p>Yavaraté</text:p>
          </table:table-cell>
          <table:table-cell office:value-type="float" office:value="97" calcext:value-type="float">
            <text:p>97</text:p>
          </table:table-cell>
          <table:table-cell table:formula="of:=VLOOKUP([.C1120];[$Depto.A$2:.B$34];2;1)" office:value-type="string" office:string-value="Vaupés" calcext:value-type="string">
            <text:p>Vaupés</text:p>
          </table:table-cell>
          <table:table-cell table:number-columns-repeated="1020"/>
        </table:table-row>
        <table:table-row table:style-name="ro1">
          <table:table-cell office:value-type="float" office:value="99001" calcext:value-type="float">
            <text:p>99001</text:p>
          </table:table-cell>
          <table:table-cell office:value-type="string" calcext:value-type="string">
            <text:p>Puerto Carreño</text:p>
          </table:table-cell>
          <table:table-cell office:value-type="float" office:value="99" calcext:value-type="float">
            <text:p>99</text:p>
          </table:table-cell>
          <table:table-cell table:formula="of:=VLOOKUP([.C1121];[$Depto.A$2:.B$34];2;1)" office:value-type="string" office:string-value="Vichada" calcext:value-type="string">
            <text:p>Vichada</text:p>
          </table:table-cell>
          <table:table-cell table:number-columns-repeated="1020"/>
        </table:table-row>
        <table:table-row table:style-name="ro1">
          <table:table-cell office:value-type="float" office:value="99524" calcext:value-type="float">
            <text:p>99524</text:p>
          </table:table-cell>
          <table:table-cell office:value-type="string" calcext:value-type="string">
            <text:p>La Primavera</text:p>
          </table:table-cell>
          <table:table-cell office:value-type="float" office:value="99" calcext:value-type="float">
            <text:p>99</text:p>
          </table:table-cell>
          <table:table-cell table:formula="of:=VLOOKUP([.C1122];[$Depto.A$2:.B$34];2;1)" office:value-type="string" office:string-value="Vichada" calcext:value-type="string">
            <text:p>Vichada</text:p>
          </table:table-cell>
          <table:table-cell table:number-columns-repeated="1020"/>
        </table:table-row>
        <table:table-row table:style-name="ro1">
          <table:table-cell office:value-type="float" office:value="99624" calcext:value-type="float">
            <text:p>99624</text:p>
          </table:table-cell>
          <table:table-cell office:value-type="string" calcext:value-type="string">
            <text:p>Santa Rosalía</text:p>
          </table:table-cell>
          <table:table-cell office:value-type="float" office:value="99" calcext:value-type="float">
            <text:p>99</text:p>
          </table:table-cell>
          <table:table-cell table:formula="of:=VLOOKUP([.C1123];[$Depto.A$2:.B$34];2;1)" office:value-type="string" office:string-value="Vichada" calcext:value-type="string">
            <text:p>Vichada</text:p>
          </table:table-cell>
          <table:table-cell table:number-columns-repeated="1020"/>
        </table:table-row>
        <table:table-row table:style-name="ro1">
          <table:table-cell office:value-type="float" office:value="99773" calcext:value-type="float">
            <text:p>99773</text:p>
          </table:table-cell>
          <table:table-cell office:value-type="string" calcext:value-type="string">
            <text:p>Cumaribo</text:p>
          </table:table-cell>
          <table:table-cell office:value-type="float" office:value="99" calcext:value-type="float">
            <text:p>99</text:p>
          </table:table-cell>
          <table:table-cell table:formula="of:=VLOOKUP([.C1124];[$Depto.A$2:.B$34];2;1)" office:value-type="string" office:string-value="Vichada" calcext:value-type="string">
            <text:p>Vichada</text:p>
          </table:table-cell>
          <table:table-cell table:number-columns-repeated="1020"/>
        </table:table-row>
      </table:table>
      <table:table table:name="P" table:style-name="ta1">
        <table:table-column table:style-name="co6" table:default-cell-style-name="Default"/>
        <table:table-row table:style-name="ro1">
          <table:table-cell office:value-type="string" calcext:value-type="string">
            <text:p>INSERT INTO countries (id, name, code) VALUES</text:p>
          </table:table-cell>
        </table:table-row>
        <table:table-row table:style-name="ro1">
          <table:table-cell table:formula="of:=&quot;(&quot; &amp; [$Pais.A2] &amp; &quot;,'&quot; &amp; [$Pais.B2] &amp; &quot;','&quot; &amp; [$Pais.C2] &amp; &quot;'),&quot;" office:value-type="string" office:string-value="(57,'Colombia','CO')," calcext:value-type="string">
            <text:p>(57,'Colombia','CO'),</text:p>
          </table:table-cell>
        </table:table-row>
      </table:table>
      <table:table table:name="D" table:style-name="ta1">
        <table:table-column table:style-name="co6" table:default-cell-style-name="Default"/>
        <table:table-row table:style-name="ro1">
          <table:table-cell office:value-type="string" calcext:value-type="string">
            <text:p>INSERT INTO states (id, name, country_id) VALUES</text:p>
          </table:table-cell>
        </table:table-row>
        <table:table-row table:style-name="ro1">
          <table:table-cell table:formula="of:=&quot;(&quot; &amp; [$Depto.A2] &amp; &quot;,'&quot; &amp; [$Depto.B2] &amp; &quot;',&quot; &amp; [$Depto.C2] &amp; &quot;),&quot;" office:value-type="string" office:string-value="(5,'Antioquia',57)," calcext:value-type="string">
            <text:p>(5,'Antioquia',57),</text:p>
          </table:table-cell>
        </table:table-row>
        <table:table-row table:style-name="ro1">
          <table:table-cell table:formula="of:=&quot;(&quot; &amp; [$Depto.A3] &amp; &quot;,'&quot; &amp; [$Depto.B3] &amp; &quot;',&quot; &amp; [$Depto.C3] &amp; &quot;),&quot;" office:value-type="string" office:string-value="(8,'Atlántico',57)," calcext:value-type="string">
            <text:p>(8,'Atlántico',57),</text:p>
          </table:table-cell>
        </table:table-row>
        <table:table-row table:style-name="ro1">
          <table:table-cell table:formula="of:=&quot;(&quot; &amp; [$Depto.A4] &amp; &quot;,'&quot; &amp; [$Depto.B4] &amp; &quot;',&quot; &amp; [$Depto.C4] &amp; &quot;),&quot;" office:value-type="string" office:string-value="(11,'Bogotá D.C.',57)," calcext:value-type="string">
            <text:p>(11,'Bogotá D.C.',57),</text:p>
          </table:table-cell>
        </table:table-row>
        <table:table-row table:style-name="ro1">
          <table:table-cell table:formula="of:=&quot;(&quot; &amp; [$Depto.A5] &amp; &quot;,'&quot; &amp; [$Depto.B5] &amp; &quot;',&quot; &amp; [$Depto.C5] &amp; &quot;),&quot;" office:value-type="string" office:string-value="(13,'Bolívar',57)," calcext:value-type="string">
            <text:p>(13,'Bolívar',57),</text:p>
          </table:table-cell>
        </table:table-row>
        <table:table-row table:style-name="ro1">
          <table:table-cell table:formula="of:=&quot;(&quot; &amp; [$Depto.A6] &amp; &quot;,'&quot; &amp; [$Depto.B6] &amp; &quot;',&quot; &amp; [$Depto.C6] &amp; &quot;),&quot;" office:value-type="string" office:string-value="(15,'Boyacá',57)," calcext:value-type="string">
            <text:p>(15,'Boyacá',57),</text:p>
          </table:table-cell>
        </table:table-row>
        <table:table-row table:style-name="ro1">
          <table:table-cell table:formula="of:=&quot;(&quot; &amp; [$Depto.A7] &amp; &quot;,'&quot; &amp; [$Depto.B7] &amp; &quot;',&quot; &amp; [$Depto.C7] &amp; &quot;),&quot;" office:value-type="string" office:string-value="(17,'Caldas',57)," calcext:value-type="string">
            <text:p>(17,'Caldas',57),</text:p>
          </table:table-cell>
        </table:table-row>
        <table:table-row table:style-name="ro1">
          <table:table-cell table:formula="of:=&quot;(&quot; &amp; [$Depto.A8] &amp; &quot;,'&quot; &amp; [$Depto.B8] &amp; &quot;',&quot; &amp; [$Depto.C8] &amp; &quot;),&quot;" office:value-type="string" office:string-value="(18,'Caquetá',57)," calcext:value-type="string">
            <text:p>(18,'Caquetá',57),</text:p>
          </table:table-cell>
        </table:table-row>
        <table:table-row table:style-name="ro1">
          <table:table-cell table:formula="of:=&quot;(&quot; &amp; [$Depto.A9] &amp; &quot;,'&quot; &amp; [$Depto.B9] &amp; &quot;',&quot; &amp; [$Depto.C9] &amp; &quot;),&quot;" office:value-type="string" office:string-value="(19,'Cauca',57)," calcext:value-type="string">
            <text:p>(19,'Cauca',57),</text:p>
          </table:table-cell>
        </table:table-row>
        <table:table-row table:style-name="ro1">
          <table:table-cell table:formula="of:=&quot;(&quot; &amp; [$Depto.A10] &amp; &quot;,'&quot; &amp; [$Depto.B10] &amp; &quot;',&quot; &amp; [$Depto.C10] &amp; &quot;),&quot;" office:value-type="string" office:string-value="(20,'Cesar',57)," calcext:value-type="string">
            <text:p>(20,'Cesar',57),</text:p>
          </table:table-cell>
        </table:table-row>
        <table:table-row table:style-name="ro1">
          <table:table-cell table:formula="of:=&quot;(&quot; &amp; [$Depto.A11] &amp; &quot;,'&quot; &amp; [$Depto.B11] &amp; &quot;',&quot; &amp; [$Depto.C11] &amp; &quot;),&quot;" office:value-type="string" office:string-value="(23,'Córdoba',57)," calcext:value-type="string">
            <text:p>(23,'Córdoba',57),</text:p>
          </table:table-cell>
        </table:table-row>
        <table:table-row table:style-name="ro1">
          <table:table-cell table:formula="of:=&quot;(&quot; &amp; [$Depto.A12] &amp; &quot;,'&quot; &amp; [$Depto.B12] &amp; &quot;',&quot; &amp; [$Depto.C12] &amp; &quot;),&quot;" office:value-type="string" office:string-value="(25,'Cundinamarca',57)," calcext:value-type="string">
            <text:p>(25,'Cundinamarca',57),</text:p>
          </table:table-cell>
        </table:table-row>
        <table:table-row table:style-name="ro1">
          <table:table-cell table:formula="of:=&quot;(&quot; &amp; [$Depto.A13] &amp; &quot;,'&quot; &amp; [$Depto.B13] &amp; &quot;',&quot; &amp; [$Depto.C13] &amp; &quot;),&quot;" office:value-type="string" office:string-value="(27,'Chocó',57)," calcext:value-type="string">
            <text:p>(27,'Chocó',57),</text:p>
          </table:table-cell>
        </table:table-row>
        <table:table-row table:style-name="ro1">
          <table:table-cell table:formula="of:=&quot;(&quot; &amp; [$Depto.A14] &amp; &quot;,'&quot; &amp; [$Depto.B14] &amp; &quot;',&quot; &amp; [$Depto.C14] &amp; &quot;),&quot;" office:value-type="string" office:string-value="(41,'Huila',57)," calcext:value-type="string">
            <text:p>(41,'Huila',57),</text:p>
          </table:table-cell>
        </table:table-row>
        <table:table-row table:style-name="ro1">
          <table:table-cell table:formula="of:=&quot;(&quot; &amp; [$Depto.A15] &amp; &quot;,'&quot; &amp; [$Depto.B15] &amp; &quot;',&quot; &amp; [$Depto.C15] &amp; &quot;),&quot;" office:value-type="string" office:string-value="(44,'La Guajira',57)," calcext:value-type="string">
            <text:p>(44,'La Guajira',57),</text:p>
          </table:table-cell>
        </table:table-row>
        <table:table-row table:style-name="ro1">
          <table:table-cell table:formula="of:=&quot;(&quot; &amp; [$Depto.A16] &amp; &quot;,'&quot; &amp; [$Depto.B16] &amp; &quot;',&quot; &amp; [$Depto.C16] &amp; &quot;),&quot;" office:value-type="string" office:string-value="(47,'Magdalena',57)," calcext:value-type="string">
            <text:p>(47,'Magdalena',57),</text:p>
          </table:table-cell>
        </table:table-row>
        <table:table-row table:style-name="ro1">
          <table:table-cell table:formula="of:=&quot;(&quot; &amp; [$Depto.A17] &amp; &quot;,'&quot; &amp; [$Depto.B17] &amp; &quot;',&quot; &amp; [$Depto.C17] &amp; &quot;),&quot;" office:value-type="string" office:string-value="(50,'Meta',57)," calcext:value-type="string">
            <text:p>(50,'Meta',57),</text:p>
          </table:table-cell>
        </table:table-row>
        <table:table-row table:style-name="ro1">
          <table:table-cell table:formula="of:=&quot;(&quot; &amp; [$Depto.A18] &amp; &quot;,'&quot; &amp; [$Depto.B18] &amp; &quot;',&quot; &amp; [$Depto.C18] &amp; &quot;),&quot;" office:value-type="string" office:string-value="(52,'Nariño',57)," calcext:value-type="string">
            <text:p>(52,'Nariño',57),</text:p>
          </table:table-cell>
        </table:table-row>
        <table:table-row table:style-name="ro1">
          <table:table-cell table:formula="of:=&quot;(&quot; &amp; [$Depto.A19] &amp; &quot;,'&quot; &amp; [$Depto.B19] &amp; &quot;',&quot; &amp; [$Depto.C19] &amp; &quot;),&quot;" office:value-type="string" office:string-value="(54,'Norte de Santander',57)," calcext:value-type="string">
            <text:p>(54,'Norte de Santander',57),</text:p>
          </table:table-cell>
        </table:table-row>
        <table:table-row table:style-name="ro1">
          <table:table-cell table:formula="of:=&quot;(&quot; &amp; [$Depto.A20] &amp; &quot;,'&quot; &amp; [$Depto.B20] &amp; &quot;',&quot; &amp; [$Depto.C20] &amp; &quot;),&quot;" office:value-type="string" office:string-value="(63,'Quindío',57)," calcext:value-type="string">
            <text:p>(63,'Quindío',57),</text:p>
          </table:table-cell>
        </table:table-row>
        <table:table-row table:style-name="ro1">
          <table:table-cell table:formula="of:=&quot;(&quot; &amp; [$Depto.A21] &amp; &quot;,'&quot; &amp; [$Depto.B21] &amp; &quot;',&quot; &amp; [$Depto.C21] &amp; &quot;),&quot;" office:value-type="string" office:string-value="(66,'Risaralda',57)," calcext:value-type="string">
            <text:p>(66,'Risaralda',57),</text:p>
          </table:table-cell>
        </table:table-row>
        <table:table-row table:style-name="ro1">
          <table:table-cell table:formula="of:=&quot;(&quot; &amp; [$Depto.A22] &amp; &quot;,'&quot; &amp; [$Depto.B22] &amp; &quot;',&quot; &amp; [$Depto.C22] &amp; &quot;),&quot;" office:value-type="string" office:string-value="(68,'Santander',57)," calcext:value-type="string">
            <text:p>(68,'Santander',57),</text:p>
          </table:table-cell>
        </table:table-row>
        <table:table-row table:style-name="ro1">
          <table:table-cell table:formula="of:=&quot;(&quot; &amp; [$Depto.A23] &amp; &quot;,'&quot; &amp; [$Depto.B23] &amp; &quot;',&quot; &amp; [$Depto.C23] &amp; &quot;),&quot;" office:value-type="string" office:string-value="(70,'Sucre',57)," calcext:value-type="string">
            <text:p>(70,'Sucre',57),</text:p>
          </table:table-cell>
        </table:table-row>
        <table:table-row table:style-name="ro1">
          <table:table-cell table:formula="of:=&quot;(&quot; &amp; [$Depto.A24] &amp; &quot;,'&quot; &amp; [$Depto.B24] &amp; &quot;',&quot; &amp; [$Depto.C24] &amp; &quot;),&quot;" office:value-type="string" office:string-value="(73,'Tolima',57)," calcext:value-type="string">
            <text:p>(73,'Tolima',57),</text:p>
          </table:table-cell>
        </table:table-row>
        <table:table-row table:style-name="ro1">
          <table:table-cell table:formula="of:=&quot;(&quot; &amp; [$Depto.A25] &amp; &quot;,'&quot; &amp; [$Depto.B25] &amp; &quot;',&quot; &amp; [$Depto.C25] &amp; &quot;),&quot;" office:value-type="string" office:string-value="(76,'Valle del Cauca',57)," calcext:value-type="string">
            <text:p>(76,'Valle del Cauca',57),</text:p>
          </table:table-cell>
        </table:table-row>
        <table:table-row table:style-name="ro1">
          <table:table-cell table:formula="of:=&quot;(&quot; &amp; [$Depto.A26] &amp; &quot;,'&quot; &amp; [$Depto.B26] &amp; &quot;',&quot; &amp; [$Depto.C26] &amp; &quot;),&quot;" office:value-type="string" office:string-value="(81,'Arauca',57)," calcext:value-type="string">
            <text:p>(81,'Arauca',57),</text:p>
          </table:table-cell>
        </table:table-row>
        <table:table-row table:style-name="ro1">
          <table:table-cell table:formula="of:=&quot;(&quot; &amp; [$Depto.A27] &amp; &quot;,'&quot; &amp; [$Depto.B27] &amp; &quot;',&quot; &amp; [$Depto.C27] &amp; &quot;),&quot;" office:value-type="string" office:string-value="(85,'Casanare',57)," calcext:value-type="string">
            <text:p>(85,'Casanare',57),</text:p>
          </table:table-cell>
        </table:table-row>
        <table:table-row table:style-name="ro1">
          <table:table-cell table:formula="of:=&quot;(&quot; &amp; [$Depto.A28] &amp; &quot;,'&quot; &amp; [$Depto.B28] &amp; &quot;',&quot; &amp; [$Depto.C28] &amp; &quot;),&quot;" office:value-type="string" office:string-value="(86,'Putumayo',57)," calcext:value-type="string">
            <text:p>(86,'Putumayo',57),</text:p>
          </table:table-cell>
        </table:table-row>
        <table:table-row table:style-name="ro1">
          <table:table-cell table:formula="of:=&quot;(&quot; &amp; [$Depto.A29] &amp; &quot;,'&quot; &amp; [$Depto.B29] &amp; &quot;',&quot; &amp; [$Depto.C29] &amp; &quot;),&quot;" office:value-type="string" office:string-value="(88,'Archipiélago de San Andrés, Providencia y Santa Catalina',57)," calcext:value-type="string">
            <text:p>(88,'Archipiélago de San Andrés, Providencia y Santa Catalina',57),</text:p>
          </table:table-cell>
        </table:table-row>
        <table:table-row table:style-name="ro1">
          <table:table-cell table:formula="of:=&quot;(&quot; &amp; [$Depto.A30] &amp; &quot;,'&quot; &amp; [$Depto.B30] &amp; &quot;',&quot; &amp; [$Depto.C30] &amp; &quot;),&quot;" office:value-type="string" office:string-value="(91,'Amazonas',57)," calcext:value-type="string">
            <text:p>(91,'Amazonas',57),</text:p>
          </table:table-cell>
        </table:table-row>
        <table:table-row table:style-name="ro1">
          <table:table-cell table:formula="of:=&quot;(&quot; &amp; [$Depto.A31] &amp; &quot;,'&quot; &amp; [$Depto.B31] &amp; &quot;',&quot; &amp; [$Depto.C31] &amp; &quot;),&quot;" office:value-type="string" office:string-value="(94,'Guainía',57)," calcext:value-type="string">
            <text:p>(94,'Guainía',57),</text:p>
          </table:table-cell>
        </table:table-row>
        <table:table-row table:style-name="ro1">
          <table:table-cell table:formula="of:=&quot;(&quot; &amp; [$Depto.A32] &amp; &quot;,'&quot; &amp; [$Depto.B32] &amp; &quot;',&quot; &amp; [$Depto.C32] &amp; &quot;),&quot;" office:value-type="string" office:string-value="(95,'Guaviare',57)," calcext:value-type="string">
            <text:p>(95,'Guaviare',57),</text:p>
          </table:table-cell>
        </table:table-row>
        <table:table-row table:style-name="ro1">
          <table:table-cell table:formula="of:=&quot;(&quot; &amp; [$Depto.A33] &amp; &quot;,'&quot; &amp; [$Depto.B33] &amp; &quot;',&quot; &amp; [$Depto.C33] &amp; &quot;),&quot;" office:value-type="string" office:string-value="(97,'Vaupés',57)," calcext:value-type="string">
            <text:p>(97,'Vaupés',57),</text:p>
          </table:table-cell>
        </table:table-row>
        <table:table-row table:style-name="ro1">
          <table:table-cell table:formula="of:=&quot;(&quot; &amp; [$Depto.A34] &amp; &quot;,'&quot; &amp; [$Depto.B34] &amp; &quot;',&quot; &amp; [$Depto.C34] &amp; &quot;),&quot;" office:value-type="string" office:string-value="(99,'Vichada',57)," calcext:value-type="string">
            <text:p>(99,'Vichada',57),</text:p>
          </table:table-cell>
        </table:table-row>
      </table:table>
      <table:table table:name="C" table:style-name="ta1">
        <table:table-column table:style-name="co6" table:default-cell-style-name="Default"/>
        <table:table-row table:style-name="ro1">
          <table:table-cell office:value-type="string" calcext:value-type="string">
            <text:p>INSERT INTO cities (id, name, state_id) VALUES</text:p>
          </table:table-cell>
        </table:table-row>
        <table:table-row table:style-name="ro1">
          <table:table-cell table:formula="of:=&quot;(&quot; &amp; [$Ciudad.A2] &amp; &quot;,'&quot; &amp; [$Ciudad.B2] &amp; &quot;',&quot; &amp; [$Ciudad.C2] &amp; &quot;),&quot;" office:value-type="string" office:string-value="(5001,'Medellín',5)," calcext:value-type="string">
            <text:p>(5001,'Medellín',5),</text:p>
          </table:table-cell>
        </table:table-row>
        <table:table-row table:style-name="ro1">
          <table:table-cell table:formula="of:=&quot;(&quot; &amp; [$Ciudad.A3] &amp; &quot;,'&quot; &amp; [$Ciudad.B3] &amp; &quot;',&quot; &amp; [$Ciudad.C3] &amp; &quot;),&quot;" office:value-type="string" office:string-value="(5002,'Abejorral',5)," calcext:value-type="string">
            <text:p>(5002,'Abejorral',5),</text:p>
          </table:table-cell>
        </table:table-row>
        <table:table-row table:style-name="ro1">
          <table:table-cell table:formula="of:=&quot;(&quot; &amp; [$Ciudad.A4] &amp; &quot;,'&quot; &amp; [$Ciudad.B4] &amp; &quot;',&quot; &amp; [$Ciudad.C4] &amp; &quot;),&quot;" office:value-type="string" office:string-value="(5004,'Abriaquí',5)," calcext:value-type="string">
            <text:p>(5004,'Abriaquí',5),</text:p>
          </table:table-cell>
        </table:table-row>
        <table:table-row table:style-name="ro1">
          <table:table-cell table:formula="of:=&quot;(&quot; &amp; [$Ciudad.A5] &amp; &quot;,'&quot; &amp; [$Ciudad.B5] &amp; &quot;',&quot; &amp; [$Ciudad.C5] &amp; &quot;),&quot;" office:value-type="string" office:string-value="(5021,'Alejandría',5)," calcext:value-type="string">
            <text:p>(5021,'Alejandría',5),</text:p>
          </table:table-cell>
        </table:table-row>
        <table:table-row table:style-name="ro1">
          <table:table-cell table:formula="of:=&quot;(&quot; &amp; [$Ciudad.A6] &amp; &quot;,'&quot; &amp; [$Ciudad.B6] &amp; &quot;',&quot; &amp; [$Ciudad.C6] &amp; &quot;),&quot;" office:value-type="string" office:string-value="(5030,'Amagá',5)," calcext:value-type="string">
            <text:p>(5030,'Amagá',5),</text:p>
          </table:table-cell>
        </table:table-row>
        <table:table-row table:style-name="ro1">
          <table:table-cell table:formula="of:=&quot;(&quot; &amp; [$Ciudad.A7] &amp; &quot;,'&quot; &amp; [$Ciudad.B7] &amp; &quot;',&quot; &amp; [$Ciudad.C7] &amp; &quot;),&quot;" office:value-type="string" office:string-value="(5031,'Amalfi',5)," calcext:value-type="string">
            <text:p>(5031,'Amalfi',5),</text:p>
          </table:table-cell>
        </table:table-row>
        <table:table-row table:style-name="ro1">
          <table:table-cell table:formula="of:=&quot;(&quot; &amp; [$Ciudad.A8] &amp; &quot;,'&quot; &amp; [$Ciudad.B8] &amp; &quot;',&quot; &amp; [$Ciudad.C8] &amp; &quot;),&quot;" office:value-type="string" office:string-value="(5034,'Andes',5)," calcext:value-type="string">
            <text:p>(5034,'Andes',5),</text:p>
          </table:table-cell>
        </table:table-row>
        <table:table-row table:style-name="ro1">
          <table:table-cell table:formula="of:=&quot;(&quot; &amp; [$Ciudad.A9] &amp; &quot;,'&quot; &amp; [$Ciudad.B9] &amp; &quot;',&quot; &amp; [$Ciudad.C9] &amp; &quot;),&quot;" office:value-type="string" office:string-value="(5036,'Angelópolis',5)," calcext:value-type="string">
            <text:p>(5036,'Angelópolis',5),</text:p>
          </table:table-cell>
        </table:table-row>
        <table:table-row table:style-name="ro1">
          <table:table-cell table:formula="of:=&quot;(&quot; &amp; [$Ciudad.A10] &amp; &quot;,'&quot; &amp; [$Ciudad.B10] &amp; &quot;',&quot; &amp; [$Ciudad.C10] &amp; &quot;),&quot;" office:value-type="string" office:string-value="(5038,'Angostura',5)," calcext:value-type="string">
            <text:p>(5038,'Angostura',5),</text:p>
          </table:table-cell>
        </table:table-row>
        <table:table-row table:style-name="ro1">
          <table:table-cell table:formula="of:=&quot;(&quot; &amp; [$Ciudad.A11] &amp; &quot;,'&quot; &amp; [$Ciudad.B11] &amp; &quot;',&quot; &amp; [$Ciudad.C11] &amp; &quot;),&quot;" office:value-type="string" office:string-value="(5040,'Anorí',5)," calcext:value-type="string">
            <text:p>(5040,'Anorí',5),</text:p>
          </table:table-cell>
        </table:table-row>
        <table:table-row table:style-name="ro1">
          <table:table-cell table:formula="of:=&quot;(&quot; &amp; [$Ciudad.A12] &amp; &quot;,'&quot; &amp; [$Ciudad.B12] &amp; &quot;',&quot; &amp; [$Ciudad.C12] &amp; &quot;),&quot;" office:value-type="string" office:string-value="(5042,'Santafé de Antioquia',5)," calcext:value-type="string">
            <text:p>(5042,'Santafé de Antioquia',5),</text:p>
          </table:table-cell>
        </table:table-row>
        <table:table-row table:style-name="ro1">
          <table:table-cell table:formula="of:=&quot;(&quot; &amp; [$Ciudad.A13] &amp; &quot;,'&quot; &amp; [$Ciudad.B13] &amp; &quot;',&quot; &amp; [$Ciudad.C13] &amp; &quot;),&quot;" office:value-type="string" office:string-value="(5044,'Anza',5)," calcext:value-type="string">
            <text:p>(5044,'Anza',5),</text:p>
          </table:table-cell>
        </table:table-row>
        <table:table-row table:style-name="ro1">
          <table:table-cell table:formula="of:=&quot;(&quot; &amp; [$Ciudad.A14] &amp; &quot;,'&quot; &amp; [$Ciudad.B14] &amp; &quot;',&quot; &amp; [$Ciudad.C14] &amp; &quot;),&quot;" office:value-type="string" office:string-value="(5045,'Apartadó',5)," calcext:value-type="string">
            <text:p>(5045,'Apartadó',5),</text:p>
          </table:table-cell>
        </table:table-row>
        <table:table-row table:style-name="ro1">
          <table:table-cell table:formula="of:=&quot;(&quot; &amp; [$Ciudad.A15] &amp; &quot;,'&quot; &amp; [$Ciudad.B15] &amp; &quot;',&quot; &amp; [$Ciudad.C15] &amp; &quot;),&quot;" office:value-type="string" office:string-value="(5051,'Arboletes',5)," calcext:value-type="string">
            <text:p>(5051,'Arboletes',5),</text:p>
          </table:table-cell>
        </table:table-row>
        <table:table-row table:style-name="ro1">
          <table:table-cell table:formula="of:=&quot;(&quot; &amp; [$Ciudad.A16] &amp; &quot;,'&quot; &amp; [$Ciudad.B16] &amp; &quot;',&quot; &amp; [$Ciudad.C16] &amp; &quot;),&quot;" office:value-type="string" office:string-value="(5055,'Argelia',5)," calcext:value-type="string">
            <text:p>(5055,'Argelia',5),</text:p>
          </table:table-cell>
        </table:table-row>
        <table:table-row table:style-name="ro1">
          <table:table-cell table:formula="of:=&quot;(&quot; &amp; [$Ciudad.A17] &amp; &quot;,'&quot; &amp; [$Ciudad.B17] &amp; &quot;',&quot; &amp; [$Ciudad.C17] &amp; &quot;),&quot;" office:value-type="string" office:string-value="(5059,'Armenia',5)," calcext:value-type="string">
            <text:p>(5059,'Armenia',5),</text:p>
          </table:table-cell>
        </table:table-row>
        <table:table-row table:style-name="ro1">
          <table:table-cell table:formula="of:=&quot;(&quot; &amp; [$Ciudad.A18] &amp; &quot;,'&quot; &amp; [$Ciudad.B18] &amp; &quot;',&quot; &amp; [$Ciudad.C18] &amp; &quot;),&quot;" office:value-type="string" office:string-value="(5079,'Barbosa',5)," calcext:value-type="string">
            <text:p>(5079,'Barbosa',5),</text:p>
          </table:table-cell>
        </table:table-row>
        <table:table-row table:style-name="ro1">
          <table:table-cell table:formula="of:=&quot;(&quot; &amp; [$Ciudad.A19] &amp; &quot;,'&quot; &amp; [$Ciudad.B19] &amp; &quot;',&quot; &amp; [$Ciudad.C19] &amp; &quot;),&quot;" office:value-type="string" office:string-value="(5086,'Belmira',5)," calcext:value-type="string">
            <text:p>(5086,'Belmira',5),</text:p>
          </table:table-cell>
        </table:table-row>
        <table:table-row table:style-name="ro1">
          <table:table-cell table:formula="of:=&quot;(&quot; &amp; [$Ciudad.A20] &amp; &quot;,'&quot; &amp; [$Ciudad.B20] &amp; &quot;',&quot; &amp; [$Ciudad.C20] &amp; &quot;),&quot;" office:value-type="string" office:string-value="(5088,'Bello',5)," calcext:value-type="string">
            <text:p>(5088,'Bello',5),</text:p>
          </table:table-cell>
        </table:table-row>
        <table:table-row table:style-name="ro1">
          <table:table-cell table:formula="of:=&quot;(&quot; &amp; [$Ciudad.A21] &amp; &quot;,'&quot; &amp; [$Ciudad.B21] &amp; &quot;',&quot; &amp; [$Ciudad.C21] &amp; &quot;),&quot;" office:value-type="string" office:string-value="(5091,'Betania',5)," calcext:value-type="string">
            <text:p>(5091,'Betania',5),</text:p>
          </table:table-cell>
        </table:table-row>
        <table:table-row table:style-name="ro1">
          <table:table-cell table:formula="of:=&quot;(&quot; &amp; [$Ciudad.A22] &amp; &quot;,'&quot; &amp; [$Ciudad.B22] &amp; &quot;',&quot; &amp; [$Ciudad.C22] &amp; &quot;),&quot;" office:value-type="string" office:string-value="(5093,'Betulia',5)," calcext:value-type="string">
            <text:p>(5093,'Betulia',5),</text:p>
          </table:table-cell>
        </table:table-row>
        <table:table-row table:style-name="ro1">
          <table:table-cell table:formula="of:=&quot;(&quot; &amp; [$Ciudad.A23] &amp; &quot;,'&quot; &amp; [$Ciudad.B23] &amp; &quot;',&quot; &amp; [$Ciudad.C23] &amp; &quot;),&quot;" office:value-type="string" office:string-value="(5101,'Ciudad Bolívar',5)," calcext:value-type="string">
            <text:p>(5101,'Ciudad Bolívar',5),</text:p>
          </table:table-cell>
        </table:table-row>
        <table:table-row table:style-name="ro1">
          <table:table-cell table:formula="of:=&quot;(&quot; &amp; [$Ciudad.A24] &amp; &quot;,'&quot; &amp; [$Ciudad.B24] &amp; &quot;',&quot; &amp; [$Ciudad.C24] &amp; &quot;),&quot;" office:value-type="string" office:string-value="(5107,'Briceño',5)," calcext:value-type="string">
            <text:p>(5107,'Briceño',5),</text:p>
          </table:table-cell>
        </table:table-row>
        <table:table-row table:style-name="ro1">
          <table:table-cell table:formula="of:=&quot;(&quot; &amp; [$Ciudad.A25] &amp; &quot;,'&quot; &amp; [$Ciudad.B25] &amp; &quot;',&quot; &amp; [$Ciudad.C25] &amp; &quot;),&quot;" office:value-type="string" office:string-value="(5113,'Buriticá',5)," calcext:value-type="string">
            <text:p>(5113,'Buriticá',5),</text:p>
          </table:table-cell>
        </table:table-row>
        <table:table-row table:style-name="ro1">
          <table:table-cell table:formula="of:=&quot;(&quot; &amp; [$Ciudad.A26] &amp; &quot;,'&quot; &amp; [$Ciudad.B26] &amp; &quot;',&quot; &amp; [$Ciudad.C26] &amp; &quot;),&quot;" office:value-type="string" office:string-value="(5120,'Cáceres',5)," calcext:value-type="string">
            <text:p>(5120,'Cáceres',5),</text:p>
          </table:table-cell>
        </table:table-row>
        <table:table-row table:style-name="ro1">
          <table:table-cell table:formula="of:=&quot;(&quot; &amp; [$Ciudad.A27] &amp; &quot;,'&quot; &amp; [$Ciudad.B27] &amp; &quot;',&quot; &amp; [$Ciudad.C27] &amp; &quot;),&quot;" office:value-type="string" office:string-value="(5125,'Caicedo',5)," calcext:value-type="string">
            <text:p>(5125,'Caicedo',5),</text:p>
          </table:table-cell>
        </table:table-row>
        <table:table-row table:style-name="ro1">
          <table:table-cell table:formula="of:=&quot;(&quot; &amp; [$Ciudad.A28] &amp; &quot;,'&quot; &amp; [$Ciudad.B28] &amp; &quot;',&quot; &amp; [$Ciudad.C28] &amp; &quot;),&quot;" office:value-type="string" office:string-value="(5129,'Caldas',5)," calcext:value-type="string">
            <text:p>(5129,'Caldas',5),</text:p>
          </table:table-cell>
        </table:table-row>
        <table:table-row table:style-name="ro1">
          <table:table-cell table:formula="of:=&quot;(&quot; &amp; [$Ciudad.A29] &amp; &quot;,'&quot; &amp; [$Ciudad.B29] &amp; &quot;',&quot; &amp; [$Ciudad.C29] &amp; &quot;),&quot;" office:value-type="string" office:string-value="(5134,'Campamento',5)," calcext:value-type="string">
            <text:p>(5134,'Campamento',5),</text:p>
          </table:table-cell>
        </table:table-row>
        <table:table-row table:style-name="ro1">
          <table:table-cell table:formula="of:=&quot;(&quot; &amp; [$Ciudad.A30] &amp; &quot;,'&quot; &amp; [$Ciudad.B30] &amp; &quot;',&quot; &amp; [$Ciudad.C30] &amp; &quot;),&quot;" office:value-type="string" office:string-value="(5138,'Cañasgordas',5)," calcext:value-type="string">
            <text:p>(5138,'Cañasgordas',5),</text:p>
          </table:table-cell>
        </table:table-row>
        <table:table-row table:style-name="ro1">
          <table:table-cell table:formula="of:=&quot;(&quot; &amp; [$Ciudad.A31] &amp; &quot;,'&quot; &amp; [$Ciudad.B31] &amp; &quot;',&quot; &amp; [$Ciudad.C31] &amp; &quot;),&quot;" office:value-type="string" office:string-value="(5142,'Caracolí',5)," calcext:value-type="string">
            <text:p>(5142,'Caracolí',5),</text:p>
          </table:table-cell>
        </table:table-row>
        <table:table-row table:style-name="ro1">
          <table:table-cell table:formula="of:=&quot;(&quot; &amp; [$Ciudad.A32] &amp; &quot;,'&quot; &amp; [$Ciudad.B32] &amp; &quot;',&quot; &amp; [$Ciudad.C32] &amp; &quot;),&quot;" office:value-type="string" office:string-value="(5145,'Caramanta',5)," calcext:value-type="string">
            <text:p>(5145,'Caramanta',5),</text:p>
          </table:table-cell>
        </table:table-row>
        <table:table-row table:style-name="ro1">
          <table:table-cell table:formula="of:=&quot;(&quot; &amp; [$Ciudad.A33] &amp; &quot;,'&quot; &amp; [$Ciudad.B33] &amp; &quot;',&quot; &amp; [$Ciudad.C33] &amp; &quot;),&quot;" office:value-type="string" office:string-value="(5147,'Carepa',5)," calcext:value-type="string">
            <text:p>(5147,'Carepa',5),</text:p>
          </table:table-cell>
        </table:table-row>
        <table:table-row table:style-name="ro1">
          <table:table-cell table:formula="of:=&quot;(&quot; &amp; [$Ciudad.A34] &amp; &quot;,'&quot; &amp; [$Ciudad.B34] &amp; &quot;',&quot; &amp; [$Ciudad.C34] &amp; &quot;),&quot;" office:value-type="string" office:string-value="(5148,'El Carmen de Viboral',5)," calcext:value-type="string">
            <text:p>(5148,'El Carmen de Viboral',5),</text:p>
          </table:table-cell>
        </table:table-row>
        <table:table-row table:style-name="ro1">
          <table:table-cell table:formula="of:=&quot;(&quot; &amp; [$Ciudad.A35] &amp; &quot;,'&quot; &amp; [$Ciudad.B35] &amp; &quot;',&quot; &amp; [$Ciudad.C35] &amp; &quot;),&quot;" office:value-type="string" office:string-value="(5150,'Carolina',5)," calcext:value-type="string">
            <text:p>(5150,'Carolina',5),</text:p>
          </table:table-cell>
        </table:table-row>
        <table:table-row table:style-name="ro1">
          <table:table-cell table:formula="of:=&quot;(&quot; &amp; [$Ciudad.A36] &amp; &quot;,'&quot; &amp; [$Ciudad.B36] &amp; &quot;',&quot; &amp; [$Ciudad.C36] &amp; &quot;),&quot;" office:value-type="string" office:string-value="(5154,'Caucasia',5)," calcext:value-type="string">
            <text:p>(5154,'Caucasia',5),</text:p>
          </table:table-cell>
        </table:table-row>
        <table:table-row table:style-name="ro1">
          <table:table-cell table:formula="of:=&quot;(&quot; &amp; [$Ciudad.A37] &amp; &quot;,'&quot; &amp; [$Ciudad.B37] &amp; &quot;',&quot; &amp; [$Ciudad.C37] &amp; &quot;),&quot;" office:value-type="string" office:string-value="(5172,'Chigorodó',5)," calcext:value-type="string">
            <text:p>(5172,'Chigorodó',5),</text:p>
          </table:table-cell>
        </table:table-row>
        <table:table-row table:style-name="ro1">
          <table:table-cell table:formula="of:=&quot;(&quot; &amp; [$Ciudad.A38] &amp; &quot;,'&quot; &amp; [$Ciudad.B38] &amp; &quot;',&quot; &amp; [$Ciudad.C38] &amp; &quot;),&quot;" office:value-type="string" office:string-value="(5190,'Cisneros',5)," calcext:value-type="string">
            <text:p>(5190,'Cisneros',5),</text:p>
          </table:table-cell>
        </table:table-row>
        <table:table-row table:style-name="ro1">
          <table:table-cell table:formula="of:=&quot;(&quot; &amp; [$Ciudad.A39] &amp; &quot;,'&quot; &amp; [$Ciudad.B39] &amp; &quot;',&quot; &amp; [$Ciudad.C39] &amp; &quot;),&quot;" office:value-type="string" office:string-value="(5197,'Cocorná',5)," calcext:value-type="string">
            <text:p>(5197,'Cocorná',5),</text:p>
          </table:table-cell>
        </table:table-row>
        <table:table-row table:style-name="ro1">
          <table:table-cell table:formula="of:=&quot;(&quot; &amp; [$Ciudad.A40] &amp; &quot;,'&quot; &amp; [$Ciudad.B40] &amp; &quot;',&quot; &amp; [$Ciudad.C40] &amp; &quot;),&quot;" office:value-type="string" office:string-value="(5206,'Concepción',5)," calcext:value-type="string">
            <text:p>(5206,'Concepción',5),</text:p>
          </table:table-cell>
        </table:table-row>
        <table:table-row table:style-name="ro1">
          <table:table-cell table:formula="of:=&quot;(&quot; &amp; [$Ciudad.A41] &amp; &quot;,'&quot; &amp; [$Ciudad.B41] &amp; &quot;',&quot; &amp; [$Ciudad.C41] &amp; &quot;),&quot;" office:value-type="string" office:string-value="(5209,'Concordia',5)," calcext:value-type="string">
            <text:p>(5209,'Concordia',5),</text:p>
          </table:table-cell>
        </table:table-row>
        <table:table-row table:style-name="ro1">
          <table:table-cell table:formula="of:=&quot;(&quot; &amp; [$Ciudad.A42] &amp; &quot;,'&quot; &amp; [$Ciudad.B42] &amp; &quot;',&quot; &amp; [$Ciudad.C42] &amp; &quot;),&quot;" office:value-type="string" office:string-value="(5212,'Copacabana',5)," calcext:value-type="string">
            <text:p>(5212,'Copacabana',5),</text:p>
          </table:table-cell>
        </table:table-row>
        <table:table-row table:style-name="ro1">
          <table:table-cell table:formula="of:=&quot;(&quot; &amp; [$Ciudad.A43] &amp; &quot;,'&quot; &amp; [$Ciudad.B43] &amp; &quot;',&quot; &amp; [$Ciudad.C43] &amp; &quot;),&quot;" office:value-type="string" office:string-value="(5234,'Dabeiba',5)," calcext:value-type="string">
            <text:p>(5234,'Dabeiba',5),</text:p>
          </table:table-cell>
        </table:table-row>
        <table:table-row table:style-name="ro1">
          <table:table-cell table:formula="of:=&quot;(&quot; &amp; [$Ciudad.A44] &amp; &quot;,'&quot; &amp; [$Ciudad.B44] &amp; &quot;',&quot; &amp; [$Ciudad.C44] &amp; &quot;),&quot;" office:value-type="string" office:string-value="(5237,'Don Matías',5)," calcext:value-type="string">
            <text:p>(5237,'Don Matías',5),</text:p>
          </table:table-cell>
        </table:table-row>
        <table:table-row table:style-name="ro1">
          <table:table-cell table:formula="of:=&quot;(&quot; &amp; [$Ciudad.A45] &amp; &quot;,'&quot; &amp; [$Ciudad.B45] &amp; &quot;',&quot; &amp; [$Ciudad.C45] &amp; &quot;),&quot;" office:value-type="string" office:string-value="(5240,'Ebéjico',5)," calcext:value-type="string">
            <text:p>(5240,'Ebéjico',5),</text:p>
          </table:table-cell>
        </table:table-row>
        <table:table-row table:style-name="ro1">
          <table:table-cell table:formula="of:=&quot;(&quot; &amp; [$Ciudad.A46] &amp; &quot;,'&quot; &amp; [$Ciudad.B46] &amp; &quot;',&quot; &amp; [$Ciudad.C46] &amp; &quot;),&quot;" office:value-type="string" office:string-value="(5250,'El Bagre',5)," calcext:value-type="string">
            <text:p>(5250,'El Bagre',5),</text:p>
          </table:table-cell>
        </table:table-row>
        <table:table-row table:style-name="ro1">
          <table:table-cell table:formula="of:=&quot;(&quot; &amp; [$Ciudad.A47] &amp; &quot;,'&quot; &amp; [$Ciudad.B47] &amp; &quot;',&quot; &amp; [$Ciudad.C47] &amp; &quot;),&quot;" office:value-type="string" office:string-value="(5264,'Entrerrios',5)," calcext:value-type="string">
            <text:p>(5264,'Entrerrios',5),</text:p>
          </table:table-cell>
        </table:table-row>
        <table:table-row table:style-name="ro1">
          <table:table-cell table:formula="of:=&quot;(&quot; &amp; [$Ciudad.A48] &amp; &quot;,'&quot; &amp; [$Ciudad.B48] &amp; &quot;',&quot; &amp; [$Ciudad.C48] &amp; &quot;),&quot;" office:value-type="string" office:string-value="(5266,'Envigado',5)," calcext:value-type="string">
            <text:p>(5266,'Envigado',5),</text:p>
          </table:table-cell>
        </table:table-row>
        <table:table-row table:style-name="ro1">
          <table:table-cell table:formula="of:=&quot;(&quot; &amp; [$Ciudad.A49] &amp; &quot;,'&quot; &amp; [$Ciudad.B49] &amp; &quot;',&quot; &amp; [$Ciudad.C49] &amp; &quot;),&quot;" office:value-type="string" office:string-value="(5282,'Fredonia',5)," calcext:value-type="string">
            <text:p>(5282,'Fredonia',5),</text:p>
          </table:table-cell>
        </table:table-row>
        <table:table-row table:style-name="ro1">
          <table:table-cell table:formula="of:=&quot;(&quot; &amp; [$Ciudad.A50] &amp; &quot;,'&quot; &amp; [$Ciudad.B50] &amp; &quot;',&quot; &amp; [$Ciudad.C50] &amp; &quot;),&quot;" office:value-type="string" office:string-value="(5284,'Frontino',5)," calcext:value-type="string">
            <text:p>(5284,'Frontino',5),</text:p>
          </table:table-cell>
        </table:table-row>
        <table:table-row table:style-name="ro1">
          <table:table-cell table:formula="of:=&quot;(&quot; &amp; [$Ciudad.A51] &amp; &quot;,'&quot; &amp; [$Ciudad.B51] &amp; &quot;',&quot; &amp; [$Ciudad.C51] &amp; &quot;),&quot;" office:value-type="string" office:string-value="(5306,'Giraldo',5)," calcext:value-type="string">
            <text:p>(5306,'Giraldo',5),</text:p>
          </table:table-cell>
        </table:table-row>
        <table:table-row table:style-name="ro1">
          <table:table-cell table:formula="of:=&quot;(&quot; &amp; [$Ciudad.A52] &amp; &quot;,'&quot; &amp; [$Ciudad.B52] &amp; &quot;',&quot; &amp; [$Ciudad.C52] &amp; &quot;),&quot;" office:value-type="string" office:string-value="(5308,'Girardota',5)," calcext:value-type="string">
            <text:p>(5308,'Girardota',5),</text:p>
          </table:table-cell>
        </table:table-row>
        <table:table-row table:style-name="ro1">
          <table:table-cell table:formula="of:=&quot;(&quot; &amp; [$Ciudad.A53] &amp; &quot;,'&quot; &amp; [$Ciudad.B53] &amp; &quot;',&quot; &amp; [$Ciudad.C53] &amp; &quot;),&quot;" office:value-type="string" office:string-value="(5310,'Gómez Plata',5)," calcext:value-type="string">
            <text:p>(5310,'Gómez Plata',5),</text:p>
          </table:table-cell>
        </table:table-row>
        <table:table-row table:style-name="ro1">
          <table:table-cell table:formula="of:=&quot;(&quot; &amp; [$Ciudad.A54] &amp; &quot;,'&quot; &amp; [$Ciudad.B54] &amp; &quot;',&quot; &amp; [$Ciudad.C54] &amp; &quot;),&quot;" office:value-type="string" office:string-value="(5313,'Granada',5)," calcext:value-type="string">
            <text:p>(5313,'Granada',5),</text:p>
          </table:table-cell>
        </table:table-row>
        <table:table-row table:style-name="ro1">
          <table:table-cell table:formula="of:=&quot;(&quot; &amp; [$Ciudad.A55] &amp; &quot;,'&quot; &amp; [$Ciudad.B55] &amp; &quot;',&quot; &amp; [$Ciudad.C55] &amp; &quot;),&quot;" office:value-type="string" office:string-value="(5315,'Guadalupe',5)," calcext:value-type="string">
            <text:p>(5315,'Guadalupe',5),</text:p>
          </table:table-cell>
        </table:table-row>
        <table:table-row table:style-name="ro1">
          <table:table-cell table:formula="of:=&quot;(&quot; &amp; [$Ciudad.A56] &amp; &quot;,'&quot; &amp; [$Ciudad.B56] &amp; &quot;',&quot; &amp; [$Ciudad.C56] &amp; &quot;),&quot;" office:value-type="string" office:string-value="(5318,'Guarne',5)," calcext:value-type="string">
            <text:p>(5318,'Guarne',5),</text:p>
          </table:table-cell>
        </table:table-row>
        <table:table-row table:style-name="ro1">
          <table:table-cell table:formula="of:=&quot;(&quot; &amp; [$Ciudad.A57] &amp; &quot;,'&quot; &amp; [$Ciudad.B57] &amp; &quot;',&quot; &amp; [$Ciudad.C57] &amp; &quot;),&quot;" office:value-type="string" office:string-value="(5321,'Guatapé',5)," calcext:value-type="string">
            <text:p>(5321,'Guatapé',5),</text:p>
          </table:table-cell>
        </table:table-row>
        <table:table-row table:style-name="ro1">
          <table:table-cell table:formula="of:=&quot;(&quot; &amp; [$Ciudad.A58] &amp; &quot;,'&quot; &amp; [$Ciudad.B58] &amp; &quot;',&quot; &amp; [$Ciudad.C58] &amp; &quot;),&quot;" office:value-type="string" office:string-value="(5347,'Heliconia',5)," calcext:value-type="string">
            <text:p>(5347,'Heliconia',5),</text:p>
          </table:table-cell>
        </table:table-row>
        <table:table-row table:style-name="ro1">
          <table:table-cell table:formula="of:=&quot;(&quot; &amp; [$Ciudad.A59] &amp; &quot;,'&quot; &amp; [$Ciudad.B59] &amp; &quot;',&quot; &amp; [$Ciudad.C59] &amp; &quot;),&quot;" office:value-type="string" office:string-value="(5353,'Hispania',5)," calcext:value-type="string">
            <text:p>(5353,'Hispania',5),</text:p>
          </table:table-cell>
        </table:table-row>
        <table:table-row table:style-name="ro1">
          <table:table-cell table:formula="of:=&quot;(&quot; &amp; [$Ciudad.A60] &amp; &quot;,'&quot; &amp; [$Ciudad.B60] &amp; &quot;',&quot; &amp; [$Ciudad.C60] &amp; &quot;),&quot;" office:value-type="string" office:string-value="(5360,'Itagui',5)," calcext:value-type="string">
            <text:p>(5360,'Itagui',5),</text:p>
          </table:table-cell>
        </table:table-row>
        <table:table-row table:style-name="ro1">
          <table:table-cell table:formula="of:=&quot;(&quot; &amp; [$Ciudad.A61] &amp; &quot;,'&quot; &amp; [$Ciudad.B61] &amp; &quot;',&quot; &amp; [$Ciudad.C61] &amp; &quot;),&quot;" office:value-type="string" office:string-value="(5361,'Ituango',5)," calcext:value-type="string">
            <text:p>(5361,'Ituango',5),</text:p>
          </table:table-cell>
        </table:table-row>
        <table:table-row table:style-name="ro1">
          <table:table-cell table:formula="of:=&quot;(&quot; &amp; [$Ciudad.A62] &amp; &quot;,'&quot; &amp; [$Ciudad.B62] &amp; &quot;',&quot; &amp; [$Ciudad.C62] &amp; &quot;),&quot;" office:value-type="string" office:string-value="(5364,'Jardín',5)," calcext:value-type="string">
            <text:p>(5364,'Jardín',5),</text:p>
          </table:table-cell>
        </table:table-row>
        <table:table-row table:style-name="ro1">
          <table:table-cell table:formula="of:=&quot;(&quot; &amp; [$Ciudad.A63] &amp; &quot;,'&quot; &amp; [$Ciudad.B63] &amp; &quot;',&quot; &amp; [$Ciudad.C63] &amp; &quot;),&quot;" office:value-type="string" office:string-value="(5368,'Jericó',5)," calcext:value-type="string">
            <text:p>(5368,'Jericó',5),</text:p>
          </table:table-cell>
        </table:table-row>
        <table:table-row table:style-name="ro1">
          <table:table-cell table:formula="of:=&quot;(&quot; &amp; [$Ciudad.A64] &amp; &quot;,'&quot; &amp; [$Ciudad.B64] &amp; &quot;',&quot; &amp; [$Ciudad.C64] &amp; &quot;),&quot;" office:value-type="string" office:string-value="(5376,'La Ceja',5)," calcext:value-type="string">
            <text:p>(5376,'La Ceja',5),</text:p>
          </table:table-cell>
        </table:table-row>
        <table:table-row table:style-name="ro1">
          <table:table-cell table:formula="of:=&quot;(&quot; &amp; [$Ciudad.A65] &amp; &quot;,'&quot; &amp; [$Ciudad.B65] &amp; &quot;',&quot; &amp; [$Ciudad.C65] &amp; &quot;),&quot;" office:value-type="string" office:string-value="(5380,'La Estrella',5)," calcext:value-type="string">
            <text:p>(5380,'La Estrella',5),</text:p>
          </table:table-cell>
        </table:table-row>
        <table:table-row table:style-name="ro1">
          <table:table-cell table:formula="of:=&quot;(&quot; &amp; [$Ciudad.A66] &amp; &quot;,'&quot; &amp; [$Ciudad.B66] &amp; &quot;',&quot; &amp; [$Ciudad.C66] &amp; &quot;),&quot;" office:value-type="string" office:string-value="(5390,'La Pintada',5)," calcext:value-type="string">
            <text:p>(5390,'La Pintada',5),</text:p>
          </table:table-cell>
        </table:table-row>
        <table:table-row table:style-name="ro1">
          <table:table-cell table:formula="of:=&quot;(&quot; &amp; [$Ciudad.A67] &amp; &quot;,'&quot; &amp; [$Ciudad.B67] &amp; &quot;',&quot; &amp; [$Ciudad.C67] &amp; &quot;),&quot;" office:value-type="string" office:string-value="(5400,'La Unión',5)," calcext:value-type="string">
            <text:p>(5400,'La Unión',5),</text:p>
          </table:table-cell>
        </table:table-row>
        <table:table-row table:style-name="ro1">
          <table:table-cell table:formula="of:=&quot;(&quot; &amp; [$Ciudad.A68] &amp; &quot;,'&quot; &amp; [$Ciudad.B68] &amp; &quot;',&quot; &amp; [$Ciudad.C68] &amp; &quot;),&quot;" office:value-type="string" office:string-value="(5411,'Liborina',5)," calcext:value-type="string">
            <text:p>(5411,'Liborina',5),</text:p>
          </table:table-cell>
        </table:table-row>
        <table:table-row table:style-name="ro1">
          <table:table-cell table:formula="of:=&quot;(&quot; &amp; [$Ciudad.A69] &amp; &quot;,'&quot; &amp; [$Ciudad.B69] &amp; &quot;',&quot; &amp; [$Ciudad.C69] &amp; &quot;),&quot;" office:value-type="string" office:string-value="(5425,'Maceo',5)," calcext:value-type="string">
            <text:p>(5425,'Maceo',5),</text:p>
          </table:table-cell>
        </table:table-row>
        <table:table-row table:style-name="ro1">
          <table:table-cell table:formula="of:=&quot;(&quot; &amp; [$Ciudad.A70] &amp; &quot;,'&quot; &amp; [$Ciudad.B70] &amp; &quot;',&quot; &amp; [$Ciudad.C70] &amp; &quot;),&quot;" office:value-type="string" office:string-value="(5440,'Marinilla',5)," calcext:value-type="string">
            <text:p>(5440,'Marinilla',5),</text:p>
          </table:table-cell>
        </table:table-row>
        <table:table-row table:style-name="ro1">
          <table:table-cell table:formula="of:=&quot;(&quot; &amp; [$Ciudad.A71] &amp; &quot;,'&quot; &amp; [$Ciudad.B71] &amp; &quot;',&quot; &amp; [$Ciudad.C71] &amp; &quot;),&quot;" office:value-type="string" office:string-value="(5467,'Montebello',5)," calcext:value-type="string">
            <text:p>(5467,'Montebello',5),</text:p>
          </table:table-cell>
        </table:table-row>
        <table:table-row table:style-name="ro1">
          <table:table-cell table:formula="of:=&quot;(&quot; &amp; [$Ciudad.A72] &amp; &quot;,'&quot; &amp; [$Ciudad.B72] &amp; &quot;',&quot; &amp; [$Ciudad.C72] &amp; &quot;),&quot;" office:value-type="string" office:string-value="(5475,'Murindó',5)," calcext:value-type="string">
            <text:p>(5475,'Murindó',5),</text:p>
          </table:table-cell>
        </table:table-row>
        <table:table-row table:style-name="ro1">
          <table:table-cell table:formula="of:=&quot;(&quot; &amp; [$Ciudad.A73] &amp; &quot;,'&quot; &amp; [$Ciudad.B73] &amp; &quot;',&quot; &amp; [$Ciudad.C73] &amp; &quot;),&quot;" office:value-type="string" office:string-value="(5480,'Mutatá',5)," calcext:value-type="string">
            <text:p>(5480,'Mutatá',5),</text:p>
          </table:table-cell>
        </table:table-row>
        <table:table-row table:style-name="ro1">
          <table:table-cell table:formula="of:=&quot;(&quot; &amp; [$Ciudad.A74] &amp; &quot;,'&quot; &amp; [$Ciudad.B74] &amp; &quot;',&quot; &amp; [$Ciudad.C74] &amp; &quot;),&quot;" office:value-type="string" office:string-value="(5483,'Nariño',5)," calcext:value-type="string">
            <text:p>(5483,'Nariño',5),</text:p>
          </table:table-cell>
        </table:table-row>
        <table:table-row table:style-name="ro1">
          <table:table-cell table:formula="of:=&quot;(&quot; &amp; [$Ciudad.A75] &amp; &quot;,'&quot; &amp; [$Ciudad.B75] &amp; &quot;',&quot; &amp; [$Ciudad.C75] &amp; &quot;),&quot;" office:value-type="string" office:string-value="(5490,'Necoclí',5)," calcext:value-type="string">
            <text:p>(5490,'Necoclí',5),</text:p>
          </table:table-cell>
        </table:table-row>
        <table:table-row table:style-name="ro1">
          <table:table-cell table:formula="of:=&quot;(&quot; &amp; [$Ciudad.A76] &amp; &quot;,'&quot; &amp; [$Ciudad.B76] &amp; &quot;',&quot; &amp; [$Ciudad.C76] &amp; &quot;),&quot;" office:value-type="string" office:string-value="(5495,'Nechí',5)," calcext:value-type="string">
            <text:p>(5495,'Nechí',5),</text:p>
          </table:table-cell>
        </table:table-row>
        <table:table-row table:style-name="ro1">
          <table:table-cell table:formula="of:=&quot;(&quot; &amp; [$Ciudad.A77] &amp; &quot;,'&quot; &amp; [$Ciudad.B77] &amp; &quot;',&quot; &amp; [$Ciudad.C77] &amp; &quot;),&quot;" office:value-type="string" office:string-value="(5501,'Olaya',5)," calcext:value-type="string">
            <text:p>(5501,'Olaya',5),</text:p>
          </table:table-cell>
        </table:table-row>
        <table:table-row table:style-name="ro1">
          <table:table-cell table:formula="of:=&quot;(&quot; &amp; [$Ciudad.A78] &amp; &quot;,'&quot; &amp; [$Ciudad.B78] &amp; &quot;',&quot; &amp; [$Ciudad.C78] &amp; &quot;),&quot;" office:value-type="string" office:string-value="(5541,'Peñol',5)," calcext:value-type="string">
            <text:p>(5541,'Peñol',5),</text:p>
          </table:table-cell>
        </table:table-row>
        <table:table-row table:style-name="ro1">
          <table:table-cell table:formula="of:=&quot;(&quot; &amp; [$Ciudad.A79] &amp; &quot;,'&quot; &amp; [$Ciudad.B79] &amp; &quot;',&quot; &amp; [$Ciudad.C79] &amp; &quot;),&quot;" office:value-type="string" office:string-value="(5543,'Peque',5)," calcext:value-type="string">
            <text:p>(5543,'Peque',5),</text:p>
          </table:table-cell>
        </table:table-row>
        <table:table-row table:style-name="ro1">
          <table:table-cell table:formula="of:=&quot;(&quot; &amp; [$Ciudad.A80] &amp; &quot;,'&quot; &amp; [$Ciudad.B80] &amp; &quot;',&quot; &amp; [$Ciudad.C80] &amp; &quot;),&quot;" office:value-type="string" office:string-value="(5576,'Pueblorrico',5)," calcext:value-type="string">
            <text:p>(5576,'Pueblorrico',5),</text:p>
          </table:table-cell>
        </table:table-row>
        <table:table-row table:style-name="ro1">
          <table:table-cell table:formula="of:=&quot;(&quot; &amp; [$Ciudad.A81] &amp; &quot;,'&quot; &amp; [$Ciudad.B81] &amp; &quot;',&quot; &amp; [$Ciudad.C81] &amp; &quot;),&quot;" office:value-type="string" office:string-value="(5579,'Puerto Berrío',5)," calcext:value-type="string">
            <text:p>(5579,'Puerto Berrío',5),</text:p>
          </table:table-cell>
        </table:table-row>
        <table:table-row table:style-name="ro1">
          <table:table-cell table:formula="of:=&quot;(&quot; &amp; [$Ciudad.A82] &amp; &quot;,'&quot; &amp; [$Ciudad.B82] &amp; &quot;',&quot; &amp; [$Ciudad.C82] &amp; &quot;),&quot;" office:value-type="string" office:string-value="(5585,'Puerto Nare',5)," calcext:value-type="string">
            <text:p>(5585,'Puerto Nare',5),</text:p>
          </table:table-cell>
        </table:table-row>
        <table:table-row table:style-name="ro1">
          <table:table-cell table:formula="of:=&quot;(&quot; &amp; [$Ciudad.A83] &amp; &quot;,'&quot; &amp; [$Ciudad.B83] &amp; &quot;',&quot; &amp; [$Ciudad.C83] &amp; &quot;),&quot;" office:value-type="string" office:string-value="(5591,'Puerto Triunfo',5)," calcext:value-type="string">
            <text:p>(5591,'Puerto Triunfo',5),</text:p>
          </table:table-cell>
        </table:table-row>
        <table:table-row table:style-name="ro1">
          <table:table-cell table:formula="of:=&quot;(&quot; &amp; [$Ciudad.A84] &amp; &quot;,'&quot; &amp; [$Ciudad.B84] &amp; &quot;',&quot; &amp; [$Ciudad.C84] &amp; &quot;),&quot;" office:value-type="string" office:string-value="(5604,'Remedios',5)," calcext:value-type="string">
            <text:p>(5604,'Remedios',5),</text:p>
          </table:table-cell>
        </table:table-row>
        <table:table-row table:style-name="ro1">
          <table:table-cell table:formula="of:=&quot;(&quot; &amp; [$Ciudad.A85] &amp; &quot;,'&quot; &amp; [$Ciudad.B85] &amp; &quot;',&quot; &amp; [$Ciudad.C85] &amp; &quot;),&quot;" office:value-type="string" office:string-value="(5607,'Retiro',5)," calcext:value-type="string">
            <text:p>(5607,'Retiro',5),</text:p>
          </table:table-cell>
        </table:table-row>
        <table:table-row table:style-name="ro1">
          <table:table-cell table:formula="of:=&quot;(&quot; &amp; [$Ciudad.A86] &amp; &quot;,'&quot; &amp; [$Ciudad.B86] &amp; &quot;',&quot; &amp; [$Ciudad.C86] &amp; &quot;),&quot;" office:value-type="string" office:string-value="(5615,'Rionegro',5)," calcext:value-type="string">
            <text:p>(5615,'Rionegro',5),</text:p>
          </table:table-cell>
        </table:table-row>
        <table:table-row table:style-name="ro1">
          <table:table-cell table:formula="of:=&quot;(&quot; &amp; [$Ciudad.A87] &amp; &quot;,'&quot; &amp; [$Ciudad.B87] &amp; &quot;',&quot; &amp; [$Ciudad.C87] &amp; &quot;),&quot;" office:value-type="string" office:string-value="(5628,'Sabanalarga',5)," calcext:value-type="string">
            <text:p>(5628,'Sabanalarga',5),</text:p>
          </table:table-cell>
        </table:table-row>
        <table:table-row table:style-name="ro1">
          <table:table-cell table:formula="of:=&quot;(&quot; &amp; [$Ciudad.A88] &amp; &quot;,'&quot; &amp; [$Ciudad.B88] &amp; &quot;',&quot; &amp; [$Ciudad.C88] &amp; &quot;),&quot;" office:value-type="string" office:string-value="(5631,'Sabaneta',5)," calcext:value-type="string">
            <text:p>(5631,'Sabaneta',5),</text:p>
          </table:table-cell>
        </table:table-row>
        <table:table-row table:style-name="ro1">
          <table:table-cell table:formula="of:=&quot;(&quot; &amp; [$Ciudad.A89] &amp; &quot;,'&quot; &amp; [$Ciudad.B89] &amp; &quot;',&quot; &amp; [$Ciudad.C89] &amp; &quot;),&quot;" office:value-type="string" office:string-value="(5642,'Salgar',5)," calcext:value-type="string">
            <text:p>(5642,'Salgar',5),</text:p>
          </table:table-cell>
        </table:table-row>
        <table:table-row table:style-name="ro1">
          <table:table-cell table:formula="of:=&quot;(&quot; &amp; [$Ciudad.A90] &amp; &quot;,'&quot; &amp; [$Ciudad.B90] &amp; &quot;',&quot; &amp; [$Ciudad.C90] &amp; &quot;),&quot;" office:value-type="string" office:string-value="(5647,'San Andrés de Cuerquía',5)," calcext:value-type="string">
            <text:p>(5647,'San Andrés de Cuerquía',5),</text:p>
          </table:table-cell>
        </table:table-row>
        <table:table-row table:style-name="ro1">
          <table:table-cell table:formula="of:=&quot;(&quot; &amp; [$Ciudad.A91] &amp; &quot;,'&quot; &amp; [$Ciudad.B91] &amp; &quot;',&quot; &amp; [$Ciudad.C91] &amp; &quot;),&quot;" office:value-type="string" office:string-value="(5649,'San Carlos',5)," calcext:value-type="string">
            <text:p>(5649,'San Carlos',5),</text:p>
          </table:table-cell>
        </table:table-row>
        <table:table-row table:style-name="ro1">
          <table:table-cell table:formula="of:=&quot;(&quot; &amp; [$Ciudad.A92] &amp; &quot;,'&quot; &amp; [$Ciudad.B92] &amp; &quot;',&quot; &amp; [$Ciudad.C92] &amp; &quot;),&quot;" office:value-type="string" office:string-value="(5652,'San Francisco',5)," calcext:value-type="string">
            <text:p>(5652,'San Francisco',5),</text:p>
          </table:table-cell>
        </table:table-row>
        <table:table-row table:style-name="ro1">
          <table:table-cell table:formula="of:=&quot;(&quot; &amp; [$Ciudad.A93] &amp; &quot;,'&quot; &amp; [$Ciudad.B93] &amp; &quot;',&quot; &amp; [$Ciudad.C93] &amp; &quot;),&quot;" office:value-type="string" office:string-value="(5656,'San Jerónimo',5)," calcext:value-type="string">
            <text:p>(5656,'San Jerónimo',5),</text:p>
          </table:table-cell>
        </table:table-row>
        <table:table-row table:style-name="ro1">
          <table:table-cell table:formula="of:=&quot;(&quot; &amp; [$Ciudad.A94] &amp; &quot;,'&quot; &amp; [$Ciudad.B94] &amp; &quot;',&quot; &amp; [$Ciudad.C94] &amp; &quot;),&quot;" office:value-type="string" office:string-value="(5658,'San José de La Montaña',5)," calcext:value-type="string">
            <text:p>(5658,'San José de La Montaña',5),</text:p>
          </table:table-cell>
        </table:table-row>
        <table:table-row table:style-name="ro1">
          <table:table-cell table:formula="of:=&quot;(&quot; &amp; [$Ciudad.A95] &amp; &quot;,'&quot; &amp; [$Ciudad.B95] &amp; &quot;',&quot; &amp; [$Ciudad.C95] &amp; &quot;),&quot;" office:value-type="string" office:string-value="(5659,'San Juan de Urabá',5)," calcext:value-type="string">
            <text:p>(5659,'San Juan de Urabá',5),</text:p>
          </table:table-cell>
        </table:table-row>
        <table:table-row table:style-name="ro1">
          <table:table-cell table:formula="of:=&quot;(&quot; &amp; [$Ciudad.A96] &amp; &quot;,'&quot; &amp; [$Ciudad.B96] &amp; &quot;',&quot; &amp; [$Ciudad.C96] &amp; &quot;),&quot;" office:value-type="string" office:string-value="(5660,'San Luis',5)," calcext:value-type="string">
            <text:p>(5660,'San Luis',5),</text:p>
          </table:table-cell>
        </table:table-row>
        <table:table-row table:style-name="ro1">
          <table:table-cell table:formula="of:=&quot;(&quot; &amp; [$Ciudad.A97] &amp; &quot;,'&quot; &amp; [$Ciudad.B97] &amp; &quot;',&quot; &amp; [$Ciudad.C97] &amp; &quot;),&quot;" office:value-type="string" office:string-value="(5664,'San Pedro',5)," calcext:value-type="string">
            <text:p>(5664,'San Pedro',5),</text:p>
          </table:table-cell>
        </table:table-row>
        <table:table-row table:style-name="ro1">
          <table:table-cell table:formula="of:=&quot;(&quot; &amp; [$Ciudad.A98] &amp; &quot;,'&quot; &amp; [$Ciudad.B98] &amp; &quot;',&quot; &amp; [$Ciudad.C98] &amp; &quot;),&quot;" office:value-type="string" office:string-value="(5665,'San Pedro de Uraba',5)," calcext:value-type="string">
            <text:p>(5665,'San Pedro de Uraba',5),</text:p>
          </table:table-cell>
        </table:table-row>
        <table:table-row table:style-name="ro1">
          <table:table-cell table:formula="of:=&quot;(&quot; &amp; [$Ciudad.A99] &amp; &quot;,'&quot; &amp; [$Ciudad.B99] &amp; &quot;',&quot; &amp; [$Ciudad.C99] &amp; &quot;),&quot;" office:value-type="string" office:string-value="(5667,'San Rafael',5)," calcext:value-type="string">
            <text:p>(5667,'San Rafael',5),</text:p>
          </table:table-cell>
        </table:table-row>
        <table:table-row table:style-name="ro1">
          <table:table-cell table:formula="of:=&quot;(&quot; &amp; [$Ciudad.A100] &amp; &quot;,'&quot; &amp; [$Ciudad.B100] &amp; &quot;',&quot; &amp; [$Ciudad.C100] &amp; &quot;),&quot;" office:value-type="string" office:string-value="(5670,'San Roque',5)," calcext:value-type="string">
            <text:p>(5670,'San Roque',5),</text:p>
          </table:table-cell>
        </table:table-row>
        <table:table-row table:style-name="ro1">
          <table:table-cell table:formula="of:=&quot;(&quot; &amp; [$Ciudad.A101] &amp; &quot;,'&quot; &amp; [$Ciudad.B101] &amp; &quot;',&quot; &amp; [$Ciudad.C101] &amp; &quot;),&quot;" office:value-type="string" office:string-value="(5674,'San Vicente',5)," calcext:value-type="string">
            <text:p>(5674,'San Vicente',5),</text:p>
          </table:table-cell>
        </table:table-row>
        <table:table-row table:style-name="ro1">
          <table:table-cell table:formula="of:=&quot;(&quot; &amp; [$Ciudad.A102] &amp; &quot;,'&quot; &amp; [$Ciudad.B102] &amp; &quot;',&quot; &amp; [$Ciudad.C102] &amp; &quot;),&quot;" office:value-type="string" office:string-value="(5679,'Santa Bárbara',5)," calcext:value-type="string">
            <text:p>(5679,'Santa Bárbara',5),</text:p>
          </table:table-cell>
        </table:table-row>
        <table:table-row table:style-name="ro1">
          <table:table-cell table:formula="of:=&quot;(&quot; &amp; [$Ciudad.A103] &amp; &quot;,'&quot; &amp; [$Ciudad.B103] &amp; &quot;',&quot; &amp; [$Ciudad.C103] &amp; &quot;),&quot;" office:value-type="string" office:string-value="(5686,'Santa Rosa de Osos',5)," calcext:value-type="string">
            <text:p>(5686,'Santa Rosa de Osos',5),</text:p>
          </table:table-cell>
        </table:table-row>
        <table:table-row table:style-name="ro1">
          <table:table-cell table:formula="of:=&quot;(&quot; &amp; [$Ciudad.A104] &amp; &quot;,'&quot; &amp; [$Ciudad.B104] &amp; &quot;',&quot; &amp; [$Ciudad.C104] &amp; &quot;),&quot;" office:value-type="string" office:string-value="(5690,'Santo Domingo',5)," calcext:value-type="string">
            <text:p>(5690,'Santo Domingo',5),</text:p>
          </table:table-cell>
        </table:table-row>
        <table:table-row table:style-name="ro1">
          <table:table-cell table:formula="of:=&quot;(&quot; &amp; [$Ciudad.A105] &amp; &quot;,'&quot; &amp; [$Ciudad.B105] &amp; &quot;',&quot; &amp; [$Ciudad.C105] &amp; &quot;),&quot;" office:value-type="string" office:string-value="(5697,'El Santuario',5)," calcext:value-type="string">
            <text:p>(5697,'El Santuario',5),</text:p>
          </table:table-cell>
        </table:table-row>
        <table:table-row table:style-name="ro1">
          <table:table-cell table:formula="of:=&quot;(&quot; &amp; [$Ciudad.A106] &amp; &quot;,'&quot; &amp; [$Ciudad.B106] &amp; &quot;',&quot; &amp; [$Ciudad.C106] &amp; &quot;),&quot;" office:value-type="string" office:string-value="(5736,'Segovia',5)," calcext:value-type="string">
            <text:p>(5736,'Segovia',5),</text:p>
          </table:table-cell>
        </table:table-row>
        <table:table-row table:style-name="ro1">
          <table:table-cell table:formula="of:=&quot;(&quot; &amp; [$Ciudad.A107] &amp; &quot;,'&quot; &amp; [$Ciudad.B107] &amp; &quot;',&quot; &amp; [$Ciudad.C107] &amp; &quot;),&quot;" office:value-type="string" office:string-value="(5756,'Sonsón',5)," calcext:value-type="string">
            <text:p>(5756,'Sonsón',5),</text:p>
          </table:table-cell>
        </table:table-row>
        <table:table-row table:style-name="ro1">
          <table:table-cell table:formula="of:=&quot;(&quot; &amp; [$Ciudad.A108] &amp; &quot;,'&quot; &amp; [$Ciudad.B108] &amp; &quot;',&quot; &amp; [$Ciudad.C108] &amp; &quot;),&quot;" office:value-type="string" office:string-value="(5761,'Sopetrán',5)," calcext:value-type="string">
            <text:p>(5761,'Sopetrán',5),</text:p>
          </table:table-cell>
        </table:table-row>
        <table:table-row table:style-name="ro1">
          <table:table-cell table:formula="of:=&quot;(&quot; &amp; [$Ciudad.A109] &amp; &quot;,'&quot; &amp; [$Ciudad.B109] &amp; &quot;',&quot; &amp; [$Ciudad.C109] &amp; &quot;),&quot;" office:value-type="string" office:string-value="(5789,'Támesis',5)," calcext:value-type="string">
            <text:p>(5789,'Támesis',5),</text:p>
          </table:table-cell>
        </table:table-row>
        <table:table-row table:style-name="ro1">
          <table:table-cell table:formula="of:=&quot;(&quot; &amp; [$Ciudad.A110] &amp; &quot;,'&quot; &amp; [$Ciudad.B110] &amp; &quot;',&quot; &amp; [$Ciudad.C110] &amp; &quot;),&quot;" office:value-type="string" office:string-value="(5790,'Tarazá',5)," calcext:value-type="string">
            <text:p>(5790,'Tarazá',5),</text:p>
          </table:table-cell>
        </table:table-row>
        <table:table-row table:style-name="ro1">
          <table:table-cell table:formula="of:=&quot;(&quot; &amp; [$Ciudad.A111] &amp; &quot;,'&quot; &amp; [$Ciudad.B111] &amp; &quot;',&quot; &amp; [$Ciudad.C111] &amp; &quot;),&quot;" office:value-type="string" office:string-value="(5792,'Tarso',5)," calcext:value-type="string">
            <text:p>(5792,'Tarso',5),</text:p>
          </table:table-cell>
        </table:table-row>
        <table:table-row table:style-name="ro1">
          <table:table-cell table:formula="of:=&quot;(&quot; &amp; [$Ciudad.A112] &amp; &quot;,'&quot; &amp; [$Ciudad.B112] &amp; &quot;',&quot; &amp; [$Ciudad.C112] &amp; &quot;),&quot;" office:value-type="string" office:string-value="(5809,'Titiribí',5)," calcext:value-type="string">
            <text:p>(5809,'Titiribí',5),</text:p>
          </table:table-cell>
        </table:table-row>
        <table:table-row table:style-name="ro1">
          <table:table-cell table:formula="of:=&quot;(&quot; &amp; [$Ciudad.A113] &amp; &quot;,'&quot; &amp; [$Ciudad.B113] &amp; &quot;',&quot; &amp; [$Ciudad.C113] &amp; &quot;),&quot;" office:value-type="string" office:string-value="(5819,'Toledo',5)," calcext:value-type="string">
            <text:p>(5819,'Toledo',5),</text:p>
          </table:table-cell>
        </table:table-row>
        <table:table-row table:style-name="ro1">
          <table:table-cell table:formula="of:=&quot;(&quot; &amp; [$Ciudad.A114] &amp; &quot;,'&quot; &amp; [$Ciudad.B114] &amp; &quot;',&quot; &amp; [$Ciudad.C114] &amp; &quot;),&quot;" office:value-type="string" office:string-value="(5837,'Turbo',5)," calcext:value-type="string">
            <text:p>(5837,'Turbo',5),</text:p>
          </table:table-cell>
        </table:table-row>
        <table:table-row table:style-name="ro1">
          <table:table-cell table:formula="of:=&quot;(&quot; &amp; [$Ciudad.A115] &amp; &quot;,'&quot; &amp; [$Ciudad.B115] &amp; &quot;',&quot; &amp; [$Ciudad.C115] &amp; &quot;),&quot;" office:value-type="string" office:string-value="(5842,'Uramita',5)," calcext:value-type="string">
            <text:p>(5842,'Uramita',5),</text:p>
          </table:table-cell>
        </table:table-row>
        <table:table-row table:style-name="ro1">
          <table:table-cell table:formula="of:=&quot;(&quot; &amp; [$Ciudad.A116] &amp; &quot;,'&quot; &amp; [$Ciudad.B116] &amp; &quot;',&quot; &amp; [$Ciudad.C116] &amp; &quot;),&quot;" office:value-type="string" office:string-value="(5847,'Urrao',5)," calcext:value-type="string">
            <text:p>(5847,'Urrao',5),</text:p>
          </table:table-cell>
        </table:table-row>
        <table:table-row table:style-name="ro1">
          <table:table-cell table:formula="of:=&quot;(&quot; &amp; [$Ciudad.A117] &amp; &quot;,'&quot; &amp; [$Ciudad.B117] &amp; &quot;',&quot; &amp; [$Ciudad.C117] &amp; &quot;),&quot;" office:value-type="string" office:string-value="(5854,'Valdivia',5)," calcext:value-type="string">
            <text:p>(5854,'Valdivia',5),</text:p>
          </table:table-cell>
        </table:table-row>
        <table:table-row table:style-name="ro1">
          <table:table-cell table:formula="of:=&quot;(&quot; &amp; [$Ciudad.A118] &amp; &quot;,'&quot; &amp; [$Ciudad.B118] &amp; &quot;',&quot; &amp; [$Ciudad.C118] &amp; &quot;),&quot;" office:value-type="string" office:string-value="(5856,'Valparaíso',5)," calcext:value-type="string">
            <text:p>(5856,'Valparaíso',5),</text:p>
          </table:table-cell>
        </table:table-row>
        <table:table-row table:style-name="ro1">
          <table:table-cell table:formula="of:=&quot;(&quot; &amp; [$Ciudad.A119] &amp; &quot;,'&quot; &amp; [$Ciudad.B119] &amp; &quot;',&quot; &amp; [$Ciudad.C119] &amp; &quot;),&quot;" office:value-type="string" office:string-value="(5858,'Vegachí',5)," calcext:value-type="string">
            <text:p>(5858,'Vegachí',5),</text:p>
          </table:table-cell>
        </table:table-row>
        <table:table-row table:style-name="ro1">
          <table:table-cell table:formula="of:=&quot;(&quot; &amp; [$Ciudad.A120] &amp; &quot;,'&quot; &amp; [$Ciudad.B120] &amp; &quot;',&quot; &amp; [$Ciudad.C120] &amp; &quot;),&quot;" office:value-type="string" office:string-value="(5861,'Venecia',5)," calcext:value-type="string">
            <text:p>(5861,'Venecia',5),</text:p>
          </table:table-cell>
        </table:table-row>
        <table:table-row table:style-name="ro1">
          <table:table-cell table:formula="of:=&quot;(&quot; &amp; [$Ciudad.A121] &amp; &quot;,'&quot; &amp; [$Ciudad.B121] &amp; &quot;',&quot; &amp; [$Ciudad.C121] &amp; &quot;),&quot;" office:value-type="string" office:string-value="(5873,'Vigía del Fuerte',5)," calcext:value-type="string">
            <text:p>(5873,'Vigía del Fuerte',5),</text:p>
          </table:table-cell>
        </table:table-row>
        <table:table-row table:style-name="ro1">
          <table:table-cell table:formula="of:=&quot;(&quot; &amp; [$Ciudad.A122] &amp; &quot;,'&quot; &amp; [$Ciudad.B122] &amp; &quot;',&quot; &amp; [$Ciudad.C122] &amp; &quot;),&quot;" office:value-type="string" office:string-value="(5885,'Yalí',5)," calcext:value-type="string">
            <text:p>(5885,'Yalí',5),</text:p>
          </table:table-cell>
        </table:table-row>
        <table:table-row table:style-name="ro1">
          <table:table-cell table:formula="of:=&quot;(&quot; &amp; [$Ciudad.A123] &amp; &quot;,'&quot; &amp; [$Ciudad.B123] &amp; &quot;',&quot; &amp; [$Ciudad.C123] &amp; &quot;),&quot;" office:value-type="string" office:string-value="(5887,'Yarumal',5)," calcext:value-type="string">
            <text:p>(5887,'Yarumal',5),</text:p>
          </table:table-cell>
        </table:table-row>
        <table:table-row table:style-name="ro1">
          <table:table-cell table:formula="of:=&quot;(&quot; &amp; [$Ciudad.A124] &amp; &quot;,'&quot; &amp; [$Ciudad.B124] &amp; &quot;',&quot; &amp; [$Ciudad.C124] &amp; &quot;),&quot;" office:value-type="string" office:string-value="(5890,'Yolombó',5)," calcext:value-type="string">
            <text:p>(5890,'Yolombó',5),</text:p>
          </table:table-cell>
        </table:table-row>
        <table:table-row table:style-name="ro1">
          <table:table-cell table:formula="of:=&quot;(&quot; &amp; [$Ciudad.A125] &amp; &quot;,'&quot; &amp; [$Ciudad.B125] &amp; &quot;',&quot; &amp; [$Ciudad.C125] &amp; &quot;),&quot;" office:value-type="string" office:string-value="(5893,'Yondó',5)," calcext:value-type="string">
            <text:p>(5893,'Yondó',5),</text:p>
          </table:table-cell>
        </table:table-row>
        <table:table-row table:style-name="ro1">
          <table:table-cell table:formula="of:=&quot;(&quot; &amp; [$Ciudad.A126] &amp; &quot;,'&quot; &amp; [$Ciudad.B126] &amp; &quot;',&quot; &amp; [$Ciudad.C126] &amp; &quot;),&quot;" office:value-type="string" office:string-value="(5895,'Zaragoza',5)," calcext:value-type="string">
            <text:p>(5895,'Zaragoza',5),</text:p>
          </table:table-cell>
        </table:table-row>
        <table:table-row table:style-name="ro1">
          <table:table-cell table:formula="of:=&quot;(&quot; &amp; [$Ciudad.A127] &amp; &quot;,'&quot; &amp; [$Ciudad.B127] &amp; &quot;',&quot; &amp; [$Ciudad.C127] &amp; &quot;),&quot;" office:value-type="string" office:string-value="(8001,'Barranquilla',8)," calcext:value-type="string">
            <text:p>(8001,'Barranquilla',8),</text:p>
          </table:table-cell>
        </table:table-row>
        <table:table-row table:style-name="ro1">
          <table:table-cell table:formula="of:=&quot;(&quot; &amp; [$Ciudad.A128] &amp; &quot;,'&quot; &amp; [$Ciudad.B128] &amp; &quot;',&quot; &amp; [$Ciudad.C128] &amp; &quot;),&quot;" office:value-type="string" office:string-value="(8078,'Baranoa',8)," calcext:value-type="string">
            <text:p>(8078,'Baranoa',8),</text:p>
          </table:table-cell>
        </table:table-row>
        <table:table-row table:style-name="ro1">
          <table:table-cell table:formula="of:=&quot;(&quot; &amp; [$Ciudad.A129] &amp; &quot;,'&quot; &amp; [$Ciudad.B129] &amp; &quot;',&quot; &amp; [$Ciudad.C129] &amp; &quot;),&quot;" office:value-type="string" office:string-value="(8137,'Campo de La Cruz',8)," calcext:value-type="string">
            <text:p>(8137,'Campo de La Cruz',8),</text:p>
          </table:table-cell>
        </table:table-row>
        <table:table-row table:style-name="ro1">
          <table:table-cell table:formula="of:=&quot;(&quot; &amp; [$Ciudad.A130] &amp; &quot;,'&quot; &amp; [$Ciudad.B130] &amp; &quot;',&quot; &amp; [$Ciudad.C130] &amp; &quot;),&quot;" office:value-type="string" office:string-value="(8141,'Candelaria',8)," calcext:value-type="string">
            <text:p>(8141,'Candelaria',8),</text:p>
          </table:table-cell>
        </table:table-row>
        <table:table-row table:style-name="ro1">
          <table:table-cell table:formula="of:=&quot;(&quot; &amp; [$Ciudad.A131] &amp; &quot;,'&quot; &amp; [$Ciudad.B131] &amp; &quot;',&quot; &amp; [$Ciudad.C131] &amp; &quot;),&quot;" office:value-type="string" office:string-value="(8296,'Galapa',8)," calcext:value-type="string">
            <text:p>(8296,'Galapa',8),</text:p>
          </table:table-cell>
        </table:table-row>
        <table:table-row table:style-name="ro1">
          <table:table-cell table:formula="of:=&quot;(&quot; &amp; [$Ciudad.A132] &amp; &quot;,'&quot; &amp; [$Ciudad.B132] &amp; &quot;',&quot; &amp; [$Ciudad.C132] &amp; &quot;),&quot;" office:value-type="string" office:string-value="(8372,'Juan de Acosta',8)," calcext:value-type="string">
            <text:p>(8372,'Juan de Acosta',8),</text:p>
          </table:table-cell>
        </table:table-row>
        <table:table-row table:style-name="ro1">
          <table:table-cell table:formula="of:=&quot;(&quot; &amp; [$Ciudad.A133] &amp; &quot;,'&quot; &amp; [$Ciudad.B133] &amp; &quot;',&quot; &amp; [$Ciudad.C133] &amp; &quot;),&quot;" office:value-type="string" office:string-value="(8421,'Luruaco',8)," calcext:value-type="string">
            <text:p>(8421,'Luruaco',8),</text:p>
          </table:table-cell>
        </table:table-row>
        <table:table-row table:style-name="ro1">
          <table:table-cell table:formula="of:=&quot;(&quot; &amp; [$Ciudad.A134] &amp; &quot;,'&quot; &amp; [$Ciudad.B134] &amp; &quot;',&quot; &amp; [$Ciudad.C134] &amp; &quot;),&quot;" office:value-type="string" office:string-value="(8433,'Malambo',8)," calcext:value-type="string">
            <text:p>(8433,'Malambo',8),</text:p>
          </table:table-cell>
        </table:table-row>
        <table:table-row table:style-name="ro1">
          <table:table-cell table:formula="of:=&quot;(&quot; &amp; [$Ciudad.A135] &amp; &quot;,'&quot; &amp; [$Ciudad.B135] &amp; &quot;',&quot; &amp; [$Ciudad.C135] &amp; &quot;),&quot;" office:value-type="string" office:string-value="(8436,'Manatí',8)," calcext:value-type="string">
            <text:p>(8436,'Manatí',8),</text:p>
          </table:table-cell>
        </table:table-row>
        <table:table-row table:style-name="ro1">
          <table:table-cell table:formula="of:=&quot;(&quot; &amp; [$Ciudad.A136] &amp; &quot;,'&quot; &amp; [$Ciudad.B136] &amp; &quot;',&quot; &amp; [$Ciudad.C136] &amp; &quot;),&quot;" office:value-type="string" office:string-value="(8520,'Palmar de Varela',8)," calcext:value-type="string">
            <text:p>(8520,'Palmar de Varela',8),</text:p>
          </table:table-cell>
        </table:table-row>
        <table:table-row table:style-name="ro1">
          <table:table-cell table:formula="of:=&quot;(&quot; &amp; [$Ciudad.A137] &amp; &quot;,'&quot; &amp; [$Ciudad.B137] &amp; &quot;',&quot; &amp; [$Ciudad.C137] &amp; &quot;),&quot;" office:value-type="string" office:string-value="(8549,'Piojó',8)," calcext:value-type="string">
            <text:p>(8549,'Piojó',8),</text:p>
          </table:table-cell>
        </table:table-row>
        <table:table-row table:style-name="ro1">
          <table:table-cell table:formula="of:=&quot;(&quot; &amp; [$Ciudad.A138] &amp; &quot;,'&quot; &amp; [$Ciudad.B138] &amp; &quot;',&quot; &amp; [$Ciudad.C138] &amp; &quot;),&quot;" office:value-type="string" office:string-value="(8558,'Polonuevo',8)," calcext:value-type="string">
            <text:p>(8558,'Polonuevo',8),</text:p>
          </table:table-cell>
        </table:table-row>
        <table:table-row table:style-name="ro1">
          <table:table-cell table:formula="of:=&quot;(&quot; &amp; [$Ciudad.A139] &amp; &quot;,'&quot; &amp; [$Ciudad.B139] &amp; &quot;',&quot; &amp; [$Ciudad.C139] &amp; &quot;),&quot;" office:value-type="string" office:string-value="(8560,'Ponedera',8)," calcext:value-type="string">
            <text:p>(8560,'Ponedera',8),</text:p>
          </table:table-cell>
        </table:table-row>
        <table:table-row table:style-name="ro1">
          <table:table-cell table:formula="of:=&quot;(&quot; &amp; [$Ciudad.A140] &amp; &quot;,'&quot; &amp; [$Ciudad.B140] &amp; &quot;',&quot; &amp; [$Ciudad.C140] &amp; &quot;),&quot;" office:value-type="string" office:string-value="(8573,'Puerto Colombia',8)," calcext:value-type="string">
            <text:p>(8573,'Puerto Colombia',8),</text:p>
          </table:table-cell>
        </table:table-row>
        <table:table-row table:style-name="ro1">
          <table:table-cell table:formula="of:=&quot;(&quot; &amp; [$Ciudad.A141] &amp; &quot;,'&quot; &amp; [$Ciudad.B141] &amp; &quot;',&quot; &amp; [$Ciudad.C141] &amp; &quot;),&quot;" office:value-type="string" office:string-value="(8606,'Repelón',8)," calcext:value-type="string">
            <text:p>(8606,'Repelón',8),</text:p>
          </table:table-cell>
        </table:table-row>
        <table:table-row table:style-name="ro1">
          <table:table-cell table:formula="of:=&quot;(&quot; &amp; [$Ciudad.A142] &amp; &quot;,'&quot; &amp; [$Ciudad.B142] &amp; &quot;',&quot; &amp; [$Ciudad.C142] &amp; &quot;),&quot;" office:value-type="string" office:string-value="(8634,'Sabanagrande',8)," calcext:value-type="string">
            <text:p>(8634,'Sabanagrande',8),</text:p>
          </table:table-cell>
        </table:table-row>
        <table:table-row table:style-name="ro1">
          <table:table-cell table:formula="of:=&quot;(&quot; &amp; [$Ciudad.A143] &amp; &quot;,'&quot; &amp; [$Ciudad.B143] &amp; &quot;',&quot; &amp; [$Ciudad.C143] &amp; &quot;),&quot;" office:value-type="string" office:string-value="(8638,'Sabanalarga',8)," calcext:value-type="string">
            <text:p>(8638,'Sabanalarga',8),</text:p>
          </table:table-cell>
        </table:table-row>
        <table:table-row table:style-name="ro1">
          <table:table-cell table:formula="of:=&quot;(&quot; &amp; [$Ciudad.A144] &amp; &quot;,'&quot; &amp; [$Ciudad.B144] &amp; &quot;',&quot; &amp; [$Ciudad.C144] &amp; &quot;),&quot;" office:value-type="string" office:string-value="(8675,'Santa Lucía',8)," calcext:value-type="string">
            <text:p>(8675,'Santa Lucía',8),</text:p>
          </table:table-cell>
        </table:table-row>
        <table:table-row table:style-name="ro1">
          <table:table-cell table:formula="of:=&quot;(&quot; &amp; [$Ciudad.A145] &amp; &quot;,'&quot; &amp; [$Ciudad.B145] &amp; &quot;',&quot; &amp; [$Ciudad.C145] &amp; &quot;),&quot;" office:value-type="string" office:string-value="(8685,'Santo Tomás',8)," calcext:value-type="string">
            <text:p>(8685,'Santo Tomás',8),</text:p>
          </table:table-cell>
        </table:table-row>
        <table:table-row table:style-name="ro1">
          <table:table-cell table:formula="of:=&quot;(&quot; &amp; [$Ciudad.A146] &amp; &quot;,'&quot; &amp; [$Ciudad.B146] &amp; &quot;',&quot; &amp; [$Ciudad.C146] &amp; &quot;),&quot;" office:value-type="string" office:string-value="(8758,'Soledad',8)," calcext:value-type="string">
            <text:p>(8758,'Soledad',8),</text:p>
          </table:table-cell>
        </table:table-row>
        <table:table-row table:style-name="ro1">
          <table:table-cell table:formula="of:=&quot;(&quot; &amp; [$Ciudad.A147] &amp; &quot;,'&quot; &amp; [$Ciudad.B147] &amp; &quot;',&quot; &amp; [$Ciudad.C147] &amp; &quot;),&quot;" office:value-type="string" office:string-value="(8770,'Suan',8)," calcext:value-type="string">
            <text:p>(8770,'Suan',8),</text:p>
          </table:table-cell>
        </table:table-row>
        <table:table-row table:style-name="ro1">
          <table:table-cell table:formula="of:=&quot;(&quot; &amp; [$Ciudad.A148] &amp; &quot;,'&quot; &amp; [$Ciudad.B148] &amp; &quot;',&quot; &amp; [$Ciudad.C148] &amp; &quot;),&quot;" office:value-type="string" office:string-value="(8832,'Tubará',8)," calcext:value-type="string">
            <text:p>(8832,'Tubará',8),</text:p>
          </table:table-cell>
        </table:table-row>
        <table:table-row table:style-name="ro1">
          <table:table-cell table:formula="of:=&quot;(&quot; &amp; [$Ciudad.A149] &amp; &quot;,'&quot; &amp; [$Ciudad.B149] &amp; &quot;',&quot; &amp; [$Ciudad.C149] &amp; &quot;),&quot;" office:value-type="string" office:string-value="(8849,'Usiacurí',8)," calcext:value-type="string">
            <text:p>(8849,'Usiacurí',8),</text:p>
          </table:table-cell>
        </table:table-row>
        <table:table-row table:style-name="ro1">
          <table:table-cell table:formula="of:=&quot;(&quot; &amp; [$Ciudad.A150] &amp; &quot;,'&quot; &amp; [$Ciudad.B150] &amp; &quot;',&quot; &amp; [$Ciudad.C150] &amp; &quot;),&quot;" office:value-type="string" office:string-value="(11001,'Bogotá D.C.',11)," calcext:value-type="string">
            <text:p>(11001,'Bogotá D.C.',11),</text:p>
          </table:table-cell>
        </table:table-row>
        <table:table-row table:style-name="ro1">
          <table:table-cell table:formula="of:=&quot;(&quot; &amp; [$Ciudad.A151] &amp; &quot;,'&quot; &amp; [$Ciudad.B151] &amp; &quot;',&quot; &amp; [$Ciudad.C151] &amp; &quot;),&quot;" office:value-type="string" office:string-value="(13001,'Cartagena',13)," calcext:value-type="string">
            <text:p>(13001,'Cartagena',13),</text:p>
          </table:table-cell>
        </table:table-row>
        <table:table-row table:style-name="ro1">
          <table:table-cell table:formula="of:=&quot;(&quot; &amp; [$Ciudad.A152] &amp; &quot;,'&quot; &amp; [$Ciudad.B152] &amp; &quot;',&quot; &amp; [$Ciudad.C152] &amp; &quot;),&quot;" office:value-type="string" office:string-value="(13006,'Achí',13)," calcext:value-type="string">
            <text:p>(13006,'Achí',13),</text:p>
          </table:table-cell>
        </table:table-row>
        <table:table-row table:style-name="ro1">
          <table:table-cell table:formula="of:=&quot;(&quot; &amp; [$Ciudad.A153] &amp; &quot;,'&quot; &amp; [$Ciudad.B153] &amp; &quot;',&quot; &amp; [$Ciudad.C153] &amp; &quot;),&quot;" office:value-type="string" office:string-value="(13030,'Altos del Rosario',13)," calcext:value-type="string">
            <text:p>(13030,'Altos del Rosario',13),</text:p>
          </table:table-cell>
        </table:table-row>
        <table:table-row table:style-name="ro1">
          <table:table-cell table:formula="of:=&quot;(&quot; &amp; [$Ciudad.A154] &amp; &quot;,'&quot; &amp; [$Ciudad.B154] &amp; &quot;',&quot; &amp; [$Ciudad.C154] &amp; &quot;),&quot;" office:value-type="string" office:string-value="(13042,'Arenal',13)," calcext:value-type="string">
            <text:p>(13042,'Arenal',13),</text:p>
          </table:table-cell>
        </table:table-row>
        <table:table-row table:style-name="ro1">
          <table:table-cell table:formula="of:=&quot;(&quot; &amp; [$Ciudad.A155] &amp; &quot;,'&quot; &amp; [$Ciudad.B155] &amp; &quot;',&quot; &amp; [$Ciudad.C155] &amp; &quot;),&quot;" office:value-type="string" office:string-value="(13052,'Arjona',13)," calcext:value-type="string">
            <text:p>(13052,'Arjona',13),</text:p>
          </table:table-cell>
        </table:table-row>
        <table:table-row table:style-name="ro1">
          <table:table-cell table:formula="of:=&quot;(&quot; &amp; [$Ciudad.A156] &amp; &quot;,'&quot; &amp; [$Ciudad.B156] &amp; &quot;',&quot; &amp; [$Ciudad.C156] &amp; &quot;),&quot;" office:value-type="string" office:string-value="(13062,'Arroyohondo',13)," calcext:value-type="string">
            <text:p>(13062,'Arroyohondo',13),</text:p>
          </table:table-cell>
        </table:table-row>
        <table:table-row table:style-name="ro1">
          <table:table-cell table:formula="of:=&quot;(&quot; &amp; [$Ciudad.A157] &amp; &quot;,'&quot; &amp; [$Ciudad.B157] &amp; &quot;',&quot; &amp; [$Ciudad.C157] &amp; &quot;),&quot;" office:value-type="string" office:string-value="(13074,'Barranco de Loba',13)," calcext:value-type="string">
            <text:p>(13074,'Barranco de Loba',13),</text:p>
          </table:table-cell>
        </table:table-row>
        <table:table-row table:style-name="ro1">
          <table:table-cell table:formula="of:=&quot;(&quot; &amp; [$Ciudad.A158] &amp; &quot;,'&quot; &amp; [$Ciudad.B158] &amp; &quot;',&quot; &amp; [$Ciudad.C158] &amp; &quot;),&quot;" office:value-type="string" office:string-value="(13140,'Calamar',13)," calcext:value-type="string">
            <text:p>(13140,'Calamar',13),</text:p>
          </table:table-cell>
        </table:table-row>
        <table:table-row table:style-name="ro1">
          <table:table-cell table:formula="of:=&quot;(&quot; &amp; [$Ciudad.A159] &amp; &quot;,'&quot; &amp; [$Ciudad.B159] &amp; &quot;',&quot; &amp; [$Ciudad.C159] &amp; &quot;),&quot;" office:value-type="string" office:string-value="(13160,'Cantagallo',13)," calcext:value-type="string">
            <text:p>(13160,'Cantagallo',13),</text:p>
          </table:table-cell>
        </table:table-row>
        <table:table-row table:style-name="ro1">
          <table:table-cell table:formula="of:=&quot;(&quot; &amp; [$Ciudad.A160] &amp; &quot;,'&quot; &amp; [$Ciudad.B160] &amp; &quot;',&quot; &amp; [$Ciudad.C160] &amp; &quot;),&quot;" office:value-type="string" office:string-value="(13188,'Cicuco',13)," calcext:value-type="string">
            <text:p>(13188,'Cicuco',13),</text:p>
          </table:table-cell>
        </table:table-row>
        <table:table-row table:style-name="ro1">
          <table:table-cell table:formula="of:=&quot;(&quot; &amp; [$Ciudad.A161] &amp; &quot;,'&quot; &amp; [$Ciudad.B161] &amp; &quot;',&quot; &amp; [$Ciudad.C161] &amp; &quot;),&quot;" office:value-type="string" office:string-value="(13212,'Córdoba',13)," calcext:value-type="string">
            <text:p>(13212,'Córdoba',13),</text:p>
          </table:table-cell>
        </table:table-row>
        <table:table-row table:style-name="ro1">
          <table:table-cell table:formula="of:=&quot;(&quot; &amp; [$Ciudad.A162] &amp; &quot;,'&quot; &amp; [$Ciudad.B162] &amp; &quot;',&quot; &amp; [$Ciudad.C162] &amp; &quot;),&quot;" office:value-type="string" office:string-value="(13222,'Clemencia',13)," calcext:value-type="string">
            <text:p>(13222,'Clemencia',13),</text:p>
          </table:table-cell>
        </table:table-row>
        <table:table-row table:style-name="ro1">
          <table:table-cell table:formula="of:=&quot;(&quot; &amp; [$Ciudad.A163] &amp; &quot;,'&quot; &amp; [$Ciudad.B163] &amp; &quot;',&quot; &amp; [$Ciudad.C163] &amp; &quot;),&quot;" office:value-type="string" office:string-value="(13244,'El Carmen de Bolívar',13)," calcext:value-type="string">
            <text:p>(13244,'El Carmen de Bolívar',13),</text:p>
          </table:table-cell>
        </table:table-row>
        <table:table-row table:style-name="ro1">
          <table:table-cell table:formula="of:=&quot;(&quot; &amp; [$Ciudad.A164] &amp; &quot;,'&quot; &amp; [$Ciudad.B164] &amp; &quot;',&quot; &amp; [$Ciudad.C164] &amp; &quot;),&quot;" office:value-type="string" office:string-value="(13248,'El Guamo',13)," calcext:value-type="string">
            <text:p>(13248,'El Guamo',13),</text:p>
          </table:table-cell>
        </table:table-row>
        <table:table-row table:style-name="ro1">
          <table:table-cell table:formula="of:=&quot;(&quot; &amp; [$Ciudad.A165] &amp; &quot;,'&quot; &amp; [$Ciudad.B165] &amp; &quot;',&quot; &amp; [$Ciudad.C165] &amp; &quot;),&quot;" office:value-type="string" office:string-value="(13268,'El Peñón',13)," calcext:value-type="string">
            <text:p>(13268,'El Peñón',13),</text:p>
          </table:table-cell>
        </table:table-row>
        <table:table-row table:style-name="ro1">
          <table:table-cell table:formula="of:=&quot;(&quot; &amp; [$Ciudad.A166] &amp; &quot;,'&quot; &amp; [$Ciudad.B166] &amp; &quot;',&quot; &amp; [$Ciudad.C166] &amp; &quot;),&quot;" office:value-type="string" office:string-value="(13300,'Hatillo de Loba',13)," calcext:value-type="string">
            <text:p>(13300,'Hatillo de Loba',13),</text:p>
          </table:table-cell>
        </table:table-row>
        <table:table-row table:style-name="ro1">
          <table:table-cell table:formula="of:=&quot;(&quot; &amp; [$Ciudad.A167] &amp; &quot;,'&quot; &amp; [$Ciudad.B167] &amp; &quot;',&quot; &amp; [$Ciudad.C167] &amp; &quot;),&quot;" office:value-type="string" office:string-value="(13430,'Magangué',13)," calcext:value-type="string">
            <text:p>(13430,'Magangué',13),</text:p>
          </table:table-cell>
        </table:table-row>
        <table:table-row table:style-name="ro1">
          <table:table-cell table:formula="of:=&quot;(&quot; &amp; [$Ciudad.A168] &amp; &quot;,'&quot; &amp; [$Ciudad.B168] &amp; &quot;',&quot; &amp; [$Ciudad.C168] &amp; &quot;),&quot;" office:value-type="string" office:string-value="(13433,'Mahates',13)," calcext:value-type="string">
            <text:p>(13433,'Mahates',13),</text:p>
          </table:table-cell>
        </table:table-row>
        <table:table-row table:style-name="ro1">
          <table:table-cell table:formula="of:=&quot;(&quot; &amp; [$Ciudad.A169] &amp; &quot;,'&quot; &amp; [$Ciudad.B169] &amp; &quot;',&quot; &amp; [$Ciudad.C169] &amp; &quot;),&quot;" office:value-type="string" office:string-value="(13440,'Margarita',13)," calcext:value-type="string">
            <text:p>(13440,'Margarita',13),</text:p>
          </table:table-cell>
        </table:table-row>
        <table:table-row table:style-name="ro1">
          <table:table-cell table:formula="of:=&quot;(&quot; &amp; [$Ciudad.A170] &amp; &quot;,'&quot; &amp; [$Ciudad.B170] &amp; &quot;',&quot; &amp; [$Ciudad.C170] &amp; &quot;),&quot;" office:value-type="string" office:string-value="(13442,'María la Baja',13)," calcext:value-type="string">
            <text:p>(13442,'María la Baja',13),</text:p>
          </table:table-cell>
        </table:table-row>
        <table:table-row table:style-name="ro1">
          <table:table-cell table:formula="of:=&quot;(&quot; &amp; [$Ciudad.A171] &amp; &quot;,'&quot; &amp; [$Ciudad.B171] &amp; &quot;',&quot; &amp; [$Ciudad.C171] &amp; &quot;),&quot;" office:value-type="string" office:string-value="(13458,'Montecristo',13)," calcext:value-type="string">
            <text:p>(13458,'Montecristo',13),</text:p>
          </table:table-cell>
        </table:table-row>
        <table:table-row table:style-name="ro1">
          <table:table-cell table:formula="of:=&quot;(&quot; &amp; [$Ciudad.A172] &amp; &quot;,'&quot; &amp; [$Ciudad.B172] &amp; &quot;',&quot; &amp; [$Ciudad.C172] &amp; &quot;),&quot;" office:value-type="string" office:string-value="(13468,'Mompós',13)," calcext:value-type="string">
            <text:p>(13468,'Mompós',13),</text:p>
          </table:table-cell>
        </table:table-row>
        <table:table-row table:style-name="ro1">
          <table:table-cell table:formula="of:=&quot;(&quot; &amp; [$Ciudad.A173] &amp; &quot;,'&quot; &amp; [$Ciudad.B173] &amp; &quot;',&quot; &amp; [$Ciudad.C173] &amp; &quot;),&quot;" office:value-type="string" office:string-value="(13473,'Morales',13)," calcext:value-type="string">
            <text:p>(13473,'Morales',13),</text:p>
          </table:table-cell>
        </table:table-row>
        <table:table-row table:style-name="ro1">
          <table:table-cell table:formula="of:=&quot;(&quot; &amp; [$Ciudad.A174] &amp; &quot;,'&quot; &amp; [$Ciudad.B174] &amp; &quot;',&quot; &amp; [$Ciudad.C174] &amp; &quot;),&quot;" office:value-type="string" office:string-value="(13490,'Norosí',13)," calcext:value-type="string">
            <text:p>(13490,'Norosí',13),</text:p>
          </table:table-cell>
        </table:table-row>
        <table:table-row table:style-name="ro1">
          <table:table-cell table:formula="of:=&quot;(&quot; &amp; [$Ciudad.A175] &amp; &quot;,'&quot; &amp; [$Ciudad.B175] &amp; &quot;',&quot; &amp; [$Ciudad.C175] &amp; &quot;),&quot;" office:value-type="string" office:string-value="(13549,'Pinillos',13)," calcext:value-type="string">
            <text:p>(13549,'Pinillos',13),</text:p>
          </table:table-cell>
        </table:table-row>
        <table:table-row table:style-name="ro1">
          <table:table-cell table:formula="of:=&quot;(&quot; &amp; [$Ciudad.A176] &amp; &quot;,'&quot; &amp; [$Ciudad.B176] &amp; &quot;',&quot; &amp; [$Ciudad.C176] &amp; &quot;),&quot;" office:value-type="string" office:string-value="(13580,'Regidor',13)," calcext:value-type="string">
            <text:p>(13580,'Regidor',13),</text:p>
          </table:table-cell>
        </table:table-row>
        <table:table-row table:style-name="ro1">
          <table:table-cell table:formula="of:=&quot;(&quot; &amp; [$Ciudad.A177] &amp; &quot;,'&quot; &amp; [$Ciudad.B177] &amp; &quot;',&quot; &amp; [$Ciudad.C177] &amp; &quot;),&quot;" office:value-type="string" office:string-value="(13600,'Río Viejo',13)," calcext:value-type="string">
            <text:p>(13600,'Río Viejo',13),</text:p>
          </table:table-cell>
        </table:table-row>
        <table:table-row table:style-name="ro1">
          <table:table-cell table:formula="of:=&quot;(&quot; &amp; [$Ciudad.A178] &amp; &quot;,'&quot; &amp; [$Ciudad.B178] &amp; &quot;',&quot; &amp; [$Ciudad.C178] &amp; &quot;),&quot;" office:value-type="string" office:string-value="(13620,'San Cristóbal',13)," calcext:value-type="string">
            <text:p>(13620,'San Cristóbal',13),</text:p>
          </table:table-cell>
        </table:table-row>
        <table:table-row table:style-name="ro1">
          <table:table-cell table:formula="of:=&quot;(&quot; &amp; [$Ciudad.A179] &amp; &quot;,'&quot; &amp; [$Ciudad.B179] &amp; &quot;',&quot; &amp; [$Ciudad.C179] &amp; &quot;),&quot;" office:value-type="string" office:string-value="(13647,'San Estanislao',13)," calcext:value-type="string">
            <text:p>(13647,'San Estanislao',13),</text:p>
          </table:table-cell>
        </table:table-row>
        <table:table-row table:style-name="ro1">
          <table:table-cell table:formula="of:=&quot;(&quot; &amp; [$Ciudad.A180] &amp; &quot;,'&quot; &amp; [$Ciudad.B180] &amp; &quot;',&quot; &amp; [$Ciudad.C180] &amp; &quot;),&quot;" office:value-type="string" office:string-value="(13650,'San Fernando',13)," calcext:value-type="string">
            <text:p>(13650,'San Fernando',13),</text:p>
          </table:table-cell>
        </table:table-row>
        <table:table-row table:style-name="ro1">
          <table:table-cell table:formula="of:=&quot;(&quot; &amp; [$Ciudad.A181] &amp; &quot;,'&quot; &amp; [$Ciudad.B181] &amp; &quot;',&quot; &amp; [$Ciudad.C181] &amp; &quot;),&quot;" office:value-type="string" office:string-value="(13654,'San Jacinto',13)," calcext:value-type="string">
            <text:p>(13654,'San Jacinto',13),</text:p>
          </table:table-cell>
        </table:table-row>
        <table:table-row table:style-name="ro1">
          <table:table-cell table:formula="of:=&quot;(&quot; &amp; [$Ciudad.A182] &amp; &quot;,'&quot; &amp; [$Ciudad.B182] &amp; &quot;',&quot; &amp; [$Ciudad.C182] &amp; &quot;),&quot;" office:value-type="string" office:string-value="(13655,'San Jacinto del Cauca',13)," calcext:value-type="string">
            <text:p>(13655,'San Jacinto del Cauca',13),</text:p>
          </table:table-cell>
        </table:table-row>
        <table:table-row table:style-name="ro1">
          <table:table-cell table:formula="of:=&quot;(&quot; &amp; [$Ciudad.A183] &amp; &quot;,'&quot; &amp; [$Ciudad.B183] &amp; &quot;',&quot; &amp; [$Ciudad.C183] &amp; &quot;),&quot;" office:value-type="string" office:string-value="(13657,'San Juan Nepomuceno',13)," calcext:value-type="string">
            <text:p>(13657,'San Juan Nepomuceno',13),</text:p>
          </table:table-cell>
        </table:table-row>
        <table:table-row table:style-name="ro1">
          <table:table-cell table:formula="of:=&quot;(&quot; &amp; [$Ciudad.A184] &amp; &quot;,'&quot; &amp; [$Ciudad.B184] &amp; &quot;',&quot; &amp; [$Ciudad.C184] &amp; &quot;),&quot;" office:value-type="string" office:string-value="(13667,'San Martín de Loba',13)," calcext:value-type="string">
            <text:p>(13667,'San Martín de Loba',13),</text:p>
          </table:table-cell>
        </table:table-row>
        <table:table-row table:style-name="ro1">
          <table:table-cell table:formula="of:=&quot;(&quot; &amp; [$Ciudad.A185] &amp; &quot;,'&quot; &amp; [$Ciudad.B185] &amp; &quot;',&quot; &amp; [$Ciudad.C185] &amp; &quot;),&quot;" office:value-type="string" office:string-value="(13670,'San Pablo de Borbur',13)," calcext:value-type="string">
            <text:p>(13670,'San Pablo de Borbur',13),</text:p>
          </table:table-cell>
        </table:table-row>
        <table:table-row table:style-name="ro1">
          <table:table-cell table:formula="of:=&quot;(&quot; &amp; [$Ciudad.A186] &amp; &quot;,'&quot; &amp; [$Ciudad.B186] &amp; &quot;',&quot; &amp; [$Ciudad.C186] &amp; &quot;),&quot;" office:value-type="string" office:string-value="(13673,'Santa Catalina',13)," calcext:value-type="string">
            <text:p>(13673,'Santa Catalina',13),</text:p>
          </table:table-cell>
        </table:table-row>
        <table:table-row table:style-name="ro1">
          <table:table-cell table:formula="of:=&quot;(&quot; &amp; [$Ciudad.A187] &amp; &quot;,'&quot; &amp; [$Ciudad.B187] &amp; &quot;',&quot; &amp; [$Ciudad.C187] &amp; &quot;),&quot;" office:value-type="string" office:string-value="(13683,'Santa Rosa',13)," calcext:value-type="string">
            <text:p>(13683,'Santa Rosa',13),</text:p>
          </table:table-cell>
        </table:table-row>
        <table:table-row table:style-name="ro1">
          <table:table-cell table:formula="of:=&quot;(&quot; &amp; [$Ciudad.A188] &amp; &quot;,'&quot; &amp; [$Ciudad.B188] &amp; &quot;',&quot; &amp; [$Ciudad.C188] &amp; &quot;),&quot;" office:value-type="string" office:string-value="(13688,'Santa Rosa del Sur',13)," calcext:value-type="string">
            <text:p>(13688,'Santa Rosa del Sur',13),</text:p>
          </table:table-cell>
        </table:table-row>
        <table:table-row table:style-name="ro1">
          <table:table-cell table:formula="of:=&quot;(&quot; &amp; [$Ciudad.A189] &amp; &quot;,'&quot; &amp; [$Ciudad.B189] &amp; &quot;',&quot; &amp; [$Ciudad.C189] &amp; &quot;),&quot;" office:value-type="string" office:string-value="(13744,'Simití',13)," calcext:value-type="string">
            <text:p>(13744,'Simití',13),</text:p>
          </table:table-cell>
        </table:table-row>
        <table:table-row table:style-name="ro1">
          <table:table-cell table:formula="of:=&quot;(&quot; &amp; [$Ciudad.A190] &amp; &quot;,'&quot; &amp; [$Ciudad.B190] &amp; &quot;',&quot; &amp; [$Ciudad.C190] &amp; &quot;),&quot;" office:value-type="string" office:string-value="(13760,'Soplaviento',13)," calcext:value-type="string">
            <text:p>(13760,'Soplaviento',13),</text:p>
          </table:table-cell>
        </table:table-row>
        <table:table-row table:style-name="ro1">
          <table:table-cell table:formula="of:=&quot;(&quot; &amp; [$Ciudad.A191] &amp; &quot;,'&quot; &amp; [$Ciudad.B191] &amp; &quot;',&quot; &amp; [$Ciudad.C191] &amp; &quot;),&quot;" office:value-type="string" office:string-value="(13780,'Talaigua Nuevo',13)," calcext:value-type="string">
            <text:p>(13780,'Talaigua Nuevo',13),</text:p>
          </table:table-cell>
        </table:table-row>
        <table:table-row table:style-name="ro1">
          <table:table-cell table:formula="of:=&quot;(&quot; &amp; [$Ciudad.A192] &amp; &quot;,'&quot; &amp; [$Ciudad.B192] &amp; &quot;',&quot; &amp; [$Ciudad.C192] &amp; &quot;),&quot;" office:value-type="string" office:string-value="(13810,'Tiquisio',13)," calcext:value-type="string">
            <text:p>(13810,'Tiquisio',13),</text:p>
          </table:table-cell>
        </table:table-row>
        <table:table-row table:style-name="ro1">
          <table:table-cell table:formula="of:=&quot;(&quot; &amp; [$Ciudad.A193] &amp; &quot;,'&quot; &amp; [$Ciudad.B193] &amp; &quot;',&quot; &amp; [$Ciudad.C193] &amp; &quot;),&quot;" office:value-type="string" office:string-value="(13836,'Turbaco',13)," calcext:value-type="string">
            <text:p>(13836,'Turbaco',13),</text:p>
          </table:table-cell>
        </table:table-row>
        <table:table-row table:style-name="ro1">
          <table:table-cell table:formula="of:=&quot;(&quot; &amp; [$Ciudad.A194] &amp; &quot;,'&quot; &amp; [$Ciudad.B194] &amp; &quot;',&quot; &amp; [$Ciudad.C194] &amp; &quot;),&quot;" office:value-type="string" office:string-value="(13838,'Turbaná',13)," calcext:value-type="string">
            <text:p>(13838,'Turbaná',13),</text:p>
          </table:table-cell>
        </table:table-row>
        <table:table-row table:style-name="ro1">
          <table:table-cell table:formula="of:=&quot;(&quot; &amp; [$Ciudad.A195] &amp; &quot;,'&quot; &amp; [$Ciudad.B195] &amp; &quot;',&quot; &amp; [$Ciudad.C195] &amp; &quot;),&quot;" office:value-type="string" office:string-value="(13873,'Villanueva',13)," calcext:value-type="string">
            <text:p>(13873,'Villanueva',13),</text:p>
          </table:table-cell>
        </table:table-row>
        <table:table-row table:style-name="ro1">
          <table:table-cell table:formula="of:=&quot;(&quot; &amp; [$Ciudad.A196] &amp; &quot;,'&quot; &amp; [$Ciudad.B196] &amp; &quot;',&quot; &amp; [$Ciudad.C196] &amp; &quot;),&quot;" office:value-type="string" office:string-value="(13894,'Zambrano',13)," calcext:value-type="string">
            <text:p>(13894,'Zambrano',13),</text:p>
          </table:table-cell>
        </table:table-row>
        <table:table-row table:style-name="ro1">
          <table:table-cell table:formula="of:=&quot;(&quot; &amp; [$Ciudad.A197] &amp; &quot;,'&quot; &amp; [$Ciudad.B197] &amp; &quot;',&quot; &amp; [$Ciudad.C197] &amp; &quot;),&quot;" office:value-type="string" office:string-value="(15001,'Tunja',15)," calcext:value-type="string">
            <text:p>(15001,'Tunja',15),</text:p>
          </table:table-cell>
        </table:table-row>
        <table:table-row table:style-name="ro1">
          <table:table-cell table:formula="of:=&quot;(&quot; &amp; [$Ciudad.A198] &amp; &quot;,'&quot; &amp; [$Ciudad.B198] &amp; &quot;',&quot; &amp; [$Ciudad.C198] &amp; &quot;),&quot;" office:value-type="string" office:string-value="(15022,'Almeida',15)," calcext:value-type="string">
            <text:p>(15022,'Almeida',15),</text:p>
          </table:table-cell>
        </table:table-row>
        <table:table-row table:style-name="ro1">
          <table:table-cell table:formula="of:=&quot;(&quot; &amp; [$Ciudad.A199] &amp; &quot;,'&quot; &amp; [$Ciudad.B199] &amp; &quot;',&quot; &amp; [$Ciudad.C199] &amp; &quot;),&quot;" office:value-type="string" office:string-value="(15047,'Aquitania',15)," calcext:value-type="string">
            <text:p>(15047,'Aquitania',15),</text:p>
          </table:table-cell>
        </table:table-row>
        <table:table-row table:style-name="ro1">
          <table:table-cell table:formula="of:=&quot;(&quot; &amp; [$Ciudad.A200] &amp; &quot;,'&quot; &amp; [$Ciudad.B200] &amp; &quot;',&quot; &amp; [$Ciudad.C200] &amp; &quot;),&quot;" office:value-type="string" office:string-value="(15051,'Arcabuco',15)," calcext:value-type="string">
            <text:p>(15051,'Arcabuco',15),</text:p>
          </table:table-cell>
        </table:table-row>
        <table:table-row table:style-name="ro1">
          <table:table-cell table:formula="of:=&quot;(&quot; &amp; [$Ciudad.A201] &amp; &quot;,'&quot; &amp; [$Ciudad.B201] &amp; &quot;',&quot; &amp; [$Ciudad.C201] &amp; &quot;),&quot;" office:value-type="string" office:string-value="(15087,'Belén',15)," calcext:value-type="string">
            <text:p>(15087,'Belén',15),</text:p>
          </table:table-cell>
        </table:table-row>
        <table:table-row table:style-name="ro1">
          <table:table-cell table:formula="of:=&quot;(&quot; &amp; [$Ciudad.A202] &amp; &quot;,'&quot; &amp; [$Ciudad.B202] &amp; &quot;',&quot; &amp; [$Ciudad.C202] &amp; &quot;),&quot;" office:value-type="string" office:string-value="(15090,'Berbeo',15)," calcext:value-type="string">
            <text:p>(15090,'Berbeo',15),</text:p>
          </table:table-cell>
        </table:table-row>
        <table:table-row table:style-name="ro1">
          <table:table-cell table:formula="of:=&quot;(&quot; &amp; [$Ciudad.A203] &amp; &quot;,'&quot; &amp; [$Ciudad.B203] &amp; &quot;',&quot; &amp; [$Ciudad.C203] &amp; &quot;),&quot;" office:value-type="string" office:string-value="(15092,'Betéitiva',15)," calcext:value-type="string">
            <text:p>(15092,'Betéitiva',15),</text:p>
          </table:table-cell>
        </table:table-row>
        <table:table-row table:style-name="ro1">
          <table:table-cell table:formula="of:=&quot;(&quot; &amp; [$Ciudad.A204] &amp; &quot;,'&quot; &amp; [$Ciudad.B204] &amp; &quot;',&quot; &amp; [$Ciudad.C204] &amp; &quot;),&quot;" office:value-type="string" office:string-value="(15097,'Boavita',15)," calcext:value-type="string">
            <text:p>(15097,'Boavita',15),</text:p>
          </table:table-cell>
        </table:table-row>
        <table:table-row table:style-name="ro1">
          <table:table-cell table:formula="of:=&quot;(&quot; &amp; [$Ciudad.A205] &amp; &quot;,'&quot; &amp; [$Ciudad.B205] &amp; &quot;',&quot; &amp; [$Ciudad.C205] &amp; &quot;),&quot;" office:value-type="string" office:string-value="(15104,'Boyacá',15)," calcext:value-type="string">
            <text:p>(15104,'Boyacá',15),</text:p>
          </table:table-cell>
        </table:table-row>
        <table:table-row table:style-name="ro1">
          <table:table-cell table:formula="of:=&quot;(&quot; &amp; [$Ciudad.A206] &amp; &quot;,'&quot; &amp; [$Ciudad.B206] &amp; &quot;',&quot; &amp; [$Ciudad.C206] &amp; &quot;),&quot;" office:value-type="string" office:string-value="(15106,'Briceño',15)," calcext:value-type="string">
            <text:p>(15106,'Briceño',15),</text:p>
          </table:table-cell>
        </table:table-row>
        <table:table-row table:style-name="ro1">
          <table:table-cell table:formula="of:=&quot;(&quot; &amp; [$Ciudad.A207] &amp; &quot;,'&quot; &amp; [$Ciudad.B207] &amp; &quot;',&quot; &amp; [$Ciudad.C207] &amp; &quot;),&quot;" office:value-type="string" office:string-value="(15109,'Buena Vista',15)," calcext:value-type="string">
            <text:p>(15109,'Buena Vista',15),</text:p>
          </table:table-cell>
        </table:table-row>
        <table:table-row table:style-name="ro1">
          <table:table-cell table:formula="of:=&quot;(&quot; &amp; [$Ciudad.A208] &amp; &quot;,'&quot; &amp; [$Ciudad.B208] &amp; &quot;',&quot; &amp; [$Ciudad.C208] &amp; &quot;),&quot;" office:value-type="string" office:string-value="(15114,'Busbanzá',15)," calcext:value-type="string">
            <text:p>(15114,'Busbanzá',15),</text:p>
          </table:table-cell>
        </table:table-row>
        <table:table-row table:style-name="ro1">
          <table:table-cell table:formula="of:=&quot;(&quot; &amp; [$Ciudad.A209] &amp; &quot;,'&quot; &amp; [$Ciudad.B209] &amp; &quot;',&quot; &amp; [$Ciudad.C209] &amp; &quot;),&quot;" office:value-type="string" office:string-value="(15131,'Caldas',15)," calcext:value-type="string">
            <text:p>(15131,'Caldas',15),</text:p>
          </table:table-cell>
        </table:table-row>
        <table:table-row table:style-name="ro1">
          <table:table-cell table:formula="of:=&quot;(&quot; &amp; [$Ciudad.A210] &amp; &quot;,'&quot; &amp; [$Ciudad.B210] &amp; &quot;',&quot; &amp; [$Ciudad.C210] &amp; &quot;),&quot;" office:value-type="string" office:string-value="(15135,'Campohermoso',15)," calcext:value-type="string">
            <text:p>(15135,'Campohermoso',15),</text:p>
          </table:table-cell>
        </table:table-row>
        <table:table-row table:style-name="ro1">
          <table:table-cell table:formula="of:=&quot;(&quot; &amp; [$Ciudad.A211] &amp; &quot;,'&quot; &amp; [$Ciudad.B211] &amp; &quot;',&quot; &amp; [$Ciudad.C211] &amp; &quot;),&quot;" office:value-type="string" office:string-value="(15162,'Cerinza',15)," calcext:value-type="string">
            <text:p>(15162,'Cerinza',15),</text:p>
          </table:table-cell>
        </table:table-row>
        <table:table-row table:style-name="ro1">
          <table:table-cell table:formula="of:=&quot;(&quot; &amp; [$Ciudad.A212] &amp; &quot;,'&quot; &amp; [$Ciudad.B212] &amp; &quot;',&quot; &amp; [$Ciudad.C212] &amp; &quot;),&quot;" office:value-type="string" office:string-value="(15172,'Chinavita',15)," calcext:value-type="string">
            <text:p>(15172,'Chinavita',15),</text:p>
          </table:table-cell>
        </table:table-row>
        <table:table-row table:style-name="ro1">
          <table:table-cell table:formula="of:=&quot;(&quot; &amp; [$Ciudad.A213] &amp; &quot;,'&quot; &amp; [$Ciudad.B213] &amp; &quot;',&quot; &amp; [$Ciudad.C213] &amp; &quot;),&quot;" office:value-type="string" office:string-value="(15176,'Chiquinquirá',15)," calcext:value-type="string">
            <text:p>(15176,'Chiquinquirá',15),</text:p>
          </table:table-cell>
        </table:table-row>
        <table:table-row table:style-name="ro1">
          <table:table-cell table:formula="of:=&quot;(&quot; &amp; [$Ciudad.A214] &amp; &quot;,'&quot; &amp; [$Ciudad.B214] &amp; &quot;',&quot; &amp; [$Ciudad.C214] &amp; &quot;),&quot;" office:value-type="string" office:string-value="(15180,'Chiscas',15)," calcext:value-type="string">
            <text:p>(15180,'Chiscas',15),</text:p>
          </table:table-cell>
        </table:table-row>
        <table:table-row table:style-name="ro1">
          <table:table-cell table:formula="of:=&quot;(&quot; &amp; [$Ciudad.A215] &amp; &quot;,'&quot; &amp; [$Ciudad.B215] &amp; &quot;',&quot; &amp; [$Ciudad.C215] &amp; &quot;),&quot;" office:value-type="string" office:string-value="(15183,'Chita',15)," calcext:value-type="string">
            <text:p>(15183,'Chita',15),</text:p>
          </table:table-cell>
        </table:table-row>
        <table:table-row table:style-name="ro1">
          <table:table-cell table:formula="of:=&quot;(&quot; &amp; [$Ciudad.A216] &amp; &quot;,'&quot; &amp; [$Ciudad.B216] &amp; &quot;',&quot; &amp; [$Ciudad.C216] &amp; &quot;),&quot;" office:value-type="string" office:string-value="(15185,'Chitaraque',15)," calcext:value-type="string">
            <text:p>(15185,'Chitaraque',15),</text:p>
          </table:table-cell>
        </table:table-row>
        <table:table-row table:style-name="ro1">
          <table:table-cell table:formula="of:=&quot;(&quot; &amp; [$Ciudad.A217] &amp; &quot;,'&quot; &amp; [$Ciudad.B217] &amp; &quot;',&quot; &amp; [$Ciudad.C217] &amp; &quot;),&quot;" office:value-type="string" office:string-value="(15187,'Chivatá',15)," calcext:value-type="string">
            <text:p>(15187,'Chivatá',15),</text:p>
          </table:table-cell>
        </table:table-row>
        <table:table-row table:style-name="ro1">
          <table:table-cell table:formula="of:=&quot;(&quot; &amp; [$Ciudad.A218] &amp; &quot;,'&quot; &amp; [$Ciudad.B218] &amp; &quot;',&quot; &amp; [$Ciudad.C218] &amp; &quot;),&quot;" office:value-type="string" office:string-value="(15189,'Ciénega',15)," calcext:value-type="string">
            <text:p>(15189,'Ciénega',15),</text:p>
          </table:table-cell>
        </table:table-row>
        <table:table-row table:style-name="ro1">
          <table:table-cell table:formula="of:=&quot;(&quot; &amp; [$Ciudad.A219] &amp; &quot;,'&quot; &amp; [$Ciudad.B219] &amp; &quot;',&quot; &amp; [$Ciudad.C219] &amp; &quot;),&quot;" office:value-type="string" office:string-value="(15204,'Cómbita',15)," calcext:value-type="string">
            <text:p>(15204,'Cómbita',15),</text:p>
          </table:table-cell>
        </table:table-row>
        <table:table-row table:style-name="ro1">
          <table:table-cell table:formula="of:=&quot;(&quot; &amp; [$Ciudad.A220] &amp; &quot;,'&quot; &amp; [$Ciudad.B220] &amp; &quot;',&quot; &amp; [$Ciudad.C220] &amp; &quot;),&quot;" office:value-type="string" office:string-value="(15212,'Coper',15)," calcext:value-type="string">
            <text:p>(15212,'Coper',15),</text:p>
          </table:table-cell>
        </table:table-row>
        <table:table-row table:style-name="ro1">
          <table:table-cell table:formula="of:=&quot;(&quot; &amp; [$Ciudad.A221] &amp; &quot;,'&quot; &amp; [$Ciudad.B221] &amp; &quot;',&quot; &amp; [$Ciudad.C221] &amp; &quot;),&quot;" office:value-type="string" office:string-value="(15215,'Corrales',15)," calcext:value-type="string">
            <text:p>(15215,'Corrales',15),</text:p>
          </table:table-cell>
        </table:table-row>
        <table:table-row table:style-name="ro1">
          <table:table-cell table:formula="of:=&quot;(&quot; &amp; [$Ciudad.A222] &amp; &quot;,'&quot; &amp; [$Ciudad.B222] &amp; &quot;',&quot; &amp; [$Ciudad.C222] &amp; &quot;),&quot;" office:value-type="string" office:string-value="(15218,'Covarachía',15)," calcext:value-type="string">
            <text:p>(15218,'Covarachía',15),</text:p>
          </table:table-cell>
        </table:table-row>
        <table:table-row table:style-name="ro1">
          <table:table-cell table:formula="of:=&quot;(&quot; &amp; [$Ciudad.A223] &amp; &quot;,'&quot; &amp; [$Ciudad.B223] &amp; &quot;',&quot; &amp; [$Ciudad.C223] &amp; &quot;),&quot;" office:value-type="string" office:string-value="(15223,'Cubará',15)," calcext:value-type="string">
            <text:p>(15223,'Cubará',15),</text:p>
          </table:table-cell>
        </table:table-row>
        <table:table-row table:style-name="ro1">
          <table:table-cell table:formula="of:=&quot;(&quot; &amp; [$Ciudad.A224] &amp; &quot;,'&quot; &amp; [$Ciudad.B224] &amp; &quot;',&quot; &amp; [$Ciudad.C224] &amp; &quot;),&quot;" office:value-type="string" office:string-value="(15224,'Cucaita',15)," calcext:value-type="string">
            <text:p>(15224,'Cucaita',15),</text:p>
          </table:table-cell>
        </table:table-row>
        <table:table-row table:style-name="ro1">
          <table:table-cell table:formula="of:=&quot;(&quot; &amp; [$Ciudad.A225] &amp; &quot;,'&quot; &amp; [$Ciudad.B225] &amp; &quot;',&quot; &amp; [$Ciudad.C225] &amp; &quot;),&quot;" office:value-type="string" office:string-value="(15226,'Cuítiva',15)," calcext:value-type="string">
            <text:p>(15226,'Cuítiva',15),</text:p>
          </table:table-cell>
        </table:table-row>
        <table:table-row table:style-name="ro1">
          <table:table-cell table:formula="of:=&quot;(&quot; &amp; [$Ciudad.A226] &amp; &quot;,'&quot; &amp; [$Ciudad.B226] &amp; &quot;',&quot; &amp; [$Ciudad.C226] &amp; &quot;),&quot;" office:value-type="string" office:string-value="(15232,'Chíquiza',15)," calcext:value-type="string">
            <text:p>(15232,'Chíquiza',15),</text:p>
          </table:table-cell>
        </table:table-row>
        <table:table-row table:style-name="ro1">
          <table:table-cell table:formula="of:=&quot;(&quot; &amp; [$Ciudad.A227] &amp; &quot;,'&quot; &amp; [$Ciudad.B227] &amp; &quot;',&quot; &amp; [$Ciudad.C227] &amp; &quot;),&quot;" office:value-type="string" office:string-value="(15236,'Chivor',15)," calcext:value-type="string">
            <text:p>(15236,'Chivor',15),</text:p>
          </table:table-cell>
        </table:table-row>
        <table:table-row table:style-name="ro1">
          <table:table-cell table:formula="of:=&quot;(&quot; &amp; [$Ciudad.A228] &amp; &quot;,'&quot; &amp; [$Ciudad.B228] &amp; &quot;',&quot; &amp; [$Ciudad.C228] &amp; &quot;),&quot;" office:value-type="string" office:string-value="(15238,'Duitama',15)," calcext:value-type="string">
            <text:p>(15238,'Duitama',15),</text:p>
          </table:table-cell>
        </table:table-row>
        <table:table-row table:style-name="ro1">
          <table:table-cell table:formula="of:=&quot;(&quot; &amp; [$Ciudad.A229] &amp; &quot;,'&quot; &amp; [$Ciudad.B229] &amp; &quot;',&quot; &amp; [$Ciudad.C229] &amp; &quot;),&quot;" office:value-type="string" office:string-value="(15244,'El Cocuy',15)," calcext:value-type="string">
            <text:p>(15244,'El Cocuy',15),</text:p>
          </table:table-cell>
        </table:table-row>
        <table:table-row table:style-name="ro1">
          <table:table-cell table:formula="of:=&quot;(&quot; &amp; [$Ciudad.A230] &amp; &quot;,'&quot; &amp; [$Ciudad.B230] &amp; &quot;',&quot; &amp; [$Ciudad.C230] &amp; &quot;),&quot;" office:value-type="string" office:string-value="(15248,'El Espino',15)," calcext:value-type="string">
            <text:p>(15248,'El Espino',15),</text:p>
          </table:table-cell>
        </table:table-row>
        <table:table-row table:style-name="ro1">
          <table:table-cell table:formula="of:=&quot;(&quot; &amp; [$Ciudad.A231] &amp; &quot;,'&quot; &amp; [$Ciudad.B231] &amp; &quot;',&quot; &amp; [$Ciudad.C231] &amp; &quot;),&quot;" office:value-type="string" office:string-value="(15272,'Firavitoba',15)," calcext:value-type="string">
            <text:p>(15272,'Firavitoba',15),</text:p>
          </table:table-cell>
        </table:table-row>
        <table:table-row table:style-name="ro1">
          <table:table-cell table:formula="of:=&quot;(&quot; &amp; [$Ciudad.A232] &amp; &quot;,'&quot; &amp; [$Ciudad.B232] &amp; &quot;',&quot; &amp; [$Ciudad.C232] &amp; &quot;),&quot;" office:value-type="string" office:string-value="(15276,'Floresta',15)," calcext:value-type="string">
            <text:p>(15276,'Floresta',15),</text:p>
          </table:table-cell>
        </table:table-row>
        <table:table-row table:style-name="ro1">
          <table:table-cell table:formula="of:=&quot;(&quot; &amp; [$Ciudad.A233] &amp; &quot;,'&quot; &amp; [$Ciudad.B233] &amp; &quot;',&quot; &amp; [$Ciudad.C233] &amp; &quot;),&quot;" office:value-type="string" office:string-value="(15293,'Gachantivá',15)," calcext:value-type="string">
            <text:p>(15293,'Gachantivá',15),</text:p>
          </table:table-cell>
        </table:table-row>
        <table:table-row table:style-name="ro1">
          <table:table-cell table:formula="of:=&quot;(&quot; &amp; [$Ciudad.A234] &amp; &quot;,'&quot; &amp; [$Ciudad.B234] &amp; &quot;',&quot; &amp; [$Ciudad.C234] &amp; &quot;),&quot;" office:value-type="string" office:string-value="(15296,'Gameza',15)," calcext:value-type="string">
            <text:p>(15296,'Gameza',15),</text:p>
          </table:table-cell>
        </table:table-row>
        <table:table-row table:style-name="ro1">
          <table:table-cell table:formula="of:=&quot;(&quot; &amp; [$Ciudad.A235] &amp; &quot;,'&quot; &amp; [$Ciudad.B235] &amp; &quot;',&quot; &amp; [$Ciudad.C235] &amp; &quot;),&quot;" office:value-type="string" office:string-value="(15299,'Garagoa',15)," calcext:value-type="string">
            <text:p>(15299,'Garagoa',15),</text:p>
          </table:table-cell>
        </table:table-row>
        <table:table-row table:style-name="ro1">
          <table:table-cell table:formula="of:=&quot;(&quot; &amp; [$Ciudad.A236] &amp; &quot;,'&quot; &amp; [$Ciudad.B236] &amp; &quot;',&quot; &amp; [$Ciudad.C236] &amp; &quot;),&quot;" office:value-type="string" office:string-value="(15317,'Guacamayas',15)," calcext:value-type="string">
            <text:p>(15317,'Guacamayas',15),</text:p>
          </table:table-cell>
        </table:table-row>
        <table:table-row table:style-name="ro1">
          <table:table-cell table:formula="of:=&quot;(&quot; &amp; [$Ciudad.A237] &amp; &quot;,'&quot; &amp; [$Ciudad.B237] &amp; &quot;',&quot; &amp; [$Ciudad.C237] &amp; &quot;),&quot;" office:value-type="string" office:string-value="(15322,'Guateque',15)," calcext:value-type="string">
            <text:p>(15322,'Guateque',15),</text:p>
          </table:table-cell>
        </table:table-row>
        <table:table-row table:style-name="ro1">
          <table:table-cell table:formula="of:=&quot;(&quot; &amp; [$Ciudad.A238] &amp; &quot;,'&quot; &amp; [$Ciudad.B238] &amp; &quot;',&quot; &amp; [$Ciudad.C238] &amp; &quot;),&quot;" office:value-type="string" office:string-value="(15325,'Guayatá',15)," calcext:value-type="string">
            <text:p>(15325,'Guayatá',15),</text:p>
          </table:table-cell>
        </table:table-row>
        <table:table-row table:style-name="ro1">
          <table:table-cell table:formula="of:=&quot;(&quot; &amp; [$Ciudad.A239] &amp; &quot;,'&quot; &amp; [$Ciudad.B239] &amp; &quot;',&quot; &amp; [$Ciudad.C239] &amp; &quot;),&quot;" office:value-type="string" office:string-value="(15332,'Güicán',15)," calcext:value-type="string">
            <text:p>(15332,'Güicán',15),</text:p>
          </table:table-cell>
        </table:table-row>
        <table:table-row table:style-name="ro1">
          <table:table-cell table:formula="of:=&quot;(&quot; &amp; [$Ciudad.A240] &amp; &quot;,'&quot; &amp; [$Ciudad.B240] &amp; &quot;',&quot; &amp; [$Ciudad.C240] &amp; &quot;),&quot;" office:value-type="string" office:string-value="(15362,'Iza',15)," calcext:value-type="string">
            <text:p>(15362,'Iza',15),</text:p>
          </table:table-cell>
        </table:table-row>
        <table:table-row table:style-name="ro1">
          <table:table-cell table:formula="of:=&quot;(&quot; &amp; [$Ciudad.A241] &amp; &quot;,'&quot; &amp; [$Ciudad.B241] &amp; &quot;',&quot; &amp; [$Ciudad.C241] &amp; &quot;),&quot;" office:value-type="string" office:string-value="(15367,'Jenesano',15)," calcext:value-type="string">
            <text:p>(15367,'Jenesano',15),</text:p>
          </table:table-cell>
        </table:table-row>
        <table:table-row table:style-name="ro1">
          <table:table-cell table:formula="of:=&quot;(&quot; &amp; [$Ciudad.A242] &amp; &quot;,'&quot; &amp; [$Ciudad.B242] &amp; &quot;',&quot; &amp; [$Ciudad.C242] &amp; &quot;),&quot;" office:value-type="string" office:string-value="(15368,'Jericó',15)," calcext:value-type="string">
            <text:p>(15368,'Jericó',15),</text:p>
          </table:table-cell>
        </table:table-row>
        <table:table-row table:style-name="ro1">
          <table:table-cell table:formula="of:=&quot;(&quot; &amp; [$Ciudad.A243] &amp; &quot;,'&quot; &amp; [$Ciudad.B243] &amp; &quot;',&quot; &amp; [$Ciudad.C243] &amp; &quot;),&quot;" office:value-type="string" office:string-value="(15377,'Labranzagrande',15)," calcext:value-type="string">
            <text:p>(15377,'Labranzagrande',15),</text:p>
          </table:table-cell>
        </table:table-row>
        <table:table-row table:style-name="ro1">
          <table:table-cell table:formula="of:=&quot;(&quot; &amp; [$Ciudad.A244] &amp; &quot;,'&quot; &amp; [$Ciudad.B244] &amp; &quot;',&quot; &amp; [$Ciudad.C244] &amp; &quot;),&quot;" office:value-type="string" office:string-value="(15380,'La Capilla',15)," calcext:value-type="string">
            <text:p>(15380,'La Capilla',15),</text:p>
          </table:table-cell>
        </table:table-row>
        <table:table-row table:style-name="ro1">
          <table:table-cell table:formula="of:=&quot;(&quot; &amp; [$Ciudad.A245] &amp; &quot;,'&quot; &amp; [$Ciudad.B245] &amp; &quot;',&quot; &amp; [$Ciudad.C245] &amp; &quot;),&quot;" office:value-type="string" office:string-value="(15401,'La Victoria',15)," calcext:value-type="string">
            <text:p>(15401,'La Victoria',15),</text:p>
          </table:table-cell>
        </table:table-row>
        <table:table-row table:style-name="ro1">
          <table:table-cell table:formula="of:=&quot;(&quot; &amp; [$Ciudad.A246] &amp; &quot;,'&quot; &amp; [$Ciudad.B246] &amp; &quot;',&quot; &amp; [$Ciudad.C246] &amp; &quot;),&quot;" office:value-type="string" office:string-value="(15403,'La Uvita',15)," calcext:value-type="string">
            <text:p>(15403,'La Uvita',15),</text:p>
          </table:table-cell>
        </table:table-row>
        <table:table-row table:style-name="ro1">
          <table:table-cell table:formula="of:=&quot;(&quot; &amp; [$Ciudad.A247] &amp; &quot;,'&quot; &amp; [$Ciudad.B247] &amp; &quot;',&quot; &amp; [$Ciudad.C247] &amp; &quot;),&quot;" office:value-type="string" office:string-value="(15407,'Villa de Leyva',15)," calcext:value-type="string">
            <text:p>(15407,'Villa de Leyva',15),</text:p>
          </table:table-cell>
        </table:table-row>
        <table:table-row table:style-name="ro1">
          <table:table-cell table:formula="of:=&quot;(&quot; &amp; [$Ciudad.A248] &amp; &quot;,'&quot; &amp; [$Ciudad.B248] &amp; &quot;',&quot; &amp; [$Ciudad.C248] &amp; &quot;),&quot;" office:value-type="string" office:string-value="(15425,'Macanal',15)," calcext:value-type="string">
            <text:p>(15425,'Macanal',15),</text:p>
          </table:table-cell>
        </table:table-row>
        <table:table-row table:style-name="ro1">
          <table:table-cell table:formula="of:=&quot;(&quot; &amp; [$Ciudad.A249] &amp; &quot;,'&quot; &amp; [$Ciudad.B249] &amp; &quot;',&quot; &amp; [$Ciudad.C249] &amp; &quot;),&quot;" office:value-type="string" office:string-value="(15442,'Maripí',15)," calcext:value-type="string">
            <text:p>(15442,'Maripí',15),</text:p>
          </table:table-cell>
        </table:table-row>
        <table:table-row table:style-name="ro1">
          <table:table-cell table:formula="of:=&quot;(&quot; &amp; [$Ciudad.A250] &amp; &quot;,'&quot; &amp; [$Ciudad.B250] &amp; &quot;',&quot; &amp; [$Ciudad.C250] &amp; &quot;),&quot;" office:value-type="string" office:string-value="(15455,'Miraflores',15)," calcext:value-type="string">
            <text:p>(15455,'Miraflores',15),</text:p>
          </table:table-cell>
        </table:table-row>
        <table:table-row table:style-name="ro1">
          <table:table-cell table:formula="of:=&quot;(&quot; &amp; [$Ciudad.A251] &amp; &quot;,'&quot; &amp; [$Ciudad.B251] &amp; &quot;',&quot; &amp; [$Ciudad.C251] &amp; &quot;),&quot;" office:value-type="string" office:string-value="(15464,'Mongua',15)," calcext:value-type="string">
            <text:p>(15464,'Mongua',15),</text:p>
          </table:table-cell>
        </table:table-row>
        <table:table-row table:style-name="ro1">
          <table:table-cell table:formula="of:=&quot;(&quot; &amp; [$Ciudad.A252] &amp; &quot;,'&quot; &amp; [$Ciudad.B252] &amp; &quot;',&quot; &amp; [$Ciudad.C252] &amp; &quot;),&quot;" office:value-type="string" office:string-value="(15466,'Monguí',15)," calcext:value-type="string">
            <text:p>(15466,'Monguí',15),</text:p>
          </table:table-cell>
        </table:table-row>
        <table:table-row table:style-name="ro1">
          <table:table-cell table:formula="of:=&quot;(&quot; &amp; [$Ciudad.A253] &amp; &quot;,'&quot; &amp; [$Ciudad.B253] &amp; &quot;',&quot; &amp; [$Ciudad.C253] &amp; &quot;),&quot;" office:value-type="string" office:string-value="(15469,'Moniquirá',15)," calcext:value-type="string">
            <text:p>(15469,'Moniquirá',15),</text:p>
          </table:table-cell>
        </table:table-row>
        <table:table-row table:style-name="ro1">
          <table:table-cell table:formula="of:=&quot;(&quot; &amp; [$Ciudad.A254] &amp; &quot;,'&quot; &amp; [$Ciudad.B254] &amp; &quot;',&quot; &amp; [$Ciudad.C254] &amp; &quot;),&quot;" office:value-type="string" office:string-value="(15476,'Motavita',15)," calcext:value-type="string">
            <text:p>(15476,'Motavita',15),</text:p>
          </table:table-cell>
        </table:table-row>
        <table:table-row table:style-name="ro1">
          <table:table-cell table:formula="of:=&quot;(&quot; &amp; [$Ciudad.A255] &amp; &quot;,'&quot; &amp; [$Ciudad.B255] &amp; &quot;',&quot; &amp; [$Ciudad.C255] &amp; &quot;),&quot;" office:value-type="string" office:string-value="(15480,'Muzo',15)," calcext:value-type="string">
            <text:p>(15480,'Muzo',15),</text:p>
          </table:table-cell>
        </table:table-row>
        <table:table-row table:style-name="ro1">
          <table:table-cell table:formula="of:=&quot;(&quot; &amp; [$Ciudad.A256] &amp; &quot;,'&quot; &amp; [$Ciudad.B256] &amp; &quot;',&quot; &amp; [$Ciudad.C256] &amp; &quot;),&quot;" office:value-type="string" office:string-value="(15491,'Nobsa',15)," calcext:value-type="string">
            <text:p>(15491,'Nobsa',15),</text:p>
          </table:table-cell>
        </table:table-row>
        <table:table-row table:style-name="ro1">
          <table:table-cell table:formula="of:=&quot;(&quot; &amp; [$Ciudad.A257] &amp; &quot;,'&quot; &amp; [$Ciudad.B257] &amp; &quot;',&quot; &amp; [$Ciudad.C257] &amp; &quot;),&quot;" office:value-type="string" office:string-value="(15494,'Nuevo Colón',15)," calcext:value-type="string">
            <text:p>(15494,'Nuevo Colón',15),</text:p>
          </table:table-cell>
        </table:table-row>
        <table:table-row table:style-name="ro1">
          <table:table-cell table:formula="of:=&quot;(&quot; &amp; [$Ciudad.A258] &amp; &quot;,'&quot; &amp; [$Ciudad.B258] &amp; &quot;',&quot; &amp; [$Ciudad.C258] &amp; &quot;),&quot;" office:value-type="string" office:string-value="(15500,'Oicatá',15)," calcext:value-type="string">
            <text:p>(15500,'Oicatá',15),</text:p>
          </table:table-cell>
        </table:table-row>
        <table:table-row table:style-name="ro1">
          <table:table-cell table:formula="of:=&quot;(&quot; &amp; [$Ciudad.A259] &amp; &quot;,'&quot; &amp; [$Ciudad.B259] &amp; &quot;',&quot; &amp; [$Ciudad.C259] &amp; &quot;),&quot;" office:value-type="string" office:string-value="(15507,'Otanche',15)," calcext:value-type="string">
            <text:p>(15507,'Otanche',15),</text:p>
          </table:table-cell>
        </table:table-row>
        <table:table-row table:style-name="ro1">
          <table:table-cell table:formula="of:=&quot;(&quot; &amp; [$Ciudad.A260] &amp; &quot;,'&quot; &amp; [$Ciudad.B260] &amp; &quot;',&quot; &amp; [$Ciudad.C260] &amp; &quot;),&quot;" office:value-type="string" office:string-value="(15511,'Pachavita',15)," calcext:value-type="string">
            <text:p>(15511,'Pachavita',15),</text:p>
          </table:table-cell>
        </table:table-row>
        <table:table-row table:style-name="ro1">
          <table:table-cell table:formula="of:=&quot;(&quot; &amp; [$Ciudad.A261] &amp; &quot;,'&quot; &amp; [$Ciudad.B261] &amp; &quot;',&quot; &amp; [$Ciudad.C261] &amp; &quot;),&quot;" office:value-type="string" office:string-value="(15514,'Páez',15)," calcext:value-type="string">
            <text:p>(15514,'Páez',15),</text:p>
          </table:table-cell>
        </table:table-row>
        <table:table-row table:style-name="ro1">
          <table:table-cell table:formula="of:=&quot;(&quot; &amp; [$Ciudad.A262] &amp; &quot;,'&quot; &amp; [$Ciudad.B262] &amp; &quot;',&quot; &amp; [$Ciudad.C262] &amp; &quot;),&quot;" office:value-type="string" office:string-value="(15516,'Paipa',15)," calcext:value-type="string">
            <text:p>(15516,'Paipa',15),</text:p>
          </table:table-cell>
        </table:table-row>
        <table:table-row table:style-name="ro1">
          <table:table-cell table:formula="of:=&quot;(&quot; &amp; [$Ciudad.A263] &amp; &quot;,'&quot; &amp; [$Ciudad.B263] &amp; &quot;',&quot; &amp; [$Ciudad.C263] &amp; &quot;),&quot;" office:value-type="string" office:string-value="(15518,'Pajarito',15)," calcext:value-type="string">
            <text:p>(15518,'Pajarito',15),</text:p>
          </table:table-cell>
        </table:table-row>
        <table:table-row table:style-name="ro1">
          <table:table-cell table:formula="of:=&quot;(&quot; &amp; [$Ciudad.A264] &amp; &quot;,'&quot; &amp; [$Ciudad.B264] &amp; &quot;',&quot; &amp; [$Ciudad.C264] &amp; &quot;),&quot;" office:value-type="string" office:string-value="(15522,'Panqueba',15)," calcext:value-type="string">
            <text:p>(15522,'Panqueba',15),</text:p>
          </table:table-cell>
        </table:table-row>
        <table:table-row table:style-name="ro1">
          <table:table-cell table:formula="of:=&quot;(&quot; &amp; [$Ciudad.A265] &amp; &quot;,'&quot; &amp; [$Ciudad.B265] &amp; &quot;',&quot; &amp; [$Ciudad.C265] &amp; &quot;),&quot;" office:value-type="string" office:string-value="(15531,'Pauna',15)," calcext:value-type="string">
            <text:p>(15531,'Pauna',15),</text:p>
          </table:table-cell>
        </table:table-row>
        <table:table-row table:style-name="ro1">
          <table:table-cell table:formula="of:=&quot;(&quot; &amp; [$Ciudad.A266] &amp; &quot;,'&quot; &amp; [$Ciudad.B266] &amp; &quot;',&quot; &amp; [$Ciudad.C266] &amp; &quot;),&quot;" office:value-type="string" office:string-value="(15533,'Paya',15)," calcext:value-type="string">
            <text:p>(15533,'Paya',15),</text:p>
          </table:table-cell>
        </table:table-row>
        <table:table-row table:style-name="ro1">
          <table:table-cell table:formula="of:=&quot;(&quot; &amp; [$Ciudad.A267] &amp; &quot;,'&quot; &amp; [$Ciudad.B267] &amp; &quot;',&quot; &amp; [$Ciudad.C267] &amp; &quot;),&quot;" office:value-type="string" office:string-value="(15537,'Paz de Río',15)," calcext:value-type="string">
            <text:p>(15537,'Paz de Río',15),</text:p>
          </table:table-cell>
        </table:table-row>
        <table:table-row table:style-name="ro1">
          <table:table-cell table:formula="of:=&quot;(&quot; &amp; [$Ciudad.A268] &amp; &quot;,'&quot; &amp; [$Ciudad.B268] &amp; &quot;',&quot; &amp; [$Ciudad.C268] &amp; &quot;),&quot;" office:value-type="string" office:string-value="(15542,'Pesca',15)," calcext:value-type="string">
            <text:p>(15542,'Pesca',15),</text:p>
          </table:table-cell>
        </table:table-row>
        <table:table-row table:style-name="ro1">
          <table:table-cell table:formula="of:=&quot;(&quot; &amp; [$Ciudad.A269] &amp; &quot;,'&quot; &amp; [$Ciudad.B269] &amp; &quot;',&quot; &amp; [$Ciudad.C269] &amp; &quot;),&quot;" office:value-type="string" office:string-value="(15550,'Pisba',15)," calcext:value-type="string">
            <text:p>(15550,'Pisba',15),</text:p>
          </table:table-cell>
        </table:table-row>
        <table:table-row table:style-name="ro1">
          <table:table-cell table:formula="of:=&quot;(&quot; &amp; [$Ciudad.A270] &amp; &quot;,'&quot; &amp; [$Ciudad.B270] &amp; &quot;',&quot; &amp; [$Ciudad.C270] &amp; &quot;),&quot;" office:value-type="string" office:string-value="(15572,'Puerto Boyacá',15)," calcext:value-type="string">
            <text:p>(15572,'Puerto Boyacá',15),</text:p>
          </table:table-cell>
        </table:table-row>
        <table:table-row table:style-name="ro1">
          <table:table-cell table:formula="of:=&quot;(&quot; &amp; [$Ciudad.A271] &amp; &quot;,'&quot; &amp; [$Ciudad.B271] &amp; &quot;',&quot; &amp; [$Ciudad.C271] &amp; &quot;),&quot;" office:value-type="string" office:string-value="(15580,'Quípama',15)," calcext:value-type="string">
            <text:p>(15580,'Quípama',15),</text:p>
          </table:table-cell>
        </table:table-row>
        <table:table-row table:style-name="ro1">
          <table:table-cell table:formula="of:=&quot;(&quot; &amp; [$Ciudad.A272] &amp; &quot;,'&quot; &amp; [$Ciudad.B272] &amp; &quot;',&quot; &amp; [$Ciudad.C272] &amp; &quot;),&quot;" office:value-type="string" office:string-value="(15599,'Ramiriquí',15)," calcext:value-type="string">
            <text:p>(15599,'Ramiriquí',15),</text:p>
          </table:table-cell>
        </table:table-row>
        <table:table-row table:style-name="ro1">
          <table:table-cell table:formula="of:=&quot;(&quot; &amp; [$Ciudad.A273] &amp; &quot;,'&quot; &amp; [$Ciudad.B273] &amp; &quot;',&quot; &amp; [$Ciudad.C273] &amp; &quot;),&quot;" office:value-type="string" office:string-value="(15600,'Ráquira',15)," calcext:value-type="string">
            <text:p>(15600,'Ráquira',15),</text:p>
          </table:table-cell>
        </table:table-row>
        <table:table-row table:style-name="ro1">
          <table:table-cell table:formula="of:=&quot;(&quot; &amp; [$Ciudad.A274] &amp; &quot;,'&quot; &amp; [$Ciudad.B274] &amp; &quot;',&quot; &amp; [$Ciudad.C274] &amp; &quot;),&quot;" office:value-type="string" office:string-value="(15621,'Rondón',15)," calcext:value-type="string">
            <text:p>(15621,'Rondón',15),</text:p>
          </table:table-cell>
        </table:table-row>
        <table:table-row table:style-name="ro1">
          <table:table-cell table:formula="of:=&quot;(&quot; &amp; [$Ciudad.A275] &amp; &quot;,'&quot; &amp; [$Ciudad.B275] &amp; &quot;',&quot; &amp; [$Ciudad.C275] &amp; &quot;),&quot;" office:value-type="string" office:string-value="(15632,'Saboyá',15)," calcext:value-type="string">
            <text:p>(15632,'Saboyá',15),</text:p>
          </table:table-cell>
        </table:table-row>
        <table:table-row table:style-name="ro1">
          <table:table-cell table:formula="of:=&quot;(&quot; &amp; [$Ciudad.A276] &amp; &quot;,'&quot; &amp; [$Ciudad.B276] &amp; &quot;',&quot; &amp; [$Ciudad.C276] &amp; &quot;),&quot;" office:value-type="string" office:string-value="(15638,'Sáchica',15)," calcext:value-type="string">
            <text:p>(15638,'Sáchica',15),</text:p>
          </table:table-cell>
        </table:table-row>
        <table:table-row table:style-name="ro1">
          <table:table-cell table:formula="of:=&quot;(&quot; &amp; [$Ciudad.A277] &amp; &quot;,'&quot; &amp; [$Ciudad.B277] &amp; &quot;',&quot; &amp; [$Ciudad.C277] &amp; &quot;),&quot;" office:value-type="string" office:string-value="(15646,'Samacá',15)," calcext:value-type="string">
            <text:p>(15646,'Samacá',15),</text:p>
          </table:table-cell>
        </table:table-row>
        <table:table-row table:style-name="ro1">
          <table:table-cell table:formula="of:=&quot;(&quot; &amp; [$Ciudad.A278] &amp; &quot;,'&quot; &amp; [$Ciudad.B278] &amp; &quot;',&quot; &amp; [$Ciudad.C278] &amp; &quot;),&quot;" office:value-type="string" office:string-value="(15660,'San Eduardo',15)," calcext:value-type="string">
            <text:p>(15660,'San Eduardo',15),</text:p>
          </table:table-cell>
        </table:table-row>
        <table:table-row table:style-name="ro1">
          <table:table-cell table:formula="of:=&quot;(&quot; &amp; [$Ciudad.A279] &amp; &quot;,'&quot; &amp; [$Ciudad.B279] &amp; &quot;',&quot; &amp; [$Ciudad.C279] &amp; &quot;),&quot;" office:value-type="string" office:string-value="(15664,'San José de Pare',15)," calcext:value-type="string">
            <text:p>(15664,'San José de Pare',15),</text:p>
          </table:table-cell>
        </table:table-row>
        <table:table-row table:style-name="ro1">
          <table:table-cell table:formula="of:=&quot;(&quot; &amp; [$Ciudad.A280] &amp; &quot;,'&quot; &amp; [$Ciudad.B280] &amp; &quot;',&quot; &amp; [$Ciudad.C280] &amp; &quot;),&quot;" office:value-type="string" office:string-value="(15667,'San Luis de Gaceno',15)," calcext:value-type="string">
            <text:p>(15667,'San Luis de Gaceno',15),</text:p>
          </table:table-cell>
        </table:table-row>
        <table:table-row table:style-name="ro1">
          <table:table-cell table:formula="of:=&quot;(&quot; &amp; [$Ciudad.A281] &amp; &quot;,'&quot; &amp; [$Ciudad.B281] &amp; &quot;',&quot; &amp; [$Ciudad.C281] &amp; &quot;),&quot;" office:value-type="string" office:string-value="(15673,'San Mateo',15)," calcext:value-type="string">
            <text:p>(15673,'San Mateo',15),</text:p>
          </table:table-cell>
        </table:table-row>
        <table:table-row table:style-name="ro1">
          <table:table-cell table:formula="of:=&quot;(&quot; &amp; [$Ciudad.A282] &amp; &quot;,'&quot; &amp; [$Ciudad.B282] &amp; &quot;',&quot; &amp; [$Ciudad.C282] &amp; &quot;),&quot;" office:value-type="string" office:string-value="(15676,'San Miguel de Sema',15)," calcext:value-type="string">
            <text:p>(15676,'San Miguel de Sema',15),</text:p>
          </table:table-cell>
        </table:table-row>
        <table:table-row table:style-name="ro1">
          <table:table-cell table:formula="of:=&quot;(&quot; &amp; [$Ciudad.A283] &amp; &quot;,'&quot; &amp; [$Ciudad.B283] &amp; &quot;',&quot; &amp; [$Ciudad.C283] &amp; &quot;),&quot;" office:value-type="string" office:string-value="(15681,'San Pablo de Borbur',15)," calcext:value-type="string">
            <text:p>(15681,'San Pablo de Borbur',15),</text:p>
          </table:table-cell>
        </table:table-row>
        <table:table-row table:style-name="ro1">
          <table:table-cell table:formula="of:=&quot;(&quot; &amp; [$Ciudad.A284] &amp; &quot;,'&quot; &amp; [$Ciudad.B284] &amp; &quot;',&quot; &amp; [$Ciudad.C284] &amp; &quot;),&quot;" office:value-type="string" office:string-value="(15686,'Santana',15)," calcext:value-type="string">
            <text:p>(15686,'Santana',15),</text:p>
          </table:table-cell>
        </table:table-row>
        <table:table-row table:style-name="ro1">
          <table:table-cell table:formula="of:=&quot;(&quot; &amp; [$Ciudad.A285] &amp; &quot;,'&quot; &amp; [$Ciudad.B285] &amp; &quot;',&quot; &amp; [$Ciudad.C285] &amp; &quot;),&quot;" office:value-type="string" office:string-value="(15690,'Santa María',15)," calcext:value-type="string">
            <text:p>(15690,'Santa María',15),</text:p>
          </table:table-cell>
        </table:table-row>
        <table:table-row table:style-name="ro1">
          <table:table-cell table:formula="of:=&quot;(&quot; &amp; [$Ciudad.A286] &amp; &quot;,'&quot; &amp; [$Ciudad.B286] &amp; &quot;',&quot; &amp; [$Ciudad.C286] &amp; &quot;),&quot;" office:value-type="string" office:string-value="(15693,'Santa Rosa de Viterbo',15)," calcext:value-type="string">
            <text:p>(15693,'Santa Rosa de Viterbo',15),</text:p>
          </table:table-cell>
        </table:table-row>
        <table:table-row table:style-name="ro1">
          <table:table-cell table:formula="of:=&quot;(&quot; &amp; [$Ciudad.A287] &amp; &quot;,'&quot; &amp; [$Ciudad.B287] &amp; &quot;',&quot; &amp; [$Ciudad.C287] &amp; &quot;),&quot;" office:value-type="string" office:string-value="(15696,'Santa Sofía',15)," calcext:value-type="string">
            <text:p>(15696,'Santa Sofía',15),</text:p>
          </table:table-cell>
        </table:table-row>
        <table:table-row table:style-name="ro1">
          <table:table-cell table:formula="of:=&quot;(&quot; &amp; [$Ciudad.A288] &amp; &quot;,'&quot; &amp; [$Ciudad.B288] &amp; &quot;',&quot; &amp; [$Ciudad.C288] &amp; &quot;),&quot;" office:value-type="string" office:string-value="(15720,'Sativanorte',15)," calcext:value-type="string">
            <text:p>(15720,'Sativanorte',15),</text:p>
          </table:table-cell>
        </table:table-row>
        <table:table-row table:style-name="ro1">
          <table:table-cell table:formula="of:=&quot;(&quot; &amp; [$Ciudad.A289] &amp; &quot;,'&quot; &amp; [$Ciudad.B289] &amp; &quot;',&quot; &amp; [$Ciudad.C289] &amp; &quot;),&quot;" office:value-type="string" office:string-value="(15723,'Sativasur',15)," calcext:value-type="string">
            <text:p>(15723,'Sativasur',15),</text:p>
          </table:table-cell>
        </table:table-row>
        <table:table-row table:style-name="ro1">
          <table:table-cell table:formula="of:=&quot;(&quot; &amp; [$Ciudad.A290] &amp; &quot;,'&quot; &amp; [$Ciudad.B290] &amp; &quot;',&quot; &amp; [$Ciudad.C290] &amp; &quot;),&quot;" office:value-type="string" office:string-value="(15740,'Siachoque',15)," calcext:value-type="string">
            <text:p>(15740,'Siachoque',15),</text:p>
          </table:table-cell>
        </table:table-row>
        <table:table-row table:style-name="ro1">
          <table:table-cell table:formula="of:=&quot;(&quot; &amp; [$Ciudad.A291] &amp; &quot;,'&quot; &amp; [$Ciudad.B291] &amp; &quot;',&quot; &amp; [$Ciudad.C291] &amp; &quot;),&quot;" office:value-type="string" office:string-value="(15753,'Soatá',15)," calcext:value-type="string">
            <text:p>(15753,'Soatá',15),</text:p>
          </table:table-cell>
        </table:table-row>
        <table:table-row table:style-name="ro1">
          <table:table-cell table:formula="of:=&quot;(&quot; &amp; [$Ciudad.A292] &amp; &quot;,'&quot; &amp; [$Ciudad.B292] &amp; &quot;',&quot; &amp; [$Ciudad.C292] &amp; &quot;),&quot;" office:value-type="string" office:string-value="(15755,'Socotá',15)," calcext:value-type="string">
            <text:p>(15755,'Socotá',15),</text:p>
          </table:table-cell>
        </table:table-row>
        <table:table-row table:style-name="ro1">
          <table:table-cell table:formula="of:=&quot;(&quot; &amp; [$Ciudad.A293] &amp; &quot;,'&quot; &amp; [$Ciudad.B293] &amp; &quot;',&quot; &amp; [$Ciudad.C293] &amp; &quot;),&quot;" office:value-type="string" office:string-value="(15757,'Socha',15)," calcext:value-type="string">
            <text:p>(15757,'Socha',15),</text:p>
          </table:table-cell>
        </table:table-row>
        <table:table-row table:style-name="ro1">
          <table:table-cell table:formula="of:=&quot;(&quot; &amp; [$Ciudad.A294] &amp; &quot;,'&quot; &amp; [$Ciudad.B294] &amp; &quot;',&quot; &amp; [$Ciudad.C294] &amp; &quot;),&quot;" office:value-type="string" office:string-value="(15759,'Sogamoso',15)," calcext:value-type="string">
            <text:p>(15759,'Sogamoso',15),</text:p>
          </table:table-cell>
        </table:table-row>
        <table:table-row table:style-name="ro1">
          <table:table-cell table:formula="of:=&quot;(&quot; &amp; [$Ciudad.A295] &amp; &quot;,'&quot; &amp; [$Ciudad.B295] &amp; &quot;',&quot; &amp; [$Ciudad.C295] &amp; &quot;),&quot;" office:value-type="string" office:string-value="(15761,'Somondoco',15)," calcext:value-type="string">
            <text:p>(15761,'Somondoco',15),</text:p>
          </table:table-cell>
        </table:table-row>
        <table:table-row table:style-name="ro1">
          <table:table-cell table:formula="of:=&quot;(&quot; &amp; [$Ciudad.A296] &amp; &quot;,'&quot; &amp; [$Ciudad.B296] &amp; &quot;',&quot; &amp; [$Ciudad.C296] &amp; &quot;),&quot;" office:value-type="string" office:string-value="(15762,'Sora',15)," calcext:value-type="string">
            <text:p>(15762,'Sora',15),</text:p>
          </table:table-cell>
        </table:table-row>
        <table:table-row table:style-name="ro1">
          <table:table-cell table:formula="of:=&quot;(&quot; &amp; [$Ciudad.A297] &amp; &quot;,'&quot; &amp; [$Ciudad.B297] &amp; &quot;',&quot; &amp; [$Ciudad.C297] &amp; &quot;),&quot;" office:value-type="string" office:string-value="(15763,'Sotaquirá',15)," calcext:value-type="string">
            <text:p>(15763,'Sotaquirá',15),</text:p>
          </table:table-cell>
        </table:table-row>
        <table:table-row table:style-name="ro1">
          <table:table-cell table:formula="of:=&quot;(&quot; &amp; [$Ciudad.A298] &amp; &quot;,'&quot; &amp; [$Ciudad.B298] &amp; &quot;',&quot; &amp; [$Ciudad.C298] &amp; &quot;),&quot;" office:value-type="string" office:string-value="(15764,'Soracá',15)," calcext:value-type="string">
            <text:p>(15764,'Soracá',15),</text:p>
          </table:table-cell>
        </table:table-row>
        <table:table-row table:style-name="ro1">
          <table:table-cell table:formula="of:=&quot;(&quot; &amp; [$Ciudad.A299] &amp; &quot;,'&quot; &amp; [$Ciudad.B299] &amp; &quot;',&quot; &amp; [$Ciudad.C299] &amp; &quot;),&quot;" office:value-type="string" office:string-value="(15774,'Susacón',15)," calcext:value-type="string">
            <text:p>(15774,'Susacón',15),</text:p>
          </table:table-cell>
        </table:table-row>
        <table:table-row table:style-name="ro1">
          <table:table-cell table:formula="of:=&quot;(&quot; &amp; [$Ciudad.A300] &amp; &quot;,'&quot; &amp; [$Ciudad.B300] &amp; &quot;',&quot; &amp; [$Ciudad.C300] &amp; &quot;),&quot;" office:value-type="string" office:string-value="(15776,'Sutamarchán',15)," calcext:value-type="string">
            <text:p>(15776,'Sutamarchán',15),</text:p>
          </table:table-cell>
        </table:table-row>
        <table:table-row table:style-name="ro1">
          <table:table-cell table:formula="of:=&quot;(&quot; &amp; [$Ciudad.A301] &amp; &quot;,'&quot; &amp; [$Ciudad.B301] &amp; &quot;',&quot; &amp; [$Ciudad.C301] &amp; &quot;),&quot;" office:value-type="string" office:string-value="(15778,'Sutatenza',15)," calcext:value-type="string">
            <text:p>(15778,'Sutatenza',15),</text:p>
          </table:table-cell>
        </table:table-row>
        <table:table-row table:style-name="ro1">
          <table:table-cell table:formula="of:=&quot;(&quot; &amp; [$Ciudad.A302] &amp; &quot;,'&quot; &amp; [$Ciudad.B302] &amp; &quot;',&quot; &amp; [$Ciudad.C302] &amp; &quot;),&quot;" office:value-type="string" office:string-value="(15790,'Tasco',15)," calcext:value-type="string">
            <text:p>(15790,'Tasco',15),</text:p>
          </table:table-cell>
        </table:table-row>
        <table:table-row table:style-name="ro1">
          <table:table-cell table:formula="of:=&quot;(&quot; &amp; [$Ciudad.A303] &amp; &quot;,'&quot; &amp; [$Ciudad.B303] &amp; &quot;',&quot; &amp; [$Ciudad.C303] &amp; &quot;),&quot;" office:value-type="string" office:string-value="(15798,'Tenza',15)," calcext:value-type="string">
            <text:p>(15798,'Tenza',15),</text:p>
          </table:table-cell>
        </table:table-row>
        <table:table-row table:style-name="ro1">
          <table:table-cell table:formula="of:=&quot;(&quot; &amp; [$Ciudad.A304] &amp; &quot;,'&quot; &amp; [$Ciudad.B304] &amp; &quot;',&quot; &amp; [$Ciudad.C304] &amp; &quot;),&quot;" office:value-type="string" office:string-value="(15804,'Tibaná',15)," calcext:value-type="string">
            <text:p>(15804,'Tibaná',15),</text:p>
          </table:table-cell>
        </table:table-row>
        <table:table-row table:style-name="ro1">
          <table:table-cell table:formula="of:=&quot;(&quot; &amp; [$Ciudad.A305] &amp; &quot;,'&quot; &amp; [$Ciudad.B305] &amp; &quot;',&quot; &amp; [$Ciudad.C305] &amp; &quot;),&quot;" office:value-type="string" office:string-value="(15806,'Tibasosa',15)," calcext:value-type="string">
            <text:p>(15806,'Tibasosa',15),</text:p>
          </table:table-cell>
        </table:table-row>
        <table:table-row table:style-name="ro1">
          <table:table-cell table:formula="of:=&quot;(&quot; &amp; [$Ciudad.A306] &amp; &quot;,'&quot; &amp; [$Ciudad.B306] &amp; &quot;',&quot; &amp; [$Ciudad.C306] &amp; &quot;),&quot;" office:value-type="string" office:string-value="(15808,'Tinjacá',15)," calcext:value-type="string">
            <text:p>(15808,'Tinjacá',15),</text:p>
          </table:table-cell>
        </table:table-row>
        <table:table-row table:style-name="ro1">
          <table:table-cell table:formula="of:=&quot;(&quot; &amp; [$Ciudad.A307] &amp; &quot;,'&quot; &amp; [$Ciudad.B307] &amp; &quot;',&quot; &amp; [$Ciudad.C307] &amp; &quot;),&quot;" office:value-type="string" office:string-value="(15810,'Tipacoque',15)," calcext:value-type="string">
            <text:p>(15810,'Tipacoque',15),</text:p>
          </table:table-cell>
        </table:table-row>
        <table:table-row table:style-name="ro1">
          <table:table-cell table:formula="of:=&quot;(&quot; &amp; [$Ciudad.A308] &amp; &quot;,'&quot; &amp; [$Ciudad.B308] &amp; &quot;',&quot; &amp; [$Ciudad.C308] &amp; &quot;),&quot;" office:value-type="string" office:string-value="(15814,'Toca',15)," calcext:value-type="string">
            <text:p>(15814,'Toca',15),</text:p>
          </table:table-cell>
        </table:table-row>
        <table:table-row table:style-name="ro1">
          <table:table-cell table:formula="of:=&quot;(&quot; &amp; [$Ciudad.A309] &amp; &quot;,'&quot; &amp; [$Ciudad.B309] &amp; &quot;',&quot; &amp; [$Ciudad.C309] &amp; &quot;),&quot;" office:value-type="string" office:string-value="(15816,'Togüí',15)," calcext:value-type="string">
            <text:p>(15816,'Togüí',15),</text:p>
          </table:table-cell>
        </table:table-row>
        <table:table-row table:style-name="ro1">
          <table:table-cell table:formula="of:=&quot;(&quot; &amp; [$Ciudad.A310] &amp; &quot;,'&quot; &amp; [$Ciudad.B310] &amp; &quot;',&quot; &amp; [$Ciudad.C310] &amp; &quot;),&quot;" office:value-type="string" office:string-value="(15820,'Tópaga',15)," calcext:value-type="string">
            <text:p>(15820,'Tópaga',15),</text:p>
          </table:table-cell>
        </table:table-row>
        <table:table-row table:style-name="ro1">
          <table:table-cell table:formula="of:=&quot;(&quot; &amp; [$Ciudad.A311] &amp; &quot;,'&quot; &amp; [$Ciudad.B311] &amp; &quot;',&quot; &amp; [$Ciudad.C311] &amp; &quot;),&quot;" office:value-type="string" office:string-value="(15822,'Tota',15)," calcext:value-type="string">
            <text:p>(15822,'Tota',15),</text:p>
          </table:table-cell>
        </table:table-row>
        <table:table-row table:style-name="ro1">
          <table:table-cell table:formula="of:=&quot;(&quot; &amp; [$Ciudad.A312] &amp; &quot;,'&quot; &amp; [$Ciudad.B312] &amp; &quot;',&quot; &amp; [$Ciudad.C312] &amp; &quot;),&quot;" office:value-type="string" office:string-value="(15832,'Tununguá',15)," calcext:value-type="string">
            <text:p>(15832,'Tununguá',15),</text:p>
          </table:table-cell>
        </table:table-row>
        <table:table-row table:style-name="ro1">
          <table:table-cell table:formula="of:=&quot;(&quot; &amp; [$Ciudad.A313] &amp; &quot;,'&quot; &amp; [$Ciudad.B313] &amp; &quot;',&quot; &amp; [$Ciudad.C313] &amp; &quot;),&quot;" office:value-type="string" office:string-value="(15835,'Turmequé',15)," calcext:value-type="string">
            <text:p>(15835,'Turmequé',15),</text:p>
          </table:table-cell>
        </table:table-row>
        <table:table-row table:style-name="ro1">
          <table:table-cell table:formula="of:=&quot;(&quot; &amp; [$Ciudad.A314] &amp; &quot;,'&quot; &amp; [$Ciudad.B314] &amp; &quot;',&quot; &amp; [$Ciudad.C314] &amp; &quot;),&quot;" office:value-type="string" office:string-value="(15837,'Tuta',15)," calcext:value-type="string">
            <text:p>(15837,'Tuta',15),</text:p>
          </table:table-cell>
        </table:table-row>
        <table:table-row table:style-name="ro1">
          <table:table-cell table:formula="of:=&quot;(&quot; &amp; [$Ciudad.A315] &amp; &quot;,'&quot; &amp; [$Ciudad.B315] &amp; &quot;',&quot; &amp; [$Ciudad.C315] &amp; &quot;),&quot;" office:value-type="string" office:string-value="(15839,'Tutazá',15)," calcext:value-type="string">
            <text:p>(15839,'Tutazá',15),</text:p>
          </table:table-cell>
        </table:table-row>
        <table:table-row table:style-name="ro1">
          <table:table-cell table:formula="of:=&quot;(&quot; &amp; [$Ciudad.A316] &amp; &quot;,'&quot; &amp; [$Ciudad.B316] &amp; &quot;',&quot; &amp; [$Ciudad.C316] &amp; &quot;),&quot;" office:value-type="string" office:string-value="(15842,'Umbita',15)," calcext:value-type="string">
            <text:p>(15842,'Umbita',15),</text:p>
          </table:table-cell>
        </table:table-row>
        <table:table-row table:style-name="ro1">
          <table:table-cell table:formula="of:=&quot;(&quot; &amp; [$Ciudad.A317] &amp; &quot;,'&quot; &amp; [$Ciudad.B317] &amp; &quot;',&quot; &amp; [$Ciudad.C317] &amp; &quot;),&quot;" office:value-type="string" office:string-value="(15861,'Ventaquemada',15)," calcext:value-type="string">
            <text:p>(15861,'Ventaquemada',15),</text:p>
          </table:table-cell>
        </table:table-row>
        <table:table-row table:style-name="ro1">
          <table:table-cell table:formula="of:=&quot;(&quot; &amp; [$Ciudad.A318] &amp; &quot;,'&quot; &amp; [$Ciudad.B318] &amp; &quot;',&quot; &amp; [$Ciudad.C318] &amp; &quot;),&quot;" office:value-type="string" office:string-value="(15879,'Viracachá',15)," calcext:value-type="string">
            <text:p>(15879,'Viracachá',15),</text:p>
          </table:table-cell>
        </table:table-row>
        <table:table-row table:style-name="ro1">
          <table:table-cell table:formula="of:=&quot;(&quot; &amp; [$Ciudad.A319] &amp; &quot;,'&quot; &amp; [$Ciudad.B319] &amp; &quot;',&quot; &amp; [$Ciudad.C319] &amp; &quot;),&quot;" office:value-type="string" office:string-value="(15897,'Zetaquira',15)," calcext:value-type="string">
            <text:p>(15897,'Zetaquira',15),</text:p>
          </table:table-cell>
        </table:table-row>
        <table:table-row table:style-name="ro1">
          <table:table-cell table:formula="of:=&quot;(&quot; &amp; [$Ciudad.A320] &amp; &quot;,'&quot; &amp; [$Ciudad.B320] &amp; &quot;',&quot; &amp; [$Ciudad.C320] &amp; &quot;),&quot;" office:value-type="string" office:string-value="(17001,'Manizales',17)," calcext:value-type="string">
            <text:p>(17001,'Manizales',17),</text:p>
          </table:table-cell>
        </table:table-row>
        <table:table-row table:style-name="ro1">
          <table:table-cell table:formula="of:=&quot;(&quot; &amp; [$Ciudad.A321] &amp; &quot;,'&quot; &amp; [$Ciudad.B321] &amp; &quot;',&quot; &amp; [$Ciudad.C321] &amp; &quot;),&quot;" office:value-type="string" office:string-value="(17013,'Aguadas',17)," calcext:value-type="string">
            <text:p>(17013,'Aguadas',17),</text:p>
          </table:table-cell>
        </table:table-row>
        <table:table-row table:style-name="ro1">
          <table:table-cell table:formula="of:=&quot;(&quot; &amp; [$Ciudad.A322] &amp; &quot;,'&quot; &amp; [$Ciudad.B322] &amp; &quot;',&quot; &amp; [$Ciudad.C322] &amp; &quot;),&quot;" office:value-type="string" office:string-value="(17042,'Anserma',17)," calcext:value-type="string">
            <text:p>(17042,'Anserma',17),</text:p>
          </table:table-cell>
        </table:table-row>
        <table:table-row table:style-name="ro1">
          <table:table-cell table:formula="of:=&quot;(&quot; &amp; [$Ciudad.A323] &amp; &quot;,'&quot; &amp; [$Ciudad.B323] &amp; &quot;',&quot; &amp; [$Ciudad.C323] &amp; &quot;),&quot;" office:value-type="string" office:string-value="(17050,'Aranzazu',17)," calcext:value-type="string">
            <text:p>(17050,'Aranzazu',17),</text:p>
          </table:table-cell>
        </table:table-row>
        <table:table-row table:style-name="ro1">
          <table:table-cell table:formula="of:=&quot;(&quot; &amp; [$Ciudad.A324] &amp; &quot;,'&quot; &amp; [$Ciudad.B324] &amp; &quot;',&quot; &amp; [$Ciudad.C324] &amp; &quot;),&quot;" office:value-type="string" office:string-value="(17088,'Belalcázar',17)," calcext:value-type="string">
            <text:p>(17088,'Belalcázar',17),</text:p>
          </table:table-cell>
        </table:table-row>
        <table:table-row table:style-name="ro1">
          <table:table-cell table:formula="of:=&quot;(&quot; &amp; [$Ciudad.A325] &amp; &quot;,'&quot; &amp; [$Ciudad.B325] &amp; &quot;',&quot; &amp; [$Ciudad.C325] &amp; &quot;),&quot;" office:value-type="string" office:string-value="(17174,'Chinchiná',17)," calcext:value-type="string">
            <text:p>(17174,'Chinchiná',17),</text:p>
          </table:table-cell>
        </table:table-row>
        <table:table-row table:style-name="ro1">
          <table:table-cell table:formula="of:=&quot;(&quot; &amp; [$Ciudad.A326] &amp; &quot;,'&quot; &amp; [$Ciudad.B326] &amp; &quot;',&quot; &amp; [$Ciudad.C326] &amp; &quot;),&quot;" office:value-type="string" office:string-value="(17272,'Filadelfia',17)," calcext:value-type="string">
            <text:p>(17272,'Filadelfia',17),</text:p>
          </table:table-cell>
        </table:table-row>
        <table:table-row table:style-name="ro1">
          <table:table-cell table:formula="of:=&quot;(&quot; &amp; [$Ciudad.A327] &amp; &quot;,'&quot; &amp; [$Ciudad.B327] &amp; &quot;',&quot; &amp; [$Ciudad.C327] &amp; &quot;),&quot;" office:value-type="string" office:string-value="(17380,'La Dorada',17)," calcext:value-type="string">
            <text:p>(17380,'La Dorada',17),</text:p>
          </table:table-cell>
        </table:table-row>
        <table:table-row table:style-name="ro1">
          <table:table-cell table:formula="of:=&quot;(&quot; &amp; [$Ciudad.A328] &amp; &quot;,'&quot; &amp; [$Ciudad.B328] &amp; &quot;',&quot; &amp; [$Ciudad.C328] &amp; &quot;),&quot;" office:value-type="string" office:string-value="(17388,'La Merced',17)," calcext:value-type="string">
            <text:p>(17388,'La Merced',17),</text:p>
          </table:table-cell>
        </table:table-row>
        <table:table-row table:style-name="ro1">
          <table:table-cell table:formula="of:=&quot;(&quot; &amp; [$Ciudad.A329] &amp; &quot;,'&quot; &amp; [$Ciudad.B329] &amp; &quot;',&quot; &amp; [$Ciudad.C329] &amp; &quot;),&quot;" office:value-type="string" office:string-value="(17433,'Manzanares',17)," calcext:value-type="string">
            <text:p>(17433,'Manzanares',17),</text:p>
          </table:table-cell>
        </table:table-row>
        <table:table-row table:style-name="ro1">
          <table:table-cell table:formula="of:=&quot;(&quot; &amp; [$Ciudad.A330] &amp; &quot;,'&quot; &amp; [$Ciudad.B330] &amp; &quot;',&quot; &amp; [$Ciudad.C330] &amp; &quot;),&quot;" office:value-type="string" office:string-value="(17442,'Marmato',17)," calcext:value-type="string">
            <text:p>(17442,'Marmato',17),</text:p>
          </table:table-cell>
        </table:table-row>
        <table:table-row table:style-name="ro1">
          <table:table-cell table:formula="of:=&quot;(&quot; &amp; [$Ciudad.A331] &amp; &quot;,'&quot; &amp; [$Ciudad.B331] &amp; &quot;',&quot; &amp; [$Ciudad.C331] &amp; &quot;),&quot;" office:value-type="string" office:string-value="(17444,'Marquetalia',17)," calcext:value-type="string">
            <text:p>(17444,'Marquetalia',17),</text:p>
          </table:table-cell>
        </table:table-row>
        <table:table-row table:style-name="ro1">
          <table:table-cell table:formula="of:=&quot;(&quot; &amp; [$Ciudad.A332] &amp; &quot;,'&quot; &amp; [$Ciudad.B332] &amp; &quot;',&quot; &amp; [$Ciudad.C332] &amp; &quot;),&quot;" office:value-type="string" office:string-value="(17446,'Marulanda',17)," calcext:value-type="string">
            <text:p>(17446,'Marulanda',17),</text:p>
          </table:table-cell>
        </table:table-row>
        <table:table-row table:style-name="ro1">
          <table:table-cell table:formula="of:=&quot;(&quot; &amp; [$Ciudad.A333] &amp; &quot;,'&quot; &amp; [$Ciudad.B333] &amp; &quot;',&quot; &amp; [$Ciudad.C333] &amp; &quot;),&quot;" office:value-type="string" office:string-value="(17486,'Neira',17)," calcext:value-type="string">
            <text:p>(17486,'Neira',17),</text:p>
          </table:table-cell>
        </table:table-row>
        <table:table-row table:style-name="ro1">
          <table:table-cell table:formula="of:=&quot;(&quot; &amp; [$Ciudad.A334] &amp; &quot;,'&quot; &amp; [$Ciudad.B334] &amp; &quot;',&quot; &amp; [$Ciudad.C334] &amp; &quot;),&quot;" office:value-type="string" office:string-value="(17495,'Norcasia',17)," calcext:value-type="string">
            <text:p>(17495,'Norcasia',17),</text:p>
          </table:table-cell>
        </table:table-row>
        <table:table-row table:style-name="ro1">
          <table:table-cell table:formula="of:=&quot;(&quot; &amp; [$Ciudad.A335] &amp; &quot;,'&quot; &amp; [$Ciudad.B335] &amp; &quot;',&quot; &amp; [$Ciudad.C335] &amp; &quot;),&quot;" office:value-type="string" office:string-value="(17513,'Pácora',17)," calcext:value-type="string">
            <text:p>(17513,'Pácora',17),</text:p>
          </table:table-cell>
        </table:table-row>
        <table:table-row table:style-name="ro1">
          <table:table-cell table:formula="of:=&quot;(&quot; &amp; [$Ciudad.A336] &amp; &quot;,'&quot; &amp; [$Ciudad.B336] &amp; &quot;',&quot; &amp; [$Ciudad.C336] &amp; &quot;),&quot;" office:value-type="string" office:string-value="(17524,'Palestina',17)," calcext:value-type="string">
            <text:p>(17524,'Palestina',17),</text:p>
          </table:table-cell>
        </table:table-row>
        <table:table-row table:style-name="ro1">
          <table:table-cell table:formula="of:=&quot;(&quot; &amp; [$Ciudad.A337] &amp; &quot;,'&quot; &amp; [$Ciudad.B337] &amp; &quot;',&quot; &amp; [$Ciudad.C337] &amp; &quot;),&quot;" office:value-type="string" office:string-value="(17541,'Pensilvania',17)," calcext:value-type="string">
            <text:p>(17541,'Pensilvania',17),</text:p>
          </table:table-cell>
        </table:table-row>
        <table:table-row table:style-name="ro1">
          <table:table-cell table:formula="of:=&quot;(&quot; &amp; [$Ciudad.A338] &amp; &quot;,'&quot; &amp; [$Ciudad.B338] &amp; &quot;',&quot; &amp; [$Ciudad.C338] &amp; &quot;),&quot;" office:value-type="string" office:string-value="(17614,'Riosucio',17)," calcext:value-type="string">
            <text:p>(17614,'Riosucio',17),</text:p>
          </table:table-cell>
        </table:table-row>
        <table:table-row table:style-name="ro1">
          <table:table-cell table:formula="of:=&quot;(&quot; &amp; [$Ciudad.A339] &amp; &quot;,'&quot; &amp; [$Ciudad.B339] &amp; &quot;',&quot; &amp; [$Ciudad.C339] &amp; &quot;),&quot;" office:value-type="string" office:string-value="(17616,'Risaralda',17)," calcext:value-type="string">
            <text:p>(17616,'Risaralda',17),</text:p>
          </table:table-cell>
        </table:table-row>
        <table:table-row table:style-name="ro1">
          <table:table-cell table:formula="of:=&quot;(&quot; &amp; [$Ciudad.A340] &amp; &quot;,'&quot; &amp; [$Ciudad.B340] &amp; &quot;',&quot; &amp; [$Ciudad.C340] &amp; &quot;),&quot;" office:value-type="string" office:string-value="(17653,'Salamina',17)," calcext:value-type="string">
            <text:p>(17653,'Salamina',17),</text:p>
          </table:table-cell>
        </table:table-row>
        <table:table-row table:style-name="ro1">
          <table:table-cell table:formula="of:=&quot;(&quot; &amp; [$Ciudad.A341] &amp; &quot;,'&quot; &amp; [$Ciudad.B341] &amp; &quot;',&quot; &amp; [$Ciudad.C341] &amp; &quot;),&quot;" office:value-type="string" office:string-value="(17662,'Samaná',17)," calcext:value-type="string">
            <text:p>(17662,'Samaná',17),</text:p>
          </table:table-cell>
        </table:table-row>
        <table:table-row table:style-name="ro1">
          <table:table-cell table:formula="of:=&quot;(&quot; &amp; [$Ciudad.A342] &amp; &quot;,'&quot; &amp; [$Ciudad.B342] &amp; &quot;',&quot; &amp; [$Ciudad.C342] &amp; &quot;),&quot;" office:value-type="string" office:string-value="(17665,'San José',17)," calcext:value-type="string">
            <text:p>(17665,'San José',17),</text:p>
          </table:table-cell>
        </table:table-row>
        <table:table-row table:style-name="ro1">
          <table:table-cell table:formula="of:=&quot;(&quot; &amp; [$Ciudad.A343] &amp; &quot;,'&quot; &amp; [$Ciudad.B343] &amp; &quot;',&quot; &amp; [$Ciudad.C343] &amp; &quot;),&quot;" office:value-type="string" office:string-value="(17777,'Supía',17)," calcext:value-type="string">
            <text:p>(17777,'Supía',17),</text:p>
          </table:table-cell>
        </table:table-row>
        <table:table-row table:style-name="ro1">
          <table:table-cell table:formula="of:=&quot;(&quot; &amp; [$Ciudad.A344] &amp; &quot;,'&quot; &amp; [$Ciudad.B344] &amp; &quot;',&quot; &amp; [$Ciudad.C344] &amp; &quot;),&quot;" office:value-type="string" office:string-value="(17867,'Victoria',17)," calcext:value-type="string">
            <text:p>(17867,'Victoria',17),</text:p>
          </table:table-cell>
        </table:table-row>
        <table:table-row table:style-name="ro1">
          <table:table-cell table:formula="of:=&quot;(&quot; &amp; [$Ciudad.A345] &amp; &quot;,'&quot; &amp; [$Ciudad.B345] &amp; &quot;',&quot; &amp; [$Ciudad.C345] &amp; &quot;),&quot;" office:value-type="string" office:string-value="(17873,'Villamaría',17)," calcext:value-type="string">
            <text:p>(17873,'Villamaría',17),</text:p>
          </table:table-cell>
        </table:table-row>
        <table:table-row table:style-name="ro1">
          <table:table-cell table:formula="of:=&quot;(&quot; &amp; [$Ciudad.A346] &amp; &quot;,'&quot; &amp; [$Ciudad.B346] &amp; &quot;',&quot; &amp; [$Ciudad.C346] &amp; &quot;),&quot;" office:value-type="string" office:string-value="(17877,'Viterbo',17)," calcext:value-type="string">
            <text:p>(17877,'Viterbo',17),</text:p>
          </table:table-cell>
        </table:table-row>
        <table:table-row table:style-name="ro1">
          <table:table-cell table:formula="of:=&quot;(&quot; &amp; [$Ciudad.A347] &amp; &quot;,'&quot; &amp; [$Ciudad.B347] &amp; &quot;',&quot; &amp; [$Ciudad.C347] &amp; &quot;),&quot;" office:value-type="string" office:string-value="(18001,'Florencia',18)," calcext:value-type="string">
            <text:p>(18001,'Florencia',18),</text:p>
          </table:table-cell>
        </table:table-row>
        <table:table-row table:style-name="ro1">
          <table:table-cell table:formula="of:=&quot;(&quot; &amp; [$Ciudad.A348] &amp; &quot;,'&quot; &amp; [$Ciudad.B348] &amp; &quot;',&quot; &amp; [$Ciudad.C348] &amp; &quot;),&quot;" office:value-type="string" office:string-value="(18029,'Albania',18)," calcext:value-type="string">
            <text:p>(18029,'Albania',18),</text:p>
          </table:table-cell>
        </table:table-row>
        <table:table-row table:style-name="ro1">
          <table:table-cell table:formula="of:=&quot;(&quot; &amp; [$Ciudad.A349] &amp; &quot;,'&quot; &amp; [$Ciudad.B349] &amp; &quot;',&quot; &amp; [$Ciudad.C349] &amp; &quot;),&quot;" office:value-type="string" office:string-value="(18094,'Belén de Los Andaquies',18)," calcext:value-type="string">
            <text:p>(18094,'Belén de Los Andaquies',18),</text:p>
          </table:table-cell>
        </table:table-row>
        <table:table-row table:style-name="ro1">
          <table:table-cell table:formula="of:=&quot;(&quot; &amp; [$Ciudad.A350] &amp; &quot;,'&quot; &amp; [$Ciudad.B350] &amp; &quot;',&quot; &amp; [$Ciudad.C350] &amp; &quot;),&quot;" office:value-type="string" office:string-value="(18150,'Cartagena del Chairá',18)," calcext:value-type="string">
            <text:p>(18150,'Cartagena del Chairá',18),</text:p>
          </table:table-cell>
        </table:table-row>
        <table:table-row table:style-name="ro1">
          <table:table-cell table:formula="of:=&quot;(&quot; &amp; [$Ciudad.A351] &amp; &quot;,'&quot; &amp; [$Ciudad.B351] &amp; &quot;',&quot; &amp; [$Ciudad.C351] &amp; &quot;),&quot;" office:value-type="string" office:string-value="(18205,'Curillo',18)," calcext:value-type="string">
            <text:p>(18205,'Curillo',18),</text:p>
          </table:table-cell>
        </table:table-row>
        <table:table-row table:style-name="ro1">
          <table:table-cell table:formula="of:=&quot;(&quot; &amp; [$Ciudad.A352] &amp; &quot;,'&quot; &amp; [$Ciudad.B352] &amp; &quot;',&quot; &amp; [$Ciudad.C352] &amp; &quot;),&quot;" office:value-type="string" office:string-value="(18247,'El Doncello',18)," calcext:value-type="string">
            <text:p>(18247,'El Doncello',18),</text:p>
          </table:table-cell>
        </table:table-row>
        <table:table-row table:style-name="ro1">
          <table:table-cell table:formula="of:=&quot;(&quot; &amp; [$Ciudad.A353] &amp; &quot;,'&quot; &amp; [$Ciudad.B353] &amp; &quot;',&quot; &amp; [$Ciudad.C353] &amp; &quot;),&quot;" office:value-type="string" office:string-value="(18256,'El Paujil',18)," calcext:value-type="string">
            <text:p>(18256,'El Paujil',18),</text:p>
          </table:table-cell>
        </table:table-row>
        <table:table-row table:style-name="ro1">
          <table:table-cell table:formula="of:=&quot;(&quot; &amp; [$Ciudad.A354] &amp; &quot;,'&quot; &amp; [$Ciudad.B354] &amp; &quot;',&quot; &amp; [$Ciudad.C354] &amp; &quot;),&quot;" office:value-type="string" office:string-value="(18410,'La Montañita',18)," calcext:value-type="string">
            <text:p>(18410,'La Montañita',18),</text:p>
          </table:table-cell>
        </table:table-row>
        <table:table-row table:style-name="ro1">
          <table:table-cell table:formula="of:=&quot;(&quot; &amp; [$Ciudad.A355] &amp; &quot;,'&quot; &amp; [$Ciudad.B355] &amp; &quot;',&quot; &amp; [$Ciudad.C355] &amp; &quot;),&quot;" office:value-type="string" office:string-value="(18460,'Milán',18)," calcext:value-type="string">
            <text:p>(18460,'Milán',18),</text:p>
          </table:table-cell>
        </table:table-row>
        <table:table-row table:style-name="ro1">
          <table:table-cell table:formula="of:=&quot;(&quot; &amp; [$Ciudad.A356] &amp; &quot;,'&quot; &amp; [$Ciudad.B356] &amp; &quot;',&quot; &amp; [$Ciudad.C356] &amp; &quot;),&quot;" office:value-type="string" office:string-value="(18479,'Morelia',18)," calcext:value-type="string">
            <text:p>(18479,'Morelia',18),</text:p>
          </table:table-cell>
        </table:table-row>
        <table:table-row table:style-name="ro1">
          <table:table-cell table:formula="of:=&quot;(&quot; &amp; [$Ciudad.A357] &amp; &quot;,'&quot; &amp; [$Ciudad.B357] &amp; &quot;',&quot; &amp; [$Ciudad.C357] &amp; &quot;),&quot;" office:value-type="string" office:string-value="(18592,'Puerto Rico',18)," calcext:value-type="string">
            <text:p>(18592,'Puerto Rico',18),</text:p>
          </table:table-cell>
        </table:table-row>
        <table:table-row table:style-name="ro1">
          <table:table-cell table:formula="of:=&quot;(&quot; &amp; [$Ciudad.A358] &amp; &quot;,'&quot; &amp; [$Ciudad.B358] &amp; &quot;',&quot; &amp; [$Ciudad.C358] &amp; &quot;),&quot;" office:value-type="string" office:string-value="(18610,'San José del Fragua',18)," calcext:value-type="string">
            <text:p>(18610,'San José del Fragua',18),</text:p>
          </table:table-cell>
        </table:table-row>
        <table:table-row table:style-name="ro1">
          <table:table-cell table:formula="of:=&quot;(&quot; &amp; [$Ciudad.A359] &amp; &quot;,'&quot; &amp; [$Ciudad.B359] &amp; &quot;',&quot; &amp; [$Ciudad.C359] &amp; &quot;),&quot;" office:value-type="string" office:string-value="(18753,'San Vicente del Caguán',18)," calcext:value-type="string">
            <text:p>(18753,'San Vicente del Caguán',18),</text:p>
          </table:table-cell>
        </table:table-row>
        <table:table-row table:style-name="ro1">
          <table:table-cell table:formula="of:=&quot;(&quot; &amp; [$Ciudad.A360] &amp; &quot;,'&quot; &amp; [$Ciudad.B360] &amp; &quot;',&quot; &amp; [$Ciudad.C360] &amp; &quot;),&quot;" office:value-type="string" office:string-value="(18756,'Solano',18)," calcext:value-type="string">
            <text:p>(18756,'Solano',18),</text:p>
          </table:table-cell>
        </table:table-row>
        <table:table-row table:style-name="ro1">
          <table:table-cell table:formula="of:=&quot;(&quot; &amp; [$Ciudad.A361] &amp; &quot;,'&quot; &amp; [$Ciudad.B361] &amp; &quot;',&quot; &amp; [$Ciudad.C361] &amp; &quot;),&quot;" office:value-type="string" office:string-value="(18785,'Solita',18)," calcext:value-type="string">
            <text:p>(18785,'Solita',18),</text:p>
          </table:table-cell>
        </table:table-row>
        <table:table-row table:style-name="ro1">
          <table:table-cell table:formula="of:=&quot;(&quot; &amp; [$Ciudad.A362] &amp; &quot;,'&quot; &amp; [$Ciudad.B362] &amp; &quot;',&quot; &amp; [$Ciudad.C362] &amp; &quot;),&quot;" office:value-type="string" office:string-value="(18860,'Valparaíso',18)," calcext:value-type="string">
            <text:p>(18860,'Valparaíso',18),</text:p>
          </table:table-cell>
        </table:table-row>
        <table:table-row table:style-name="ro1">
          <table:table-cell table:formula="of:=&quot;(&quot; &amp; [$Ciudad.A363] &amp; &quot;,'&quot; &amp; [$Ciudad.B363] &amp; &quot;',&quot; &amp; [$Ciudad.C363] &amp; &quot;),&quot;" office:value-type="string" office:string-value="(19001,'Popayán',19)," calcext:value-type="string">
            <text:p>(19001,'Popayán',19),</text:p>
          </table:table-cell>
        </table:table-row>
        <table:table-row table:style-name="ro1">
          <table:table-cell table:formula="of:=&quot;(&quot; &amp; [$Ciudad.A364] &amp; &quot;,'&quot; &amp; [$Ciudad.B364] &amp; &quot;',&quot; &amp; [$Ciudad.C364] &amp; &quot;),&quot;" office:value-type="string" office:string-value="(19022,'Almaguer',19)," calcext:value-type="string">
            <text:p>(19022,'Almaguer',19),</text:p>
          </table:table-cell>
        </table:table-row>
        <table:table-row table:style-name="ro1">
          <table:table-cell table:formula="of:=&quot;(&quot; &amp; [$Ciudad.A365] &amp; &quot;,'&quot; &amp; [$Ciudad.B365] &amp; &quot;',&quot; &amp; [$Ciudad.C365] &amp; &quot;),&quot;" office:value-type="string" office:string-value="(19050,'Argelia',19)," calcext:value-type="string">
            <text:p>(19050,'Argelia',19),</text:p>
          </table:table-cell>
        </table:table-row>
        <table:table-row table:style-name="ro1">
          <table:table-cell table:formula="of:=&quot;(&quot; &amp; [$Ciudad.A366] &amp; &quot;,'&quot; &amp; [$Ciudad.B366] &amp; &quot;',&quot; &amp; [$Ciudad.C366] &amp; &quot;),&quot;" office:value-type="string" office:string-value="(19075,'Balboa',19)," calcext:value-type="string">
            <text:p>(19075,'Balboa',19),</text:p>
          </table:table-cell>
        </table:table-row>
        <table:table-row table:style-name="ro1">
          <table:table-cell table:formula="of:=&quot;(&quot; &amp; [$Ciudad.A367] &amp; &quot;,'&quot; &amp; [$Ciudad.B367] &amp; &quot;',&quot; &amp; [$Ciudad.C367] &amp; &quot;),&quot;" office:value-type="string" office:string-value="(19100,'Bolívar',19)," calcext:value-type="string">
            <text:p>(19100,'Bolívar',19),</text:p>
          </table:table-cell>
        </table:table-row>
        <table:table-row table:style-name="ro1">
          <table:table-cell table:formula="of:=&quot;(&quot; &amp; [$Ciudad.A368] &amp; &quot;,'&quot; &amp; [$Ciudad.B368] &amp; &quot;',&quot; &amp; [$Ciudad.C368] &amp; &quot;),&quot;" office:value-type="string" office:string-value="(19110,'Buenos Aires',19)," calcext:value-type="string">
            <text:p>(19110,'Buenos Aires',19),</text:p>
          </table:table-cell>
        </table:table-row>
        <table:table-row table:style-name="ro1">
          <table:table-cell table:formula="of:=&quot;(&quot; &amp; [$Ciudad.A369] &amp; &quot;,'&quot; &amp; [$Ciudad.B369] &amp; &quot;',&quot; &amp; [$Ciudad.C369] &amp; &quot;),&quot;" office:value-type="string" office:string-value="(19130,'Cajibío',19)," calcext:value-type="string">
            <text:p>(19130,'Cajibío',19),</text:p>
          </table:table-cell>
        </table:table-row>
        <table:table-row table:style-name="ro1">
          <table:table-cell table:formula="of:=&quot;(&quot; &amp; [$Ciudad.A370] &amp; &quot;,'&quot; &amp; [$Ciudad.B370] &amp; &quot;',&quot; &amp; [$Ciudad.C370] &amp; &quot;),&quot;" office:value-type="string" office:string-value="(19137,'Caldono',19)," calcext:value-type="string">
            <text:p>(19137,'Caldono',19),</text:p>
          </table:table-cell>
        </table:table-row>
        <table:table-row table:style-name="ro1">
          <table:table-cell table:formula="of:=&quot;(&quot; &amp; [$Ciudad.A371] &amp; &quot;,'&quot; &amp; [$Ciudad.B371] &amp; &quot;',&quot; &amp; [$Ciudad.C371] &amp; &quot;),&quot;" office:value-type="string" office:string-value="(19142,'Caloto',19)," calcext:value-type="string">
            <text:p>(19142,'Caloto',19),</text:p>
          </table:table-cell>
        </table:table-row>
        <table:table-row table:style-name="ro1">
          <table:table-cell table:formula="of:=&quot;(&quot; &amp; [$Ciudad.A372] &amp; &quot;,'&quot; &amp; [$Ciudad.B372] &amp; &quot;',&quot; &amp; [$Ciudad.C372] &amp; &quot;),&quot;" office:value-type="string" office:string-value="(19212,'Corinto',19)," calcext:value-type="string">
            <text:p>(19212,'Corinto',19),</text:p>
          </table:table-cell>
        </table:table-row>
        <table:table-row table:style-name="ro1">
          <table:table-cell table:formula="of:=&quot;(&quot; &amp; [$Ciudad.A373] &amp; &quot;,'&quot; &amp; [$Ciudad.B373] &amp; &quot;',&quot; &amp; [$Ciudad.C373] &amp; &quot;),&quot;" office:value-type="string" office:string-value="(19256,'El Tambo',19)," calcext:value-type="string">
            <text:p>(19256,'El Tambo',19),</text:p>
          </table:table-cell>
        </table:table-row>
        <table:table-row table:style-name="ro1">
          <table:table-cell table:formula="of:=&quot;(&quot; &amp; [$Ciudad.A374] &amp; &quot;,'&quot; &amp; [$Ciudad.B374] &amp; &quot;',&quot; &amp; [$Ciudad.C374] &amp; &quot;),&quot;" office:value-type="string" office:string-value="(19290,'Florencia',19)," calcext:value-type="string">
            <text:p>(19290,'Florencia',19),</text:p>
          </table:table-cell>
        </table:table-row>
        <table:table-row table:style-name="ro1">
          <table:table-cell table:formula="of:=&quot;(&quot; &amp; [$Ciudad.A375] &amp; &quot;,'&quot; &amp; [$Ciudad.B375] &amp; &quot;',&quot; &amp; [$Ciudad.C375] &amp; &quot;),&quot;" office:value-type="string" office:string-value="(19300,'Guachené',19)," calcext:value-type="string">
            <text:p>(19300,'Guachené',19),</text:p>
          </table:table-cell>
        </table:table-row>
        <table:table-row table:style-name="ro1">
          <table:table-cell table:formula="of:=&quot;(&quot; &amp; [$Ciudad.A376] &amp; &quot;,'&quot; &amp; [$Ciudad.B376] &amp; &quot;',&quot; &amp; [$Ciudad.C376] &amp; &quot;),&quot;" office:value-type="string" office:string-value="(19318,'Guapi',19)," calcext:value-type="string">
            <text:p>(19318,'Guapi',19),</text:p>
          </table:table-cell>
        </table:table-row>
        <table:table-row table:style-name="ro1">
          <table:table-cell table:formula="of:=&quot;(&quot; &amp; [$Ciudad.A377] &amp; &quot;,'&quot; &amp; [$Ciudad.B377] &amp; &quot;',&quot; &amp; [$Ciudad.C377] &amp; &quot;),&quot;" office:value-type="string" office:string-value="(19355,'Inzá',19)," calcext:value-type="string">
            <text:p>(19355,'Inzá',19),</text:p>
          </table:table-cell>
        </table:table-row>
        <table:table-row table:style-name="ro1">
          <table:table-cell table:formula="of:=&quot;(&quot; &amp; [$Ciudad.A378] &amp; &quot;,'&quot; &amp; [$Ciudad.B378] &amp; &quot;',&quot; &amp; [$Ciudad.C378] &amp; &quot;),&quot;" office:value-type="string" office:string-value="(19364,'Jambaló',19)," calcext:value-type="string">
            <text:p>(19364,'Jambaló',19),</text:p>
          </table:table-cell>
        </table:table-row>
        <table:table-row table:style-name="ro1">
          <table:table-cell table:formula="of:=&quot;(&quot; &amp; [$Ciudad.A379] &amp; &quot;,'&quot; &amp; [$Ciudad.B379] &amp; &quot;',&quot; &amp; [$Ciudad.C379] &amp; &quot;),&quot;" office:value-type="string" office:string-value="(19392,'La Sierra',19)," calcext:value-type="string">
            <text:p>(19392,'La Sierra',19),</text:p>
          </table:table-cell>
        </table:table-row>
        <table:table-row table:style-name="ro1">
          <table:table-cell table:formula="of:=&quot;(&quot; &amp; [$Ciudad.A380] &amp; &quot;,'&quot; &amp; [$Ciudad.B380] &amp; &quot;',&quot; &amp; [$Ciudad.C380] &amp; &quot;),&quot;" office:value-type="string" office:string-value="(19397,'La Vega',19)," calcext:value-type="string">
            <text:p>(19397,'La Vega',19),</text:p>
          </table:table-cell>
        </table:table-row>
        <table:table-row table:style-name="ro1">
          <table:table-cell table:formula="of:=&quot;(&quot; &amp; [$Ciudad.A381] &amp; &quot;,'&quot; &amp; [$Ciudad.B381] &amp; &quot;',&quot; &amp; [$Ciudad.C381] &amp; &quot;),&quot;" office:value-type="string" office:string-value="(19418,'López',19)," calcext:value-type="string">
            <text:p>(19418,'López',19),</text:p>
          </table:table-cell>
        </table:table-row>
        <table:table-row table:style-name="ro1">
          <table:table-cell table:formula="of:=&quot;(&quot; &amp; [$Ciudad.A382] &amp; &quot;,'&quot; &amp; [$Ciudad.B382] &amp; &quot;',&quot; &amp; [$Ciudad.C382] &amp; &quot;),&quot;" office:value-type="string" office:string-value="(19450,'Mercaderes',19)," calcext:value-type="string">
            <text:p>(19450,'Mercaderes',19),</text:p>
          </table:table-cell>
        </table:table-row>
        <table:table-row table:style-name="ro1">
          <table:table-cell table:formula="of:=&quot;(&quot; &amp; [$Ciudad.A383] &amp; &quot;,'&quot; &amp; [$Ciudad.B383] &amp; &quot;',&quot; &amp; [$Ciudad.C383] &amp; &quot;),&quot;" office:value-type="string" office:string-value="(19455,'Miranda',19)," calcext:value-type="string">
            <text:p>(19455,'Miranda',19),</text:p>
          </table:table-cell>
        </table:table-row>
        <table:table-row table:style-name="ro1">
          <table:table-cell table:formula="of:=&quot;(&quot; &amp; [$Ciudad.A384] &amp; &quot;,'&quot; &amp; [$Ciudad.B384] &amp; &quot;',&quot; &amp; [$Ciudad.C384] &amp; &quot;),&quot;" office:value-type="string" office:string-value="(19473,'Morales',19)," calcext:value-type="string">
            <text:p>(19473,'Morales',19),</text:p>
          </table:table-cell>
        </table:table-row>
        <table:table-row table:style-name="ro1">
          <table:table-cell table:formula="of:=&quot;(&quot; &amp; [$Ciudad.A385] &amp; &quot;,'&quot; &amp; [$Ciudad.B385] &amp; &quot;',&quot; &amp; [$Ciudad.C385] &amp; &quot;),&quot;" office:value-type="string" office:string-value="(19513,'Padilla',19)," calcext:value-type="string">
            <text:p>(19513,'Padilla',19),</text:p>
          </table:table-cell>
        </table:table-row>
        <table:table-row table:style-name="ro1">
          <table:table-cell table:formula="of:=&quot;(&quot; &amp; [$Ciudad.A386] &amp; &quot;,'&quot; &amp; [$Ciudad.B386] &amp; &quot;',&quot; &amp; [$Ciudad.C386] &amp; &quot;),&quot;" office:value-type="string" office:string-value="(19517,'Páez',19)," calcext:value-type="string">
            <text:p>(19517,'Páez',19),</text:p>
          </table:table-cell>
        </table:table-row>
        <table:table-row table:style-name="ro1">
          <table:table-cell table:formula="of:=&quot;(&quot; &amp; [$Ciudad.A387] &amp; &quot;,'&quot; &amp; [$Ciudad.B387] &amp; &quot;',&quot; &amp; [$Ciudad.C387] &amp; &quot;),&quot;" office:value-type="string" office:string-value="(19532,'Patía',19)," calcext:value-type="string">
            <text:p>(19532,'Patía',19),</text:p>
          </table:table-cell>
        </table:table-row>
        <table:table-row table:style-name="ro1">
          <table:table-cell table:formula="of:=&quot;(&quot; &amp; [$Ciudad.A388] &amp; &quot;,'&quot; &amp; [$Ciudad.B388] &amp; &quot;',&quot; &amp; [$Ciudad.C388] &amp; &quot;),&quot;" office:value-type="string" office:string-value="(19533,'Piamonte',19)," calcext:value-type="string">
            <text:p>(19533,'Piamonte',19),</text:p>
          </table:table-cell>
        </table:table-row>
        <table:table-row table:style-name="ro1">
          <table:table-cell table:formula="of:=&quot;(&quot; &amp; [$Ciudad.A389] &amp; &quot;,'&quot; &amp; [$Ciudad.B389] &amp; &quot;',&quot; &amp; [$Ciudad.C389] &amp; &quot;),&quot;" office:value-type="string" office:string-value="(19548,'Piendamó',19)," calcext:value-type="string">
            <text:p>(19548,'Piendamó',19),</text:p>
          </table:table-cell>
        </table:table-row>
        <table:table-row table:style-name="ro1">
          <table:table-cell table:formula="of:=&quot;(&quot; &amp; [$Ciudad.A390] &amp; &quot;,'&quot; &amp; [$Ciudad.B390] &amp; &quot;',&quot; &amp; [$Ciudad.C390] &amp; &quot;),&quot;" office:value-type="string" office:string-value="(19573,'Puerto Tejada',19)," calcext:value-type="string">
            <text:p>(19573,'Puerto Tejada',19),</text:p>
          </table:table-cell>
        </table:table-row>
        <table:table-row table:style-name="ro1">
          <table:table-cell table:formula="of:=&quot;(&quot; &amp; [$Ciudad.A391] &amp; &quot;,'&quot; &amp; [$Ciudad.B391] &amp; &quot;',&quot; &amp; [$Ciudad.C391] &amp; &quot;),&quot;" office:value-type="string" office:string-value="(19585,'Puracé',19)," calcext:value-type="string">
            <text:p>(19585,'Puracé',19),</text:p>
          </table:table-cell>
        </table:table-row>
        <table:table-row table:style-name="ro1">
          <table:table-cell table:formula="of:=&quot;(&quot; &amp; [$Ciudad.A392] &amp; &quot;,'&quot; &amp; [$Ciudad.B392] &amp; &quot;',&quot; &amp; [$Ciudad.C392] &amp; &quot;),&quot;" office:value-type="string" office:string-value="(19622,'Rosas',19)," calcext:value-type="string">
            <text:p>(19622,'Rosas',19),</text:p>
          </table:table-cell>
        </table:table-row>
        <table:table-row table:style-name="ro1">
          <table:table-cell table:formula="of:=&quot;(&quot; &amp; [$Ciudad.A393] &amp; &quot;,'&quot; &amp; [$Ciudad.B393] &amp; &quot;',&quot; &amp; [$Ciudad.C393] &amp; &quot;),&quot;" office:value-type="string" office:string-value="(19693,'San Sebastián',19)," calcext:value-type="string">
            <text:p>(19693,'San Sebastián',19),</text:p>
          </table:table-cell>
        </table:table-row>
        <table:table-row table:style-name="ro1">
          <table:table-cell table:formula="of:=&quot;(&quot; &amp; [$Ciudad.A394] &amp; &quot;,'&quot; &amp; [$Ciudad.B394] &amp; &quot;',&quot; &amp; [$Ciudad.C394] &amp; &quot;),&quot;" office:value-type="string" office:string-value="(19698,'Santander de Quilichao',19)," calcext:value-type="string">
            <text:p>(19698,'Santander de Quilichao',19),</text:p>
          </table:table-cell>
        </table:table-row>
        <table:table-row table:style-name="ro1">
          <table:table-cell table:formula="of:=&quot;(&quot; &amp; [$Ciudad.A395] &amp; &quot;,'&quot; &amp; [$Ciudad.B395] &amp; &quot;',&quot; &amp; [$Ciudad.C395] &amp; &quot;),&quot;" office:value-type="string" office:string-value="(19701,'Santa Rosa',19)," calcext:value-type="string">
            <text:p>(19701,'Santa Rosa',19),</text:p>
          </table:table-cell>
        </table:table-row>
        <table:table-row table:style-name="ro1">
          <table:table-cell table:formula="of:=&quot;(&quot; &amp; [$Ciudad.A396] &amp; &quot;,'&quot; &amp; [$Ciudad.B396] &amp; &quot;',&quot; &amp; [$Ciudad.C396] &amp; &quot;),&quot;" office:value-type="string" office:string-value="(19743,'Silvia',19)," calcext:value-type="string">
            <text:p>(19743,'Silvia',19),</text:p>
          </table:table-cell>
        </table:table-row>
        <table:table-row table:style-name="ro1">
          <table:table-cell table:formula="of:=&quot;(&quot; &amp; [$Ciudad.A397] &amp; &quot;,'&quot; &amp; [$Ciudad.B397] &amp; &quot;',&quot; &amp; [$Ciudad.C397] &amp; &quot;),&quot;" office:value-type="string" office:string-value="(19760,'Sotara',19)," calcext:value-type="string">
            <text:p>(19760,'Sotara',19),</text:p>
          </table:table-cell>
        </table:table-row>
        <table:table-row table:style-name="ro1">
          <table:table-cell table:formula="of:=&quot;(&quot; &amp; [$Ciudad.A398] &amp; &quot;,'&quot; &amp; [$Ciudad.B398] &amp; &quot;',&quot; &amp; [$Ciudad.C398] &amp; &quot;),&quot;" office:value-type="string" office:string-value="(19780,'Suárez',19)," calcext:value-type="string">
            <text:p>(19780,'Suárez',19),</text:p>
          </table:table-cell>
        </table:table-row>
        <table:table-row table:style-name="ro1">
          <table:table-cell table:formula="of:=&quot;(&quot; &amp; [$Ciudad.A399] &amp; &quot;,'&quot; &amp; [$Ciudad.B399] &amp; &quot;',&quot; &amp; [$Ciudad.C399] &amp; &quot;),&quot;" office:value-type="string" office:string-value="(19785,'Sucre',19)," calcext:value-type="string">
            <text:p>(19785,'Sucre',19),</text:p>
          </table:table-cell>
        </table:table-row>
        <table:table-row table:style-name="ro1">
          <table:table-cell table:formula="of:=&quot;(&quot; &amp; [$Ciudad.A400] &amp; &quot;,'&quot; &amp; [$Ciudad.B400] &amp; &quot;',&quot; &amp; [$Ciudad.C400] &amp; &quot;),&quot;" office:value-type="string" office:string-value="(19807,'Timbío',19)," calcext:value-type="string">
            <text:p>(19807,'Timbío',19),</text:p>
          </table:table-cell>
        </table:table-row>
        <table:table-row table:style-name="ro1">
          <table:table-cell table:formula="of:=&quot;(&quot; &amp; [$Ciudad.A401] &amp; &quot;,'&quot; &amp; [$Ciudad.B401] &amp; &quot;',&quot; &amp; [$Ciudad.C401] &amp; &quot;),&quot;" office:value-type="string" office:string-value="(19809,'Timbiquí',19)," calcext:value-type="string">
            <text:p>(19809,'Timbiquí',19),</text:p>
          </table:table-cell>
        </table:table-row>
        <table:table-row table:style-name="ro1">
          <table:table-cell table:formula="of:=&quot;(&quot; &amp; [$Ciudad.A402] &amp; &quot;,'&quot; &amp; [$Ciudad.B402] &amp; &quot;',&quot; &amp; [$Ciudad.C402] &amp; &quot;),&quot;" office:value-type="string" office:string-value="(19821,'Toribio',19)," calcext:value-type="string">
            <text:p>(19821,'Toribio',19),</text:p>
          </table:table-cell>
        </table:table-row>
        <table:table-row table:style-name="ro1">
          <table:table-cell table:formula="of:=&quot;(&quot; &amp; [$Ciudad.A403] &amp; &quot;,'&quot; &amp; [$Ciudad.B403] &amp; &quot;',&quot; &amp; [$Ciudad.C403] &amp; &quot;),&quot;" office:value-type="string" office:string-value="(19824,'Totoró',19)," calcext:value-type="string">
            <text:p>(19824,'Totoró',19),</text:p>
          </table:table-cell>
        </table:table-row>
        <table:table-row table:style-name="ro1">
          <table:table-cell table:formula="of:=&quot;(&quot; &amp; [$Ciudad.A404] &amp; &quot;,'&quot; &amp; [$Ciudad.B404] &amp; &quot;',&quot; &amp; [$Ciudad.C404] &amp; &quot;),&quot;" office:value-type="string" office:string-value="(19845,'Villa Rica',19)," calcext:value-type="string">
            <text:p>(19845,'Villa Rica',19),</text:p>
          </table:table-cell>
        </table:table-row>
        <table:table-row table:style-name="ro1">
          <table:table-cell table:formula="of:=&quot;(&quot; &amp; [$Ciudad.A405] &amp; &quot;,'&quot; &amp; [$Ciudad.B405] &amp; &quot;',&quot; &amp; [$Ciudad.C405] &amp; &quot;),&quot;" office:value-type="string" office:string-value="(20001,'Valledupar',20)," calcext:value-type="string">
            <text:p>(20001,'Valledupar',20),</text:p>
          </table:table-cell>
        </table:table-row>
        <table:table-row table:style-name="ro1">
          <table:table-cell table:formula="of:=&quot;(&quot; &amp; [$Ciudad.A406] &amp; &quot;,'&quot; &amp; [$Ciudad.B406] &amp; &quot;',&quot; &amp; [$Ciudad.C406] &amp; &quot;),&quot;" office:value-type="string" office:string-value="(20011,'Aguachica',20)," calcext:value-type="string">
            <text:p>(20011,'Aguachica',20),</text:p>
          </table:table-cell>
        </table:table-row>
        <table:table-row table:style-name="ro1">
          <table:table-cell table:formula="of:=&quot;(&quot; &amp; [$Ciudad.A407] &amp; &quot;,'&quot; &amp; [$Ciudad.B407] &amp; &quot;',&quot; &amp; [$Ciudad.C407] &amp; &quot;),&quot;" office:value-type="string" office:string-value="(20013,'Agustín Codazzi',20)," calcext:value-type="string">
            <text:p>(20013,'Agustín Codazzi',20),</text:p>
          </table:table-cell>
        </table:table-row>
        <table:table-row table:style-name="ro1">
          <table:table-cell table:formula="of:=&quot;(&quot; &amp; [$Ciudad.A408] &amp; &quot;,'&quot; &amp; [$Ciudad.B408] &amp; &quot;',&quot; &amp; [$Ciudad.C408] &amp; &quot;),&quot;" office:value-type="string" office:string-value="(20032,'Astrea',20)," calcext:value-type="string">
            <text:p>(20032,'Astrea',20),</text:p>
          </table:table-cell>
        </table:table-row>
        <table:table-row table:style-name="ro1">
          <table:table-cell table:formula="of:=&quot;(&quot; &amp; [$Ciudad.A409] &amp; &quot;,'&quot; &amp; [$Ciudad.B409] &amp; &quot;',&quot; &amp; [$Ciudad.C409] &amp; &quot;),&quot;" office:value-type="string" office:string-value="(20045,'Becerril',20)," calcext:value-type="string">
            <text:p>(20045,'Becerril',20),</text:p>
          </table:table-cell>
        </table:table-row>
        <table:table-row table:style-name="ro1">
          <table:table-cell table:formula="of:=&quot;(&quot; &amp; [$Ciudad.A410] &amp; &quot;,'&quot; &amp; [$Ciudad.B410] &amp; &quot;',&quot; &amp; [$Ciudad.C410] &amp; &quot;),&quot;" office:value-type="string" office:string-value="(20060,'Bosconia',20)," calcext:value-type="string">
            <text:p>(20060,'Bosconia',20),</text:p>
          </table:table-cell>
        </table:table-row>
        <table:table-row table:style-name="ro1">
          <table:table-cell table:formula="of:=&quot;(&quot; &amp; [$Ciudad.A411] &amp; &quot;,'&quot; &amp; [$Ciudad.B411] &amp; &quot;',&quot; &amp; [$Ciudad.C411] &amp; &quot;),&quot;" office:value-type="string" office:string-value="(20175,'Chimichagua',20)," calcext:value-type="string">
            <text:p>(20175,'Chimichagua',20),</text:p>
          </table:table-cell>
        </table:table-row>
        <table:table-row table:style-name="ro1">
          <table:table-cell table:formula="of:=&quot;(&quot; &amp; [$Ciudad.A412] &amp; &quot;,'&quot; &amp; [$Ciudad.B412] &amp; &quot;',&quot; &amp; [$Ciudad.C412] &amp; &quot;),&quot;" office:value-type="string" office:string-value="(20178,'Chiriguaná',20)," calcext:value-type="string">
            <text:p>(20178,'Chiriguaná',20),</text:p>
          </table:table-cell>
        </table:table-row>
        <table:table-row table:style-name="ro1">
          <table:table-cell table:formula="of:=&quot;(&quot; &amp; [$Ciudad.A413] &amp; &quot;,'&quot; &amp; [$Ciudad.B413] &amp; &quot;',&quot; &amp; [$Ciudad.C413] &amp; &quot;),&quot;" office:value-type="string" office:string-value="(20228,'Curumaní',20)," calcext:value-type="string">
            <text:p>(20228,'Curumaní',20),</text:p>
          </table:table-cell>
        </table:table-row>
        <table:table-row table:style-name="ro1">
          <table:table-cell table:formula="of:=&quot;(&quot; &amp; [$Ciudad.A414] &amp; &quot;,'&quot; &amp; [$Ciudad.B414] &amp; &quot;',&quot; &amp; [$Ciudad.C414] &amp; &quot;),&quot;" office:value-type="string" office:string-value="(20238,'El Copey',20)," calcext:value-type="string">
            <text:p>(20238,'El Copey',20),</text:p>
          </table:table-cell>
        </table:table-row>
        <table:table-row table:style-name="ro1">
          <table:table-cell table:formula="of:=&quot;(&quot; &amp; [$Ciudad.A415] &amp; &quot;,'&quot; &amp; [$Ciudad.B415] &amp; &quot;',&quot; &amp; [$Ciudad.C415] &amp; &quot;),&quot;" office:value-type="string" office:string-value="(20250,'El Paso',20)," calcext:value-type="string">
            <text:p>(20250,'El Paso',20),</text:p>
          </table:table-cell>
        </table:table-row>
        <table:table-row table:style-name="ro1">
          <table:table-cell table:formula="of:=&quot;(&quot; &amp; [$Ciudad.A416] &amp; &quot;,'&quot; &amp; [$Ciudad.B416] &amp; &quot;',&quot; &amp; [$Ciudad.C416] &amp; &quot;),&quot;" office:value-type="string" office:string-value="(20295,'Gamarra',20)," calcext:value-type="string">
            <text:p>(20295,'Gamarra',20),</text:p>
          </table:table-cell>
        </table:table-row>
        <table:table-row table:style-name="ro1">
          <table:table-cell table:formula="of:=&quot;(&quot; &amp; [$Ciudad.A417] &amp; &quot;,'&quot; &amp; [$Ciudad.B417] &amp; &quot;',&quot; &amp; [$Ciudad.C417] &amp; &quot;),&quot;" office:value-type="string" office:string-value="(20310,'González',20)," calcext:value-type="string">
            <text:p>(20310,'González',20),</text:p>
          </table:table-cell>
        </table:table-row>
        <table:table-row table:style-name="ro1">
          <table:table-cell table:formula="of:=&quot;(&quot; &amp; [$Ciudad.A418] &amp; &quot;,'&quot; &amp; [$Ciudad.B418] &amp; &quot;',&quot; &amp; [$Ciudad.C418] &amp; &quot;),&quot;" office:value-type="string" office:string-value="(20383,'La Gloria',20)," calcext:value-type="string">
            <text:p>(20383,'La Gloria',20),</text:p>
          </table:table-cell>
        </table:table-row>
        <table:table-row table:style-name="ro1">
          <table:table-cell table:formula="of:=&quot;(&quot; &amp; [$Ciudad.A419] &amp; &quot;,'&quot; &amp; [$Ciudad.B419] &amp; &quot;',&quot; &amp; [$Ciudad.C419] &amp; &quot;),&quot;" office:value-type="string" office:string-value="(20400,'La Jagua de Ibirico',20)," calcext:value-type="string">
            <text:p>(20400,'La Jagua de Ibirico',20),</text:p>
          </table:table-cell>
        </table:table-row>
        <table:table-row table:style-name="ro1">
          <table:table-cell table:formula="of:=&quot;(&quot; &amp; [$Ciudad.A420] &amp; &quot;,'&quot; &amp; [$Ciudad.B420] &amp; &quot;',&quot; &amp; [$Ciudad.C420] &amp; &quot;),&quot;" office:value-type="string" office:string-value="(20443,'Manaure',20)," calcext:value-type="string">
            <text:p>(20443,'Manaure',20),</text:p>
          </table:table-cell>
        </table:table-row>
        <table:table-row table:style-name="ro1">
          <table:table-cell table:formula="of:=&quot;(&quot; &amp; [$Ciudad.A421] &amp; &quot;,'&quot; &amp; [$Ciudad.B421] &amp; &quot;',&quot; &amp; [$Ciudad.C421] &amp; &quot;),&quot;" office:value-type="string" office:string-value="(20517,'Pailitas',20)," calcext:value-type="string">
            <text:p>(20517,'Pailitas',20),</text:p>
          </table:table-cell>
        </table:table-row>
        <table:table-row table:style-name="ro1">
          <table:table-cell table:formula="of:=&quot;(&quot; &amp; [$Ciudad.A422] &amp; &quot;,'&quot; &amp; [$Ciudad.B422] &amp; &quot;',&quot; &amp; [$Ciudad.C422] &amp; &quot;),&quot;" office:value-type="string" office:string-value="(20550,'Pelaya',20)," calcext:value-type="string">
            <text:p>(20550,'Pelaya',20),</text:p>
          </table:table-cell>
        </table:table-row>
        <table:table-row table:style-name="ro1">
          <table:table-cell table:formula="of:=&quot;(&quot; &amp; [$Ciudad.A423] &amp; &quot;,'&quot; &amp; [$Ciudad.B423] &amp; &quot;',&quot; &amp; [$Ciudad.C423] &amp; &quot;),&quot;" office:value-type="string" office:string-value="(20570,'Pueblo Bello',20)," calcext:value-type="string">
            <text:p>(20570,'Pueblo Bello',20),</text:p>
          </table:table-cell>
        </table:table-row>
        <table:table-row table:style-name="ro1">
          <table:table-cell table:formula="of:=&quot;(&quot; &amp; [$Ciudad.A424] &amp; &quot;,'&quot; &amp; [$Ciudad.B424] &amp; &quot;',&quot; &amp; [$Ciudad.C424] &amp; &quot;),&quot;" office:value-type="string" office:string-value="(20614,'Río de Oro',20)," calcext:value-type="string">
            <text:p>(20614,'Río de Oro',20),</text:p>
          </table:table-cell>
        </table:table-row>
        <table:table-row table:style-name="ro1">
          <table:table-cell table:formula="of:=&quot;(&quot; &amp; [$Ciudad.A425] &amp; &quot;,'&quot; &amp; [$Ciudad.B425] &amp; &quot;',&quot; &amp; [$Ciudad.C425] &amp; &quot;),&quot;" office:value-type="string" office:string-value="(20621,'La Paz',20)," calcext:value-type="string">
            <text:p>(20621,'La Paz',20),</text:p>
          </table:table-cell>
        </table:table-row>
        <table:table-row table:style-name="ro1">
          <table:table-cell table:formula="of:=&quot;(&quot; &amp; [$Ciudad.A426] &amp; &quot;,'&quot; &amp; [$Ciudad.B426] &amp; &quot;',&quot; &amp; [$Ciudad.C426] &amp; &quot;),&quot;" office:value-type="string" office:string-value="(20710,'San Alberto',20)," calcext:value-type="string">
            <text:p>(20710,'San Alberto',20),</text:p>
          </table:table-cell>
        </table:table-row>
        <table:table-row table:style-name="ro1">
          <table:table-cell table:formula="of:=&quot;(&quot; &amp; [$Ciudad.A427] &amp; &quot;,'&quot; &amp; [$Ciudad.B427] &amp; &quot;',&quot; &amp; [$Ciudad.C427] &amp; &quot;),&quot;" office:value-type="string" office:string-value="(20750,'San Diego',20)," calcext:value-type="string">
            <text:p>(20750,'San Diego',20),</text:p>
          </table:table-cell>
        </table:table-row>
        <table:table-row table:style-name="ro1">
          <table:table-cell table:formula="of:=&quot;(&quot; &amp; [$Ciudad.A428] &amp; &quot;,'&quot; &amp; [$Ciudad.B428] &amp; &quot;',&quot; &amp; [$Ciudad.C428] &amp; &quot;),&quot;" office:value-type="string" office:string-value="(20770,'San Martín',20)," calcext:value-type="string">
            <text:p>(20770,'San Martín',20),</text:p>
          </table:table-cell>
        </table:table-row>
        <table:table-row table:style-name="ro1">
          <table:table-cell table:formula="of:=&quot;(&quot; &amp; [$Ciudad.A429] &amp; &quot;,'&quot; &amp; [$Ciudad.B429] &amp; &quot;',&quot; &amp; [$Ciudad.C429] &amp; &quot;),&quot;" office:value-type="string" office:string-value="(20787,'Tamalameque',20)," calcext:value-type="string">
            <text:p>(20787,'Tamalameque',20),</text:p>
          </table:table-cell>
        </table:table-row>
        <table:table-row table:style-name="ro1">
          <table:table-cell table:formula="of:=&quot;(&quot; &amp; [$Ciudad.A430] &amp; &quot;,'&quot; &amp; [$Ciudad.B430] &amp; &quot;',&quot; &amp; [$Ciudad.C430] &amp; &quot;),&quot;" office:value-type="string" office:string-value="(23001,'Montería',23)," calcext:value-type="string">
            <text:p>(23001,'Montería',23),</text:p>
          </table:table-cell>
        </table:table-row>
        <table:table-row table:style-name="ro1">
          <table:table-cell table:formula="of:=&quot;(&quot; &amp; [$Ciudad.A431] &amp; &quot;,'&quot; &amp; [$Ciudad.B431] &amp; &quot;',&quot; &amp; [$Ciudad.C431] &amp; &quot;),&quot;" office:value-type="string" office:string-value="(23068,'Ayapel',23)," calcext:value-type="string">
            <text:p>(23068,'Ayapel',23),</text:p>
          </table:table-cell>
        </table:table-row>
        <table:table-row table:style-name="ro1">
          <table:table-cell table:formula="of:=&quot;(&quot; &amp; [$Ciudad.A432] &amp; &quot;,'&quot; &amp; [$Ciudad.B432] &amp; &quot;',&quot; &amp; [$Ciudad.C432] &amp; &quot;),&quot;" office:value-type="string" office:string-value="(23079,'Buenavista',23)," calcext:value-type="string">
            <text:p>(23079,'Buenavista',23),</text:p>
          </table:table-cell>
        </table:table-row>
        <table:table-row table:style-name="ro1">
          <table:table-cell table:formula="of:=&quot;(&quot; &amp; [$Ciudad.A433] &amp; &quot;,'&quot; &amp; [$Ciudad.B433] &amp; &quot;',&quot; &amp; [$Ciudad.C433] &amp; &quot;),&quot;" office:value-type="string" office:string-value="(23090,'Canalete',23)," calcext:value-type="string">
            <text:p>(23090,'Canalete',23),</text:p>
          </table:table-cell>
        </table:table-row>
        <table:table-row table:style-name="ro1">
          <table:table-cell table:formula="of:=&quot;(&quot; &amp; [$Ciudad.A434] &amp; &quot;,'&quot; &amp; [$Ciudad.B434] &amp; &quot;',&quot; &amp; [$Ciudad.C434] &amp; &quot;),&quot;" office:value-type="string" office:string-value="(23162,'Cereté',23)," calcext:value-type="string">
            <text:p>(23162,'Cereté',23),</text:p>
          </table:table-cell>
        </table:table-row>
        <table:table-row table:style-name="ro1">
          <table:table-cell table:formula="of:=&quot;(&quot; &amp; [$Ciudad.A435] &amp; &quot;,'&quot; &amp; [$Ciudad.B435] &amp; &quot;',&quot; &amp; [$Ciudad.C435] &amp; &quot;),&quot;" office:value-type="string" office:string-value="(23168,'Chimá',23)," calcext:value-type="string">
            <text:p>(23168,'Chimá',23),</text:p>
          </table:table-cell>
        </table:table-row>
        <table:table-row table:style-name="ro1">
          <table:table-cell table:formula="of:=&quot;(&quot; &amp; [$Ciudad.A436] &amp; &quot;,'&quot; &amp; [$Ciudad.B436] &amp; &quot;',&quot; &amp; [$Ciudad.C436] &amp; &quot;),&quot;" office:value-type="string" office:string-value="(23182,'Chinú',23)," calcext:value-type="string">
            <text:p>(23182,'Chinú',23),</text:p>
          </table:table-cell>
        </table:table-row>
        <table:table-row table:style-name="ro1">
          <table:table-cell table:formula="of:=&quot;(&quot; &amp; [$Ciudad.A437] &amp; &quot;,'&quot; &amp; [$Ciudad.B437] &amp; &quot;',&quot; &amp; [$Ciudad.C437] &amp; &quot;),&quot;" office:value-type="string" office:string-value="(23189,'Ciénaga de Oro',23)," calcext:value-type="string">
            <text:p>(23189,'Ciénaga de Oro',23),</text:p>
          </table:table-cell>
        </table:table-row>
        <table:table-row table:style-name="ro1">
          <table:table-cell table:formula="of:=&quot;(&quot; &amp; [$Ciudad.A438] &amp; &quot;,'&quot; &amp; [$Ciudad.B438] &amp; &quot;',&quot; &amp; [$Ciudad.C438] &amp; &quot;),&quot;" office:value-type="string" office:string-value="(23300,'Cotorra',23)," calcext:value-type="string">
            <text:p>(23300,'Cotorra',23),</text:p>
          </table:table-cell>
        </table:table-row>
        <table:table-row table:style-name="ro1">
          <table:table-cell table:formula="of:=&quot;(&quot; &amp; [$Ciudad.A439] &amp; &quot;,'&quot; &amp; [$Ciudad.B439] &amp; &quot;',&quot; &amp; [$Ciudad.C439] &amp; &quot;),&quot;" office:value-type="string" office:string-value="(23350,'La Apartada',23)," calcext:value-type="string">
            <text:p>(23350,'La Apartada',23),</text:p>
          </table:table-cell>
        </table:table-row>
        <table:table-row table:style-name="ro1">
          <table:table-cell table:formula="of:=&quot;(&quot; &amp; [$Ciudad.A440] &amp; &quot;,'&quot; &amp; [$Ciudad.B440] &amp; &quot;',&quot; &amp; [$Ciudad.C440] &amp; &quot;),&quot;" office:value-type="string" office:string-value="(23417,'Lorica',23)," calcext:value-type="string">
            <text:p>(23417,'Lorica',23),</text:p>
          </table:table-cell>
        </table:table-row>
        <table:table-row table:style-name="ro1">
          <table:table-cell table:formula="of:=&quot;(&quot; &amp; [$Ciudad.A441] &amp; &quot;,'&quot; &amp; [$Ciudad.B441] &amp; &quot;',&quot; &amp; [$Ciudad.C441] &amp; &quot;),&quot;" office:value-type="string" office:string-value="(23419,'Los Córdobas',23)," calcext:value-type="string">
            <text:p>(23419,'Los Córdobas',23),</text:p>
          </table:table-cell>
        </table:table-row>
        <table:table-row table:style-name="ro1">
          <table:table-cell table:formula="of:=&quot;(&quot; &amp; [$Ciudad.A442] &amp; &quot;,'&quot; &amp; [$Ciudad.B442] &amp; &quot;',&quot; &amp; [$Ciudad.C442] &amp; &quot;),&quot;" office:value-type="string" office:string-value="(23464,'Momil',23)," calcext:value-type="string">
            <text:p>(23464,'Momil',23),</text:p>
          </table:table-cell>
        </table:table-row>
        <table:table-row table:style-name="ro1">
          <table:table-cell table:formula="of:=&quot;(&quot; &amp; [$Ciudad.A443] &amp; &quot;,'&quot; &amp; [$Ciudad.B443] &amp; &quot;',&quot; &amp; [$Ciudad.C443] &amp; &quot;),&quot;" office:value-type="string" office:string-value="(23466,'Montelíbano',23)," calcext:value-type="string">
            <text:p>(23466,'Montelíbano',23),</text:p>
          </table:table-cell>
        </table:table-row>
        <table:table-row table:style-name="ro1">
          <table:table-cell table:formula="of:=&quot;(&quot; &amp; [$Ciudad.A444] &amp; &quot;,'&quot; &amp; [$Ciudad.B444] &amp; &quot;',&quot; &amp; [$Ciudad.C444] &amp; &quot;),&quot;" office:value-type="string" office:string-value="(23500,'Moñitos',23)," calcext:value-type="string">
            <text:p>(23500,'Moñitos',23),</text:p>
          </table:table-cell>
        </table:table-row>
        <table:table-row table:style-name="ro1">
          <table:table-cell table:formula="of:=&quot;(&quot; &amp; [$Ciudad.A445] &amp; &quot;,'&quot; &amp; [$Ciudad.B445] &amp; &quot;',&quot; &amp; [$Ciudad.C445] &amp; &quot;),&quot;" office:value-type="string" office:string-value="(23555,'Planeta Rica',23)," calcext:value-type="string">
            <text:p>(23555,'Planeta Rica',23),</text:p>
          </table:table-cell>
        </table:table-row>
        <table:table-row table:style-name="ro1">
          <table:table-cell table:formula="of:=&quot;(&quot; &amp; [$Ciudad.A446] &amp; &quot;,'&quot; &amp; [$Ciudad.B446] &amp; &quot;',&quot; &amp; [$Ciudad.C446] &amp; &quot;),&quot;" office:value-type="string" office:string-value="(23570,'Pueblo Nuevo',23)," calcext:value-type="string">
            <text:p>(23570,'Pueblo Nuevo',23),</text:p>
          </table:table-cell>
        </table:table-row>
        <table:table-row table:style-name="ro1">
          <table:table-cell table:formula="of:=&quot;(&quot; &amp; [$Ciudad.A447] &amp; &quot;,'&quot; &amp; [$Ciudad.B447] &amp; &quot;',&quot; &amp; [$Ciudad.C447] &amp; &quot;),&quot;" office:value-type="string" office:string-value="(23574,'Puerto Escondido',23)," calcext:value-type="string">
            <text:p>(23574,'Puerto Escondido',23),</text:p>
          </table:table-cell>
        </table:table-row>
        <table:table-row table:style-name="ro1">
          <table:table-cell table:formula="of:=&quot;(&quot; &amp; [$Ciudad.A448] &amp; &quot;,'&quot; &amp; [$Ciudad.B448] &amp; &quot;',&quot; &amp; [$Ciudad.C448] &amp; &quot;),&quot;" office:value-type="string" office:string-value="(23580,'Puerto Libertador',23)," calcext:value-type="string">
            <text:p>(23580,'Puerto Libertador',23),</text:p>
          </table:table-cell>
        </table:table-row>
        <table:table-row table:style-name="ro1">
          <table:table-cell table:formula="of:=&quot;(&quot; &amp; [$Ciudad.A449] &amp; &quot;,'&quot; &amp; [$Ciudad.B449] &amp; &quot;',&quot; &amp; [$Ciudad.C449] &amp; &quot;),&quot;" office:value-type="string" office:string-value="(23586,'Purísima',23)," calcext:value-type="string">
            <text:p>(23586,'Purísima',23),</text:p>
          </table:table-cell>
        </table:table-row>
        <table:table-row table:style-name="ro1">
          <table:table-cell table:formula="of:=&quot;(&quot; &amp; [$Ciudad.A450] &amp; &quot;,'&quot; &amp; [$Ciudad.B450] &amp; &quot;',&quot; &amp; [$Ciudad.C450] &amp; &quot;),&quot;" office:value-type="string" office:string-value="(23660,'Sahagún',23)," calcext:value-type="string">
            <text:p>(23660,'Sahagún',23),</text:p>
          </table:table-cell>
        </table:table-row>
        <table:table-row table:style-name="ro1">
          <table:table-cell table:formula="of:=&quot;(&quot; &amp; [$Ciudad.A451] &amp; &quot;,'&quot; &amp; [$Ciudad.B451] &amp; &quot;',&quot; &amp; [$Ciudad.C451] &amp; &quot;),&quot;" office:value-type="string" office:string-value="(23670,'San Andrés Sotavento',23)," calcext:value-type="string">
            <text:p>(23670,'San Andrés Sotavento',23),</text:p>
          </table:table-cell>
        </table:table-row>
        <table:table-row table:style-name="ro1">
          <table:table-cell table:formula="of:=&quot;(&quot; &amp; [$Ciudad.A452] &amp; &quot;,'&quot; &amp; [$Ciudad.B452] &amp; &quot;',&quot; &amp; [$Ciudad.C452] &amp; &quot;),&quot;" office:value-type="string" office:string-value="(23672,'San Antero',23)," calcext:value-type="string">
            <text:p>(23672,'San Antero',23),</text:p>
          </table:table-cell>
        </table:table-row>
        <table:table-row table:style-name="ro1">
          <table:table-cell table:formula="of:=&quot;(&quot; &amp; [$Ciudad.A453] &amp; &quot;,'&quot; &amp; [$Ciudad.B453] &amp; &quot;',&quot; &amp; [$Ciudad.C453] &amp; &quot;),&quot;" office:value-type="string" office:string-value="(23675,'San Bernardo del Viento',23)," calcext:value-type="string">
            <text:p>(23675,'San Bernardo del Viento',23),</text:p>
          </table:table-cell>
        </table:table-row>
        <table:table-row table:style-name="ro1">
          <table:table-cell table:formula="of:=&quot;(&quot; &amp; [$Ciudad.A454] &amp; &quot;,'&quot; &amp; [$Ciudad.B454] &amp; &quot;',&quot; &amp; [$Ciudad.C454] &amp; &quot;),&quot;" office:value-type="string" office:string-value="(23678,'San Carlos',23)," calcext:value-type="string">
            <text:p>(23678,'San Carlos',23),</text:p>
          </table:table-cell>
        </table:table-row>
        <table:table-row table:style-name="ro1">
          <table:table-cell table:formula="of:=&quot;(&quot; &amp; [$Ciudad.A455] &amp; &quot;,'&quot; &amp; [$Ciudad.B455] &amp; &quot;',&quot; &amp; [$Ciudad.C455] &amp; &quot;),&quot;" office:value-type="string" office:string-value="(23682,'San José de Uré',23)," calcext:value-type="string">
            <text:p>(23682,'San José de Uré',23),</text:p>
          </table:table-cell>
        </table:table-row>
        <table:table-row table:style-name="ro1">
          <table:table-cell table:formula="of:=&quot;(&quot; &amp; [$Ciudad.A456] &amp; &quot;,'&quot; &amp; [$Ciudad.B456] &amp; &quot;',&quot; &amp; [$Ciudad.C456] &amp; &quot;),&quot;" office:value-type="string" office:string-value="(23686,'San Pelayo',23)," calcext:value-type="string">
            <text:p>(23686,'San Pelayo',23),</text:p>
          </table:table-cell>
        </table:table-row>
        <table:table-row table:style-name="ro1">
          <table:table-cell table:formula="of:=&quot;(&quot; &amp; [$Ciudad.A457] &amp; &quot;,'&quot; &amp; [$Ciudad.B457] &amp; &quot;',&quot; &amp; [$Ciudad.C457] &amp; &quot;),&quot;" office:value-type="string" office:string-value="(23807,'Tierralta',23)," calcext:value-type="string">
            <text:p>(23807,'Tierralta',23),</text:p>
          </table:table-cell>
        </table:table-row>
        <table:table-row table:style-name="ro1">
          <table:table-cell table:formula="of:=&quot;(&quot; &amp; [$Ciudad.A458] &amp; &quot;,'&quot; &amp; [$Ciudad.B458] &amp; &quot;',&quot; &amp; [$Ciudad.C458] &amp; &quot;),&quot;" office:value-type="string" office:string-value="(23815,'Tuchín',23)," calcext:value-type="string">
            <text:p>(23815,'Tuchín',23),</text:p>
          </table:table-cell>
        </table:table-row>
        <table:table-row table:style-name="ro1">
          <table:table-cell table:formula="of:=&quot;(&quot; &amp; [$Ciudad.A459] &amp; &quot;,'&quot; &amp; [$Ciudad.B459] &amp; &quot;',&quot; &amp; [$Ciudad.C459] &amp; &quot;),&quot;" office:value-type="string" office:string-value="(23855,'Valencia',23)," calcext:value-type="string">
            <text:p>(23855,'Valencia',23),</text:p>
          </table:table-cell>
        </table:table-row>
        <table:table-row table:style-name="ro1">
          <table:table-cell table:formula="of:=&quot;(&quot; &amp; [$Ciudad.A460] &amp; &quot;,'&quot; &amp; [$Ciudad.B460] &amp; &quot;',&quot; &amp; [$Ciudad.C460] &amp; &quot;),&quot;" office:value-type="string" office:string-value="(25001,'Agua de Dios',25)," calcext:value-type="string">
            <text:p>(25001,'Agua de Dios',25),</text:p>
          </table:table-cell>
        </table:table-row>
        <table:table-row table:style-name="ro1">
          <table:table-cell table:formula="of:=&quot;(&quot; &amp; [$Ciudad.A461] &amp; &quot;,'&quot; &amp; [$Ciudad.B461] &amp; &quot;',&quot; &amp; [$Ciudad.C461] &amp; &quot;),&quot;" office:value-type="string" office:string-value="(25019,'Albán',25)," calcext:value-type="string">
            <text:p>(25019,'Albán',25),</text:p>
          </table:table-cell>
        </table:table-row>
        <table:table-row table:style-name="ro1">
          <table:table-cell table:formula="of:=&quot;(&quot; &amp; [$Ciudad.A462] &amp; &quot;,'&quot; &amp; [$Ciudad.B462] &amp; &quot;',&quot; &amp; [$Ciudad.C462] &amp; &quot;),&quot;" office:value-type="string" office:string-value="(25035,'Anapoima',25)," calcext:value-type="string">
            <text:p>(25035,'Anapoima',25),</text:p>
          </table:table-cell>
        </table:table-row>
        <table:table-row table:style-name="ro1">
          <table:table-cell table:formula="of:=&quot;(&quot; &amp; [$Ciudad.A463] &amp; &quot;,'&quot; &amp; [$Ciudad.B463] &amp; &quot;',&quot; &amp; [$Ciudad.C463] &amp; &quot;),&quot;" office:value-type="string" office:string-value="(25040,'Anolaima',25)," calcext:value-type="string">
            <text:p>(25040,'Anolaima',25),</text:p>
          </table:table-cell>
        </table:table-row>
        <table:table-row table:style-name="ro1">
          <table:table-cell table:formula="of:=&quot;(&quot; &amp; [$Ciudad.A464] &amp; &quot;,'&quot; &amp; [$Ciudad.B464] &amp; &quot;',&quot; &amp; [$Ciudad.C464] &amp; &quot;),&quot;" office:value-type="string" office:string-value="(25053,'Arbeláez',25)," calcext:value-type="string">
            <text:p>(25053,'Arbeláez',25),</text:p>
          </table:table-cell>
        </table:table-row>
        <table:table-row table:style-name="ro1">
          <table:table-cell table:formula="of:=&quot;(&quot; &amp; [$Ciudad.A465] &amp; &quot;,'&quot; &amp; [$Ciudad.B465] &amp; &quot;',&quot; &amp; [$Ciudad.C465] &amp; &quot;),&quot;" office:value-type="string" office:string-value="(25086,'Beltrán',25)," calcext:value-type="string">
            <text:p>(25086,'Beltrán',25),</text:p>
          </table:table-cell>
        </table:table-row>
        <table:table-row table:style-name="ro1">
          <table:table-cell table:formula="of:=&quot;(&quot; &amp; [$Ciudad.A466] &amp; &quot;,'&quot; &amp; [$Ciudad.B466] &amp; &quot;',&quot; &amp; [$Ciudad.C466] &amp; &quot;),&quot;" office:value-type="string" office:string-value="(25095,'Bituima',25)," calcext:value-type="string">
            <text:p>(25095,'Bituima',25),</text:p>
          </table:table-cell>
        </table:table-row>
        <table:table-row table:style-name="ro1">
          <table:table-cell table:formula="of:=&quot;(&quot; &amp; [$Ciudad.A467] &amp; &quot;,'&quot; &amp; [$Ciudad.B467] &amp; &quot;',&quot; &amp; [$Ciudad.C467] &amp; &quot;),&quot;" office:value-type="string" office:string-value="(25099,'Bojacá',25)," calcext:value-type="string">
            <text:p>(25099,'Bojacá',25),</text:p>
          </table:table-cell>
        </table:table-row>
        <table:table-row table:style-name="ro1">
          <table:table-cell table:formula="of:=&quot;(&quot; &amp; [$Ciudad.A468] &amp; &quot;,'&quot; &amp; [$Ciudad.B468] &amp; &quot;',&quot; &amp; [$Ciudad.C468] &amp; &quot;),&quot;" office:value-type="string" office:string-value="(25120,'Cabrera',25)," calcext:value-type="string">
            <text:p>(25120,'Cabrera',25),</text:p>
          </table:table-cell>
        </table:table-row>
        <table:table-row table:style-name="ro1">
          <table:table-cell table:formula="of:=&quot;(&quot; &amp; [$Ciudad.A469] &amp; &quot;,'&quot; &amp; [$Ciudad.B469] &amp; &quot;',&quot; &amp; [$Ciudad.C469] &amp; &quot;),&quot;" office:value-type="string" office:string-value="(25123,'Cachipay',25)," calcext:value-type="string">
            <text:p>(25123,'Cachipay',25),</text:p>
          </table:table-cell>
        </table:table-row>
        <table:table-row table:style-name="ro1">
          <table:table-cell table:formula="of:=&quot;(&quot; &amp; [$Ciudad.A470] &amp; &quot;,'&quot; &amp; [$Ciudad.B470] &amp; &quot;',&quot; &amp; [$Ciudad.C470] &amp; &quot;),&quot;" office:value-type="string" office:string-value="(25126,'Cajicá',25)," calcext:value-type="string">
            <text:p>(25126,'Cajicá',25),</text:p>
          </table:table-cell>
        </table:table-row>
        <table:table-row table:style-name="ro1">
          <table:table-cell table:formula="of:=&quot;(&quot; &amp; [$Ciudad.A471] &amp; &quot;,'&quot; &amp; [$Ciudad.B471] &amp; &quot;',&quot; &amp; [$Ciudad.C471] &amp; &quot;),&quot;" office:value-type="string" office:string-value="(25148,'Caparrapí',25)," calcext:value-type="string">
            <text:p>(25148,'Caparrapí',25),</text:p>
          </table:table-cell>
        </table:table-row>
        <table:table-row table:style-name="ro1">
          <table:table-cell table:formula="of:=&quot;(&quot; &amp; [$Ciudad.A472] &amp; &quot;,'&quot; &amp; [$Ciudad.B472] &amp; &quot;',&quot; &amp; [$Ciudad.C472] &amp; &quot;),&quot;" office:value-type="string" office:string-value="(25151,'Caqueza',25)," calcext:value-type="string">
            <text:p>(25151,'Caqueza',25),</text:p>
          </table:table-cell>
        </table:table-row>
        <table:table-row table:style-name="ro1">
          <table:table-cell table:formula="of:=&quot;(&quot; &amp; [$Ciudad.A473] &amp; &quot;,'&quot; &amp; [$Ciudad.B473] &amp; &quot;',&quot; &amp; [$Ciudad.C473] &amp; &quot;),&quot;" office:value-type="string" office:string-value="(25154,'Carmen de Carupa',25)," calcext:value-type="string">
            <text:p>(25154,'Carmen de Carupa',25),</text:p>
          </table:table-cell>
        </table:table-row>
        <table:table-row table:style-name="ro1">
          <table:table-cell table:formula="of:=&quot;(&quot; &amp; [$Ciudad.A474] &amp; &quot;,'&quot; &amp; [$Ciudad.B474] &amp; &quot;',&quot; &amp; [$Ciudad.C474] &amp; &quot;),&quot;" office:value-type="string" office:string-value="(25168,'Chaguaní',25)," calcext:value-type="string">
            <text:p>(25168,'Chaguaní',25),</text:p>
          </table:table-cell>
        </table:table-row>
        <table:table-row table:style-name="ro1">
          <table:table-cell table:formula="of:=&quot;(&quot; &amp; [$Ciudad.A475] &amp; &quot;,'&quot; &amp; [$Ciudad.B475] &amp; &quot;',&quot; &amp; [$Ciudad.C475] &amp; &quot;),&quot;" office:value-type="string" office:string-value="(25175,'Chía',25)," calcext:value-type="string">
            <text:p>(25175,'Chía',25),</text:p>
          </table:table-cell>
        </table:table-row>
        <table:table-row table:style-name="ro1">
          <table:table-cell table:formula="of:=&quot;(&quot; &amp; [$Ciudad.A476] &amp; &quot;,'&quot; &amp; [$Ciudad.B476] &amp; &quot;',&quot; &amp; [$Ciudad.C476] &amp; &quot;),&quot;" office:value-type="string" office:string-value="(25178,'Chipaque',25)," calcext:value-type="string">
            <text:p>(25178,'Chipaque',25),</text:p>
          </table:table-cell>
        </table:table-row>
        <table:table-row table:style-name="ro1">
          <table:table-cell table:formula="of:=&quot;(&quot; &amp; [$Ciudad.A477] &amp; &quot;,'&quot; &amp; [$Ciudad.B477] &amp; &quot;',&quot; &amp; [$Ciudad.C477] &amp; &quot;),&quot;" office:value-type="string" office:string-value="(25181,'Choachí',25)," calcext:value-type="string">
            <text:p>(25181,'Choachí',25),</text:p>
          </table:table-cell>
        </table:table-row>
        <table:table-row table:style-name="ro1">
          <table:table-cell table:formula="of:=&quot;(&quot; &amp; [$Ciudad.A478] &amp; &quot;,'&quot; &amp; [$Ciudad.B478] &amp; &quot;',&quot; &amp; [$Ciudad.C478] &amp; &quot;),&quot;" office:value-type="string" office:string-value="(25183,'Chocontá',25)," calcext:value-type="string">
            <text:p>(25183,'Chocontá',25),</text:p>
          </table:table-cell>
        </table:table-row>
        <table:table-row table:style-name="ro1">
          <table:table-cell table:formula="of:=&quot;(&quot; &amp; [$Ciudad.A479] &amp; &quot;,'&quot; &amp; [$Ciudad.B479] &amp; &quot;',&quot; &amp; [$Ciudad.C479] &amp; &quot;),&quot;" office:value-type="string" office:string-value="(25200,'Cogua',25)," calcext:value-type="string">
            <text:p>(25200,'Cogua',25),</text:p>
          </table:table-cell>
        </table:table-row>
        <table:table-row table:style-name="ro1">
          <table:table-cell table:formula="of:=&quot;(&quot; &amp; [$Ciudad.A480] &amp; &quot;,'&quot; &amp; [$Ciudad.B480] &amp; &quot;',&quot; &amp; [$Ciudad.C480] &amp; &quot;),&quot;" office:value-type="string" office:string-value="(25214,'Cota',25)," calcext:value-type="string">
            <text:p>(25214,'Cota',25),</text:p>
          </table:table-cell>
        </table:table-row>
        <table:table-row table:style-name="ro1">
          <table:table-cell table:formula="of:=&quot;(&quot; &amp; [$Ciudad.A481] &amp; &quot;,'&quot; &amp; [$Ciudad.B481] &amp; &quot;',&quot; &amp; [$Ciudad.C481] &amp; &quot;),&quot;" office:value-type="string" office:string-value="(25224,'Cucunubá',25)," calcext:value-type="string">
            <text:p>(25224,'Cucunubá',25),</text:p>
          </table:table-cell>
        </table:table-row>
        <table:table-row table:style-name="ro1">
          <table:table-cell table:formula="of:=&quot;(&quot; &amp; [$Ciudad.A482] &amp; &quot;,'&quot; &amp; [$Ciudad.B482] &amp; &quot;',&quot; &amp; [$Ciudad.C482] &amp; &quot;),&quot;" office:value-type="string" office:string-value="(25245,'El Colegio',25)," calcext:value-type="string">
            <text:p>(25245,'El Colegio',25),</text:p>
          </table:table-cell>
        </table:table-row>
        <table:table-row table:style-name="ro1">
          <table:table-cell table:formula="of:=&quot;(&quot; &amp; [$Ciudad.A483] &amp; &quot;,'&quot; &amp; [$Ciudad.B483] &amp; &quot;',&quot; &amp; [$Ciudad.C483] &amp; &quot;),&quot;" office:value-type="string" office:string-value="(25258,'El Peñón',25)," calcext:value-type="string">
            <text:p>(25258,'El Peñón',25),</text:p>
          </table:table-cell>
        </table:table-row>
        <table:table-row table:style-name="ro1">
          <table:table-cell table:formula="of:=&quot;(&quot; &amp; [$Ciudad.A484] &amp; &quot;,'&quot; &amp; [$Ciudad.B484] &amp; &quot;',&quot; &amp; [$Ciudad.C484] &amp; &quot;),&quot;" office:value-type="string" office:string-value="(25260,'El Rosal',25)," calcext:value-type="string">
            <text:p>(25260,'El Rosal',25),</text:p>
          </table:table-cell>
        </table:table-row>
        <table:table-row table:style-name="ro1">
          <table:table-cell table:formula="of:=&quot;(&quot; &amp; [$Ciudad.A485] &amp; &quot;,'&quot; &amp; [$Ciudad.B485] &amp; &quot;',&quot; &amp; [$Ciudad.C485] &amp; &quot;),&quot;" office:value-type="string" office:string-value="(25269,'Facatativá',25)," calcext:value-type="string">
            <text:p>(25269,'Facatativá',25),</text:p>
          </table:table-cell>
        </table:table-row>
        <table:table-row table:style-name="ro1">
          <table:table-cell table:formula="of:=&quot;(&quot; &amp; [$Ciudad.A486] &amp; &quot;,'&quot; &amp; [$Ciudad.B486] &amp; &quot;',&quot; &amp; [$Ciudad.C486] &amp; &quot;),&quot;" office:value-type="string" office:string-value="(25279,'Fomeque',25)," calcext:value-type="string">
            <text:p>(25279,'Fomeque',25),</text:p>
          </table:table-cell>
        </table:table-row>
        <table:table-row table:style-name="ro1">
          <table:table-cell table:formula="of:=&quot;(&quot; &amp; [$Ciudad.A487] &amp; &quot;,'&quot; &amp; [$Ciudad.B487] &amp; &quot;',&quot; &amp; [$Ciudad.C487] &amp; &quot;),&quot;" office:value-type="string" office:string-value="(25281,'Fosca',25)," calcext:value-type="string">
            <text:p>(25281,'Fosca',25),</text:p>
          </table:table-cell>
        </table:table-row>
        <table:table-row table:style-name="ro1">
          <table:table-cell table:formula="of:=&quot;(&quot; &amp; [$Ciudad.A488] &amp; &quot;,'&quot; &amp; [$Ciudad.B488] &amp; &quot;',&quot; &amp; [$Ciudad.C488] &amp; &quot;),&quot;" office:value-type="string" office:string-value="(25286,'Funza',25)," calcext:value-type="string">
            <text:p>(25286,'Funza',25),</text:p>
          </table:table-cell>
        </table:table-row>
        <table:table-row table:style-name="ro1">
          <table:table-cell table:formula="of:=&quot;(&quot; &amp; [$Ciudad.A489] &amp; &quot;,'&quot; &amp; [$Ciudad.B489] &amp; &quot;',&quot; &amp; [$Ciudad.C489] &amp; &quot;),&quot;" office:value-type="string" office:string-value="(25288,'Fúquene',25)," calcext:value-type="string">
            <text:p>(25288,'Fúquene',25),</text:p>
          </table:table-cell>
        </table:table-row>
        <table:table-row table:style-name="ro1">
          <table:table-cell table:formula="of:=&quot;(&quot; &amp; [$Ciudad.A490] &amp; &quot;,'&quot; &amp; [$Ciudad.B490] &amp; &quot;',&quot; &amp; [$Ciudad.C490] &amp; &quot;),&quot;" office:value-type="string" office:string-value="(25290,'Fusagasugá',25)," calcext:value-type="string">
            <text:p>(25290,'Fusagasugá',25),</text:p>
          </table:table-cell>
        </table:table-row>
        <table:table-row table:style-name="ro1">
          <table:table-cell table:formula="of:=&quot;(&quot; &amp; [$Ciudad.A491] &amp; &quot;,'&quot; &amp; [$Ciudad.B491] &amp; &quot;',&quot; &amp; [$Ciudad.C491] &amp; &quot;),&quot;" office:value-type="string" office:string-value="(25293,'Gachala',25)," calcext:value-type="string">
            <text:p>(25293,'Gachala',25),</text:p>
          </table:table-cell>
        </table:table-row>
        <table:table-row table:style-name="ro1">
          <table:table-cell table:formula="of:=&quot;(&quot; &amp; [$Ciudad.A492] &amp; &quot;,'&quot; &amp; [$Ciudad.B492] &amp; &quot;',&quot; &amp; [$Ciudad.C492] &amp; &quot;),&quot;" office:value-type="string" office:string-value="(25295,'Gachancipá',25)," calcext:value-type="string">
            <text:p>(25295,'Gachancipá',25),</text:p>
          </table:table-cell>
        </table:table-row>
        <table:table-row table:style-name="ro1">
          <table:table-cell table:formula="of:=&quot;(&quot; &amp; [$Ciudad.A493] &amp; &quot;,'&quot; &amp; [$Ciudad.B493] &amp; &quot;',&quot; &amp; [$Ciudad.C493] &amp; &quot;),&quot;" office:value-type="string" office:string-value="(25297,'Gachetá',25)," calcext:value-type="string">
            <text:p>(25297,'Gachetá',25),</text:p>
          </table:table-cell>
        </table:table-row>
        <table:table-row table:style-name="ro1">
          <table:table-cell table:formula="of:=&quot;(&quot; &amp; [$Ciudad.A494] &amp; &quot;,'&quot; &amp; [$Ciudad.B494] &amp; &quot;',&quot; &amp; [$Ciudad.C494] &amp; &quot;),&quot;" office:value-type="string" office:string-value="(25299,'Gama',25)," calcext:value-type="string">
            <text:p>(25299,'Gama',25),</text:p>
          </table:table-cell>
        </table:table-row>
        <table:table-row table:style-name="ro1">
          <table:table-cell table:formula="of:=&quot;(&quot; &amp; [$Ciudad.A495] &amp; &quot;,'&quot; &amp; [$Ciudad.B495] &amp; &quot;',&quot; &amp; [$Ciudad.C495] &amp; &quot;),&quot;" office:value-type="string" office:string-value="(25307,'Girardot',25)," calcext:value-type="string">
            <text:p>(25307,'Girardot',25),</text:p>
          </table:table-cell>
        </table:table-row>
        <table:table-row table:style-name="ro1">
          <table:table-cell table:formula="of:=&quot;(&quot; &amp; [$Ciudad.A496] &amp; &quot;,'&quot; &amp; [$Ciudad.B496] &amp; &quot;',&quot; &amp; [$Ciudad.C496] &amp; &quot;),&quot;" office:value-type="string" office:string-value="(25312,'Granada',25)," calcext:value-type="string">
            <text:p>(25312,'Granada',25),</text:p>
          </table:table-cell>
        </table:table-row>
        <table:table-row table:style-name="ro1">
          <table:table-cell table:formula="of:=&quot;(&quot; &amp; [$Ciudad.A497] &amp; &quot;,'&quot; &amp; [$Ciudad.B497] &amp; &quot;',&quot; &amp; [$Ciudad.C497] &amp; &quot;),&quot;" office:value-type="string" office:string-value="(25317,'Guachetá',25)," calcext:value-type="string">
            <text:p>(25317,'Guachetá',25),</text:p>
          </table:table-cell>
        </table:table-row>
        <table:table-row table:style-name="ro1">
          <table:table-cell table:formula="of:=&quot;(&quot; &amp; [$Ciudad.A498] &amp; &quot;,'&quot; &amp; [$Ciudad.B498] &amp; &quot;',&quot; &amp; [$Ciudad.C498] &amp; &quot;),&quot;" office:value-type="string" office:string-value="(25320,'Guaduas',25)," calcext:value-type="string">
            <text:p>(25320,'Guaduas',25),</text:p>
          </table:table-cell>
        </table:table-row>
        <table:table-row table:style-name="ro1">
          <table:table-cell table:formula="of:=&quot;(&quot; &amp; [$Ciudad.A499] &amp; &quot;,'&quot; &amp; [$Ciudad.B499] &amp; &quot;',&quot; &amp; [$Ciudad.C499] &amp; &quot;),&quot;" office:value-type="string" office:string-value="(25322,'Guasca',25)," calcext:value-type="string">
            <text:p>(25322,'Guasca',25),</text:p>
          </table:table-cell>
        </table:table-row>
        <table:table-row table:style-name="ro1">
          <table:table-cell table:formula="of:=&quot;(&quot; &amp; [$Ciudad.A500] &amp; &quot;,'&quot; &amp; [$Ciudad.B500] &amp; &quot;',&quot; &amp; [$Ciudad.C500] &amp; &quot;),&quot;" office:value-type="string" office:string-value="(25324,'Guataquí',25)," calcext:value-type="string">
            <text:p>(25324,'Guataquí',25),</text:p>
          </table:table-cell>
        </table:table-row>
        <table:table-row table:style-name="ro1">
          <table:table-cell table:formula="of:=&quot;(&quot; &amp; [$Ciudad.A501] &amp; &quot;,'&quot; &amp; [$Ciudad.B501] &amp; &quot;',&quot; &amp; [$Ciudad.C501] &amp; &quot;),&quot;" office:value-type="string" office:string-value="(25326,'Guatavita',25)," calcext:value-type="string">
            <text:p>(25326,'Guatavita',25),</text:p>
          </table:table-cell>
        </table:table-row>
        <table:table-row table:style-name="ro1">
          <table:table-cell table:formula="of:=&quot;(&quot; &amp; [$Ciudad.A502] &amp; &quot;,'&quot; &amp; [$Ciudad.B502] &amp; &quot;',&quot; &amp; [$Ciudad.C502] &amp; &quot;),&quot;" office:value-type="string" office:string-value="(25328,'Guayabal de Siquima',25)," calcext:value-type="string">
            <text:p>(25328,'Guayabal de Siquima',25),</text:p>
          </table:table-cell>
        </table:table-row>
        <table:table-row table:style-name="ro1">
          <table:table-cell table:formula="of:=&quot;(&quot; &amp; [$Ciudad.A503] &amp; &quot;,'&quot; &amp; [$Ciudad.B503] &amp; &quot;',&quot; &amp; [$Ciudad.C503] &amp; &quot;),&quot;" office:value-type="string" office:string-value="(25335,'Guayabetal',25)," calcext:value-type="string">
            <text:p>(25335,'Guayabetal',25),</text:p>
          </table:table-cell>
        </table:table-row>
        <table:table-row table:style-name="ro1">
          <table:table-cell table:formula="of:=&quot;(&quot; &amp; [$Ciudad.A504] &amp; &quot;,'&quot; &amp; [$Ciudad.B504] &amp; &quot;',&quot; &amp; [$Ciudad.C504] &amp; &quot;),&quot;" office:value-type="string" office:string-value="(25339,'Gutiérrez',25)," calcext:value-type="string">
            <text:p>(25339,'Gutiérrez',25),</text:p>
          </table:table-cell>
        </table:table-row>
        <table:table-row table:style-name="ro1">
          <table:table-cell table:formula="of:=&quot;(&quot; &amp; [$Ciudad.A505] &amp; &quot;,'&quot; &amp; [$Ciudad.B505] &amp; &quot;',&quot; &amp; [$Ciudad.C505] &amp; &quot;),&quot;" office:value-type="string" office:string-value="(25368,'Jerusalén',25)," calcext:value-type="string">
            <text:p>(25368,'Jerusalén',25),</text:p>
          </table:table-cell>
        </table:table-row>
        <table:table-row table:style-name="ro1">
          <table:table-cell table:formula="of:=&quot;(&quot; &amp; [$Ciudad.A506] &amp; &quot;,'&quot; &amp; [$Ciudad.B506] &amp; &quot;',&quot; &amp; [$Ciudad.C506] &amp; &quot;),&quot;" office:value-type="string" office:string-value="(25372,'Junín',25)," calcext:value-type="string">
            <text:p>(25372,'Junín',25),</text:p>
          </table:table-cell>
        </table:table-row>
        <table:table-row table:style-name="ro1">
          <table:table-cell table:formula="of:=&quot;(&quot; &amp; [$Ciudad.A507] &amp; &quot;,'&quot; &amp; [$Ciudad.B507] &amp; &quot;',&quot; &amp; [$Ciudad.C507] &amp; &quot;),&quot;" office:value-type="string" office:string-value="(25377,'La Calera',25)," calcext:value-type="string">
            <text:p>(25377,'La Calera',25),</text:p>
          </table:table-cell>
        </table:table-row>
        <table:table-row table:style-name="ro1">
          <table:table-cell table:formula="of:=&quot;(&quot; &amp; [$Ciudad.A508] &amp; &quot;,'&quot; &amp; [$Ciudad.B508] &amp; &quot;',&quot; &amp; [$Ciudad.C508] &amp; &quot;),&quot;" office:value-type="string" office:string-value="(25386,'La Mesa',25)," calcext:value-type="string">
            <text:p>(25386,'La Mesa',25),</text:p>
          </table:table-cell>
        </table:table-row>
        <table:table-row table:style-name="ro1">
          <table:table-cell table:formula="of:=&quot;(&quot; &amp; [$Ciudad.A509] &amp; &quot;,'&quot; &amp; [$Ciudad.B509] &amp; &quot;',&quot; &amp; [$Ciudad.C509] &amp; &quot;),&quot;" office:value-type="string" office:string-value="(25394,'La Palma',25)," calcext:value-type="string">
            <text:p>(25394,'La Palma',25),</text:p>
          </table:table-cell>
        </table:table-row>
        <table:table-row table:style-name="ro1">
          <table:table-cell table:formula="of:=&quot;(&quot; &amp; [$Ciudad.A510] &amp; &quot;,'&quot; &amp; [$Ciudad.B510] &amp; &quot;',&quot; &amp; [$Ciudad.C510] &amp; &quot;),&quot;" office:value-type="string" office:string-value="(25398,'La Peña',25)," calcext:value-type="string">
            <text:p>(25398,'La Peña',25),</text:p>
          </table:table-cell>
        </table:table-row>
        <table:table-row table:style-name="ro1">
          <table:table-cell table:formula="of:=&quot;(&quot; &amp; [$Ciudad.A511] &amp; &quot;,'&quot; &amp; [$Ciudad.B511] &amp; &quot;',&quot; &amp; [$Ciudad.C511] &amp; &quot;),&quot;" office:value-type="string" office:string-value="(25402,'La Vega',25)," calcext:value-type="string">
            <text:p>(25402,'La Vega',25),</text:p>
          </table:table-cell>
        </table:table-row>
        <table:table-row table:style-name="ro1">
          <table:table-cell table:formula="of:=&quot;(&quot; &amp; [$Ciudad.A512] &amp; &quot;,'&quot; &amp; [$Ciudad.B512] &amp; &quot;',&quot; &amp; [$Ciudad.C512] &amp; &quot;),&quot;" office:value-type="string" office:string-value="(25407,'Lenguazaque',25)," calcext:value-type="string">
            <text:p>(25407,'Lenguazaque',25),</text:p>
          </table:table-cell>
        </table:table-row>
        <table:table-row table:style-name="ro1">
          <table:table-cell table:formula="of:=&quot;(&quot; &amp; [$Ciudad.A513] &amp; &quot;,'&quot; &amp; [$Ciudad.B513] &amp; &quot;',&quot; &amp; [$Ciudad.C513] &amp; &quot;),&quot;" office:value-type="string" office:string-value="(25426,'Macheta',25)," calcext:value-type="string">
            <text:p>(25426,'Macheta',25),</text:p>
          </table:table-cell>
        </table:table-row>
        <table:table-row table:style-name="ro1">
          <table:table-cell table:formula="of:=&quot;(&quot; &amp; [$Ciudad.A514] &amp; &quot;,'&quot; &amp; [$Ciudad.B514] &amp; &quot;',&quot; &amp; [$Ciudad.C514] &amp; &quot;),&quot;" office:value-type="string" office:string-value="(25430,'Madrid',25)," calcext:value-type="string">
            <text:p>(25430,'Madrid',25),</text:p>
          </table:table-cell>
        </table:table-row>
        <table:table-row table:style-name="ro1">
          <table:table-cell table:formula="of:=&quot;(&quot; &amp; [$Ciudad.A515] &amp; &quot;,'&quot; &amp; [$Ciudad.B515] &amp; &quot;',&quot; &amp; [$Ciudad.C515] &amp; &quot;),&quot;" office:value-type="string" office:string-value="(25436,'Manta',25)," calcext:value-type="string">
            <text:p>(25436,'Manta',25),</text:p>
          </table:table-cell>
        </table:table-row>
        <table:table-row table:style-name="ro1">
          <table:table-cell table:formula="of:=&quot;(&quot; &amp; [$Ciudad.A516] &amp; &quot;,'&quot; &amp; [$Ciudad.B516] &amp; &quot;',&quot; &amp; [$Ciudad.C516] &amp; &quot;),&quot;" office:value-type="string" office:string-value="(25438,'Medina',25)," calcext:value-type="string">
            <text:p>(25438,'Medina',25),</text:p>
          </table:table-cell>
        </table:table-row>
        <table:table-row table:style-name="ro1">
          <table:table-cell table:formula="of:=&quot;(&quot; &amp; [$Ciudad.A517] &amp; &quot;,'&quot; &amp; [$Ciudad.B517] &amp; &quot;',&quot; &amp; [$Ciudad.C517] &amp; &quot;),&quot;" office:value-type="string" office:string-value="(25473,'Mosquera',25)," calcext:value-type="string">
            <text:p>(25473,'Mosquera',25),</text:p>
          </table:table-cell>
        </table:table-row>
        <table:table-row table:style-name="ro1">
          <table:table-cell table:formula="of:=&quot;(&quot; &amp; [$Ciudad.A518] &amp; &quot;,'&quot; &amp; [$Ciudad.B518] &amp; &quot;',&quot; &amp; [$Ciudad.C518] &amp; &quot;),&quot;" office:value-type="string" office:string-value="(25483,'Nariño',25)," calcext:value-type="string">
            <text:p>(25483,'Nariño',25),</text:p>
          </table:table-cell>
        </table:table-row>
        <table:table-row table:style-name="ro1">
          <table:table-cell table:formula="of:=&quot;(&quot; &amp; [$Ciudad.A519] &amp; &quot;,'&quot; &amp; [$Ciudad.B519] &amp; &quot;',&quot; &amp; [$Ciudad.C519] &amp; &quot;),&quot;" office:value-type="string" office:string-value="(25486,'Nemocón',25)," calcext:value-type="string">
            <text:p>(25486,'Nemocón',25),</text:p>
          </table:table-cell>
        </table:table-row>
        <table:table-row table:style-name="ro1">
          <table:table-cell table:formula="of:=&quot;(&quot; &amp; [$Ciudad.A520] &amp; &quot;,'&quot; &amp; [$Ciudad.B520] &amp; &quot;',&quot; &amp; [$Ciudad.C520] &amp; &quot;),&quot;" office:value-type="string" office:string-value="(25488,'Nilo',25)," calcext:value-type="string">
            <text:p>(25488,'Nilo',25),</text:p>
          </table:table-cell>
        </table:table-row>
        <table:table-row table:style-name="ro1">
          <table:table-cell table:formula="of:=&quot;(&quot; &amp; [$Ciudad.A521] &amp; &quot;,'&quot; &amp; [$Ciudad.B521] &amp; &quot;',&quot; &amp; [$Ciudad.C521] &amp; &quot;),&quot;" office:value-type="string" office:string-value="(25489,'Nimaima',25)," calcext:value-type="string">
            <text:p>(25489,'Nimaima',25),</text:p>
          </table:table-cell>
        </table:table-row>
        <table:table-row table:style-name="ro1">
          <table:table-cell table:formula="of:=&quot;(&quot; &amp; [$Ciudad.A522] &amp; &quot;,'&quot; &amp; [$Ciudad.B522] &amp; &quot;',&quot; &amp; [$Ciudad.C522] &amp; &quot;),&quot;" office:value-type="string" office:string-value="(25491,'Nocaima',25)," calcext:value-type="string">
            <text:p>(25491,'Nocaima',25),</text:p>
          </table:table-cell>
        </table:table-row>
        <table:table-row table:style-name="ro1">
          <table:table-cell table:formula="of:=&quot;(&quot; &amp; [$Ciudad.A523] &amp; &quot;,'&quot; &amp; [$Ciudad.B523] &amp; &quot;',&quot; &amp; [$Ciudad.C523] &amp; &quot;),&quot;" office:value-type="string" office:string-value="(25506,'Venecia',25)," calcext:value-type="string">
            <text:p>(25506,'Venecia',25),</text:p>
          </table:table-cell>
        </table:table-row>
        <table:table-row table:style-name="ro1">
          <table:table-cell table:formula="of:=&quot;(&quot; &amp; [$Ciudad.A524] &amp; &quot;,'&quot; &amp; [$Ciudad.B524] &amp; &quot;',&quot; &amp; [$Ciudad.C524] &amp; &quot;),&quot;" office:value-type="string" office:string-value="(25513,'Pacho',25)," calcext:value-type="string">
            <text:p>(25513,'Pacho',25),</text:p>
          </table:table-cell>
        </table:table-row>
        <table:table-row table:style-name="ro1">
          <table:table-cell table:formula="of:=&quot;(&quot; &amp; [$Ciudad.A525] &amp; &quot;,'&quot; &amp; [$Ciudad.B525] &amp; &quot;',&quot; &amp; [$Ciudad.C525] &amp; &quot;),&quot;" office:value-type="string" office:string-value="(25518,'Paime',25)," calcext:value-type="string">
            <text:p>(25518,'Paime',25),</text:p>
          </table:table-cell>
        </table:table-row>
        <table:table-row table:style-name="ro1">
          <table:table-cell table:formula="of:=&quot;(&quot; &amp; [$Ciudad.A526] &amp; &quot;,'&quot; &amp; [$Ciudad.B526] &amp; &quot;',&quot; &amp; [$Ciudad.C526] &amp; &quot;),&quot;" office:value-type="string" office:string-value="(25524,'Pandi',25)," calcext:value-type="string">
            <text:p>(25524,'Pandi',25),</text:p>
          </table:table-cell>
        </table:table-row>
        <table:table-row table:style-name="ro1">
          <table:table-cell table:formula="of:=&quot;(&quot; &amp; [$Ciudad.A527] &amp; &quot;,'&quot; &amp; [$Ciudad.B527] &amp; &quot;',&quot; &amp; [$Ciudad.C527] &amp; &quot;),&quot;" office:value-type="string" office:string-value="(25530,'Paratebueno',25)," calcext:value-type="string">
            <text:p>(25530,'Paratebueno',25),</text:p>
          </table:table-cell>
        </table:table-row>
        <table:table-row table:style-name="ro1">
          <table:table-cell table:formula="of:=&quot;(&quot; &amp; [$Ciudad.A528] &amp; &quot;,'&quot; &amp; [$Ciudad.B528] &amp; &quot;',&quot; &amp; [$Ciudad.C528] &amp; &quot;),&quot;" office:value-type="string" office:string-value="(25535,'Pasca',25)," calcext:value-type="string">
            <text:p>(25535,'Pasca',25),</text:p>
          </table:table-cell>
        </table:table-row>
        <table:table-row table:style-name="ro1">
          <table:table-cell table:formula="of:=&quot;(&quot; &amp; [$Ciudad.A529] &amp; &quot;,'&quot; &amp; [$Ciudad.B529] &amp; &quot;',&quot; &amp; [$Ciudad.C529] &amp; &quot;),&quot;" office:value-type="string" office:string-value="(25572,'Puerto Salgar',25)," calcext:value-type="string">
            <text:p>(25572,'Puerto Salgar',25),</text:p>
          </table:table-cell>
        </table:table-row>
        <table:table-row table:style-name="ro1">
          <table:table-cell table:formula="of:=&quot;(&quot; &amp; [$Ciudad.A530] &amp; &quot;,'&quot; &amp; [$Ciudad.B530] &amp; &quot;',&quot; &amp; [$Ciudad.C530] &amp; &quot;),&quot;" office:value-type="string" office:string-value="(25580,'Pulí',25)," calcext:value-type="string">
            <text:p>(25580,'Pulí',25),</text:p>
          </table:table-cell>
        </table:table-row>
        <table:table-row table:style-name="ro1">
          <table:table-cell table:formula="of:=&quot;(&quot; &amp; [$Ciudad.A531] &amp; &quot;,'&quot; &amp; [$Ciudad.B531] &amp; &quot;',&quot; &amp; [$Ciudad.C531] &amp; &quot;),&quot;" office:value-type="string" office:string-value="(25592,'Quebradanegra',25)," calcext:value-type="string">
            <text:p>(25592,'Quebradanegra',25),</text:p>
          </table:table-cell>
        </table:table-row>
        <table:table-row table:style-name="ro1">
          <table:table-cell table:formula="of:=&quot;(&quot; &amp; [$Ciudad.A532] &amp; &quot;,'&quot; &amp; [$Ciudad.B532] &amp; &quot;',&quot; &amp; [$Ciudad.C532] &amp; &quot;),&quot;" office:value-type="string" office:string-value="(25594,'Quetame',25)," calcext:value-type="string">
            <text:p>(25594,'Quetame',25),</text:p>
          </table:table-cell>
        </table:table-row>
        <table:table-row table:style-name="ro1">
          <table:table-cell table:formula="of:=&quot;(&quot; &amp; [$Ciudad.A533] &amp; &quot;,'&quot; &amp; [$Ciudad.B533] &amp; &quot;',&quot; &amp; [$Ciudad.C533] &amp; &quot;),&quot;" office:value-type="string" office:string-value="(25596,'Quipile',25)," calcext:value-type="string">
            <text:p>(25596,'Quipile',25),</text:p>
          </table:table-cell>
        </table:table-row>
        <table:table-row table:style-name="ro1">
          <table:table-cell table:formula="of:=&quot;(&quot; &amp; [$Ciudad.A534] &amp; &quot;,'&quot; &amp; [$Ciudad.B534] &amp; &quot;',&quot; &amp; [$Ciudad.C534] &amp; &quot;),&quot;" office:value-type="string" office:string-value="(25599,'Apulo',25)," calcext:value-type="string">
            <text:p>(25599,'Apulo',25),</text:p>
          </table:table-cell>
        </table:table-row>
        <table:table-row table:style-name="ro1">
          <table:table-cell table:formula="of:=&quot;(&quot; &amp; [$Ciudad.A535] &amp; &quot;,'&quot; &amp; [$Ciudad.B535] &amp; &quot;',&quot; &amp; [$Ciudad.C535] &amp; &quot;),&quot;" office:value-type="string" office:string-value="(25612,'Ricaurte',25)," calcext:value-type="string">
            <text:p>(25612,'Ricaurte',25),</text:p>
          </table:table-cell>
        </table:table-row>
        <table:table-row table:style-name="ro1">
          <table:table-cell table:formula="of:=&quot;(&quot; &amp; [$Ciudad.A536] &amp; &quot;,'&quot; &amp; [$Ciudad.B536] &amp; &quot;',&quot; &amp; [$Ciudad.C536] &amp; &quot;),&quot;" office:value-type="string" office:string-value="(25645,'San Antonio del Tequendama',25)," calcext:value-type="string">
            <text:p>(25645,'San Antonio del Tequendama',25),</text:p>
          </table:table-cell>
        </table:table-row>
        <table:table-row table:style-name="ro1">
          <table:table-cell table:formula="of:=&quot;(&quot; &amp; [$Ciudad.A537] &amp; &quot;,'&quot; &amp; [$Ciudad.B537] &amp; &quot;',&quot; &amp; [$Ciudad.C537] &amp; &quot;),&quot;" office:value-type="string" office:string-value="(25649,'San Bernardo',25)," calcext:value-type="string">
            <text:p>(25649,'San Bernardo',25),</text:p>
          </table:table-cell>
        </table:table-row>
        <table:table-row table:style-name="ro1">
          <table:table-cell table:formula="of:=&quot;(&quot; &amp; [$Ciudad.A538] &amp; &quot;,'&quot; &amp; [$Ciudad.B538] &amp; &quot;',&quot; &amp; [$Ciudad.C538] &amp; &quot;),&quot;" office:value-type="string" office:string-value="(25653,'San Cayetano',25)," calcext:value-type="string">
            <text:p>(25653,'San Cayetano',25),</text:p>
          </table:table-cell>
        </table:table-row>
        <table:table-row table:style-name="ro1">
          <table:table-cell table:formula="of:=&quot;(&quot; &amp; [$Ciudad.A539] &amp; &quot;,'&quot; &amp; [$Ciudad.B539] &amp; &quot;',&quot; &amp; [$Ciudad.C539] &amp; &quot;),&quot;" office:value-type="string" office:string-value="(25658,'San Francisco',25)," calcext:value-type="string">
            <text:p>(25658,'San Francisco',25),</text:p>
          </table:table-cell>
        </table:table-row>
        <table:table-row table:style-name="ro1">
          <table:table-cell table:formula="of:=&quot;(&quot; &amp; [$Ciudad.A540] &amp; &quot;,'&quot; &amp; [$Ciudad.B540] &amp; &quot;',&quot; &amp; [$Ciudad.C540] &amp; &quot;),&quot;" office:value-type="string" office:string-value="(25662,'San Juan de Río Seco',25)," calcext:value-type="string">
            <text:p>(25662,'San Juan de Río Seco',25),</text:p>
          </table:table-cell>
        </table:table-row>
        <table:table-row table:style-name="ro1">
          <table:table-cell table:formula="of:=&quot;(&quot; &amp; [$Ciudad.A541] &amp; &quot;,'&quot; &amp; [$Ciudad.B541] &amp; &quot;',&quot; &amp; [$Ciudad.C541] &amp; &quot;),&quot;" office:value-type="string" office:string-value="(25718,'Sasaima',25)," calcext:value-type="string">
            <text:p>(25718,'Sasaima',25),</text:p>
          </table:table-cell>
        </table:table-row>
        <table:table-row table:style-name="ro1">
          <table:table-cell table:formula="of:=&quot;(&quot; &amp; [$Ciudad.A542] &amp; &quot;,'&quot; &amp; [$Ciudad.B542] &amp; &quot;',&quot; &amp; [$Ciudad.C542] &amp; &quot;),&quot;" office:value-type="string" office:string-value="(25736,'Sesquilé',25)," calcext:value-type="string">
            <text:p>(25736,'Sesquilé',25),</text:p>
          </table:table-cell>
        </table:table-row>
        <table:table-row table:style-name="ro1">
          <table:table-cell table:formula="of:=&quot;(&quot; &amp; [$Ciudad.A543] &amp; &quot;,'&quot; &amp; [$Ciudad.B543] &amp; &quot;',&quot; &amp; [$Ciudad.C543] &amp; &quot;),&quot;" office:value-type="string" office:string-value="(25740,'Sibaté',25)," calcext:value-type="string">
            <text:p>(25740,'Sibaté',25),</text:p>
          </table:table-cell>
        </table:table-row>
        <table:table-row table:style-name="ro1">
          <table:table-cell table:formula="of:=&quot;(&quot; &amp; [$Ciudad.A544] &amp; &quot;,'&quot; &amp; [$Ciudad.B544] &amp; &quot;',&quot; &amp; [$Ciudad.C544] &amp; &quot;),&quot;" office:value-type="string" office:string-value="(25743,'Silvania',25)," calcext:value-type="string">
            <text:p>(25743,'Silvania',25),</text:p>
          </table:table-cell>
        </table:table-row>
        <table:table-row table:style-name="ro1">
          <table:table-cell table:formula="of:=&quot;(&quot; &amp; [$Ciudad.A545] &amp; &quot;,'&quot; &amp; [$Ciudad.B545] &amp; &quot;',&quot; &amp; [$Ciudad.C545] &amp; &quot;),&quot;" office:value-type="string" office:string-value="(25745,'Simijaca',25)," calcext:value-type="string">
            <text:p>(25745,'Simijaca',25),</text:p>
          </table:table-cell>
        </table:table-row>
        <table:table-row table:style-name="ro1">
          <table:table-cell table:formula="of:=&quot;(&quot; &amp; [$Ciudad.A546] &amp; &quot;,'&quot; &amp; [$Ciudad.B546] &amp; &quot;',&quot; &amp; [$Ciudad.C546] &amp; &quot;),&quot;" office:value-type="string" office:string-value="(25754,'Soacha',25)," calcext:value-type="string">
            <text:p>(25754,'Soacha',25),</text:p>
          </table:table-cell>
        </table:table-row>
        <table:table-row table:style-name="ro1">
          <table:table-cell table:formula="of:=&quot;(&quot; &amp; [$Ciudad.A547] &amp; &quot;,'&quot; &amp; [$Ciudad.B547] &amp; &quot;',&quot; &amp; [$Ciudad.C547] &amp; &quot;),&quot;" office:value-type="string" office:string-value="(25758,'Sopó',25)," calcext:value-type="string">
            <text:p>(25758,'Sopó',25),</text:p>
          </table:table-cell>
        </table:table-row>
        <table:table-row table:style-name="ro1">
          <table:table-cell table:formula="of:=&quot;(&quot; &amp; [$Ciudad.A548] &amp; &quot;,'&quot; &amp; [$Ciudad.B548] &amp; &quot;',&quot; &amp; [$Ciudad.C548] &amp; &quot;),&quot;" office:value-type="string" office:string-value="(25769,'Subachoque',25)," calcext:value-type="string">
            <text:p>(25769,'Subachoque',25),</text:p>
          </table:table-cell>
        </table:table-row>
        <table:table-row table:style-name="ro1">
          <table:table-cell table:formula="of:=&quot;(&quot; &amp; [$Ciudad.A549] &amp; &quot;,'&quot; &amp; [$Ciudad.B549] &amp; &quot;',&quot; &amp; [$Ciudad.C549] &amp; &quot;),&quot;" office:value-type="string" office:string-value="(25772,'Suesca',25)," calcext:value-type="string">
            <text:p>(25772,'Suesca',25),</text:p>
          </table:table-cell>
        </table:table-row>
        <table:table-row table:style-name="ro1">
          <table:table-cell table:formula="of:=&quot;(&quot; &amp; [$Ciudad.A550] &amp; &quot;,'&quot; &amp; [$Ciudad.B550] &amp; &quot;',&quot; &amp; [$Ciudad.C550] &amp; &quot;),&quot;" office:value-type="string" office:string-value="(25777,'Supatá',25)," calcext:value-type="string">
            <text:p>(25777,'Supatá',25),</text:p>
          </table:table-cell>
        </table:table-row>
        <table:table-row table:style-name="ro1">
          <table:table-cell table:formula="of:=&quot;(&quot; &amp; [$Ciudad.A551] &amp; &quot;,'&quot; &amp; [$Ciudad.B551] &amp; &quot;',&quot; &amp; [$Ciudad.C551] &amp; &quot;),&quot;" office:value-type="string" office:string-value="(25779,'Susa',25)," calcext:value-type="string">
            <text:p>(25779,'Susa',25),</text:p>
          </table:table-cell>
        </table:table-row>
        <table:table-row table:style-name="ro1">
          <table:table-cell table:formula="of:=&quot;(&quot; &amp; [$Ciudad.A552] &amp; &quot;,'&quot; &amp; [$Ciudad.B552] &amp; &quot;',&quot; &amp; [$Ciudad.C552] &amp; &quot;),&quot;" office:value-type="string" office:string-value="(25781,'Sutatausa',25)," calcext:value-type="string">
            <text:p>(25781,'Sutatausa',25),</text:p>
          </table:table-cell>
        </table:table-row>
        <table:table-row table:style-name="ro1">
          <table:table-cell table:formula="of:=&quot;(&quot; &amp; [$Ciudad.A553] &amp; &quot;,'&quot; &amp; [$Ciudad.B553] &amp; &quot;',&quot; &amp; [$Ciudad.C553] &amp; &quot;),&quot;" office:value-type="string" office:string-value="(25785,'Tabio',25)," calcext:value-type="string">
            <text:p>(25785,'Tabio',25),</text:p>
          </table:table-cell>
        </table:table-row>
        <table:table-row table:style-name="ro1">
          <table:table-cell table:formula="of:=&quot;(&quot; &amp; [$Ciudad.A554] &amp; &quot;,'&quot; &amp; [$Ciudad.B554] &amp; &quot;',&quot; &amp; [$Ciudad.C554] &amp; &quot;),&quot;" office:value-type="string" office:string-value="(25793,'Tausa',25)," calcext:value-type="string">
            <text:p>(25793,'Tausa',25),</text:p>
          </table:table-cell>
        </table:table-row>
        <table:table-row table:style-name="ro1">
          <table:table-cell table:formula="of:=&quot;(&quot; &amp; [$Ciudad.A555] &amp; &quot;,'&quot; &amp; [$Ciudad.B555] &amp; &quot;',&quot; &amp; [$Ciudad.C555] &amp; &quot;),&quot;" office:value-type="string" office:string-value="(25797,'Tena',25)," calcext:value-type="string">
            <text:p>(25797,'Tena',25),</text:p>
          </table:table-cell>
        </table:table-row>
        <table:table-row table:style-name="ro1">
          <table:table-cell table:formula="of:=&quot;(&quot; &amp; [$Ciudad.A556] &amp; &quot;,'&quot; &amp; [$Ciudad.B556] &amp; &quot;',&quot; &amp; [$Ciudad.C556] &amp; &quot;),&quot;" office:value-type="string" office:string-value="(25799,'Tenjo',25)," calcext:value-type="string">
            <text:p>(25799,'Tenjo',25),</text:p>
          </table:table-cell>
        </table:table-row>
        <table:table-row table:style-name="ro1">
          <table:table-cell table:formula="of:=&quot;(&quot; &amp; [$Ciudad.A557] &amp; &quot;,'&quot; &amp; [$Ciudad.B557] &amp; &quot;',&quot; &amp; [$Ciudad.C557] &amp; &quot;),&quot;" office:value-type="string" office:string-value="(25805,'Tibacuy',25)," calcext:value-type="string">
            <text:p>(25805,'Tibacuy',25),</text:p>
          </table:table-cell>
        </table:table-row>
        <table:table-row table:style-name="ro1">
          <table:table-cell table:formula="of:=&quot;(&quot; &amp; [$Ciudad.A558] &amp; &quot;,'&quot; &amp; [$Ciudad.B558] &amp; &quot;',&quot; &amp; [$Ciudad.C558] &amp; &quot;),&quot;" office:value-type="string" office:string-value="(25807,'Tibirita',25)," calcext:value-type="string">
            <text:p>(25807,'Tibirita',25),</text:p>
          </table:table-cell>
        </table:table-row>
        <table:table-row table:style-name="ro1">
          <table:table-cell table:formula="of:=&quot;(&quot; &amp; [$Ciudad.A559] &amp; &quot;,'&quot; &amp; [$Ciudad.B559] &amp; &quot;',&quot; &amp; [$Ciudad.C559] &amp; &quot;),&quot;" office:value-type="string" office:string-value="(25815,'Tocaima',25)," calcext:value-type="string">
            <text:p>(25815,'Tocaima',25),</text:p>
          </table:table-cell>
        </table:table-row>
        <table:table-row table:style-name="ro1">
          <table:table-cell table:formula="of:=&quot;(&quot; &amp; [$Ciudad.A560] &amp; &quot;,'&quot; &amp; [$Ciudad.B560] &amp; &quot;',&quot; &amp; [$Ciudad.C560] &amp; &quot;),&quot;" office:value-type="string" office:string-value="(25817,'Tocancipá',25)," calcext:value-type="string">
            <text:p>(25817,'Tocancipá',25),</text:p>
          </table:table-cell>
        </table:table-row>
        <table:table-row table:style-name="ro1">
          <table:table-cell table:formula="of:=&quot;(&quot; &amp; [$Ciudad.A561] &amp; &quot;,'&quot; &amp; [$Ciudad.B561] &amp; &quot;',&quot; &amp; [$Ciudad.C561] &amp; &quot;),&quot;" office:value-type="string" office:string-value="(25823,'Topaipí',25)," calcext:value-type="string">
            <text:p>(25823,'Topaipí',25),</text:p>
          </table:table-cell>
        </table:table-row>
        <table:table-row table:style-name="ro1">
          <table:table-cell table:formula="of:=&quot;(&quot; &amp; [$Ciudad.A562] &amp; &quot;,'&quot; &amp; [$Ciudad.B562] &amp; &quot;',&quot; &amp; [$Ciudad.C562] &amp; &quot;),&quot;" office:value-type="string" office:string-value="(25839,'Ubalá',25)," calcext:value-type="string">
            <text:p>(25839,'Ubalá',25),</text:p>
          </table:table-cell>
        </table:table-row>
        <table:table-row table:style-name="ro1">
          <table:table-cell table:formula="of:=&quot;(&quot; &amp; [$Ciudad.A563] &amp; &quot;,'&quot; &amp; [$Ciudad.B563] &amp; &quot;',&quot; &amp; [$Ciudad.C563] &amp; &quot;),&quot;" office:value-type="string" office:string-value="(25841,'Ubaque',25)," calcext:value-type="string">
            <text:p>(25841,'Ubaque',25),</text:p>
          </table:table-cell>
        </table:table-row>
        <table:table-row table:style-name="ro1">
          <table:table-cell table:formula="of:=&quot;(&quot; &amp; [$Ciudad.A564] &amp; &quot;,'&quot; &amp; [$Ciudad.B564] &amp; &quot;',&quot; &amp; [$Ciudad.C564] &amp; &quot;),&quot;" office:value-type="string" office:string-value="(25843,'Villa de San Diego de Ubate',25)," calcext:value-type="string">
            <text:p>(25843,'Villa de San Diego de Ubate',25),</text:p>
          </table:table-cell>
        </table:table-row>
        <table:table-row table:style-name="ro1">
          <table:table-cell table:formula="of:=&quot;(&quot; &amp; [$Ciudad.A565] &amp; &quot;,'&quot; &amp; [$Ciudad.B565] &amp; &quot;',&quot; &amp; [$Ciudad.C565] &amp; &quot;),&quot;" office:value-type="string" office:string-value="(25845,'Une',25)," calcext:value-type="string">
            <text:p>(25845,'Une',25),</text:p>
          </table:table-cell>
        </table:table-row>
        <table:table-row table:style-name="ro1">
          <table:table-cell table:formula="of:=&quot;(&quot; &amp; [$Ciudad.A566] &amp; &quot;,'&quot; &amp; [$Ciudad.B566] &amp; &quot;',&quot; &amp; [$Ciudad.C566] &amp; &quot;),&quot;" office:value-type="string" office:string-value="(25851,'Útica',25)," calcext:value-type="string">
            <text:p>(25851,'Útica',25),</text:p>
          </table:table-cell>
        </table:table-row>
        <table:table-row table:style-name="ro1">
          <table:table-cell table:formula="of:=&quot;(&quot; &amp; [$Ciudad.A567] &amp; &quot;,'&quot; &amp; [$Ciudad.B567] &amp; &quot;',&quot; &amp; [$Ciudad.C567] &amp; &quot;),&quot;" office:value-type="string" office:string-value="(25862,'Vergara',25)," calcext:value-type="string">
            <text:p>(25862,'Vergara',25),</text:p>
          </table:table-cell>
        </table:table-row>
        <table:table-row table:style-name="ro1">
          <table:table-cell table:formula="of:=&quot;(&quot; &amp; [$Ciudad.A568] &amp; &quot;,'&quot; &amp; [$Ciudad.B568] &amp; &quot;',&quot; &amp; [$Ciudad.C568] &amp; &quot;),&quot;" office:value-type="string" office:string-value="(25867,'Vianí',25)," calcext:value-type="string">
            <text:p>(25867,'Vianí',25),</text:p>
          </table:table-cell>
        </table:table-row>
        <table:table-row table:style-name="ro1">
          <table:table-cell table:formula="of:=&quot;(&quot; &amp; [$Ciudad.A569] &amp; &quot;,'&quot; &amp; [$Ciudad.B569] &amp; &quot;',&quot; &amp; [$Ciudad.C569] &amp; &quot;),&quot;" office:value-type="string" office:string-value="(25871,'Villagómez',25)," calcext:value-type="string">
            <text:p>(25871,'Villagómez',25),</text:p>
          </table:table-cell>
        </table:table-row>
        <table:table-row table:style-name="ro1">
          <table:table-cell table:formula="of:=&quot;(&quot; &amp; [$Ciudad.A570] &amp; &quot;,'&quot; &amp; [$Ciudad.B570] &amp; &quot;',&quot; &amp; [$Ciudad.C570] &amp; &quot;),&quot;" office:value-type="string" office:string-value="(25873,'Villapinzón',25)," calcext:value-type="string">
            <text:p>(25873,'Villapinzón',25),</text:p>
          </table:table-cell>
        </table:table-row>
        <table:table-row table:style-name="ro1">
          <table:table-cell table:formula="of:=&quot;(&quot; &amp; [$Ciudad.A571] &amp; &quot;,'&quot; &amp; [$Ciudad.B571] &amp; &quot;',&quot; &amp; [$Ciudad.C571] &amp; &quot;),&quot;" office:value-type="string" office:string-value="(25875,'Villeta',25)," calcext:value-type="string">
            <text:p>(25875,'Villeta',25),</text:p>
          </table:table-cell>
        </table:table-row>
        <table:table-row table:style-name="ro1">
          <table:table-cell table:formula="of:=&quot;(&quot; &amp; [$Ciudad.A572] &amp; &quot;,'&quot; &amp; [$Ciudad.B572] &amp; &quot;',&quot; &amp; [$Ciudad.C572] &amp; &quot;),&quot;" office:value-type="string" office:string-value="(25878,'Viotá',25)," calcext:value-type="string">
            <text:p>(25878,'Viotá',25),</text:p>
          </table:table-cell>
        </table:table-row>
        <table:table-row table:style-name="ro1">
          <table:table-cell table:formula="of:=&quot;(&quot; &amp; [$Ciudad.A573] &amp; &quot;,'&quot; &amp; [$Ciudad.B573] &amp; &quot;',&quot; &amp; [$Ciudad.C573] &amp; &quot;),&quot;" office:value-type="string" office:string-value="(25885,'Yacopí',25)," calcext:value-type="string">
            <text:p>(25885,'Yacopí',25),</text:p>
          </table:table-cell>
        </table:table-row>
        <table:table-row table:style-name="ro1">
          <table:table-cell table:formula="of:=&quot;(&quot; &amp; [$Ciudad.A574] &amp; &quot;,'&quot; &amp; [$Ciudad.B574] &amp; &quot;',&quot; &amp; [$Ciudad.C574] &amp; &quot;),&quot;" office:value-type="string" office:string-value="(25898,'Zipacón',25)," calcext:value-type="string">
            <text:p>(25898,'Zipacón',25),</text:p>
          </table:table-cell>
        </table:table-row>
        <table:table-row table:style-name="ro1">
          <table:table-cell table:formula="of:=&quot;(&quot; &amp; [$Ciudad.A575] &amp; &quot;,'&quot; &amp; [$Ciudad.B575] &amp; &quot;',&quot; &amp; [$Ciudad.C575] &amp; &quot;),&quot;" office:value-type="string" office:string-value="(25899,'Zipaquirá',25)," calcext:value-type="string">
            <text:p>(25899,'Zipaquirá',25),</text:p>
          </table:table-cell>
        </table:table-row>
        <table:table-row table:style-name="ro1">
          <table:table-cell table:formula="of:=&quot;(&quot; &amp; [$Ciudad.A576] &amp; &quot;,'&quot; &amp; [$Ciudad.B576] &amp; &quot;',&quot; &amp; [$Ciudad.C576] &amp; &quot;),&quot;" office:value-type="string" office:string-value="(27001,'Quibdó',27)," calcext:value-type="string">
            <text:p>(27001,'Quibdó',27),</text:p>
          </table:table-cell>
        </table:table-row>
        <table:table-row table:style-name="ro1">
          <table:table-cell table:formula="of:=&quot;(&quot; &amp; [$Ciudad.A577] &amp; &quot;,'&quot; &amp; [$Ciudad.B577] &amp; &quot;',&quot; &amp; [$Ciudad.C577] &amp; &quot;),&quot;" office:value-type="string" office:string-value="(27006,'Acandí',27)," calcext:value-type="string">
            <text:p>(27006,'Acandí',27),</text:p>
          </table:table-cell>
        </table:table-row>
        <table:table-row table:style-name="ro1">
          <table:table-cell table:formula="of:=&quot;(&quot; &amp; [$Ciudad.A578] &amp; &quot;,'&quot; &amp; [$Ciudad.B578] &amp; &quot;',&quot; &amp; [$Ciudad.C578] &amp; &quot;),&quot;" office:value-type="string" office:string-value="(27025,'Alto Baudo',27)," calcext:value-type="string">
            <text:p>(27025,'Alto Baudo',27),</text:p>
          </table:table-cell>
        </table:table-row>
        <table:table-row table:style-name="ro1">
          <table:table-cell table:formula="of:=&quot;(&quot; &amp; [$Ciudad.A579] &amp; &quot;,'&quot; &amp; [$Ciudad.B579] &amp; &quot;',&quot; &amp; [$Ciudad.C579] &amp; &quot;),&quot;" office:value-type="string" office:string-value="(27050,'Atrato',27)," calcext:value-type="string">
            <text:p>(27050,'Atrato',27),</text:p>
          </table:table-cell>
        </table:table-row>
        <table:table-row table:style-name="ro1">
          <table:table-cell table:formula="of:=&quot;(&quot; &amp; [$Ciudad.A580] &amp; &quot;,'&quot; &amp; [$Ciudad.B580] &amp; &quot;',&quot; &amp; [$Ciudad.C580] &amp; &quot;),&quot;" office:value-type="string" office:string-value="(27073,'Bagadó',27)," calcext:value-type="string">
            <text:p>(27073,'Bagadó',27),</text:p>
          </table:table-cell>
        </table:table-row>
        <table:table-row table:style-name="ro1">
          <table:table-cell table:formula="of:=&quot;(&quot; &amp; [$Ciudad.A581] &amp; &quot;,'&quot; &amp; [$Ciudad.B581] &amp; &quot;',&quot; &amp; [$Ciudad.C581] &amp; &quot;),&quot;" office:value-type="string" office:string-value="(27075,'Bahía Solano',27)," calcext:value-type="string">
            <text:p>(27075,'Bahía Solano',27),</text:p>
          </table:table-cell>
        </table:table-row>
        <table:table-row table:style-name="ro1">
          <table:table-cell table:formula="of:=&quot;(&quot; &amp; [$Ciudad.A582] &amp; &quot;,'&quot; &amp; [$Ciudad.B582] &amp; &quot;',&quot; &amp; [$Ciudad.C582] &amp; &quot;),&quot;" office:value-type="string" office:string-value="(27077,'Bajo Baudó',27)," calcext:value-type="string">
            <text:p>(27077,'Bajo Baudó',27),</text:p>
          </table:table-cell>
        </table:table-row>
        <table:table-row table:style-name="ro1">
          <table:table-cell table:formula="of:=&quot;(&quot; &amp; [$Ciudad.A583] &amp; &quot;,'&quot; &amp; [$Ciudad.B583] &amp; &quot;',&quot; &amp; [$Ciudad.C583] &amp; &quot;),&quot;" office:value-type="string" office:string-value="(27086,'Belén de Bajira',27)," calcext:value-type="string">
            <text:p>(27086,'Belén de Bajira',27),</text:p>
          </table:table-cell>
        </table:table-row>
        <table:table-row table:style-name="ro1">
          <table:table-cell table:formula="of:=&quot;(&quot; &amp; [$Ciudad.A584] &amp; &quot;,'&quot; &amp; [$Ciudad.B584] &amp; &quot;',&quot; &amp; [$Ciudad.C584] &amp; &quot;),&quot;" office:value-type="string" office:string-value="(27099,'Bojaya',27)," calcext:value-type="string">
            <text:p>(27099,'Bojaya',27),</text:p>
          </table:table-cell>
        </table:table-row>
        <table:table-row table:style-name="ro1">
          <table:table-cell table:formula="of:=&quot;(&quot; &amp; [$Ciudad.A585] &amp; &quot;,'&quot; &amp; [$Ciudad.B585] &amp; &quot;',&quot; &amp; [$Ciudad.C585] &amp; &quot;),&quot;" office:value-type="string" office:string-value="(27135,'El Cantón del San Pablo',27)," calcext:value-type="string">
            <text:p>(27135,'El Cantón del San Pablo',27),</text:p>
          </table:table-cell>
        </table:table-row>
        <table:table-row table:style-name="ro1">
          <table:table-cell table:formula="of:=&quot;(&quot; &amp; [$Ciudad.A586] &amp; &quot;,'&quot; &amp; [$Ciudad.B586] &amp; &quot;',&quot; &amp; [$Ciudad.C586] &amp; &quot;),&quot;" office:value-type="string" office:string-value="(27150,'Carmen del Darien',27)," calcext:value-type="string">
            <text:p>(27150,'Carmen del Darien',27),</text:p>
          </table:table-cell>
        </table:table-row>
        <table:table-row table:style-name="ro1">
          <table:table-cell table:formula="of:=&quot;(&quot; &amp; [$Ciudad.A587] &amp; &quot;,'&quot; &amp; [$Ciudad.B587] &amp; &quot;',&quot; &amp; [$Ciudad.C587] &amp; &quot;),&quot;" office:value-type="string" office:string-value="(27160,'Cértegui',27)," calcext:value-type="string">
            <text:p>(27160,'Cértegui',27),</text:p>
          </table:table-cell>
        </table:table-row>
        <table:table-row table:style-name="ro1">
          <table:table-cell table:formula="of:=&quot;(&quot; &amp; [$Ciudad.A588] &amp; &quot;,'&quot; &amp; [$Ciudad.B588] &amp; &quot;',&quot; &amp; [$Ciudad.C588] &amp; &quot;),&quot;" office:value-type="string" office:string-value="(27205,'Condoto',27)," calcext:value-type="string">
            <text:p>(27205,'Condoto',27),</text:p>
          </table:table-cell>
        </table:table-row>
        <table:table-row table:style-name="ro1">
          <table:table-cell table:formula="of:=&quot;(&quot; &amp; [$Ciudad.A589] &amp; &quot;,'&quot; &amp; [$Ciudad.B589] &amp; &quot;',&quot; &amp; [$Ciudad.C589] &amp; &quot;),&quot;" office:value-type="string" office:string-value="(27245,'El Carmen de Atrato',27)," calcext:value-type="string">
            <text:p>(27245,'El Carmen de Atrato',27),</text:p>
          </table:table-cell>
        </table:table-row>
        <table:table-row table:style-name="ro1">
          <table:table-cell table:formula="of:=&quot;(&quot; &amp; [$Ciudad.A590] &amp; &quot;,'&quot; &amp; [$Ciudad.B590] &amp; &quot;',&quot; &amp; [$Ciudad.C590] &amp; &quot;),&quot;" office:value-type="string" office:string-value="(27250,'El Litoral del San Juan',27)," calcext:value-type="string">
            <text:p>(27250,'El Litoral del San Juan',27),</text:p>
          </table:table-cell>
        </table:table-row>
        <table:table-row table:style-name="ro1">
          <table:table-cell table:formula="of:=&quot;(&quot; &amp; [$Ciudad.A591] &amp; &quot;,'&quot; &amp; [$Ciudad.B591] &amp; &quot;',&quot; &amp; [$Ciudad.C591] &amp; &quot;),&quot;" office:value-type="string" office:string-value="(27361,'Istmina',27)," calcext:value-type="string">
            <text:p>(27361,'Istmina',27),</text:p>
          </table:table-cell>
        </table:table-row>
        <table:table-row table:style-name="ro1">
          <table:table-cell table:formula="of:=&quot;(&quot; &amp; [$Ciudad.A592] &amp; &quot;,'&quot; &amp; [$Ciudad.B592] &amp; &quot;',&quot; &amp; [$Ciudad.C592] &amp; &quot;),&quot;" office:value-type="string" office:string-value="(27372,'Juradó',27)," calcext:value-type="string">
            <text:p>(27372,'Juradó',27),</text:p>
          </table:table-cell>
        </table:table-row>
        <table:table-row table:style-name="ro1">
          <table:table-cell table:formula="of:=&quot;(&quot; &amp; [$Ciudad.A593] &amp; &quot;,'&quot; &amp; [$Ciudad.B593] &amp; &quot;',&quot; &amp; [$Ciudad.C593] &amp; &quot;),&quot;" office:value-type="string" office:string-value="(27413,'Lloró',27)," calcext:value-type="string">
            <text:p>(27413,'Lloró',27),</text:p>
          </table:table-cell>
        </table:table-row>
        <table:table-row table:style-name="ro1">
          <table:table-cell table:formula="of:=&quot;(&quot; &amp; [$Ciudad.A594] &amp; &quot;,'&quot; &amp; [$Ciudad.B594] &amp; &quot;',&quot; &amp; [$Ciudad.C594] &amp; &quot;),&quot;" office:value-type="string" office:string-value="(27425,'Medio Atrato',27)," calcext:value-type="string">
            <text:p>(27425,'Medio Atrato',27),</text:p>
          </table:table-cell>
        </table:table-row>
        <table:table-row table:style-name="ro1">
          <table:table-cell table:formula="of:=&quot;(&quot; &amp; [$Ciudad.A595] &amp; &quot;,'&quot; &amp; [$Ciudad.B595] &amp; &quot;',&quot; &amp; [$Ciudad.C595] &amp; &quot;),&quot;" office:value-type="string" office:string-value="(27430,'Medio Baudó',27)," calcext:value-type="string">
            <text:p>(27430,'Medio Baudó',27),</text:p>
          </table:table-cell>
        </table:table-row>
        <table:table-row table:style-name="ro1">
          <table:table-cell table:formula="of:=&quot;(&quot; &amp; [$Ciudad.A596] &amp; &quot;,'&quot; &amp; [$Ciudad.B596] &amp; &quot;',&quot; &amp; [$Ciudad.C596] &amp; &quot;),&quot;" office:value-type="string" office:string-value="(27450,'Medio San Juan',27)," calcext:value-type="string">
            <text:p>(27450,'Medio San Juan',27),</text:p>
          </table:table-cell>
        </table:table-row>
        <table:table-row table:style-name="ro1">
          <table:table-cell table:formula="of:=&quot;(&quot; &amp; [$Ciudad.A597] &amp; &quot;,'&quot; &amp; [$Ciudad.B597] &amp; &quot;',&quot; &amp; [$Ciudad.C597] &amp; &quot;),&quot;" office:value-type="string" office:string-value="(27491,'Nóvita',27)," calcext:value-type="string">
            <text:p>(27491,'Nóvita',27),</text:p>
          </table:table-cell>
        </table:table-row>
        <table:table-row table:style-name="ro1">
          <table:table-cell table:formula="of:=&quot;(&quot; &amp; [$Ciudad.A598] &amp; &quot;,'&quot; &amp; [$Ciudad.B598] &amp; &quot;',&quot; &amp; [$Ciudad.C598] &amp; &quot;),&quot;" office:value-type="string" office:string-value="(27495,'Nuquí',27)," calcext:value-type="string">
            <text:p>(27495,'Nuquí',27),</text:p>
          </table:table-cell>
        </table:table-row>
        <table:table-row table:style-name="ro1">
          <table:table-cell table:formula="of:=&quot;(&quot; &amp; [$Ciudad.A599] &amp; &quot;,'&quot; &amp; [$Ciudad.B599] &amp; &quot;',&quot; &amp; [$Ciudad.C599] &amp; &quot;),&quot;" office:value-type="string" office:string-value="(27580,'Río Iro',27)," calcext:value-type="string">
            <text:p>(27580,'Río Iro',27),</text:p>
          </table:table-cell>
        </table:table-row>
        <table:table-row table:style-name="ro1">
          <table:table-cell table:formula="of:=&quot;(&quot; &amp; [$Ciudad.A600] &amp; &quot;,'&quot; &amp; [$Ciudad.B600] &amp; &quot;',&quot; &amp; [$Ciudad.C600] &amp; &quot;),&quot;" office:value-type="string" office:string-value="(27600,'Río Quito',27)," calcext:value-type="string">
            <text:p>(27600,'Río Quito',27),</text:p>
          </table:table-cell>
        </table:table-row>
        <table:table-row table:style-name="ro1">
          <table:table-cell table:formula="of:=&quot;(&quot; &amp; [$Ciudad.A601] &amp; &quot;,'&quot; &amp; [$Ciudad.B601] &amp; &quot;',&quot; &amp; [$Ciudad.C601] &amp; &quot;),&quot;" office:value-type="string" office:string-value="(27615,'Riosucio',27)," calcext:value-type="string">
            <text:p>(27615,'Riosucio',27),</text:p>
          </table:table-cell>
        </table:table-row>
        <table:table-row table:style-name="ro1">
          <table:table-cell table:formula="of:=&quot;(&quot; &amp; [$Ciudad.A602] &amp; &quot;,'&quot; &amp; [$Ciudad.B602] &amp; &quot;',&quot; &amp; [$Ciudad.C602] &amp; &quot;),&quot;" office:value-type="string" office:string-value="(27660,'San José del Palmar',27)," calcext:value-type="string">
            <text:p>(27660,'San José del Palmar',27),</text:p>
          </table:table-cell>
        </table:table-row>
        <table:table-row table:style-name="ro1">
          <table:table-cell table:formula="of:=&quot;(&quot; &amp; [$Ciudad.A603] &amp; &quot;,'&quot; &amp; [$Ciudad.B603] &amp; &quot;',&quot; &amp; [$Ciudad.C603] &amp; &quot;),&quot;" office:value-type="string" office:string-value="(27745,'Sipí',27)," calcext:value-type="string">
            <text:p>(27745,'Sipí',27),</text:p>
          </table:table-cell>
        </table:table-row>
        <table:table-row table:style-name="ro1">
          <table:table-cell table:formula="of:=&quot;(&quot; &amp; [$Ciudad.A604] &amp; &quot;,'&quot; &amp; [$Ciudad.B604] &amp; &quot;',&quot; &amp; [$Ciudad.C604] &amp; &quot;),&quot;" office:value-type="string" office:string-value="(27787,'Tadó',27)," calcext:value-type="string">
            <text:p>(27787,'Tadó',27),</text:p>
          </table:table-cell>
        </table:table-row>
        <table:table-row table:style-name="ro1">
          <table:table-cell table:formula="of:=&quot;(&quot; &amp; [$Ciudad.A605] &amp; &quot;,'&quot; &amp; [$Ciudad.B605] &amp; &quot;',&quot; &amp; [$Ciudad.C605] &amp; &quot;),&quot;" office:value-type="string" office:string-value="(27800,'Unguía',27)," calcext:value-type="string">
            <text:p>(27800,'Unguía',27),</text:p>
          </table:table-cell>
        </table:table-row>
        <table:table-row table:style-name="ro1">
          <table:table-cell table:formula="of:=&quot;(&quot; &amp; [$Ciudad.A606] &amp; &quot;,'&quot; &amp; [$Ciudad.B606] &amp; &quot;',&quot; &amp; [$Ciudad.C606] &amp; &quot;),&quot;" office:value-type="string" office:string-value="(27810,'Unión Panamericana',27)," calcext:value-type="string">
            <text:p>(27810,'Unión Panamericana',27),</text:p>
          </table:table-cell>
        </table:table-row>
        <table:table-row table:style-name="ro1">
          <table:table-cell table:formula="of:=&quot;(&quot; &amp; [$Ciudad.A607] &amp; &quot;,'&quot; &amp; [$Ciudad.B607] &amp; &quot;',&quot; &amp; [$Ciudad.C607] &amp; &quot;),&quot;" office:value-type="string" office:string-value="(41001,'Neiva',41)," calcext:value-type="string">
            <text:p>(41001,'Neiva',41),</text:p>
          </table:table-cell>
        </table:table-row>
        <table:table-row table:style-name="ro1">
          <table:table-cell table:formula="of:=&quot;(&quot; &amp; [$Ciudad.A608] &amp; &quot;,'&quot; &amp; [$Ciudad.B608] &amp; &quot;',&quot; &amp; [$Ciudad.C608] &amp; &quot;),&quot;" office:value-type="string" office:string-value="(41006,'Acevedo',41)," calcext:value-type="string">
            <text:p>(41006,'Acevedo',41),</text:p>
          </table:table-cell>
        </table:table-row>
        <table:table-row table:style-name="ro1">
          <table:table-cell table:formula="of:=&quot;(&quot; &amp; [$Ciudad.A609] &amp; &quot;,'&quot; &amp; [$Ciudad.B609] &amp; &quot;',&quot; &amp; [$Ciudad.C609] &amp; &quot;),&quot;" office:value-type="string" office:string-value="(41013,'Agrado',41)," calcext:value-type="string">
            <text:p>(41013,'Agrado',41),</text:p>
          </table:table-cell>
        </table:table-row>
        <table:table-row table:style-name="ro1">
          <table:table-cell table:formula="of:=&quot;(&quot; &amp; [$Ciudad.A610] &amp; &quot;,'&quot; &amp; [$Ciudad.B610] &amp; &quot;',&quot; &amp; [$Ciudad.C610] &amp; &quot;),&quot;" office:value-type="string" office:string-value="(41016,'Aipe',41)," calcext:value-type="string">
            <text:p>(41016,'Aipe',41),</text:p>
          </table:table-cell>
        </table:table-row>
        <table:table-row table:style-name="ro1">
          <table:table-cell table:formula="of:=&quot;(&quot; &amp; [$Ciudad.A611] &amp; &quot;,'&quot; &amp; [$Ciudad.B611] &amp; &quot;',&quot; &amp; [$Ciudad.C611] &amp; &quot;),&quot;" office:value-type="string" office:string-value="(41020,'Algeciras',41)," calcext:value-type="string">
            <text:p>(41020,'Algeciras',41),</text:p>
          </table:table-cell>
        </table:table-row>
        <table:table-row table:style-name="ro1">
          <table:table-cell table:formula="of:=&quot;(&quot; &amp; [$Ciudad.A612] &amp; &quot;,'&quot; &amp; [$Ciudad.B612] &amp; &quot;',&quot; &amp; [$Ciudad.C612] &amp; &quot;),&quot;" office:value-type="string" office:string-value="(41026,'Altamira',41)," calcext:value-type="string">
            <text:p>(41026,'Altamira',41),</text:p>
          </table:table-cell>
        </table:table-row>
        <table:table-row table:style-name="ro1">
          <table:table-cell table:formula="of:=&quot;(&quot; &amp; [$Ciudad.A613] &amp; &quot;,'&quot; &amp; [$Ciudad.B613] &amp; &quot;',&quot; &amp; [$Ciudad.C613] &amp; &quot;),&quot;" office:value-type="string" office:string-value="(41078,'Baraya',41)," calcext:value-type="string">
            <text:p>(41078,'Baraya',41),</text:p>
          </table:table-cell>
        </table:table-row>
        <table:table-row table:style-name="ro1">
          <table:table-cell table:formula="of:=&quot;(&quot; &amp; [$Ciudad.A614] &amp; &quot;,'&quot; &amp; [$Ciudad.B614] &amp; &quot;',&quot; &amp; [$Ciudad.C614] &amp; &quot;),&quot;" office:value-type="string" office:string-value="(41132,'Campoalegre',41)," calcext:value-type="string">
            <text:p>(41132,'Campoalegre',41),</text:p>
          </table:table-cell>
        </table:table-row>
        <table:table-row table:style-name="ro1">
          <table:table-cell table:formula="of:=&quot;(&quot; &amp; [$Ciudad.A615] &amp; &quot;,'&quot; &amp; [$Ciudad.B615] &amp; &quot;',&quot; &amp; [$Ciudad.C615] &amp; &quot;),&quot;" office:value-type="string" office:string-value="(41206,'Colombia',41)," calcext:value-type="string">
            <text:p>(41206,'Colombia',41),</text:p>
          </table:table-cell>
        </table:table-row>
        <table:table-row table:style-name="ro1">
          <table:table-cell table:formula="of:=&quot;(&quot; &amp; [$Ciudad.A616] &amp; &quot;,'&quot; &amp; [$Ciudad.B616] &amp; &quot;',&quot; &amp; [$Ciudad.C616] &amp; &quot;),&quot;" office:value-type="string" office:string-value="(41244,'Elías',41)," calcext:value-type="string">
            <text:p>(41244,'Elías',41),</text:p>
          </table:table-cell>
        </table:table-row>
        <table:table-row table:style-name="ro1">
          <table:table-cell table:formula="of:=&quot;(&quot; &amp; [$Ciudad.A617] &amp; &quot;,'&quot; &amp; [$Ciudad.B617] &amp; &quot;',&quot; &amp; [$Ciudad.C617] &amp; &quot;),&quot;" office:value-type="string" office:string-value="(41298,'Garzón',41)," calcext:value-type="string">
            <text:p>(41298,'Garzón',41),</text:p>
          </table:table-cell>
        </table:table-row>
        <table:table-row table:style-name="ro1">
          <table:table-cell table:formula="of:=&quot;(&quot; &amp; [$Ciudad.A618] &amp; &quot;,'&quot; &amp; [$Ciudad.B618] &amp; &quot;',&quot; &amp; [$Ciudad.C618] &amp; &quot;),&quot;" office:value-type="string" office:string-value="(41306,'Gigante',41)," calcext:value-type="string">
            <text:p>(41306,'Gigante',41),</text:p>
          </table:table-cell>
        </table:table-row>
        <table:table-row table:style-name="ro1">
          <table:table-cell table:formula="of:=&quot;(&quot; &amp; [$Ciudad.A619] &amp; &quot;,'&quot; &amp; [$Ciudad.B619] &amp; &quot;',&quot; &amp; [$Ciudad.C619] &amp; &quot;),&quot;" office:value-type="string" office:string-value="(41319,'Guadalupe',41)," calcext:value-type="string">
            <text:p>(41319,'Guadalupe',41),</text:p>
          </table:table-cell>
        </table:table-row>
        <table:table-row table:style-name="ro1">
          <table:table-cell table:formula="of:=&quot;(&quot; &amp; [$Ciudad.A620] &amp; &quot;,'&quot; &amp; [$Ciudad.B620] &amp; &quot;',&quot; &amp; [$Ciudad.C620] &amp; &quot;),&quot;" office:value-type="string" office:string-value="(41349,'Hobo',41)," calcext:value-type="string">
            <text:p>(41349,'Hobo',41),</text:p>
          </table:table-cell>
        </table:table-row>
        <table:table-row table:style-name="ro1">
          <table:table-cell table:formula="of:=&quot;(&quot; &amp; [$Ciudad.A621] &amp; &quot;,'&quot; &amp; [$Ciudad.B621] &amp; &quot;',&quot; &amp; [$Ciudad.C621] &amp; &quot;),&quot;" office:value-type="string" office:string-value="(41357,'Iquira',41)," calcext:value-type="string">
            <text:p>(41357,'Iquira',41),</text:p>
          </table:table-cell>
        </table:table-row>
        <table:table-row table:style-name="ro1">
          <table:table-cell table:formula="of:=&quot;(&quot; &amp; [$Ciudad.A622] &amp; &quot;,'&quot; &amp; [$Ciudad.B622] &amp; &quot;',&quot; &amp; [$Ciudad.C622] &amp; &quot;),&quot;" office:value-type="string" office:string-value="(41359,'Isnos',41)," calcext:value-type="string">
            <text:p>(41359,'Isnos',41),</text:p>
          </table:table-cell>
        </table:table-row>
        <table:table-row table:style-name="ro1">
          <table:table-cell table:formula="of:=&quot;(&quot; &amp; [$Ciudad.A623] &amp; &quot;,'&quot; &amp; [$Ciudad.B623] &amp; &quot;',&quot; &amp; [$Ciudad.C623] &amp; &quot;),&quot;" office:value-type="string" office:string-value="(41378,'La Argentina',41)," calcext:value-type="string">
            <text:p>(41378,'La Argentina',41),</text:p>
          </table:table-cell>
        </table:table-row>
        <table:table-row table:style-name="ro1">
          <table:table-cell table:formula="of:=&quot;(&quot; &amp; [$Ciudad.A624] &amp; &quot;,'&quot; &amp; [$Ciudad.B624] &amp; &quot;',&quot; &amp; [$Ciudad.C624] &amp; &quot;),&quot;" office:value-type="string" office:string-value="(41396,'La Plata',41)," calcext:value-type="string">
            <text:p>(41396,'La Plata',41),</text:p>
          </table:table-cell>
        </table:table-row>
        <table:table-row table:style-name="ro1">
          <table:table-cell table:formula="of:=&quot;(&quot; &amp; [$Ciudad.A625] &amp; &quot;,'&quot; &amp; [$Ciudad.B625] &amp; &quot;',&quot; &amp; [$Ciudad.C625] &amp; &quot;),&quot;" office:value-type="string" office:string-value="(41483,'Nátaga',41)," calcext:value-type="string">
            <text:p>(41483,'Nátaga',41),</text:p>
          </table:table-cell>
        </table:table-row>
        <table:table-row table:style-name="ro1">
          <table:table-cell table:formula="of:=&quot;(&quot; &amp; [$Ciudad.A626] &amp; &quot;,'&quot; &amp; [$Ciudad.B626] &amp; &quot;',&quot; &amp; [$Ciudad.C626] &amp; &quot;),&quot;" office:value-type="string" office:string-value="(41503,'Oporapa',41)," calcext:value-type="string">
            <text:p>(41503,'Oporapa',41),</text:p>
          </table:table-cell>
        </table:table-row>
        <table:table-row table:style-name="ro1">
          <table:table-cell table:formula="of:=&quot;(&quot; &amp; [$Ciudad.A627] &amp; &quot;,'&quot; &amp; [$Ciudad.B627] &amp; &quot;',&quot; &amp; [$Ciudad.C627] &amp; &quot;),&quot;" office:value-type="string" office:string-value="(41518,'Paicol',41)," calcext:value-type="string">
            <text:p>(41518,'Paicol',41),</text:p>
          </table:table-cell>
        </table:table-row>
        <table:table-row table:style-name="ro1">
          <table:table-cell table:formula="of:=&quot;(&quot; &amp; [$Ciudad.A628] &amp; &quot;,'&quot; &amp; [$Ciudad.B628] &amp; &quot;',&quot; &amp; [$Ciudad.C628] &amp; &quot;),&quot;" office:value-type="string" office:string-value="(41524,'Palermo',41)," calcext:value-type="string">
            <text:p>(41524,'Palermo',41),</text:p>
          </table:table-cell>
        </table:table-row>
        <table:table-row table:style-name="ro1">
          <table:table-cell table:formula="of:=&quot;(&quot; &amp; [$Ciudad.A629] &amp; &quot;,'&quot; &amp; [$Ciudad.B629] &amp; &quot;',&quot; &amp; [$Ciudad.C629] &amp; &quot;),&quot;" office:value-type="string" office:string-value="(41530,'Palestina',41)," calcext:value-type="string">
            <text:p>(41530,'Palestina',41),</text:p>
          </table:table-cell>
        </table:table-row>
        <table:table-row table:style-name="ro1">
          <table:table-cell table:formula="of:=&quot;(&quot; &amp; [$Ciudad.A630] &amp; &quot;,'&quot; &amp; [$Ciudad.B630] &amp; &quot;',&quot; &amp; [$Ciudad.C630] &amp; &quot;),&quot;" office:value-type="string" office:string-value="(41548,'Pital',41)," calcext:value-type="string">
            <text:p>(41548,'Pital',41),</text:p>
          </table:table-cell>
        </table:table-row>
        <table:table-row table:style-name="ro1">
          <table:table-cell table:formula="of:=&quot;(&quot; &amp; [$Ciudad.A631] &amp; &quot;,'&quot; &amp; [$Ciudad.B631] &amp; &quot;',&quot; &amp; [$Ciudad.C631] &amp; &quot;),&quot;" office:value-type="string" office:string-value="(41551,'Pitalito',41)," calcext:value-type="string">
            <text:p>(41551,'Pitalito',41),</text:p>
          </table:table-cell>
        </table:table-row>
        <table:table-row table:style-name="ro1">
          <table:table-cell table:formula="of:=&quot;(&quot; &amp; [$Ciudad.A632] &amp; &quot;,'&quot; &amp; [$Ciudad.B632] &amp; &quot;',&quot; &amp; [$Ciudad.C632] &amp; &quot;),&quot;" office:value-type="string" office:string-value="(41615,'Rivera',41)," calcext:value-type="string">
            <text:p>(41615,'Rivera',41),</text:p>
          </table:table-cell>
        </table:table-row>
        <table:table-row table:style-name="ro1">
          <table:table-cell table:formula="of:=&quot;(&quot; &amp; [$Ciudad.A633] &amp; &quot;,'&quot; &amp; [$Ciudad.B633] &amp; &quot;',&quot; &amp; [$Ciudad.C633] &amp; &quot;),&quot;" office:value-type="string" office:string-value="(41660,'Saladoblanco',41)," calcext:value-type="string">
            <text:p>(41660,'Saladoblanco',41),</text:p>
          </table:table-cell>
        </table:table-row>
        <table:table-row table:style-name="ro1">
          <table:table-cell table:formula="of:=&quot;(&quot; &amp; [$Ciudad.A634] &amp; &quot;,'&quot; &amp; [$Ciudad.B634] &amp; &quot;',&quot; &amp; [$Ciudad.C634] &amp; &quot;),&quot;" office:value-type="string" office:string-value="(41668,'San Agustín',41)," calcext:value-type="string">
            <text:p>(41668,'San Agustín',41),</text:p>
          </table:table-cell>
        </table:table-row>
        <table:table-row table:style-name="ro1">
          <table:table-cell table:formula="of:=&quot;(&quot; &amp; [$Ciudad.A635] &amp; &quot;,'&quot; &amp; [$Ciudad.B635] &amp; &quot;',&quot; &amp; [$Ciudad.C635] &amp; &quot;),&quot;" office:value-type="string" office:string-value="(41676,'Santa María',41)," calcext:value-type="string">
            <text:p>(41676,'Santa María',41),</text:p>
          </table:table-cell>
        </table:table-row>
        <table:table-row table:style-name="ro1">
          <table:table-cell table:formula="of:=&quot;(&quot; &amp; [$Ciudad.A636] &amp; &quot;,'&quot; &amp; [$Ciudad.B636] &amp; &quot;',&quot; &amp; [$Ciudad.C636] &amp; &quot;),&quot;" office:value-type="string" office:string-value="(41770,'Suaza',41)," calcext:value-type="string">
            <text:p>(41770,'Suaza',41),</text:p>
          </table:table-cell>
        </table:table-row>
        <table:table-row table:style-name="ro1">
          <table:table-cell table:formula="of:=&quot;(&quot; &amp; [$Ciudad.A637] &amp; &quot;,'&quot; &amp; [$Ciudad.B637] &amp; &quot;',&quot; &amp; [$Ciudad.C637] &amp; &quot;),&quot;" office:value-type="string" office:string-value="(41791,'Tarqui',41)," calcext:value-type="string">
            <text:p>(41791,'Tarqui',41),</text:p>
          </table:table-cell>
        </table:table-row>
        <table:table-row table:style-name="ro1">
          <table:table-cell table:formula="of:=&quot;(&quot; &amp; [$Ciudad.A638] &amp; &quot;,'&quot; &amp; [$Ciudad.B638] &amp; &quot;',&quot; &amp; [$Ciudad.C638] &amp; &quot;),&quot;" office:value-type="string" office:string-value="(41797,'Tesalia',41)," calcext:value-type="string">
            <text:p>(41797,'Tesalia',41),</text:p>
          </table:table-cell>
        </table:table-row>
        <table:table-row table:style-name="ro1">
          <table:table-cell table:formula="of:=&quot;(&quot; &amp; [$Ciudad.A639] &amp; &quot;,'&quot; &amp; [$Ciudad.B639] &amp; &quot;',&quot; &amp; [$Ciudad.C639] &amp; &quot;),&quot;" office:value-type="string" office:string-value="(41799,'Tello',41)," calcext:value-type="string">
            <text:p>(41799,'Tello',41),</text:p>
          </table:table-cell>
        </table:table-row>
        <table:table-row table:style-name="ro1">
          <table:table-cell table:formula="of:=&quot;(&quot; &amp; [$Ciudad.A640] &amp; &quot;,'&quot; &amp; [$Ciudad.B640] &amp; &quot;',&quot; &amp; [$Ciudad.C640] &amp; &quot;),&quot;" office:value-type="string" office:string-value="(41801,'Teruel',41)," calcext:value-type="string">
            <text:p>(41801,'Teruel',41),</text:p>
          </table:table-cell>
        </table:table-row>
        <table:table-row table:style-name="ro1">
          <table:table-cell table:formula="of:=&quot;(&quot; &amp; [$Ciudad.A641] &amp; &quot;,'&quot; &amp; [$Ciudad.B641] &amp; &quot;',&quot; &amp; [$Ciudad.C641] &amp; &quot;),&quot;" office:value-type="string" office:string-value="(41807,'Timaná',41)," calcext:value-type="string">
            <text:p>(41807,'Timaná',41),</text:p>
          </table:table-cell>
        </table:table-row>
        <table:table-row table:style-name="ro1">
          <table:table-cell table:formula="of:=&quot;(&quot; &amp; [$Ciudad.A642] &amp; &quot;,'&quot; &amp; [$Ciudad.B642] &amp; &quot;',&quot; &amp; [$Ciudad.C642] &amp; &quot;),&quot;" office:value-type="string" office:string-value="(41872,'Villavieja',41)," calcext:value-type="string">
            <text:p>(41872,'Villavieja',41),</text:p>
          </table:table-cell>
        </table:table-row>
        <table:table-row table:style-name="ro1">
          <table:table-cell table:formula="of:=&quot;(&quot; &amp; [$Ciudad.A643] &amp; &quot;,'&quot; &amp; [$Ciudad.B643] &amp; &quot;',&quot; &amp; [$Ciudad.C643] &amp; &quot;),&quot;" office:value-type="string" office:string-value="(41885,'Yaguará',41)," calcext:value-type="string">
            <text:p>(41885,'Yaguará',41),</text:p>
          </table:table-cell>
        </table:table-row>
        <table:table-row table:style-name="ro1">
          <table:table-cell table:formula="of:=&quot;(&quot; &amp; [$Ciudad.A644] &amp; &quot;,'&quot; &amp; [$Ciudad.B644] &amp; &quot;',&quot; &amp; [$Ciudad.C644] &amp; &quot;),&quot;" office:value-type="string" office:string-value="(44001,'Riohacha',44)," calcext:value-type="string">
            <text:p>(44001,'Riohacha',44),</text:p>
          </table:table-cell>
        </table:table-row>
        <table:table-row table:style-name="ro1">
          <table:table-cell table:formula="of:=&quot;(&quot; &amp; [$Ciudad.A645] &amp; &quot;,'&quot; &amp; [$Ciudad.B645] &amp; &quot;',&quot; &amp; [$Ciudad.C645] &amp; &quot;),&quot;" office:value-type="string" office:string-value="(44035,'Albania',44)," calcext:value-type="string">
            <text:p>(44035,'Albania',44),</text:p>
          </table:table-cell>
        </table:table-row>
        <table:table-row table:style-name="ro1">
          <table:table-cell table:formula="of:=&quot;(&quot; &amp; [$Ciudad.A646] &amp; &quot;,'&quot; &amp; [$Ciudad.B646] &amp; &quot;',&quot; &amp; [$Ciudad.C646] &amp; &quot;),&quot;" office:value-type="string" office:string-value="(44078,'Barrancas',44)," calcext:value-type="string">
            <text:p>(44078,'Barrancas',44),</text:p>
          </table:table-cell>
        </table:table-row>
        <table:table-row table:style-name="ro1">
          <table:table-cell table:formula="of:=&quot;(&quot; &amp; [$Ciudad.A647] &amp; &quot;,'&quot; &amp; [$Ciudad.B647] &amp; &quot;',&quot; &amp; [$Ciudad.C647] &amp; &quot;),&quot;" office:value-type="string" office:string-value="(44090,'Dibula',44)," calcext:value-type="string">
            <text:p>(44090,'Dibula',44),</text:p>
          </table:table-cell>
        </table:table-row>
        <table:table-row table:style-name="ro1">
          <table:table-cell table:formula="of:=&quot;(&quot; &amp; [$Ciudad.A648] &amp; &quot;,'&quot; &amp; [$Ciudad.B648] &amp; &quot;',&quot; &amp; [$Ciudad.C648] &amp; &quot;),&quot;" office:value-type="string" office:string-value="(44098,'Distracción',44)," calcext:value-type="string">
            <text:p>(44098,'Distracción',44),</text:p>
          </table:table-cell>
        </table:table-row>
        <table:table-row table:style-name="ro1">
          <table:table-cell table:formula="of:=&quot;(&quot; &amp; [$Ciudad.A649] &amp; &quot;,'&quot; &amp; [$Ciudad.B649] &amp; &quot;',&quot; &amp; [$Ciudad.C649] &amp; &quot;),&quot;" office:value-type="string" office:string-value="(44110,'El Molino',44)," calcext:value-type="string">
            <text:p>(44110,'El Molino',44),</text:p>
          </table:table-cell>
        </table:table-row>
        <table:table-row table:style-name="ro1">
          <table:table-cell table:formula="of:=&quot;(&quot; &amp; [$Ciudad.A650] &amp; &quot;,'&quot; &amp; [$Ciudad.B650] &amp; &quot;',&quot; &amp; [$Ciudad.C650] &amp; &quot;),&quot;" office:value-type="string" office:string-value="(44279,'Fonseca',44)," calcext:value-type="string">
            <text:p>(44279,'Fonseca',44),</text:p>
          </table:table-cell>
        </table:table-row>
        <table:table-row table:style-name="ro1">
          <table:table-cell table:formula="of:=&quot;(&quot; &amp; [$Ciudad.A651] &amp; &quot;,'&quot; &amp; [$Ciudad.B651] &amp; &quot;',&quot; &amp; [$Ciudad.C651] &amp; &quot;),&quot;" office:value-type="string" office:string-value="(44378,'Hatonuevo',44)," calcext:value-type="string">
            <text:p>(44378,'Hatonuevo',44),</text:p>
          </table:table-cell>
        </table:table-row>
        <table:table-row table:style-name="ro1">
          <table:table-cell table:formula="of:=&quot;(&quot; &amp; [$Ciudad.A652] &amp; &quot;,'&quot; &amp; [$Ciudad.B652] &amp; &quot;',&quot; &amp; [$Ciudad.C652] &amp; &quot;),&quot;" office:value-type="string" office:string-value="(44420,'La Jagua del Pilar',44)," calcext:value-type="string">
            <text:p>(44420,'La Jagua del Pilar',44),</text:p>
          </table:table-cell>
        </table:table-row>
        <table:table-row table:style-name="ro1">
          <table:table-cell table:formula="of:=&quot;(&quot; &amp; [$Ciudad.A653] &amp; &quot;,'&quot; &amp; [$Ciudad.B653] &amp; &quot;',&quot; &amp; [$Ciudad.C653] &amp; &quot;),&quot;" office:value-type="string" office:string-value="(44430,'Maicao',44)," calcext:value-type="string">
            <text:p>(44430,'Maicao',44),</text:p>
          </table:table-cell>
        </table:table-row>
        <table:table-row table:style-name="ro1">
          <table:table-cell table:formula="of:=&quot;(&quot; &amp; [$Ciudad.A654] &amp; &quot;,'&quot; &amp; [$Ciudad.B654] &amp; &quot;',&quot; &amp; [$Ciudad.C654] &amp; &quot;),&quot;" office:value-type="string" office:string-value="(44560,'Manaure',44)," calcext:value-type="string">
            <text:p>(44560,'Manaure',44),</text:p>
          </table:table-cell>
        </table:table-row>
        <table:table-row table:style-name="ro1">
          <table:table-cell table:formula="of:=&quot;(&quot; &amp; [$Ciudad.A655] &amp; &quot;,'&quot; &amp; [$Ciudad.B655] &amp; &quot;',&quot; &amp; [$Ciudad.C655] &amp; &quot;),&quot;" office:value-type="string" office:string-value="(44650,'San Juan del Cesar',44)," calcext:value-type="string">
            <text:p>(44650,'San Juan del Cesar',44),</text:p>
          </table:table-cell>
        </table:table-row>
        <table:table-row table:style-name="ro1">
          <table:table-cell table:formula="of:=&quot;(&quot; &amp; [$Ciudad.A656] &amp; &quot;,'&quot; &amp; [$Ciudad.B656] &amp; &quot;',&quot; &amp; [$Ciudad.C656] &amp; &quot;),&quot;" office:value-type="string" office:string-value="(44847,'Uribia',44)," calcext:value-type="string">
            <text:p>(44847,'Uribia',44),</text:p>
          </table:table-cell>
        </table:table-row>
        <table:table-row table:style-name="ro1">
          <table:table-cell table:formula="of:=&quot;(&quot; &amp; [$Ciudad.A657] &amp; &quot;,'&quot; &amp; [$Ciudad.B657] &amp; &quot;',&quot; &amp; [$Ciudad.C657] &amp; &quot;),&quot;" office:value-type="string" office:string-value="(44855,'Urumita',44)," calcext:value-type="string">
            <text:p>(44855,'Urumita',44),</text:p>
          </table:table-cell>
        </table:table-row>
        <table:table-row table:style-name="ro1">
          <table:table-cell table:formula="of:=&quot;(&quot; &amp; [$Ciudad.A658] &amp; &quot;,'&quot; &amp; [$Ciudad.B658] &amp; &quot;',&quot; &amp; [$Ciudad.C658] &amp; &quot;),&quot;" office:value-type="string" office:string-value="(44874,'Villanueva',44)," calcext:value-type="string">
            <text:p>(44874,'Villanueva',44),</text:p>
          </table:table-cell>
        </table:table-row>
        <table:table-row table:style-name="ro1">
          <table:table-cell table:formula="of:=&quot;(&quot; &amp; [$Ciudad.A659] &amp; &quot;,'&quot; &amp; [$Ciudad.B659] &amp; &quot;',&quot; &amp; [$Ciudad.C659] &amp; &quot;),&quot;" office:value-type="string" office:string-value="(47001,'Santa Marta',47)," calcext:value-type="string">
            <text:p>(47001,'Santa Marta',47),</text:p>
          </table:table-cell>
        </table:table-row>
        <table:table-row table:style-name="ro1">
          <table:table-cell table:formula="of:=&quot;(&quot; &amp; [$Ciudad.A660] &amp; &quot;,'&quot; &amp; [$Ciudad.B660] &amp; &quot;',&quot; &amp; [$Ciudad.C660] &amp; &quot;),&quot;" office:value-type="string" office:string-value="(47030,'Algarrobo',47)," calcext:value-type="string">
            <text:p>(47030,'Algarrobo',47),</text:p>
          </table:table-cell>
        </table:table-row>
        <table:table-row table:style-name="ro1">
          <table:table-cell table:formula="of:=&quot;(&quot; &amp; [$Ciudad.A661] &amp; &quot;,'&quot; &amp; [$Ciudad.B661] &amp; &quot;',&quot; &amp; [$Ciudad.C661] &amp; &quot;),&quot;" office:value-type="string" office:string-value="(47053,'Aracataca',47)," calcext:value-type="string">
            <text:p>(47053,'Aracataca',47),</text:p>
          </table:table-cell>
        </table:table-row>
        <table:table-row table:style-name="ro1">
          <table:table-cell table:formula="of:=&quot;(&quot; &amp; [$Ciudad.A662] &amp; &quot;,'&quot; &amp; [$Ciudad.B662] &amp; &quot;',&quot; &amp; [$Ciudad.C662] &amp; &quot;),&quot;" office:value-type="string" office:string-value="(47058,'Ariguaní',47)," calcext:value-type="string">
            <text:p>(47058,'Ariguaní',47),</text:p>
          </table:table-cell>
        </table:table-row>
        <table:table-row table:style-name="ro1">
          <table:table-cell table:formula="of:=&quot;(&quot; &amp; [$Ciudad.A663] &amp; &quot;,'&quot; &amp; [$Ciudad.B663] &amp; &quot;',&quot; &amp; [$Ciudad.C663] &amp; &quot;),&quot;" office:value-type="string" office:string-value="(47161,'Cerro San Antonio',47)," calcext:value-type="string">
            <text:p>(47161,'Cerro San Antonio',47),</text:p>
          </table:table-cell>
        </table:table-row>
        <table:table-row table:style-name="ro1">
          <table:table-cell table:formula="of:=&quot;(&quot; &amp; [$Ciudad.A664] &amp; &quot;,'&quot; &amp; [$Ciudad.B664] &amp; &quot;',&quot; &amp; [$Ciudad.C664] &amp; &quot;),&quot;" office:value-type="string" office:string-value="(47170,'Chivolo',47)," calcext:value-type="string">
            <text:p>(47170,'Chivolo',47),</text:p>
          </table:table-cell>
        </table:table-row>
        <table:table-row table:style-name="ro1">
          <table:table-cell table:formula="of:=&quot;(&quot; &amp; [$Ciudad.A665] &amp; &quot;,'&quot; &amp; [$Ciudad.B665] &amp; &quot;',&quot; &amp; [$Ciudad.C665] &amp; &quot;),&quot;" office:value-type="string" office:string-value="(47189,'Ciénaga',47)," calcext:value-type="string">
            <text:p>(47189,'Ciénaga',47),</text:p>
          </table:table-cell>
        </table:table-row>
        <table:table-row table:style-name="ro1">
          <table:table-cell table:formula="of:=&quot;(&quot; &amp; [$Ciudad.A666] &amp; &quot;,'&quot; &amp; [$Ciudad.B666] &amp; &quot;',&quot; &amp; [$Ciudad.C666] &amp; &quot;),&quot;" office:value-type="string" office:string-value="(47205,'Concordia',47)," calcext:value-type="string">
            <text:p>(47205,'Concordia',47),</text:p>
          </table:table-cell>
        </table:table-row>
        <table:table-row table:style-name="ro1">
          <table:table-cell table:formula="of:=&quot;(&quot; &amp; [$Ciudad.A667] &amp; &quot;,'&quot; &amp; [$Ciudad.B667] &amp; &quot;',&quot; &amp; [$Ciudad.C667] &amp; &quot;),&quot;" office:value-type="string" office:string-value="(47245,'El Banco',47)," calcext:value-type="string">
            <text:p>(47245,'El Banco',47),</text:p>
          </table:table-cell>
        </table:table-row>
        <table:table-row table:style-name="ro1">
          <table:table-cell table:formula="of:=&quot;(&quot; &amp; [$Ciudad.A668] &amp; &quot;,'&quot; &amp; [$Ciudad.B668] &amp; &quot;',&quot; &amp; [$Ciudad.C668] &amp; &quot;),&quot;" office:value-type="string" office:string-value="(47258,'El Piñon',47)," calcext:value-type="string">
            <text:p>(47258,'El Piñon',47),</text:p>
          </table:table-cell>
        </table:table-row>
        <table:table-row table:style-name="ro1">
          <table:table-cell table:formula="of:=&quot;(&quot; &amp; [$Ciudad.A669] &amp; &quot;,'&quot; &amp; [$Ciudad.B669] &amp; &quot;',&quot; &amp; [$Ciudad.C669] &amp; &quot;),&quot;" office:value-type="string" office:string-value="(47268,'El Retén',47)," calcext:value-type="string">
            <text:p>(47268,'El Retén',47),</text:p>
          </table:table-cell>
        </table:table-row>
        <table:table-row table:style-name="ro1">
          <table:table-cell table:formula="of:=&quot;(&quot; &amp; [$Ciudad.A670] &amp; &quot;,'&quot; &amp; [$Ciudad.B670] &amp; &quot;',&quot; &amp; [$Ciudad.C670] &amp; &quot;),&quot;" office:value-type="string" office:string-value="(47288,'Fundación',47)," calcext:value-type="string">
            <text:p>(47288,'Fundación',47),</text:p>
          </table:table-cell>
        </table:table-row>
        <table:table-row table:style-name="ro1">
          <table:table-cell table:formula="of:=&quot;(&quot; &amp; [$Ciudad.A671] &amp; &quot;,'&quot; &amp; [$Ciudad.B671] &amp; &quot;',&quot; &amp; [$Ciudad.C671] &amp; &quot;),&quot;" office:value-type="string" office:string-value="(47318,'Guamal',47)," calcext:value-type="string">
            <text:p>(47318,'Guamal',47),</text:p>
          </table:table-cell>
        </table:table-row>
        <table:table-row table:style-name="ro1">
          <table:table-cell table:formula="of:=&quot;(&quot; &amp; [$Ciudad.A672] &amp; &quot;,'&quot; &amp; [$Ciudad.B672] &amp; &quot;',&quot; &amp; [$Ciudad.C672] &amp; &quot;),&quot;" office:value-type="string" office:string-value="(47460,'Nueva Granada',47)," calcext:value-type="string">
            <text:p>(47460,'Nueva Granada',47),</text:p>
          </table:table-cell>
        </table:table-row>
        <table:table-row table:style-name="ro1">
          <table:table-cell table:formula="of:=&quot;(&quot; &amp; [$Ciudad.A673] &amp; &quot;,'&quot; &amp; [$Ciudad.B673] &amp; &quot;',&quot; &amp; [$Ciudad.C673] &amp; &quot;),&quot;" office:value-type="string" office:string-value="(47541,'Pedraza',47)," calcext:value-type="string">
            <text:p>(47541,'Pedraza',47),</text:p>
          </table:table-cell>
        </table:table-row>
        <table:table-row table:style-name="ro1">
          <table:table-cell table:formula="of:=&quot;(&quot; &amp; [$Ciudad.A674] &amp; &quot;,'&quot; &amp; [$Ciudad.B674] &amp; &quot;',&quot; &amp; [$Ciudad.C674] &amp; &quot;),&quot;" office:value-type="string" office:string-value="(47545,'Pijiño del Carmen',47)," calcext:value-type="string">
            <text:p>(47545,'Pijiño del Carmen',47),</text:p>
          </table:table-cell>
        </table:table-row>
        <table:table-row table:style-name="ro1">
          <table:table-cell table:formula="of:=&quot;(&quot; &amp; [$Ciudad.A675] &amp; &quot;,'&quot; &amp; [$Ciudad.B675] &amp; &quot;',&quot; &amp; [$Ciudad.C675] &amp; &quot;),&quot;" office:value-type="string" office:string-value="(47551,'Pivijay',47)," calcext:value-type="string">
            <text:p>(47551,'Pivijay',47),</text:p>
          </table:table-cell>
        </table:table-row>
        <table:table-row table:style-name="ro1">
          <table:table-cell table:formula="of:=&quot;(&quot; &amp; [$Ciudad.A676] &amp; &quot;,'&quot; &amp; [$Ciudad.B676] &amp; &quot;',&quot; &amp; [$Ciudad.C676] &amp; &quot;),&quot;" office:value-type="string" office:string-value="(47555,'Plato',47)," calcext:value-type="string">
            <text:p>(47555,'Plato',47),</text:p>
          </table:table-cell>
        </table:table-row>
        <table:table-row table:style-name="ro1">
          <table:table-cell table:formula="of:=&quot;(&quot; &amp; [$Ciudad.A677] &amp; &quot;,'&quot; &amp; [$Ciudad.B677] &amp; &quot;',&quot; &amp; [$Ciudad.C677] &amp; &quot;),&quot;" office:value-type="string" office:string-value="(47570,'Pueblo Viejo',47)," calcext:value-type="string">
            <text:p>(47570,'Pueblo Viejo',47),</text:p>
          </table:table-cell>
        </table:table-row>
        <table:table-row table:style-name="ro1">
          <table:table-cell table:formula="of:=&quot;(&quot; &amp; [$Ciudad.A678] &amp; &quot;,'&quot; &amp; [$Ciudad.B678] &amp; &quot;',&quot; &amp; [$Ciudad.C678] &amp; &quot;),&quot;" office:value-type="string" office:string-value="(47605,'Remolino',47)," calcext:value-type="string">
            <text:p>(47605,'Remolino',47),</text:p>
          </table:table-cell>
        </table:table-row>
        <table:table-row table:style-name="ro1">
          <table:table-cell table:formula="of:=&quot;(&quot; &amp; [$Ciudad.A679] &amp; &quot;,'&quot; &amp; [$Ciudad.B679] &amp; &quot;',&quot; &amp; [$Ciudad.C679] &amp; &quot;),&quot;" office:value-type="string" office:string-value="(47660,'Sabanas de San Angel',47)," calcext:value-type="string">
            <text:p>(47660,'Sabanas de San Angel',47),</text:p>
          </table:table-cell>
        </table:table-row>
        <table:table-row table:style-name="ro1">
          <table:table-cell table:formula="of:=&quot;(&quot; &amp; [$Ciudad.A680] &amp; &quot;,'&quot; &amp; [$Ciudad.B680] &amp; &quot;',&quot; &amp; [$Ciudad.C680] &amp; &quot;),&quot;" office:value-type="string" office:string-value="(47675,'Salamina',47)," calcext:value-type="string">
            <text:p>(47675,'Salamina',47),</text:p>
          </table:table-cell>
        </table:table-row>
        <table:table-row table:style-name="ro1">
          <table:table-cell table:formula="of:=&quot;(&quot; &amp; [$Ciudad.A681] &amp; &quot;,'&quot; &amp; [$Ciudad.B681] &amp; &quot;',&quot; &amp; [$Ciudad.C681] &amp; &quot;),&quot;" office:value-type="string" office:string-value="(47692,'San Sebastián de Buenavista',47)," calcext:value-type="string">
            <text:p>(47692,'San Sebastián de Buenavista',47),</text:p>
          </table:table-cell>
        </table:table-row>
        <table:table-row table:style-name="ro1">
          <table:table-cell table:formula="of:=&quot;(&quot; &amp; [$Ciudad.A682] &amp; &quot;,'&quot; &amp; [$Ciudad.B682] &amp; &quot;',&quot; &amp; [$Ciudad.C682] &amp; &quot;),&quot;" office:value-type="string" office:string-value="(47703,'San Zenón',47)," calcext:value-type="string">
            <text:p>(47703,'San Zenón',47),</text:p>
          </table:table-cell>
        </table:table-row>
        <table:table-row table:style-name="ro1">
          <table:table-cell table:formula="of:=&quot;(&quot; &amp; [$Ciudad.A683] &amp; &quot;,'&quot; &amp; [$Ciudad.B683] &amp; &quot;',&quot; &amp; [$Ciudad.C683] &amp; &quot;),&quot;" office:value-type="string" office:string-value="(47707,'Santa Ana',47)," calcext:value-type="string">
            <text:p>(47707,'Santa Ana',47),</text:p>
          </table:table-cell>
        </table:table-row>
        <table:table-row table:style-name="ro1">
          <table:table-cell table:formula="of:=&quot;(&quot; &amp; [$Ciudad.A684] &amp; &quot;,'&quot; &amp; [$Ciudad.B684] &amp; &quot;',&quot; &amp; [$Ciudad.C684] &amp; &quot;),&quot;" office:value-type="string" office:string-value="(47720,'Santa Bárbara de Pinto',47)," calcext:value-type="string">
            <text:p>(47720,'Santa Bárbara de Pinto',47),</text:p>
          </table:table-cell>
        </table:table-row>
        <table:table-row table:style-name="ro1">
          <table:table-cell table:formula="of:=&quot;(&quot; &amp; [$Ciudad.A685] &amp; &quot;,'&quot; &amp; [$Ciudad.B685] &amp; &quot;',&quot; &amp; [$Ciudad.C685] &amp; &quot;),&quot;" office:value-type="string" office:string-value="(47745,'Sitionuevo',47)," calcext:value-type="string">
            <text:p>(47745,'Sitionuevo',47),</text:p>
          </table:table-cell>
        </table:table-row>
        <table:table-row table:style-name="ro1">
          <table:table-cell table:formula="of:=&quot;(&quot; &amp; [$Ciudad.A686] &amp; &quot;,'&quot; &amp; [$Ciudad.B686] &amp; &quot;',&quot; &amp; [$Ciudad.C686] &amp; &quot;),&quot;" office:value-type="string" office:string-value="(47798,'Tenerife',47)," calcext:value-type="string">
            <text:p>(47798,'Tenerife',47),</text:p>
          </table:table-cell>
        </table:table-row>
        <table:table-row table:style-name="ro1">
          <table:table-cell table:formula="of:=&quot;(&quot; &amp; [$Ciudad.A687] &amp; &quot;,'&quot; &amp; [$Ciudad.B687] &amp; &quot;',&quot; &amp; [$Ciudad.C687] &amp; &quot;),&quot;" office:value-type="string" office:string-value="(47960,'Zapayán',47)," calcext:value-type="string">
            <text:p>(47960,'Zapayán',47),</text:p>
          </table:table-cell>
        </table:table-row>
        <table:table-row table:style-name="ro1">
          <table:table-cell table:formula="of:=&quot;(&quot; &amp; [$Ciudad.A688] &amp; &quot;,'&quot; &amp; [$Ciudad.B688] &amp; &quot;',&quot; &amp; [$Ciudad.C688] &amp; &quot;),&quot;" office:value-type="string" office:string-value="(47980,'Zona Bananera',47)," calcext:value-type="string">
            <text:p>(47980,'Zona Bananera',47),</text:p>
          </table:table-cell>
        </table:table-row>
        <table:table-row table:style-name="ro1">
          <table:table-cell table:formula="of:=&quot;(&quot; &amp; [$Ciudad.A689] &amp; &quot;,'&quot; &amp; [$Ciudad.B689] &amp; &quot;',&quot; &amp; [$Ciudad.C689] &amp; &quot;),&quot;" office:value-type="string" office:string-value="(50001,'Villavicencio',50)," calcext:value-type="string">
            <text:p>(50001,'Villavicencio',50),</text:p>
          </table:table-cell>
        </table:table-row>
        <table:table-row table:style-name="ro1">
          <table:table-cell table:formula="of:=&quot;(&quot; &amp; [$Ciudad.A690] &amp; &quot;,'&quot; &amp; [$Ciudad.B690] &amp; &quot;',&quot; &amp; [$Ciudad.C690] &amp; &quot;),&quot;" office:value-type="string" office:string-value="(50006,'Acacias',50)," calcext:value-type="string">
            <text:p>(50006,'Acacias',50),</text:p>
          </table:table-cell>
        </table:table-row>
        <table:table-row table:style-name="ro1">
          <table:table-cell table:formula="of:=&quot;(&quot; &amp; [$Ciudad.A691] &amp; &quot;,'&quot; &amp; [$Ciudad.B691] &amp; &quot;',&quot; &amp; [$Ciudad.C691] &amp; &quot;),&quot;" office:value-type="string" office:string-value="(50110,'Barranca de Upía',50)," calcext:value-type="string">
            <text:p>(50110,'Barranca de Upía',50),</text:p>
          </table:table-cell>
        </table:table-row>
        <table:table-row table:style-name="ro1">
          <table:table-cell table:formula="of:=&quot;(&quot; &amp; [$Ciudad.A692] &amp; &quot;,'&quot; &amp; [$Ciudad.B692] &amp; &quot;',&quot; &amp; [$Ciudad.C692] &amp; &quot;),&quot;" office:value-type="string" office:string-value="(50124,'Cabuyaro',50)," calcext:value-type="string">
            <text:p>(50124,'Cabuyaro',50),</text:p>
          </table:table-cell>
        </table:table-row>
        <table:table-row table:style-name="ro1">
          <table:table-cell table:formula="of:=&quot;(&quot; &amp; [$Ciudad.A693] &amp; &quot;,'&quot; &amp; [$Ciudad.B693] &amp; &quot;',&quot; &amp; [$Ciudad.C693] &amp; &quot;),&quot;" office:value-type="string" office:string-value="(50150,'Castilla la Nueva',50)," calcext:value-type="string">
            <text:p>(50150,'Castilla la Nueva',50),</text:p>
          </table:table-cell>
        </table:table-row>
        <table:table-row table:style-name="ro1">
          <table:table-cell table:formula="of:=&quot;(&quot; &amp; [$Ciudad.A694] &amp; &quot;,'&quot; &amp; [$Ciudad.B694] &amp; &quot;',&quot; &amp; [$Ciudad.C694] &amp; &quot;),&quot;" office:value-type="string" office:string-value="(50223,'Cubarral',50)," calcext:value-type="string">
            <text:p>(50223,'Cubarral',50),</text:p>
          </table:table-cell>
        </table:table-row>
        <table:table-row table:style-name="ro1">
          <table:table-cell table:formula="of:=&quot;(&quot; &amp; [$Ciudad.A695] &amp; &quot;,'&quot; &amp; [$Ciudad.B695] &amp; &quot;',&quot; &amp; [$Ciudad.C695] &amp; &quot;),&quot;" office:value-type="string" office:string-value="(50226,'Cumaral',50)," calcext:value-type="string">
            <text:p>(50226,'Cumaral',50),</text:p>
          </table:table-cell>
        </table:table-row>
        <table:table-row table:style-name="ro1">
          <table:table-cell table:formula="of:=&quot;(&quot; &amp; [$Ciudad.A696] &amp; &quot;,'&quot; &amp; [$Ciudad.B696] &amp; &quot;',&quot; &amp; [$Ciudad.C696] &amp; &quot;),&quot;" office:value-type="string" office:string-value="(50245,'El Calvario',50)," calcext:value-type="string">
            <text:p>(50245,'El Calvario',50),</text:p>
          </table:table-cell>
        </table:table-row>
        <table:table-row table:style-name="ro1">
          <table:table-cell table:formula="of:=&quot;(&quot; &amp; [$Ciudad.A697] &amp; &quot;,'&quot; &amp; [$Ciudad.B697] &amp; &quot;',&quot; &amp; [$Ciudad.C697] &amp; &quot;),&quot;" office:value-type="string" office:string-value="(50251,'El Castillo',50)," calcext:value-type="string">
            <text:p>(50251,'El Castillo',50),</text:p>
          </table:table-cell>
        </table:table-row>
        <table:table-row table:style-name="ro1">
          <table:table-cell table:formula="of:=&quot;(&quot; &amp; [$Ciudad.A698] &amp; &quot;,'&quot; &amp; [$Ciudad.B698] &amp; &quot;',&quot; &amp; [$Ciudad.C698] &amp; &quot;),&quot;" office:value-type="string" office:string-value="(50270,'El Dorado',50)," calcext:value-type="string">
            <text:p>(50270,'El Dorado',50),</text:p>
          </table:table-cell>
        </table:table-row>
        <table:table-row table:style-name="ro1">
          <table:table-cell table:formula="of:=&quot;(&quot; &amp; [$Ciudad.A699] &amp; &quot;,'&quot; &amp; [$Ciudad.B699] &amp; &quot;',&quot; &amp; [$Ciudad.C699] &amp; &quot;),&quot;" office:value-type="string" office:string-value="(50287,'Fuente de Oro',50)," calcext:value-type="string">
            <text:p>(50287,'Fuente de Oro',50),</text:p>
          </table:table-cell>
        </table:table-row>
        <table:table-row table:style-name="ro1">
          <table:table-cell table:formula="of:=&quot;(&quot; &amp; [$Ciudad.A700] &amp; &quot;,'&quot; &amp; [$Ciudad.B700] &amp; &quot;',&quot; &amp; [$Ciudad.C700] &amp; &quot;),&quot;" office:value-type="string" office:string-value="(50313,'Granada',50)," calcext:value-type="string">
            <text:p>(50313,'Granada',50),</text:p>
          </table:table-cell>
        </table:table-row>
        <table:table-row table:style-name="ro1">
          <table:table-cell table:formula="of:=&quot;(&quot; &amp; [$Ciudad.A701] &amp; &quot;,'&quot; &amp; [$Ciudad.B701] &amp; &quot;',&quot; &amp; [$Ciudad.C701] &amp; &quot;),&quot;" office:value-type="string" office:string-value="(50318,'Guamal',50)," calcext:value-type="string">
            <text:p>(50318,'Guamal',50),</text:p>
          </table:table-cell>
        </table:table-row>
        <table:table-row table:style-name="ro1">
          <table:table-cell table:formula="of:=&quot;(&quot; &amp; [$Ciudad.A702] &amp; &quot;,'&quot; &amp; [$Ciudad.B702] &amp; &quot;',&quot; &amp; [$Ciudad.C702] &amp; &quot;),&quot;" office:value-type="string" office:string-value="(50325,'Mapiripán',50)," calcext:value-type="string">
            <text:p>(50325,'Mapiripán',50),</text:p>
          </table:table-cell>
        </table:table-row>
        <table:table-row table:style-name="ro1">
          <table:table-cell table:formula="of:=&quot;(&quot; &amp; [$Ciudad.A703] &amp; &quot;,'&quot; &amp; [$Ciudad.B703] &amp; &quot;',&quot; &amp; [$Ciudad.C703] &amp; &quot;),&quot;" office:value-type="string" office:string-value="(50330,'Mesetas',50)," calcext:value-type="string">
            <text:p>(50330,'Mesetas',50),</text:p>
          </table:table-cell>
        </table:table-row>
        <table:table-row table:style-name="ro1">
          <table:table-cell table:formula="of:=&quot;(&quot; &amp; [$Ciudad.A704] &amp; &quot;,'&quot; &amp; [$Ciudad.B704] &amp; &quot;',&quot; &amp; [$Ciudad.C704] &amp; &quot;),&quot;" office:value-type="string" office:string-value="(50350,'La Macarena',50)," calcext:value-type="string">
            <text:p>(50350,'La Macarena',50),</text:p>
          </table:table-cell>
        </table:table-row>
        <table:table-row table:style-name="ro1">
          <table:table-cell table:formula="of:=&quot;(&quot; &amp; [$Ciudad.A705] &amp; &quot;,'&quot; &amp; [$Ciudad.B705] &amp; &quot;',&quot; &amp; [$Ciudad.C705] &amp; &quot;),&quot;" office:value-type="string" office:string-value="(50370,'Uribe',50)," calcext:value-type="string">
            <text:p>(50370,'Uribe',50),</text:p>
          </table:table-cell>
        </table:table-row>
        <table:table-row table:style-name="ro1">
          <table:table-cell table:formula="of:=&quot;(&quot; &amp; [$Ciudad.A706] &amp; &quot;,'&quot; &amp; [$Ciudad.B706] &amp; &quot;',&quot; &amp; [$Ciudad.C706] &amp; &quot;),&quot;" office:value-type="string" office:string-value="(50400,'Lejanías',50)," calcext:value-type="string">
            <text:p>(50400,'Lejanías',50),</text:p>
          </table:table-cell>
        </table:table-row>
        <table:table-row table:style-name="ro1">
          <table:table-cell table:formula="of:=&quot;(&quot; &amp; [$Ciudad.A707] &amp; &quot;,'&quot; &amp; [$Ciudad.B707] &amp; &quot;',&quot; &amp; [$Ciudad.C707] &amp; &quot;),&quot;" office:value-type="string" office:string-value="(50450,'Puerto Concordia',50)," calcext:value-type="string">
            <text:p>(50450,'Puerto Concordia',50),</text:p>
          </table:table-cell>
        </table:table-row>
        <table:table-row table:style-name="ro1">
          <table:table-cell table:formula="of:=&quot;(&quot; &amp; [$Ciudad.A708] &amp; &quot;,'&quot; &amp; [$Ciudad.B708] &amp; &quot;',&quot; &amp; [$Ciudad.C708] &amp; &quot;),&quot;" office:value-type="string" office:string-value="(50568,'Puerto Gaitán',50)," calcext:value-type="string">
            <text:p>(50568,'Puerto Gaitán',50),</text:p>
          </table:table-cell>
        </table:table-row>
        <table:table-row table:style-name="ro1">
          <table:table-cell table:formula="of:=&quot;(&quot; &amp; [$Ciudad.A709] &amp; &quot;,'&quot; &amp; [$Ciudad.B709] &amp; &quot;',&quot; &amp; [$Ciudad.C709] &amp; &quot;),&quot;" office:value-type="string" office:string-value="(50573,'Puerto López',50)," calcext:value-type="string">
            <text:p>(50573,'Puerto López',50),</text:p>
          </table:table-cell>
        </table:table-row>
        <table:table-row table:style-name="ro1">
          <table:table-cell table:formula="of:=&quot;(&quot; &amp; [$Ciudad.A710] &amp; &quot;,'&quot; &amp; [$Ciudad.B710] &amp; &quot;',&quot; &amp; [$Ciudad.C710] &amp; &quot;),&quot;" office:value-type="string" office:string-value="(50577,'Puerto Lleras',50)," calcext:value-type="string">
            <text:p>(50577,'Puerto Lleras',50),</text:p>
          </table:table-cell>
        </table:table-row>
        <table:table-row table:style-name="ro1">
          <table:table-cell table:formula="of:=&quot;(&quot; &amp; [$Ciudad.A711] &amp; &quot;,'&quot; &amp; [$Ciudad.B711] &amp; &quot;',&quot; &amp; [$Ciudad.C711] &amp; &quot;),&quot;" office:value-type="string" office:string-value="(50590,'Puerto Rico',50)," calcext:value-type="string">
            <text:p>(50590,'Puerto Rico',50),</text:p>
          </table:table-cell>
        </table:table-row>
        <table:table-row table:style-name="ro1">
          <table:table-cell table:formula="of:=&quot;(&quot; &amp; [$Ciudad.A712] &amp; &quot;,'&quot; &amp; [$Ciudad.B712] &amp; &quot;',&quot; &amp; [$Ciudad.C712] &amp; &quot;),&quot;" office:value-type="string" office:string-value="(50606,'Restrepo',50)," calcext:value-type="string">
            <text:p>(50606,'Restrepo',50),</text:p>
          </table:table-cell>
        </table:table-row>
        <table:table-row table:style-name="ro1">
          <table:table-cell table:formula="of:=&quot;(&quot; &amp; [$Ciudad.A713] &amp; &quot;,'&quot; &amp; [$Ciudad.B713] &amp; &quot;',&quot; &amp; [$Ciudad.C713] &amp; &quot;),&quot;" office:value-type="string" office:string-value="(50680,'San Carlos de Guaroa',50)," calcext:value-type="string">
            <text:p>(50680,'San Carlos de Guaroa',50),</text:p>
          </table:table-cell>
        </table:table-row>
        <table:table-row table:style-name="ro1">
          <table:table-cell table:formula="of:=&quot;(&quot; &amp; [$Ciudad.A714] &amp; &quot;,'&quot; &amp; [$Ciudad.B714] &amp; &quot;',&quot; &amp; [$Ciudad.C714] &amp; &quot;),&quot;" office:value-type="string" office:string-value="(50683,'San Juan de Arama',50)," calcext:value-type="string">
            <text:p>(50683,'San Juan de Arama',50),</text:p>
          </table:table-cell>
        </table:table-row>
        <table:table-row table:style-name="ro1">
          <table:table-cell table:formula="of:=&quot;(&quot; &amp; [$Ciudad.A715] &amp; &quot;,'&quot; &amp; [$Ciudad.B715] &amp; &quot;',&quot; &amp; [$Ciudad.C715] &amp; &quot;),&quot;" office:value-type="string" office:string-value="(50686,'San Juanito',50)," calcext:value-type="string">
            <text:p>(50686,'San Juanito',50),</text:p>
          </table:table-cell>
        </table:table-row>
        <table:table-row table:style-name="ro1">
          <table:table-cell table:formula="of:=&quot;(&quot; &amp; [$Ciudad.A716] &amp; &quot;,'&quot; &amp; [$Ciudad.B716] &amp; &quot;',&quot; &amp; [$Ciudad.C716] &amp; &quot;),&quot;" office:value-type="string" office:string-value="(50689,'San Martín',50)," calcext:value-type="string">
            <text:p>(50689,'San Martín',50),</text:p>
          </table:table-cell>
        </table:table-row>
        <table:table-row table:style-name="ro1">
          <table:table-cell table:formula="of:=&quot;(&quot; &amp; [$Ciudad.A717] &amp; &quot;,'&quot; &amp; [$Ciudad.B717] &amp; &quot;',&quot; &amp; [$Ciudad.C717] &amp; &quot;),&quot;" office:value-type="string" office:string-value="(50711,'Vista Hermosa',50)," calcext:value-type="string">
            <text:p>(50711,'Vista Hermosa',50),</text:p>
          </table:table-cell>
        </table:table-row>
        <table:table-row table:style-name="ro1">
          <table:table-cell table:formula="of:=&quot;(&quot; &amp; [$Ciudad.A718] &amp; &quot;,'&quot; &amp; [$Ciudad.B718] &amp; &quot;',&quot; &amp; [$Ciudad.C718] &amp; &quot;),&quot;" office:value-type="string" office:string-value="(52001,'Pasto',52)," calcext:value-type="string">
            <text:p>(52001,'Pasto',52),</text:p>
          </table:table-cell>
        </table:table-row>
        <table:table-row table:style-name="ro1">
          <table:table-cell table:formula="of:=&quot;(&quot; &amp; [$Ciudad.A719] &amp; &quot;,'&quot; &amp; [$Ciudad.B719] &amp; &quot;',&quot; &amp; [$Ciudad.C719] &amp; &quot;),&quot;" office:value-type="string" office:string-value="(52019,'Albán',52)," calcext:value-type="string">
            <text:p>(52019,'Albán',52),</text:p>
          </table:table-cell>
        </table:table-row>
        <table:table-row table:style-name="ro1">
          <table:table-cell table:formula="of:=&quot;(&quot; &amp; [$Ciudad.A720] &amp; &quot;,'&quot; &amp; [$Ciudad.B720] &amp; &quot;',&quot; &amp; [$Ciudad.C720] &amp; &quot;),&quot;" office:value-type="string" office:string-value="(52022,'Aldana',52)," calcext:value-type="string">
            <text:p>(52022,'Aldana',52),</text:p>
          </table:table-cell>
        </table:table-row>
        <table:table-row table:style-name="ro1">
          <table:table-cell table:formula="of:=&quot;(&quot; &amp; [$Ciudad.A721] &amp; &quot;,'&quot; &amp; [$Ciudad.B721] &amp; &quot;',&quot; &amp; [$Ciudad.C721] &amp; &quot;),&quot;" office:value-type="string" office:string-value="(52036,'Ancuyá',52)," calcext:value-type="string">
            <text:p>(52036,'Ancuyá',52),</text:p>
          </table:table-cell>
        </table:table-row>
        <table:table-row table:style-name="ro1">
          <table:table-cell table:formula="of:=&quot;(&quot; &amp; [$Ciudad.A722] &amp; &quot;,'&quot; &amp; [$Ciudad.B722] &amp; &quot;',&quot; &amp; [$Ciudad.C722] &amp; &quot;),&quot;" office:value-type="string" office:string-value="(52051,'Arboleda',52)," calcext:value-type="string">
            <text:p>(52051,'Arboleda',52),</text:p>
          </table:table-cell>
        </table:table-row>
        <table:table-row table:style-name="ro1">
          <table:table-cell table:formula="of:=&quot;(&quot; &amp; [$Ciudad.A723] &amp; &quot;,'&quot; &amp; [$Ciudad.B723] &amp; &quot;',&quot; &amp; [$Ciudad.C723] &amp; &quot;),&quot;" office:value-type="string" office:string-value="(52079,'Barbacoas',52)," calcext:value-type="string">
            <text:p>(52079,'Barbacoas',52),</text:p>
          </table:table-cell>
        </table:table-row>
        <table:table-row table:style-name="ro1">
          <table:table-cell table:formula="of:=&quot;(&quot; &amp; [$Ciudad.A724] &amp; &quot;,'&quot; &amp; [$Ciudad.B724] &amp; &quot;',&quot; &amp; [$Ciudad.C724] &amp; &quot;),&quot;" office:value-type="string" office:string-value="(52083,'Belén',52)," calcext:value-type="string">
            <text:p>(52083,'Belén',52),</text:p>
          </table:table-cell>
        </table:table-row>
        <table:table-row table:style-name="ro1">
          <table:table-cell table:formula="of:=&quot;(&quot; &amp; [$Ciudad.A725] &amp; &quot;,'&quot; &amp; [$Ciudad.B725] &amp; &quot;',&quot; &amp; [$Ciudad.C725] &amp; &quot;),&quot;" office:value-type="string" office:string-value="(52110,'Buesaco',52)," calcext:value-type="string">
            <text:p>(52110,'Buesaco',52),</text:p>
          </table:table-cell>
        </table:table-row>
        <table:table-row table:style-name="ro1">
          <table:table-cell table:formula="of:=&quot;(&quot; &amp; [$Ciudad.A726] &amp; &quot;,'&quot; &amp; [$Ciudad.B726] &amp; &quot;',&quot; &amp; [$Ciudad.C726] &amp; &quot;),&quot;" office:value-type="string" office:string-value="(52203,'Colón',52)," calcext:value-type="string">
            <text:p>(52203,'Colón',52),</text:p>
          </table:table-cell>
        </table:table-row>
        <table:table-row table:style-name="ro1">
          <table:table-cell table:formula="of:=&quot;(&quot; &amp; [$Ciudad.A727] &amp; &quot;,'&quot; &amp; [$Ciudad.B727] &amp; &quot;',&quot; &amp; [$Ciudad.C727] &amp; &quot;),&quot;" office:value-type="string" office:string-value="(52207,'Consaca',52)," calcext:value-type="string">
            <text:p>(52207,'Consaca',52),</text:p>
          </table:table-cell>
        </table:table-row>
        <table:table-row table:style-name="ro1">
          <table:table-cell table:formula="of:=&quot;(&quot; &amp; [$Ciudad.A728] &amp; &quot;,'&quot; &amp; [$Ciudad.B728] &amp; &quot;',&quot; &amp; [$Ciudad.C728] &amp; &quot;),&quot;" office:value-type="string" office:string-value="(52210,'Contadero',52)," calcext:value-type="string">
            <text:p>(52210,'Contadero',52),</text:p>
          </table:table-cell>
        </table:table-row>
        <table:table-row table:style-name="ro1">
          <table:table-cell table:formula="of:=&quot;(&quot; &amp; [$Ciudad.A729] &amp; &quot;,'&quot; &amp; [$Ciudad.B729] &amp; &quot;',&quot; &amp; [$Ciudad.C729] &amp; &quot;),&quot;" office:value-type="string" office:string-value="(52215,'Córdoba',52)," calcext:value-type="string">
            <text:p>(52215,'Córdoba',52),</text:p>
          </table:table-cell>
        </table:table-row>
        <table:table-row table:style-name="ro1">
          <table:table-cell table:formula="of:=&quot;(&quot; &amp; [$Ciudad.A730] &amp; &quot;,'&quot; &amp; [$Ciudad.B730] &amp; &quot;',&quot; &amp; [$Ciudad.C730] &amp; &quot;),&quot;" office:value-type="string" office:string-value="(52224,'Cuaspud',52)," calcext:value-type="string">
            <text:p>(52224,'Cuaspud',52),</text:p>
          </table:table-cell>
        </table:table-row>
        <table:table-row table:style-name="ro1">
          <table:table-cell table:formula="of:=&quot;(&quot; &amp; [$Ciudad.A731] &amp; &quot;,'&quot; &amp; [$Ciudad.B731] &amp; &quot;',&quot; &amp; [$Ciudad.C731] &amp; &quot;),&quot;" office:value-type="string" office:string-value="(52227,'Cumbal',52)," calcext:value-type="string">
            <text:p>(52227,'Cumbal',52),</text:p>
          </table:table-cell>
        </table:table-row>
        <table:table-row table:style-name="ro1">
          <table:table-cell table:formula="of:=&quot;(&quot; &amp; [$Ciudad.A732] &amp; &quot;,'&quot; &amp; [$Ciudad.B732] &amp; &quot;',&quot; &amp; [$Ciudad.C732] &amp; &quot;),&quot;" office:value-type="string" office:string-value="(52233,'Cumbitara',52)," calcext:value-type="string">
            <text:p>(52233,'Cumbitara',52),</text:p>
          </table:table-cell>
        </table:table-row>
        <table:table-row table:style-name="ro1">
          <table:table-cell table:formula="of:=&quot;(&quot; &amp; [$Ciudad.A733] &amp; &quot;,'&quot; &amp; [$Ciudad.B733] &amp; &quot;',&quot; &amp; [$Ciudad.C733] &amp; &quot;),&quot;" office:value-type="string" office:string-value="(52240,'Chachagüí',52)," calcext:value-type="string">
            <text:p>(52240,'Chachagüí',52),</text:p>
          </table:table-cell>
        </table:table-row>
        <table:table-row table:style-name="ro1">
          <table:table-cell table:formula="of:=&quot;(&quot; &amp; [$Ciudad.A734] &amp; &quot;,'&quot; &amp; [$Ciudad.B734] &amp; &quot;',&quot; &amp; [$Ciudad.C734] &amp; &quot;),&quot;" office:value-type="string" office:string-value="(52250,'El Charco',52)," calcext:value-type="string">
            <text:p>(52250,'El Charco',52),</text:p>
          </table:table-cell>
        </table:table-row>
        <table:table-row table:style-name="ro1">
          <table:table-cell table:formula="of:=&quot;(&quot; &amp; [$Ciudad.A735] &amp; &quot;,'&quot; &amp; [$Ciudad.B735] &amp; &quot;',&quot; &amp; [$Ciudad.C735] &amp; &quot;),&quot;" office:value-type="string" office:string-value="(52254,'El Peñol',52)," calcext:value-type="string">
            <text:p>(52254,'El Peñol',52),</text:p>
          </table:table-cell>
        </table:table-row>
        <table:table-row table:style-name="ro1">
          <table:table-cell table:formula="of:=&quot;(&quot; &amp; [$Ciudad.A736] &amp; &quot;,'&quot; &amp; [$Ciudad.B736] &amp; &quot;',&quot; &amp; [$Ciudad.C736] &amp; &quot;),&quot;" office:value-type="string" office:string-value="(52256,'El Rosario',52)," calcext:value-type="string">
            <text:p>(52256,'El Rosario',52),</text:p>
          </table:table-cell>
        </table:table-row>
        <table:table-row table:style-name="ro1">
          <table:table-cell table:formula="of:=&quot;(&quot; &amp; [$Ciudad.A737] &amp; &quot;,'&quot; &amp; [$Ciudad.B737] &amp; &quot;',&quot; &amp; [$Ciudad.C737] &amp; &quot;),&quot;" office:value-type="string" office:string-value="(52258,'El Tablón de Gómez',52)," calcext:value-type="string">
            <text:p>(52258,'El Tablón de Gómez',52),</text:p>
          </table:table-cell>
        </table:table-row>
        <table:table-row table:style-name="ro1">
          <table:table-cell table:formula="of:=&quot;(&quot; &amp; [$Ciudad.A738] &amp; &quot;,'&quot; &amp; [$Ciudad.B738] &amp; &quot;',&quot; &amp; [$Ciudad.C738] &amp; &quot;),&quot;" office:value-type="string" office:string-value="(52260,'El Tambo',52)," calcext:value-type="string">
            <text:p>(52260,'El Tambo',52),</text:p>
          </table:table-cell>
        </table:table-row>
        <table:table-row table:style-name="ro1">
          <table:table-cell table:formula="of:=&quot;(&quot; &amp; [$Ciudad.A739] &amp; &quot;,'&quot; &amp; [$Ciudad.B739] &amp; &quot;',&quot; &amp; [$Ciudad.C739] &amp; &quot;),&quot;" office:value-type="string" office:string-value="(52287,'Funes',52)," calcext:value-type="string">
            <text:p>(52287,'Funes',52),</text:p>
          </table:table-cell>
        </table:table-row>
        <table:table-row table:style-name="ro1">
          <table:table-cell table:formula="of:=&quot;(&quot; &amp; [$Ciudad.A740] &amp; &quot;,'&quot; &amp; [$Ciudad.B740] &amp; &quot;',&quot; &amp; [$Ciudad.C740] &amp; &quot;),&quot;" office:value-type="string" office:string-value="(52317,'Guachucal',52)," calcext:value-type="string">
            <text:p>(52317,'Guachucal',52),</text:p>
          </table:table-cell>
        </table:table-row>
        <table:table-row table:style-name="ro1">
          <table:table-cell table:formula="of:=&quot;(&quot; &amp; [$Ciudad.A741] &amp; &quot;,'&quot; &amp; [$Ciudad.B741] &amp; &quot;',&quot; &amp; [$Ciudad.C741] &amp; &quot;),&quot;" office:value-type="string" office:string-value="(52320,'Guaitarilla',52)," calcext:value-type="string">
            <text:p>(52320,'Guaitarilla',52),</text:p>
          </table:table-cell>
        </table:table-row>
        <table:table-row table:style-name="ro1">
          <table:table-cell table:formula="of:=&quot;(&quot; &amp; [$Ciudad.A742] &amp; &quot;,'&quot; &amp; [$Ciudad.B742] &amp; &quot;',&quot; &amp; [$Ciudad.C742] &amp; &quot;),&quot;" office:value-type="string" office:string-value="(52323,'Gualmatán',52)," calcext:value-type="string">
            <text:p>(52323,'Gualmatán',52),</text:p>
          </table:table-cell>
        </table:table-row>
        <table:table-row table:style-name="ro1">
          <table:table-cell table:formula="of:=&quot;(&quot; &amp; [$Ciudad.A743] &amp; &quot;,'&quot; &amp; [$Ciudad.B743] &amp; &quot;',&quot; &amp; [$Ciudad.C743] &amp; &quot;),&quot;" office:value-type="string" office:string-value="(52352,'Iles',52)," calcext:value-type="string">
            <text:p>(52352,'Iles',52),</text:p>
          </table:table-cell>
        </table:table-row>
        <table:table-row table:style-name="ro1">
          <table:table-cell table:formula="of:=&quot;(&quot; &amp; [$Ciudad.A744] &amp; &quot;,'&quot; &amp; [$Ciudad.B744] &amp; &quot;',&quot; &amp; [$Ciudad.C744] &amp; &quot;),&quot;" office:value-type="string" office:string-value="(52354,'Imués',52)," calcext:value-type="string">
            <text:p>(52354,'Imués',52),</text:p>
          </table:table-cell>
        </table:table-row>
        <table:table-row table:style-name="ro1">
          <table:table-cell table:formula="of:=&quot;(&quot; &amp; [$Ciudad.A745] &amp; &quot;,'&quot; &amp; [$Ciudad.B745] &amp; &quot;',&quot; &amp; [$Ciudad.C745] &amp; &quot;),&quot;" office:value-type="string" office:string-value="(52356,'Ipiales',52)," calcext:value-type="string">
            <text:p>(52356,'Ipiales',52),</text:p>
          </table:table-cell>
        </table:table-row>
        <table:table-row table:style-name="ro1">
          <table:table-cell table:formula="of:=&quot;(&quot; &amp; [$Ciudad.A746] &amp; &quot;,'&quot; &amp; [$Ciudad.B746] &amp; &quot;',&quot; &amp; [$Ciudad.C746] &amp; &quot;),&quot;" office:value-type="string" office:string-value="(52378,'La Cruz',52)," calcext:value-type="string">
            <text:p>(52378,'La Cruz',52),</text:p>
          </table:table-cell>
        </table:table-row>
        <table:table-row table:style-name="ro1">
          <table:table-cell table:formula="of:=&quot;(&quot; &amp; [$Ciudad.A747] &amp; &quot;,'&quot; &amp; [$Ciudad.B747] &amp; &quot;',&quot; &amp; [$Ciudad.C747] &amp; &quot;),&quot;" office:value-type="string" office:string-value="(52381,'La Florida',52)," calcext:value-type="string">
            <text:p>(52381,'La Florida',52),</text:p>
          </table:table-cell>
        </table:table-row>
        <table:table-row table:style-name="ro1">
          <table:table-cell table:formula="of:=&quot;(&quot; &amp; [$Ciudad.A748] &amp; &quot;,'&quot; &amp; [$Ciudad.B748] &amp; &quot;',&quot; &amp; [$Ciudad.C748] &amp; &quot;),&quot;" office:value-type="string" office:string-value="(52385,'La Llanada',52)," calcext:value-type="string">
            <text:p>(52385,'La Llanada',52),</text:p>
          </table:table-cell>
        </table:table-row>
        <table:table-row table:style-name="ro1">
          <table:table-cell table:formula="of:=&quot;(&quot; &amp; [$Ciudad.A749] &amp; &quot;,'&quot; &amp; [$Ciudad.B749] &amp; &quot;',&quot; &amp; [$Ciudad.C749] &amp; &quot;),&quot;" office:value-type="string" office:string-value="(52390,'La Tola',52)," calcext:value-type="string">
            <text:p>(52390,'La Tola',52),</text:p>
          </table:table-cell>
        </table:table-row>
        <table:table-row table:style-name="ro1">
          <table:table-cell table:formula="of:=&quot;(&quot; &amp; [$Ciudad.A750] &amp; &quot;,'&quot; &amp; [$Ciudad.B750] &amp; &quot;',&quot; &amp; [$Ciudad.C750] &amp; &quot;),&quot;" office:value-type="string" office:string-value="(52399,'La Unión',52)," calcext:value-type="string">
            <text:p>(52399,'La Unión',52),</text:p>
          </table:table-cell>
        </table:table-row>
        <table:table-row table:style-name="ro1">
          <table:table-cell table:formula="of:=&quot;(&quot; &amp; [$Ciudad.A751] &amp; &quot;,'&quot; &amp; [$Ciudad.B751] &amp; &quot;',&quot; &amp; [$Ciudad.C751] &amp; &quot;),&quot;" office:value-type="string" office:string-value="(52405,'Leiva',52)," calcext:value-type="string">
            <text:p>(52405,'Leiva',52),</text:p>
          </table:table-cell>
        </table:table-row>
        <table:table-row table:style-name="ro1">
          <table:table-cell table:formula="of:=&quot;(&quot; &amp; [$Ciudad.A752] &amp; &quot;,'&quot; &amp; [$Ciudad.B752] &amp; &quot;',&quot; &amp; [$Ciudad.C752] &amp; &quot;),&quot;" office:value-type="string" office:string-value="(52411,'Linares',52)," calcext:value-type="string">
            <text:p>(52411,'Linares',52),</text:p>
          </table:table-cell>
        </table:table-row>
        <table:table-row table:style-name="ro1">
          <table:table-cell table:formula="of:=&quot;(&quot; &amp; [$Ciudad.A753] &amp; &quot;,'&quot; &amp; [$Ciudad.B753] &amp; &quot;',&quot; &amp; [$Ciudad.C753] &amp; &quot;),&quot;" office:value-type="string" office:string-value="(52418,'Los Andes',52)," calcext:value-type="string">
            <text:p>(52418,'Los Andes',52),</text:p>
          </table:table-cell>
        </table:table-row>
        <table:table-row table:style-name="ro1">
          <table:table-cell table:formula="of:=&quot;(&quot; &amp; [$Ciudad.A754] &amp; &quot;,'&quot; &amp; [$Ciudad.B754] &amp; &quot;',&quot; &amp; [$Ciudad.C754] &amp; &quot;),&quot;" office:value-type="string" office:string-value="(52427,'Magüí',52)," calcext:value-type="string">
            <text:p>(52427,'Magüí',52),</text:p>
          </table:table-cell>
        </table:table-row>
        <table:table-row table:style-name="ro1">
          <table:table-cell table:formula="of:=&quot;(&quot; &amp; [$Ciudad.A755] &amp; &quot;,'&quot; &amp; [$Ciudad.B755] &amp; &quot;',&quot; &amp; [$Ciudad.C755] &amp; &quot;),&quot;" office:value-type="string" office:string-value="(52435,'Mallama',52)," calcext:value-type="string">
            <text:p>(52435,'Mallama',52),</text:p>
          </table:table-cell>
        </table:table-row>
        <table:table-row table:style-name="ro1">
          <table:table-cell table:formula="of:=&quot;(&quot; &amp; [$Ciudad.A756] &amp; &quot;,'&quot; &amp; [$Ciudad.B756] &amp; &quot;',&quot; &amp; [$Ciudad.C756] &amp; &quot;),&quot;" office:value-type="string" office:string-value="(52473,'Mosquera',52)," calcext:value-type="string">
            <text:p>(52473,'Mosquera',52),</text:p>
          </table:table-cell>
        </table:table-row>
        <table:table-row table:style-name="ro1">
          <table:table-cell table:formula="of:=&quot;(&quot; &amp; [$Ciudad.A757] &amp; &quot;,'&quot; &amp; [$Ciudad.B757] &amp; &quot;',&quot; &amp; [$Ciudad.C757] &amp; &quot;),&quot;" office:value-type="string" office:string-value="(52480,'Nariño',52)," calcext:value-type="string">
            <text:p>(52480,'Nariño',52),</text:p>
          </table:table-cell>
        </table:table-row>
        <table:table-row table:style-name="ro1">
          <table:table-cell table:formula="of:=&quot;(&quot; &amp; [$Ciudad.A758] &amp; &quot;,'&quot; &amp; [$Ciudad.B758] &amp; &quot;',&quot; &amp; [$Ciudad.C758] &amp; &quot;),&quot;" office:value-type="string" office:string-value="(52490,'Olaya Herrera',52)," calcext:value-type="string">
            <text:p>(52490,'Olaya Herrera',52),</text:p>
          </table:table-cell>
        </table:table-row>
        <table:table-row table:style-name="ro1">
          <table:table-cell table:formula="of:=&quot;(&quot; &amp; [$Ciudad.A759] &amp; &quot;,'&quot; &amp; [$Ciudad.B759] &amp; &quot;',&quot; &amp; [$Ciudad.C759] &amp; &quot;),&quot;" office:value-type="string" office:string-value="(52506,'Ospina',52)," calcext:value-type="string">
            <text:p>(52506,'Ospina',52),</text:p>
          </table:table-cell>
        </table:table-row>
        <table:table-row table:style-name="ro1">
          <table:table-cell table:formula="of:=&quot;(&quot; &amp; [$Ciudad.A760] &amp; &quot;,'&quot; &amp; [$Ciudad.B760] &amp; &quot;',&quot; &amp; [$Ciudad.C760] &amp; &quot;),&quot;" office:value-type="string" office:string-value="(52520,'Francisco Pizarro',52)," calcext:value-type="string">
            <text:p>(52520,'Francisco Pizarro',52),</text:p>
          </table:table-cell>
        </table:table-row>
        <table:table-row table:style-name="ro1">
          <table:table-cell table:formula="of:=&quot;(&quot; &amp; [$Ciudad.A761] &amp; &quot;,'&quot; &amp; [$Ciudad.B761] &amp; &quot;',&quot; &amp; [$Ciudad.C761] &amp; &quot;),&quot;" office:value-type="string" office:string-value="(52540,'Policarpa',52)," calcext:value-type="string">
            <text:p>(52540,'Policarpa',52),</text:p>
          </table:table-cell>
        </table:table-row>
        <table:table-row table:style-name="ro1">
          <table:table-cell table:formula="of:=&quot;(&quot; &amp; [$Ciudad.A762] &amp; &quot;,'&quot; &amp; [$Ciudad.B762] &amp; &quot;',&quot; &amp; [$Ciudad.C762] &amp; &quot;),&quot;" office:value-type="string" office:string-value="(52560,'Potosí',52)," calcext:value-type="string">
            <text:p>(52560,'Potosí',52),</text:p>
          </table:table-cell>
        </table:table-row>
        <table:table-row table:style-name="ro1">
          <table:table-cell table:formula="of:=&quot;(&quot; &amp; [$Ciudad.A763] &amp; &quot;,'&quot; &amp; [$Ciudad.B763] &amp; &quot;',&quot; &amp; [$Ciudad.C763] &amp; &quot;),&quot;" office:value-type="string" office:string-value="(52565,'Providencia',52)," calcext:value-type="string">
            <text:p>(52565,'Providencia',52),</text:p>
          </table:table-cell>
        </table:table-row>
        <table:table-row table:style-name="ro1">
          <table:table-cell table:formula="of:=&quot;(&quot; &amp; [$Ciudad.A764] &amp; &quot;,'&quot; &amp; [$Ciudad.B764] &amp; &quot;',&quot; &amp; [$Ciudad.C764] &amp; &quot;),&quot;" office:value-type="string" office:string-value="(52573,'Puerres',52)," calcext:value-type="string">
            <text:p>(52573,'Puerres',52),</text:p>
          </table:table-cell>
        </table:table-row>
        <table:table-row table:style-name="ro1">
          <table:table-cell table:formula="of:=&quot;(&quot; &amp; [$Ciudad.A765] &amp; &quot;,'&quot; &amp; [$Ciudad.B765] &amp; &quot;',&quot; &amp; [$Ciudad.C765] &amp; &quot;),&quot;" office:value-type="string" office:string-value="(52585,'Pupiales',52)," calcext:value-type="string">
            <text:p>(52585,'Pupiales',52),</text:p>
          </table:table-cell>
        </table:table-row>
        <table:table-row table:style-name="ro1">
          <table:table-cell table:formula="of:=&quot;(&quot; &amp; [$Ciudad.A766] &amp; &quot;,'&quot; &amp; [$Ciudad.B766] &amp; &quot;',&quot; &amp; [$Ciudad.C766] &amp; &quot;),&quot;" office:value-type="string" office:string-value="(52612,'Ricaurte',52)," calcext:value-type="string">
            <text:p>(52612,'Ricaurte',52),</text:p>
          </table:table-cell>
        </table:table-row>
        <table:table-row table:style-name="ro1">
          <table:table-cell table:formula="of:=&quot;(&quot; &amp; [$Ciudad.A767] &amp; &quot;,'&quot; &amp; [$Ciudad.B767] &amp; &quot;',&quot; &amp; [$Ciudad.C767] &amp; &quot;),&quot;" office:value-type="string" office:string-value="(52621,'Roberto Payán',52)," calcext:value-type="string">
            <text:p>(52621,'Roberto Payán',52),</text:p>
          </table:table-cell>
        </table:table-row>
        <table:table-row table:style-name="ro1">
          <table:table-cell table:formula="of:=&quot;(&quot; &amp; [$Ciudad.A768] &amp; &quot;,'&quot; &amp; [$Ciudad.B768] &amp; &quot;',&quot; &amp; [$Ciudad.C768] &amp; &quot;),&quot;" office:value-type="string" office:string-value="(52678,'Samaniego',52)," calcext:value-type="string">
            <text:p>(52678,'Samaniego',52),</text:p>
          </table:table-cell>
        </table:table-row>
        <table:table-row table:style-name="ro1">
          <table:table-cell table:formula="of:=&quot;(&quot; &amp; [$Ciudad.A769] &amp; &quot;,'&quot; &amp; [$Ciudad.B769] &amp; &quot;',&quot; &amp; [$Ciudad.C769] &amp; &quot;),&quot;" office:value-type="string" office:string-value="(52683,'Sandoná',52)," calcext:value-type="string">
            <text:p>(52683,'Sandoná',52),</text:p>
          </table:table-cell>
        </table:table-row>
        <table:table-row table:style-name="ro1">
          <table:table-cell table:formula="of:=&quot;(&quot; &amp; [$Ciudad.A770] &amp; &quot;,'&quot; &amp; [$Ciudad.B770] &amp; &quot;',&quot; &amp; [$Ciudad.C770] &amp; &quot;),&quot;" office:value-type="string" office:string-value="(52685,'San Bernardo',52)," calcext:value-type="string">
            <text:p>(52685,'San Bernardo',52),</text:p>
          </table:table-cell>
        </table:table-row>
        <table:table-row table:style-name="ro1">
          <table:table-cell table:formula="of:=&quot;(&quot; &amp; [$Ciudad.A771] &amp; &quot;,'&quot; &amp; [$Ciudad.B771] &amp; &quot;',&quot; &amp; [$Ciudad.C771] &amp; &quot;),&quot;" office:value-type="string" office:string-value="(52687,'San Lorenzo',52)," calcext:value-type="string">
            <text:p>(52687,'San Lorenzo',52),</text:p>
          </table:table-cell>
        </table:table-row>
        <table:table-row table:style-name="ro1">
          <table:table-cell table:formula="of:=&quot;(&quot; &amp; [$Ciudad.A772] &amp; &quot;,'&quot; &amp; [$Ciudad.B772] &amp; &quot;',&quot; &amp; [$Ciudad.C772] &amp; &quot;),&quot;" office:value-type="string" office:string-value="(52693,'San Pablo',52)," calcext:value-type="string">
            <text:p>(52693,'San Pablo',52),</text:p>
          </table:table-cell>
        </table:table-row>
        <table:table-row table:style-name="ro1">
          <table:table-cell table:formula="of:=&quot;(&quot; &amp; [$Ciudad.A773] &amp; &quot;,'&quot; &amp; [$Ciudad.B773] &amp; &quot;',&quot; &amp; [$Ciudad.C773] &amp; &quot;),&quot;" office:value-type="string" office:string-value="(52694,'San Pedro de Cartago',52)," calcext:value-type="string">
            <text:p>(52694,'San Pedro de Cartago',52),</text:p>
          </table:table-cell>
        </table:table-row>
        <table:table-row table:style-name="ro1">
          <table:table-cell table:formula="of:=&quot;(&quot; &amp; [$Ciudad.A774] &amp; &quot;,'&quot; &amp; [$Ciudad.B774] &amp; &quot;',&quot; &amp; [$Ciudad.C774] &amp; &quot;),&quot;" office:value-type="string" office:string-value="(52696,'Santa Bárbara',52)," calcext:value-type="string">
            <text:p>(52696,'Santa Bárbara',52),</text:p>
          </table:table-cell>
        </table:table-row>
        <table:table-row table:style-name="ro1">
          <table:table-cell table:formula="of:=&quot;(&quot; &amp; [$Ciudad.A775] &amp; &quot;,'&quot; &amp; [$Ciudad.B775] &amp; &quot;',&quot; &amp; [$Ciudad.C775] &amp; &quot;),&quot;" office:value-type="string" office:string-value="(52699,'Santacruz',52)," calcext:value-type="string">
            <text:p>(52699,'Santacruz',52),</text:p>
          </table:table-cell>
        </table:table-row>
        <table:table-row table:style-name="ro1">
          <table:table-cell table:formula="of:=&quot;(&quot; &amp; [$Ciudad.A776] &amp; &quot;,'&quot; &amp; [$Ciudad.B776] &amp; &quot;',&quot; &amp; [$Ciudad.C776] &amp; &quot;),&quot;" office:value-type="string" office:string-value="(52720,'Sapuyes',52)," calcext:value-type="string">
            <text:p>(52720,'Sapuyes',52),</text:p>
          </table:table-cell>
        </table:table-row>
        <table:table-row table:style-name="ro1">
          <table:table-cell table:formula="of:=&quot;(&quot; &amp; [$Ciudad.A777] &amp; &quot;,'&quot; &amp; [$Ciudad.B777] &amp; &quot;',&quot; &amp; [$Ciudad.C777] &amp; &quot;),&quot;" office:value-type="string" office:string-value="(52786,'Taminango',52)," calcext:value-type="string">
            <text:p>(52786,'Taminango',52),</text:p>
          </table:table-cell>
        </table:table-row>
        <table:table-row table:style-name="ro1">
          <table:table-cell table:formula="of:=&quot;(&quot; &amp; [$Ciudad.A778] &amp; &quot;,'&quot; &amp; [$Ciudad.B778] &amp; &quot;',&quot; &amp; [$Ciudad.C778] &amp; &quot;),&quot;" office:value-type="string" office:string-value="(52788,'Tangua',52)," calcext:value-type="string">
            <text:p>(52788,'Tangua',52),</text:p>
          </table:table-cell>
        </table:table-row>
        <table:table-row table:style-name="ro1">
          <table:table-cell table:formula="of:=&quot;(&quot; &amp; [$Ciudad.A779] &amp; &quot;,'&quot; &amp; [$Ciudad.B779] &amp; &quot;',&quot; &amp; [$Ciudad.C779] &amp; &quot;),&quot;" office:value-type="string" office:string-value="(52835,'San Andrés de Tumaco',52)," calcext:value-type="string">
            <text:p>(52835,'San Andrés de Tumaco',52),</text:p>
          </table:table-cell>
        </table:table-row>
        <table:table-row table:style-name="ro1">
          <table:table-cell table:formula="of:=&quot;(&quot; &amp; [$Ciudad.A780] &amp; &quot;,'&quot; &amp; [$Ciudad.B780] &amp; &quot;',&quot; &amp; [$Ciudad.C780] &amp; &quot;),&quot;" office:value-type="string" office:string-value="(52838,'Túquerres',52)," calcext:value-type="string">
            <text:p>(52838,'Túquerres',52),</text:p>
          </table:table-cell>
        </table:table-row>
        <table:table-row table:style-name="ro1">
          <table:table-cell table:formula="of:=&quot;(&quot; &amp; [$Ciudad.A781] &amp; &quot;,'&quot; &amp; [$Ciudad.B781] &amp; &quot;',&quot; &amp; [$Ciudad.C781] &amp; &quot;),&quot;" office:value-type="string" office:string-value="(52885,'Yacuanquer',52)," calcext:value-type="string">
            <text:p>(52885,'Yacuanquer',52),</text:p>
          </table:table-cell>
        </table:table-row>
        <table:table-row table:style-name="ro1">
          <table:table-cell table:formula="of:=&quot;(&quot; &amp; [$Ciudad.A782] &amp; &quot;,'&quot; &amp; [$Ciudad.B782] &amp; &quot;',&quot; &amp; [$Ciudad.C782] &amp; &quot;),&quot;" office:value-type="string" office:string-value="(54001,'Cúcuta',54)," calcext:value-type="string">
            <text:p>(54001,'Cúcuta',54),</text:p>
          </table:table-cell>
        </table:table-row>
        <table:table-row table:style-name="ro1">
          <table:table-cell table:formula="of:=&quot;(&quot; &amp; [$Ciudad.A783] &amp; &quot;,'&quot; &amp; [$Ciudad.B783] &amp; &quot;',&quot; &amp; [$Ciudad.C783] &amp; &quot;),&quot;" office:value-type="string" office:string-value="(54003,'Abrego',54)," calcext:value-type="string">
            <text:p>(54003,'Abrego',54),</text:p>
          </table:table-cell>
        </table:table-row>
        <table:table-row table:style-name="ro1">
          <table:table-cell table:formula="of:=&quot;(&quot; &amp; [$Ciudad.A784] &amp; &quot;,'&quot; &amp; [$Ciudad.B784] &amp; &quot;',&quot; &amp; [$Ciudad.C784] &amp; &quot;),&quot;" office:value-type="string" office:string-value="(54051,'Arboledas',54)," calcext:value-type="string">
            <text:p>(54051,'Arboledas',54),</text:p>
          </table:table-cell>
        </table:table-row>
        <table:table-row table:style-name="ro1">
          <table:table-cell table:formula="of:=&quot;(&quot; &amp; [$Ciudad.A785] &amp; &quot;,'&quot; &amp; [$Ciudad.B785] &amp; &quot;',&quot; &amp; [$Ciudad.C785] &amp; &quot;),&quot;" office:value-type="string" office:string-value="(54099,'Bochalema',54)," calcext:value-type="string">
            <text:p>(54099,'Bochalema',54),</text:p>
          </table:table-cell>
        </table:table-row>
        <table:table-row table:style-name="ro1">
          <table:table-cell table:formula="of:=&quot;(&quot; &amp; [$Ciudad.A786] &amp; &quot;,'&quot; &amp; [$Ciudad.B786] &amp; &quot;',&quot; &amp; [$Ciudad.C786] &amp; &quot;),&quot;" office:value-type="string" office:string-value="(54109,'Bucarasica',54)," calcext:value-type="string">
            <text:p>(54109,'Bucarasica',54),</text:p>
          </table:table-cell>
        </table:table-row>
        <table:table-row table:style-name="ro1">
          <table:table-cell table:formula="of:=&quot;(&quot; &amp; [$Ciudad.A787] &amp; &quot;,'&quot; &amp; [$Ciudad.B787] &amp; &quot;',&quot; &amp; [$Ciudad.C787] &amp; &quot;),&quot;" office:value-type="string" office:string-value="(54125,'Cácota',54)," calcext:value-type="string">
            <text:p>(54125,'Cácota',54),</text:p>
          </table:table-cell>
        </table:table-row>
        <table:table-row table:style-name="ro1">
          <table:table-cell table:formula="of:=&quot;(&quot; &amp; [$Ciudad.A788] &amp; &quot;,'&quot; &amp; [$Ciudad.B788] &amp; &quot;',&quot; &amp; [$Ciudad.C788] &amp; &quot;),&quot;" office:value-type="string" office:string-value="(54128,'Cachirá',54)," calcext:value-type="string">
            <text:p>(54128,'Cachirá',54),</text:p>
          </table:table-cell>
        </table:table-row>
        <table:table-row table:style-name="ro1">
          <table:table-cell table:formula="of:=&quot;(&quot; &amp; [$Ciudad.A789] &amp; &quot;,'&quot; &amp; [$Ciudad.B789] &amp; &quot;',&quot; &amp; [$Ciudad.C789] &amp; &quot;),&quot;" office:value-type="string" office:string-value="(54172,'Chinácota',54)," calcext:value-type="string">
            <text:p>(54172,'Chinácota',54),</text:p>
          </table:table-cell>
        </table:table-row>
        <table:table-row table:style-name="ro1">
          <table:table-cell table:formula="of:=&quot;(&quot; &amp; [$Ciudad.A790] &amp; &quot;,'&quot; &amp; [$Ciudad.B790] &amp; &quot;',&quot; &amp; [$Ciudad.C790] &amp; &quot;),&quot;" office:value-type="string" office:string-value="(54174,'Chitagá',54)," calcext:value-type="string">
            <text:p>(54174,'Chitagá',54),</text:p>
          </table:table-cell>
        </table:table-row>
        <table:table-row table:style-name="ro1">
          <table:table-cell table:formula="of:=&quot;(&quot; &amp; [$Ciudad.A791] &amp; &quot;,'&quot; &amp; [$Ciudad.B791] &amp; &quot;',&quot; &amp; [$Ciudad.C791] &amp; &quot;),&quot;" office:value-type="string" office:string-value="(54206,'Convención',54)," calcext:value-type="string">
            <text:p>(54206,'Convención',54),</text:p>
          </table:table-cell>
        </table:table-row>
        <table:table-row table:style-name="ro1">
          <table:table-cell table:formula="of:=&quot;(&quot; &amp; [$Ciudad.A792] &amp; &quot;,'&quot; &amp; [$Ciudad.B792] &amp; &quot;',&quot; &amp; [$Ciudad.C792] &amp; &quot;),&quot;" office:value-type="string" office:string-value="(54223,'Cucutilla',54)," calcext:value-type="string">
            <text:p>(54223,'Cucutilla',54),</text:p>
          </table:table-cell>
        </table:table-row>
        <table:table-row table:style-name="ro1">
          <table:table-cell table:formula="of:=&quot;(&quot; &amp; [$Ciudad.A793] &amp; &quot;,'&quot; &amp; [$Ciudad.B793] &amp; &quot;',&quot; &amp; [$Ciudad.C793] &amp; &quot;),&quot;" office:value-type="string" office:string-value="(54239,'Durania',54)," calcext:value-type="string">
            <text:p>(54239,'Durania',54),</text:p>
          </table:table-cell>
        </table:table-row>
        <table:table-row table:style-name="ro1">
          <table:table-cell table:formula="of:=&quot;(&quot; &amp; [$Ciudad.A794] &amp; &quot;,'&quot; &amp; [$Ciudad.B794] &amp; &quot;',&quot; &amp; [$Ciudad.C794] &amp; &quot;),&quot;" office:value-type="string" office:string-value="(54245,'El Carmen',54)," calcext:value-type="string">
            <text:p>(54245,'El Carmen',54),</text:p>
          </table:table-cell>
        </table:table-row>
        <table:table-row table:style-name="ro1">
          <table:table-cell table:formula="of:=&quot;(&quot; &amp; [$Ciudad.A795] &amp; &quot;,'&quot; &amp; [$Ciudad.B795] &amp; &quot;',&quot; &amp; [$Ciudad.C795] &amp; &quot;),&quot;" office:value-type="string" office:string-value="(54250,'El Tarra',54)," calcext:value-type="string">
            <text:p>(54250,'El Tarra',54),</text:p>
          </table:table-cell>
        </table:table-row>
        <table:table-row table:style-name="ro1">
          <table:table-cell table:formula="of:=&quot;(&quot; &amp; [$Ciudad.A796] &amp; &quot;,'&quot; &amp; [$Ciudad.B796] &amp; &quot;',&quot; &amp; [$Ciudad.C796] &amp; &quot;),&quot;" office:value-type="string" office:string-value="(54261,'El Zulia',54)," calcext:value-type="string">
            <text:p>(54261,'El Zulia',54),</text:p>
          </table:table-cell>
        </table:table-row>
        <table:table-row table:style-name="ro1">
          <table:table-cell table:formula="of:=&quot;(&quot; &amp; [$Ciudad.A797] &amp; &quot;,'&quot; &amp; [$Ciudad.B797] &amp; &quot;',&quot; &amp; [$Ciudad.C797] &amp; &quot;),&quot;" office:value-type="string" office:string-value="(54313,'Gramalote',54)," calcext:value-type="string">
            <text:p>(54313,'Gramalote',54),</text:p>
          </table:table-cell>
        </table:table-row>
        <table:table-row table:style-name="ro1">
          <table:table-cell table:formula="of:=&quot;(&quot; &amp; [$Ciudad.A798] &amp; &quot;,'&quot; &amp; [$Ciudad.B798] &amp; &quot;',&quot; &amp; [$Ciudad.C798] &amp; &quot;),&quot;" office:value-type="string" office:string-value="(54344,'Hacarí',54)," calcext:value-type="string">
            <text:p>(54344,'Hacarí',54),</text:p>
          </table:table-cell>
        </table:table-row>
        <table:table-row table:style-name="ro1">
          <table:table-cell table:formula="of:=&quot;(&quot; &amp; [$Ciudad.A799] &amp; &quot;,'&quot; &amp; [$Ciudad.B799] &amp; &quot;',&quot; &amp; [$Ciudad.C799] &amp; &quot;),&quot;" office:value-type="string" office:string-value="(54347,'Herrán',54)," calcext:value-type="string">
            <text:p>(54347,'Herrán',54),</text:p>
          </table:table-cell>
        </table:table-row>
        <table:table-row table:style-name="ro1">
          <table:table-cell table:formula="of:=&quot;(&quot; &amp; [$Ciudad.A800] &amp; &quot;,'&quot; &amp; [$Ciudad.B800] &amp; &quot;',&quot; &amp; [$Ciudad.C800] &amp; &quot;),&quot;" office:value-type="string" office:string-value="(54377,'Labateca',54)," calcext:value-type="string">
            <text:p>(54377,'Labateca',54),</text:p>
          </table:table-cell>
        </table:table-row>
        <table:table-row table:style-name="ro1">
          <table:table-cell table:formula="of:=&quot;(&quot; &amp; [$Ciudad.A801] &amp; &quot;,'&quot; &amp; [$Ciudad.B801] &amp; &quot;',&quot; &amp; [$Ciudad.C801] &amp; &quot;),&quot;" office:value-type="string" office:string-value="(54385,'La Esperanza',54)," calcext:value-type="string">
            <text:p>(54385,'La Esperanza',54),</text:p>
          </table:table-cell>
        </table:table-row>
        <table:table-row table:style-name="ro1">
          <table:table-cell table:formula="of:=&quot;(&quot; &amp; [$Ciudad.A802] &amp; &quot;,'&quot; &amp; [$Ciudad.B802] &amp; &quot;',&quot; &amp; [$Ciudad.C802] &amp; &quot;),&quot;" office:value-type="string" office:string-value="(54398,'La Playa',54)," calcext:value-type="string">
            <text:p>(54398,'La Playa',54),</text:p>
          </table:table-cell>
        </table:table-row>
        <table:table-row table:style-name="ro1">
          <table:table-cell table:formula="of:=&quot;(&quot; &amp; [$Ciudad.A803] &amp; &quot;,'&quot; &amp; [$Ciudad.B803] &amp; &quot;',&quot; &amp; [$Ciudad.C803] &amp; &quot;),&quot;" office:value-type="string" office:string-value="(54405,'Los Patios',54)," calcext:value-type="string">
            <text:p>(54405,'Los Patios',54),</text:p>
          </table:table-cell>
        </table:table-row>
        <table:table-row table:style-name="ro1">
          <table:table-cell table:formula="of:=&quot;(&quot; &amp; [$Ciudad.A804] &amp; &quot;,'&quot; &amp; [$Ciudad.B804] &amp; &quot;',&quot; &amp; [$Ciudad.C804] &amp; &quot;),&quot;" office:value-type="string" office:string-value="(54418,'Lourdes',54)," calcext:value-type="string">
            <text:p>(54418,'Lourdes',54),</text:p>
          </table:table-cell>
        </table:table-row>
        <table:table-row table:style-name="ro1">
          <table:table-cell table:formula="of:=&quot;(&quot; &amp; [$Ciudad.A805] &amp; &quot;,'&quot; &amp; [$Ciudad.B805] &amp; &quot;',&quot; &amp; [$Ciudad.C805] &amp; &quot;),&quot;" office:value-type="string" office:string-value="(54480,'Mutiscua',54)," calcext:value-type="string">
            <text:p>(54480,'Mutiscua',54),</text:p>
          </table:table-cell>
        </table:table-row>
        <table:table-row table:style-name="ro1">
          <table:table-cell table:formula="of:=&quot;(&quot; &amp; [$Ciudad.A806] &amp; &quot;,'&quot; &amp; [$Ciudad.B806] &amp; &quot;',&quot; &amp; [$Ciudad.C806] &amp; &quot;),&quot;" office:value-type="string" office:string-value="(54498,'Ocaña',54)," calcext:value-type="string">
            <text:p>(54498,'Ocaña',54),</text:p>
          </table:table-cell>
        </table:table-row>
        <table:table-row table:style-name="ro1">
          <table:table-cell table:formula="of:=&quot;(&quot; &amp; [$Ciudad.A807] &amp; &quot;,'&quot; &amp; [$Ciudad.B807] &amp; &quot;',&quot; &amp; [$Ciudad.C807] &amp; &quot;),&quot;" office:value-type="string" office:string-value="(54518,'Pamplona',54)," calcext:value-type="string">
            <text:p>(54518,'Pamplona',54),</text:p>
          </table:table-cell>
        </table:table-row>
        <table:table-row table:style-name="ro1">
          <table:table-cell table:formula="of:=&quot;(&quot; &amp; [$Ciudad.A808] &amp; &quot;,'&quot; &amp; [$Ciudad.B808] &amp; &quot;',&quot; &amp; [$Ciudad.C808] &amp; &quot;),&quot;" office:value-type="string" office:string-value="(54520,'Pamplonita',54)," calcext:value-type="string">
            <text:p>(54520,'Pamplonita',54),</text:p>
          </table:table-cell>
        </table:table-row>
        <table:table-row table:style-name="ro1">
          <table:table-cell table:formula="of:=&quot;(&quot; &amp; [$Ciudad.A809] &amp; &quot;,'&quot; &amp; [$Ciudad.B809] &amp; &quot;',&quot; &amp; [$Ciudad.C809] &amp; &quot;),&quot;" office:value-type="string" office:string-value="(54553,'Puerto Santander',54)," calcext:value-type="string">
            <text:p>(54553,'Puerto Santander',54),</text:p>
          </table:table-cell>
        </table:table-row>
        <table:table-row table:style-name="ro1">
          <table:table-cell table:formula="of:=&quot;(&quot; &amp; [$Ciudad.A810] &amp; &quot;,'&quot; &amp; [$Ciudad.B810] &amp; &quot;',&quot; &amp; [$Ciudad.C810] &amp; &quot;),&quot;" office:value-type="string" office:string-value="(54599,'Ragonvalia',54)," calcext:value-type="string">
            <text:p>(54599,'Ragonvalia',54),</text:p>
          </table:table-cell>
        </table:table-row>
        <table:table-row table:style-name="ro1">
          <table:table-cell table:formula="of:=&quot;(&quot; &amp; [$Ciudad.A811] &amp; &quot;,'&quot; &amp; [$Ciudad.B811] &amp; &quot;',&quot; &amp; [$Ciudad.C811] &amp; &quot;),&quot;" office:value-type="string" office:string-value="(54660,'Salazar',54)," calcext:value-type="string">
            <text:p>(54660,'Salazar',54),</text:p>
          </table:table-cell>
        </table:table-row>
        <table:table-row table:style-name="ro1">
          <table:table-cell table:formula="of:=&quot;(&quot; &amp; [$Ciudad.A812] &amp; &quot;,'&quot; &amp; [$Ciudad.B812] &amp; &quot;',&quot; &amp; [$Ciudad.C812] &amp; &quot;),&quot;" office:value-type="string" office:string-value="(54670,'San Calixto',54)," calcext:value-type="string">
            <text:p>(54670,'San Calixto',54),</text:p>
          </table:table-cell>
        </table:table-row>
        <table:table-row table:style-name="ro1">
          <table:table-cell table:formula="of:=&quot;(&quot; &amp; [$Ciudad.A813] &amp; &quot;,'&quot; &amp; [$Ciudad.B813] &amp; &quot;',&quot; &amp; [$Ciudad.C813] &amp; &quot;),&quot;" office:value-type="string" office:string-value="(54673,'San Cayetano',54)," calcext:value-type="string">
            <text:p>(54673,'San Cayetano',54),</text:p>
          </table:table-cell>
        </table:table-row>
        <table:table-row table:style-name="ro1">
          <table:table-cell table:formula="of:=&quot;(&quot; &amp; [$Ciudad.A814] &amp; &quot;,'&quot; &amp; [$Ciudad.B814] &amp; &quot;',&quot; &amp; [$Ciudad.C814] &amp; &quot;),&quot;" office:value-type="string" office:string-value="(54680,'Santiago',54)," calcext:value-type="string">
            <text:p>(54680,'Santiago',54),</text:p>
          </table:table-cell>
        </table:table-row>
        <table:table-row table:style-name="ro1">
          <table:table-cell table:formula="of:=&quot;(&quot; &amp; [$Ciudad.A815] &amp; &quot;,'&quot; &amp; [$Ciudad.B815] &amp; &quot;',&quot; &amp; [$Ciudad.C815] &amp; &quot;),&quot;" office:value-type="string" office:string-value="(54720,'Sardinata',54)," calcext:value-type="string">
            <text:p>(54720,'Sardinata',54),</text:p>
          </table:table-cell>
        </table:table-row>
        <table:table-row table:style-name="ro1">
          <table:table-cell table:formula="of:=&quot;(&quot; &amp; [$Ciudad.A816] &amp; &quot;,'&quot; &amp; [$Ciudad.B816] &amp; &quot;',&quot; &amp; [$Ciudad.C816] &amp; &quot;),&quot;" office:value-type="string" office:string-value="(54743,'Silos',54)," calcext:value-type="string">
            <text:p>(54743,'Silos',54),</text:p>
          </table:table-cell>
        </table:table-row>
        <table:table-row table:style-name="ro1">
          <table:table-cell table:formula="of:=&quot;(&quot; &amp; [$Ciudad.A817] &amp; &quot;,'&quot; &amp; [$Ciudad.B817] &amp; &quot;',&quot; &amp; [$Ciudad.C817] &amp; &quot;),&quot;" office:value-type="string" office:string-value="(54800,'Teorama',54)," calcext:value-type="string">
            <text:p>(54800,'Teorama',54),</text:p>
          </table:table-cell>
        </table:table-row>
        <table:table-row table:style-name="ro1">
          <table:table-cell table:formula="of:=&quot;(&quot; &amp; [$Ciudad.A818] &amp; &quot;,'&quot; &amp; [$Ciudad.B818] &amp; &quot;',&quot; &amp; [$Ciudad.C818] &amp; &quot;),&quot;" office:value-type="string" office:string-value="(54810,'Tibú',54)," calcext:value-type="string">
            <text:p>(54810,'Tibú',54),</text:p>
          </table:table-cell>
        </table:table-row>
        <table:table-row table:style-name="ro1">
          <table:table-cell table:formula="of:=&quot;(&quot; &amp; [$Ciudad.A819] &amp; &quot;,'&quot; &amp; [$Ciudad.B819] &amp; &quot;',&quot; &amp; [$Ciudad.C819] &amp; &quot;),&quot;" office:value-type="string" office:string-value="(54820,'Toledo',54)," calcext:value-type="string">
            <text:p>(54820,'Toledo',54),</text:p>
          </table:table-cell>
        </table:table-row>
        <table:table-row table:style-name="ro1">
          <table:table-cell table:formula="of:=&quot;(&quot; &amp; [$Ciudad.A820] &amp; &quot;,'&quot; &amp; [$Ciudad.B820] &amp; &quot;',&quot; &amp; [$Ciudad.C820] &amp; &quot;),&quot;" office:value-type="string" office:string-value="(54871,'Villa Caro',54)," calcext:value-type="string">
            <text:p>(54871,'Villa Caro',54),</text:p>
          </table:table-cell>
        </table:table-row>
        <table:table-row table:style-name="ro1">
          <table:table-cell table:formula="of:=&quot;(&quot; &amp; [$Ciudad.A821] &amp; &quot;,'&quot; &amp; [$Ciudad.B821] &amp; &quot;',&quot; &amp; [$Ciudad.C821] &amp; &quot;),&quot;" office:value-type="string" office:string-value="(54874,'Villa del Rosario',54)," calcext:value-type="string">
            <text:p>(54874,'Villa del Rosario',54),</text:p>
          </table:table-cell>
        </table:table-row>
        <table:table-row table:style-name="ro1">
          <table:table-cell table:formula="of:=&quot;(&quot; &amp; [$Ciudad.A822] &amp; &quot;,'&quot; &amp; [$Ciudad.B822] &amp; &quot;',&quot; &amp; [$Ciudad.C822] &amp; &quot;),&quot;" office:value-type="string" office:string-value="(63001,'Armenia',63)," calcext:value-type="string">
            <text:p>(63001,'Armenia',63),</text:p>
          </table:table-cell>
        </table:table-row>
        <table:table-row table:style-name="ro1">
          <table:table-cell table:formula="of:=&quot;(&quot; &amp; [$Ciudad.A823] &amp; &quot;,'&quot; &amp; [$Ciudad.B823] &amp; &quot;',&quot; &amp; [$Ciudad.C823] &amp; &quot;),&quot;" office:value-type="string" office:string-value="(63111,'Buenavista',63)," calcext:value-type="string">
            <text:p>(63111,'Buenavista',63),</text:p>
          </table:table-cell>
        </table:table-row>
        <table:table-row table:style-name="ro1">
          <table:table-cell table:formula="of:=&quot;(&quot; &amp; [$Ciudad.A824] &amp; &quot;,'&quot; &amp; [$Ciudad.B824] &amp; &quot;',&quot; &amp; [$Ciudad.C824] &amp; &quot;),&quot;" office:value-type="string" office:string-value="(63130,'Calarcá',63)," calcext:value-type="string">
            <text:p>(63130,'Calarcá',63),</text:p>
          </table:table-cell>
        </table:table-row>
        <table:table-row table:style-name="ro1">
          <table:table-cell table:formula="of:=&quot;(&quot; &amp; [$Ciudad.A825] &amp; &quot;,'&quot; &amp; [$Ciudad.B825] &amp; &quot;',&quot; &amp; [$Ciudad.C825] &amp; &quot;),&quot;" office:value-type="string" office:string-value="(63190,'Circasia',63)," calcext:value-type="string">
            <text:p>(63190,'Circasia',63),</text:p>
          </table:table-cell>
        </table:table-row>
        <table:table-row table:style-name="ro1">
          <table:table-cell table:formula="of:=&quot;(&quot; &amp; [$Ciudad.A826] &amp; &quot;,'&quot; &amp; [$Ciudad.B826] &amp; &quot;',&quot; &amp; [$Ciudad.C826] &amp; &quot;),&quot;" office:value-type="string" office:string-value="(63212,'Córdoba',63)," calcext:value-type="string">
            <text:p>(63212,'Córdoba',63),</text:p>
          </table:table-cell>
        </table:table-row>
        <table:table-row table:style-name="ro1">
          <table:table-cell table:formula="of:=&quot;(&quot; &amp; [$Ciudad.A827] &amp; &quot;,'&quot; &amp; [$Ciudad.B827] &amp; &quot;',&quot; &amp; [$Ciudad.C827] &amp; &quot;),&quot;" office:value-type="string" office:string-value="(63272,'Filandia',63)," calcext:value-type="string">
            <text:p>(63272,'Filandia',63),</text:p>
          </table:table-cell>
        </table:table-row>
        <table:table-row table:style-name="ro1">
          <table:table-cell table:formula="of:=&quot;(&quot; &amp; [$Ciudad.A828] &amp; &quot;,'&quot; &amp; [$Ciudad.B828] &amp; &quot;',&quot; &amp; [$Ciudad.C828] &amp; &quot;),&quot;" office:value-type="string" office:string-value="(63302,'Génova',63)," calcext:value-type="string">
            <text:p>(63302,'Génova',63),</text:p>
          </table:table-cell>
        </table:table-row>
        <table:table-row table:style-name="ro1">
          <table:table-cell table:formula="of:=&quot;(&quot; &amp; [$Ciudad.A829] &amp; &quot;,'&quot; &amp; [$Ciudad.B829] &amp; &quot;',&quot; &amp; [$Ciudad.C829] &amp; &quot;),&quot;" office:value-type="string" office:string-value="(63401,'La Tebaida',63)," calcext:value-type="string">
            <text:p>(63401,'La Tebaida',63),</text:p>
          </table:table-cell>
        </table:table-row>
        <table:table-row table:style-name="ro1">
          <table:table-cell table:formula="of:=&quot;(&quot; &amp; [$Ciudad.A830] &amp; &quot;,'&quot; &amp; [$Ciudad.B830] &amp; &quot;',&quot; &amp; [$Ciudad.C830] &amp; &quot;),&quot;" office:value-type="string" office:string-value="(63470,'Montenegro',63)," calcext:value-type="string">
            <text:p>(63470,'Montenegro',63),</text:p>
          </table:table-cell>
        </table:table-row>
        <table:table-row table:style-name="ro1">
          <table:table-cell table:formula="of:=&quot;(&quot; &amp; [$Ciudad.A831] &amp; &quot;,'&quot; &amp; [$Ciudad.B831] &amp; &quot;',&quot; &amp; [$Ciudad.C831] &amp; &quot;),&quot;" office:value-type="string" office:string-value="(63548,'Pijao',63)," calcext:value-type="string">
            <text:p>(63548,'Pijao',63),</text:p>
          </table:table-cell>
        </table:table-row>
        <table:table-row table:style-name="ro1">
          <table:table-cell table:formula="of:=&quot;(&quot; &amp; [$Ciudad.A832] &amp; &quot;,'&quot; &amp; [$Ciudad.B832] &amp; &quot;',&quot; &amp; [$Ciudad.C832] &amp; &quot;),&quot;" office:value-type="string" office:string-value="(63594,'Quimbaya',63)," calcext:value-type="string">
            <text:p>(63594,'Quimbaya',63),</text:p>
          </table:table-cell>
        </table:table-row>
        <table:table-row table:style-name="ro1">
          <table:table-cell table:formula="of:=&quot;(&quot; &amp; [$Ciudad.A833] &amp; &quot;,'&quot; &amp; [$Ciudad.B833] &amp; &quot;',&quot; &amp; [$Ciudad.C833] &amp; &quot;),&quot;" office:value-type="string" office:string-value="(63690,'Salento',63)," calcext:value-type="string">
            <text:p>(63690,'Salento',63),</text:p>
          </table:table-cell>
        </table:table-row>
        <table:table-row table:style-name="ro1">
          <table:table-cell table:formula="of:=&quot;(&quot; &amp; [$Ciudad.A834] &amp; &quot;,'&quot; &amp; [$Ciudad.B834] &amp; &quot;',&quot; &amp; [$Ciudad.C834] &amp; &quot;),&quot;" office:value-type="string" office:string-value="(66001,'Pereira',66)," calcext:value-type="string">
            <text:p>(66001,'Pereira',66),</text:p>
          </table:table-cell>
        </table:table-row>
        <table:table-row table:style-name="ro1">
          <table:table-cell table:formula="of:=&quot;(&quot; &amp; [$Ciudad.A835] &amp; &quot;,'&quot; &amp; [$Ciudad.B835] &amp; &quot;',&quot; &amp; [$Ciudad.C835] &amp; &quot;),&quot;" office:value-type="string" office:string-value="(66045,'Apía',66)," calcext:value-type="string">
            <text:p>(66045,'Apía',66),</text:p>
          </table:table-cell>
        </table:table-row>
        <table:table-row table:style-name="ro1">
          <table:table-cell table:formula="of:=&quot;(&quot; &amp; [$Ciudad.A836] &amp; &quot;,'&quot; &amp; [$Ciudad.B836] &amp; &quot;',&quot; &amp; [$Ciudad.C836] &amp; &quot;),&quot;" office:value-type="string" office:string-value="(66075,'Balboa',66)," calcext:value-type="string">
            <text:p>(66075,'Balboa',66),</text:p>
          </table:table-cell>
        </table:table-row>
        <table:table-row table:style-name="ro1">
          <table:table-cell table:formula="of:=&quot;(&quot; &amp; [$Ciudad.A837] &amp; &quot;,'&quot; &amp; [$Ciudad.B837] &amp; &quot;',&quot; &amp; [$Ciudad.C837] &amp; &quot;),&quot;" office:value-type="string" office:string-value="(66088,'Belén de Umbría',66)," calcext:value-type="string">
            <text:p>(66088,'Belén de Umbría',66),</text:p>
          </table:table-cell>
        </table:table-row>
        <table:table-row table:style-name="ro1">
          <table:table-cell table:formula="of:=&quot;(&quot; &amp; [$Ciudad.A838] &amp; &quot;,'&quot; &amp; [$Ciudad.B838] &amp; &quot;',&quot; &amp; [$Ciudad.C838] &amp; &quot;),&quot;" office:value-type="string" office:string-value="(66170,'Dosquebradas',66)," calcext:value-type="string">
            <text:p>(66170,'Dosquebradas',66),</text:p>
          </table:table-cell>
        </table:table-row>
        <table:table-row table:style-name="ro1">
          <table:table-cell table:formula="of:=&quot;(&quot; &amp; [$Ciudad.A839] &amp; &quot;,'&quot; &amp; [$Ciudad.B839] &amp; &quot;',&quot; &amp; [$Ciudad.C839] &amp; &quot;),&quot;" office:value-type="string" office:string-value="(66318,'Guática',66)," calcext:value-type="string">
            <text:p>(66318,'Guática',66),</text:p>
          </table:table-cell>
        </table:table-row>
        <table:table-row table:style-name="ro1">
          <table:table-cell table:formula="of:=&quot;(&quot; &amp; [$Ciudad.A840] &amp; &quot;,'&quot; &amp; [$Ciudad.B840] &amp; &quot;',&quot; &amp; [$Ciudad.C840] &amp; &quot;),&quot;" office:value-type="string" office:string-value="(66383,'La Celia',66)," calcext:value-type="string">
            <text:p>(66383,'La Celia',66),</text:p>
          </table:table-cell>
        </table:table-row>
        <table:table-row table:style-name="ro1">
          <table:table-cell table:formula="of:=&quot;(&quot; &amp; [$Ciudad.A841] &amp; &quot;,'&quot; &amp; [$Ciudad.B841] &amp; &quot;',&quot; &amp; [$Ciudad.C841] &amp; &quot;),&quot;" office:value-type="string" office:string-value="(66400,'La Virginia',66)," calcext:value-type="string">
            <text:p>(66400,'La Virginia',66),</text:p>
          </table:table-cell>
        </table:table-row>
        <table:table-row table:style-name="ro1">
          <table:table-cell table:formula="of:=&quot;(&quot; &amp; [$Ciudad.A842] &amp; &quot;,'&quot; &amp; [$Ciudad.B842] &amp; &quot;',&quot; &amp; [$Ciudad.C842] &amp; &quot;),&quot;" office:value-type="string" office:string-value="(66440,'Marsella',66)," calcext:value-type="string">
            <text:p>(66440,'Marsella',66),</text:p>
          </table:table-cell>
        </table:table-row>
        <table:table-row table:style-name="ro1">
          <table:table-cell table:formula="of:=&quot;(&quot; &amp; [$Ciudad.A843] &amp; &quot;,'&quot; &amp; [$Ciudad.B843] &amp; &quot;',&quot; &amp; [$Ciudad.C843] &amp; &quot;),&quot;" office:value-type="string" office:string-value="(66456,'Mistrató',66)," calcext:value-type="string">
            <text:p>(66456,'Mistrató',66),</text:p>
          </table:table-cell>
        </table:table-row>
        <table:table-row table:style-name="ro1">
          <table:table-cell table:formula="of:=&quot;(&quot; &amp; [$Ciudad.A844] &amp; &quot;,'&quot; &amp; [$Ciudad.B844] &amp; &quot;',&quot; &amp; [$Ciudad.C844] &amp; &quot;),&quot;" office:value-type="string" office:string-value="(66572,'Pueblo Rico',66)," calcext:value-type="string">
            <text:p>(66572,'Pueblo Rico',66),</text:p>
          </table:table-cell>
        </table:table-row>
        <table:table-row table:style-name="ro1">
          <table:table-cell table:formula="of:=&quot;(&quot; &amp; [$Ciudad.A845] &amp; &quot;,'&quot; &amp; [$Ciudad.B845] &amp; &quot;',&quot; &amp; [$Ciudad.C845] &amp; &quot;),&quot;" office:value-type="string" office:string-value="(66594,'Quinchía',66)," calcext:value-type="string">
            <text:p>(66594,'Quinchía',66),</text:p>
          </table:table-cell>
        </table:table-row>
        <table:table-row table:style-name="ro1">
          <table:table-cell table:formula="of:=&quot;(&quot; &amp; [$Ciudad.A846] &amp; &quot;,'&quot; &amp; [$Ciudad.B846] &amp; &quot;',&quot; &amp; [$Ciudad.C846] &amp; &quot;),&quot;" office:value-type="string" office:string-value="(66682,'Santa Rosa de Cabal',66)," calcext:value-type="string">
            <text:p>(66682,'Santa Rosa de Cabal',66),</text:p>
          </table:table-cell>
        </table:table-row>
        <table:table-row table:style-name="ro1">
          <table:table-cell table:formula="of:=&quot;(&quot; &amp; [$Ciudad.A847] &amp; &quot;,'&quot; &amp; [$Ciudad.B847] &amp; &quot;',&quot; &amp; [$Ciudad.C847] &amp; &quot;),&quot;" office:value-type="string" office:string-value="(66687,'Santuario',66)," calcext:value-type="string">
            <text:p>(66687,'Santuario',66),</text:p>
          </table:table-cell>
        </table:table-row>
        <table:table-row table:style-name="ro1">
          <table:table-cell table:formula="of:=&quot;(&quot; &amp; [$Ciudad.A848] &amp; &quot;,'&quot; &amp; [$Ciudad.B848] &amp; &quot;',&quot; &amp; [$Ciudad.C848] &amp; &quot;),&quot;" office:value-type="string" office:string-value="(68001,'Bucaramanga',68)," calcext:value-type="string">
            <text:p>(68001,'Bucaramanga',68),</text:p>
          </table:table-cell>
        </table:table-row>
        <table:table-row table:style-name="ro1">
          <table:table-cell table:formula="of:=&quot;(&quot; &amp; [$Ciudad.A849] &amp; &quot;,'&quot; &amp; [$Ciudad.B849] &amp; &quot;',&quot; &amp; [$Ciudad.C849] &amp; &quot;),&quot;" office:value-type="string" office:string-value="(68013,'Aguada',68)," calcext:value-type="string">
            <text:p>(68013,'Aguada',68),</text:p>
          </table:table-cell>
        </table:table-row>
        <table:table-row table:style-name="ro1">
          <table:table-cell table:formula="of:=&quot;(&quot; &amp; [$Ciudad.A850] &amp; &quot;,'&quot; &amp; [$Ciudad.B850] &amp; &quot;',&quot; &amp; [$Ciudad.C850] &amp; &quot;),&quot;" office:value-type="string" office:string-value="(68020,'Albania',68)," calcext:value-type="string">
            <text:p>(68020,'Albania',68),</text:p>
          </table:table-cell>
        </table:table-row>
        <table:table-row table:style-name="ro1">
          <table:table-cell table:formula="of:=&quot;(&quot; &amp; [$Ciudad.A851] &amp; &quot;,'&quot; &amp; [$Ciudad.B851] &amp; &quot;',&quot; &amp; [$Ciudad.C851] &amp; &quot;),&quot;" office:value-type="string" office:string-value="(68051,'Aratoca',68)," calcext:value-type="string">
            <text:p>(68051,'Aratoca',68),</text:p>
          </table:table-cell>
        </table:table-row>
        <table:table-row table:style-name="ro1">
          <table:table-cell table:formula="of:=&quot;(&quot; &amp; [$Ciudad.A852] &amp; &quot;,'&quot; &amp; [$Ciudad.B852] &amp; &quot;',&quot; &amp; [$Ciudad.C852] &amp; &quot;),&quot;" office:value-type="string" office:string-value="(68077,'Barbosa',68)," calcext:value-type="string">
            <text:p>(68077,'Barbosa',68),</text:p>
          </table:table-cell>
        </table:table-row>
        <table:table-row table:style-name="ro1">
          <table:table-cell table:formula="of:=&quot;(&quot; &amp; [$Ciudad.A853] &amp; &quot;,'&quot; &amp; [$Ciudad.B853] &amp; &quot;',&quot; &amp; [$Ciudad.C853] &amp; &quot;),&quot;" office:value-type="string" office:string-value="(68079,'Barichara',68)," calcext:value-type="string">
            <text:p>(68079,'Barichara',68),</text:p>
          </table:table-cell>
        </table:table-row>
        <table:table-row table:style-name="ro1">
          <table:table-cell table:formula="of:=&quot;(&quot; &amp; [$Ciudad.A854] &amp; &quot;,'&quot; &amp; [$Ciudad.B854] &amp; &quot;',&quot; &amp; [$Ciudad.C854] &amp; &quot;),&quot;" office:value-type="string" office:string-value="(68081,'Barrancabermeja',68)," calcext:value-type="string">
            <text:p>(68081,'Barrancabermeja',68),</text:p>
          </table:table-cell>
        </table:table-row>
        <table:table-row table:style-name="ro1">
          <table:table-cell table:formula="of:=&quot;(&quot; &amp; [$Ciudad.A855] &amp; &quot;,'&quot; &amp; [$Ciudad.B855] &amp; &quot;',&quot; &amp; [$Ciudad.C855] &amp; &quot;),&quot;" office:value-type="string" office:string-value="(68092,'Betulia',68)," calcext:value-type="string">
            <text:p>(68092,'Betulia',68),</text:p>
          </table:table-cell>
        </table:table-row>
        <table:table-row table:style-name="ro1">
          <table:table-cell table:formula="of:=&quot;(&quot; &amp; [$Ciudad.A856] &amp; &quot;,'&quot; &amp; [$Ciudad.B856] &amp; &quot;',&quot; &amp; [$Ciudad.C856] &amp; &quot;),&quot;" office:value-type="string" office:string-value="(68101,'Bolívar',68)," calcext:value-type="string">
            <text:p>(68101,'Bolívar',68),</text:p>
          </table:table-cell>
        </table:table-row>
        <table:table-row table:style-name="ro1">
          <table:table-cell table:formula="of:=&quot;(&quot; &amp; [$Ciudad.A857] &amp; &quot;,'&quot; &amp; [$Ciudad.B857] &amp; &quot;',&quot; &amp; [$Ciudad.C857] &amp; &quot;),&quot;" office:value-type="string" office:string-value="(68121,'Cabrera',68)," calcext:value-type="string">
            <text:p>(68121,'Cabrera',68),</text:p>
          </table:table-cell>
        </table:table-row>
        <table:table-row table:style-name="ro1">
          <table:table-cell table:formula="of:=&quot;(&quot; &amp; [$Ciudad.A858] &amp; &quot;,'&quot; &amp; [$Ciudad.B858] &amp; &quot;',&quot; &amp; [$Ciudad.C858] &amp; &quot;),&quot;" office:value-type="string" office:string-value="(68132,'California',68)," calcext:value-type="string">
            <text:p>(68132,'California',68),</text:p>
          </table:table-cell>
        </table:table-row>
        <table:table-row table:style-name="ro1">
          <table:table-cell table:formula="of:=&quot;(&quot; &amp; [$Ciudad.A859] &amp; &quot;,'&quot; &amp; [$Ciudad.B859] &amp; &quot;',&quot; &amp; [$Ciudad.C859] &amp; &quot;),&quot;" office:value-type="string" office:string-value="(68147,'Capitanejo',68)," calcext:value-type="string">
            <text:p>(68147,'Capitanejo',68),</text:p>
          </table:table-cell>
        </table:table-row>
        <table:table-row table:style-name="ro1">
          <table:table-cell table:formula="of:=&quot;(&quot; &amp; [$Ciudad.A860] &amp; &quot;,'&quot; &amp; [$Ciudad.B860] &amp; &quot;',&quot; &amp; [$Ciudad.C860] &amp; &quot;),&quot;" office:value-type="string" office:string-value="(68152,'Carcasí',68)," calcext:value-type="string">
            <text:p>(68152,'Carcasí',68),</text:p>
          </table:table-cell>
        </table:table-row>
        <table:table-row table:style-name="ro1">
          <table:table-cell table:formula="of:=&quot;(&quot; &amp; [$Ciudad.A861] &amp; &quot;,'&quot; &amp; [$Ciudad.B861] &amp; &quot;',&quot; &amp; [$Ciudad.C861] &amp; &quot;),&quot;" office:value-type="string" office:string-value="(68160,'Cepitá',68)," calcext:value-type="string">
            <text:p>(68160,'Cepitá',68),</text:p>
          </table:table-cell>
        </table:table-row>
        <table:table-row table:style-name="ro1">
          <table:table-cell table:formula="of:=&quot;(&quot; &amp; [$Ciudad.A862] &amp; &quot;,'&quot; &amp; [$Ciudad.B862] &amp; &quot;',&quot; &amp; [$Ciudad.C862] &amp; &quot;),&quot;" office:value-type="string" office:string-value="(68162,'Cerrito',68)," calcext:value-type="string">
            <text:p>(68162,'Cerrito',68),</text:p>
          </table:table-cell>
        </table:table-row>
        <table:table-row table:style-name="ro1">
          <table:table-cell table:formula="of:=&quot;(&quot; &amp; [$Ciudad.A863] &amp; &quot;,'&quot; &amp; [$Ciudad.B863] &amp; &quot;',&quot; &amp; [$Ciudad.C863] &amp; &quot;),&quot;" office:value-type="string" office:string-value="(68167,'Charalá',68)," calcext:value-type="string">
            <text:p>(68167,'Charalá',68),</text:p>
          </table:table-cell>
        </table:table-row>
        <table:table-row table:style-name="ro1">
          <table:table-cell table:formula="of:=&quot;(&quot; &amp; [$Ciudad.A864] &amp; &quot;,'&quot; &amp; [$Ciudad.B864] &amp; &quot;',&quot; &amp; [$Ciudad.C864] &amp; &quot;),&quot;" office:value-type="string" office:string-value="(68169,'Charta',68)," calcext:value-type="string">
            <text:p>(68169,'Charta',68),</text:p>
          </table:table-cell>
        </table:table-row>
        <table:table-row table:style-name="ro1">
          <table:table-cell table:formula="of:=&quot;(&quot; &amp; [$Ciudad.A865] &amp; &quot;,'&quot; &amp; [$Ciudad.B865] &amp; &quot;',&quot; &amp; [$Ciudad.C865] &amp; &quot;),&quot;" office:value-type="string" office:string-value="(68176,'Chimá',68)," calcext:value-type="string">
            <text:p>(68176,'Chimá',68),</text:p>
          </table:table-cell>
        </table:table-row>
        <table:table-row table:style-name="ro1">
          <table:table-cell table:formula="of:=&quot;(&quot; &amp; [$Ciudad.A866] &amp; &quot;,'&quot; &amp; [$Ciudad.B866] &amp; &quot;',&quot; &amp; [$Ciudad.C866] &amp; &quot;),&quot;" office:value-type="string" office:string-value="(68179,'Chipatá',68)," calcext:value-type="string">
            <text:p>(68179,'Chipatá',68),</text:p>
          </table:table-cell>
        </table:table-row>
        <table:table-row table:style-name="ro1">
          <table:table-cell table:formula="of:=&quot;(&quot; &amp; [$Ciudad.A867] &amp; &quot;,'&quot; &amp; [$Ciudad.B867] &amp; &quot;',&quot; &amp; [$Ciudad.C867] &amp; &quot;),&quot;" office:value-type="string" office:string-value="(68190,'Cimitarra',68)," calcext:value-type="string">
            <text:p>(68190,'Cimitarra',68),</text:p>
          </table:table-cell>
        </table:table-row>
        <table:table-row table:style-name="ro1">
          <table:table-cell table:formula="of:=&quot;(&quot; &amp; [$Ciudad.A868] &amp; &quot;,'&quot; &amp; [$Ciudad.B868] &amp; &quot;',&quot; &amp; [$Ciudad.C868] &amp; &quot;),&quot;" office:value-type="string" office:string-value="(68207,'Concepción',68)," calcext:value-type="string">
            <text:p>(68207,'Concepción',68),</text:p>
          </table:table-cell>
        </table:table-row>
        <table:table-row table:style-name="ro1">
          <table:table-cell table:formula="of:=&quot;(&quot; &amp; [$Ciudad.A869] &amp; &quot;,'&quot; &amp; [$Ciudad.B869] &amp; &quot;',&quot; &amp; [$Ciudad.C869] &amp; &quot;),&quot;" office:value-type="string" office:string-value="(68209,'Confines',68)," calcext:value-type="string">
            <text:p>(68209,'Confines',68),</text:p>
          </table:table-cell>
        </table:table-row>
        <table:table-row table:style-name="ro1">
          <table:table-cell table:formula="of:=&quot;(&quot; &amp; [$Ciudad.A870] &amp; &quot;,'&quot; &amp; [$Ciudad.B870] &amp; &quot;',&quot; &amp; [$Ciudad.C870] &amp; &quot;),&quot;" office:value-type="string" office:string-value="(68211,'Contratación',68)," calcext:value-type="string">
            <text:p>(68211,'Contratación',68),</text:p>
          </table:table-cell>
        </table:table-row>
        <table:table-row table:style-name="ro1">
          <table:table-cell table:formula="of:=&quot;(&quot; &amp; [$Ciudad.A871] &amp; &quot;,'&quot; &amp; [$Ciudad.B871] &amp; &quot;',&quot; &amp; [$Ciudad.C871] &amp; &quot;),&quot;" office:value-type="string" office:string-value="(68217,'Coromoro',68)," calcext:value-type="string">
            <text:p>(68217,'Coromoro',68),</text:p>
          </table:table-cell>
        </table:table-row>
        <table:table-row table:style-name="ro1">
          <table:table-cell table:formula="of:=&quot;(&quot; &amp; [$Ciudad.A872] &amp; &quot;,'&quot; &amp; [$Ciudad.B872] &amp; &quot;',&quot; &amp; [$Ciudad.C872] &amp; &quot;),&quot;" office:value-type="string" office:string-value="(68229,'Curití',68)," calcext:value-type="string">
            <text:p>(68229,'Curití',68),</text:p>
          </table:table-cell>
        </table:table-row>
        <table:table-row table:style-name="ro1">
          <table:table-cell table:formula="of:=&quot;(&quot; &amp; [$Ciudad.A873] &amp; &quot;,'&quot; &amp; [$Ciudad.B873] &amp; &quot;',&quot; &amp; [$Ciudad.C873] &amp; &quot;),&quot;" office:value-type="string" office:string-value="(68235,'El Carmen de Chucurí',68)," calcext:value-type="string">
            <text:p>(68235,'El Carmen de Chucurí',68),</text:p>
          </table:table-cell>
        </table:table-row>
        <table:table-row table:style-name="ro1">
          <table:table-cell table:formula="of:=&quot;(&quot; &amp; [$Ciudad.A874] &amp; &quot;,'&quot; &amp; [$Ciudad.B874] &amp; &quot;',&quot; &amp; [$Ciudad.C874] &amp; &quot;),&quot;" office:value-type="string" office:string-value="(68245,'El Guacamayo',68)," calcext:value-type="string">
            <text:p>(68245,'El Guacamayo',68),</text:p>
          </table:table-cell>
        </table:table-row>
        <table:table-row table:style-name="ro1">
          <table:table-cell table:formula="of:=&quot;(&quot; &amp; [$Ciudad.A875] &amp; &quot;,'&quot; &amp; [$Ciudad.B875] &amp; &quot;',&quot; &amp; [$Ciudad.C875] &amp; &quot;),&quot;" office:value-type="string" office:string-value="(68250,'El Peñón',68)," calcext:value-type="string">
            <text:p>(68250,'El Peñón',68),</text:p>
          </table:table-cell>
        </table:table-row>
        <table:table-row table:style-name="ro1">
          <table:table-cell table:formula="of:=&quot;(&quot; &amp; [$Ciudad.A876] &amp; &quot;,'&quot; &amp; [$Ciudad.B876] &amp; &quot;',&quot; &amp; [$Ciudad.C876] &amp; &quot;),&quot;" office:value-type="string" office:string-value="(68255,'El Playón',68)," calcext:value-type="string">
            <text:p>(68255,'El Playón',68),</text:p>
          </table:table-cell>
        </table:table-row>
        <table:table-row table:style-name="ro1">
          <table:table-cell table:formula="of:=&quot;(&quot; &amp; [$Ciudad.A877] &amp; &quot;,'&quot; &amp; [$Ciudad.B877] &amp; &quot;',&quot; &amp; [$Ciudad.C877] &amp; &quot;),&quot;" office:value-type="string" office:string-value="(68264,'Encino',68)," calcext:value-type="string">
            <text:p>(68264,'Encino',68),</text:p>
          </table:table-cell>
        </table:table-row>
        <table:table-row table:style-name="ro1">
          <table:table-cell table:formula="of:=&quot;(&quot; &amp; [$Ciudad.A878] &amp; &quot;,'&quot; &amp; [$Ciudad.B878] &amp; &quot;',&quot; &amp; [$Ciudad.C878] &amp; &quot;),&quot;" office:value-type="string" office:string-value="(68266,'Enciso',68)," calcext:value-type="string">
            <text:p>(68266,'Enciso',68),</text:p>
          </table:table-cell>
        </table:table-row>
        <table:table-row table:style-name="ro1">
          <table:table-cell table:formula="of:=&quot;(&quot; &amp; [$Ciudad.A879] &amp; &quot;,'&quot; &amp; [$Ciudad.B879] &amp; &quot;',&quot; &amp; [$Ciudad.C879] &amp; &quot;),&quot;" office:value-type="string" office:string-value="(68271,'Florián',68)," calcext:value-type="string">
            <text:p>(68271,'Florián',68),</text:p>
          </table:table-cell>
        </table:table-row>
        <table:table-row table:style-name="ro1">
          <table:table-cell table:formula="of:=&quot;(&quot; &amp; [$Ciudad.A880] &amp; &quot;,'&quot; &amp; [$Ciudad.B880] &amp; &quot;',&quot; &amp; [$Ciudad.C880] &amp; &quot;),&quot;" office:value-type="string" office:string-value="(68276,'Floridablanca',68)," calcext:value-type="string">
            <text:p>(68276,'Floridablanca',68),</text:p>
          </table:table-cell>
        </table:table-row>
        <table:table-row table:style-name="ro1">
          <table:table-cell table:formula="of:=&quot;(&quot; &amp; [$Ciudad.A881] &amp; &quot;,'&quot; &amp; [$Ciudad.B881] &amp; &quot;',&quot; &amp; [$Ciudad.C881] &amp; &quot;),&quot;" office:value-type="string" office:string-value="(68296,'Galán',68)," calcext:value-type="string">
            <text:p>(68296,'Galán',68),</text:p>
          </table:table-cell>
        </table:table-row>
        <table:table-row table:style-name="ro1">
          <table:table-cell table:formula="of:=&quot;(&quot; &amp; [$Ciudad.A882] &amp; &quot;,'&quot; &amp; [$Ciudad.B882] &amp; &quot;',&quot; &amp; [$Ciudad.C882] &amp; &quot;),&quot;" office:value-type="string" office:string-value="(68298,'Gambita',68)," calcext:value-type="string">
            <text:p>(68298,'Gambita',68),</text:p>
          </table:table-cell>
        </table:table-row>
        <table:table-row table:style-name="ro1">
          <table:table-cell table:formula="of:=&quot;(&quot; &amp; [$Ciudad.A883] &amp; &quot;,'&quot; &amp; [$Ciudad.B883] &amp; &quot;',&quot; &amp; [$Ciudad.C883] &amp; &quot;),&quot;" office:value-type="string" office:string-value="(68307,'Girón',68)," calcext:value-type="string">
            <text:p>(68307,'Girón',68),</text:p>
          </table:table-cell>
        </table:table-row>
        <table:table-row table:style-name="ro1">
          <table:table-cell table:formula="of:=&quot;(&quot; &amp; [$Ciudad.A884] &amp; &quot;,'&quot; &amp; [$Ciudad.B884] &amp; &quot;',&quot; &amp; [$Ciudad.C884] &amp; &quot;),&quot;" office:value-type="string" office:string-value="(68318,'Guaca',68)," calcext:value-type="string">
            <text:p>(68318,'Guaca',68),</text:p>
          </table:table-cell>
        </table:table-row>
        <table:table-row table:style-name="ro1">
          <table:table-cell table:formula="of:=&quot;(&quot; &amp; [$Ciudad.A885] &amp; &quot;,'&quot; &amp; [$Ciudad.B885] &amp; &quot;',&quot; &amp; [$Ciudad.C885] &amp; &quot;),&quot;" office:value-type="string" office:string-value="(68320,'Guadalupe',68)," calcext:value-type="string">
            <text:p>(68320,'Guadalupe',68),</text:p>
          </table:table-cell>
        </table:table-row>
        <table:table-row table:style-name="ro1">
          <table:table-cell table:formula="of:=&quot;(&quot; &amp; [$Ciudad.A886] &amp; &quot;,'&quot; &amp; [$Ciudad.B886] &amp; &quot;',&quot; &amp; [$Ciudad.C886] &amp; &quot;),&quot;" office:value-type="string" office:string-value="(68322,'Guapotá',68)," calcext:value-type="string">
            <text:p>(68322,'Guapotá',68),</text:p>
          </table:table-cell>
        </table:table-row>
        <table:table-row table:style-name="ro1">
          <table:table-cell table:formula="of:=&quot;(&quot; &amp; [$Ciudad.A887] &amp; &quot;,'&quot; &amp; [$Ciudad.B887] &amp; &quot;',&quot; &amp; [$Ciudad.C887] &amp; &quot;),&quot;" office:value-type="string" office:string-value="(68324,'Guavatá',68)," calcext:value-type="string">
            <text:p>(68324,'Guavatá',68),</text:p>
          </table:table-cell>
        </table:table-row>
        <table:table-row table:style-name="ro1">
          <table:table-cell table:formula="of:=&quot;(&quot; &amp; [$Ciudad.A888] &amp; &quot;,'&quot; &amp; [$Ciudad.B888] &amp; &quot;',&quot; &amp; [$Ciudad.C888] &amp; &quot;),&quot;" office:value-type="string" office:string-value="(68327,'Güepsa',68)," calcext:value-type="string">
            <text:p>(68327,'Güepsa',68),</text:p>
          </table:table-cell>
        </table:table-row>
        <table:table-row table:style-name="ro1">
          <table:table-cell table:formula="of:=&quot;(&quot; &amp; [$Ciudad.A889] &amp; &quot;,'&quot; &amp; [$Ciudad.B889] &amp; &quot;',&quot; &amp; [$Ciudad.C889] &amp; &quot;),&quot;" office:value-type="string" office:string-value="(68344,'Hato',68)," calcext:value-type="string">
            <text:p>(68344,'Hato',68),</text:p>
          </table:table-cell>
        </table:table-row>
        <table:table-row table:style-name="ro1">
          <table:table-cell table:formula="of:=&quot;(&quot; &amp; [$Ciudad.A890] &amp; &quot;,'&quot; &amp; [$Ciudad.B890] &amp; &quot;',&quot; &amp; [$Ciudad.C890] &amp; &quot;),&quot;" office:value-type="string" office:string-value="(68368,'Jesús María',68)," calcext:value-type="string">
            <text:p>(68368,'Jesús María',68),</text:p>
          </table:table-cell>
        </table:table-row>
        <table:table-row table:style-name="ro1">
          <table:table-cell table:formula="of:=&quot;(&quot; &amp; [$Ciudad.A891] &amp; &quot;,'&quot; &amp; [$Ciudad.B891] &amp; &quot;',&quot; &amp; [$Ciudad.C891] &amp; &quot;),&quot;" office:value-type="string" office:string-value="(68370,'Jordán',68)," calcext:value-type="string">
            <text:p>(68370,'Jordán',68),</text:p>
          </table:table-cell>
        </table:table-row>
        <table:table-row table:style-name="ro1">
          <table:table-cell table:formula="of:=&quot;(&quot; &amp; [$Ciudad.A892] &amp; &quot;,'&quot; &amp; [$Ciudad.B892] &amp; &quot;',&quot; &amp; [$Ciudad.C892] &amp; &quot;),&quot;" office:value-type="string" office:string-value="(68377,'La Belleza',68)," calcext:value-type="string">
            <text:p>(68377,'La Belleza',68),</text:p>
          </table:table-cell>
        </table:table-row>
        <table:table-row table:style-name="ro1">
          <table:table-cell table:formula="of:=&quot;(&quot; &amp; [$Ciudad.A893] &amp; &quot;,'&quot; &amp; [$Ciudad.B893] &amp; &quot;',&quot; &amp; [$Ciudad.C893] &amp; &quot;),&quot;" office:value-type="string" office:string-value="(68385,'Landázuri',68)," calcext:value-type="string">
            <text:p>(68385,'Landázuri',68),</text:p>
          </table:table-cell>
        </table:table-row>
        <table:table-row table:style-name="ro1">
          <table:table-cell table:formula="of:=&quot;(&quot; &amp; [$Ciudad.A894] &amp; &quot;,'&quot; &amp; [$Ciudad.B894] &amp; &quot;',&quot; &amp; [$Ciudad.C894] &amp; &quot;),&quot;" office:value-type="string" office:string-value="(68397,'La Paz',68)," calcext:value-type="string">
            <text:p>(68397,'La Paz',68),</text:p>
          </table:table-cell>
        </table:table-row>
        <table:table-row table:style-name="ro1">
          <table:table-cell table:formula="of:=&quot;(&quot; &amp; [$Ciudad.A895] &amp; &quot;,'&quot; &amp; [$Ciudad.B895] &amp; &quot;',&quot; &amp; [$Ciudad.C895] &amp; &quot;),&quot;" office:value-type="string" office:string-value="(68406,'Lebríja',68)," calcext:value-type="string">
            <text:p>(68406,'Lebríja',68),</text:p>
          </table:table-cell>
        </table:table-row>
        <table:table-row table:style-name="ro1">
          <table:table-cell table:formula="of:=&quot;(&quot; &amp; [$Ciudad.A896] &amp; &quot;,'&quot; &amp; [$Ciudad.B896] &amp; &quot;',&quot; &amp; [$Ciudad.C896] &amp; &quot;),&quot;" office:value-type="string" office:string-value="(68418,'Los Santos',68)," calcext:value-type="string">
            <text:p>(68418,'Los Santos',68),</text:p>
          </table:table-cell>
        </table:table-row>
        <table:table-row table:style-name="ro1">
          <table:table-cell table:formula="of:=&quot;(&quot; &amp; [$Ciudad.A897] &amp; &quot;,'&quot; &amp; [$Ciudad.B897] &amp; &quot;',&quot; &amp; [$Ciudad.C897] &amp; &quot;),&quot;" office:value-type="string" office:string-value="(68425,'Macaravita',68)," calcext:value-type="string">
            <text:p>(68425,'Macaravita',68),</text:p>
          </table:table-cell>
        </table:table-row>
        <table:table-row table:style-name="ro1">
          <table:table-cell table:formula="of:=&quot;(&quot; &amp; [$Ciudad.A898] &amp; &quot;,'&quot; &amp; [$Ciudad.B898] &amp; &quot;',&quot; &amp; [$Ciudad.C898] &amp; &quot;),&quot;" office:value-type="string" office:string-value="(68432,'Málaga',68)," calcext:value-type="string">
            <text:p>(68432,'Málaga',68),</text:p>
          </table:table-cell>
        </table:table-row>
        <table:table-row table:style-name="ro1">
          <table:table-cell table:formula="of:=&quot;(&quot; &amp; [$Ciudad.A899] &amp; &quot;,'&quot; &amp; [$Ciudad.B899] &amp; &quot;',&quot; &amp; [$Ciudad.C899] &amp; &quot;),&quot;" office:value-type="string" office:string-value="(68444,'Matanza',68)," calcext:value-type="string">
            <text:p>(68444,'Matanza',68),</text:p>
          </table:table-cell>
        </table:table-row>
        <table:table-row table:style-name="ro1">
          <table:table-cell table:formula="of:=&quot;(&quot; &amp; [$Ciudad.A900] &amp; &quot;,'&quot; &amp; [$Ciudad.B900] &amp; &quot;',&quot; &amp; [$Ciudad.C900] &amp; &quot;),&quot;" office:value-type="string" office:string-value="(68464,'Mogotes',68)," calcext:value-type="string">
            <text:p>(68464,'Mogotes',68),</text:p>
          </table:table-cell>
        </table:table-row>
        <table:table-row table:style-name="ro1">
          <table:table-cell table:formula="of:=&quot;(&quot; &amp; [$Ciudad.A901] &amp; &quot;,'&quot; &amp; [$Ciudad.B901] &amp; &quot;',&quot; &amp; [$Ciudad.C901] &amp; &quot;),&quot;" office:value-type="string" office:string-value="(68468,'Molagavita',68)," calcext:value-type="string">
            <text:p>(68468,'Molagavita',68),</text:p>
          </table:table-cell>
        </table:table-row>
        <table:table-row table:style-name="ro1">
          <table:table-cell table:formula="of:=&quot;(&quot; &amp; [$Ciudad.A902] &amp; &quot;,'&quot; &amp; [$Ciudad.B902] &amp; &quot;',&quot; &amp; [$Ciudad.C902] &amp; &quot;),&quot;" office:value-type="string" office:string-value="(68498,'Ocamonte',68)," calcext:value-type="string">
            <text:p>(68498,'Ocamonte',68),</text:p>
          </table:table-cell>
        </table:table-row>
        <table:table-row table:style-name="ro1">
          <table:table-cell table:formula="of:=&quot;(&quot; &amp; [$Ciudad.A903] &amp; &quot;,'&quot; &amp; [$Ciudad.B903] &amp; &quot;',&quot; &amp; [$Ciudad.C903] &amp; &quot;),&quot;" office:value-type="string" office:string-value="(68500,'Oiba',68)," calcext:value-type="string">
            <text:p>(68500,'Oiba',68),</text:p>
          </table:table-cell>
        </table:table-row>
        <table:table-row table:style-name="ro1">
          <table:table-cell table:formula="of:=&quot;(&quot; &amp; [$Ciudad.A904] &amp; &quot;,'&quot; &amp; [$Ciudad.B904] &amp; &quot;',&quot; &amp; [$Ciudad.C904] &amp; &quot;),&quot;" office:value-type="string" office:string-value="(68502,'Onzaga',68)," calcext:value-type="string">
            <text:p>(68502,'Onzaga',68),</text:p>
          </table:table-cell>
        </table:table-row>
        <table:table-row table:style-name="ro1">
          <table:table-cell table:formula="of:=&quot;(&quot; &amp; [$Ciudad.A905] &amp; &quot;,'&quot; &amp; [$Ciudad.B905] &amp; &quot;',&quot; &amp; [$Ciudad.C905] &amp; &quot;),&quot;" office:value-type="string" office:string-value="(68522,'Palmar',68)," calcext:value-type="string">
            <text:p>(68522,'Palmar',68),</text:p>
          </table:table-cell>
        </table:table-row>
        <table:table-row table:style-name="ro1">
          <table:table-cell table:formula="of:=&quot;(&quot; &amp; [$Ciudad.A906] &amp; &quot;,'&quot; &amp; [$Ciudad.B906] &amp; &quot;',&quot; &amp; [$Ciudad.C906] &amp; &quot;),&quot;" office:value-type="string" office:string-value="(68524,'Palmas del Socorro',68)," calcext:value-type="string">
            <text:p>(68524,'Palmas del Socorro',68),</text:p>
          </table:table-cell>
        </table:table-row>
        <table:table-row table:style-name="ro1">
          <table:table-cell table:formula="of:=&quot;(&quot; &amp; [$Ciudad.A907] &amp; &quot;,'&quot; &amp; [$Ciudad.B907] &amp; &quot;',&quot; &amp; [$Ciudad.C907] &amp; &quot;),&quot;" office:value-type="string" office:string-value="(68533,'Páramo',68)," calcext:value-type="string">
            <text:p>(68533,'Páramo',68),</text:p>
          </table:table-cell>
        </table:table-row>
        <table:table-row table:style-name="ro1">
          <table:table-cell table:formula="of:=&quot;(&quot; &amp; [$Ciudad.A908] &amp; &quot;,'&quot; &amp; [$Ciudad.B908] &amp; &quot;',&quot; &amp; [$Ciudad.C908] &amp; &quot;),&quot;" office:value-type="string" office:string-value="(68547,'Piedecuesta',68)," calcext:value-type="string">
            <text:p>(68547,'Piedecuesta',68),</text:p>
          </table:table-cell>
        </table:table-row>
        <table:table-row table:style-name="ro1">
          <table:table-cell table:formula="of:=&quot;(&quot; &amp; [$Ciudad.A909] &amp; &quot;,'&quot; &amp; [$Ciudad.B909] &amp; &quot;',&quot; &amp; [$Ciudad.C909] &amp; &quot;),&quot;" office:value-type="string" office:string-value="(68549,'Pinchote',68)," calcext:value-type="string">
            <text:p>(68549,'Pinchote',68),</text:p>
          </table:table-cell>
        </table:table-row>
        <table:table-row table:style-name="ro1">
          <table:table-cell table:formula="of:=&quot;(&quot; &amp; [$Ciudad.A910] &amp; &quot;,'&quot; &amp; [$Ciudad.B910] &amp; &quot;',&quot; &amp; [$Ciudad.C910] &amp; &quot;),&quot;" office:value-type="string" office:string-value="(68572,'Puente Nacional',68)," calcext:value-type="string">
            <text:p>(68572,'Puente Nacional',68),</text:p>
          </table:table-cell>
        </table:table-row>
        <table:table-row table:style-name="ro1">
          <table:table-cell table:formula="of:=&quot;(&quot; &amp; [$Ciudad.A911] &amp; &quot;,'&quot; &amp; [$Ciudad.B911] &amp; &quot;',&quot; &amp; [$Ciudad.C911] &amp; &quot;),&quot;" office:value-type="string" office:string-value="(68573,'Puerto Parra',68)," calcext:value-type="string">
            <text:p>(68573,'Puerto Parra',68),</text:p>
          </table:table-cell>
        </table:table-row>
        <table:table-row table:style-name="ro1">
          <table:table-cell table:formula="of:=&quot;(&quot; &amp; [$Ciudad.A912] &amp; &quot;,'&quot; &amp; [$Ciudad.B912] &amp; &quot;',&quot; &amp; [$Ciudad.C912] &amp; &quot;),&quot;" office:value-type="string" office:string-value="(68575,'Puerto Wilches',68)," calcext:value-type="string">
            <text:p>(68575,'Puerto Wilches',68),</text:p>
          </table:table-cell>
        </table:table-row>
        <table:table-row table:style-name="ro1">
          <table:table-cell table:formula="of:=&quot;(&quot; &amp; [$Ciudad.A913] &amp; &quot;,'&quot; &amp; [$Ciudad.B913] &amp; &quot;',&quot; &amp; [$Ciudad.C913] &amp; &quot;),&quot;" office:value-type="string" office:string-value="(68615,'Rionegro',68)," calcext:value-type="string">
            <text:p>(68615,'Rionegro',68),</text:p>
          </table:table-cell>
        </table:table-row>
        <table:table-row table:style-name="ro1">
          <table:table-cell table:formula="of:=&quot;(&quot; &amp; [$Ciudad.A914] &amp; &quot;,'&quot; &amp; [$Ciudad.B914] &amp; &quot;',&quot; &amp; [$Ciudad.C914] &amp; &quot;),&quot;" office:value-type="string" office:string-value="(68655,'Sabana de Torres',68)," calcext:value-type="string">
            <text:p>(68655,'Sabana de Torres',68),</text:p>
          </table:table-cell>
        </table:table-row>
        <table:table-row table:style-name="ro1">
          <table:table-cell table:formula="of:=&quot;(&quot; &amp; [$Ciudad.A915] &amp; &quot;,'&quot; &amp; [$Ciudad.B915] &amp; &quot;',&quot; &amp; [$Ciudad.C915] &amp; &quot;),&quot;" office:value-type="string" office:string-value="(68669,'San Andrés',68)," calcext:value-type="string">
            <text:p>(68669,'San Andrés',68),</text:p>
          </table:table-cell>
        </table:table-row>
        <table:table-row table:style-name="ro1">
          <table:table-cell table:formula="of:=&quot;(&quot; &amp; [$Ciudad.A916] &amp; &quot;,'&quot; &amp; [$Ciudad.B916] &amp; &quot;',&quot; &amp; [$Ciudad.C916] &amp; &quot;),&quot;" office:value-type="string" office:string-value="(68673,'San Benito',68)," calcext:value-type="string">
            <text:p>(68673,'San Benito',68),</text:p>
          </table:table-cell>
        </table:table-row>
        <table:table-row table:style-name="ro1">
          <table:table-cell table:formula="of:=&quot;(&quot; &amp; [$Ciudad.A917] &amp; &quot;,'&quot; &amp; [$Ciudad.B917] &amp; &quot;',&quot; &amp; [$Ciudad.C917] &amp; &quot;),&quot;" office:value-type="string" office:string-value="(68679,'San Gil',68)," calcext:value-type="string">
            <text:p>(68679,'San Gil',68),</text:p>
          </table:table-cell>
        </table:table-row>
        <table:table-row table:style-name="ro1">
          <table:table-cell table:formula="of:=&quot;(&quot; &amp; [$Ciudad.A918] &amp; &quot;,'&quot; &amp; [$Ciudad.B918] &amp; &quot;',&quot; &amp; [$Ciudad.C918] &amp; &quot;),&quot;" office:value-type="string" office:string-value="(68682,'San Joaquín',68)," calcext:value-type="string">
            <text:p>(68682,'San Joaquín',68),</text:p>
          </table:table-cell>
        </table:table-row>
        <table:table-row table:style-name="ro1">
          <table:table-cell table:formula="of:=&quot;(&quot; &amp; [$Ciudad.A919] &amp; &quot;,'&quot; &amp; [$Ciudad.B919] &amp; &quot;',&quot; &amp; [$Ciudad.C919] &amp; &quot;),&quot;" office:value-type="string" office:string-value="(68684,'San José de Miranda',68)," calcext:value-type="string">
            <text:p>(68684,'San José de Miranda',68),</text:p>
          </table:table-cell>
        </table:table-row>
        <table:table-row table:style-name="ro1">
          <table:table-cell table:formula="of:=&quot;(&quot; &amp; [$Ciudad.A920] &amp; &quot;,'&quot; &amp; [$Ciudad.B920] &amp; &quot;',&quot; &amp; [$Ciudad.C920] &amp; &quot;),&quot;" office:value-type="string" office:string-value="(68686,'San Miguel',68)," calcext:value-type="string">
            <text:p>(68686,'San Miguel',68),</text:p>
          </table:table-cell>
        </table:table-row>
        <table:table-row table:style-name="ro1">
          <table:table-cell table:formula="of:=&quot;(&quot; &amp; [$Ciudad.A921] &amp; &quot;,'&quot; &amp; [$Ciudad.B921] &amp; &quot;',&quot; &amp; [$Ciudad.C921] &amp; &quot;),&quot;" office:value-type="string" office:string-value="(68689,'San Vicente de Chucurí',68)," calcext:value-type="string">
            <text:p>(68689,'San Vicente de Chucurí',68),</text:p>
          </table:table-cell>
        </table:table-row>
        <table:table-row table:style-name="ro1">
          <table:table-cell table:formula="of:=&quot;(&quot; &amp; [$Ciudad.A922] &amp; &quot;,'&quot; &amp; [$Ciudad.B922] &amp; &quot;',&quot; &amp; [$Ciudad.C922] &amp; &quot;),&quot;" office:value-type="string" office:string-value="(68705,'Santa Bárbara',68)," calcext:value-type="string">
            <text:p>(68705,'Santa Bárbara',68),</text:p>
          </table:table-cell>
        </table:table-row>
        <table:table-row table:style-name="ro1">
          <table:table-cell table:formula="of:=&quot;(&quot; &amp; [$Ciudad.A923] &amp; &quot;,'&quot; &amp; [$Ciudad.B923] &amp; &quot;',&quot; &amp; [$Ciudad.C923] &amp; &quot;),&quot;" office:value-type="string" office:string-value="(68720,'Santa Helena del Opón',68)," calcext:value-type="string">
            <text:p>(68720,'Santa Helena del Opón',68),</text:p>
          </table:table-cell>
        </table:table-row>
        <table:table-row table:style-name="ro1">
          <table:table-cell table:formula="of:=&quot;(&quot; &amp; [$Ciudad.A924] &amp; &quot;,'&quot; &amp; [$Ciudad.B924] &amp; &quot;',&quot; &amp; [$Ciudad.C924] &amp; &quot;),&quot;" office:value-type="string" office:string-value="(68745,'Simacota',68)," calcext:value-type="string">
            <text:p>(68745,'Simacota',68),</text:p>
          </table:table-cell>
        </table:table-row>
        <table:table-row table:style-name="ro1">
          <table:table-cell table:formula="of:=&quot;(&quot; &amp; [$Ciudad.A925] &amp; &quot;,'&quot; &amp; [$Ciudad.B925] &amp; &quot;',&quot; &amp; [$Ciudad.C925] &amp; &quot;),&quot;" office:value-type="string" office:string-value="(68755,'Socorro',68)," calcext:value-type="string">
            <text:p>(68755,'Socorro',68),</text:p>
          </table:table-cell>
        </table:table-row>
        <table:table-row table:style-name="ro1">
          <table:table-cell table:formula="of:=&quot;(&quot; &amp; [$Ciudad.A926] &amp; &quot;,'&quot; &amp; [$Ciudad.B926] &amp; &quot;',&quot; &amp; [$Ciudad.C926] &amp; &quot;),&quot;" office:value-type="string" office:string-value="(68770,'Suaita',68)," calcext:value-type="string">
            <text:p>(68770,'Suaita',68),</text:p>
          </table:table-cell>
        </table:table-row>
        <table:table-row table:style-name="ro1">
          <table:table-cell table:formula="of:=&quot;(&quot; &amp; [$Ciudad.A927] &amp; &quot;,'&quot; &amp; [$Ciudad.B927] &amp; &quot;',&quot; &amp; [$Ciudad.C927] &amp; &quot;),&quot;" office:value-type="string" office:string-value="(68773,'Sucre',68)," calcext:value-type="string">
            <text:p>(68773,'Sucre',68),</text:p>
          </table:table-cell>
        </table:table-row>
        <table:table-row table:style-name="ro1">
          <table:table-cell table:formula="of:=&quot;(&quot; &amp; [$Ciudad.A928] &amp; &quot;,'&quot; &amp; [$Ciudad.B928] &amp; &quot;',&quot; &amp; [$Ciudad.C928] &amp; &quot;),&quot;" office:value-type="string" office:string-value="(68780,'Suratá',68)," calcext:value-type="string">
            <text:p>(68780,'Suratá',68),</text:p>
          </table:table-cell>
        </table:table-row>
        <table:table-row table:style-name="ro1">
          <table:table-cell table:formula="of:=&quot;(&quot; &amp; [$Ciudad.A929] &amp; &quot;,'&quot; &amp; [$Ciudad.B929] &amp; &quot;',&quot; &amp; [$Ciudad.C929] &amp; &quot;),&quot;" office:value-type="string" office:string-value="(68820,'Tona',68)," calcext:value-type="string">
            <text:p>(68820,'Tona',68),</text:p>
          </table:table-cell>
        </table:table-row>
        <table:table-row table:style-name="ro1">
          <table:table-cell table:formula="of:=&quot;(&quot; &amp; [$Ciudad.A930] &amp; &quot;,'&quot; &amp; [$Ciudad.B930] &amp; &quot;',&quot; &amp; [$Ciudad.C930] &amp; &quot;),&quot;" office:value-type="string" office:string-value="(68855,'Valle de San José',68)," calcext:value-type="string">
            <text:p>(68855,'Valle de San José',68),</text:p>
          </table:table-cell>
        </table:table-row>
        <table:table-row table:style-name="ro1">
          <table:table-cell table:formula="of:=&quot;(&quot; &amp; [$Ciudad.A931] &amp; &quot;,'&quot; &amp; [$Ciudad.B931] &amp; &quot;',&quot; &amp; [$Ciudad.C931] &amp; &quot;),&quot;" office:value-type="string" office:string-value="(68861,'Vélez',68)," calcext:value-type="string">
            <text:p>(68861,'Vélez',68),</text:p>
          </table:table-cell>
        </table:table-row>
        <table:table-row table:style-name="ro1">
          <table:table-cell table:formula="of:=&quot;(&quot; &amp; [$Ciudad.A932] &amp; &quot;,'&quot; &amp; [$Ciudad.B932] &amp; &quot;',&quot; &amp; [$Ciudad.C932] &amp; &quot;),&quot;" office:value-type="string" office:string-value="(68867,'Vetas',68)," calcext:value-type="string">
            <text:p>(68867,'Vetas',68),</text:p>
          </table:table-cell>
        </table:table-row>
        <table:table-row table:style-name="ro1">
          <table:table-cell table:formula="of:=&quot;(&quot; &amp; [$Ciudad.A933] &amp; &quot;,'&quot; &amp; [$Ciudad.B933] &amp; &quot;',&quot; &amp; [$Ciudad.C933] &amp; &quot;),&quot;" office:value-type="string" office:string-value="(68872,'Villanueva',68)," calcext:value-type="string">
            <text:p>(68872,'Villanueva',68),</text:p>
          </table:table-cell>
        </table:table-row>
        <table:table-row table:style-name="ro1">
          <table:table-cell table:formula="of:=&quot;(&quot; &amp; [$Ciudad.A934] &amp; &quot;,'&quot; &amp; [$Ciudad.B934] &amp; &quot;',&quot; &amp; [$Ciudad.C934] &amp; &quot;),&quot;" office:value-type="string" office:string-value="(68895,'Zapatoca',68)," calcext:value-type="string">
            <text:p>(68895,'Zapatoca',68),</text:p>
          </table:table-cell>
        </table:table-row>
        <table:table-row table:style-name="ro1">
          <table:table-cell table:formula="of:=&quot;(&quot; &amp; [$Ciudad.A935] &amp; &quot;,'&quot; &amp; [$Ciudad.B935] &amp; &quot;',&quot; &amp; [$Ciudad.C935] &amp; &quot;),&quot;" office:value-type="string" office:string-value="(70001,'Sincelejo',70)," calcext:value-type="string">
            <text:p>(70001,'Sincelejo',70),</text:p>
          </table:table-cell>
        </table:table-row>
        <table:table-row table:style-name="ro1">
          <table:table-cell table:formula="of:=&quot;(&quot; &amp; [$Ciudad.A936] &amp; &quot;,'&quot; &amp; [$Ciudad.B936] &amp; &quot;',&quot; &amp; [$Ciudad.C936] &amp; &quot;),&quot;" office:value-type="string" office:string-value="(70110,'Buenavista',70)," calcext:value-type="string">
            <text:p>(70110,'Buenavista',70),</text:p>
          </table:table-cell>
        </table:table-row>
        <table:table-row table:style-name="ro1">
          <table:table-cell table:formula="of:=&quot;(&quot; &amp; [$Ciudad.A937] &amp; &quot;,'&quot; &amp; [$Ciudad.B937] &amp; &quot;',&quot; &amp; [$Ciudad.C937] &amp; &quot;),&quot;" office:value-type="string" office:string-value="(70124,'Caimito',70)," calcext:value-type="string">
            <text:p>(70124,'Caimito',70),</text:p>
          </table:table-cell>
        </table:table-row>
        <table:table-row table:style-name="ro1">
          <table:table-cell table:formula="of:=&quot;(&quot; &amp; [$Ciudad.A938] &amp; &quot;,'&quot; &amp; [$Ciudad.B938] &amp; &quot;',&quot; &amp; [$Ciudad.C938] &amp; &quot;),&quot;" office:value-type="string" office:string-value="(70204,'Coloso',70)," calcext:value-type="string">
            <text:p>(70204,'Coloso',70),</text:p>
          </table:table-cell>
        </table:table-row>
        <table:table-row table:style-name="ro1">
          <table:table-cell table:formula="of:=&quot;(&quot; &amp; [$Ciudad.A939] &amp; &quot;,'&quot; &amp; [$Ciudad.B939] &amp; &quot;',&quot; &amp; [$Ciudad.C939] &amp; &quot;),&quot;" office:value-type="string" office:string-value="(70215,'Corozal',70)," calcext:value-type="string">
            <text:p>(70215,'Corozal',70),</text:p>
          </table:table-cell>
        </table:table-row>
        <table:table-row table:style-name="ro1">
          <table:table-cell table:formula="of:=&quot;(&quot; &amp; [$Ciudad.A940] &amp; &quot;,'&quot; &amp; [$Ciudad.B940] &amp; &quot;',&quot; &amp; [$Ciudad.C940] &amp; &quot;),&quot;" office:value-type="string" office:string-value="(70221,'Coveñas',70)," calcext:value-type="string">
            <text:p>(70221,'Coveñas',70),</text:p>
          </table:table-cell>
        </table:table-row>
        <table:table-row table:style-name="ro1">
          <table:table-cell table:formula="of:=&quot;(&quot; &amp; [$Ciudad.A941] &amp; &quot;,'&quot; &amp; [$Ciudad.B941] &amp; &quot;',&quot; &amp; [$Ciudad.C941] &amp; &quot;),&quot;" office:value-type="string" office:string-value="(70230,'Chalán',70)," calcext:value-type="string">
            <text:p>(70230,'Chalán',70),</text:p>
          </table:table-cell>
        </table:table-row>
        <table:table-row table:style-name="ro1">
          <table:table-cell table:formula="of:=&quot;(&quot; &amp; [$Ciudad.A942] &amp; &quot;,'&quot; &amp; [$Ciudad.B942] &amp; &quot;',&quot; &amp; [$Ciudad.C942] &amp; &quot;),&quot;" office:value-type="string" office:string-value="(70233,'El Roble',70)," calcext:value-type="string">
            <text:p>(70233,'El Roble',70),</text:p>
          </table:table-cell>
        </table:table-row>
        <table:table-row table:style-name="ro1">
          <table:table-cell table:formula="of:=&quot;(&quot; &amp; [$Ciudad.A943] &amp; &quot;,'&quot; &amp; [$Ciudad.B943] &amp; &quot;',&quot; &amp; [$Ciudad.C943] &amp; &quot;),&quot;" office:value-type="string" office:string-value="(70235,'Galeras',70)," calcext:value-type="string">
            <text:p>(70235,'Galeras',70),</text:p>
          </table:table-cell>
        </table:table-row>
        <table:table-row table:style-name="ro1">
          <table:table-cell table:formula="of:=&quot;(&quot; &amp; [$Ciudad.A944] &amp; &quot;,'&quot; &amp; [$Ciudad.B944] &amp; &quot;',&quot; &amp; [$Ciudad.C944] &amp; &quot;),&quot;" office:value-type="string" office:string-value="(70265,'Guaranda',70)," calcext:value-type="string">
            <text:p>(70265,'Guaranda',70),</text:p>
          </table:table-cell>
        </table:table-row>
        <table:table-row table:style-name="ro1">
          <table:table-cell table:formula="of:=&quot;(&quot; &amp; [$Ciudad.A945] &amp; &quot;,'&quot; &amp; [$Ciudad.B945] &amp; &quot;',&quot; &amp; [$Ciudad.C945] &amp; &quot;),&quot;" office:value-type="string" office:string-value="(70400,'La Unión',70)," calcext:value-type="string">
            <text:p>(70400,'La Unión',70),</text:p>
          </table:table-cell>
        </table:table-row>
        <table:table-row table:style-name="ro1">
          <table:table-cell table:formula="of:=&quot;(&quot; &amp; [$Ciudad.A946] &amp; &quot;,'&quot; &amp; [$Ciudad.B946] &amp; &quot;',&quot; &amp; [$Ciudad.C946] &amp; &quot;),&quot;" office:value-type="string" office:string-value="(70418,'Los Palmitos',70)," calcext:value-type="string">
            <text:p>(70418,'Los Palmitos',70),</text:p>
          </table:table-cell>
        </table:table-row>
        <table:table-row table:style-name="ro1">
          <table:table-cell table:formula="of:=&quot;(&quot; &amp; [$Ciudad.A947] &amp; &quot;,'&quot; &amp; [$Ciudad.B947] &amp; &quot;',&quot; &amp; [$Ciudad.C947] &amp; &quot;),&quot;" office:value-type="string" office:string-value="(70429,'Majagual',70)," calcext:value-type="string">
            <text:p>(70429,'Majagual',70),</text:p>
          </table:table-cell>
        </table:table-row>
        <table:table-row table:style-name="ro1">
          <table:table-cell table:formula="of:=&quot;(&quot; &amp; [$Ciudad.A948] &amp; &quot;,'&quot; &amp; [$Ciudad.B948] &amp; &quot;',&quot; &amp; [$Ciudad.C948] &amp; &quot;),&quot;" office:value-type="string" office:string-value="(70473,'Morroa',70)," calcext:value-type="string">
            <text:p>(70473,'Morroa',70),</text:p>
          </table:table-cell>
        </table:table-row>
        <table:table-row table:style-name="ro1">
          <table:table-cell table:formula="of:=&quot;(&quot; &amp; [$Ciudad.A949] &amp; &quot;,'&quot; &amp; [$Ciudad.B949] &amp; &quot;',&quot; &amp; [$Ciudad.C949] &amp; &quot;),&quot;" office:value-type="string" office:string-value="(70508,'Ovejas',70)," calcext:value-type="string">
            <text:p>(70508,'Ovejas',70),</text:p>
          </table:table-cell>
        </table:table-row>
        <table:table-row table:style-name="ro1">
          <table:table-cell table:formula="of:=&quot;(&quot; &amp; [$Ciudad.A950] &amp; &quot;,'&quot; &amp; [$Ciudad.B950] &amp; &quot;',&quot; &amp; [$Ciudad.C950] &amp; &quot;),&quot;" office:value-type="string" office:string-value="(70523,'Palmito',70)," calcext:value-type="string">
            <text:p>(70523,'Palmito',70),</text:p>
          </table:table-cell>
        </table:table-row>
        <table:table-row table:style-name="ro1">
          <table:table-cell table:formula="of:=&quot;(&quot; &amp; [$Ciudad.A951] &amp; &quot;,'&quot; &amp; [$Ciudad.B951] &amp; &quot;',&quot; &amp; [$Ciudad.C951] &amp; &quot;),&quot;" office:value-type="string" office:string-value="(70670,'Sampués',70)," calcext:value-type="string">
            <text:p>(70670,'Sampués',70),</text:p>
          </table:table-cell>
        </table:table-row>
        <table:table-row table:style-name="ro1">
          <table:table-cell table:formula="of:=&quot;(&quot; &amp; [$Ciudad.A952] &amp; &quot;,'&quot; &amp; [$Ciudad.B952] &amp; &quot;',&quot; &amp; [$Ciudad.C952] &amp; &quot;),&quot;" office:value-type="string" office:string-value="(70678,'San Benito Abad',70)," calcext:value-type="string">
            <text:p>(70678,'San Benito Abad',70),</text:p>
          </table:table-cell>
        </table:table-row>
        <table:table-row table:style-name="ro1">
          <table:table-cell table:formula="of:=&quot;(&quot; &amp; [$Ciudad.A953] &amp; &quot;,'&quot; &amp; [$Ciudad.B953] &amp; &quot;',&quot; &amp; [$Ciudad.C953] &amp; &quot;),&quot;" office:value-type="string" office:string-value="(70702,'San Juan de Betulia',70)," calcext:value-type="string">
            <text:p>(70702,'San Juan de Betulia',70),</text:p>
          </table:table-cell>
        </table:table-row>
        <table:table-row table:style-name="ro1">
          <table:table-cell table:formula="of:=&quot;(&quot; &amp; [$Ciudad.A954] &amp; &quot;,'&quot; &amp; [$Ciudad.B954] &amp; &quot;',&quot; &amp; [$Ciudad.C954] &amp; &quot;),&quot;" office:value-type="string" office:string-value="(70708,'San Marcos',70)," calcext:value-type="string">
            <text:p>(70708,'San Marcos',70),</text:p>
          </table:table-cell>
        </table:table-row>
        <table:table-row table:style-name="ro1">
          <table:table-cell table:formula="of:=&quot;(&quot; &amp; [$Ciudad.A955] &amp; &quot;,'&quot; &amp; [$Ciudad.B955] &amp; &quot;',&quot; &amp; [$Ciudad.C955] &amp; &quot;),&quot;" office:value-type="string" office:string-value="(70713,'San Onofre',70)," calcext:value-type="string">
            <text:p>(70713,'San Onofre',70),</text:p>
          </table:table-cell>
        </table:table-row>
        <table:table-row table:style-name="ro1">
          <table:table-cell table:formula="of:=&quot;(&quot; &amp; [$Ciudad.A956] &amp; &quot;,'&quot; &amp; [$Ciudad.B956] &amp; &quot;',&quot; &amp; [$Ciudad.C956] &amp; &quot;),&quot;" office:value-type="string" office:string-value="(70717,'San Pedro',70)," calcext:value-type="string">
            <text:p>(70717,'San Pedro',70),</text:p>
          </table:table-cell>
        </table:table-row>
        <table:table-row table:style-name="ro1">
          <table:table-cell table:formula="of:=&quot;(&quot; &amp; [$Ciudad.A957] &amp; &quot;,'&quot; &amp; [$Ciudad.B957] &amp; &quot;',&quot; &amp; [$Ciudad.C957] &amp; &quot;),&quot;" office:value-type="string" office:string-value="(70742,'San Luis de Sincé',70)," calcext:value-type="string">
            <text:p>(70742,'San Luis de Sincé',70),</text:p>
          </table:table-cell>
        </table:table-row>
        <table:table-row table:style-name="ro1">
          <table:table-cell table:formula="of:=&quot;(&quot; &amp; [$Ciudad.A958] &amp; &quot;,'&quot; &amp; [$Ciudad.B958] &amp; &quot;',&quot; &amp; [$Ciudad.C958] &amp; &quot;),&quot;" office:value-type="string" office:string-value="(70771,'Sucre',70)," calcext:value-type="string">
            <text:p>(70771,'Sucre',70),</text:p>
          </table:table-cell>
        </table:table-row>
        <table:table-row table:style-name="ro1">
          <table:table-cell table:formula="of:=&quot;(&quot; &amp; [$Ciudad.A959] &amp; &quot;,'&quot; &amp; [$Ciudad.B959] &amp; &quot;',&quot; &amp; [$Ciudad.C959] &amp; &quot;),&quot;" office:value-type="string" office:string-value="(70820,'Santiago de Tolú',70)," calcext:value-type="string">
            <text:p>(70820,'Santiago de Tolú',70),</text:p>
          </table:table-cell>
        </table:table-row>
        <table:table-row table:style-name="ro1">
          <table:table-cell table:formula="of:=&quot;(&quot; &amp; [$Ciudad.A960] &amp; &quot;,'&quot; &amp; [$Ciudad.B960] &amp; &quot;',&quot; &amp; [$Ciudad.C960] &amp; &quot;),&quot;" office:value-type="string" office:string-value="(70823,'Tolú Viejo',70)," calcext:value-type="string">
            <text:p>(70823,'Tolú Viejo',70),</text:p>
          </table:table-cell>
        </table:table-row>
        <table:table-row table:style-name="ro1">
          <table:table-cell table:formula="of:=&quot;(&quot; &amp; [$Ciudad.A961] &amp; &quot;,'&quot; &amp; [$Ciudad.B961] &amp; &quot;',&quot; &amp; [$Ciudad.C961] &amp; &quot;),&quot;" office:value-type="string" office:string-value="(73001,'Ibagué',73)," calcext:value-type="string">
            <text:p>(73001,'Ibagué',73),</text:p>
          </table:table-cell>
        </table:table-row>
        <table:table-row table:style-name="ro1">
          <table:table-cell table:formula="of:=&quot;(&quot; &amp; [$Ciudad.A962] &amp; &quot;,'&quot; &amp; [$Ciudad.B962] &amp; &quot;',&quot; &amp; [$Ciudad.C962] &amp; &quot;),&quot;" office:value-type="string" office:string-value="(73024,'Alpujarra',73)," calcext:value-type="string">
            <text:p>(73024,'Alpujarra',73),</text:p>
          </table:table-cell>
        </table:table-row>
        <table:table-row table:style-name="ro1">
          <table:table-cell table:formula="of:=&quot;(&quot; &amp; [$Ciudad.A963] &amp; &quot;,'&quot; &amp; [$Ciudad.B963] &amp; &quot;',&quot; &amp; [$Ciudad.C963] &amp; &quot;),&quot;" office:value-type="string" office:string-value="(73026,'Alvarado',73)," calcext:value-type="string">
            <text:p>(73026,'Alvarado',73),</text:p>
          </table:table-cell>
        </table:table-row>
        <table:table-row table:style-name="ro1">
          <table:table-cell table:formula="of:=&quot;(&quot; &amp; [$Ciudad.A964] &amp; &quot;,'&quot; &amp; [$Ciudad.B964] &amp; &quot;',&quot; &amp; [$Ciudad.C964] &amp; &quot;),&quot;" office:value-type="string" office:string-value="(73030,'Ambalema',73)," calcext:value-type="string">
            <text:p>(73030,'Ambalema',73),</text:p>
          </table:table-cell>
        </table:table-row>
        <table:table-row table:style-name="ro1">
          <table:table-cell table:formula="of:=&quot;(&quot; &amp; [$Ciudad.A965] &amp; &quot;,'&quot; &amp; [$Ciudad.B965] &amp; &quot;',&quot; &amp; [$Ciudad.C965] &amp; &quot;),&quot;" office:value-type="string" office:string-value="(73043,'Anzoátegui',73)," calcext:value-type="string">
            <text:p>(73043,'Anzoátegui',73),</text:p>
          </table:table-cell>
        </table:table-row>
        <table:table-row table:style-name="ro1">
          <table:table-cell table:formula="of:=&quot;(&quot; &amp; [$Ciudad.A966] &amp; &quot;,'&quot; &amp; [$Ciudad.B966] &amp; &quot;',&quot; &amp; [$Ciudad.C966] &amp; &quot;),&quot;" office:value-type="string" office:string-value="(73055,'Armero',73)," calcext:value-type="string">
            <text:p>(73055,'Armero',73),</text:p>
          </table:table-cell>
        </table:table-row>
        <table:table-row table:style-name="ro1">
          <table:table-cell table:formula="of:=&quot;(&quot; &amp; [$Ciudad.A967] &amp; &quot;,'&quot; &amp; [$Ciudad.B967] &amp; &quot;',&quot; &amp; [$Ciudad.C967] &amp; &quot;),&quot;" office:value-type="string" office:string-value="(73067,'Ataco',73)," calcext:value-type="string">
            <text:p>(73067,'Ataco',73),</text:p>
          </table:table-cell>
        </table:table-row>
        <table:table-row table:style-name="ro1">
          <table:table-cell table:formula="of:=&quot;(&quot; &amp; [$Ciudad.A968] &amp; &quot;,'&quot; &amp; [$Ciudad.B968] &amp; &quot;',&quot; &amp; [$Ciudad.C968] &amp; &quot;),&quot;" office:value-type="string" office:string-value="(73124,'Cajamarca',73)," calcext:value-type="string">
            <text:p>(73124,'Cajamarca',73),</text:p>
          </table:table-cell>
        </table:table-row>
        <table:table-row table:style-name="ro1">
          <table:table-cell table:formula="of:=&quot;(&quot; &amp; [$Ciudad.A969] &amp; &quot;,'&quot; &amp; [$Ciudad.B969] &amp; &quot;',&quot; &amp; [$Ciudad.C969] &amp; &quot;),&quot;" office:value-type="string" office:string-value="(73148,'Carmen de Apicala',73)," calcext:value-type="string">
            <text:p>(73148,'Carmen de Apicala',73),</text:p>
          </table:table-cell>
        </table:table-row>
        <table:table-row table:style-name="ro1">
          <table:table-cell table:formula="of:=&quot;(&quot; &amp; [$Ciudad.A970] &amp; &quot;,'&quot; &amp; [$Ciudad.B970] &amp; &quot;',&quot; &amp; [$Ciudad.C970] &amp; &quot;),&quot;" office:value-type="string" office:string-value="(73152,'Casabianca',73)," calcext:value-type="string">
            <text:p>(73152,'Casabianca',73),</text:p>
          </table:table-cell>
        </table:table-row>
        <table:table-row table:style-name="ro1">
          <table:table-cell table:formula="of:=&quot;(&quot; &amp; [$Ciudad.A971] &amp; &quot;,'&quot; &amp; [$Ciudad.B971] &amp; &quot;',&quot; &amp; [$Ciudad.C971] &amp; &quot;),&quot;" office:value-type="string" office:string-value="(73168,'Chaparral',73)," calcext:value-type="string">
            <text:p>(73168,'Chaparral',73),</text:p>
          </table:table-cell>
        </table:table-row>
        <table:table-row table:style-name="ro1">
          <table:table-cell table:formula="of:=&quot;(&quot; &amp; [$Ciudad.A972] &amp; &quot;,'&quot; &amp; [$Ciudad.B972] &amp; &quot;',&quot; &amp; [$Ciudad.C972] &amp; &quot;),&quot;" office:value-type="string" office:string-value="(73200,'Coello',73)," calcext:value-type="string">
            <text:p>(73200,'Coello',73),</text:p>
          </table:table-cell>
        </table:table-row>
        <table:table-row table:style-name="ro1">
          <table:table-cell table:formula="of:=&quot;(&quot; &amp; [$Ciudad.A973] &amp; &quot;,'&quot; &amp; [$Ciudad.B973] &amp; &quot;',&quot; &amp; [$Ciudad.C973] &amp; &quot;),&quot;" office:value-type="string" office:string-value="(73217,'Coyaima',73)," calcext:value-type="string">
            <text:p>(73217,'Coyaima',73),</text:p>
          </table:table-cell>
        </table:table-row>
        <table:table-row table:style-name="ro1">
          <table:table-cell table:formula="of:=&quot;(&quot; &amp; [$Ciudad.A974] &amp; &quot;,'&quot; &amp; [$Ciudad.B974] &amp; &quot;',&quot; &amp; [$Ciudad.C974] &amp; &quot;),&quot;" office:value-type="string" office:string-value="(73226,'Cunday',73)," calcext:value-type="string">
            <text:p>(73226,'Cunday',73),</text:p>
          </table:table-cell>
        </table:table-row>
        <table:table-row table:style-name="ro1">
          <table:table-cell table:formula="of:=&quot;(&quot; &amp; [$Ciudad.A975] &amp; &quot;,'&quot; &amp; [$Ciudad.B975] &amp; &quot;',&quot; &amp; [$Ciudad.C975] &amp; &quot;),&quot;" office:value-type="string" office:string-value="(73236,'Dolores',73)," calcext:value-type="string">
            <text:p>(73236,'Dolores',73),</text:p>
          </table:table-cell>
        </table:table-row>
        <table:table-row table:style-name="ro1">
          <table:table-cell table:formula="of:=&quot;(&quot; &amp; [$Ciudad.A976] &amp; &quot;,'&quot; &amp; [$Ciudad.B976] &amp; &quot;',&quot; &amp; [$Ciudad.C976] &amp; &quot;),&quot;" office:value-type="string" office:string-value="(73268,'Espinal',73)," calcext:value-type="string">
            <text:p>(73268,'Espinal',73),</text:p>
          </table:table-cell>
        </table:table-row>
        <table:table-row table:style-name="ro1">
          <table:table-cell table:formula="of:=&quot;(&quot; &amp; [$Ciudad.A977] &amp; &quot;,'&quot; &amp; [$Ciudad.B977] &amp; &quot;',&quot; &amp; [$Ciudad.C977] &amp; &quot;),&quot;" office:value-type="string" office:string-value="(73270,'Falan',73)," calcext:value-type="string">
            <text:p>(73270,'Falan',73),</text:p>
          </table:table-cell>
        </table:table-row>
        <table:table-row table:style-name="ro1">
          <table:table-cell table:formula="of:=&quot;(&quot; &amp; [$Ciudad.A978] &amp; &quot;,'&quot; &amp; [$Ciudad.B978] &amp; &quot;',&quot; &amp; [$Ciudad.C978] &amp; &quot;),&quot;" office:value-type="string" office:string-value="(73275,'Flandes',73)," calcext:value-type="string">
            <text:p>(73275,'Flandes',73),</text:p>
          </table:table-cell>
        </table:table-row>
        <table:table-row table:style-name="ro1">
          <table:table-cell table:formula="of:=&quot;(&quot; &amp; [$Ciudad.A979] &amp; &quot;,'&quot; &amp; [$Ciudad.B979] &amp; &quot;',&quot; &amp; [$Ciudad.C979] &amp; &quot;),&quot;" office:value-type="string" office:string-value="(73283,'Fresno',73)," calcext:value-type="string">
            <text:p>(73283,'Fresno',73),</text:p>
          </table:table-cell>
        </table:table-row>
        <table:table-row table:style-name="ro1">
          <table:table-cell table:formula="of:=&quot;(&quot; &amp; [$Ciudad.A980] &amp; &quot;,'&quot; &amp; [$Ciudad.B980] &amp; &quot;',&quot; &amp; [$Ciudad.C980] &amp; &quot;),&quot;" office:value-type="string" office:string-value="(73319,'Guamo',73)," calcext:value-type="string">
            <text:p>(73319,'Guamo',73),</text:p>
          </table:table-cell>
        </table:table-row>
        <table:table-row table:style-name="ro1">
          <table:table-cell table:formula="of:=&quot;(&quot; &amp; [$Ciudad.A981] &amp; &quot;,'&quot; &amp; [$Ciudad.B981] &amp; &quot;',&quot; &amp; [$Ciudad.C981] &amp; &quot;),&quot;" office:value-type="string" office:string-value="(73347,'Herveo',73)," calcext:value-type="string">
            <text:p>(73347,'Herveo',73),</text:p>
          </table:table-cell>
        </table:table-row>
        <table:table-row table:style-name="ro1">
          <table:table-cell table:formula="of:=&quot;(&quot; &amp; [$Ciudad.A982] &amp; &quot;,'&quot; &amp; [$Ciudad.B982] &amp; &quot;',&quot; &amp; [$Ciudad.C982] &amp; &quot;),&quot;" office:value-type="string" office:string-value="(73349,'Honda',73)," calcext:value-type="string">
            <text:p>(73349,'Honda',73),</text:p>
          </table:table-cell>
        </table:table-row>
        <table:table-row table:style-name="ro1">
          <table:table-cell table:formula="of:=&quot;(&quot; &amp; [$Ciudad.A983] &amp; &quot;,'&quot; &amp; [$Ciudad.B983] &amp; &quot;',&quot; &amp; [$Ciudad.C983] &amp; &quot;),&quot;" office:value-type="string" office:string-value="(73352,'Icononzo',73)," calcext:value-type="string">
            <text:p>(73352,'Icononzo',73),</text:p>
          </table:table-cell>
        </table:table-row>
        <table:table-row table:style-name="ro1">
          <table:table-cell table:formula="of:=&quot;(&quot; &amp; [$Ciudad.A984] &amp; &quot;,'&quot; &amp; [$Ciudad.B984] &amp; &quot;',&quot; &amp; [$Ciudad.C984] &amp; &quot;),&quot;" office:value-type="string" office:string-value="(73408,'Lérida',73)," calcext:value-type="string">
            <text:p>(73408,'Lérida',73),</text:p>
          </table:table-cell>
        </table:table-row>
        <table:table-row table:style-name="ro1">
          <table:table-cell table:formula="of:=&quot;(&quot; &amp; [$Ciudad.A985] &amp; &quot;,'&quot; &amp; [$Ciudad.B985] &amp; &quot;',&quot; &amp; [$Ciudad.C985] &amp; &quot;),&quot;" office:value-type="string" office:string-value="(73411,'Líbano',73)," calcext:value-type="string">
            <text:p>(73411,'Líbano',73),</text:p>
          </table:table-cell>
        </table:table-row>
        <table:table-row table:style-name="ro1">
          <table:table-cell table:formula="of:=&quot;(&quot; &amp; [$Ciudad.A986] &amp; &quot;,'&quot; &amp; [$Ciudad.B986] &amp; &quot;',&quot; &amp; [$Ciudad.C986] &amp; &quot;),&quot;" office:value-type="string" office:string-value="(73443,'Mariquita',73)," calcext:value-type="string">
            <text:p>(73443,'Mariquita',73),</text:p>
          </table:table-cell>
        </table:table-row>
        <table:table-row table:style-name="ro1">
          <table:table-cell table:formula="of:=&quot;(&quot; &amp; [$Ciudad.A987] &amp; &quot;,'&quot; &amp; [$Ciudad.B987] &amp; &quot;',&quot; &amp; [$Ciudad.C987] &amp; &quot;),&quot;" office:value-type="string" office:string-value="(73449,'Melgar',73)," calcext:value-type="string">
            <text:p>(73449,'Melgar',73),</text:p>
          </table:table-cell>
        </table:table-row>
        <table:table-row table:style-name="ro1">
          <table:table-cell table:formula="of:=&quot;(&quot; &amp; [$Ciudad.A988] &amp; &quot;,'&quot; &amp; [$Ciudad.B988] &amp; &quot;',&quot; &amp; [$Ciudad.C988] &amp; &quot;),&quot;" office:value-type="string" office:string-value="(73461,'Murillo',73)," calcext:value-type="string">
            <text:p>(73461,'Murillo',73),</text:p>
          </table:table-cell>
        </table:table-row>
        <table:table-row table:style-name="ro1">
          <table:table-cell table:formula="of:=&quot;(&quot; &amp; [$Ciudad.A989] &amp; &quot;,'&quot; &amp; [$Ciudad.B989] &amp; &quot;',&quot; &amp; [$Ciudad.C989] &amp; &quot;),&quot;" office:value-type="string" office:string-value="(73483,'Natagaima',73)," calcext:value-type="string">
            <text:p>(73483,'Natagaima',73),</text:p>
          </table:table-cell>
        </table:table-row>
        <table:table-row table:style-name="ro1">
          <table:table-cell table:formula="of:=&quot;(&quot; &amp; [$Ciudad.A990] &amp; &quot;,'&quot; &amp; [$Ciudad.B990] &amp; &quot;',&quot; &amp; [$Ciudad.C990] &amp; &quot;),&quot;" office:value-type="string" office:string-value="(73504,'Ortega',73)," calcext:value-type="string">
            <text:p>(73504,'Ortega',73),</text:p>
          </table:table-cell>
        </table:table-row>
        <table:table-row table:style-name="ro1">
          <table:table-cell table:formula="of:=&quot;(&quot; &amp; [$Ciudad.A991] &amp; &quot;,'&quot; &amp; [$Ciudad.B991] &amp; &quot;',&quot; &amp; [$Ciudad.C991] &amp; &quot;),&quot;" office:value-type="string" office:string-value="(73520,'Palocabildo',73)," calcext:value-type="string">
            <text:p>(73520,'Palocabildo',73),</text:p>
          </table:table-cell>
        </table:table-row>
        <table:table-row table:style-name="ro1">
          <table:table-cell table:formula="of:=&quot;(&quot; &amp; [$Ciudad.A992] &amp; &quot;,'&quot; &amp; [$Ciudad.B992] &amp; &quot;',&quot; &amp; [$Ciudad.C992] &amp; &quot;),&quot;" office:value-type="string" office:string-value="(73547,'Piedras',73)," calcext:value-type="string">
            <text:p>(73547,'Piedras',73),</text:p>
          </table:table-cell>
        </table:table-row>
        <table:table-row table:style-name="ro1">
          <table:table-cell table:formula="of:=&quot;(&quot; &amp; [$Ciudad.A993] &amp; &quot;,'&quot; &amp; [$Ciudad.B993] &amp; &quot;',&quot; &amp; [$Ciudad.C993] &amp; &quot;),&quot;" office:value-type="string" office:string-value="(73555,'Planadas',73)," calcext:value-type="string">
            <text:p>(73555,'Planadas',73),</text:p>
          </table:table-cell>
        </table:table-row>
        <table:table-row table:style-name="ro1">
          <table:table-cell table:formula="of:=&quot;(&quot; &amp; [$Ciudad.A994] &amp; &quot;,'&quot; &amp; [$Ciudad.B994] &amp; &quot;',&quot; &amp; [$Ciudad.C994] &amp; &quot;),&quot;" office:value-type="string" office:string-value="(73563,'Prado',73)," calcext:value-type="string">
            <text:p>(73563,'Prado',73),</text:p>
          </table:table-cell>
        </table:table-row>
        <table:table-row table:style-name="ro1">
          <table:table-cell table:formula="of:=&quot;(&quot; &amp; [$Ciudad.A995] &amp; &quot;,'&quot; &amp; [$Ciudad.B995] &amp; &quot;',&quot; &amp; [$Ciudad.C995] &amp; &quot;),&quot;" office:value-type="string" office:string-value="(73585,'Purificación',73)," calcext:value-type="string">
            <text:p>(73585,'Purificación',73),</text:p>
          </table:table-cell>
        </table:table-row>
        <table:table-row table:style-name="ro1">
          <table:table-cell table:formula="of:=&quot;(&quot; &amp; [$Ciudad.A996] &amp; &quot;,'&quot; &amp; [$Ciudad.B996] &amp; &quot;',&quot; &amp; [$Ciudad.C996] &amp; &quot;),&quot;" office:value-type="string" office:string-value="(73616,'Rio Blanco',73)," calcext:value-type="string">
            <text:p>(73616,'Rio Blanco',73),</text:p>
          </table:table-cell>
        </table:table-row>
        <table:table-row table:style-name="ro1">
          <table:table-cell table:formula="of:=&quot;(&quot; &amp; [$Ciudad.A997] &amp; &quot;,'&quot; &amp; [$Ciudad.B997] &amp; &quot;',&quot; &amp; [$Ciudad.C997] &amp; &quot;),&quot;" office:value-type="string" office:string-value="(73622,'Roncesvalles',73)," calcext:value-type="string">
            <text:p>(73622,'Roncesvalles',73),</text:p>
          </table:table-cell>
        </table:table-row>
        <table:table-row table:style-name="ro1">
          <table:table-cell table:formula="of:=&quot;(&quot; &amp; [$Ciudad.A998] &amp; &quot;,'&quot; &amp; [$Ciudad.B998] &amp; &quot;',&quot; &amp; [$Ciudad.C998] &amp; &quot;),&quot;" office:value-type="string" office:string-value="(73624,'Rovira',73)," calcext:value-type="string">
            <text:p>(73624,'Rovira',73),</text:p>
          </table:table-cell>
        </table:table-row>
        <table:table-row table:style-name="ro1">
          <table:table-cell table:formula="of:=&quot;(&quot; &amp; [$Ciudad.A999] &amp; &quot;,'&quot; &amp; [$Ciudad.B999] &amp; &quot;',&quot; &amp; [$Ciudad.C999] &amp; &quot;),&quot;" office:value-type="string" office:string-value="(73671,'Saldaña',73)," calcext:value-type="string">
            <text:p>(73671,'Saldaña',73),</text:p>
          </table:table-cell>
        </table:table-row>
        <table:table-row table:style-name="ro1">
          <table:table-cell table:formula="of:=&quot;(&quot; &amp; [$Ciudad.A1000] &amp; &quot;,'&quot; &amp; [$Ciudad.B1000] &amp; &quot;',&quot; &amp; [$Ciudad.C1000] &amp; &quot;),&quot;" office:value-type="string" office:string-value="(73675,'San Antonio',73)," calcext:value-type="string">
            <text:p>(73675,'San Antonio',73),</text:p>
          </table:table-cell>
        </table:table-row>
        <table:table-row table:style-name="ro1">
          <table:table-cell table:formula="of:=&quot;(&quot; &amp; [$Ciudad.A1001] &amp; &quot;,'&quot; &amp; [$Ciudad.B1001] &amp; &quot;',&quot; &amp; [$Ciudad.C1001] &amp; &quot;),&quot;" office:value-type="string" office:string-value="(73678,'San Luis',73)," calcext:value-type="string">
            <text:p>(73678,'San Luis',73),</text:p>
          </table:table-cell>
        </table:table-row>
        <table:table-row table:style-name="ro1">
          <table:table-cell table:formula="of:=&quot;(&quot; &amp; [$Ciudad.A1002] &amp; &quot;,'&quot; &amp; [$Ciudad.B1002] &amp; &quot;',&quot; &amp; [$Ciudad.C1002] &amp; &quot;),&quot;" office:value-type="string" office:string-value="(73686,'Santa Isabel',73)," calcext:value-type="string">
            <text:p>(73686,'Santa Isabel',73),</text:p>
          </table:table-cell>
        </table:table-row>
        <table:table-row table:style-name="ro1">
          <table:table-cell table:formula="of:=&quot;(&quot; &amp; [$Ciudad.A1003] &amp; &quot;,'&quot; &amp; [$Ciudad.B1003] &amp; &quot;',&quot; &amp; [$Ciudad.C1003] &amp; &quot;),&quot;" office:value-type="string" office:string-value="(73770,'Suárez',73)," calcext:value-type="string">
            <text:p>(73770,'Suárez',73),</text:p>
          </table:table-cell>
        </table:table-row>
        <table:table-row table:style-name="ro1">
          <table:table-cell table:formula="of:=&quot;(&quot; &amp; [$Ciudad.A1004] &amp; &quot;,'&quot; &amp; [$Ciudad.B1004] &amp; &quot;',&quot; &amp; [$Ciudad.C1004] &amp; &quot;),&quot;" office:value-type="string" office:string-value="(73854,'Valle de San Juan',73)," calcext:value-type="string">
            <text:p>(73854,'Valle de San Juan',73),</text:p>
          </table:table-cell>
        </table:table-row>
        <table:table-row table:style-name="ro1">
          <table:table-cell table:formula="of:=&quot;(&quot; &amp; [$Ciudad.A1005] &amp; &quot;,'&quot; &amp; [$Ciudad.B1005] &amp; &quot;',&quot; &amp; [$Ciudad.C1005] &amp; &quot;),&quot;" office:value-type="string" office:string-value="(73861,'Venadillo',73)," calcext:value-type="string">
            <text:p>(73861,'Venadillo',73),</text:p>
          </table:table-cell>
        </table:table-row>
        <table:table-row table:style-name="ro1">
          <table:table-cell table:formula="of:=&quot;(&quot; &amp; [$Ciudad.A1006] &amp; &quot;,'&quot; &amp; [$Ciudad.B1006] &amp; &quot;',&quot; &amp; [$Ciudad.C1006] &amp; &quot;),&quot;" office:value-type="string" office:string-value="(73870,'Villahermosa',73)," calcext:value-type="string">
            <text:p>(73870,'Villahermosa',73),</text:p>
          </table:table-cell>
        </table:table-row>
        <table:table-row table:style-name="ro1">
          <table:table-cell table:formula="of:=&quot;(&quot; &amp; [$Ciudad.A1007] &amp; &quot;,'&quot; &amp; [$Ciudad.B1007] &amp; &quot;',&quot; &amp; [$Ciudad.C1007] &amp; &quot;),&quot;" office:value-type="string" office:string-value="(73873,'Villarrica',73)," calcext:value-type="string">
            <text:p>(73873,'Villarrica',73),</text:p>
          </table:table-cell>
        </table:table-row>
        <table:table-row table:style-name="ro1">
          <table:table-cell table:formula="of:=&quot;(&quot; &amp; [$Ciudad.A1008] &amp; &quot;,'&quot; &amp; [$Ciudad.B1008] &amp; &quot;',&quot; &amp; [$Ciudad.C1008] &amp; &quot;),&quot;" office:value-type="string" office:string-value="(76001,'Cali',76)," calcext:value-type="string">
            <text:p>(76001,'Cali',76),</text:p>
          </table:table-cell>
        </table:table-row>
        <table:table-row table:style-name="ro1">
          <table:table-cell table:formula="of:=&quot;(&quot; &amp; [$Ciudad.A1009] &amp; &quot;,'&quot; &amp; [$Ciudad.B1009] &amp; &quot;',&quot; &amp; [$Ciudad.C1009] &amp; &quot;),&quot;" office:value-type="string" office:string-value="(76020,'Alcalá',76)," calcext:value-type="string">
            <text:p>(76020,'Alcalá',76),</text:p>
          </table:table-cell>
        </table:table-row>
        <table:table-row table:style-name="ro1">
          <table:table-cell table:formula="of:=&quot;(&quot; &amp; [$Ciudad.A1010] &amp; &quot;,'&quot; &amp; [$Ciudad.B1010] &amp; &quot;',&quot; &amp; [$Ciudad.C1010] &amp; &quot;),&quot;" office:value-type="string" office:string-value="(76036,'Andalucía',76)," calcext:value-type="string">
            <text:p>(76036,'Andalucía',76),</text:p>
          </table:table-cell>
        </table:table-row>
        <table:table-row table:style-name="ro1">
          <table:table-cell table:formula="of:=&quot;(&quot; &amp; [$Ciudad.A1011] &amp; &quot;,'&quot; &amp; [$Ciudad.B1011] &amp; &quot;',&quot; &amp; [$Ciudad.C1011] &amp; &quot;),&quot;" office:value-type="string" office:string-value="(76041,'Ansermanuevo',76)," calcext:value-type="string">
            <text:p>(76041,'Ansermanuevo',76),</text:p>
          </table:table-cell>
        </table:table-row>
        <table:table-row table:style-name="ro1">
          <table:table-cell table:formula="of:=&quot;(&quot; &amp; [$Ciudad.A1012] &amp; &quot;,'&quot; &amp; [$Ciudad.B1012] &amp; &quot;',&quot; &amp; [$Ciudad.C1012] &amp; &quot;),&quot;" office:value-type="string" office:string-value="(76054,'Argelia',76)," calcext:value-type="string">
            <text:p>(76054,'Argelia',76),</text:p>
          </table:table-cell>
        </table:table-row>
        <table:table-row table:style-name="ro1">
          <table:table-cell table:formula="of:=&quot;(&quot; &amp; [$Ciudad.A1013] &amp; &quot;,'&quot; &amp; [$Ciudad.B1013] &amp; &quot;',&quot; &amp; [$Ciudad.C1013] &amp; &quot;),&quot;" office:value-type="string" office:string-value="(76100,'Bolívar',76)," calcext:value-type="string">
            <text:p>(76100,'Bolívar',76),</text:p>
          </table:table-cell>
        </table:table-row>
        <table:table-row table:style-name="ro1">
          <table:table-cell table:formula="of:=&quot;(&quot; &amp; [$Ciudad.A1014] &amp; &quot;,'&quot; &amp; [$Ciudad.B1014] &amp; &quot;',&quot; &amp; [$Ciudad.C1014] &amp; &quot;),&quot;" office:value-type="string" office:string-value="(76109,'Buenaventura',76)," calcext:value-type="string">
            <text:p>(76109,'Buenaventura',76),</text:p>
          </table:table-cell>
        </table:table-row>
        <table:table-row table:style-name="ro1">
          <table:table-cell table:formula="of:=&quot;(&quot; &amp; [$Ciudad.A1015] &amp; &quot;,'&quot; &amp; [$Ciudad.B1015] &amp; &quot;',&quot; &amp; [$Ciudad.C1015] &amp; &quot;),&quot;" office:value-type="string" office:string-value="(76111,'Guadalajara de Buga',76)," calcext:value-type="string">
            <text:p>(76111,'Guadalajara de Buga',76),</text:p>
          </table:table-cell>
        </table:table-row>
        <table:table-row table:style-name="ro1">
          <table:table-cell table:formula="of:=&quot;(&quot; &amp; [$Ciudad.A1016] &amp; &quot;,'&quot; &amp; [$Ciudad.B1016] &amp; &quot;',&quot; &amp; [$Ciudad.C1016] &amp; &quot;),&quot;" office:value-type="string" office:string-value="(76113,'Bugalagrande',76)," calcext:value-type="string">
            <text:p>(76113,'Bugalagrande',76),</text:p>
          </table:table-cell>
        </table:table-row>
        <table:table-row table:style-name="ro1">
          <table:table-cell table:formula="of:=&quot;(&quot; &amp; [$Ciudad.A1017] &amp; &quot;,'&quot; &amp; [$Ciudad.B1017] &amp; &quot;',&quot; &amp; [$Ciudad.C1017] &amp; &quot;),&quot;" office:value-type="string" office:string-value="(76122,'Caicedonia',76)," calcext:value-type="string">
            <text:p>(76122,'Caicedonia',76),</text:p>
          </table:table-cell>
        </table:table-row>
        <table:table-row table:style-name="ro1">
          <table:table-cell table:formula="of:=&quot;(&quot; &amp; [$Ciudad.A1018] &amp; &quot;,'&quot; &amp; [$Ciudad.B1018] &amp; &quot;',&quot; &amp; [$Ciudad.C1018] &amp; &quot;),&quot;" office:value-type="string" office:string-value="(76126,'Calima',76)," calcext:value-type="string">
            <text:p>(76126,'Calima',76),</text:p>
          </table:table-cell>
        </table:table-row>
        <table:table-row table:style-name="ro1">
          <table:table-cell table:formula="of:=&quot;(&quot; &amp; [$Ciudad.A1019] &amp; &quot;,'&quot; &amp; [$Ciudad.B1019] &amp; &quot;',&quot; &amp; [$Ciudad.C1019] &amp; &quot;),&quot;" office:value-type="string" office:string-value="(76130,'Candelaria',76)," calcext:value-type="string">
            <text:p>(76130,'Candelaria',76),</text:p>
          </table:table-cell>
        </table:table-row>
        <table:table-row table:style-name="ro1">
          <table:table-cell table:formula="of:=&quot;(&quot; &amp; [$Ciudad.A1020] &amp; &quot;,'&quot; &amp; [$Ciudad.B1020] &amp; &quot;',&quot; &amp; [$Ciudad.C1020] &amp; &quot;),&quot;" office:value-type="string" office:string-value="(76147,'Cartago',76)," calcext:value-type="string">
            <text:p>(76147,'Cartago',76),</text:p>
          </table:table-cell>
        </table:table-row>
        <table:table-row table:style-name="ro1">
          <table:table-cell table:formula="of:=&quot;(&quot; &amp; [$Ciudad.A1021] &amp; &quot;,'&quot; &amp; [$Ciudad.B1021] &amp; &quot;',&quot; &amp; [$Ciudad.C1021] &amp; &quot;),&quot;" office:value-type="string" office:string-value="(76233,'Dagua',76)," calcext:value-type="string">
            <text:p>(76233,'Dagua',76),</text:p>
          </table:table-cell>
        </table:table-row>
        <table:table-row table:style-name="ro1">
          <table:table-cell table:formula="of:=&quot;(&quot; &amp; [$Ciudad.A1022] &amp; &quot;,'&quot; &amp; [$Ciudad.B1022] &amp; &quot;',&quot; &amp; [$Ciudad.C1022] &amp; &quot;),&quot;" office:value-type="string" office:string-value="(76243,'El Águila',76)," calcext:value-type="string">
            <text:p>(76243,'El Águila',76),</text:p>
          </table:table-cell>
        </table:table-row>
        <table:table-row table:style-name="ro1">
          <table:table-cell table:formula="of:=&quot;(&quot; &amp; [$Ciudad.A1023] &amp; &quot;,'&quot; &amp; [$Ciudad.B1023] &amp; &quot;',&quot; &amp; [$Ciudad.C1023] &amp; &quot;),&quot;" office:value-type="string" office:string-value="(76246,'El Cairo',76)," calcext:value-type="string">
            <text:p>(76246,'El Cairo',76),</text:p>
          </table:table-cell>
        </table:table-row>
        <table:table-row table:style-name="ro1">
          <table:table-cell table:formula="of:=&quot;(&quot; &amp; [$Ciudad.A1024] &amp; &quot;,'&quot; &amp; [$Ciudad.B1024] &amp; &quot;',&quot; &amp; [$Ciudad.C1024] &amp; &quot;),&quot;" office:value-type="string" office:string-value="(76248,'El Cerrito',76)," calcext:value-type="string">
            <text:p>(76248,'El Cerrito',76),</text:p>
          </table:table-cell>
        </table:table-row>
        <table:table-row table:style-name="ro1">
          <table:table-cell table:formula="of:=&quot;(&quot; &amp; [$Ciudad.A1025] &amp; &quot;,'&quot; &amp; [$Ciudad.B1025] &amp; &quot;',&quot; &amp; [$Ciudad.C1025] &amp; &quot;),&quot;" office:value-type="string" office:string-value="(76250,'El Dovio',76)," calcext:value-type="string">
            <text:p>(76250,'El Dovio',76),</text:p>
          </table:table-cell>
        </table:table-row>
        <table:table-row table:style-name="ro1">
          <table:table-cell table:formula="of:=&quot;(&quot; &amp; [$Ciudad.A1026] &amp; &quot;,'&quot; &amp; [$Ciudad.B1026] &amp; &quot;',&quot; &amp; [$Ciudad.C1026] &amp; &quot;),&quot;" office:value-type="string" office:string-value="(76275,'Florida',76)," calcext:value-type="string">
            <text:p>(76275,'Florida',76),</text:p>
          </table:table-cell>
        </table:table-row>
        <table:table-row table:style-name="ro1">
          <table:table-cell table:formula="of:=&quot;(&quot; &amp; [$Ciudad.A1027] &amp; &quot;,'&quot; &amp; [$Ciudad.B1027] &amp; &quot;',&quot; &amp; [$Ciudad.C1027] &amp; &quot;),&quot;" office:value-type="string" office:string-value="(76306,'Ginebra',76)," calcext:value-type="string">
            <text:p>(76306,'Ginebra',76),</text:p>
          </table:table-cell>
        </table:table-row>
        <table:table-row table:style-name="ro1">
          <table:table-cell table:formula="of:=&quot;(&quot; &amp; [$Ciudad.A1028] &amp; &quot;,'&quot; &amp; [$Ciudad.B1028] &amp; &quot;',&quot; &amp; [$Ciudad.C1028] &amp; &quot;),&quot;" office:value-type="string" office:string-value="(76318,'Guacarí',76)," calcext:value-type="string">
            <text:p>(76318,'Guacarí',76),</text:p>
          </table:table-cell>
        </table:table-row>
        <table:table-row table:style-name="ro1">
          <table:table-cell table:formula="of:=&quot;(&quot; &amp; [$Ciudad.A1029] &amp; &quot;,'&quot; &amp; [$Ciudad.B1029] &amp; &quot;',&quot; &amp; [$Ciudad.C1029] &amp; &quot;),&quot;" office:value-type="string" office:string-value="(76364,'Jamundí',76)," calcext:value-type="string">
            <text:p>(76364,'Jamundí',76),</text:p>
          </table:table-cell>
        </table:table-row>
        <table:table-row table:style-name="ro1">
          <table:table-cell table:formula="of:=&quot;(&quot; &amp; [$Ciudad.A1030] &amp; &quot;,'&quot; &amp; [$Ciudad.B1030] &amp; &quot;',&quot; &amp; [$Ciudad.C1030] &amp; &quot;),&quot;" office:value-type="string" office:string-value="(76377,'La Cumbre',76)," calcext:value-type="string">
            <text:p>(76377,'La Cumbre',76),</text:p>
          </table:table-cell>
        </table:table-row>
        <table:table-row table:style-name="ro1">
          <table:table-cell table:formula="of:=&quot;(&quot; &amp; [$Ciudad.A1031] &amp; &quot;,'&quot; &amp; [$Ciudad.B1031] &amp; &quot;',&quot; &amp; [$Ciudad.C1031] &amp; &quot;),&quot;" office:value-type="string" office:string-value="(76400,'La Unión',76)," calcext:value-type="string">
            <text:p>(76400,'La Unión',76),</text:p>
          </table:table-cell>
        </table:table-row>
        <table:table-row table:style-name="ro1">
          <table:table-cell table:formula="of:=&quot;(&quot; &amp; [$Ciudad.A1032] &amp; &quot;,'&quot; &amp; [$Ciudad.B1032] &amp; &quot;',&quot; &amp; [$Ciudad.C1032] &amp; &quot;),&quot;" office:value-type="string" office:string-value="(76403,'La Victoria',76)," calcext:value-type="string">
            <text:p>(76403,'La Victoria',76),</text:p>
          </table:table-cell>
        </table:table-row>
        <table:table-row table:style-name="ro1">
          <table:table-cell table:formula="of:=&quot;(&quot; &amp; [$Ciudad.A1033] &amp; &quot;,'&quot; &amp; [$Ciudad.B1033] &amp; &quot;',&quot; &amp; [$Ciudad.C1033] &amp; &quot;),&quot;" office:value-type="string" office:string-value="(76497,'Obando',76)," calcext:value-type="string">
            <text:p>(76497,'Obando',76),</text:p>
          </table:table-cell>
        </table:table-row>
        <table:table-row table:style-name="ro1">
          <table:table-cell table:formula="of:=&quot;(&quot; &amp; [$Ciudad.A1034] &amp; &quot;,'&quot; &amp; [$Ciudad.B1034] &amp; &quot;',&quot; &amp; [$Ciudad.C1034] &amp; &quot;),&quot;" office:value-type="string" office:string-value="(76520,'Palmira',76)," calcext:value-type="string">
            <text:p>(76520,'Palmira',76),</text:p>
          </table:table-cell>
        </table:table-row>
        <table:table-row table:style-name="ro1">
          <table:table-cell table:formula="of:=&quot;(&quot; &amp; [$Ciudad.A1035] &amp; &quot;,'&quot; &amp; [$Ciudad.B1035] &amp; &quot;',&quot; &amp; [$Ciudad.C1035] &amp; &quot;),&quot;" office:value-type="string" office:string-value="(76563,'Pradera',76)," calcext:value-type="string">
            <text:p>(76563,'Pradera',76),</text:p>
          </table:table-cell>
        </table:table-row>
        <table:table-row table:style-name="ro1">
          <table:table-cell table:formula="of:=&quot;(&quot; &amp; [$Ciudad.A1036] &amp; &quot;,'&quot; &amp; [$Ciudad.B1036] &amp; &quot;',&quot; &amp; [$Ciudad.C1036] &amp; &quot;),&quot;" office:value-type="string" office:string-value="(76606,'Restrepo',76)," calcext:value-type="string">
            <text:p>(76606,'Restrepo',76),</text:p>
          </table:table-cell>
        </table:table-row>
        <table:table-row table:style-name="ro1">
          <table:table-cell table:formula="of:=&quot;(&quot; &amp; [$Ciudad.A1037] &amp; &quot;,'&quot; &amp; [$Ciudad.B1037] &amp; &quot;',&quot; &amp; [$Ciudad.C1037] &amp; &quot;),&quot;" office:value-type="string" office:string-value="(76616,'Riofrío',76)," calcext:value-type="string">
            <text:p>(76616,'Riofrío',76),</text:p>
          </table:table-cell>
        </table:table-row>
        <table:table-row table:style-name="ro1">
          <table:table-cell table:formula="of:=&quot;(&quot; &amp; [$Ciudad.A1038] &amp; &quot;,'&quot; &amp; [$Ciudad.B1038] &amp; &quot;',&quot; &amp; [$Ciudad.C1038] &amp; &quot;),&quot;" office:value-type="string" office:string-value="(76622,'Roldanillo',76)," calcext:value-type="string">
            <text:p>(76622,'Roldanillo',76),</text:p>
          </table:table-cell>
        </table:table-row>
        <table:table-row table:style-name="ro1">
          <table:table-cell table:formula="of:=&quot;(&quot; &amp; [$Ciudad.A1039] &amp; &quot;,'&quot; &amp; [$Ciudad.B1039] &amp; &quot;',&quot; &amp; [$Ciudad.C1039] &amp; &quot;),&quot;" office:value-type="string" office:string-value="(76670,'San Pedro',76)," calcext:value-type="string">
            <text:p>(76670,'San Pedro',76),</text:p>
          </table:table-cell>
        </table:table-row>
        <table:table-row table:style-name="ro1">
          <table:table-cell table:formula="of:=&quot;(&quot; &amp; [$Ciudad.A1040] &amp; &quot;,'&quot; &amp; [$Ciudad.B1040] &amp; &quot;',&quot; &amp; [$Ciudad.C1040] &amp; &quot;),&quot;" office:value-type="string" office:string-value="(76736,'Sevilla',76)," calcext:value-type="string">
            <text:p>(76736,'Sevilla',76),</text:p>
          </table:table-cell>
        </table:table-row>
        <table:table-row table:style-name="ro1">
          <table:table-cell table:formula="of:=&quot;(&quot; &amp; [$Ciudad.A1041] &amp; &quot;,'&quot; &amp; [$Ciudad.B1041] &amp; &quot;',&quot; &amp; [$Ciudad.C1041] &amp; &quot;),&quot;" office:value-type="string" office:string-value="(76823,'Toro',76)," calcext:value-type="string">
            <text:p>(76823,'Toro',76),</text:p>
          </table:table-cell>
        </table:table-row>
        <table:table-row table:style-name="ro1">
          <table:table-cell table:formula="of:=&quot;(&quot; &amp; [$Ciudad.A1042] &amp; &quot;,'&quot; &amp; [$Ciudad.B1042] &amp; &quot;',&quot; &amp; [$Ciudad.C1042] &amp; &quot;),&quot;" office:value-type="string" office:string-value="(76828,'Trujillo',76)," calcext:value-type="string">
            <text:p>(76828,'Trujillo',76),</text:p>
          </table:table-cell>
        </table:table-row>
        <table:table-row table:style-name="ro1">
          <table:table-cell table:formula="of:=&quot;(&quot; &amp; [$Ciudad.A1043] &amp; &quot;,'&quot; &amp; [$Ciudad.B1043] &amp; &quot;',&quot; &amp; [$Ciudad.C1043] &amp; &quot;),&quot;" office:value-type="string" office:string-value="(76834,'Tuluá',76)," calcext:value-type="string">
            <text:p>(76834,'Tuluá',76),</text:p>
          </table:table-cell>
        </table:table-row>
        <table:table-row table:style-name="ro1">
          <table:table-cell table:formula="of:=&quot;(&quot; &amp; [$Ciudad.A1044] &amp; &quot;,'&quot; &amp; [$Ciudad.B1044] &amp; &quot;',&quot; &amp; [$Ciudad.C1044] &amp; &quot;),&quot;" office:value-type="string" office:string-value="(76845,'Ulloa',76)," calcext:value-type="string">
            <text:p>(76845,'Ulloa',76),</text:p>
          </table:table-cell>
        </table:table-row>
        <table:table-row table:style-name="ro1">
          <table:table-cell table:formula="of:=&quot;(&quot; &amp; [$Ciudad.A1045] &amp; &quot;,'&quot; &amp; [$Ciudad.B1045] &amp; &quot;',&quot; &amp; [$Ciudad.C1045] &amp; &quot;),&quot;" office:value-type="string" office:string-value="(76863,'Versalles',76)," calcext:value-type="string">
            <text:p>(76863,'Versalles',76),</text:p>
          </table:table-cell>
        </table:table-row>
        <table:table-row table:style-name="ro1">
          <table:table-cell table:formula="of:=&quot;(&quot; &amp; [$Ciudad.A1046] &amp; &quot;,'&quot; &amp; [$Ciudad.B1046] &amp; &quot;',&quot; &amp; [$Ciudad.C1046] &amp; &quot;),&quot;" office:value-type="string" office:string-value="(76869,'Vijes',76)," calcext:value-type="string">
            <text:p>(76869,'Vijes',76),</text:p>
          </table:table-cell>
        </table:table-row>
        <table:table-row table:style-name="ro1">
          <table:table-cell table:formula="of:=&quot;(&quot; &amp; [$Ciudad.A1047] &amp; &quot;,'&quot; &amp; [$Ciudad.B1047] &amp; &quot;',&quot; &amp; [$Ciudad.C1047] &amp; &quot;),&quot;" office:value-type="string" office:string-value="(76890,'Yotoco',76)," calcext:value-type="string">
            <text:p>(76890,'Yotoco',76),</text:p>
          </table:table-cell>
        </table:table-row>
        <table:table-row table:style-name="ro1">
          <table:table-cell table:formula="of:=&quot;(&quot; &amp; [$Ciudad.A1048] &amp; &quot;,'&quot; &amp; [$Ciudad.B1048] &amp; &quot;',&quot; &amp; [$Ciudad.C1048] &amp; &quot;),&quot;" office:value-type="string" office:string-value="(76892,'Yumbo',76)," calcext:value-type="string">
            <text:p>(76892,'Yumbo',76),</text:p>
          </table:table-cell>
        </table:table-row>
        <table:table-row table:style-name="ro1">
          <table:table-cell table:formula="of:=&quot;(&quot; &amp; [$Ciudad.A1049] &amp; &quot;,'&quot; &amp; [$Ciudad.B1049] &amp; &quot;',&quot; &amp; [$Ciudad.C1049] &amp; &quot;),&quot;" office:value-type="string" office:string-value="(76895,'Zarzal',76)," calcext:value-type="string">
            <text:p>(76895,'Zarzal',76),</text:p>
          </table:table-cell>
        </table:table-row>
        <table:table-row table:style-name="ro1">
          <table:table-cell table:formula="of:=&quot;(&quot; &amp; [$Ciudad.A1050] &amp; &quot;,'&quot; &amp; [$Ciudad.B1050] &amp; &quot;',&quot; &amp; [$Ciudad.C1050] &amp; &quot;),&quot;" office:value-type="string" office:string-value="(81001,'Arauca',81)," calcext:value-type="string">
            <text:p>(81001,'Arauca',81),</text:p>
          </table:table-cell>
        </table:table-row>
        <table:table-row table:style-name="ro1">
          <table:table-cell table:formula="of:=&quot;(&quot; &amp; [$Ciudad.A1051] &amp; &quot;,'&quot; &amp; [$Ciudad.B1051] &amp; &quot;',&quot; &amp; [$Ciudad.C1051] &amp; &quot;),&quot;" office:value-type="string" office:string-value="(81065,'Arauquita',81)," calcext:value-type="string">
            <text:p>(81065,'Arauquita',81),</text:p>
          </table:table-cell>
        </table:table-row>
        <table:table-row table:style-name="ro1">
          <table:table-cell table:formula="of:=&quot;(&quot; &amp; [$Ciudad.A1052] &amp; &quot;,'&quot; &amp; [$Ciudad.B1052] &amp; &quot;',&quot; &amp; [$Ciudad.C1052] &amp; &quot;),&quot;" office:value-type="string" office:string-value="(81220,'Cravo Norte',81)," calcext:value-type="string">
            <text:p>(81220,'Cravo Norte',81),</text:p>
          </table:table-cell>
        </table:table-row>
        <table:table-row table:style-name="ro1">
          <table:table-cell table:formula="of:=&quot;(&quot; &amp; [$Ciudad.A1053] &amp; &quot;,'&quot; &amp; [$Ciudad.B1053] &amp; &quot;',&quot; &amp; [$Ciudad.C1053] &amp; &quot;),&quot;" office:value-type="string" office:string-value="(81300,'Fortul',81)," calcext:value-type="string">
            <text:p>(81300,'Fortul',81),</text:p>
          </table:table-cell>
        </table:table-row>
        <table:table-row table:style-name="ro1">
          <table:table-cell table:formula="of:=&quot;(&quot; &amp; [$Ciudad.A1054] &amp; &quot;,'&quot; &amp; [$Ciudad.B1054] &amp; &quot;',&quot; &amp; [$Ciudad.C1054] &amp; &quot;),&quot;" office:value-type="string" office:string-value="(81591,'Puerto Rondón',81)," calcext:value-type="string">
            <text:p>(81591,'Puerto Rondón',81),</text:p>
          </table:table-cell>
        </table:table-row>
        <table:table-row table:style-name="ro1">
          <table:table-cell table:formula="of:=&quot;(&quot; &amp; [$Ciudad.A1055] &amp; &quot;,'&quot; &amp; [$Ciudad.B1055] &amp; &quot;',&quot; &amp; [$Ciudad.C1055] &amp; &quot;),&quot;" office:value-type="string" office:string-value="(81736,'Saravena',81)," calcext:value-type="string">
            <text:p>(81736,'Saravena',81),</text:p>
          </table:table-cell>
        </table:table-row>
        <table:table-row table:style-name="ro1">
          <table:table-cell table:formula="of:=&quot;(&quot; &amp; [$Ciudad.A1056] &amp; &quot;,'&quot; &amp; [$Ciudad.B1056] &amp; &quot;',&quot; &amp; [$Ciudad.C1056] &amp; &quot;),&quot;" office:value-type="string" office:string-value="(81794,'Tame',81)," calcext:value-type="string">
            <text:p>(81794,'Tame',81),</text:p>
          </table:table-cell>
        </table:table-row>
        <table:table-row table:style-name="ro1">
          <table:table-cell table:formula="of:=&quot;(&quot; &amp; [$Ciudad.A1057] &amp; &quot;,'&quot; &amp; [$Ciudad.B1057] &amp; &quot;',&quot; &amp; [$Ciudad.C1057] &amp; &quot;),&quot;" office:value-type="string" office:string-value="(85001,'Yopal',85)," calcext:value-type="string">
            <text:p>(85001,'Yopal',85),</text:p>
          </table:table-cell>
        </table:table-row>
        <table:table-row table:style-name="ro1">
          <table:table-cell table:formula="of:=&quot;(&quot; &amp; [$Ciudad.A1058] &amp; &quot;,'&quot; &amp; [$Ciudad.B1058] &amp; &quot;',&quot; &amp; [$Ciudad.C1058] &amp; &quot;),&quot;" office:value-type="string" office:string-value="(85010,'Aguazul',85)," calcext:value-type="string">
            <text:p>(85010,'Aguazul',85),</text:p>
          </table:table-cell>
        </table:table-row>
        <table:table-row table:style-name="ro1">
          <table:table-cell table:formula="of:=&quot;(&quot; &amp; [$Ciudad.A1059] &amp; &quot;,'&quot; &amp; [$Ciudad.B1059] &amp; &quot;',&quot; &amp; [$Ciudad.C1059] &amp; &quot;),&quot;" office:value-type="string" office:string-value="(85015,'Chámeza',85)," calcext:value-type="string">
            <text:p>(85015,'Chámeza',85),</text:p>
          </table:table-cell>
        </table:table-row>
        <table:table-row table:style-name="ro1">
          <table:table-cell table:formula="of:=&quot;(&quot; &amp; [$Ciudad.A1060] &amp; &quot;,'&quot; &amp; [$Ciudad.B1060] &amp; &quot;',&quot; &amp; [$Ciudad.C1060] &amp; &quot;),&quot;" office:value-type="string" office:string-value="(85125,'Hato Corozal',85)," calcext:value-type="string">
            <text:p>(85125,'Hato Corozal',85),</text:p>
          </table:table-cell>
        </table:table-row>
        <table:table-row table:style-name="ro1">
          <table:table-cell table:formula="of:=&quot;(&quot; &amp; [$Ciudad.A1061] &amp; &quot;,'&quot; &amp; [$Ciudad.B1061] &amp; &quot;',&quot; &amp; [$Ciudad.C1061] &amp; &quot;),&quot;" office:value-type="string" office:string-value="(85136,'La Salina',85)," calcext:value-type="string">
            <text:p>(85136,'La Salina',85),</text:p>
          </table:table-cell>
        </table:table-row>
        <table:table-row table:style-name="ro1">
          <table:table-cell table:formula="of:=&quot;(&quot; &amp; [$Ciudad.A1062] &amp; &quot;,'&quot; &amp; [$Ciudad.B1062] &amp; &quot;',&quot; &amp; [$Ciudad.C1062] &amp; &quot;),&quot;" office:value-type="string" office:string-value="(85139,'Maní',85)," calcext:value-type="string">
            <text:p>(85139,'Maní',85),</text:p>
          </table:table-cell>
        </table:table-row>
        <table:table-row table:style-name="ro1">
          <table:table-cell table:formula="of:=&quot;(&quot; &amp; [$Ciudad.A1063] &amp; &quot;,'&quot; &amp; [$Ciudad.B1063] &amp; &quot;',&quot; &amp; [$Ciudad.C1063] &amp; &quot;),&quot;" office:value-type="string" office:string-value="(85162,'Monterrey',85)," calcext:value-type="string">
            <text:p>(85162,'Monterrey',85),</text:p>
          </table:table-cell>
        </table:table-row>
        <table:table-row table:style-name="ro1">
          <table:table-cell table:formula="of:=&quot;(&quot; &amp; [$Ciudad.A1064] &amp; &quot;,'&quot; &amp; [$Ciudad.B1064] &amp; &quot;',&quot; &amp; [$Ciudad.C1064] &amp; &quot;),&quot;" office:value-type="string" office:string-value="(85225,'Nunchía',85)," calcext:value-type="string">
            <text:p>(85225,'Nunchía',85),</text:p>
          </table:table-cell>
        </table:table-row>
        <table:table-row table:style-name="ro1">
          <table:table-cell table:formula="of:=&quot;(&quot; &amp; [$Ciudad.A1065] &amp; &quot;,'&quot; &amp; [$Ciudad.B1065] &amp; &quot;',&quot; &amp; [$Ciudad.C1065] &amp; &quot;),&quot;" office:value-type="string" office:string-value="(85230,'Orocué',85)," calcext:value-type="string">
            <text:p>(85230,'Orocué',85),</text:p>
          </table:table-cell>
        </table:table-row>
        <table:table-row table:style-name="ro1">
          <table:table-cell table:formula="of:=&quot;(&quot; &amp; [$Ciudad.A1066] &amp; &quot;,'&quot; &amp; [$Ciudad.B1066] &amp; &quot;',&quot; &amp; [$Ciudad.C1066] &amp; &quot;),&quot;" office:value-type="string" office:string-value="(85250,'Paz de Ariporo',85)," calcext:value-type="string">
            <text:p>(85250,'Paz de Ariporo',85),</text:p>
          </table:table-cell>
        </table:table-row>
        <table:table-row table:style-name="ro1">
          <table:table-cell table:formula="of:=&quot;(&quot; &amp; [$Ciudad.A1067] &amp; &quot;,'&quot; &amp; [$Ciudad.B1067] &amp; &quot;',&quot; &amp; [$Ciudad.C1067] &amp; &quot;),&quot;" office:value-type="string" office:string-value="(85263,'Pore',85)," calcext:value-type="string">
            <text:p>(85263,'Pore',85),</text:p>
          </table:table-cell>
        </table:table-row>
        <table:table-row table:style-name="ro1">
          <table:table-cell table:formula="of:=&quot;(&quot; &amp; [$Ciudad.A1068] &amp; &quot;,'&quot; &amp; [$Ciudad.B1068] &amp; &quot;',&quot; &amp; [$Ciudad.C1068] &amp; &quot;),&quot;" office:value-type="string" office:string-value="(85279,'Recetor',85)," calcext:value-type="string">
            <text:p>(85279,'Recetor',85),</text:p>
          </table:table-cell>
        </table:table-row>
        <table:table-row table:style-name="ro1">
          <table:table-cell table:formula="of:=&quot;(&quot; &amp; [$Ciudad.A1069] &amp; &quot;,'&quot; &amp; [$Ciudad.B1069] &amp; &quot;',&quot; &amp; [$Ciudad.C1069] &amp; &quot;),&quot;" office:value-type="string" office:string-value="(85300,'Sabanalarga',85)," calcext:value-type="string">
            <text:p>(85300,'Sabanalarga',85),</text:p>
          </table:table-cell>
        </table:table-row>
        <table:table-row table:style-name="ro1">
          <table:table-cell table:formula="of:=&quot;(&quot; &amp; [$Ciudad.A1070] &amp; &quot;,'&quot; &amp; [$Ciudad.B1070] &amp; &quot;',&quot; &amp; [$Ciudad.C1070] &amp; &quot;),&quot;" office:value-type="string" office:string-value="(85315,'Sácama',85)," calcext:value-type="string">
            <text:p>(85315,'Sácama',85),</text:p>
          </table:table-cell>
        </table:table-row>
        <table:table-row table:style-name="ro1">
          <table:table-cell table:formula="of:=&quot;(&quot; &amp; [$Ciudad.A1071] &amp; &quot;,'&quot; &amp; [$Ciudad.B1071] &amp; &quot;',&quot; &amp; [$Ciudad.C1071] &amp; &quot;),&quot;" office:value-type="string" office:string-value="(85325,'San Luis de Gaceno',85)," calcext:value-type="string">
            <text:p>(85325,'San Luis de Gaceno',85),</text:p>
          </table:table-cell>
        </table:table-row>
        <table:table-row table:style-name="ro1">
          <table:table-cell table:formula="of:=&quot;(&quot; &amp; [$Ciudad.A1072] &amp; &quot;,'&quot; &amp; [$Ciudad.B1072] &amp; &quot;',&quot; &amp; [$Ciudad.C1072] &amp; &quot;),&quot;" office:value-type="string" office:string-value="(85400,'Támara',85)," calcext:value-type="string">
            <text:p>(85400,'Támara',85),</text:p>
          </table:table-cell>
        </table:table-row>
        <table:table-row table:style-name="ro1">
          <table:table-cell table:formula="of:=&quot;(&quot; &amp; [$Ciudad.A1073] &amp; &quot;,'&quot; &amp; [$Ciudad.B1073] &amp; &quot;',&quot; &amp; [$Ciudad.C1073] &amp; &quot;),&quot;" office:value-type="string" office:string-value="(85410,'Tauramena',85)," calcext:value-type="string">
            <text:p>(85410,'Tauramena',85),</text:p>
          </table:table-cell>
        </table:table-row>
        <table:table-row table:style-name="ro1">
          <table:table-cell table:formula="of:=&quot;(&quot; &amp; [$Ciudad.A1074] &amp; &quot;,'&quot; &amp; [$Ciudad.B1074] &amp; &quot;',&quot; &amp; [$Ciudad.C1074] &amp; &quot;),&quot;" office:value-type="string" office:string-value="(85430,'Trinidad',85)," calcext:value-type="string">
            <text:p>(85430,'Trinidad',85),</text:p>
          </table:table-cell>
        </table:table-row>
        <table:table-row table:style-name="ro1">
          <table:table-cell table:formula="of:=&quot;(&quot; &amp; [$Ciudad.A1075] &amp; &quot;,'&quot; &amp; [$Ciudad.B1075] &amp; &quot;',&quot; &amp; [$Ciudad.C1075] &amp; &quot;),&quot;" office:value-type="string" office:string-value="(85440,'Villanueva',85)," calcext:value-type="string">
            <text:p>(85440,'Villanueva',85),</text:p>
          </table:table-cell>
        </table:table-row>
        <table:table-row table:style-name="ro1">
          <table:table-cell table:formula="of:=&quot;(&quot; &amp; [$Ciudad.A1076] &amp; &quot;,'&quot; &amp; [$Ciudad.B1076] &amp; &quot;',&quot; &amp; [$Ciudad.C1076] &amp; &quot;),&quot;" office:value-type="string" office:string-value="(86001,'Mocoa',86)," calcext:value-type="string">
            <text:p>(86001,'Mocoa',86),</text:p>
          </table:table-cell>
        </table:table-row>
        <table:table-row table:style-name="ro1">
          <table:table-cell table:formula="of:=&quot;(&quot; &amp; [$Ciudad.A1077] &amp; &quot;,'&quot; &amp; [$Ciudad.B1077] &amp; &quot;',&quot; &amp; [$Ciudad.C1077] &amp; &quot;),&quot;" office:value-type="string" office:string-value="(86219,'Colón',86)," calcext:value-type="string">
            <text:p>(86219,'Colón',86),</text:p>
          </table:table-cell>
        </table:table-row>
        <table:table-row table:style-name="ro1">
          <table:table-cell table:formula="of:=&quot;(&quot; &amp; [$Ciudad.A1078] &amp; &quot;,'&quot; &amp; [$Ciudad.B1078] &amp; &quot;',&quot; &amp; [$Ciudad.C1078] &amp; &quot;),&quot;" office:value-type="string" office:string-value="(86320,'Orito',86)," calcext:value-type="string">
            <text:p>(86320,'Orito',86),</text:p>
          </table:table-cell>
        </table:table-row>
        <table:table-row table:style-name="ro1">
          <table:table-cell table:formula="of:=&quot;(&quot; &amp; [$Ciudad.A1079] &amp; &quot;,'&quot; &amp; [$Ciudad.B1079] &amp; &quot;',&quot; &amp; [$Ciudad.C1079] &amp; &quot;),&quot;" office:value-type="string" office:string-value="(86568,'Puerto Asís',86)," calcext:value-type="string">
            <text:p>(86568,'Puerto Asís',86),</text:p>
          </table:table-cell>
        </table:table-row>
        <table:table-row table:style-name="ro1">
          <table:table-cell table:formula="of:=&quot;(&quot; &amp; [$Ciudad.A1080] &amp; &quot;,'&quot; &amp; [$Ciudad.B1080] &amp; &quot;',&quot; &amp; [$Ciudad.C1080] &amp; &quot;),&quot;" office:value-type="string" office:string-value="(86569,'Puerto Caicedo',86)," calcext:value-type="string">
            <text:p>(86569,'Puerto Caicedo',86),</text:p>
          </table:table-cell>
        </table:table-row>
        <table:table-row table:style-name="ro1">
          <table:table-cell table:formula="of:=&quot;(&quot; &amp; [$Ciudad.A1081] &amp; &quot;,'&quot; &amp; [$Ciudad.B1081] &amp; &quot;',&quot; &amp; [$Ciudad.C1081] &amp; &quot;),&quot;" office:value-type="string" office:string-value="(86571,'Puerto Guzmán',86)," calcext:value-type="string">
            <text:p>(86571,'Puerto Guzmán',86),</text:p>
          </table:table-cell>
        </table:table-row>
        <table:table-row table:style-name="ro1">
          <table:table-cell table:formula="of:=&quot;(&quot; &amp; [$Ciudad.A1082] &amp; &quot;,'&quot; &amp; [$Ciudad.B1082] &amp; &quot;',&quot; &amp; [$Ciudad.C1082] &amp; &quot;),&quot;" office:value-type="string" office:string-value="(86573,'Leguízamo',86)," calcext:value-type="string">
            <text:p>(86573,'Leguízamo',86),</text:p>
          </table:table-cell>
        </table:table-row>
        <table:table-row table:style-name="ro1">
          <table:table-cell table:formula="of:=&quot;(&quot; &amp; [$Ciudad.A1083] &amp; &quot;,'&quot; &amp; [$Ciudad.B1083] &amp; &quot;',&quot; &amp; [$Ciudad.C1083] &amp; &quot;),&quot;" office:value-type="string" office:string-value="(86749,'Sibundoy',86)," calcext:value-type="string">
            <text:p>(86749,'Sibundoy',86),</text:p>
          </table:table-cell>
        </table:table-row>
        <table:table-row table:style-name="ro1">
          <table:table-cell table:formula="of:=&quot;(&quot; &amp; [$Ciudad.A1084] &amp; &quot;,'&quot; &amp; [$Ciudad.B1084] &amp; &quot;',&quot; &amp; [$Ciudad.C1084] &amp; &quot;),&quot;" office:value-type="string" office:string-value="(86755,'San Francisco',86)," calcext:value-type="string">
            <text:p>(86755,'San Francisco',86),</text:p>
          </table:table-cell>
        </table:table-row>
        <table:table-row table:style-name="ro1">
          <table:table-cell table:formula="of:=&quot;(&quot; &amp; [$Ciudad.A1085] &amp; &quot;,'&quot; &amp; [$Ciudad.B1085] &amp; &quot;',&quot; &amp; [$Ciudad.C1085] &amp; &quot;),&quot;" office:value-type="string" office:string-value="(86757,'San Miguel',86)," calcext:value-type="string">
            <text:p>(86757,'San Miguel',86),</text:p>
          </table:table-cell>
        </table:table-row>
        <table:table-row table:style-name="ro1">
          <table:table-cell table:formula="of:=&quot;(&quot; &amp; [$Ciudad.A1086] &amp; &quot;,'&quot; &amp; [$Ciudad.B1086] &amp; &quot;',&quot; &amp; [$Ciudad.C1086] &amp; &quot;),&quot;" office:value-type="string" office:string-value="(86760,'Santiago',86)," calcext:value-type="string">
            <text:p>(86760,'Santiago',86),</text:p>
          </table:table-cell>
        </table:table-row>
        <table:table-row table:style-name="ro1">
          <table:table-cell table:formula="of:=&quot;(&quot; &amp; [$Ciudad.A1087] &amp; &quot;,'&quot; &amp; [$Ciudad.B1087] &amp; &quot;',&quot; &amp; [$Ciudad.C1087] &amp; &quot;),&quot;" office:value-type="string" office:string-value="(86865,'Valle de Guamez',86)," calcext:value-type="string">
            <text:p>(86865,'Valle de Guamez',86),</text:p>
          </table:table-cell>
        </table:table-row>
        <table:table-row table:style-name="ro1">
          <table:table-cell table:formula="of:=&quot;(&quot; &amp; [$Ciudad.A1088] &amp; &quot;,'&quot; &amp; [$Ciudad.B1088] &amp; &quot;',&quot; &amp; [$Ciudad.C1088] &amp; &quot;),&quot;" office:value-type="string" office:string-value="(86885,'Villagarzón',86)," calcext:value-type="string">
            <text:p>(86885,'Villagarzón',86),</text:p>
          </table:table-cell>
        </table:table-row>
        <table:table-row table:style-name="ro1">
          <table:table-cell table:formula="of:=&quot;(&quot; &amp; [$Ciudad.A1089] &amp; &quot;,'&quot; &amp; [$Ciudad.B1089] &amp; &quot;',&quot; &amp; [$Ciudad.C1089] &amp; &quot;),&quot;" office:value-type="string" office:string-value="(88001,'San Andrés',88)," calcext:value-type="string">
            <text:p>(88001,'San Andrés',88),</text:p>
          </table:table-cell>
        </table:table-row>
        <table:table-row table:style-name="ro1">
          <table:table-cell table:formula="of:=&quot;(&quot; &amp; [$Ciudad.A1090] &amp; &quot;,'&quot; &amp; [$Ciudad.B1090] &amp; &quot;',&quot; &amp; [$Ciudad.C1090] &amp; &quot;),&quot;" office:value-type="string" office:string-value="(88564,'Providencia',88)," calcext:value-type="string">
            <text:p>(88564,'Providencia',88),</text:p>
          </table:table-cell>
        </table:table-row>
        <table:table-row table:style-name="ro1">
          <table:table-cell table:formula="of:=&quot;(&quot; &amp; [$Ciudad.A1091] &amp; &quot;,'&quot; &amp; [$Ciudad.B1091] &amp; &quot;',&quot; &amp; [$Ciudad.C1091] &amp; &quot;),&quot;" office:value-type="string" office:string-value="(91001,'Leticia',91)," calcext:value-type="string">
            <text:p>(91001,'Leticia',91),</text:p>
          </table:table-cell>
        </table:table-row>
        <table:table-row table:style-name="ro1">
          <table:table-cell table:formula="of:=&quot;(&quot; &amp; [$Ciudad.A1092] &amp; &quot;,'&quot; &amp; [$Ciudad.B1092] &amp; &quot;',&quot; &amp; [$Ciudad.C1092] &amp; &quot;),&quot;" office:value-type="string" office:string-value="(91263,'El Encanto',91)," calcext:value-type="string">
            <text:p>(91263,'El Encanto',91),</text:p>
          </table:table-cell>
        </table:table-row>
        <table:table-row table:style-name="ro1">
          <table:table-cell table:formula="of:=&quot;(&quot; &amp; [$Ciudad.A1093] &amp; &quot;,'&quot; &amp; [$Ciudad.B1093] &amp; &quot;',&quot; &amp; [$Ciudad.C1093] &amp; &quot;),&quot;" office:value-type="string" office:string-value="(91405,'La Chorrera',91)," calcext:value-type="string">
            <text:p>(91405,'La Chorrera',91),</text:p>
          </table:table-cell>
        </table:table-row>
        <table:table-row table:style-name="ro1">
          <table:table-cell table:formula="of:=&quot;(&quot; &amp; [$Ciudad.A1094] &amp; &quot;,'&quot; &amp; [$Ciudad.B1094] &amp; &quot;',&quot; &amp; [$Ciudad.C1094] &amp; &quot;),&quot;" office:value-type="string" office:string-value="(91407,'La Pedrera',91)," calcext:value-type="string">
            <text:p>(91407,'La Pedrera',91),</text:p>
          </table:table-cell>
        </table:table-row>
        <table:table-row table:style-name="ro1">
          <table:table-cell table:formula="of:=&quot;(&quot; &amp; [$Ciudad.A1095] &amp; &quot;,'&quot; &amp; [$Ciudad.B1095] &amp; &quot;',&quot; &amp; [$Ciudad.C1095] &amp; &quot;),&quot;" office:value-type="string" office:string-value="(91430,'La Victoria',91)," calcext:value-type="string">
            <text:p>(91430,'La Victoria',91),</text:p>
          </table:table-cell>
        </table:table-row>
        <table:table-row table:style-name="ro1">
          <table:table-cell table:formula="of:=&quot;(&quot; &amp; [$Ciudad.A1096] &amp; &quot;,'&quot; &amp; [$Ciudad.B1096] &amp; &quot;',&quot; &amp; [$Ciudad.C1096] &amp; &quot;),&quot;" office:value-type="string" office:string-value="(91460,'Miriti Paraná',91)," calcext:value-type="string">
            <text:p>(91460,'Miriti Paraná',91),</text:p>
          </table:table-cell>
        </table:table-row>
        <table:table-row table:style-name="ro1">
          <table:table-cell table:formula="of:=&quot;(&quot; &amp; [$Ciudad.A1097] &amp; &quot;,'&quot; &amp; [$Ciudad.B1097] &amp; &quot;',&quot; &amp; [$Ciudad.C1097] &amp; &quot;),&quot;" office:value-type="string" office:string-value="(91530,'Puerto Alegría',91)," calcext:value-type="string">
            <text:p>(91530,'Puerto Alegría',91),</text:p>
          </table:table-cell>
        </table:table-row>
        <table:table-row table:style-name="ro1">
          <table:table-cell table:formula="of:=&quot;(&quot; &amp; [$Ciudad.A1098] &amp; &quot;,'&quot; &amp; [$Ciudad.B1098] &amp; &quot;',&quot; &amp; [$Ciudad.C1098] &amp; &quot;),&quot;" office:value-type="string" office:string-value="(91536,'Puerto Arica',91)," calcext:value-type="string">
            <text:p>(91536,'Puerto Arica',91),</text:p>
          </table:table-cell>
        </table:table-row>
        <table:table-row table:style-name="ro1">
          <table:table-cell table:formula="of:=&quot;(&quot; &amp; [$Ciudad.A1099] &amp; &quot;,'&quot; &amp; [$Ciudad.B1099] &amp; &quot;',&quot; &amp; [$Ciudad.C1099] &amp; &quot;),&quot;" office:value-type="string" office:string-value="(91540,'Puerto Nariño',91)," calcext:value-type="string">
            <text:p>(91540,'Puerto Nariño',91),</text:p>
          </table:table-cell>
        </table:table-row>
        <table:table-row table:style-name="ro1">
          <table:table-cell table:formula="of:=&quot;(&quot; &amp; [$Ciudad.A1100] &amp; &quot;,'&quot; &amp; [$Ciudad.B1100] &amp; &quot;',&quot; &amp; [$Ciudad.C1100] &amp; &quot;),&quot;" office:value-type="string" office:string-value="(91669,'Puerto Santander',91)," calcext:value-type="string">
            <text:p>(91669,'Puerto Santander',91),</text:p>
          </table:table-cell>
        </table:table-row>
        <table:table-row table:style-name="ro1">
          <table:table-cell table:formula="of:=&quot;(&quot; &amp; [$Ciudad.A1101] &amp; &quot;,'&quot; &amp; [$Ciudad.B1101] &amp; &quot;',&quot; &amp; [$Ciudad.C1101] &amp; &quot;),&quot;" office:value-type="string" office:string-value="(91798,'Tarapacá',91)," calcext:value-type="string">
            <text:p>(91798,'Tarapacá',91),</text:p>
          </table:table-cell>
        </table:table-row>
        <table:table-row table:style-name="ro1">
          <table:table-cell table:formula="of:=&quot;(&quot; &amp; [$Ciudad.A1102] &amp; &quot;,'&quot; &amp; [$Ciudad.B1102] &amp; &quot;',&quot; &amp; [$Ciudad.C1102] &amp; &quot;),&quot;" office:value-type="string" office:string-value="(94001,'Inírida',94)," calcext:value-type="string">
            <text:p>(94001,'Inírida',94),</text:p>
          </table:table-cell>
        </table:table-row>
        <table:table-row table:style-name="ro1">
          <table:table-cell table:formula="of:=&quot;(&quot; &amp; [$Ciudad.A1103] &amp; &quot;,'&quot; &amp; [$Ciudad.B1103] &amp; &quot;',&quot; &amp; [$Ciudad.C1103] &amp; &quot;),&quot;" office:value-type="string" office:string-value="(94343,'Barranco Minas',94)," calcext:value-type="string">
            <text:p>(94343,'Barranco Minas',94),</text:p>
          </table:table-cell>
        </table:table-row>
        <table:table-row table:style-name="ro1">
          <table:table-cell table:formula="of:=&quot;(&quot; &amp; [$Ciudad.A1104] &amp; &quot;,'&quot; &amp; [$Ciudad.B1104] &amp; &quot;',&quot; &amp; [$Ciudad.C1104] &amp; &quot;),&quot;" office:value-type="string" office:string-value="(94663,'Mapiripana',94)," calcext:value-type="string">
            <text:p>(94663,'Mapiripana',94),</text:p>
          </table:table-cell>
        </table:table-row>
        <table:table-row table:style-name="ro1">
          <table:table-cell table:formula="of:=&quot;(&quot; &amp; [$Ciudad.A1105] &amp; &quot;,'&quot; &amp; [$Ciudad.B1105] &amp; &quot;',&quot; &amp; [$Ciudad.C1105] &amp; &quot;),&quot;" office:value-type="string" office:string-value="(94883,'San Felipe',94)," calcext:value-type="string">
            <text:p>(94883,'San Felipe',94),</text:p>
          </table:table-cell>
        </table:table-row>
        <table:table-row table:style-name="ro1">
          <table:table-cell table:formula="of:=&quot;(&quot; &amp; [$Ciudad.A1106] &amp; &quot;,'&quot; &amp; [$Ciudad.B1106] &amp; &quot;',&quot; &amp; [$Ciudad.C1106] &amp; &quot;),&quot;" office:value-type="string" office:string-value="(94884,'Puerto Colombia',94)," calcext:value-type="string">
            <text:p>(94884,'Puerto Colombia',94),</text:p>
          </table:table-cell>
        </table:table-row>
        <table:table-row table:style-name="ro1">
          <table:table-cell table:formula="of:=&quot;(&quot; &amp; [$Ciudad.A1107] &amp; &quot;,'&quot; &amp; [$Ciudad.B1107] &amp; &quot;',&quot; &amp; [$Ciudad.C1107] &amp; &quot;),&quot;" office:value-type="string" office:string-value="(94885,'La Guadalupe',94)," calcext:value-type="string">
            <text:p>(94885,'La Guadalupe',94),</text:p>
          </table:table-cell>
        </table:table-row>
        <table:table-row table:style-name="ro1">
          <table:table-cell table:formula="of:=&quot;(&quot; &amp; [$Ciudad.A1108] &amp; &quot;,'&quot; &amp; [$Ciudad.B1108] &amp; &quot;',&quot; &amp; [$Ciudad.C1108] &amp; &quot;),&quot;" office:value-type="string" office:string-value="(94886,'Cacahual',94)," calcext:value-type="string">
            <text:p>(94886,'Cacahual',94),</text:p>
          </table:table-cell>
        </table:table-row>
        <table:table-row table:style-name="ro1">
          <table:table-cell table:formula="of:=&quot;(&quot; &amp; [$Ciudad.A1109] &amp; &quot;,'&quot; &amp; [$Ciudad.B1109] &amp; &quot;',&quot; &amp; [$Ciudad.C1109] &amp; &quot;),&quot;" office:value-type="string" office:string-value="(94887,'Pana Pana',94)," calcext:value-type="string">
            <text:p>(94887,'Pana Pana',94),</text:p>
          </table:table-cell>
        </table:table-row>
        <table:table-row table:style-name="ro1">
          <table:table-cell table:formula="of:=&quot;(&quot; &amp; [$Ciudad.A1110] &amp; &quot;,'&quot; &amp; [$Ciudad.B1110] &amp; &quot;',&quot; &amp; [$Ciudad.C1110] &amp; &quot;),&quot;" office:value-type="string" office:string-value="(94888,'Morichal',94)," calcext:value-type="string">
            <text:p>(94888,'Morichal',94),</text:p>
          </table:table-cell>
        </table:table-row>
        <table:table-row table:style-name="ro1">
          <table:table-cell table:formula="of:=&quot;(&quot; &amp; [$Ciudad.A1111] &amp; &quot;,'&quot; &amp; [$Ciudad.B1111] &amp; &quot;',&quot; &amp; [$Ciudad.C1111] &amp; &quot;),&quot;" office:value-type="string" office:string-value="(95001,'San José del Guaviare',95)," calcext:value-type="string">
            <text:p>(95001,'San José del Guaviare',95),</text:p>
          </table:table-cell>
        </table:table-row>
        <table:table-row table:style-name="ro1">
          <table:table-cell table:formula="of:=&quot;(&quot; &amp; [$Ciudad.A1112] &amp; &quot;,'&quot; &amp; [$Ciudad.B1112] &amp; &quot;',&quot; &amp; [$Ciudad.C1112] &amp; &quot;),&quot;" office:value-type="string" office:string-value="(95015,'Calamar',95)," calcext:value-type="string">
            <text:p>(95015,'Calamar',95),</text:p>
          </table:table-cell>
        </table:table-row>
        <table:table-row table:style-name="ro1">
          <table:table-cell table:formula="of:=&quot;(&quot; &amp; [$Ciudad.A1113] &amp; &quot;,'&quot; &amp; [$Ciudad.B1113] &amp; &quot;',&quot; &amp; [$Ciudad.C1113] &amp; &quot;),&quot;" office:value-type="string" office:string-value="(95025,'El Retorno',95)," calcext:value-type="string">
            <text:p>(95025,'El Retorno',95),</text:p>
          </table:table-cell>
        </table:table-row>
        <table:table-row table:style-name="ro1">
          <table:table-cell table:formula="of:=&quot;(&quot; &amp; [$Ciudad.A1114] &amp; &quot;,'&quot; &amp; [$Ciudad.B1114] &amp; &quot;',&quot; &amp; [$Ciudad.C1114] &amp; &quot;),&quot;" office:value-type="string" office:string-value="(95200,'Miraflores',95)," calcext:value-type="string">
            <text:p>(95200,'Miraflores',95),</text:p>
          </table:table-cell>
        </table:table-row>
        <table:table-row table:style-name="ro1">
          <table:table-cell table:formula="of:=&quot;(&quot; &amp; [$Ciudad.A1115] &amp; &quot;,'&quot; &amp; [$Ciudad.B1115] &amp; &quot;',&quot; &amp; [$Ciudad.C1115] &amp; &quot;),&quot;" office:value-type="string" office:string-value="(97001,'Mitú',97)," calcext:value-type="string">
            <text:p>(97001,'Mitú',97),</text:p>
          </table:table-cell>
        </table:table-row>
        <table:table-row table:style-name="ro1">
          <table:table-cell table:formula="of:=&quot;(&quot; &amp; [$Ciudad.A1116] &amp; &quot;,'&quot; &amp; [$Ciudad.B1116] &amp; &quot;',&quot; &amp; [$Ciudad.C1116] &amp; &quot;),&quot;" office:value-type="string" office:string-value="(97161,'Caruru',97)," calcext:value-type="string">
            <text:p>(97161,'Caruru',97),</text:p>
          </table:table-cell>
        </table:table-row>
        <table:table-row table:style-name="ro1">
          <table:table-cell table:formula="of:=&quot;(&quot; &amp; [$Ciudad.A1117] &amp; &quot;,'&quot; &amp; [$Ciudad.B1117] &amp; &quot;',&quot; &amp; [$Ciudad.C1117] &amp; &quot;),&quot;" office:value-type="string" office:string-value="(97511,'Pacoa',97)," calcext:value-type="string">
            <text:p>(97511,'Pacoa',97),</text:p>
          </table:table-cell>
        </table:table-row>
        <table:table-row table:style-name="ro1">
          <table:table-cell table:formula="of:=&quot;(&quot; &amp; [$Ciudad.A1118] &amp; &quot;,'&quot; &amp; [$Ciudad.B1118] &amp; &quot;',&quot; &amp; [$Ciudad.C1118] &amp; &quot;),&quot;" office:value-type="string" office:string-value="(97666,'Taraira',97)," calcext:value-type="string">
            <text:p>(97666,'Taraira',97),</text:p>
          </table:table-cell>
        </table:table-row>
        <table:table-row table:style-name="ro1">
          <table:table-cell table:formula="of:=&quot;(&quot; &amp; [$Ciudad.A1119] &amp; &quot;,'&quot; &amp; [$Ciudad.B1119] &amp; &quot;',&quot; &amp; [$Ciudad.C1119] &amp; &quot;),&quot;" office:value-type="string" office:string-value="(97777,'Papunaua',97)," calcext:value-type="string">
            <text:p>(97777,'Papunaua',97),</text:p>
          </table:table-cell>
        </table:table-row>
        <table:table-row table:style-name="ro1">
          <table:table-cell table:formula="of:=&quot;(&quot; &amp; [$Ciudad.A1120] &amp; &quot;,'&quot; &amp; [$Ciudad.B1120] &amp; &quot;',&quot; &amp; [$Ciudad.C1120] &amp; &quot;),&quot;" office:value-type="string" office:string-value="(97889,'Yavaraté',97)," calcext:value-type="string">
            <text:p>(97889,'Yavaraté',97),</text:p>
          </table:table-cell>
        </table:table-row>
        <table:table-row table:style-name="ro1">
          <table:table-cell table:formula="of:=&quot;(&quot; &amp; [$Ciudad.A1121] &amp; &quot;,'&quot; &amp; [$Ciudad.B1121] &amp; &quot;',&quot; &amp; [$Ciudad.C1121] &amp; &quot;),&quot;" office:value-type="string" office:string-value="(99001,'Puerto Carreño',99)," calcext:value-type="string">
            <text:p>(99001,'Puerto Carreño',99),</text:p>
          </table:table-cell>
        </table:table-row>
        <table:table-row table:style-name="ro1">
          <table:table-cell table:formula="of:=&quot;(&quot; &amp; [$Ciudad.A1122] &amp; &quot;,'&quot; &amp; [$Ciudad.B1122] &amp; &quot;',&quot; &amp; [$Ciudad.C1122] &amp; &quot;),&quot;" office:value-type="string" office:string-value="(99524,'La Primavera',99)," calcext:value-type="string">
            <text:p>(99524,'La Primavera',99),</text:p>
          </table:table-cell>
        </table:table-row>
        <table:table-row table:style-name="ro1">
          <table:table-cell table:formula="of:=&quot;(&quot; &amp; [$Ciudad.A1123] &amp; &quot;,'&quot; &amp; [$Ciudad.B1123] &amp; &quot;',&quot; &amp; [$Ciudad.C1123] &amp; &quot;),&quot;" office:value-type="string" office:string-value="(99624,'Santa Rosalía',99)," calcext:value-type="string">
            <text:p>(99624,'Santa Rosalía',99),</text:p>
          </table:table-cell>
        </table:table-row>
        <table:table-row table:style-name="ro1">
          <table:table-cell table:formula="of:=&quot;(&quot; &amp; [$Ciudad.A1124] &amp; &quot;,'&quot; &amp; [$Ciudad.B1124] &amp; &quot;',&quot; &amp; [$Ciudad.C1124] &amp; &quot;),&quot;" office:value-type="string" office:string-value="(99773,'Cumaribo',99)," calcext:value-type="string">
            <text:p>(99773,'Cumaribo',99),</text:p>
          </table:table-cell>
        </table:table-row>
      </table:table>
      <table:named-expressions/>
      <table:database-ranges>
        <table:database-range table:name="__Anonymous_Sheet_DB__3" table:target-range-address="Ciudad.A1:Ciudad.D11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2T08:41:57.160000000</dc:date>
    <meta:editing-duration>PT2M23S</meta:editing-duration>
    <meta:editing-cycles>1</meta:editing-cycles>
    <meta:document-statistic meta:table-count="7" meta:cell-count="11418" meta:object-count="0"/>
    <meta:generator>LibreOffice/6.1.0.3$Windows_X86_64 LibreOffice_project/efb621ed25068d70781dc026f7e9c5187a4decd1</meta:generator>
  </office:meta>
</office:document-meta>
</file>